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2" table:style-name="ta1">
        <table:shapes>
          <draw:frame draw:z-index="0" draw:style-name="gr1" draw:text-style-name="P1" svg:width="27.04cm" svg:height="15.209cm" svg:x="12.93cm" svg:y="0.444cm">
            <draw:object draw:notify-on-update-of-ranges="LOGGER02.B1:LOGGER02.B1 LOGGER02.B2:LOGGER02.B1772 LOGGER02.C1:LOGGER02.C1 LOGGER02.C2:LOGGER02.C17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33" calcext:value-type="float">
            <text:p>1.33</text:p>
          </table:table-cell>
          <table:table-cell office:value-type="float" office:value="133" calcext:value-type="float">
            <text:p>133</text:p>
          </table:table-cell>
          <table:table-cell office:value-type="float" office:value="176.26" calcext:value-type="float">
            <text:p>176.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55" calcext:value-type="float">
            <text:p>15055</text:p>
          </table:table-cell>
          <table:table-cell table:formula="of:=[.A3]/1000/(60*60*24)" office:value-type="time" office:time-value="PT00H00M15.055S" calcext:value-type="time">
            <text:p>00:00:15</text:p>
          </table:table-cell>
          <table:table-cell office:value-type="float" office:value="1.32" calcext:value-type="float">
            <text:p>1.32</text:p>
          </table:table-cell>
          <table:table-cell office:value-type="float" office:value="132.4" calcext:value-type="float">
            <text:p>132.4</text:p>
          </table:table-cell>
          <table:table-cell office:value-type="float" office:value="174.93" calcext:value-type="float">
            <text:p>174.93</text:p>
          </table:table-cell>
          <table:table-cell office:value-type="float" office:value="0.55" calcext:value-type="float">
            <text:p>0.5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31055" calcext:value-type="float">
            <text:p>31055</text:p>
          </table:table-cell>
          <table:table-cell table:formula="of:=[.A4]/1000/(60*60*24)" office:value-type="time" office:time-value="PT00H00M31.055S" calcext:value-type="time">
            <text:p>00:00:31</text:p>
          </table:table-cell>
          <table:table-cell office:value-type="float" office:value="1.32" calcext:value-type="float">
            <text:p>1.32</text:p>
          </table:table-cell>
          <table:table-cell office:value-type="float" office:value="132.2" calcext:value-type="float">
            <text:p>132.2</text:p>
          </table:table-cell>
          <table:table-cell office:value-type="float" office:value="174.14" calcext:value-type="float">
            <text:p>174.14</text:p>
          </table:table-cell>
          <table:table-cell office:value-type="float" office:value="1.14" calcext:value-type="float">
            <text:p>1.14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47054" calcext:value-type="float">
            <text:p>47054</text:p>
          </table:table-cell>
          <table:table-cell table:formula="of:=[.A5]/1000/(60*60*24)" office:value-type="time" office:time-value="PT00H00M47.054S" calcext:value-type="time">
            <text:p>00:00:47</text:p>
          </table:table-cell>
          <table:table-cell office:value-type="float" office:value="1.32" calcext:value-type="float">
            <text:p>1.32</text:p>
          </table:table-cell>
          <table:table-cell office:value-type="float" office:value="132" calcext:value-type="float">
            <text:p>132</text:p>
          </table:table-cell>
          <table:table-cell office:value-type="float" office:value="173.87" calcext:value-type="float">
            <text:p>173.87</text:p>
          </table:table-cell>
          <table:table-cell office:value-type="float" office:value="1.73" calcext:value-type="float">
            <text:p>1.73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63055" calcext:value-type="float">
            <text:p>63055</text:p>
          </table:table-cell>
          <table:table-cell table:formula="of:=[.A6]/1000/(60*60*24)" office:value-type="time" office:time-value="PT00H01M03.055S" calcext:value-type="time">
            <text:p>00:01:03</text:p>
          </table:table-cell>
          <table:table-cell office:value-type="float" office:value="1.31" calcext:value-type="float">
            <text:p>1.31</text:p>
          </table:table-cell>
          <table:table-cell office:value-type="float" office:value="131.8" calcext:value-type="float">
            <text:p>131.8</text:p>
          </table:table-cell>
          <table:table-cell office:value-type="float" office:value="173.08" calcext:value-type="float">
            <text:p>173.08</text:p>
          </table:table-cell>
          <table:table-cell office:value-type="float" office:value="2.32" calcext:value-type="float">
            <text:p>2.32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79055" calcext:value-type="float">
            <text:p>79055</text:p>
          </table:table-cell>
          <table:table-cell table:formula="of:=[.A7]/1000/(60*60*24)" office:value-type="time" office:time-value="PT00H01M19.055S" calcext:value-type="time">
            <text:p>00:01:19</text:p>
          </table:table-cell>
          <table:table-cell office:value-type="float" office:value="1.31" calcext:value-type="float">
            <text:p>1.31</text:p>
          </table:table-cell>
          <table:table-cell office:value-type="float" office:value="131.7" calcext:value-type="float">
            <text:p>131.7</text:p>
          </table:table-cell>
          <table:table-cell office:value-type="float" office:value="172.42" calcext:value-type="float">
            <text:p>172.42</text:p>
          </table:table-cell>
          <table:table-cell office:value-type="float" office:value="2.9" calcext:value-type="float">
            <text:p>2.9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95055" calcext:value-type="float">
            <text:p>95055</text:p>
          </table:table-cell>
          <table:table-cell table:formula="of:=[.A8]/1000/(60*60*24)" office:value-type="time" office:time-value="PT00H01M35.055S" calcext:value-type="time">
            <text:p>00:01:35</text:p>
          </table:table-cell>
          <table:table-cell office:value-type="float" office:value="1.31" calcext:value-type="float">
            <text:p>1.31</text:p>
          </table:table-cell>
          <table:table-cell office:value-type="float" office:value="131.5" calcext:value-type="float">
            <text:p>131.5</text:p>
          </table:table-cell>
          <table:table-cell office:value-type="float" office:value="172.15" calcext:value-type="float">
            <text:p>172.15</text:p>
          </table:table-cell>
          <table:table-cell office:value-type="float" office:value="3.49" calcext:value-type="float">
            <text:p>3.49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float" office:value="111055" calcext:value-type="float">
            <text:p>111055</text:p>
          </table:table-cell>
          <table:table-cell table:formula="of:=[.A9]/1000/(60*60*24)" office:value-type="time" office:time-value="PT00H01M51.055S" calcext:value-type="time">
            <text:p>00:01:51</text:p>
          </table:table-cell>
          <table:table-cell office:value-type="float" office:value="1.31" calcext:value-type="float">
            <text:p>1.31</text:p>
          </table:table-cell>
          <table:table-cell office:value-type="float" office:value="131.3" calcext:value-type="float">
            <text:p>131.3</text:p>
          </table:table-cell>
          <table:table-cell office:value-type="float" office:value="171.89" calcext:value-type="float">
            <text:p>171.89</text:p>
          </table:table-cell>
          <table:table-cell office:value-type="float" office:value="4.07" calcext:value-type="float">
            <text:p>4.07</text:p>
          </table:table-cell>
          <table:table-cell office:value-type="float" office:value="5.35" calcext:value-type="float">
            <text:p>5.35</text:p>
          </table:table-cell>
        </table:table-row>
        <table:table-row table:style-name="ro1">
          <table:table-cell office:value-type="float" office:value="127055" calcext:value-type="float">
            <text:p>127055</text:p>
          </table:table-cell>
          <table:table-cell table:formula="of:=[.A10]/1000/(60*60*24)" office:value-type="time" office:time-value="PT00H02M07.055S" calcext:value-type="time">
            <text:p>00:02:07</text:p>
          </table:table-cell>
          <table:table-cell office:value-type="float" office:value="1.31" calcext:value-type="float">
            <text:p>1.31</text:p>
          </table:table-cell>
          <table:table-cell office:value-type="float" office:value="131.2" calcext:value-type="float">
            <text:p>131.2</text:p>
          </table:table-cell>
          <table:table-cell office:value-type="float" office:value="171.76" calcext:value-type="float">
            <text:p>171.76</text:p>
          </table:table-cell>
          <table:table-cell office:value-type="float" office:value="4.65" calcext:value-type="float">
            <text:p>4.65</text:p>
          </table:table-cell>
          <table:table-cell office:value-type="float" office:value="6.11" calcext:value-type="float">
            <text:p>6.11</text:p>
          </table:table-cell>
        </table:table-row>
        <table:table-row table:style-name="ro1">
          <table:table-cell office:value-type="float" office:value="143055" calcext:value-type="float">
            <text:p>143055</text:p>
          </table:table-cell>
          <table:table-cell table:formula="of:=[.A11]/1000/(60*60*24)" office:value-type="time" office:time-value="PT00H02M23.055S" calcext:value-type="time">
            <text:p>00:02:23</text:p>
          </table:table-cell>
          <table:table-cell office:value-type="float" office:value="1.31" calcext:value-type="float">
            <text:p>1.31</text:p>
          </table:table-cell>
          <table:table-cell office:value-type="float" office:value="131" calcext:value-type="float">
            <text:p>131</text:p>
          </table:table-cell>
          <table:table-cell office:value-type="float" office:value="170.97" calcext:value-type="float">
            <text:p>170.97</text:p>
          </table:table-cell>
          <table:table-cell office:value-type="float" office:value="5.24" calcext:value-type="float">
            <text:p>5.24</text:p>
          </table:table-cell>
          <table:table-cell office:value-type="float" office:value="6.88" calcext:value-type="float">
            <text:p>6.88</text:p>
          </table:table-cell>
        </table:table-row>
        <table:table-row table:style-name="ro1">
          <table:table-cell office:value-type="float" office:value="159055" calcext:value-type="float">
            <text:p>159055</text:p>
          </table:table-cell>
          <table:table-cell table:formula="of:=[.A12]/1000/(60*60*24)" office:value-type="time" office:time-value="PT00H02M39.055S" calcext:value-type="time">
            <text:p>00:02:39</text:p>
          </table:table-cell>
          <table:table-cell office:value-type="float" office:value="1.31" calcext:value-type="float">
            <text:p>1.31</text:p>
          </table:table-cell>
          <table:table-cell office:value-type="float" office:value="130.9" calcext:value-type="float">
            <text:p>130.9</text:p>
          </table:table-cell>
          <table:table-cell office:value-type="float" office:value="170.84" calcext:value-type="float">
            <text:p>170.84</text:p>
          </table:table-cell>
          <table:table-cell office:value-type="float" office:value="5.82" calcext:value-type="float">
            <text:p>5.82</text:p>
          </table:table-cell>
          <table:table-cell office:value-type="float" office:value="7.64" calcext:value-type="float">
            <text:p>7.64</text:p>
          </table:table-cell>
        </table:table-row>
        <table:table-row table:style-name="ro1">
          <table:table-cell office:value-type="float" office:value="175055" calcext:value-type="float">
            <text:p>175055</text:p>
          </table:table-cell>
          <table:table-cell table:formula="of:=[.A13]/1000/(60*60*24)" office:value-type="time" office:time-value="PT00H02M55.055S" calcext:value-type="time">
            <text:p>00:02:55</text:p>
          </table:table-cell>
          <table:table-cell office:value-type="float" office:value="1.31" calcext:value-type="float">
            <text:p>1.31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7" calcext:value-type="float">
            <text:p>170.7</text:p>
          </table:table-cell>
          <table:table-cell office:value-type="float" office:value="6.4" calcext:value-type="float">
            <text:p>6.4</text:p>
          </table:table-cell>
          <table:table-cell office:value-type="float" office:value="8.39" calcext:value-type="float">
            <text:p>8.39</text:p>
          </table:table-cell>
        </table:table-row>
        <table:table-row table:style-name="ro1">
          <table:table-cell office:value-type="float" office:value="191055" calcext:value-type="float">
            <text:p>191055</text:p>
          </table:table-cell>
          <table:table-cell table:formula="of:=[.A14]/1000/(60*60*24)" office:value-type="time" office:time-value="PT00H03M11.055S" calcext:value-type="time">
            <text:p>00:03:11</text:p>
          </table:table-cell>
          <table:table-cell office:value-type="float" office:value="1.3" calcext:value-type="float">
            <text:p>1.3</text:p>
          </table:table-cell>
          <table:table-cell office:value-type="float" office:value="130.7" calcext:value-type="float">
            <text:p>130.7</text:p>
          </table:table-cell>
          <table:table-cell office:value-type="float" office:value="170.05" calcext:value-type="float">
            <text:p>170.05</text:p>
          </table:table-cell>
          <table:table-cell office:value-type="float" office:value="6.98" calcext:value-type="float">
            <text:p>6.98</text:p>
          </table:table-cell>
          <table:table-cell office:value-type="float" office:value="9.15" calcext:value-type="float">
            <text:p>9.15</text:p>
          </table:table-cell>
        </table:table-row>
        <table:table-row table:style-name="ro1">
          <table:table-cell office:value-type="float" office:value="207055" calcext:value-type="float">
            <text:p>207055</text:p>
          </table:table-cell>
          <table:table-cell table:formula="of:=[.A15]/1000/(60*60*24)" office:value-type="time" office:time-value="PT00H03M27.055S" calcext:value-type="time">
            <text:p>00:03:27</text:p>
          </table:table-cell>
          <table:table-cell office:value-type="float" office:value="1.3" calcext:value-type="float">
            <text:p>1.3</text:p>
          </table:table-cell>
          <table:table-cell office:value-type="float" office:value="130.5" calcext:value-type="float">
            <text:p>130.5</text:p>
          </table:table-cell>
          <table:table-cell office:value-type="float" office:value="169.79" calcext:value-type="float">
            <text:p>169.79</text:p>
          </table:table-cell>
          <table:table-cell office:value-type="float" office:value="7.56" calcext:value-type="float">
            <text:p>7.56</text:p>
          </table:table-cell>
          <table:table-cell office:value-type="float" office:value="9.91" calcext:value-type="float">
            <text:p>9.91</text:p>
          </table:table-cell>
        </table:table-row>
        <table:table-row table:style-name="ro1">
          <table:table-cell office:value-type="float" office:value="223055" calcext:value-type="float">
            <text:p>223055</text:p>
          </table:table-cell>
          <table:table-cell table:formula="of:=[.A16]/1000/(60*60*24)" office:value-type="time" office:time-value="PT00H03M43.055S" calcext:value-type="time">
            <text:p>00:03:43</text:p>
          </table:table-cell>
          <table:table-cell office:value-type="float" office:value="1.3" calcext:value-type="float">
            <text:p>1.3</text:p>
          </table:table-cell>
          <table:table-cell office:value-type="float" office:value="130.4" calcext:value-type="float">
            <text:p>130.4</text:p>
          </table:table-cell>
          <table:table-cell office:value-type="float" office:value="169.66" calcext:value-type="float">
            <text:p>169.66</text:p>
          </table:table-cell>
          <table:table-cell office:value-type="float" office:value="8.14" calcext:value-type="float">
            <text:p>8.14</text:p>
          </table:table-cell>
          <table:table-cell office:value-type="float" office:value="10.66" calcext:value-type="float">
            <text:p>10.66</text:p>
          </table:table-cell>
        </table:table-row>
        <table:table-row table:style-name="ro1">
          <table:table-cell office:value-type="float" office:value="239055" calcext:value-type="float">
            <text:p>239055</text:p>
          </table:table-cell>
          <table:table-cell table:formula="of:=[.A17]/1000/(60*60*24)" office:value-type="time" office:time-value="PT00H03M59.055S" calcext:value-type="time">
            <text:p>00:03:59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169" calcext:value-type="float">
            <text:p>169</text:p>
          </table:table-cell>
          <table:table-cell office:value-type="float" office:value="8.72" calcext:value-type="float">
            <text:p>8.72</text:p>
          </table:table-cell>
          <table:table-cell office:value-type="float" office:value="11.41" calcext:value-type="float">
            <text:p>11.41</text:p>
          </table:table-cell>
        </table:table-row>
        <table:table-row table:style-name="ro1">
          <table:table-cell office:value-type="float" office:value="255055" calcext:value-type="float">
            <text:p>255055</text:p>
          </table:table-cell>
          <table:table-cell table:formula="of:=[.A18]/1000/(60*60*24)" office:value-type="time" office:time-value="PT00H04M15.055S" calcext:value-type="time">
            <text:p>00:04:15</text:p>
          </table:table-cell>
          <table:table-cell office:value-type="float" office:value="1.3" calcext:value-type="float">
            <text:p>1.3</text:p>
          </table:table-cell>
          <table:table-cell office:value-type="float" office:value="130.2" calcext:value-type="float">
            <text:p>130.2</text:p>
          </table:table-cell>
          <table:table-cell office:value-type="float" office:value="169.39" calcext:value-type="float">
            <text:p>169.39</text:p>
          </table:table-cell>
          <table:table-cell office:value-type="float" office:value="9.3" calcext:value-type="float">
            <text:p>9.3</text:p>
          </table:table-cell>
          <table:table-cell office:value-type="float" office:value="12.16" calcext:value-type="float">
            <text:p>12.16</text:p>
          </table:table-cell>
        </table:table-row>
        <table:table-row table:style-name="ro1">
          <table:table-cell office:value-type="float" office:value="271055" calcext:value-type="float">
            <text:p>271055</text:p>
          </table:table-cell>
          <table:table-cell table:formula="of:=[.A19]/1000/(60*60*24)" office:value-type="time" office:time-value="PT00H04M31.055S" calcext:value-type="time">
            <text:p>00:04:31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9.88" calcext:value-type="float">
            <text:p>9.88</text:p>
          </table:table-cell>
          <table:table-cell office:value-type="float" office:value="12.92" calcext:value-type="float">
            <text:p>12.92</text:p>
          </table:table-cell>
        </table:table-row>
        <table:table-row table:style-name="ro1">
          <table:table-cell office:value-type="float" office:value="287055" calcext:value-type="float">
            <text:p>287055</text:p>
          </table:table-cell>
          <table:table-cell table:formula="of:=[.A20]/1000/(60*60*24)" office:value-type="time" office:time-value="PT00H04M47.055S" calcext:value-type="time">
            <text:p>00:04:47</text:p>
          </table:table-cell>
          <table:table-cell office:value-type="float" office:value="1.3" calcext:value-type="float">
            <text:p>1.3</text:p>
          </table:table-cell>
          <table:table-cell office:value-type="float" office:value="130" calcext:value-type="float">
            <text:p>130</text:p>
          </table:table-cell>
          <table:table-cell office:value-type="float" office:value="168.61" calcext:value-type="float">
            <text:p>168.61</text:p>
          </table:table-cell>
          <table:table-cell office:value-type="float" office:value="10.46" calcext:value-type="float">
            <text:p>10.46</text:p>
          </table:table-cell>
          <table:table-cell office:value-type="float" office:value="13.66" calcext:value-type="float">
            <text:p>13.66</text:p>
          </table:table-cell>
        </table:table-row>
        <table:table-row table:style-name="ro1">
          <table:table-cell office:value-type="float" office:value="303055" calcext:value-type="float">
            <text:p>303055</text:p>
          </table:table-cell>
          <table:table-cell table:formula="of:=[.A21]/1000/(60*60*24)" office:value-type="time" office:time-value="PT00H05M03.055S" calcext:value-type="time">
            <text:p>00:05:03</text:p>
          </table:table-cell>
          <table:table-cell office:value-type="float" office:value="1.29" calcext:value-type="float">
            <text:p>1.29</text:p>
          </table:table-cell>
          <table:table-cell office:value-type="float" office:value="130" calcext:value-type="float">
            <text:p>130</text:p>
          </table:table-cell>
          <table:table-cell office:value-type="float" office:value="168.09" calcext:value-type="float">
            <text:p>168.09</text:p>
          </table:table-cell>
          <table:table-cell office:value-type="float" office:value="11.03" calcext:value-type="float">
            <text:p>11.03</text:p>
          </table:table-cell>
          <table:table-cell office:value-type="float" office:value="14.41" calcext:value-type="float">
            <text:p>14.41</text:p>
          </table:table-cell>
        </table:table-row>
        <table:table-row table:style-name="ro1">
          <table:table-cell office:value-type="float" office:value="319055" calcext:value-type="float">
            <text:p>319055</text:p>
          </table:table-cell>
          <table:table-cell table:formula="of:=[.A22]/1000/(60*60*24)" office:value-type="time" office:time-value="PT00H05M19.055S" calcext:value-type="time">
            <text:p>00:05:19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11.61" calcext:value-type="float">
            <text:p>11.61</text:p>
          </table:table-cell>
          <table:table-cell office:value-type="float" office:value="15.16" calcext:value-type="float">
            <text:p>15.16</text:p>
          </table:table-cell>
        </table:table-row>
        <table:table-row table:style-name="ro1">
          <table:table-cell office:value-type="float" office:value="335055" calcext:value-type="float">
            <text:p>335055</text:p>
          </table:table-cell>
          <table:table-cell table:formula="of:=[.A23]/1000/(60*60*24)" office:value-type="time" office:time-value="PT00H05M35.055S" calcext:value-type="time">
            <text:p>00:05:35</text:p>
          </table:table-cell>
          <table:table-cell office:value-type="float" office:value="1.29" calcext:value-type="float">
            <text:p>1.29</text:p>
          </table:table-cell>
          <table:table-cell office:value-type="float" office:value="129.7" calcext:value-type="float">
            <text:p>129.7</text:p>
          </table:table-cell>
          <table:table-cell office:value-type="float" office:value="167.7" calcext:value-type="float">
            <text:p>167.7</text:p>
          </table:table-cell>
          <table:table-cell office:value-type="float" office:value="12.19" calcext:value-type="float">
            <text:p>12.19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351055" calcext:value-type="float">
            <text:p>351055</text:p>
          </table:table-cell>
          <table:table-cell table:formula="of:=[.A24]/1000/(60*60*24)" office:value-type="time" office:time-value="PT00H05M51.055S" calcext:value-type="time">
            <text:p>00:05:51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05" calcext:value-type="float">
            <text:p>167.05</text:p>
          </table:table-cell>
          <table:table-cell office:value-type="float" office:value="12.76" calcext:value-type="float">
            <text:p>12.76</text:p>
          </table:table-cell>
          <table:table-cell office:value-type="float" office:value="16.65" calcext:value-type="float">
            <text:p>16.65</text:p>
          </table:table-cell>
        </table:table-row>
        <table:table-row table:style-name="ro1">
          <table:table-cell office:value-type="float" office:value="367055" calcext:value-type="float">
            <text:p>367055</text:p>
          </table:table-cell>
          <table:table-cell table:formula="of:=[.A25]/1000/(60*60*24)" office:value-type="time" office:time-value="PT00H06M07.055S" calcext:value-type="time">
            <text:p>00:06:07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57" calcext:value-type="float">
            <text:p>167.57</text:p>
          </table:table-cell>
          <table:table-cell office:value-type="float" office:value="13.34" calcext:value-type="float">
            <text:p>13.34</text:p>
          </table:table-cell>
          <table:table-cell office:value-type="float" office:value="17.39" calcext:value-type="float">
            <text:p>17.39</text:p>
          </table:table-cell>
        </table:table-row>
        <table:table-row table:style-name="ro1">
          <table:table-cell office:value-type="float" office:value="383055" calcext:value-type="float">
            <text:p>383055</text:p>
          </table:table-cell>
          <table:table-cell table:formula="of:=[.A26]/1000/(60*60*24)" office:value-type="time" office:time-value="PT00H06M23.055S" calcext:value-type="time">
            <text:p>00:06:23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13.92" calcext:value-type="float">
            <text:p>13.92</text:p>
          </table:table-cell>
          <table:table-cell office:value-type="float" office:value="18.14" calcext:value-type="float">
            <text:p>18.14</text:p>
          </table:table-cell>
        </table:table-row>
        <table:table-row table:style-name="ro1">
          <table:table-cell office:value-type="float" office:value="399055" calcext:value-type="float">
            <text:p>399055</text:p>
          </table:table-cell>
          <table:table-cell table:formula="of:=[.A27]/1000/(60*60*24)" office:value-type="time" office:time-value="PT00H06M39.055S" calcext:value-type="time">
            <text:p>00:06:39</text:p>
          </table:table-cell>
          <table:table-cell office:value-type="float" office:value="1.29" calcext:value-type="float">
            <text:p>1.29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66" calcext:value-type="float">
            <text:p>166.66</text:p>
          </table:table-cell>
          <table:table-cell office:value-type="float" office:value="14.49" calcext:value-type="float">
            <text:p>14.49</text:p>
          </table:table-cell>
          <table:table-cell office:value-type="float" office:value="18.88" calcext:value-type="float">
            <text:p>18.88</text:p>
          </table:table-cell>
        </table:table-row>
        <table:table-row table:style-name="ro1">
          <table:table-cell office:value-type="float" office:value="415055" calcext:value-type="float">
            <text:p>415055</text:p>
          </table:table-cell>
          <table:table-cell table:formula="of:=[.A28]/1000/(60*60*24)" office:value-type="time" office:time-value="PT00H06M55.055S" calcext:value-type="time">
            <text:p>00:06:55</text:p>
          </table:table-cell>
          <table:table-cell office:value-type="float" office:value="1.29" calcext:value-type="float">
            <text:p>1.29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66" calcext:value-type="float">
            <text:p>166.66</text:p>
          </table:table-cell>
          <table:table-cell office:value-type="float" office:value="15.07" calcext:value-type="float">
            <text:p>15.07</text:p>
          </table:table-cell>
          <table:table-cell office:value-type="float" office:value="19.62" calcext:value-type="float">
            <text:p>19.62</text:p>
          </table:table-cell>
        </table:table-row>
        <table:table-row table:style-name="ro1">
          <table:table-cell office:value-type="float" office:value="431055" calcext:value-type="float">
            <text:p>431055</text:p>
          </table:table-cell>
          <table:table-cell table:formula="of:=[.A29]/1000/(60*60*24)" office:value-type="time" office:time-value="PT00H07M11.055S" calcext:value-type="time">
            <text:p>00:07:11</text:p>
          </table:table-cell>
          <table:table-cell office:value-type="float" office:value="1.29" calcext:value-type="float">
            <text:p>1.29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53" calcext:value-type="float">
            <text:p>166.53</text:p>
          </table:table-cell>
          <table:table-cell office:value-type="float" office:value="15.64" calcext:value-type="float">
            <text:p>15.64</text:p>
          </table:table-cell>
          <table:table-cell office:value-type="float" office:value="20.36" calcext:value-type="float">
            <text:p>20.36</text:p>
          </table:table-cell>
        </table:table-row>
        <table:table-row table:style-name="ro1">
          <table:table-cell office:value-type="float" office:value="447055" calcext:value-type="float">
            <text:p>447055</text:p>
          </table:table-cell>
          <table:table-cell table:formula="of:=[.A30]/1000/(60*60*24)" office:value-type="time" office:time-value="PT00H07M27.055S" calcext:value-type="time">
            <text:p>00:07:27</text:p>
          </table:table-cell>
          <table:table-cell office:value-type="float" office:value="1.28" calcext:value-type="float">
            <text:p>1.28</text:p>
          </table:table-cell>
          <table:table-cell office:value-type="float" office:value="129.1" calcext:value-type="float">
            <text:p>129.1</text:p>
          </table:table-cell>
          <table:table-cell office:value-type="float" office:value="165.88" calcext:value-type="float">
            <text:p>165.88</text:p>
          </table:table-cell>
          <table:table-cell office:value-type="float" office:value="16.21" calcext:value-type="float">
            <text:p>16.21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float" office:value="463055" calcext:value-type="float">
            <text:p>463055</text:p>
          </table:table-cell>
          <table:table-cell table:formula="of:=[.A31]/1000/(60*60*24)" office:value-type="time" office:time-value="PT00H07M43.055S" calcext:value-type="time">
            <text:p>00:07:43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16.79" calcext:value-type="float">
            <text:p>16.79</text:p>
          </table:table-cell>
          <table:table-cell office:value-type="float" office:value="21.83" calcext:value-type="float">
            <text:p>21.83</text:p>
          </table:table-cell>
        </table:table-row>
        <table:table-row table:style-name="ro1">
          <table:table-cell office:value-type="float" office:value="479055" calcext:value-type="float">
            <text:p>479055</text:p>
          </table:table-cell>
          <table:table-cell table:formula="of:=[.A32]/1000/(60*60*24)" office:value-type="time" office:time-value="PT00H07M59.055S" calcext:value-type="time">
            <text:p>00:07:59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17.36" calcext:value-type="float">
            <text:p>17.36</text:p>
          </table:table-cell>
          <table:table-cell office:value-type="float" office:value="22.57" calcext:value-type="float">
            <text:p>22.57</text:p>
          </table:table-cell>
        </table:table-row>
        <table:table-row table:style-name="ro1">
          <table:table-cell office:value-type="float" office:value="495055" calcext:value-type="float">
            <text:p>495055</text:p>
          </table:table-cell>
          <table:table-cell table:formula="of:=[.A33]/1000/(60*60*24)" office:value-type="time" office:time-value="PT00H08M15.055S" calcext:value-type="time">
            <text:p>00:08:15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62" calcext:value-type="float">
            <text:p>165.62</text:p>
          </table:table-cell>
          <table:table-cell office:value-type="float" office:value="17.93" calcext:value-type="float">
            <text:p>17.93</text:p>
          </table:table-cell>
          <table:table-cell office:value-type="float" office:value="23.31" calcext:value-type="float">
            <text:p>23.31</text:p>
          </table:table-cell>
        </table:table-row>
        <table:table-row table:style-name="ro1">
          <table:table-cell office:value-type="float" office:value="511055" calcext:value-type="float">
            <text:p>511055</text:p>
          </table:table-cell>
          <table:table-cell table:formula="of:=[.A34]/1000/(60*60*24)" office:value-type="time" office:time-value="PT00H08M31.055S" calcext:value-type="time">
            <text:p>00:08:31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5.49" calcext:value-type="float">
            <text:p>165.49</text:p>
          </table:table-cell>
          <table:table-cell office:value-type="float" office:value="18.51" calcext:value-type="float">
            <text:p>18.51</text:p>
          </table:table-cell>
          <table:table-cell office:value-type="float" office:value="24.04" calcext:value-type="float">
            <text:p>24.04</text:p>
          </table:table-cell>
        </table:table-row>
        <table:table-row table:style-name="ro1">
          <table:table-cell office:value-type="float" office:value="527055" calcext:value-type="float">
            <text:p>527055</text:p>
          </table:table-cell>
          <table:table-cell table:formula="of:=[.A35]/1000/(60*60*24)" office:value-type="time" office:time-value="PT00H08M47.055S" calcext:value-type="time">
            <text:p>00:08:47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5.49" calcext:value-type="float">
            <text:p>165.49</text:p>
          </table:table-cell>
          <table:table-cell office:value-type="float" office:value="19.08" calcext:value-type="float">
            <text:p>19.08</text:p>
          </table:table-cell>
          <table:table-cell office:value-type="float" office:value="24.78" calcext:value-type="float">
            <text:p>24.78</text:p>
          </table:table-cell>
        </table:table-row>
        <table:table-row table:style-name="ro1">
          <table:table-cell office:value-type="float" office:value="543055" calcext:value-type="float">
            <text:p>543055</text:p>
          </table:table-cell>
          <table:table-cell table:formula="of:=[.A36]/1000/(60*60*24)" office:value-type="time" office:time-value="PT00H09M03.055S" calcext:value-type="time">
            <text:p>00:09:03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19.65" calcext:value-type="float">
            <text:p>19.65</text:p>
          </table:table-cell>
          <table:table-cell office:value-type="float" office:value="25.51" calcext:value-type="float">
            <text:p>25.51</text:p>
          </table:table-cell>
        </table:table-row>
        <table:table-row table:style-name="ro1">
          <table:table-cell office:value-type="float" office:value="559054" calcext:value-type="float">
            <text:p>559054</text:p>
          </table:table-cell>
          <table:table-cell table:formula="of:=[.A37]/1000/(60*60*24)" office:value-type="time" office:time-value="PT00H09M19.054S" calcext:value-type="time">
            <text:p>00:09:19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20.22" calcext:value-type="float">
            <text:p>20.22</text:p>
          </table:table-cell>
          <table:table-cell office:value-type="float" office:value="26.24" calcext:value-type="float">
            <text:p>26.24</text:p>
          </table:table-cell>
        </table:table-row>
        <table:table-row table:style-name="ro1">
          <table:table-cell office:value-type="float" office:value="575055" calcext:value-type="float">
            <text:p>575055</text:p>
          </table:table-cell>
          <table:table-cell table:formula="of:=[.A38]/1000/(60*60*24)" office:value-type="time" office:time-value="PT00H09M35.055S" calcext:value-type="time">
            <text:p>00:09:35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08" calcext:value-type="float">
            <text:p>164.08</text:p>
          </table:table-cell>
          <table:table-cell office:value-type="float" office:value="20.79" calcext:value-type="float">
            <text:p>20.79</text:p>
          </table:table-cell>
          <table:table-cell office:value-type="float" office:value="26.97" calcext:value-type="float">
            <text:p>26.97</text:p>
          </table:table-cell>
        </table:table-row>
        <table:table-row table:style-name="ro1">
          <table:table-cell office:value-type="float" office:value="591055" calcext:value-type="float">
            <text:p>591055</text:p>
          </table:table-cell>
          <table:table-cell table:formula="of:=[.A39]/1000/(60*60*24)" office:value-type="time" office:time-value="PT00H09M51.055S" calcext:value-type="time">
            <text:p>00:09:51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4.46" calcext:value-type="float">
            <text:p>164.46</text:p>
          </table:table-cell>
          <table:table-cell office:value-type="float" office:value="21.37" calcext:value-type="float">
            <text:p>21.37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607055" calcext:value-type="float">
            <text:p>607055</text:p>
          </table:table-cell>
          <table:table-cell table:formula="of:=[.A40]/1000/(60*60*24)" office:value-type="time" office:time-value="PT00H10M07.055S" calcext:value-type="time">
            <text:p>00:10:07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3.95" calcext:value-type="float">
            <text:p>163.95</text:p>
          </table:table-cell>
          <table:table-cell office:value-type="float" office:value="21.94" calcext:value-type="float">
            <text:p>21.94</text:p>
          </table:table-cell>
          <table:table-cell office:value-type="float" office:value="28.43" calcext:value-type="float">
            <text:p>28.43</text:p>
          </table:table-cell>
        </table:table-row>
        <table:table-row table:style-name="ro1">
          <table:table-cell office:value-type="float" office:value="623055" calcext:value-type="float">
            <text:p>623055</text:p>
          </table:table-cell>
          <table:table-cell table:formula="of:=[.A41]/1000/(60*60*24)" office:value-type="time" office:time-value="PT00H10M23.055S" calcext:value-type="time">
            <text:p>00:10:23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22.51" calcext:value-type="float">
            <text:p>22.51</text:p>
          </table:table-cell>
          <table:table-cell office:value-type="float" office:value="29.16" calcext:value-type="float">
            <text:p>29.16</text:p>
          </table:table-cell>
        </table:table-row>
        <table:table-row table:style-name="ro1">
          <table:table-cell office:value-type="float" office:value="639055" calcext:value-type="float">
            <text:p>639055</text:p>
          </table:table-cell>
          <table:table-cell table:formula="of:=[.A42]/1000/(60*60*24)" office:value-type="time" office:time-value="PT00H10M39.055S" calcext:value-type="time">
            <text:p>00:10:39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23.08" calcext:value-type="float">
            <text:p>23.08</text:p>
          </table:table-cell>
          <table:table-cell office:value-type="float" office:value="29.89" calcext:value-type="float">
            <text:p>29.89</text:p>
          </table:table-cell>
        </table:table-row>
        <table:table-row table:style-name="ro1">
          <table:table-cell office:value-type="float" office:value="655055" calcext:value-type="float">
            <text:p>655055</text:p>
          </table:table-cell>
          <table:table-cell table:formula="of:=[.A43]/1000/(60*60*24)" office:value-type="time" office:time-value="PT00H10M55.055S" calcext:value-type="time">
            <text:p>00:10:55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23.65" calcext:value-type="float">
            <text:p>23.65</text:p>
          </table:table-cell>
          <table:table-cell office:value-type="float" office:value="30.62" calcext:value-type="float">
            <text:p>30.62</text:p>
          </table:table-cell>
        </table:table-row>
        <table:table-row table:style-name="ro1">
          <table:table-cell office:value-type="float" office:value="671055" calcext:value-type="float">
            <text:p>671055</text:p>
          </table:table-cell>
          <table:table-cell table:formula="of:=[.A44]/1000/(60*60*24)" office:value-type="time" office:time-value="PT00H11M11.055S" calcext:value-type="time">
            <text:p>00:11:11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24.22" calcext:value-type="float">
            <text:p>24.22</text:p>
          </table:table-cell>
          <table:table-cell office:value-type="float" office:value="31.34" calcext:value-type="float">
            <text:p>31.34</text:p>
          </table:table-cell>
        </table:table-row>
        <table:table-row table:style-name="ro1">
          <table:table-cell office:value-type="float" office:value="687055" calcext:value-type="float">
            <text:p>687055</text:p>
          </table:table-cell>
          <table:table-cell table:formula="of:=[.A45]/1000/(60*60*24)" office:value-type="time" office:time-value="PT00H11M27.055S" calcext:value-type="time">
            <text:p>00:11:27</text:p>
          </table:table-cell>
          <table:table-cell office:value-type="float" office:value="1.28" calcext:value-type="float">
            <text:p>1.28</text:p>
          </table:table-cell>
          <table:table-cell office:value-type="float" office:value="128" calcext:value-type="float">
            <text:p>128</text:p>
          </table:table-cell>
          <table:table-cell office:value-type="float" office:value="163.43" calcext:value-type="float">
            <text:p>163.43</text:p>
          </table:table-cell>
          <table:table-cell office:value-type="float" office:value="24.79" calcext:value-type="float">
            <text:p>24.79</text:p>
          </table:table-cell>
          <table:table-cell office:value-type="float" office:value="32.07" calcext:value-type="float">
            <text:p>32.07</text:p>
          </table:table-cell>
        </table:table-row>
        <table:table-row table:style-name="ro1">
          <table:table-cell office:value-type="float" office:value="703055" calcext:value-type="float">
            <text:p>703055</text:p>
          </table:table-cell>
          <table:table-cell table:formula="of:=[.A46]/1000/(60*60*24)" office:value-type="time" office:time-value="PT00H11M43.055S" calcext:value-type="time">
            <text:p>00:11:43</text:p>
          </table:table-cell>
          <table:table-cell office:value-type="float" office:value="1.27" calcext:value-type="float">
            <text:p>1.27</text:p>
          </table:table-cell>
          <table:table-cell office:value-type="float" office:value="128" calcext:value-type="float">
            <text:p>128</text:p>
          </table:table-cell>
          <table:table-cell office:value-type="float" office:value="162.92" calcext:value-type="float">
            <text:p>162.92</text:p>
          </table:table-cell>
          <table:table-cell office:value-type="float" office:value="25.35" calcext:value-type="float">
            <text:p>25.35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719055" calcext:value-type="float">
            <text:p>719055</text:p>
          </table:table-cell>
          <table:table-cell table:formula="of:=[.A47]/1000/(60*60*24)" office:value-type="time" office:time-value="PT00H11M59.055S" calcext:value-type="time">
            <text:p>00:11:59</text:p>
          </table:table-cell>
          <table:table-cell office:value-type="float" office:value="1.28" calcext:value-type="float">
            <text:p>1.28</text:p>
          </table:table-cell>
          <table:table-cell office:value-type="float" office:value="127.9" calcext:value-type="float">
            <text:p>127.9</text:p>
          </table:table-cell>
          <table:table-cell office:value-type="float" office:value="163.3" calcext:value-type="float">
            <text:p>163.3</text:p>
          </table:table-cell>
          <table:table-cell office:value-type="float" office:value="25.92" calcext:value-type="float">
            <text:p>25.92</text:p>
          </table:table-cell>
          <table:table-cell office:value-type="float" office:value="33.52" calcext:value-type="float">
            <text:p>33.52</text:p>
          </table:table-cell>
        </table:table-row>
        <table:table-row table:style-name="ro1">
          <table:table-cell office:value-type="float" office:value="735055" calcext:value-type="float">
            <text:p>735055</text:p>
          </table:table-cell>
          <table:table-cell table:formula="of:=[.A48]/1000/(60*60*24)" office:value-type="time" office:time-value="PT00H12M15.055S" calcext:value-type="time">
            <text:p>00:12:15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26.49" calcext:value-type="float">
            <text:p>26.49</text:p>
          </table:table-cell>
          <table:table-cell office:value-type="float" office:value="34.24" calcext:value-type="float">
            <text:p>34.24</text:p>
          </table:table-cell>
        </table:table-row>
        <table:table-row table:style-name="ro1">
          <table:table-cell office:value-type="float" office:value="751055" calcext:value-type="float">
            <text:p>751055</text:p>
          </table:table-cell>
          <table:table-cell table:formula="of:=[.A49]/1000/(60*60*24)" office:value-type="time" office:time-value="PT00H12M31.055S" calcext:value-type="time">
            <text:p>00:12:31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15" calcext:value-type="float">
            <text:p>162.15</text:p>
          </table:table-cell>
          <table:table-cell office:value-type="float" office:value="27.06" calcext:value-type="float">
            <text:p>27.06</text:p>
          </table:table-cell>
          <table:table-cell office:value-type="float" office:value="34.97" calcext:value-type="float">
            <text:p>34.97</text:p>
          </table:table-cell>
        </table:table-row>
        <table:table-row table:style-name="ro1">
          <table:table-cell office:value-type="float" office:value="767055" calcext:value-type="float">
            <text:p>767055</text:p>
          </table:table-cell>
          <table:table-cell table:formula="of:=[.A50]/1000/(60*60*24)" office:value-type="time" office:time-value="PT00H12M47.055S" calcext:value-type="time">
            <text:p>00:12:47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27.63" calcext:value-type="float">
            <text:p>27.63</text:p>
          </table:table-cell>
          <table:table-cell office:value-type="float" office:value="35.69" calcext:value-type="float">
            <text:p>35.69</text:p>
          </table:table-cell>
        </table:table-row>
        <table:table-row table:style-name="ro1">
          <table:table-cell office:value-type="float" office:value="783055" calcext:value-type="float">
            <text:p>783055</text:p>
          </table:table-cell>
          <table:table-cell table:formula="of:=[.A51]/1000/(60*60*24)" office:value-type="time" office:time-value="PT00H13M03.055S" calcext:value-type="time">
            <text:p>00:13:03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02" calcext:value-type="float">
            <text:p>162.02</text:p>
          </table:table-cell>
          <table:table-cell office:value-type="float" office:value="28.2" calcext:value-type="float">
            <text:p>28.2</text:p>
          </table:table-cell>
          <table:table-cell office:value-type="float" office:value="36.41" calcext:value-type="float">
            <text:p>36.41</text:p>
          </table:table-cell>
        </table:table-row>
        <table:table-row table:style-name="ro1">
          <table:table-cell office:value-type="float" office:value="799055" calcext:value-type="float">
            <text:p>799055</text:p>
          </table:table-cell>
          <table:table-cell table:formula="of:=[.A52]/1000/(60*60*24)" office:value-type="time" office:time-value="PT00H13M19.055S" calcext:value-type="time">
            <text:p>00:13:19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1.9" calcext:value-type="float">
            <text:p>161.9</text:p>
          </table:table-cell>
          <table:table-cell office:value-type="float" office:value="28.76" calcext:value-type="float">
            <text:p>28.76</text:p>
          </table:table-cell>
          <table:table-cell office:value-type="float" office:value="37.13" calcext:value-type="float">
            <text:p>37.13</text:p>
          </table:table-cell>
        </table:table-row>
        <table:table-row table:style-name="ro1">
          <table:table-cell office:value-type="float" office:value="815055" calcext:value-type="float">
            <text:p>815055</text:p>
          </table:table-cell>
          <table:table-cell table:formula="of:=[.A53]/1000/(60*60*24)" office:value-type="time" office:time-value="PT00H13M35.055S" calcext:value-type="time">
            <text:p>00:13:35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1.89" calcext:value-type="float">
            <text:p>161.89</text:p>
          </table:table-cell>
          <table:table-cell office:value-type="float" office:value="29.33" calcext:value-type="float">
            <text:p>29.33</text:p>
          </table:table-cell>
          <table:table-cell office:value-type="float" office:value="37.85" calcext:value-type="float">
            <text:p>37.85</text:p>
          </table:table-cell>
        </table:table-row>
        <table:table-row table:style-name="ro1">
          <table:table-cell office:value-type="float" office:value="831055" calcext:value-type="float">
            <text:p>831055</text:p>
          </table:table-cell>
          <table:table-cell table:formula="of:=[.A54]/1000/(60*60*24)" office:value-type="time" office:time-value="PT00H13M51.055S" calcext:value-type="time">
            <text:p>00:13:51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29.9" calcext:value-type="float">
            <text:p>29.9</text:p>
          </table:table-cell>
          <table:table-cell office:value-type="float" office:value="38.57" calcext:value-type="float">
            <text:p>38.57</text:p>
          </table:table-cell>
        </table:table-row>
        <table:table-row table:style-name="ro1">
          <table:table-cell office:value-type="float" office:value="847055" calcext:value-type="float">
            <text:p>847055</text:p>
          </table:table-cell>
          <table:table-cell table:formula="of:=[.A55]/1000/(60*60*24)" office:value-type="time" office:time-value="PT00H14M07.055S" calcext:value-type="time">
            <text:p>00:14:07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30.46" calcext:value-type="float">
            <text:p>30.46</text:p>
          </table:table-cell>
          <table:table-cell office:value-type="float" office:value="39.29" calcext:value-type="float">
            <text:p>39.29</text:p>
          </table:table-cell>
        </table:table-row>
        <table:table-row table:style-name="ro1">
          <table:table-cell office:value-type="float" office:value="863055" calcext:value-type="float">
            <text:p>863055</text:p>
          </table:table-cell>
          <table:table-cell table:formula="of:=[.A56]/1000/(60*60*24)" office:value-type="time" office:time-value="PT00H14M23.055S" calcext:value-type="time">
            <text:p>00:14:23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31.03" calcext:value-type="float">
            <text:p>31.03</text:p>
          </table:table-cell>
          <table:table-cell office:value-type="float" office:value="40.01" calcext:value-type="float">
            <text:p>40.01</text:p>
          </table:table-cell>
        </table:table-row>
        <table:table-row table:style-name="ro1">
          <table:table-cell office:value-type="float" office:value="879055" calcext:value-type="float">
            <text:p>879055</text:p>
          </table:table-cell>
          <table:table-cell table:formula="of:=[.A57]/1000/(60*60*24)" office:value-type="time" office:time-value="PT00H14M39.055S" calcext:value-type="time">
            <text:p>00:14:39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31.6" calcext:value-type="float">
            <text:p>31.6</text:p>
          </table:table-cell>
          <table:table-cell office:value-type="float" office:value="40.73" calcext:value-type="float">
            <text:p>40.73</text:p>
          </table:table-cell>
        </table:table-row>
        <table:table-row table:style-name="ro1">
          <table:table-cell office:value-type="float" office:value="895055" calcext:value-type="float">
            <text:p>895055</text:p>
          </table:table-cell>
          <table:table-cell table:formula="of:=[.A58]/1000/(60*60*24)" office:value-type="time" office:time-value="PT00H14M55.055S" calcext:value-type="time">
            <text:p>00:14:55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32.16" calcext:value-type="float">
            <text:p>32.16</text:p>
          </table:table-cell>
          <table:table-cell office:value-type="float" office:value="41.45" calcext:value-type="float">
            <text:p>41.45</text:p>
          </table:table-cell>
        </table:table-row>
        <table:table-row table:style-name="ro1">
          <table:table-cell office:value-type="float" office:value="911055" calcext:value-type="float">
            <text:p>911055</text:p>
          </table:table-cell>
          <table:table-cell table:formula="of:=[.A59]/1000/(60*60*24)" office:value-type="time" office:time-value="PT00H15M11.055S" calcext:value-type="time">
            <text:p>00:15:11</text:p>
          </table:table-cell>
          <table:table-cell office:value-type="float" office:value="1.26" calcext:value-type="float">
            <text:p>1.26</text:p>
          </table:table-cell>
          <table:table-cell office:value-type="float" office:value="127.2" calcext:value-type="float">
            <text:p>127.2</text:p>
          </table:table-cell>
          <table:table-cell office:value-type="float" office:value="160.87" calcext:value-type="float">
            <text:p>160.87</text:p>
          </table:table-cell>
          <table:table-cell office:value-type="float" office:value="32.73" calcext:value-type="float">
            <text:p>32.73</text:p>
          </table:table-cell>
          <table:table-cell office:value-type="float" office:value="42.16" calcext:value-type="float">
            <text:p>42.16</text:p>
          </table:table-cell>
        </table:table-row>
        <table:table-row table:style-name="ro1">
          <table:table-cell office:value-type="float" office:value="927055" calcext:value-type="float">
            <text:p>927055</text:p>
          </table:table-cell>
          <table:table-cell table:formula="of:=[.A60]/1000/(60*60*24)" office:value-type="time" office:time-value="PT00H15M27.055S" calcext:value-type="time">
            <text:p>00:15:27</text:p>
          </table:table-cell>
          <table:table-cell office:value-type="float" office:value="1.26" calcext:value-type="float">
            <text:p>1.26</text:p>
          </table:table-cell>
          <table:table-cell office:value-type="float" office:value="127.2" calcext:value-type="float">
            <text:p>127.2</text:p>
          </table:table-cell>
          <table:table-cell office:value-type="float" office:value="160.87" calcext:value-type="float">
            <text:p>160.87</text:p>
          </table:table-cell>
          <table:table-cell office:value-type="float" office:value="33.29" calcext:value-type="float">
            <text:p>33.29</text:p>
          </table:table-cell>
          <table:table-cell office:value-type="float" office:value="42.88" calcext:value-type="float">
            <text:p>42.88</text:p>
          </table:table-cell>
        </table:table-row>
        <table:table-row table:style-name="ro1">
          <table:table-cell office:value-type="float" office:value="943055" calcext:value-type="float">
            <text:p>943055</text:p>
          </table:table-cell>
          <table:table-cell table:formula="of:=[.A61]/1000/(60*60*24)" office:value-type="time" office:time-value="PT00H15M43.055S" calcext:value-type="time">
            <text:p>00:15:43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33.86" calcext:value-type="float">
            <text:p>33.86</text:p>
          </table:table-cell>
          <table:table-cell office:value-type="float" office:value="43.59" calcext:value-type="float">
            <text:p>43.59</text:p>
          </table:table-cell>
        </table:table-row>
        <table:table-row table:style-name="ro1">
          <table:table-cell office:value-type="float" office:value="959055" calcext:value-type="float">
            <text:p>959055</text:p>
          </table:table-cell>
          <table:table-cell table:formula="of:=[.A62]/1000/(60*60*24)" office:value-type="time" office:time-value="PT00H15M59.055S" calcext:value-type="time">
            <text:p>00:15:59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34.42" calcext:value-type="float">
            <text:p>34.42</text:p>
          </table:table-cell>
          <table:table-cell office:value-type="float" office:value="44.31" calcext:value-type="float">
            <text:p>44.31</text:p>
          </table:table-cell>
        </table:table-row>
        <table:table-row table:style-name="ro1">
          <table:table-cell office:value-type="float" office:value="975055" calcext:value-type="float">
            <text:p>975055</text:p>
          </table:table-cell>
          <table:table-cell table:formula="of:=[.A63]/1000/(60*60*24)" office:value-type="time" office:time-value="PT00H16M15.055S" calcext:value-type="time">
            <text:p>00:16:15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34.99" calcext:value-type="float">
            <text:p>34.99</text:p>
          </table:table-cell>
          <table:table-cell office:value-type="float" office:value="45.02" calcext:value-type="float">
            <text:p>45.02</text:p>
          </table:table-cell>
        </table:table-row>
        <table:table-row table:style-name="ro1">
          <table:table-cell office:value-type="float" office:value="991055" calcext:value-type="float">
            <text:p>991055</text:p>
          </table:table-cell>
          <table:table-cell table:formula="of:=[.A64]/1000/(60*60*24)" office:value-type="time" office:time-value="PT00H16M31.055S" calcext:value-type="time">
            <text:p>00:16:31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35.55" calcext:value-type="float">
            <text:p>35.55</text:p>
          </table:table-cell>
          <table:table-cell office:value-type="float" office:value="45.74" calcext:value-type="float">
            <text:p>45.74</text:p>
          </table:table-cell>
        </table:table-row>
        <table:table-row table:style-name="ro1">
          <table:table-cell office:value-type="float" office:value="1007055" calcext:value-type="float">
            <text:p>1007055</text:p>
          </table:table-cell>
          <table:table-cell table:formula="of:=[.A65]/1000/(60*60*24)" office:value-type="time" office:time-value="PT00H16M47.055S" calcext:value-type="time">
            <text:p>00:16:47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36.12" calcext:value-type="float">
            <text:p>36.12</text:p>
          </table:table-cell>
          <table:table-cell office:value-type="float" office:value="46.45" calcext:value-type="float">
            <text:p>46.45</text:p>
          </table:table-cell>
        </table:table-row>
        <table:table-row table:style-name="ro1">
          <table:table-cell office:value-type="float" office:value="1023055" calcext:value-type="float">
            <text:p>1023055</text:p>
          </table:table-cell>
          <table:table-cell table:formula="of:=[.A66]/1000/(60*60*24)" office:value-type="time" office:time-value="PT00H17M03.055S" calcext:value-type="time">
            <text:p>00:17:03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36.68" calcext:value-type="float">
            <text:p>36.68</text:p>
          </table:table-cell>
          <table:table-cell office:value-type="float" office:value="47.16" calcext:value-type="float">
            <text:p>47.16</text:p>
          </table:table-cell>
        </table:table-row>
        <table:table-row table:style-name="ro1">
          <table:table-cell office:value-type="float" office:value="1039055" calcext:value-type="float">
            <text:p>1039055</text:p>
          </table:table-cell>
          <table:table-cell table:formula="of:=[.A67]/1000/(60*60*24)" office:value-type="time" office:time-value="PT00H17M19.055S" calcext:value-type="time">
            <text:p>00:17:19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37.24" calcext:value-type="float">
            <text:p>37.24</text:p>
          </table:table-cell>
          <table:table-cell office:value-type="float" office:value="47.88" calcext:value-type="float">
            <text:p>47.88</text:p>
          </table:table-cell>
        </table:table-row>
        <table:table-row table:style-name="ro1">
          <table:table-cell office:value-type="float" office:value="1055055" calcext:value-type="float">
            <text:p>1055055</text:p>
          </table:table-cell>
          <table:table-cell table:formula="of:=[.A68]/1000/(60*60*24)" office:value-type="time" office:time-value="PT00H17M35.055S" calcext:value-type="time">
            <text:p>00:17:35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37.81" calcext:value-type="float">
            <text:p>37.81</text:p>
          </table:table-cell>
          <table:table-cell office:value-type="float" office:value="48.59" calcext:value-type="float">
            <text:p>48.59</text:p>
          </table:table-cell>
        </table:table-row>
        <table:table-row table:style-name="ro1">
          <table:table-cell office:value-type="float" office:value="1071055" calcext:value-type="float">
            <text:p>1071055</text:p>
          </table:table-cell>
          <table:table-cell table:formula="of:=[.A69]/1000/(60*60*24)" office:value-type="time" office:time-value="PT00H17M51.055S" calcext:value-type="time">
            <text:p>00:17:51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38.37" calcext:value-type="float">
            <text:p>38.37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 office:value-type="float" office:value="1087055" calcext:value-type="float">
            <text:p>1087055</text:p>
          </table:table-cell>
          <table:table-cell table:formula="of:=[.A70]/1000/(60*60*24)" office:value-type="time" office:time-value="PT00H18M07.055S" calcext:value-type="time">
            <text:p>00:18:07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38.93" calcext:value-type="float">
            <text:p>38.93</text:p>
          </table:table-cell>
          <table:table-cell office:value-type="float" office:value="50.01" calcext:value-type="float">
            <text:p>50.01</text:p>
          </table:table-cell>
        </table:table-row>
        <table:table-row table:style-name="ro1">
          <table:table-cell office:value-type="float" office:value="1103055" calcext:value-type="float">
            <text:p>1103055</text:p>
          </table:table-cell>
          <table:table-cell table:formula="of:=[.A71]/1000/(60*60*24)" office:value-type="time" office:time-value="PT00H18M23.055S" calcext:value-type="time">
            <text:p>00:18:23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39.5" calcext:value-type="float">
            <text:p>39.5</text:p>
          </table:table-cell>
          <table:table-cell office:value-type="float" office:value="50.72" calcext:value-type="float">
            <text:p>50.72</text:p>
          </table:table-cell>
        </table:table-row>
        <table:table-row table:style-name="ro1">
          <table:table-cell office:value-type="float" office:value="1119055" calcext:value-type="float">
            <text:p>1119055</text:p>
          </table:table-cell>
          <table:table-cell table:formula="of:=[.A72]/1000/(60*60*24)" office:value-type="time" office:time-value="PT00H18M39.055S" calcext:value-type="time">
            <text:p>00:18:39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40.06" calcext:value-type="float">
            <text:p>40.06</text:p>
          </table:table-cell>
          <table:table-cell office:value-type="float" office:value="51.43" calcext:value-type="float">
            <text:p>51.43</text:p>
          </table:table-cell>
        </table:table-row>
        <table:table-row table:style-name="ro1">
          <table:table-cell office:value-type="float" office:value="1135055" calcext:value-type="float">
            <text:p>1135055</text:p>
          </table:table-cell>
          <table:table-cell table:formula="of:=[.A73]/1000/(60*60*24)" office:value-type="time" office:time-value="PT00H18M55.055S" calcext:value-type="time">
            <text:p>00:18:55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40.62" calcext:value-type="float">
            <text:p>40.62</text:p>
          </table:table-cell>
          <table:table-cell office:value-type="float" office:value="52.13" calcext:value-type="float">
            <text:p>52.13</text:p>
          </table:table-cell>
        </table:table-row>
        <table:table-row table:style-name="ro1">
          <table:table-cell office:value-type="float" office:value="1151055" calcext:value-type="float">
            <text:p>1151055</text:p>
          </table:table-cell>
          <table:table-cell table:formula="of:=[.A74]/1000/(60*60*24)" office:value-type="time" office:time-value="PT00H19M11.055S" calcext:value-type="time">
            <text:p>00:19:11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8.97" calcext:value-type="float">
            <text:p>158.97</text:p>
          </table:table-cell>
          <table:table-cell office:value-type="float" office:value="41.18" calcext:value-type="float">
            <text:p>41.18</text:p>
          </table:table-cell>
          <table:table-cell office:value-type="float" office:value="52.84" calcext:value-type="float">
            <text:p>52.84</text:p>
          </table:table-cell>
        </table:table-row>
        <table:table-row table:style-name="ro1">
          <table:table-cell office:value-type="float" office:value="1167055" calcext:value-type="float">
            <text:p>1167055</text:p>
          </table:table-cell>
          <table:table-cell table:formula="of:=[.A75]/1000/(60*60*24)" office:value-type="time" office:time-value="PT00H19M27.055S" calcext:value-type="time">
            <text:p>00:19:27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9.35" calcext:value-type="float">
            <text:p>159.35</text:p>
          </table:table-cell>
          <table:table-cell office:value-type="float" office:value="41.75" calcext:value-type="float">
            <text:p>41.75</text:p>
          </table:table-cell>
          <table:table-cell office:value-type="float" office:value="53.55" calcext:value-type="float">
            <text:p>53.55</text:p>
          </table:table-cell>
        </table:table-row>
        <table:table-row table:style-name="ro1">
          <table:table-cell office:value-type="float" office:value="1183055" calcext:value-type="float">
            <text:p>1183055</text:p>
          </table:table-cell>
          <table:table-cell table:formula="of:=[.A76]/1000/(60*60*24)" office:value-type="time" office:time-value="PT00H19M43.055S" calcext:value-type="time">
            <text:p>00:19:43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42.31" calcext:value-type="float">
            <text:p>42.31</text:p>
          </table:table-cell>
          <table:table-cell office:value-type="float" office:value="54.26" calcext:value-type="float">
            <text:p>54.26</text:p>
          </table:table-cell>
        </table:table-row>
        <table:table-row table:style-name="ro1">
          <table:table-cell office:value-type="float" office:value="1199055" calcext:value-type="float">
            <text:p>1199055</text:p>
          </table:table-cell>
          <table:table-cell table:formula="of:=[.A77]/1000/(60*60*24)" office:value-type="time" office:time-value="PT00H19M59.055S" calcext:value-type="time">
            <text:p>00:19:59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42.87" calcext:value-type="float">
            <text:p>42.87</text:p>
          </table:table-cell>
          <table:table-cell office:value-type="float" office:value="54.96" calcext:value-type="float">
            <text:p>54.96</text:p>
          </table:table-cell>
        </table:table-row>
        <table:table-row table:style-name="ro1">
          <table:table-cell office:value-type="float" office:value="1215055" calcext:value-type="float">
            <text:p>1215055</text:p>
          </table:table-cell>
          <table:table-cell table:formula="of:=[.A78]/1000/(60*60*24)" office:value-type="time" office:time-value="PT00H20M15.055S" calcext:value-type="time">
            <text:p>00:20:15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43.43" calcext:value-type="float">
            <text:p>43.43</text:p>
          </table:table-cell>
          <table:table-cell office:value-type="float" office:value="55.67" calcext:value-type="float">
            <text:p>55.67</text:p>
          </table:table-cell>
        </table:table-row>
        <table:table-row table:style-name="ro1">
          <table:table-cell office:value-type="float" office:value="1231055" calcext:value-type="float">
            <text:p>1231055</text:p>
          </table:table-cell>
          <table:table-cell table:formula="of:=[.A79]/1000/(60*60*24)" office:value-type="time" office:time-value="PT00H20M31.055S" calcext:value-type="time">
            <text:p>00:20:31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43.99" calcext:value-type="float">
            <text:p>43.99</text:p>
          </table:table-cell>
          <table:table-cell office:value-type="float" office:value="56.37" calcext:value-type="float">
            <text:p>56.37</text:p>
          </table:table-cell>
        </table:table-row>
        <table:table-row table:style-name="ro1">
          <table:table-cell office:value-type="float" office:value="1247055" calcext:value-type="float">
            <text:p>1247055</text:p>
          </table:table-cell>
          <table:table-cell table:formula="of:=[.A80]/1000/(60*60*24)" office:value-type="time" office:time-value="PT00H20M47.055S" calcext:value-type="time">
            <text:p>00:20:47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44.55" calcext:value-type="float">
            <text:p>44.55</text:p>
          </table:table-cell>
          <table:table-cell office:value-type="float" office:value="57.08" calcext:value-type="float">
            <text:p>57.08</text:p>
          </table:table-cell>
        </table:table-row>
        <table:table-row table:style-name="ro1">
          <table:table-cell office:value-type="float" office:value="1263055" calcext:value-type="float">
            <text:p>1263055</text:p>
          </table:table-cell>
          <table:table-cell table:formula="of:=[.A81]/1000/(60*60*24)" office:value-type="time" office:time-value="PT00H21M03.055S" calcext:value-type="time">
            <text:p>00:21:03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8" calcext:value-type="float">
            <text:p>158.58</text:p>
          </table:table-cell>
          <table:table-cell office:value-type="float" office:value="45.11" calcext:value-type="float">
            <text:p>45.11</text:p>
          </table:table-cell>
          <table:table-cell office:value-type="float" office:value="57.78" calcext:value-type="float">
            <text:p>57.78</text:p>
          </table:table-cell>
        </table:table-row>
        <table:table-row table:style-name="ro1">
          <table:table-cell office:value-type="float" office:value="1279055" calcext:value-type="float">
            <text:p>1279055</text:p>
          </table:table-cell>
          <table:table-cell table:formula="of:=[.A82]/1000/(60*60*24)" office:value-type="time" office:time-value="PT00H21M19.055S" calcext:value-type="time">
            <text:p>00:21:19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45.68" calcext:value-type="float">
            <text:p>45.68</text:p>
          </table:table-cell>
          <table:table-cell office:value-type="float" office:value="58.49" calcext:value-type="float">
            <text:p>58.49</text:p>
          </table:table-cell>
        </table:table-row>
        <table:table-row table:style-name="ro1">
          <table:table-cell office:value-type="float" office:value="1295055" calcext:value-type="float">
            <text:p>1295055</text:p>
          </table:table-cell>
          <table:table-cell table:formula="of:=[.A83]/1000/(60*60*24)" office:value-type="time" office:time-value="PT00H21M35.055S" calcext:value-type="time">
            <text:p>00:21:35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46.24" calcext:value-type="float">
            <text:p>46.24</text:p>
          </table:table-cell>
          <table:table-cell office:value-type="float" office:value="59.19" calcext:value-type="float">
            <text:p>59.19</text:p>
          </table:table-cell>
        </table:table-row>
        <table:table-row table:style-name="ro1">
          <table:table-cell office:value-type="float" office:value="1311055" calcext:value-type="float">
            <text:p>1311055</text:p>
          </table:table-cell>
          <table:table-cell table:formula="of:=[.A84]/1000/(60*60*24)" office:value-type="time" office:time-value="PT00H21M51.055S" calcext:value-type="time">
            <text:p>00:21:51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46.8" calcext:value-type="float">
            <text:p>46.8</text:p>
          </table:table-cell>
          <table:table-cell office:value-type="float" office:value="59.89" calcext:value-type="float">
            <text:p>59.89</text:p>
          </table:table-cell>
        </table:table-row>
        <table:table-row table:style-name="ro1">
          <table:table-cell office:value-type="float" office:value="1327055" calcext:value-type="float">
            <text:p>1327055</text:p>
          </table:table-cell>
          <table:table-cell table:formula="of:=[.A85]/1000/(60*60*24)" office:value-type="time" office:time-value="PT00H22M07.055S" calcext:value-type="time">
            <text:p>00:22:07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47.36" calcext:value-type="float">
            <text:p>47.36</text:p>
          </table:table-cell>
          <table:table-cell office:value-type="float" office:value="60.59" calcext:value-type="float">
            <text:p>60.59</text:p>
          </table:table-cell>
        </table:table-row>
        <table:table-row table:style-name="ro1">
          <table:table-cell office:value-type="float" office:value="1343055" calcext:value-type="float">
            <text:p>1343055</text:p>
          </table:table-cell>
          <table:table-cell table:formula="of:=[.A86]/1000/(60*60*24)" office:value-type="time" office:time-value="PT00H22M23.055S" calcext:value-type="time">
            <text:p>00:22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47.92" calcext:value-type="float">
            <text:p>47.92</text:p>
          </table:table-cell>
          <table:table-cell office:value-type="float" office:value="61.3" calcext:value-type="float">
            <text:p>61.3</text:p>
          </table:table-cell>
        </table:table-row>
        <table:table-row table:style-name="ro1">
          <table:table-cell office:value-type="float" office:value="1359055" calcext:value-type="float">
            <text:p>1359055</text:p>
          </table:table-cell>
          <table:table-cell table:formula="of:=[.A87]/1000/(60*60*24)" office:value-type="time" office:time-value="PT00H22M39.055S" calcext:value-type="time">
            <text:p>00:22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48.48" calcext:value-type="float">
            <text:p>48.4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75055" calcext:value-type="float">
            <text:p>1375055</text:p>
          </table:table-cell>
          <table:table-cell table:formula="of:=[.A88]/1000/(60*60*24)" office:value-type="time" office:time-value="PT00H22M55.055S" calcext:value-type="time">
            <text:p>00:22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49.03" calcext:value-type="float">
            <text:p>49.03</text:p>
          </table:table-cell>
          <table:table-cell office:value-type="float" office:value="62.7" calcext:value-type="float">
            <text:p>62.7</text:p>
          </table:table-cell>
        </table:table-row>
        <table:table-row table:style-name="ro1">
          <table:table-cell office:value-type="float" office:value="1391055" calcext:value-type="float">
            <text:p>1391055</text:p>
          </table:table-cell>
          <table:table-cell table:formula="of:=[.A89]/1000/(60*60*24)" office:value-type="time" office:time-value="PT00H23M11.055S" calcext:value-type="time">
            <text:p>00:23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49.59" calcext:value-type="float">
            <text:p>49.59</text:p>
          </table:table-cell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float" office:value="1407055" calcext:value-type="float">
            <text:p>1407055</text:p>
          </table:table-cell>
          <table:table-cell table:formula="of:=[.A90]/1000/(60*60*24)" office:value-type="time" office:time-value="PT00H23M27.055S" calcext:value-type="time">
            <text:p>00:23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50.15" calcext:value-type="float">
            <text:p>50.15</text:p>
          </table:table-cell>
          <table:table-cell office:value-type="float" office:value="64.1" calcext:value-type="float">
            <text:p>64.1</text:p>
          </table:table-cell>
        </table:table-row>
        <table:table-row table:style-name="ro1">
          <table:table-cell office:value-type="float" office:value="1423055" calcext:value-type="float">
            <text:p>1423055</text:p>
          </table:table-cell>
          <table:table-cell table:formula="of:=[.A91]/1000/(60*60*24)" office:value-type="time" office:time-value="PT00H23M43.055S" calcext:value-type="time">
            <text:p>00:23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50.71" calcext:value-type="float">
            <text:p>50.71</text:p>
          </table:table-cell>
          <table:table-cell office:value-type="float" office:value="64.8" calcext:value-type="float">
            <text:p>64.8</text:p>
          </table:table-cell>
        </table:table-row>
        <table:table-row table:style-name="ro1">
          <table:table-cell office:value-type="float" office:value="1439055" calcext:value-type="float">
            <text:p>1439055</text:p>
          </table:table-cell>
          <table:table-cell table:formula="of:=[.A92]/1000/(60*60*24)" office:value-type="time" office:time-value="PT00H23M59.055S" calcext:value-type="time">
            <text:p>00:23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51.27" calcext:value-type="float">
            <text:p>51.27</text:p>
          </table:table-cell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float" office:value="1455055" calcext:value-type="float">
            <text:p>1455055</text:p>
          </table:table-cell>
          <table:table-cell table:formula="of:=[.A93]/1000/(60*60*24)" office:value-type="time" office:time-value="PT00H24M15.055S" calcext:value-type="time">
            <text:p>00:24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51.83" calcext:value-type="float">
            <text:p>51.83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471055" calcext:value-type="float">
            <text:p>1471055</text:p>
          </table:table-cell>
          <table:table-cell table:formula="of:=[.A94]/1000/(60*60*24)" office:value-type="time" office:time-value="PT00H24M31.055S" calcext:value-type="time">
            <text:p>00:24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52.39" calcext:value-type="float">
            <text:p>52.39</text:p>
          </table:table-cell>
          <table:table-cell office:value-type="float" office:value="66.9" calcext:value-type="float">
            <text:p>66.9</text:p>
          </table:table-cell>
        </table:table-row>
        <table:table-row table:style-name="ro1">
          <table:table-cell office:value-type="float" office:value="1487054" calcext:value-type="float">
            <text:p>1487054</text:p>
          </table:table-cell>
          <table:table-cell table:formula="of:=[.A95]/1000/(60*60*24)" office:value-type="time" office:time-value="PT00H24M47.054S" calcext:value-type="time">
            <text:p>00:24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52.95" calcext:value-type="float">
            <text:p>52.95</text:p>
          </table:table-cell>
          <table:table-cell office:value-type="float" office:value="67.59" calcext:value-type="float">
            <text:p>67.59</text:p>
          </table:table-cell>
        </table:table-row>
        <table:table-row table:style-name="ro1">
          <table:table-cell office:value-type="float" office:value="1503055" calcext:value-type="float">
            <text:p>1503055</text:p>
          </table:table-cell>
          <table:table-cell table:formula="of:=[.A96]/1000/(60*60*24)" office:value-type="time" office:time-value="PT00H25M03.055S" calcext:value-type="time">
            <text:p>00:25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53.5" calcext:value-type="float">
            <text:p>53.5</text:p>
          </table:table-cell>
          <table:table-cell office:value-type="float" office:value="68.29" calcext:value-type="float">
            <text:p>68.29</text:p>
          </table:table-cell>
        </table:table-row>
        <table:table-row table:style-name="ro1">
          <table:table-cell office:value-type="float" office:value="1519055" calcext:value-type="float">
            <text:p>1519055</text:p>
          </table:table-cell>
          <table:table-cell table:formula="of:=[.A97]/1000/(60*60*24)" office:value-type="time" office:time-value="PT00H25M19.055S" calcext:value-type="time">
            <text:p>00:25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54.06" calcext:value-type="float">
            <text:p>54.06</text:p>
          </table:table-cell>
          <table:table-cell office:value-type="float" office:value="68.99" calcext:value-type="float">
            <text:p>68.99</text:p>
          </table:table-cell>
        </table:table-row>
        <table:table-row table:style-name="ro1">
          <table:table-cell office:value-type="float" office:value="1535055" calcext:value-type="float">
            <text:p>1535055</text:p>
          </table:table-cell>
          <table:table-cell table:formula="of:=[.A98]/1000/(60*60*24)" office:value-type="time" office:time-value="PT00H25M35.055S" calcext:value-type="time">
            <text:p>00:25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54.62" calcext:value-type="float">
            <text:p>54.62</text:p>
          </table:table-cell>
          <table:table-cell office:value-type="float" office:value="69.68" calcext:value-type="float">
            <text:p>69.68</text:p>
          </table:table-cell>
        </table:table-row>
        <table:table-row table:style-name="ro1">
          <table:table-cell office:value-type="float" office:value="1551055" calcext:value-type="float">
            <text:p>1551055</text:p>
          </table:table-cell>
          <table:table-cell table:formula="of:=[.A99]/1000/(60*60*24)" office:value-type="time" office:time-value="PT00H25M51.055S" calcext:value-type="time">
            <text:p>00:25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55.18" calcext:value-type="float">
            <text:p>55.18</text:p>
          </table:table-cell>
          <table:table-cell office:value-type="float" office:value="70.38" calcext:value-type="float">
            <text:p>70.38</text:p>
          </table:table-cell>
        </table:table-row>
        <table:table-row table:style-name="ro1">
          <table:table-cell office:value-type="float" office:value="1567055" calcext:value-type="float">
            <text:p>1567055</text:p>
          </table:table-cell>
          <table:table-cell table:formula="of:=[.A100]/1000/(60*60*24)" office:value-type="time" office:time-value="PT00H26M07.055S" calcext:value-type="time">
            <text:p>00:26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55.74" calcext:value-type="float">
            <text:p>55.74</text:p>
          </table:table-cell>
          <table:table-cell office:value-type="float" office:value="71.08" calcext:value-type="float">
            <text:p>71.08</text:p>
          </table:table-cell>
        </table:table-row>
        <table:table-row table:style-name="ro1">
          <table:table-cell office:value-type="float" office:value="1583055" calcext:value-type="float">
            <text:p>1583055</text:p>
          </table:table-cell>
          <table:table-cell table:formula="of:=[.A101]/1000/(60*60*24)" office:value-type="time" office:time-value="PT00H26M23.055S" calcext:value-type="time">
            <text:p>00:26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56.29" calcext:value-type="float">
            <text:p>56.29</text:p>
          </table:table-cell>
          <table:table-cell office:value-type="float" office:value="71.77" calcext:value-type="float">
            <text:p>71.77</text:p>
          </table:table-cell>
        </table:table-row>
        <table:table-row table:style-name="ro1">
          <table:table-cell office:value-type="float" office:value="1599055" calcext:value-type="float">
            <text:p>1599055</text:p>
          </table:table-cell>
          <table:table-cell table:formula="of:=[.A102]/1000/(60*60*24)" office:value-type="time" office:time-value="PT00H26M39.055S" calcext:value-type="time">
            <text:p>00:26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56.85" calcext:value-type="float">
            <text:p>56.85</text:p>
          </table:table-cell>
          <table:table-cell office:value-type="float" office:value="72.47" calcext:value-type="float">
            <text:p>72.47</text:p>
          </table:table-cell>
        </table:table-row>
        <table:table-row table:style-name="ro1">
          <table:table-cell office:value-type="float" office:value="1615055" calcext:value-type="float">
            <text:p>1615055</text:p>
          </table:table-cell>
          <table:table-cell table:formula="of:=[.A103]/1000/(60*60*24)" office:value-type="time" office:time-value="PT00H26M55.055S" calcext:value-type="time">
            <text:p>00:26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57.41" calcext:value-type="float">
            <text:p>57.41</text:p>
          </table:table-cell>
          <table:table-cell office:value-type="float" office:value="73.16" calcext:value-type="float">
            <text:p>73.16</text:p>
          </table:table-cell>
        </table:table-row>
        <table:table-row table:style-name="ro1">
          <table:table-cell office:value-type="float" office:value="1631055" calcext:value-type="float">
            <text:p>1631055</text:p>
          </table:table-cell>
          <table:table-cell table:formula="of:=[.A104]/1000/(60*60*24)" office:value-type="time" office:time-value="PT00H27M11.055S" calcext:value-type="time">
            <text:p>00:27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57.96" calcext:value-type="float">
            <text:p>57.96</text:p>
          </table:table-cell>
          <table:table-cell office:value-type="float" office:value="73.86" calcext:value-type="float">
            <text:p>73.86</text:p>
          </table:table-cell>
        </table:table-row>
        <table:table-row table:style-name="ro1">
          <table:table-cell office:value-type="float" office:value="1647055" calcext:value-type="float">
            <text:p>1647055</text:p>
          </table:table-cell>
          <table:table-cell table:formula="of:=[.A105]/1000/(60*60*24)" office:value-type="time" office:time-value="PT00H27M27.055S" calcext:value-type="time">
            <text:p>00:27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2" calcext:value-type="float">
            <text:p>156.32</text:p>
          </table:table-cell>
          <table:table-cell office:value-type="float" office:value="58.52" calcext:value-type="float">
            <text:p>58.52</text:p>
          </table:table-cell>
          <table:table-cell office:value-type="float" office:value="74.55" calcext:value-type="float">
            <text:p>74.55</text:p>
          </table:table-cell>
        </table:table-row>
        <table:table-row table:style-name="ro1">
          <table:table-cell office:value-type="float" office:value="1663055" calcext:value-type="float">
            <text:p>1663055</text:p>
          </table:table-cell>
          <table:table-cell table:formula="of:=[.A106]/1000/(60*60*24)" office:value-type="time" office:time-value="PT00H27M43.055S" calcext:value-type="time">
            <text:p>00:27:43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59.08" calcext:value-type="float">
            <text:p>59.08</text:p>
          </table:table-cell>
          <table:table-cell office:value-type="float" office:value="75.24" calcext:value-type="float">
            <text:p>75.24</text:p>
          </table:table-cell>
        </table:table-row>
        <table:table-row table:style-name="ro1">
          <table:table-cell office:value-type="float" office:value="1679055" calcext:value-type="float">
            <text:p>1679055</text:p>
          </table:table-cell>
          <table:table-cell table:formula="of:=[.A107]/1000/(60*60*24)" office:value-type="time" office:time-value="PT00H27M59.055S" calcext:value-type="time">
            <text:p>00:27:59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59.63" calcext:value-type="float">
            <text:p>59.63</text:p>
          </table:table-cell>
          <table:table-cell office:value-type="float" office:value="75.94" calcext:value-type="float">
            <text:p>75.94</text:p>
          </table:table-cell>
        </table:table-row>
        <table:table-row table:style-name="ro1">
          <table:table-cell office:value-type="float" office:value="1695055" calcext:value-type="float">
            <text:p>1695055</text:p>
          </table:table-cell>
          <table:table-cell table:formula="of:=[.A108]/1000/(60*60*24)" office:value-type="time" office:time-value="PT00H28M15.055S" calcext:value-type="time">
            <text:p>00:28:15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60.19" calcext:value-type="float">
            <text:p>60.19</text:p>
          </table:table-cell>
          <table:table-cell office:value-type="float" office:value="76.63" calcext:value-type="float">
            <text:p>76.63</text:p>
          </table:table-cell>
        </table:table-row>
        <table:table-row table:style-name="ro1">
          <table:table-cell office:value-type="float" office:value="1711055" calcext:value-type="float">
            <text:p>1711055</text:p>
          </table:table-cell>
          <table:table-cell table:formula="of:=[.A109]/1000/(60*60*24)" office:value-type="time" office:time-value="PT00H28M31.055S" calcext:value-type="time">
            <text:p>00:28:31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60.74" calcext:value-type="float">
            <text:p>60.74</text:p>
          </table:table-cell>
          <table:table-cell office:value-type="float" office:value="77.32" calcext:value-type="float">
            <text:p>77.32</text:p>
          </table:table-cell>
        </table:table-row>
        <table:table-row table:style-name="ro1">
          <table:table-cell office:value-type="float" office:value="1727055" calcext:value-type="float">
            <text:p>1727055</text:p>
          </table:table-cell>
          <table:table-cell table:formula="of:=[.A110]/1000/(60*60*24)" office:value-type="time" office:time-value="PT00H28M47.055S" calcext:value-type="time">
            <text:p>00:28:47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61.3" calcext:value-type="float">
            <text:p>61.3</text:p>
          </table:table-cell>
          <table:table-cell office:value-type="float" office:value="78.01" calcext:value-type="float">
            <text:p>78.01</text:p>
          </table:table-cell>
        </table:table-row>
        <table:table-row table:style-name="ro1">
          <table:table-cell office:value-type="float" office:value="1743055" calcext:value-type="float">
            <text:p>1743055</text:p>
          </table:table-cell>
          <table:table-cell table:formula="of:=[.A111]/1000/(60*60*24)" office:value-type="time" office:time-value="PT00H29M03.055S" calcext:value-type="time">
            <text:p>00:29:03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61.86" calcext:value-type="float">
            <text:p>61.86</text:p>
          </table:table-cell>
          <table:table-cell office:value-type="float" office:value="78.7" calcext:value-type="float">
            <text:p>78.7</text:p>
          </table:table-cell>
        </table:table-row>
        <table:table-row table:style-name="ro1">
          <table:table-cell office:value-type="float" office:value="1759055" calcext:value-type="float">
            <text:p>1759055</text:p>
          </table:table-cell>
          <table:table-cell table:formula="of:=[.A112]/1000/(60*60*24)" office:value-type="time" office:time-value="PT00H29M19.055S" calcext:value-type="time">
            <text:p>00:29:19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62.41" calcext:value-type="float">
            <text:p>62.41</text:p>
          </table:table-cell>
          <table:table-cell office:value-type="float" office:value="79.39" calcext:value-type="float">
            <text:p>79.39</text:p>
          </table:table-cell>
        </table:table-row>
        <table:table-row table:style-name="ro1">
          <table:table-cell office:value-type="float" office:value="1775055" calcext:value-type="float">
            <text:p>1775055</text:p>
          </table:table-cell>
          <table:table-cell table:formula="of:=[.A113]/1000/(60*60*24)" office:value-type="time" office:time-value="PT00H29M35.055S" calcext:value-type="time">
            <text:p>00:29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62.97" calcext:value-type="float">
            <text:p>62.97</text:p>
          </table:table-cell>
          <table:table-cell office:value-type="float" office:value="80.09" calcext:value-type="float">
            <text:p>80.09</text:p>
          </table:table-cell>
        </table:table-row>
        <table:table-row table:style-name="ro1">
          <table:table-cell office:value-type="float" office:value="1791055" calcext:value-type="float">
            <text:p>1791055</text:p>
          </table:table-cell>
          <table:table-cell table:formula="of:=[.A114]/1000/(60*60*24)" office:value-type="time" office:time-value="PT00H29M51.055S" calcext:value-type="time">
            <text:p>00:29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63.52" calcext:value-type="float">
            <text:p>63.52</text:p>
          </table:table-cell>
          <table:table-cell office:value-type="float" office:value="80.78" calcext:value-type="float">
            <text:p>80.78</text:p>
          </table:table-cell>
        </table:table-row>
        <table:table-row table:style-name="ro1">
          <table:table-cell office:value-type="float" office:value="1807055" calcext:value-type="float">
            <text:p>1807055</text:p>
          </table:table-cell>
          <table:table-cell table:formula="of:=[.A115]/1000/(60*60*24)" office:value-type="time" office:time-value="PT00H30M07.055S" calcext:value-type="time">
            <text:p>00:30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64.08" calcext:value-type="float">
            <text:p>64.08</text:p>
          </table:table-cell>
          <table:table-cell office:value-type="float" office:value="81.47" calcext:value-type="float">
            <text:p>81.47</text:p>
          </table:table-cell>
        </table:table-row>
        <table:table-row table:style-name="ro1">
          <table:table-cell office:value-type="float" office:value="1823055" calcext:value-type="float">
            <text:p>1823055</text:p>
          </table:table-cell>
          <table:table-cell table:formula="of:=[.A116]/1000/(60*60*24)" office:value-type="time" office:time-value="PT00H30M23.055S" calcext:value-type="time">
            <text:p>00:30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64.63" calcext:value-type="float">
            <text:p>64.63</text:p>
          </table:table-cell>
          <table:table-cell office:value-type="float" office:value="82.15" calcext:value-type="float">
            <text:p>82.15</text:p>
          </table:table-cell>
        </table:table-row>
        <table:table-row table:style-name="ro1">
          <table:table-cell office:value-type="float" office:value="1839055" calcext:value-type="float">
            <text:p>1839055</text:p>
          </table:table-cell>
          <table:table-cell table:formula="of:=[.A117]/1000/(60*60*24)" office:value-type="time" office:time-value="PT00H30M39.055S" calcext:value-type="time">
            <text:p>00:30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65.19" calcext:value-type="float">
            <text:p>65.19</text:p>
          </table:table-cell>
          <table:table-cell office:value-type="float" office:value="82.84" calcext:value-type="float">
            <text:p>82.84</text:p>
          </table:table-cell>
        </table:table-row>
        <table:table-row table:style-name="ro1">
          <table:table-cell office:value-type="float" office:value="1855055" calcext:value-type="float">
            <text:p>1855055</text:p>
          </table:table-cell>
          <table:table-cell table:formula="of:=[.A118]/1000/(60*60*24)" office:value-type="time" office:time-value="PT00H30M55.055S" calcext:value-type="time">
            <text:p>00:30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65.74" calcext:value-type="float">
            <text:p>65.74</text:p>
          </table:table-cell>
          <table:table-cell office:value-type="float" office:value="83.53" calcext:value-type="float">
            <text:p>83.53</text:p>
          </table:table-cell>
        </table:table-row>
        <table:table-row table:style-name="ro1">
          <table:table-cell office:value-type="float" office:value="1871055" calcext:value-type="float">
            <text:p>1871055</text:p>
          </table:table-cell>
          <table:table-cell table:formula="of:=[.A119]/1000/(60*60*24)" office:value-type="time" office:time-value="PT00H31M11.055S" calcext:value-type="time">
            <text:p>00:31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66.3" calcext:value-type="float">
            <text:p>66.3</text:p>
          </table:table-cell>
          <table:table-cell office:value-type="float" office:value="84.22" calcext:value-type="float">
            <text:p>84.22</text:p>
          </table:table-cell>
        </table:table-row>
        <table:table-row table:style-name="ro1">
          <table:table-cell office:value-type="float" office:value="1887055" calcext:value-type="float">
            <text:p>1887055</text:p>
          </table:table-cell>
          <table:table-cell table:formula="of:=[.A120]/1000/(60*60*24)" office:value-type="time" office:time-value="PT00H31M27.055S" calcext:value-type="time">
            <text:p>00:31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66.85" calcext:value-type="float">
            <text:p>66.85</text:p>
          </table:table-cell>
          <table:table-cell office:value-type="float" office:value="84.91" calcext:value-type="float">
            <text:p>84.91</text:p>
          </table:table-cell>
        </table:table-row>
        <table:table-row table:style-name="ro1">
          <table:table-cell office:value-type="float" office:value="1903055" calcext:value-type="float">
            <text:p>1903055</text:p>
          </table:table-cell>
          <table:table-cell table:formula="of:=[.A121]/1000/(60*60*24)" office:value-type="time" office:time-value="PT00H31M43.055S" calcext:value-type="time">
            <text:p>00:31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67.4" calcext:value-type="float">
            <text:p>67.4</text:p>
          </table:table-cell>
          <table:table-cell office:value-type="float" office:value="85.59" calcext:value-type="float">
            <text:p>85.59</text:p>
          </table:table-cell>
        </table:table-row>
        <table:table-row table:style-name="ro1">
          <table:table-cell office:value-type="float" office:value="1919055" calcext:value-type="float">
            <text:p>1919055</text:p>
          </table:table-cell>
          <table:table-cell table:formula="of:=[.A122]/1000/(60*60*24)" office:value-type="time" office:time-value="PT00H31M59.055S" calcext:value-type="time">
            <text:p>00:31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67.96" calcext:value-type="float">
            <text:p>67.96</text:p>
          </table:table-cell>
          <table:table-cell office:value-type="float" office:value="86.28" calcext:value-type="float">
            <text:p>86.28</text:p>
          </table:table-cell>
        </table:table-row>
        <table:table-row table:style-name="ro1">
          <table:table-cell office:value-type="float" office:value="1935055" calcext:value-type="float">
            <text:p>1935055</text:p>
          </table:table-cell>
          <table:table-cell table:formula="of:=[.A123]/1000/(60*60*24)" office:value-type="time" office:time-value="PT00H32M15.055S" calcext:value-type="time">
            <text:p>00:32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68.51" calcext:value-type="float">
            <text:p>68.51</text:p>
          </table:table-cell>
          <table:table-cell office:value-type="float" office:value="86.97" calcext:value-type="float">
            <text:p>86.97</text:p>
          </table:table-cell>
        </table:table-row>
        <table:table-row table:style-name="ro1">
          <table:table-cell office:value-type="float" office:value="1951055" calcext:value-type="float">
            <text:p>1951055</text:p>
          </table:table-cell>
          <table:table-cell table:formula="of:=[.A124]/1000/(60*60*24)" office:value-type="time" office:time-value="PT00H32M31.055S" calcext:value-type="time">
            <text:p>00:32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69.07" calcext:value-type="float">
            <text:p>69.07</text:p>
          </table:table-cell>
          <table:table-cell office:value-type="float" office:value="87.66" calcext:value-type="float">
            <text:p>87.66</text:p>
          </table:table-cell>
        </table:table-row>
        <table:table-row table:style-name="ro1">
          <table:table-cell office:value-type="float" office:value="1967055" calcext:value-type="float">
            <text:p>1967055</text:p>
          </table:table-cell>
          <table:table-cell table:formula="of:=[.A125]/1000/(60*60*24)" office:value-type="time" office:time-value="PT00H32M47.055S" calcext:value-type="time">
            <text:p>00:32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69.62" calcext:value-type="float">
            <text:p>69.62</text:p>
          </table:table-cell>
          <table:table-cell office:value-type="float" office:value="88.34" calcext:value-type="float">
            <text:p>88.34</text:p>
          </table:table-cell>
        </table:table-row>
        <table:table-row table:style-name="ro1">
          <table:table-cell office:value-type="float" office:value="1983055" calcext:value-type="float">
            <text:p>1983055</text:p>
          </table:table-cell>
          <table:table-cell table:formula="of:=[.A126]/1000/(60*60*24)" office:value-type="time" office:time-value="PT00H33M03.055S" calcext:value-type="time">
            <text:p>00:33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70.17" calcext:value-type="float">
            <text:p>70.17</text:p>
          </table:table-cell>
          <table:table-cell office:value-type="float" office:value="89.03" calcext:value-type="float">
            <text:p>89.03</text:p>
          </table:table-cell>
        </table:table-row>
        <table:table-row table:style-name="ro1">
          <table:table-cell office:value-type="float" office:value="1999055" calcext:value-type="float">
            <text:p>1999055</text:p>
          </table:table-cell>
          <table:table-cell table:formula="of:=[.A127]/1000/(60*60*24)" office:value-type="time" office:time-value="PT00H33M19.055S" calcext:value-type="time">
            <text:p>00:33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70.73" calcext:value-type="float">
            <text:p>70.73</text:p>
          </table:table-cell>
          <table:table-cell office:value-type="float" office:value="89.72" calcext:value-type="float">
            <text:p>89.72</text:p>
          </table:table-cell>
        </table:table-row>
        <table:table-row table:style-name="ro1">
          <table:table-cell office:value-type="float" office:value="2015055" calcext:value-type="float">
            <text:p>2015055</text:p>
          </table:table-cell>
          <table:table-cell table:formula="of:=[.A128]/1000/(60*60*24)" office:value-type="time" office:time-value="PT00H33M35.055S" calcext:value-type="time">
            <text:p>00:33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71.28" calcext:value-type="float">
            <text:p>71.28</text:p>
          </table:table-cell>
          <table:table-cell office:value-type="float" office:value="90.4" calcext:value-type="float">
            <text:p>90.4</text:p>
          </table:table-cell>
        </table:table-row>
        <table:table-row table:style-name="ro1">
          <table:table-cell office:value-type="float" office:value="2031055" calcext:value-type="float">
            <text:p>2031055</text:p>
          </table:table-cell>
          <table:table-cell table:formula="of:=[.A129]/1000/(60*60*24)" office:value-type="time" office:time-value="PT00H33M51.055S" calcext:value-type="time">
            <text:p>00:33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71.83" calcext:value-type="float">
            <text:p>71.83</text:p>
          </table:table-cell>
          <table:table-cell office:value-type="float" office:value="91.08" calcext:value-type="float">
            <text:p>91.08</text:p>
          </table:table-cell>
        </table:table-row>
        <table:table-row table:style-name="ro1">
          <table:table-cell office:value-type="float" office:value="2047055" calcext:value-type="float">
            <text:p>2047055</text:p>
          </table:table-cell>
          <table:table-cell table:formula="of:=[.A130]/1000/(60*60*24)" office:value-type="time" office:time-value="PT00H34M07.055S" calcext:value-type="time">
            <text:p>00:34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72.39" calcext:value-type="float">
            <text:p>72.39</text:p>
          </table:table-cell>
          <table:table-cell office:value-type="float" office:value="91.77" calcext:value-type="float">
            <text:p>91.77</text:p>
          </table:table-cell>
        </table:table-row>
        <table:table-row table:style-name="ro1">
          <table:table-cell office:value-type="float" office:value="2063055" calcext:value-type="float">
            <text:p>2063055</text:p>
          </table:table-cell>
          <table:table-cell table:formula="of:=[.A131]/1000/(60*60*24)" office:value-type="time" office:time-value="PT00H34M23.055S" calcext:value-type="time">
            <text:p>00:34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72.94" calcext:value-type="float">
            <text:p>72.94</text:p>
          </table:table-cell>
          <table:table-cell office:value-type="float" office:value="92.45" calcext:value-type="float">
            <text:p>92.45</text:p>
          </table:table-cell>
        </table:table-row>
        <table:table-row table:style-name="ro1">
          <table:table-cell office:value-type="float" office:value="2079055" calcext:value-type="float">
            <text:p>2079055</text:p>
          </table:table-cell>
          <table:table-cell table:formula="of:=[.A132]/1000/(60*60*24)" office:value-type="time" office:time-value="PT00H34M39.055S" calcext:value-type="time">
            <text:p>00:34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73.49" calcext:value-type="float">
            <text:p>73.49</text:p>
          </table:table-cell>
          <table:table-cell office:value-type="float" office:value="93.14" calcext:value-type="float">
            <text:p>93.14</text:p>
          </table:table-cell>
        </table:table-row>
        <table:table-row table:style-name="ro1">
          <table:table-cell office:value-type="float" office:value="2095055" calcext:value-type="float">
            <text:p>2095055</text:p>
          </table:table-cell>
          <table:table-cell table:formula="of:=[.A133]/1000/(60*60*24)" office:value-type="time" office:time-value="PT00H34M55.055S" calcext:value-type="time">
            <text:p>00:34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74.04" calcext:value-type="float">
            <text:p>74.04</text:p>
          </table:table-cell>
          <table:table-cell office:value-type="float" office:value="93.82" calcext:value-type="float">
            <text:p>93.82</text:p>
          </table:table-cell>
        </table:table-row>
        <table:table-row table:style-name="ro1">
          <table:table-cell office:value-type="float" office:value="2111055" calcext:value-type="float">
            <text:p>2111055</text:p>
          </table:table-cell>
          <table:table-cell table:formula="of:=[.A134]/1000/(60*60*24)" office:value-type="time" office:time-value="PT00H35M11.055S" calcext:value-type="time">
            <text:p>00:35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74.6" calcext:value-type="float">
            <text:p>74.6</text:p>
          </table:table-cell>
          <table:table-cell office:value-type="float" office:value="94.5" calcext:value-type="float">
            <text:p>94.5</text:p>
          </table:table-cell>
        </table:table-row>
        <table:table-row table:style-name="ro1">
          <table:table-cell office:value-type="float" office:value="2127055" calcext:value-type="float">
            <text:p>2127055</text:p>
          </table:table-cell>
          <table:table-cell table:formula="of:=[.A135]/1000/(60*60*24)" office:value-type="time" office:time-value="PT00H35M27.055S" calcext:value-type="time">
            <text:p>00:35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75.15" calcext:value-type="float">
            <text:p>75.15</text:p>
          </table:table-cell>
          <table:table-cell office:value-type="float" office:value="95.19" calcext:value-type="float">
            <text:p>95.19</text:p>
          </table:table-cell>
        </table:table-row>
        <table:table-row table:style-name="ro1">
          <table:table-cell office:value-type="float" office:value="2143055" calcext:value-type="float">
            <text:p>2143055</text:p>
          </table:table-cell>
          <table:table-cell table:formula="of:=[.A136]/1000/(60*60*24)" office:value-type="time" office:time-value="PT00H35M43.055S" calcext:value-type="time">
            <text:p>00:35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75.7" calcext:value-type="float">
            <text:p>75.7</text:p>
          </table:table-cell>
          <table:table-cell office:value-type="float" office:value="95.87" calcext:value-type="float">
            <text:p>95.87</text:p>
          </table:table-cell>
        </table:table-row>
        <table:table-row table:style-name="ro1">
          <table:table-cell office:value-type="float" office:value="2159055" calcext:value-type="float">
            <text:p>2159055</text:p>
          </table:table-cell>
          <table:table-cell table:formula="of:=[.A137]/1000/(60*60*24)" office:value-type="time" office:time-value="PT00H35M59.055S" calcext:value-type="time">
            <text:p>00:35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76.25" calcext:value-type="float">
            <text:p>76.25</text:p>
          </table:table-cell>
          <table:table-cell office:value-type="float" office:value="96.55" calcext:value-type="float">
            <text:p>96.55</text:p>
          </table:table-cell>
        </table:table-row>
        <table:table-row table:style-name="ro1">
          <table:table-cell office:value-type="float" office:value="2175055" calcext:value-type="float">
            <text:p>2175055</text:p>
          </table:table-cell>
          <table:table-cell table:formula="of:=[.A138]/1000/(60*60*24)" office:value-type="time" office:time-value="PT00H36M15.055S" calcext:value-type="time">
            <text:p>00:36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76.8" calcext:value-type="float">
            <text:p>76.8</text:p>
          </table:table-cell>
          <table:table-cell office:value-type="float" office:value="97.23" calcext:value-type="float">
            <text:p>97.23</text:p>
          </table:table-cell>
        </table:table-row>
        <table:table-row table:style-name="ro1">
          <table:table-cell office:value-type="float" office:value="2191055" calcext:value-type="float">
            <text:p>2191055</text:p>
          </table:table-cell>
          <table:table-cell table:formula="of:=[.A139]/1000/(60*60*24)" office:value-type="time" office:time-value="PT00H36M31.055S" calcext:value-type="time">
            <text:p>00:36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77.36" calcext:value-type="float">
            <text:p>77.36</text:p>
          </table:table-cell>
          <table:table-cell office:value-type="float" office:value="97.92" calcext:value-type="float">
            <text:p>97.92</text:p>
          </table:table-cell>
        </table:table-row>
        <table:table-row table:style-name="ro1">
          <table:table-cell office:value-type="float" office:value="2207055" calcext:value-type="float">
            <text:p>2207055</text:p>
          </table:table-cell>
          <table:table-cell table:formula="of:=[.A140]/1000/(60*60*24)" office:value-type="time" office:time-value="PT00H36M47.055S" calcext:value-type="time">
            <text:p>00:36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77.91" calcext:value-type="float">
            <text:p>77.91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office:value-type="float" office:value="2223055" calcext:value-type="float">
            <text:p>2223055</text:p>
          </table:table-cell>
          <table:table-cell table:formula="of:=[.A141]/1000/(60*60*24)" office:value-type="time" office:time-value="PT00H37M03.055S" calcext:value-type="time">
            <text:p>00:37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78.46" calcext:value-type="float">
            <text:p>78.46</text:p>
          </table:table-cell>
          <table:table-cell office:value-type="float" office:value="99.28" calcext:value-type="float">
            <text:p>99.28</text:p>
          </table:table-cell>
        </table:table-row>
        <table:table-row table:style-name="ro1">
          <table:table-cell office:value-type="float" office:value="2239055" calcext:value-type="float">
            <text:p>2239055</text:p>
          </table:table-cell>
          <table:table-cell table:formula="of:=[.A142]/1000/(60*60*24)" office:value-type="time" office:time-value="PT00H37M19.055S" calcext:value-type="time">
            <text:p>00:37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79.01" calcext:value-type="float">
            <text:p>79.01</text:p>
          </table:table-cell>
          <table:table-cell office:value-type="float" office:value="99.96" calcext:value-type="float">
            <text:p>99.96</text:p>
          </table:table-cell>
        </table:table-row>
        <table:table-row table:style-name="ro1">
          <table:table-cell office:value-type="float" office:value="2255055" calcext:value-type="float">
            <text:p>2255055</text:p>
          </table:table-cell>
          <table:table-cell table:formula="of:=[.A143]/1000/(60*60*24)" office:value-type="time" office:time-value="PT00H37M35.055S" calcext:value-type="time">
            <text:p>00:37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79.56" calcext:value-type="float">
            <text:p>79.56</text:p>
          </table:table-cell>
          <table:table-cell office:value-type="float" office:value="100.64" calcext:value-type="float">
            <text:p>100.64</text:p>
          </table:table-cell>
        </table:table-row>
        <table:table-row table:style-name="ro1">
          <table:table-cell office:value-type="float" office:value="2271055" calcext:value-type="float">
            <text:p>2271055</text:p>
          </table:table-cell>
          <table:table-cell table:formula="of:=[.A144]/1000/(60*60*24)" office:value-type="time" office:time-value="PT00H37M51.055S" calcext:value-type="time">
            <text:p>00:37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80.11" calcext:value-type="float">
            <text:p>80.11</text:p>
          </table:table-cell>
          <table:table-cell office:value-type="float" office:value="101.32" calcext:value-type="float">
            <text:p>101.32</text:p>
          </table:table-cell>
        </table:table-row>
        <table:table-row table:style-name="ro1">
          <table:table-cell office:value-type="float" office:value="2287055" calcext:value-type="float">
            <text:p>2287055</text:p>
          </table:table-cell>
          <table:table-cell table:formula="of:=[.A145]/1000/(60*60*24)" office:value-type="time" office:time-value="PT00H38M07.055S" calcext:value-type="time">
            <text:p>00:38:07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80.67" calcext:value-type="float">
            <text:p>80.6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03055" calcext:value-type="float">
            <text:p>2303055</text:p>
          </table:table-cell>
          <table:table-cell table:formula="of:=[.A146]/1000/(60*60*24)" office:value-type="time" office:time-value="PT00H38M23.055S" calcext:value-type="time">
            <text:p>00:38:23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81.22" calcext:value-type="float">
            <text:p>81.22</text:p>
          </table:table-cell>
          <table:table-cell office:value-type="float" office:value="102.68" calcext:value-type="float">
            <text:p>102.68</text:p>
          </table:table-cell>
        </table:table-row>
        <table:table-row table:style-name="ro1">
          <table:table-cell office:value-type="float" office:value="2319055" calcext:value-type="float">
            <text:p>2319055</text:p>
          </table:table-cell>
          <table:table-cell table:formula="of:=[.A147]/1000/(60*60*24)" office:value-type="time" office:time-value="PT00H38M39.055S" calcext:value-type="time">
            <text:p>00:38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81.77" calcext:value-type="float">
            <text:p>81.77</text:p>
          </table:table-cell>
          <table:table-cell office:value-type="float" office:value="103.36" calcext:value-type="float">
            <text:p>103.36</text:p>
          </table:table-cell>
        </table:table-row>
        <table:table-row table:style-name="ro1">
          <table:table-cell office:value-type="float" office:value="2335055" calcext:value-type="float">
            <text:p>2335055</text:p>
          </table:table-cell>
          <table:table-cell table:formula="of:=[.A148]/1000/(60*60*24)" office:value-type="time" office:time-value="PT00H38M55.055S" calcext:value-type="time">
            <text:p>00:38:55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82.32" calcext:value-type="float">
            <text:p>82.32</text:p>
          </table:table-cell>
          <table:table-cell office:value-type="float" office:value="104.04" calcext:value-type="float">
            <text:p>104.04</text:p>
          </table:table-cell>
        </table:table-row>
        <table:table-row table:style-name="ro1">
          <table:table-cell office:value-type="float" office:value="2351055" calcext:value-type="float">
            <text:p>2351055</text:p>
          </table:table-cell>
          <table:table-cell table:formula="of:=[.A149]/1000/(60*60*24)" office:value-type="time" office:time-value="PT00H39M11.055S" calcext:value-type="time">
            <text:p>00:39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82.87" calcext:value-type="float">
            <text:p>82.87</text:p>
          </table:table-cell>
          <table:table-cell office:value-type="float" office:value="104.71" calcext:value-type="float">
            <text:p>104.71</text:p>
          </table:table-cell>
        </table:table-row>
        <table:table-row table:style-name="ro1">
          <table:table-cell office:value-type="float" office:value="2367055" calcext:value-type="float">
            <text:p>2367055</text:p>
          </table:table-cell>
          <table:table-cell table:formula="of:=[.A150]/1000/(60*60*24)" office:value-type="time" office:time-value="PT00H39M27.055S" calcext:value-type="time">
            <text:p>00:39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83.42" calcext:value-type="float">
            <text:p>83.42</text:p>
          </table:table-cell>
          <table:table-cell office:value-type="float" office:value="105.39" calcext:value-type="float">
            <text:p>105.39</text:p>
          </table:table-cell>
        </table:table-row>
        <table:table-row table:style-name="ro1">
          <table:table-cell office:value-type="float" office:value="2383055" calcext:value-type="float">
            <text:p>2383055</text:p>
          </table:table-cell>
          <table:table-cell table:formula="of:=[.A151]/1000/(60*60*24)" office:value-type="time" office:time-value="PT00H39M43.055S" calcext:value-type="time">
            <text:p>00:39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83.97" calcext:value-type="float">
            <text:p>83.97</text:p>
          </table:table-cell>
          <table:table-cell office:value-type="float" office:value="106.07" calcext:value-type="float">
            <text:p>106.07</text:p>
          </table:table-cell>
        </table:table-row>
        <table:table-row table:style-name="ro1">
          <table:table-cell office:value-type="float" office:value="2399055" calcext:value-type="float">
            <text:p>2399055</text:p>
          </table:table-cell>
          <table:table-cell table:formula="of:=[.A152]/1000/(60*60*24)" office:value-type="time" office:time-value="PT00H39M59.055S" calcext:value-type="time">
            <text:p>00:39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84.52" calcext:value-type="float">
            <text:p>84.52</text:p>
          </table:table-cell>
          <table:table-cell office:value-type="float" office:value="106.75" calcext:value-type="float">
            <text:p>106.75</text:p>
          </table:table-cell>
        </table:table-row>
        <table:table-row table:style-name="ro1">
          <table:table-cell office:value-type="float" office:value="2415055" calcext:value-type="float">
            <text:p>2415055</text:p>
          </table:table-cell>
          <table:table-cell table:formula="of:=[.A153]/1000/(60*60*24)" office:value-type="time" office:time-value="PT00H40M15.055S" calcext:value-type="time">
            <text:p>00:40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85.07" calcext:value-type="float">
            <text:p>85.07</text:p>
          </table:table-cell>
          <table:table-cell office:value-type="float" office:value="107.43" calcext:value-type="float">
            <text:p>107.43</text:p>
          </table:table-cell>
        </table:table-row>
        <table:table-row table:style-name="ro1">
          <table:table-cell office:value-type="float" office:value="2431055" calcext:value-type="float">
            <text:p>2431055</text:p>
          </table:table-cell>
          <table:table-cell table:formula="of:=[.A154]/1000/(60*60*24)" office:value-type="time" office:time-value="PT00H40M31.055S" calcext:value-type="time">
            <text:p>00:40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5" calcext:value-type="float">
            <text:p>152.45</text:p>
          </table:table-cell>
          <table:table-cell office:value-type="float" office:value="85.62" calcext:value-type="float">
            <text:p>85.62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1">
          <table:table-cell office:value-type="float" office:value="2447055" calcext:value-type="float">
            <text:p>2447055</text:p>
          </table:table-cell>
          <table:table-cell table:formula="of:=[.A155]/1000/(60*60*24)" office:value-type="time" office:time-value="PT00H40M47.055S" calcext:value-type="time">
            <text:p>00:40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86.17" calcext:value-type="float">
            <text:p>86.17</text:p>
          </table:table-cell>
          <table:table-cell office:value-type="float" office:value="108.78" calcext:value-type="float">
            <text:p>108.78</text:p>
          </table:table-cell>
        </table:table-row>
        <table:table-row table:style-name="ro1">
          <table:table-cell office:value-type="float" office:value="2463055" calcext:value-type="float">
            <text:p>2463055</text:p>
          </table:table-cell>
          <table:table-cell table:formula="of:=[.A156]/1000/(60*60*24)" office:value-type="time" office:time-value="PT00H41M03.055S" calcext:value-type="time">
            <text:p>00:41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86.72" calcext:value-type="float">
            <text:p>86.72</text:p>
          </table:table-cell>
          <table:table-cell office:value-type="float" office:value="109.46" calcext:value-type="float">
            <text:p>109.46</text:p>
          </table:table-cell>
        </table:table-row>
        <table:table-row table:style-name="ro1">
          <table:table-cell office:value-type="float" office:value="2479055" calcext:value-type="float">
            <text:p>2479055</text:p>
          </table:table-cell>
          <table:table-cell table:formula="of:=[.A157]/1000/(60*60*24)" office:value-type="time" office:time-value="PT00H41M19.055S" calcext:value-type="time">
            <text:p>00:41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87.27" calcext:value-type="float">
            <text:p>87.27</text:p>
          </table:table-cell>
          <table:table-cell office:value-type="float" office:value="110.14" calcext:value-type="float">
            <text:p>110.14</text:p>
          </table:table-cell>
        </table:table-row>
        <table:table-row table:style-name="ro1">
          <table:table-cell office:value-type="float" office:value="2495055" calcext:value-type="float">
            <text:p>2495055</text:p>
          </table:table-cell>
          <table:table-cell table:formula="of:=[.A158]/1000/(60*60*24)" office:value-type="time" office:time-value="PT00H41M35.055S" calcext:value-type="time">
            <text:p>00:41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87.82" calcext:value-type="float">
            <text:p>87.82</text:p>
          </table:table-cell>
          <table:table-cell office:value-type="float" office:value="110.81" calcext:value-type="float">
            <text:p>110.81</text:p>
          </table:table-cell>
        </table:table-row>
        <table:table-row table:style-name="ro1">
          <table:table-cell office:value-type="float" office:value="2511055" calcext:value-type="float">
            <text:p>2511055</text:p>
          </table:table-cell>
          <table:table-cell table:formula="of:=[.A159]/1000/(60*60*24)" office:value-type="time" office:time-value="PT00H41M51.055S" calcext:value-type="time">
            <text:p>00:41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88.37" calcext:value-type="float">
            <text:p>88.37</text:p>
          </table:table-cell>
          <table:table-cell office:value-type="float" office:value="111.49" calcext:value-type="float">
            <text:p>111.49</text:p>
          </table:table-cell>
        </table:table-row>
        <table:table-row table:style-name="ro1">
          <table:table-cell office:value-type="float" office:value="2527055" calcext:value-type="float">
            <text:p>2527055</text:p>
          </table:table-cell>
          <table:table-cell table:formula="of:=[.A160]/1000/(60*60*24)" office:value-type="time" office:time-value="PT00H42M07.055S" calcext:value-type="time">
            <text:p>00:42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88.92" calcext:value-type="float">
            <text:p>88.92</text:p>
          </table:table-cell>
          <table:table-cell office:value-type="float" office:value="112.16" calcext:value-type="float">
            <text:p>112.16</text:p>
          </table:table-cell>
        </table:table-row>
        <table:table-row table:style-name="ro1">
          <table:table-cell office:value-type="float" office:value="2543055" calcext:value-type="float">
            <text:p>2543055</text:p>
          </table:table-cell>
          <table:table-cell table:formula="of:=[.A161]/1000/(60*60*24)" office:value-type="time" office:time-value="PT00H42M23.055S" calcext:value-type="time">
            <text:p>00:42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89.47" calcext:value-type="float">
            <text:p>89.47</text:p>
          </table:table-cell>
          <table:table-cell office:value-type="float" office:value="112.84" calcext:value-type="float">
            <text:p>112.84</text:p>
          </table:table-cell>
        </table:table-row>
        <table:table-row table:style-name="ro1">
          <table:table-cell office:value-type="float" office:value="2559055" calcext:value-type="float">
            <text:p>2559055</text:p>
          </table:table-cell>
          <table:table-cell table:formula="of:=[.A162]/1000/(60*60*24)" office:value-type="time" office:time-value="PT00H42M39.055S" calcext:value-type="time">
            <text:p>00:42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90.02" calcext:value-type="float">
            <text:p>90.02</text:p>
          </table:table-cell>
          <table:table-cell office:value-type="float" office:value="113.52" calcext:value-type="float">
            <text:p>113.52</text:p>
          </table:table-cell>
        </table:table-row>
        <table:table-row table:style-name="ro1">
          <table:table-cell office:value-type="float" office:value="2575055" calcext:value-type="float">
            <text:p>2575055</text:p>
          </table:table-cell>
          <table:table-cell table:formula="of:=[.A163]/1000/(60*60*24)" office:value-type="time" office:time-value="PT00H42M55.055S" calcext:value-type="time">
            <text:p>00:42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90.57" calcext:value-type="float">
            <text:p>90.57</text:p>
          </table:table-cell>
          <table:table-cell office:value-type="float" office:value="114.19" calcext:value-type="float">
            <text:p>114.19</text:p>
          </table:table-cell>
        </table:table-row>
        <table:table-row table:style-name="ro1">
          <table:table-cell office:value-type="float" office:value="2591055" calcext:value-type="float">
            <text:p>2591055</text:p>
          </table:table-cell>
          <table:table-cell table:formula="of:=[.A164]/1000/(60*60*24)" office:value-type="time" office:time-value="PT00H43M11.055S" calcext:value-type="time">
            <text:p>00:43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91.12" calcext:value-type="float">
            <text:p>91.12</text:p>
          </table:table-cell>
          <table:table-cell office:value-type="float" office:value="114.87" calcext:value-type="float">
            <text:p>114.87</text:p>
          </table:table-cell>
        </table:table-row>
        <table:table-row table:style-name="ro1">
          <table:table-cell office:value-type="float" office:value="2607055" calcext:value-type="float">
            <text:p>2607055</text:p>
          </table:table-cell>
          <table:table-cell table:formula="of:=[.A165]/1000/(60*60*24)" office:value-type="time" office:time-value="PT00H43M27.055S" calcext:value-type="time">
            <text:p>00:43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91.66" calcext:value-type="float">
            <text:p>91.66</text:p>
          </table:table-cell>
          <table:table-cell office:value-type="float" office:value="115.54" calcext:value-type="float">
            <text:p>115.54</text:p>
          </table:table-cell>
        </table:table-row>
        <table:table-row table:style-name="ro1">
          <table:table-cell office:value-type="float" office:value="2623055" calcext:value-type="float">
            <text:p>2623055</text:p>
          </table:table-cell>
          <table:table-cell table:formula="of:=[.A166]/1000/(60*60*24)" office:value-type="time" office:time-value="PT00H43M43.055S" calcext:value-type="time">
            <text:p>00:43:43</text:p>
          </table:table-cell>
          <table:table-cell office:value-type="float" office:value="1.22" calcext:value-type="float">
            <text:p>1.22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21" calcext:value-type="float">
            <text:p>151.21</text:p>
          </table:table-cell>
          <table:table-cell office:value-type="float" office:value="92.21" calcext:value-type="float">
            <text:p>92.21</text:p>
          </table:table-cell>
          <table:table-cell office:value-type="float" office:value="116.21" calcext:value-type="float">
            <text:p>116.21</text:p>
          </table:table-cell>
        </table:table-row>
        <table:table-row table:style-name="ro1">
          <table:table-cell office:value-type="float" office:value="2639055" calcext:value-type="float">
            <text:p>2639055</text:p>
          </table:table-cell>
          <table:table-cell table:formula="of:=[.A167]/1000/(60*60*24)" office:value-type="time" office:time-value="PT00H43M59.055S" calcext:value-type="time">
            <text:p>00:43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92.76" calcext:value-type="float">
            <text:p>92.76</text:p>
          </table:table-cell>
          <table:table-cell office:value-type="float" office:value="116.89" calcext:value-type="float">
            <text:p>116.89</text:p>
          </table:table-cell>
        </table:table-row>
        <table:table-row table:style-name="ro1">
          <table:table-cell office:value-type="float" office:value="2655055" calcext:value-type="float">
            <text:p>2655055</text:p>
          </table:table-cell>
          <table:table-cell table:formula="of:=[.A168]/1000/(60*60*24)" office:value-type="time" office:time-value="PT00H44M15.055S" calcext:value-type="time">
            <text:p>00:44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93.31" calcext:value-type="float">
            <text:p>93.31</text:p>
          </table:table-cell>
          <table:table-cell office:value-type="float" office:value="117.56" calcext:value-type="float">
            <text:p>117.56</text:p>
          </table:table-cell>
        </table:table-row>
        <table:table-row table:style-name="ro1">
          <table:table-cell office:value-type="float" office:value="2671055" calcext:value-type="float">
            <text:p>2671055</text:p>
          </table:table-cell>
          <table:table-cell table:formula="of:=[.A169]/1000/(60*60*24)" office:value-type="time" office:time-value="PT00H44M31.055S" calcext:value-type="time">
            <text:p>00:44:31</text:p>
          </table:table-cell>
          <table:table-cell office:value-type="float" office:value="1.22" calcext:value-type="float">
            <text:p>1.22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21" calcext:value-type="float">
            <text:p>151.21</text:p>
          </table:table-cell>
          <table:table-cell office:value-type="float" office:value="93.86" calcext:value-type="float">
            <text:p>93.86</text:p>
          </table:table-cell>
          <table:table-cell office:value-type="float" office:value="118.24" calcext:value-type="float">
            <text:p>118.24</text:p>
          </table:table-cell>
        </table:table-row>
        <table:table-row table:style-name="ro1">
          <table:table-cell office:value-type="float" office:value="2687055" calcext:value-type="float">
            <text:p>2687055</text:p>
          </table:table-cell>
          <table:table-cell table:formula="of:=[.A170]/1000/(60*60*24)" office:value-type="time" office:time-value="PT00H44M47.055S" calcext:value-type="time">
            <text:p>00:44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94.41" calcext:value-type="float">
            <text:p>94.41</text:p>
          </table:table-cell>
          <table:table-cell office:value-type="float" office:value="118.91" calcext:value-type="float">
            <text:p>118.91</text:p>
          </table:table-cell>
        </table:table-row>
        <table:table-row table:style-name="ro1">
          <table:table-cell office:value-type="float" office:value="2703055" calcext:value-type="float">
            <text:p>2703055</text:p>
          </table:table-cell>
          <table:table-cell table:formula="of:=[.A171]/1000/(60*60*24)" office:value-type="time" office:time-value="PT00H45M03.055S" calcext:value-type="time">
            <text:p>00:45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94.96" calcext:value-type="float">
            <text:p>94.96</text:p>
          </table:table-cell>
          <table:table-cell office:value-type="float" office:value="119.58" calcext:value-type="float">
            <text:p>119.58</text:p>
          </table:table-cell>
        </table:table-row>
        <table:table-row table:style-name="ro1">
          <table:table-cell office:value-type="float" office:value="2719055" calcext:value-type="float">
            <text:p>2719055</text:p>
          </table:table-cell>
          <table:table-cell table:formula="of:=[.A172]/1000/(60*60*24)" office:value-type="time" office:time-value="PT00H45M19.055S" calcext:value-type="time">
            <text:p>00:45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95.51" calcext:value-type="float">
            <text:p>95.51</text:p>
          </table:table-cell>
          <table:table-cell office:value-type="float" office:value="120.26" calcext:value-type="float">
            <text:p>120.26</text:p>
          </table:table-cell>
        </table:table-row>
        <table:table-row table:style-name="ro1">
          <table:table-cell office:value-type="float" office:value="2735055" calcext:value-type="float">
            <text:p>2735055</text:p>
          </table:table-cell>
          <table:table-cell table:formula="of:=[.A173]/1000/(60*60*24)" office:value-type="time" office:time-value="PT00H45M35.055S" calcext:value-type="time">
            <text:p>00:45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96.05" calcext:value-type="float">
            <text:p>96.05</text:p>
          </table:table-cell>
          <table:table-cell office:value-type="float" office:value="120.93" calcext:value-type="float">
            <text:p>120.93</text:p>
          </table:table-cell>
        </table:table-row>
        <table:table-row table:style-name="ro1">
          <table:table-cell office:value-type="float" office:value="2751055" calcext:value-type="float">
            <text:p>2751055</text:p>
          </table:table-cell>
          <table:table-cell table:formula="of:=[.A174]/1000/(60*60*24)" office:value-type="time" office:time-value="PT00H45M51.055S" calcext:value-type="time">
            <text:p>00:45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96.6" calcext:value-type="float">
            <text:p>96.6</text:p>
          </table:table-cell>
          <table:table-cell office:value-type="float" office:value="121.6" calcext:value-type="float">
            <text:p>121.6</text:p>
          </table:table-cell>
        </table:table-row>
        <table:table-row table:style-name="ro1">
          <table:table-cell office:value-type="float" office:value="2767055" calcext:value-type="float">
            <text:p>2767055</text:p>
          </table:table-cell>
          <table:table-cell table:formula="of:=[.A175]/1000/(60*60*24)" office:value-type="time" office:time-value="PT00H46M07.055S" calcext:value-type="time">
            <text:p>00:46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97.15" calcext:value-type="float">
            <text:p>97.15</text:p>
          </table:table-cell>
          <table:table-cell office:value-type="float" office:value="122.28" calcext:value-type="float">
            <text:p>122.28</text:p>
          </table:table-cell>
        </table:table-row>
        <table:table-row table:style-name="ro1">
          <table:table-cell office:value-type="float" office:value="2783055" calcext:value-type="float">
            <text:p>2783055</text:p>
          </table:table-cell>
          <table:table-cell table:formula="of:=[.A176]/1000/(60*60*24)" office:value-type="time" office:time-value="PT00H46M23.055S" calcext:value-type="time">
            <text:p>00:46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97.7" calcext:value-type="float">
            <text:p>97.7</text:p>
          </table:table-cell>
          <table:table-cell office:value-type="float" office:value="122.95" calcext:value-type="float">
            <text:p>122.95</text:p>
          </table:table-cell>
        </table:table-row>
        <table:table-row table:style-name="ro1">
          <table:table-cell office:value-type="float" office:value="2799055" calcext:value-type="float">
            <text:p>2799055</text:p>
          </table:table-cell>
          <table:table-cell table:formula="of:=[.A177]/1000/(60*60*24)" office:value-type="time" office:time-value="PT00H46M39.055S" calcext:value-type="time">
            <text:p>00:46:39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98.25" calcext:value-type="float">
            <text:p>98.25</text:p>
          </table:table-cell>
          <table:table-cell office:value-type="float" office:value="123.62" calcext:value-type="float">
            <text:p>123.62</text:p>
          </table:table-cell>
        </table:table-row>
        <table:table-row table:style-name="ro1">
          <table:table-cell office:value-type="float" office:value="2815055" calcext:value-type="float">
            <text:p>2815055</text:p>
          </table:table-cell>
          <table:table-cell table:formula="of:=[.A178]/1000/(60*60*24)" office:value-type="time" office:time-value="PT00H46M55.055S" calcext:value-type="time">
            <text:p>00:46:55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98.79" calcext:value-type="float">
            <text:p>98.79</text:p>
          </table:table-cell>
          <table:table-cell office:value-type="float" office:value="124.29" calcext:value-type="float">
            <text:p>124.29</text:p>
          </table:table-cell>
        </table:table-row>
        <table:table-row table:style-name="ro1">
          <table:table-cell office:value-type="float" office:value="2831055" calcext:value-type="float">
            <text:p>2831055</text:p>
          </table:table-cell>
          <table:table-cell table:formula="of:=[.A179]/1000/(60*60*24)" office:value-type="time" office:time-value="PT00H47M11.055S" calcext:value-type="time">
            <text:p>00:47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99.34" calcext:value-type="float">
            <text:p>99.34</text:p>
          </table:table-cell>
          <table:table-cell office:value-type="float" office:value="124.96" calcext:value-type="float">
            <text:p>124.96</text:p>
          </table:table-cell>
        </table:table-row>
        <table:table-row table:style-name="ro1">
          <table:table-cell office:value-type="float" office:value="2847055" calcext:value-type="float">
            <text:p>2847055</text:p>
          </table:table-cell>
          <table:table-cell table:formula="of:=[.A180]/1000/(60*60*24)" office:value-type="time" office:time-value="PT00H47M27.055S" calcext:value-type="time">
            <text:p>00:47:27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99.89" calcext:value-type="float">
            <text:p>99.89</text:p>
          </table:table-cell>
          <table:table-cell office:value-type="float" office:value="125.63" calcext:value-type="float">
            <text:p>125.63</text:p>
          </table:table-cell>
        </table:table-row>
        <table:table-row table:style-name="ro1">
          <table:table-cell office:value-type="float" office:value="2863055" calcext:value-type="float">
            <text:p>2863055</text:p>
          </table:table-cell>
          <table:table-cell table:formula="of:=[.A181]/1000/(60*60*24)" office:value-type="time" office:time-value="PT00H47M43.055S" calcext:value-type="time">
            <text:p>00:47:43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100.44" calcext:value-type="float">
            <text:p>100.44</text:p>
          </table:table-cell>
          <table:table-cell office:value-type="float" office:value="126.3" calcext:value-type="float">
            <text:p>126.3</text:p>
          </table:table-cell>
        </table:table-row>
        <table:table-row table:style-name="ro1">
          <table:table-cell office:value-type="float" office:value="2879055" calcext:value-type="float">
            <text:p>2879055</text:p>
          </table:table-cell>
          <table:table-cell table:formula="of:=[.A182]/1000/(60*60*24)" office:value-type="time" office:time-value="PT00H47M59.055S" calcext:value-type="time">
            <text:p>00:47:59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00.98" calcext:value-type="float">
            <text:p>100.98</text:p>
          </table:table-cell>
          <table:table-cell office:value-type="float" office:value="126.97" calcext:value-type="float">
            <text:p>126.97</text:p>
          </table:table-cell>
        </table:table-row>
        <table:table-row table:style-name="ro1">
          <table:table-cell office:value-type="float" office:value="2895055" calcext:value-type="float">
            <text:p>2895055</text:p>
          </table:table-cell>
          <table:table-cell table:formula="of:=[.A183]/1000/(60*60*24)" office:value-type="time" office:time-value="PT00H48M15.055S" calcext:value-type="time">
            <text:p>00:48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101.53" calcext:value-type="float">
            <text:p>101.53</text:p>
          </table:table-cell>
          <table:table-cell office:value-type="float" office:value="127.64" calcext:value-type="float">
            <text:p>127.64</text:p>
          </table:table-cell>
        </table:table-row>
        <table:table-row table:style-name="ro1">
          <table:table-cell office:value-type="float" office:value="2911055" calcext:value-type="float">
            <text:p>2911055</text:p>
          </table:table-cell>
          <table:table-cell table:formula="of:=[.A184]/1000/(60*60*24)" office:value-type="time" office:time-value="PT00H48M31.055S" calcext:value-type="time">
            <text:p>00:48:31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02.08" calcext:value-type="float">
            <text:p>102.08</text:p>
          </table:table-cell>
          <table:table-cell office:value-type="float" office:value="128.31" calcext:value-type="float">
            <text:p>128.31</text:p>
          </table:table-cell>
        </table:table-row>
        <table:table-row table:style-name="ro1">
          <table:table-cell office:value-type="float" office:value="2927055" calcext:value-type="float">
            <text:p>2927055</text:p>
          </table:table-cell>
          <table:table-cell table:formula="of:=[.A185]/1000/(60*60*24)" office:value-type="time" office:time-value="PT00H48M47.055S" calcext:value-type="time">
            <text:p>00:48:47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02.63" calcext:value-type="float">
            <text:p>102.63</text:p>
          </table:table-cell>
          <table:table-cell office:value-type="float" office:value="128.98" calcext:value-type="float">
            <text:p>128.98</text:p>
          </table:table-cell>
        </table:table-row>
        <table:table-row table:style-name="ro1">
          <table:table-cell office:value-type="float" office:value="2943055" calcext:value-type="float">
            <text:p>2943055</text:p>
          </table:table-cell>
          <table:table-cell table:formula="of:=[.A186]/1000/(60*60*24)" office:value-type="time" office:time-value="PT00H49M03.055S" calcext:value-type="time">
            <text:p>00:49:03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03.17" calcext:value-type="float">
            <text:p>103.17</text:p>
          </table:table-cell>
          <table:table-cell office:value-type="float" office:value="129.65" calcext:value-type="float">
            <text:p>129.65</text:p>
          </table:table-cell>
        </table:table-row>
        <table:table-row table:style-name="ro1">
          <table:table-cell office:value-type="float" office:value="2959055" calcext:value-type="float">
            <text:p>2959055</text:p>
          </table:table-cell>
          <table:table-cell table:formula="of:=[.A187]/1000/(60*60*24)" office:value-type="time" office:time-value="PT00H49M19.055S" calcext:value-type="time">
            <text:p>00:49:19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03.72" calcext:value-type="float">
            <text:p>103.72</text:p>
          </table:table-cell>
          <table:table-cell office:value-type="float" office:value="130.32" calcext:value-type="float">
            <text:p>130.32</text:p>
          </table:table-cell>
        </table:table-row>
        <table:table-row table:style-name="ro1">
          <table:table-cell office:value-type="float" office:value="2975055" calcext:value-type="float">
            <text:p>2975055</text:p>
          </table:table-cell>
          <table:table-cell table:formula="of:=[.A188]/1000/(60*60*24)" office:value-type="time" office:time-value="PT00H49M35.055S" calcext:value-type="time">
            <text:p>00:49:35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04.27" calcext:value-type="float">
            <text:p>104.27</text:p>
          </table:table-cell>
          <table:table-cell office:value-type="float" office:value="130.99" calcext:value-type="float">
            <text:p>130.99</text:p>
          </table:table-cell>
        </table:table-row>
        <table:table-row table:style-name="ro1">
          <table:table-cell office:value-type="float" office:value="2991055" calcext:value-type="float">
            <text:p>2991055</text:p>
          </table:table-cell>
          <table:table-cell table:formula="of:=[.A189]/1000/(60*60*24)" office:value-type="time" office:time-value="PT00H49M51.055S" calcext:value-type="time">
            <text:p>00:49:51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04.81" calcext:value-type="float">
            <text:p>104.81</text:p>
          </table:table-cell>
          <table:table-cell office:value-type="float" office:value="131.66" calcext:value-type="float">
            <text:p>131.66</text:p>
          </table:table-cell>
        </table:table-row>
        <table:table-row table:style-name="ro1">
          <table:table-cell office:value-type="float" office:value="3007055" calcext:value-type="float">
            <text:p>3007055</text:p>
          </table:table-cell>
          <table:table-cell table:formula="of:=[.A190]/1000/(60*60*24)" office:value-type="time" office:time-value="PT00H50M07.055S" calcext:value-type="time">
            <text:p>00:50:07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05.36" calcext:value-type="float">
            <text:p>105.36</text:p>
          </table:table-cell>
          <table:table-cell office:value-type="float" office:value="132.33" calcext:value-type="float">
            <text:p>132.33</text:p>
          </table:table-cell>
        </table:table-row>
        <table:table-row table:style-name="ro1">
          <table:table-cell office:value-type="float" office:value="3023055" calcext:value-type="float">
            <text:p>3023055</text:p>
          </table:table-cell>
          <table:table-cell table:formula="of:=[.A191]/1000/(60*60*24)" office:value-type="time" office:time-value="PT00H50M23.055S" calcext:value-type="time">
            <text:p>00:50:23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05.91" calcext:value-type="float">
            <text:p>105.9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039055" calcext:value-type="float">
            <text:p>3039055</text:p>
          </table:table-cell>
          <table:table-cell table:formula="of:=[.A192]/1000/(60*60*24)" office:value-type="time" office:time-value="PT00H50M39.055S" calcext:value-type="time">
            <text:p>00:50:39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06.45" calcext:value-type="float">
            <text:p>106.45</text:p>
          </table:table-cell>
          <table:table-cell office:value-type="float" office:value="133.67" calcext:value-type="float">
            <text:p>133.67</text:p>
          </table:table-cell>
        </table:table-row>
        <table:table-row table:style-name="ro1">
          <table:table-cell office:value-type="float" office:value="3055055" calcext:value-type="float">
            <text:p>3055055</text:p>
          </table:table-cell>
          <table:table-cell table:formula="of:=[.A193]/1000/(60*60*24)" office:value-type="time" office:time-value="PT00H50M55.055S" calcext:value-type="time">
            <text:p>00:50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07" calcext:value-type="float">
            <text:p>107</text:p>
          </table:table-cell>
          <table:table-cell office:value-type="float" office:value="134.34" calcext:value-type="float">
            <text:p>134.34</text:p>
          </table:table-cell>
        </table:table-row>
        <table:table-row table:style-name="ro1">
          <table:table-cell office:value-type="float" office:value="3071055" calcext:value-type="float">
            <text:p>3071055</text:p>
          </table:table-cell>
          <table:table-cell table:formula="of:=[.A194]/1000/(60*60*24)" office:value-type="time" office:time-value="PT00H51M11.055S" calcext:value-type="time">
            <text:p>00:51:11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07.55" calcext:value-type="float">
            <text:p>107.55</text:p>
          </table:table-cell>
          <table:table-cell office:value-type="float" office:value="135.01" calcext:value-type="float">
            <text:p>135.01</text:p>
          </table:table-cell>
        </table:table-row>
        <table:table-row table:style-name="ro1">
          <table:table-cell office:value-type="float" office:value="3087055" calcext:value-type="float">
            <text:p>3087055</text:p>
          </table:table-cell>
          <table:table-cell table:formula="of:=[.A195]/1000/(60*60*24)" office:value-type="time" office:time-value="PT00H51M27.055S" calcext:value-type="time">
            <text:p>00:51:27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1" calcext:value-type="float">
            <text:p>150.1</text:p>
          </table:table-cell>
          <table:table-cell office:value-type="float" office:value="108.09" calcext:value-type="float">
            <text:p>108.09</text:p>
          </table:table-cell>
          <table:table-cell office:value-type="float" office:value="135.68" calcext:value-type="float">
            <text:p>135.68</text:p>
          </table:table-cell>
        </table:table-row>
        <table:table-row table:style-name="ro1">
          <table:table-cell office:value-type="float" office:value="3103055" calcext:value-type="float">
            <text:p>3103055</text:p>
          </table:table-cell>
          <table:table-cell table:formula="of:=[.A196]/1000/(60*60*24)" office:value-type="time" office:time-value="PT00H51M43.055S" calcext:value-type="time">
            <text:p>00:51:43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08.64" calcext:value-type="float">
            <text:p>108.64</text:p>
          </table:table-cell>
          <table:table-cell office:value-type="float" office:value="136.34" calcext:value-type="float">
            <text:p>136.34</text:p>
          </table:table-cell>
        </table:table-row>
        <table:table-row table:style-name="ro1">
          <table:table-cell office:value-type="float" office:value="3119055" calcext:value-type="float">
            <text:p>3119055</text:p>
          </table:table-cell>
          <table:table-cell table:formula="of:=[.A197]/1000/(60*60*24)" office:value-type="time" office:time-value="PT00H51M59.055S" calcext:value-type="time">
            <text:p>00:51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109.19" calcext:value-type="float">
            <text:p>109.19</text:p>
          </table:table-cell>
          <table:table-cell office:value-type="float" office:value="137.01" calcext:value-type="float">
            <text:p>137.01</text:p>
          </table:table-cell>
        </table:table-row>
        <table:table-row table:style-name="ro1">
          <table:table-cell office:value-type="float" office:value="3135055" calcext:value-type="float">
            <text:p>3135055</text:p>
          </table:table-cell>
          <table:table-cell table:formula="of:=[.A198]/1000/(60*60*24)" office:value-type="time" office:time-value="PT00H52M15.055S" calcext:value-type="time">
            <text:p>00:52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09.73" calcext:value-type="float">
            <text:p>109.73</text:p>
          </table:table-cell>
          <table:table-cell office:value-type="float" office:value="137.68" calcext:value-type="float">
            <text:p>137.68</text:p>
          </table:table-cell>
        </table:table-row>
        <table:table-row table:style-name="ro1">
          <table:table-cell office:value-type="float" office:value="3151055" calcext:value-type="float">
            <text:p>3151055</text:p>
          </table:table-cell>
          <table:table-cell table:formula="of:=[.A199]/1000/(60*60*24)" office:value-type="time" office:time-value="PT00H52M31.055S" calcext:value-type="time">
            <text:p>00:52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110.28" calcext:value-type="float">
            <text:p>110.28</text:p>
          </table:table-cell>
          <table:table-cell office:value-type="float" office:value="138.35" calcext:value-type="float">
            <text:p>138.35</text:p>
          </table:table-cell>
        </table:table-row>
        <table:table-row table:style-name="ro1">
          <table:table-cell office:value-type="float" office:value="3167055" calcext:value-type="float">
            <text:p>3167055</text:p>
          </table:table-cell>
          <table:table-cell table:formula="of:=[.A200]/1000/(60*60*24)" office:value-type="time" office:time-value="PT00H52M47.055S" calcext:value-type="time">
            <text:p>00:52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110.83" calcext:value-type="float">
            <text:p>110.83</text:p>
          </table:table-cell>
          <table:table-cell office:value-type="float" office:value="139.01" calcext:value-type="float">
            <text:p>139.01</text:p>
          </table:table-cell>
        </table:table-row>
        <table:table-row table:style-name="ro1">
          <table:table-cell office:value-type="float" office:value="3183055" calcext:value-type="float">
            <text:p>3183055</text:p>
          </table:table-cell>
          <table:table-cell table:formula="of:=[.A201]/1000/(60*60*24)" office:value-type="time" office:time-value="PT00H53M03.055S" calcext:value-type="time">
            <text:p>00:53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111.37" calcext:value-type="float">
            <text:p>111.37</text:p>
          </table:table-cell>
          <table:table-cell office:value-type="float" office:value="139.68" calcext:value-type="float">
            <text:p>139.68</text:p>
          </table:table-cell>
        </table:table-row>
        <table:table-row table:style-name="ro1">
          <table:table-cell office:value-type="float" office:value="3199055" calcext:value-type="float">
            <text:p>3199055</text:p>
          </table:table-cell>
          <table:table-cell table:formula="of:=[.A202]/1000/(60*60*24)" office:value-type="time" office:time-value="PT00H53M19.055S" calcext:value-type="time">
            <text:p>00:53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11.92" calcext:value-type="float">
            <text:p>111.92</text:p>
          </table:table-cell>
          <table:table-cell office:value-type="float" office:value="140.35" calcext:value-type="float">
            <text:p>140.35</text:p>
          </table:table-cell>
        </table:table-row>
        <table:table-row table:style-name="ro1">
          <table:table-cell office:value-type="float" office:value="3215055" calcext:value-type="float">
            <text:p>3215055</text:p>
          </table:table-cell>
          <table:table-cell table:formula="of:=[.A203]/1000/(60*60*24)" office:value-type="time" office:time-value="PT00H53M35.055S" calcext:value-type="time">
            <text:p>00:53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112.46" calcext:value-type="float">
            <text:p>112.46</text:p>
          </table:table-cell>
          <table:table-cell office:value-type="float" office:value="141.01" calcext:value-type="float">
            <text:p>141.01</text:p>
          </table:table-cell>
        </table:table-row>
        <table:table-row table:style-name="ro1">
          <table:table-cell office:value-type="float" office:value="3231055" calcext:value-type="float">
            <text:p>3231055</text:p>
          </table:table-cell>
          <table:table-cell table:formula="of:=[.A204]/1000/(60*60*24)" office:value-type="time" office:time-value="PT00H53M51.055S" calcext:value-type="time">
            <text:p>00:53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13.01" calcext:value-type="float">
            <text:p>113.01</text:p>
          </table:table-cell>
          <table:table-cell office:value-type="float" office:value="141.68" calcext:value-type="float">
            <text:p>141.68</text:p>
          </table:table-cell>
        </table:table-row>
        <table:table-row table:style-name="ro1">
          <table:table-cell office:value-type="float" office:value="3247055" calcext:value-type="float">
            <text:p>3247055</text:p>
          </table:table-cell>
          <table:table-cell table:formula="of:=[.A205]/1000/(60*60*24)" office:value-type="time" office:time-value="PT00H54M07.055S" calcext:value-type="time">
            <text:p>00:54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13.55" calcext:value-type="float">
            <text:p>113.55</text:p>
          </table:table-cell>
          <table:table-cell office:value-type="float" office:value="142.35" calcext:value-type="float">
            <text:p>142.35</text:p>
          </table:table-cell>
        </table:table-row>
        <table:table-row table:style-name="ro1">
          <table:table-cell office:value-type="float" office:value="3263055" calcext:value-type="float">
            <text:p>3263055</text:p>
          </table:table-cell>
          <table:table-cell table:formula="of:=[.A206]/1000/(60*60*24)" office:value-type="time" office:time-value="PT00H54M23.055S" calcext:value-type="time">
            <text:p>00:54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14.1" calcext:value-type="float">
            <text:p>114.1</text:p>
          </table:table-cell>
          <table:table-cell office:value-type="float" office:value="143.01" calcext:value-type="float">
            <text:p>143.01</text:p>
          </table:table-cell>
        </table:table-row>
        <table:table-row table:style-name="ro1">
          <table:table-cell office:value-type="float" office:value="3279055" calcext:value-type="float">
            <text:p>3279055</text:p>
          </table:table-cell>
          <table:table-cell table:formula="of:=[.A207]/1000/(60*60*24)" office:value-type="time" office:time-value="PT00H54M39.055S" calcext:value-type="time">
            <text:p>00:54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14.65" calcext:value-type="float">
            <text:p>114.65</text:p>
          </table:table-cell>
          <table:table-cell office:value-type="float" office:value="143.68" calcext:value-type="float">
            <text:p>143.68</text:p>
          </table:table-cell>
        </table:table-row>
        <table:table-row table:style-name="ro1">
          <table:table-cell office:value-type="float" office:value="3295055" calcext:value-type="float">
            <text:p>3295055</text:p>
          </table:table-cell>
          <table:table-cell table:formula="of:=[.A208]/1000/(60*60*24)" office:value-type="time" office:time-value="PT00H54M55.055S" calcext:value-type="time">
            <text:p>00:54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15.19" calcext:value-type="float">
            <text:p>115.19</text:p>
          </table:table-cell>
          <table:table-cell office:value-type="float" office:value="144.34" calcext:value-type="float">
            <text:p>144.34</text:p>
          </table:table-cell>
        </table:table-row>
        <table:table-row table:style-name="ro1">
          <table:table-cell office:value-type="float" office:value="3311055" calcext:value-type="float">
            <text:p>3311055</text:p>
          </table:table-cell>
          <table:table-cell table:formula="of:=[.A209]/1000/(60*60*24)" office:value-type="time" office:time-value="PT00H55M11.055S" calcext:value-type="time">
            <text:p>00:55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15.74" calcext:value-type="float">
            <text:p>115.74</text:p>
          </table:table-cell>
          <table:table-cell office:value-type="float" office:value="145.01" calcext:value-type="float">
            <text:p>145.01</text:p>
          </table:table-cell>
        </table:table-row>
        <table:table-row table:style-name="ro1">
          <table:table-cell office:value-type="float" office:value="3327055" calcext:value-type="float">
            <text:p>3327055</text:p>
          </table:table-cell>
          <table:table-cell table:formula="of:=[.A210]/1000/(60*60*24)" office:value-type="time" office:time-value="PT00H55M27.055S" calcext:value-type="time">
            <text:p>00:55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16.28" calcext:value-type="float">
            <text:p>116.28</text:p>
          </table:table-cell>
          <table:table-cell office:value-type="float" office:value="145.67" calcext:value-type="float">
            <text:p>145.67</text:p>
          </table:table-cell>
        </table:table-row>
        <table:table-row table:style-name="ro1">
          <table:table-cell office:value-type="float" office:value="3343055" calcext:value-type="float">
            <text:p>3343055</text:p>
          </table:table-cell>
          <table:table-cell table:formula="of:=[.A211]/1000/(60*60*24)" office:value-type="time" office:time-value="PT00H55M43.055S" calcext:value-type="time">
            <text:p>00:55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16.83" calcext:value-type="float">
            <text:p>116.83</text:p>
          </table:table-cell>
          <table:table-cell office:value-type="float" office:value="146.34" calcext:value-type="float">
            <text:p>146.34</text:p>
          </table:table-cell>
        </table:table-row>
        <table:table-row table:style-name="ro1">
          <table:table-cell office:value-type="float" office:value="3359055" calcext:value-type="float">
            <text:p>3359055</text:p>
          </table:table-cell>
          <table:table-cell table:formula="of:=[.A212]/1000/(60*60*24)" office:value-type="time" office:time-value="PT00H55M59.055S" calcext:value-type="time">
            <text:p>00:55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17.37" calcext:value-type="float">
            <text:p>117.37</text:p>
          </table:table-cell>
          <table:table-cell office:value-type="float" office:value="147.01" calcext:value-type="float">
            <text:p>147.01</text:p>
          </table:table-cell>
        </table:table-row>
        <table:table-row table:style-name="ro1">
          <table:table-cell office:value-type="float" office:value="3375055" calcext:value-type="float">
            <text:p>3375055</text:p>
          </table:table-cell>
          <table:table-cell table:formula="of:=[.A213]/1000/(60*60*24)" office:value-type="time" office:time-value="PT00H56M15.055S" calcext:value-type="time">
            <text:p>00:56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117.92" calcext:value-type="float">
            <text:p>117.92</text:p>
          </table:table-cell>
          <table:table-cell office:value-type="float" office:value="147.67" calcext:value-type="float">
            <text:p>147.67</text:p>
          </table:table-cell>
        </table:table-row>
        <table:table-row table:style-name="ro1">
          <table:table-cell office:value-type="float" office:value="3391055" calcext:value-type="float">
            <text:p>3391055</text:p>
          </table:table-cell>
          <table:table-cell table:formula="of:=[.A214]/1000/(60*60*24)" office:value-type="time" office:time-value="PT00H56M31.055S" calcext:value-type="time">
            <text:p>00:56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18.46" calcext:value-type="float">
            <text:p>118.46</text:p>
          </table:table-cell>
          <table:table-cell office:value-type="float" office:value="148.34" calcext:value-type="float">
            <text:p>148.34</text:p>
          </table:table-cell>
        </table:table-row>
        <table:table-row table:style-name="ro1">
          <table:table-cell office:value-type="float" office:value="3407055" calcext:value-type="float">
            <text:p>3407055</text:p>
          </table:table-cell>
          <table:table-cell table:formula="of:=[.A215]/1000/(60*60*24)" office:value-type="time" office:time-value="PT00H56M47.055S" calcext:value-type="time">
            <text:p>00:56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119.01" calcext:value-type="float">
            <text:p>119.0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423055" calcext:value-type="float">
            <text:p>3423055</text:p>
          </table:table-cell>
          <table:table-cell table:formula="of:=[.A216]/1000/(60*60*24)" office:value-type="time" office:time-value="PT00H57M03.055S" calcext:value-type="time">
            <text:p>00:57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19.55" calcext:value-type="float">
            <text:p>119.55</text:p>
          </table:table-cell>
          <table:table-cell office:value-type="float" office:value="149.67" calcext:value-type="float">
            <text:p>149.67</text:p>
          </table:table-cell>
        </table:table-row>
        <table:table-row table:style-name="ro1">
          <table:table-cell office:value-type="float" office:value="3439055" calcext:value-type="float">
            <text:p>3439055</text:p>
          </table:table-cell>
          <table:table-cell table:formula="of:=[.A217]/1000/(60*60*24)" office:value-type="time" office:time-value="PT00H57M19.055S" calcext:value-type="time">
            <text:p>00:57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20.1" calcext:value-type="float">
            <text:p>120.1</text:p>
          </table:table-cell>
          <table:table-cell office:value-type="float" office:value="150.33" calcext:value-type="float">
            <text:p>150.33</text:p>
          </table:table-cell>
        </table:table-row>
        <table:table-row table:style-name="ro1">
          <table:table-cell office:value-type="float" office:value="3455055" calcext:value-type="float">
            <text:p>3455055</text:p>
          </table:table-cell>
          <table:table-cell table:formula="of:=[.A218]/1000/(60*60*24)" office:value-type="time" office:time-value="PT00H57M35.055S" calcext:value-type="time">
            <text:p>00:57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120.64" calcext:value-type="float">
            <text:p>120.6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471055" calcext:value-type="float">
            <text:p>3471055</text:p>
          </table:table-cell>
          <table:table-cell table:formula="of:=[.A219]/1000/(60*60*24)" office:value-type="time" office:time-value="PT00H57M51.055S" calcext:value-type="time">
            <text:p>00:57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11" calcext:value-type="float">
            <text:p>149.11</text:p>
          </table:table-cell>
          <table:table-cell office:value-type="float" office:value="121.19" calcext:value-type="float">
            <text:p>121.19</text:p>
          </table:table-cell>
          <table:table-cell office:value-type="float" office:value="151.66" calcext:value-type="float">
            <text:p>151.66</text:p>
          </table:table-cell>
        </table:table-row>
        <table:table-row table:style-name="ro1">
          <table:table-cell office:value-type="float" office:value="3487055" calcext:value-type="float">
            <text:p>3487055</text:p>
          </table:table-cell>
          <table:table-cell table:formula="of:=[.A220]/1000/(60*60*24)" office:value-type="time" office:time-value="PT00H58M07.055S" calcext:value-type="time">
            <text:p>00:58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21.73" calcext:value-type="float">
            <text:p>121.73</text:p>
          </table:table-cell>
          <table:table-cell office:value-type="float" office:value="152.32" calcext:value-type="float">
            <text:p>152.32</text:p>
          </table:table-cell>
        </table:table-row>
        <table:table-row table:style-name="ro1">
          <table:table-cell office:value-type="float" office:value="3503055" calcext:value-type="float">
            <text:p>3503055</text:p>
          </table:table-cell>
          <table:table-cell table:formula="of:=[.A221]/1000/(60*60*24)" office:value-type="time" office:time-value="PT00H58M23.055S" calcext:value-type="time">
            <text:p>00:58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22.28" calcext:value-type="float">
            <text:p>122.28</text:p>
          </table:table-cell>
          <table:table-cell office:value-type="float" office:value="152.99" calcext:value-type="float">
            <text:p>152.99</text:p>
          </table:table-cell>
        </table:table-row>
        <table:table-row table:style-name="ro1">
          <table:table-cell office:value-type="float" office:value="3519055" calcext:value-type="float">
            <text:p>3519055</text:p>
          </table:table-cell>
          <table:table-cell table:formula="of:=[.A222]/1000/(60*60*24)" office:value-type="time" office:time-value="PT00H58M39.055S" calcext:value-type="time">
            <text:p>00:58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22.82" calcext:value-type="float">
            <text:p>122.82</text:p>
          </table:table-cell>
          <table:table-cell office:value-type="float" office:value="153.65" calcext:value-type="float">
            <text:p>153.65</text:p>
          </table:table-cell>
        </table:table-row>
        <table:table-row table:style-name="ro1">
          <table:table-cell office:value-type="float" office:value="3535055" calcext:value-type="float">
            <text:p>3535055</text:p>
          </table:table-cell>
          <table:table-cell table:formula="of:=[.A223]/1000/(60*60*24)" office:value-type="time" office:time-value="PT00H58M55.055S" calcext:value-type="time">
            <text:p>00:58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23.37" calcext:value-type="float">
            <text:p>123.37</text:p>
          </table:table-cell>
          <table:table-cell office:value-type="float" office:value="154.32" calcext:value-type="float">
            <text:p>154.32</text:p>
          </table:table-cell>
        </table:table-row>
        <table:table-row table:style-name="ro1">
          <table:table-cell office:value-type="float" office:value="3551055" calcext:value-type="float">
            <text:p>3551055</text:p>
          </table:table-cell>
          <table:table-cell table:formula="of:=[.A224]/1000/(60*60*24)" office:value-type="time" office:time-value="PT00H59M11.055S" calcext:value-type="time">
            <text:p>00:59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23.91" calcext:value-type="float">
            <text:p>123.91</text:p>
          </table:table-cell>
          <table:table-cell office:value-type="float" office:value="154.98" calcext:value-type="float">
            <text:p>154.98</text:p>
          </table:table-cell>
        </table:table-row>
        <table:table-row table:style-name="ro1">
          <table:table-cell office:value-type="float" office:value="3567055" calcext:value-type="float">
            <text:p>3567055</text:p>
          </table:table-cell>
          <table:table-cell table:formula="of:=[.A225]/1000/(60*60*24)" office:value-type="time" office:time-value="PT00H59M27.055S" calcext:value-type="time">
            <text:p>00:59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24.46" calcext:value-type="float">
            <text:p>124.46</text:p>
          </table:table-cell>
          <table:table-cell office:value-type="float" office:value="155.65" calcext:value-type="float">
            <text:p>155.65</text:p>
          </table:table-cell>
        </table:table-row>
        <table:table-row table:style-name="ro1">
          <table:table-cell office:value-type="float" office:value="3583055" calcext:value-type="float">
            <text:p>3583055</text:p>
          </table:table-cell>
          <table:table-cell table:formula="of:=[.A226]/1000/(60*60*24)" office:value-type="time" office:time-value="PT00H59M43.055S" calcext:value-type="time">
            <text:p>00:59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25" calcext:value-type="float">
            <text:p>125</text:p>
          </table:table-cell>
          <table:table-cell office:value-type="float" office:value="156.31" calcext:value-type="float">
            <text:p>156.31</text:p>
          </table:table-cell>
        </table:table-row>
        <table:table-row table:style-name="ro1">
          <table:table-cell office:value-type="float" office:value="3599055" calcext:value-type="float">
            <text:p>3599055</text:p>
          </table:table-cell>
          <table:table-cell table:formula="of:=[.A227]/1000/(60*60*24)" office:value-type="time" office:time-value="PT00H59M59.055S" calcext:value-type="time">
            <text:p>00:59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25.54" calcext:value-type="float">
            <text:p>125.54</text:p>
          </table:table-cell>
          <table:table-cell office:value-type="float" office:value="156.97" calcext:value-type="float">
            <text:p>156.97</text:p>
          </table:table-cell>
        </table:table-row>
        <table:table-row table:style-name="ro1">
          <table:table-cell office:value-type="float" office:value="3615055" calcext:value-type="float">
            <text:p>3615055</text:p>
          </table:table-cell>
          <table:table-cell table:formula="of:=[.A228]/1000/(60*60*24)" office:value-type="time" office:time-value="PT01H00M15.055S" calcext:value-type="time">
            <text:p>01:00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26.09" calcext:value-type="float">
            <text:p>126.09</text:p>
          </table:table-cell>
          <table:table-cell office:value-type="float" office:value="157.64" calcext:value-type="float">
            <text:p>157.64</text:p>
          </table:table-cell>
        </table:table-row>
        <table:table-row table:style-name="ro1">
          <table:table-cell office:value-type="float" office:value="3631055" calcext:value-type="float">
            <text:p>3631055</text:p>
          </table:table-cell>
          <table:table-cell table:formula="of:=[.A229]/1000/(60*60*24)" office:value-type="time" office:time-value="PT01H00M31.055S" calcext:value-type="time">
            <text:p>01:00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26.63" calcext:value-type="float">
            <text:p>126.63</text:p>
          </table:table-cell>
          <table:table-cell office:value-type="float" office:value="158.3" calcext:value-type="float">
            <text:p>158.3</text:p>
          </table:table-cell>
        </table:table-row>
        <table:table-row table:style-name="ro1">
          <table:table-cell office:value-type="float" office:value="3647055" calcext:value-type="float">
            <text:p>3647055</text:p>
          </table:table-cell>
          <table:table-cell table:formula="of:=[.A230]/1000/(60*60*24)" office:value-type="time" office:time-value="PT01H00M47.055S" calcext:value-type="time">
            <text:p>01:00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27.18" calcext:value-type="float">
            <text:p>127.18</text:p>
          </table:table-cell>
          <table:table-cell office:value-type="float" office:value="158.96" calcext:value-type="float">
            <text:p>158.96</text:p>
          </table:table-cell>
        </table:table-row>
        <table:table-row table:style-name="ro1">
          <table:table-cell office:value-type="float" office:value="3663055" calcext:value-type="float">
            <text:p>3663055</text:p>
          </table:table-cell>
          <table:table-cell table:formula="of:=[.A231]/1000/(60*60*24)" office:value-type="time" office:time-value="PT01H01M03.055S" calcext:value-type="time">
            <text:p>01:01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27.72" calcext:value-type="float">
            <text:p>127.72</text:p>
          </table:table-cell>
          <table:table-cell office:value-type="float" office:value="159.62" calcext:value-type="float">
            <text:p>159.62</text:p>
          </table:table-cell>
        </table:table-row>
        <table:table-row table:style-name="ro1">
          <table:table-cell office:value-type="float" office:value="3679055" calcext:value-type="float">
            <text:p>3679055</text:p>
          </table:table-cell>
          <table:table-cell table:formula="of:=[.A232]/1000/(60*60*24)" office:value-type="time" office:time-value="PT01H01M19.055S" calcext:value-type="time">
            <text:p>01:01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128.27" calcext:value-type="float">
            <text:p>128.27</text:p>
          </table:table-cell>
          <table:table-cell office:value-type="float" office:value="160.29" calcext:value-type="float">
            <text:p>160.29</text:p>
          </table:table-cell>
        </table:table-row>
        <table:table-row table:style-name="ro1">
          <table:table-cell office:value-type="float" office:value="3695055" calcext:value-type="float">
            <text:p>3695055</text:p>
          </table:table-cell>
          <table:table-cell table:formula="of:=[.A233]/1000/(60*60*24)" office:value-type="time" office:time-value="PT01H01M35.055S" calcext:value-type="time">
            <text:p>01:01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28.81" calcext:value-type="float">
            <text:p>128.81</text:p>
          </table:table-cell>
          <table:table-cell office:value-type="float" office:value="160.95" calcext:value-type="float">
            <text:p>160.95</text:p>
          </table:table-cell>
        </table:table-row>
        <table:table-row table:style-name="ro1">
          <table:table-cell office:value-type="float" office:value="3711055" calcext:value-type="float">
            <text:p>3711055</text:p>
          </table:table-cell>
          <table:table-cell table:formula="of:=[.A234]/1000/(60*60*24)" office:value-type="time" office:time-value="PT01H01M51.055S" calcext:value-type="time">
            <text:p>01:01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129.35" calcext:value-type="float">
            <text:p>129.35</text:p>
          </table:table-cell>
          <table:table-cell office:value-type="float" office:value="161.61" calcext:value-type="float">
            <text:p>161.61</text:p>
          </table:table-cell>
        </table:table-row>
        <table:table-row table:style-name="ro1">
          <table:table-cell office:value-type="float" office:value="3727055" calcext:value-type="float">
            <text:p>3727055</text:p>
          </table:table-cell>
          <table:table-cell table:formula="of:=[.A235]/1000/(60*60*24)" office:value-type="time" office:time-value="PT01H02M07.055S" calcext:value-type="time">
            <text:p>01:02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29.9" calcext:value-type="float">
            <text:p>129.9</text:p>
          </table:table-cell>
          <table:table-cell office:value-type="float" office:value="162.27" calcext:value-type="float">
            <text:p>162.27</text:p>
          </table:table-cell>
        </table:table-row>
        <table:table-row table:style-name="ro1">
          <table:table-cell office:value-type="float" office:value="3743055" calcext:value-type="float">
            <text:p>3743055</text:p>
          </table:table-cell>
          <table:table-cell table:formula="of:=[.A236]/1000/(60*60*24)" office:value-type="time" office:time-value="PT01H02M23.055S" calcext:value-type="time">
            <text:p>01:02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30.44" calcext:value-type="float">
            <text:p>130.44</text:p>
          </table:table-cell>
          <table:table-cell office:value-type="float" office:value="162.94" calcext:value-type="float">
            <text:p>162.94</text:p>
          </table:table-cell>
        </table:table-row>
        <table:table-row table:style-name="ro1">
          <table:table-cell office:value-type="float" office:value="3759055" calcext:value-type="float">
            <text:p>3759055</text:p>
          </table:table-cell>
          <table:table-cell table:formula="of:=[.A237]/1000/(60*60*24)" office:value-type="time" office:time-value="PT01H02M39.055S" calcext:value-type="time">
            <text:p>01:02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30.99" calcext:value-type="float">
            <text:p>130.99</text:p>
          </table:table-cell>
          <table:table-cell office:value-type="float" office:value="163.6" calcext:value-type="float">
            <text:p>163.6</text:p>
          </table:table-cell>
        </table:table-row>
        <table:table-row table:style-name="ro1">
          <table:table-cell office:value-type="float" office:value="3775055" calcext:value-type="float">
            <text:p>3775055</text:p>
          </table:table-cell>
          <table:table-cell table:formula="of:=[.A238]/1000/(60*60*24)" office:value-type="time" office:time-value="PT01H02M55.055S" calcext:value-type="time">
            <text:p>01:02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31.53" calcext:value-type="float">
            <text:p>131.53</text:p>
          </table:table-cell>
          <table:table-cell office:value-type="float" office:value="164.26" calcext:value-type="float">
            <text:p>164.26</text:p>
          </table:table-cell>
        </table:table-row>
        <table:table-row table:style-name="ro1">
          <table:table-cell office:value-type="float" office:value="3791055" calcext:value-type="float">
            <text:p>3791055</text:p>
          </table:table-cell>
          <table:table-cell table:formula="of:=[.A239]/1000/(60*60*24)" office:value-type="time" office:time-value="PT01H03M11.055S" calcext:value-type="time">
            <text:p>01:03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132.07" calcext:value-type="float">
            <text:p>132.07</text:p>
          </table:table-cell>
          <table:table-cell office:value-type="float" office:value="164.92" calcext:value-type="float">
            <text:p>164.92</text:p>
          </table:table-cell>
        </table:table-row>
        <table:table-row table:style-name="ro1">
          <table:table-cell office:value-type="float" office:value="3807055" calcext:value-type="float">
            <text:p>3807055</text:p>
          </table:table-cell>
          <table:table-cell table:formula="of:=[.A240]/1000/(60*60*24)" office:value-type="time" office:time-value="PT01H03M27.055S" calcext:value-type="time">
            <text:p>01:03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32.62" calcext:value-type="float">
            <text:p>132.62</text:p>
          </table:table-cell>
          <table:table-cell office:value-type="float" office:value="165.58" calcext:value-type="float">
            <text:p>165.58</text:p>
          </table:table-cell>
        </table:table-row>
        <table:table-row table:style-name="ro1">
          <table:table-cell office:value-type="float" office:value="3823055" calcext:value-type="float">
            <text:p>3823055</text:p>
          </table:table-cell>
          <table:table-cell table:formula="of:=[.A241]/1000/(60*60*24)" office:value-type="time" office:time-value="PT01H03M43.055S" calcext:value-type="time">
            <text:p>01:03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133.16" calcext:value-type="float">
            <text:p>133.16</text:p>
          </table:table-cell>
          <table:table-cell office:value-type="float" office:value="166.24" calcext:value-type="float">
            <text:p>166.24</text:p>
          </table:table-cell>
        </table:table-row>
        <table:table-row table:style-name="ro1">
          <table:table-cell office:value-type="float" office:value="3839055" calcext:value-type="float">
            <text:p>3839055</text:p>
          </table:table-cell>
          <table:table-cell table:formula="of:=[.A242]/1000/(60*60*24)" office:value-type="time" office:time-value="PT01H03M59.055S" calcext:value-type="time">
            <text:p>01:03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33.7" calcext:value-type="float">
            <text:p>133.7</text:p>
          </table:table-cell>
          <table:table-cell office:value-type="float" office:value="166.9" calcext:value-type="float">
            <text:p>166.9</text:p>
          </table:table-cell>
        </table:table-row>
        <table:table-row table:style-name="ro1">
          <table:table-cell office:value-type="float" office:value="3855055" calcext:value-type="float">
            <text:p>3855055</text:p>
          </table:table-cell>
          <table:table-cell table:formula="of:=[.A243]/1000/(60*60*24)" office:value-type="time" office:time-value="PT01H04M15.055S" calcext:value-type="time">
            <text:p>01:04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34.25" calcext:value-type="float">
            <text:p>134.25</text:p>
          </table:table-cell>
          <table:table-cell office:value-type="float" office:value="167.56" calcext:value-type="float">
            <text:p>167.56</text:p>
          </table:table-cell>
        </table:table-row>
        <table:table-row table:style-name="ro1">
          <table:table-cell office:value-type="float" office:value="3871055" calcext:value-type="float">
            <text:p>3871055</text:p>
          </table:table-cell>
          <table:table-cell table:formula="of:=[.A244]/1000/(60*60*24)" office:value-type="time" office:time-value="PT01H04M31.055S" calcext:value-type="time">
            <text:p>01:04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34.79" calcext:value-type="float">
            <text:p>134.79</text:p>
          </table:table-cell>
          <table:table-cell office:value-type="float" office:value="168.23" calcext:value-type="float">
            <text:p>168.23</text:p>
          </table:table-cell>
        </table:table-row>
        <table:table-row table:style-name="ro1">
          <table:table-cell office:value-type="float" office:value="3887055" calcext:value-type="float">
            <text:p>3887055</text:p>
          </table:table-cell>
          <table:table-cell table:formula="of:=[.A245]/1000/(60*60*24)" office:value-type="time" office:time-value="PT01H04M47.055S" calcext:value-type="time">
            <text:p>01:04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35.33" calcext:value-type="float">
            <text:p>135.33</text:p>
          </table:table-cell>
          <table:table-cell office:value-type="float" office:value="168.89" calcext:value-type="float">
            <text:p>168.89</text:p>
          </table:table-cell>
        </table:table-row>
        <table:table-row table:style-name="ro1">
          <table:table-cell office:value-type="float" office:value="3903055" calcext:value-type="float">
            <text:p>3903055</text:p>
          </table:table-cell>
          <table:table-cell table:formula="of:=[.A246]/1000/(60*60*24)" office:value-type="time" office:time-value="PT01H05M03.055S" calcext:value-type="time">
            <text:p>01:05:03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135.88" calcext:value-type="float">
            <text:p>135.88</text:p>
          </table:table-cell>
          <table:table-cell office:value-type="float" office:value="169.55" calcext:value-type="float">
            <text:p>169.55</text:p>
          </table:table-cell>
        </table:table-row>
        <table:table-row table:style-name="ro1">
          <table:table-cell office:value-type="float" office:value="3919055" calcext:value-type="float">
            <text:p>3919055</text:p>
          </table:table-cell>
          <table:table-cell table:formula="of:=[.A247]/1000/(60*60*24)" office:value-type="time" office:time-value="PT01H05M19.055S" calcext:value-type="time">
            <text:p>01:05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36.42" calcext:value-type="float">
            <text:p>136.42</text:p>
          </table:table-cell>
          <table:table-cell office:value-type="float" office:value="170.21" calcext:value-type="float">
            <text:p>170.21</text:p>
          </table:table-cell>
        </table:table-row>
        <table:table-row table:style-name="ro1">
          <table:table-cell office:value-type="float" office:value="3935054" calcext:value-type="float">
            <text:p>3935054</text:p>
          </table:table-cell>
          <table:table-cell table:formula="of:=[.A248]/1000/(60*60*24)" office:value-type="time" office:time-value="PT01H05M35.054S" calcext:value-type="time">
            <text:p>01:05:35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36.96" calcext:value-type="float">
            <text:p>136.96</text:p>
          </table:table-cell>
          <table:table-cell office:value-type="float" office:value="170.87" calcext:value-type="float">
            <text:p>170.87</text:p>
          </table:table-cell>
        </table:table-row>
        <table:table-row table:style-name="ro1">
          <table:table-cell office:value-type="float" office:value="3951055" calcext:value-type="float">
            <text:p>3951055</text:p>
          </table:table-cell>
          <table:table-cell table:formula="of:=[.A249]/1000/(60*60*24)" office:value-type="time" office:time-value="PT01H05M51.055S" calcext:value-type="time">
            <text:p>01:05:51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37.51" calcext:value-type="float">
            <text:p>137.51</text:p>
          </table:table-cell>
          <table:table-cell office:value-type="float" office:value="171.53" calcext:value-type="float">
            <text:p>171.53</text:p>
          </table:table-cell>
        </table:table-row>
        <table:table-row table:style-name="ro1">
          <table:table-cell office:value-type="float" office:value="3967054" calcext:value-type="float">
            <text:p>3967054</text:p>
          </table:table-cell>
          <table:table-cell table:formula="of:=[.A250]/1000/(60*60*24)" office:value-type="time" office:time-value="PT01H06M07.054S" calcext:value-type="time">
            <text:p>01:06:0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38.05" calcext:value-type="float">
            <text:p>138.05</text:p>
          </table:table-cell>
          <table:table-cell office:value-type="float" office:value="172.19" calcext:value-type="float">
            <text:p>172.19</text:p>
          </table:table-cell>
        </table:table-row>
        <table:table-row table:style-name="ro1">
          <table:table-cell office:value-type="float" office:value="3983055" calcext:value-type="float">
            <text:p>3983055</text:p>
          </table:table-cell>
          <table:table-cell table:formula="of:=[.A251]/1000/(60*60*24)" office:value-type="time" office:time-value="PT01H06M23.055S" calcext:value-type="time">
            <text:p>01:06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38.59" calcext:value-type="float">
            <text:p>138.59</text:p>
          </table:table-cell>
          <table:table-cell office:value-type="float" office:value="172.85" calcext:value-type="float">
            <text:p>172.85</text:p>
          </table:table-cell>
        </table:table-row>
        <table:table-row table:style-name="ro1">
          <table:table-cell office:value-type="float" office:value="3999055" calcext:value-type="float">
            <text:p>3999055</text:p>
          </table:table-cell>
          <table:table-cell table:formula="of:=[.A252]/1000/(60*60*24)" office:value-type="time" office:time-value="PT01H06M39.055S" calcext:value-type="time">
            <text:p>01:06:3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39.14" calcext:value-type="float">
            <text:p>139.14</text:p>
          </table:table-cell>
          <table:table-cell office:value-type="float" office:value="173.51" calcext:value-type="float">
            <text:p>173.51</text:p>
          </table:table-cell>
        </table:table-row>
        <table:table-row table:style-name="ro1">
          <table:table-cell office:value-type="float" office:value="4015055" calcext:value-type="float">
            <text:p>4015055</text:p>
          </table:table-cell>
          <table:table-cell table:formula="of:=[.A253]/1000/(60*60*24)" office:value-type="time" office:time-value="PT01H06M55.055S" calcext:value-type="time">
            <text:p>01:06:55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139.68" calcext:value-type="float">
            <text:p>139.68</text:p>
          </table:table-cell>
          <table:table-cell office:value-type="float" office:value="174.17" calcext:value-type="float">
            <text:p>174.17</text:p>
          </table:table-cell>
        </table:table-row>
        <table:table-row table:style-name="ro1">
          <table:table-cell office:value-type="float" office:value="4031055" calcext:value-type="float">
            <text:p>4031055</text:p>
          </table:table-cell>
          <table:table-cell table:formula="of:=[.A254]/1000/(60*60*24)" office:value-type="time" office:time-value="PT01H07M11.055S" calcext:value-type="time">
            <text:p>01:07:11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40.22" calcext:value-type="float">
            <text:p>140.22</text:p>
          </table:table-cell>
          <table:table-cell office:value-type="float" office:value="174.83" calcext:value-type="float">
            <text:p>174.83</text:p>
          </table:table-cell>
        </table:table-row>
        <table:table-row table:style-name="ro1">
          <table:table-cell office:value-type="float" office:value="4047055" calcext:value-type="float">
            <text:p>4047055</text:p>
          </table:table-cell>
          <table:table-cell table:formula="of:=[.A255]/1000/(60*60*24)" office:value-type="time" office:time-value="PT01H07M27.055S" calcext:value-type="time">
            <text:p>01:07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40.77" calcext:value-type="float">
            <text:p>140.77</text:p>
          </table:table-cell>
          <table:table-cell office:value-type="float" office:value="175.49" calcext:value-type="float">
            <text:p>175.49</text:p>
          </table:table-cell>
        </table:table-row>
        <table:table-row table:style-name="ro1">
          <table:table-cell office:value-type="float" office:value="4063055" calcext:value-type="float">
            <text:p>4063055</text:p>
          </table:table-cell>
          <table:table-cell table:formula="of:=[.A256]/1000/(60*60*24)" office:value-type="time" office:time-value="PT01H07M43.055S" calcext:value-type="time">
            <text:p>01:07:43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41.31" calcext:value-type="float">
            <text:p>141.31</text:p>
          </table:table-cell>
          <table:table-cell office:value-type="float" office:value="176.15" calcext:value-type="float">
            <text:p>176.15</text:p>
          </table:table-cell>
        </table:table-row>
        <table:table-row table:style-name="ro1">
          <table:table-cell office:value-type="float" office:value="4079055" calcext:value-type="float">
            <text:p>4079055</text:p>
          </table:table-cell>
          <table:table-cell table:formula="of:=[.A257]/1000/(60*60*24)" office:value-type="time" office:time-value="PT01H07M59.055S" calcext:value-type="time">
            <text:p>01:07:59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41.85" calcext:value-type="float">
            <text:p>141.85</text:p>
          </table:table-cell>
          <table:table-cell office:value-type="float" office:value="176.81" calcext:value-type="float">
            <text:p>176.81</text:p>
          </table:table-cell>
        </table:table-row>
        <table:table-row table:style-name="ro1">
          <table:table-cell office:value-type="float" office:value="4095055" calcext:value-type="float">
            <text:p>4095055</text:p>
          </table:table-cell>
          <table:table-cell table:formula="of:=[.A258]/1000/(60*60*24)" office:value-type="time" office:time-value="PT01H08M15.055S" calcext:value-type="time">
            <text:p>01:08:15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142.4" calcext:value-type="float">
            <text:p>142.4</text:p>
          </table:table-cell>
          <table:table-cell office:value-type="float" office:value="177.47" calcext:value-type="float">
            <text:p>177.47</text:p>
          </table:table-cell>
        </table:table-row>
        <table:table-row table:style-name="ro1">
          <table:table-cell office:value-type="float" office:value="4111055" calcext:value-type="float">
            <text:p>4111055</text:p>
          </table:table-cell>
          <table:table-cell table:formula="of:=[.A259]/1000/(60*60*24)" office:value-type="time" office:time-value="PT01H08M31.055S" calcext:value-type="time">
            <text:p>01:08:31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42.94" calcext:value-type="float">
            <text:p>142.94</text:p>
          </table:table-cell>
          <table:table-cell office:value-type="float" office:value="178.13" calcext:value-type="float">
            <text:p>178.13</text:p>
          </table:table-cell>
        </table:table-row>
        <table:table-row table:style-name="ro1">
          <table:table-cell office:value-type="float" office:value="4127055" calcext:value-type="float">
            <text:p>4127055</text:p>
          </table:table-cell>
          <table:table-cell table:formula="of:=[.A260]/1000/(60*60*24)" office:value-type="time" office:time-value="PT01H08M47.055S" calcext:value-type="time">
            <text:p>01:08:47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143.48" calcext:value-type="float">
            <text:p>143.48</text:p>
          </table:table-cell>
          <table:table-cell office:value-type="float" office:value="178.79" calcext:value-type="float">
            <text:p>178.79</text:p>
          </table:table-cell>
        </table:table-row>
        <table:table-row table:style-name="ro1">
          <table:table-cell office:value-type="float" office:value="4143055" calcext:value-type="float">
            <text:p>4143055</text:p>
          </table:table-cell>
          <table:table-cell table:formula="of:=[.A261]/1000/(60*60*24)" office:value-type="time" office:time-value="PT01H09M03.055S" calcext:value-type="time">
            <text:p>01:09:03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144.02" calcext:value-type="float">
            <text:p>144.02</text:p>
          </table:table-cell>
          <table:table-cell office:value-type="float" office:value="179.45" calcext:value-type="float">
            <text:p>179.45</text:p>
          </table:table-cell>
        </table:table-row>
        <table:table-row table:style-name="ro1">
          <table:table-cell office:value-type="float" office:value="4159055" calcext:value-type="float">
            <text:p>4159055</text:p>
          </table:table-cell>
          <table:table-cell table:formula="of:=[.A262]/1000/(60*60*24)" office:value-type="time" office:time-value="PT01H09M19.055S" calcext:value-type="time">
            <text:p>01:09:19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144.57" calcext:value-type="float">
            <text:p>144.57</text:p>
          </table:table-cell>
          <table:table-cell office:value-type="float" office:value="180.11" calcext:value-type="float">
            <text:p>180.11</text:p>
          </table:table-cell>
        </table:table-row>
        <table:table-row table:style-name="ro1">
          <table:table-cell office:value-type="float" office:value="4175055" calcext:value-type="float">
            <text:p>4175055</text:p>
          </table:table-cell>
          <table:table-cell table:formula="of:=[.A263]/1000/(60*60*24)" office:value-type="time" office:time-value="PT01H09M35.055S" calcext:value-type="time">
            <text:p>01:09:35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145.11" calcext:value-type="float">
            <text:p>145.11</text:p>
          </table:table-cell>
          <table:table-cell office:value-type="float" office:value="180.77" calcext:value-type="float">
            <text:p>180.77</text:p>
          </table:table-cell>
        </table:table-row>
        <table:table-row table:style-name="ro1">
          <table:table-cell office:value-type="float" office:value="4191055" calcext:value-type="float">
            <text:p>4191055</text:p>
          </table:table-cell>
          <table:table-cell table:formula="of:=[.A264]/1000/(60*60*24)" office:value-type="time" office:time-value="PT01H09M51.055S" calcext:value-type="time">
            <text:p>01:09:51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145.65" calcext:value-type="float">
            <text:p>145.65</text:p>
          </table:table-cell>
          <table:table-cell office:value-type="float" office:value="181.43" calcext:value-type="float">
            <text:p>181.43</text:p>
          </table:table-cell>
        </table:table-row>
        <table:table-row table:style-name="ro1">
          <table:table-cell office:value-type="float" office:value="4207055" calcext:value-type="float">
            <text:p>4207055</text:p>
          </table:table-cell>
          <table:table-cell table:formula="of:=[.A265]/1000/(60*60*24)" office:value-type="time" office:time-value="PT01H10M07.055S" calcext:value-type="time">
            <text:p>01:10:07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146.19" calcext:value-type="float">
            <text:p>146.19</text:p>
          </table:table-cell>
          <table:table-cell office:value-type="float" office:value="182.09" calcext:value-type="float">
            <text:p>182.09</text:p>
          </table:table-cell>
        </table:table-row>
        <table:table-row table:style-name="ro1">
          <table:table-cell office:value-type="float" office:value="4223055" calcext:value-type="float">
            <text:p>4223055</text:p>
          </table:table-cell>
          <table:table-cell table:formula="of:=[.A266]/1000/(60*60*24)" office:value-type="time" office:time-value="PT01H10M23.055S" calcext:value-type="time">
            <text:p>01:10:23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146.74" calcext:value-type="float">
            <text:p>146.74</text:p>
          </table:table-cell>
          <table:table-cell office:value-type="float" office:value="182.74" calcext:value-type="float">
            <text:p>182.74</text:p>
          </table:table-cell>
        </table:table-row>
        <table:table-row table:style-name="ro1">
          <table:table-cell office:value-type="float" office:value="4239055" calcext:value-type="float">
            <text:p>4239055</text:p>
          </table:table-cell>
          <table:table-cell table:formula="of:=[.A267]/1000/(60*60*24)" office:value-type="time" office:time-value="PT01H10M39.055S" calcext:value-type="time">
            <text:p>01:10:39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147.28" calcext:value-type="float">
            <text:p>147.28</text:p>
          </table:table-cell>
          <table:table-cell office:value-type="float" office:value="183.4" calcext:value-type="float">
            <text:p>183.4</text:p>
          </table:table-cell>
        </table:table-row>
        <table:table-row table:style-name="ro1">
          <table:table-cell office:value-type="float" office:value="4255055" calcext:value-type="float">
            <text:p>4255055</text:p>
          </table:table-cell>
          <table:table-cell table:formula="of:=[.A268]/1000/(60*60*24)" office:value-type="time" office:time-value="PT01H10M55.055S" calcext:value-type="time">
            <text:p>01:10:55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147.82" calcext:value-type="float">
            <text:p>147.82</text:p>
          </table:table-cell>
          <table:table-cell office:value-type="float" office:value="184.06" calcext:value-type="float">
            <text:p>184.06</text:p>
          </table:table-cell>
        </table:table-row>
        <table:table-row table:style-name="ro1">
          <table:table-cell office:value-type="float" office:value="4271055" calcext:value-type="float">
            <text:p>4271055</text:p>
          </table:table-cell>
          <table:table-cell table:formula="of:=[.A269]/1000/(60*60*24)" office:value-type="time" office:time-value="PT01H11M11.055S" calcext:value-type="time">
            <text:p>01:11:11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148.37" calcext:value-type="float">
            <text:p>148.37</text:p>
          </table:table-cell>
          <table:table-cell office:value-type="float" office:value="184.72" calcext:value-type="float">
            <text:p>184.72</text:p>
          </table:table-cell>
        </table:table-row>
        <table:table-row table:style-name="ro1">
          <table:table-cell office:value-type="float" office:value="4287055" calcext:value-type="float">
            <text:p>4287055</text:p>
          </table:table-cell>
          <table:table-cell table:formula="of:=[.A270]/1000/(60*60*24)" office:value-type="time" office:time-value="PT01H11M27.055S" calcext:value-type="time">
            <text:p>01:11:27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148.91" calcext:value-type="float">
            <text:p>148.91</text:p>
          </table:table-cell>
          <table:table-cell office:value-type="float" office:value="185.38" calcext:value-type="float">
            <text:p>185.38</text:p>
          </table:table-cell>
        </table:table-row>
        <table:table-row table:style-name="ro1">
          <table:table-cell office:value-type="float" office:value="4303055" calcext:value-type="float">
            <text:p>4303055</text:p>
          </table:table-cell>
          <table:table-cell table:formula="of:=[.A271]/1000/(60*60*24)" office:value-type="time" office:time-value="PT01H11M43.055S" calcext:value-type="time">
            <text:p>01:11:43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149.45" calcext:value-type="float">
            <text:p>149.45</text:p>
          </table:table-cell>
          <table:table-cell office:value-type="float" office:value="186.04" calcext:value-type="float">
            <text:p>186.04</text:p>
          </table:table-cell>
        </table:table-row>
        <table:table-row table:style-name="ro1">
          <table:table-cell office:value-type="float" office:value="4319055" calcext:value-type="float">
            <text:p>4319055</text:p>
          </table:table-cell>
          <table:table-cell table:formula="of:=[.A272]/1000/(60*60*24)" office:value-type="time" office:time-value="PT01H11M59.055S" calcext:value-type="time">
            <text:p>01:11:59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149.99" calcext:value-type="float">
            <text:p>149.99</text:p>
          </table:table-cell>
          <table:table-cell office:value-type="float" office:value="186.69" calcext:value-type="float">
            <text:p>186.69</text:p>
          </table:table-cell>
        </table:table-row>
        <table:table-row table:style-name="ro1">
          <table:table-cell office:value-type="float" office:value="4335055" calcext:value-type="float">
            <text:p>4335055</text:p>
          </table:table-cell>
          <table:table-cell table:formula="of:=[.A273]/1000/(60*60*24)" office:value-type="time" office:time-value="PT01H12M15.055S" calcext:value-type="time">
            <text:p>01:12:15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150.53" calcext:value-type="float">
            <text:p>150.53</text:p>
          </table:table-cell>
          <table:table-cell office:value-type="float" office:value="187.35" calcext:value-type="float">
            <text:p>187.35</text:p>
          </table:table-cell>
        </table:table-row>
        <table:table-row table:style-name="ro1">
          <table:table-cell office:value-type="float" office:value="4351055" calcext:value-type="float">
            <text:p>4351055</text:p>
          </table:table-cell>
          <table:table-cell table:formula="of:=[.A274]/1000/(60*60*24)" office:value-type="time" office:time-value="PT01H12M31.055S" calcext:value-type="time">
            <text:p>01:12:31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151.08" calcext:value-type="float">
            <text:p>151.08</text:p>
          </table:table-cell>
          <table:table-cell office:value-type="float" office:value="188.01" calcext:value-type="float">
            <text:p>188.01</text:p>
          </table:table-cell>
        </table:table-row>
        <table:table-row table:style-name="ro1">
          <table:table-cell office:value-type="float" office:value="4367055" calcext:value-type="float">
            <text:p>4367055</text:p>
          </table:table-cell>
          <table:table-cell table:formula="of:=[.A275]/1000/(60*60*24)" office:value-type="time" office:time-value="PT01H12M47.055S" calcext:value-type="time">
            <text:p>01:12:47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151.62" calcext:value-type="float">
            <text:p>151.62</text:p>
          </table:table-cell>
          <table:table-cell office:value-type="float" office:value="188.67" calcext:value-type="float">
            <text:p>188.67</text:p>
          </table:table-cell>
        </table:table-row>
        <table:table-row table:style-name="ro1">
          <table:table-cell office:value-type="float" office:value="4383055" calcext:value-type="float">
            <text:p>4383055</text:p>
          </table:table-cell>
          <table:table-cell table:formula="of:=[.A276]/1000/(60*60*24)" office:value-type="time" office:time-value="PT01H13M03.055S" calcext:value-type="time">
            <text:p>01:13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152.16" calcext:value-type="float">
            <text:p>152.16</text:p>
          </table:table-cell>
          <table:table-cell office:value-type="float" office:value="189.32" calcext:value-type="float">
            <text:p>189.32</text:p>
          </table:table-cell>
        </table:table-row>
        <table:table-row table:style-name="ro1">
          <table:table-cell office:value-type="float" office:value="4399055" calcext:value-type="float">
            <text:p>4399055</text:p>
          </table:table-cell>
          <table:table-cell table:formula="of:=[.A277]/1000/(60*60*24)" office:value-type="time" office:time-value="PT01H13M19.055S" calcext:value-type="time">
            <text:p>01:13:19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152.7" calcext:value-type="float">
            <text:p>152.7</text:p>
          </table:table-cell>
          <table:table-cell office:value-type="float" office:value="189.98" calcext:value-type="float">
            <text:p>189.98</text:p>
          </table:table-cell>
        </table:table-row>
        <table:table-row table:style-name="ro1">
          <table:table-cell office:value-type="float" office:value="4415055" calcext:value-type="float">
            <text:p>4415055</text:p>
          </table:table-cell>
          <table:table-cell table:formula="of:=[.A278]/1000/(60*60*24)" office:value-type="time" office:time-value="PT01H13M35.055S" calcext:value-type="time">
            <text:p>01:13:35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153.25" calcext:value-type="float">
            <text:p>153.25</text:p>
          </table:table-cell>
          <table:table-cell office:value-type="float" office:value="190.64" calcext:value-type="float">
            <text:p>190.64</text:p>
          </table:table-cell>
        </table:table-row>
        <table:table-row table:style-name="ro1">
          <table:table-cell office:value-type="float" office:value="4431055" calcext:value-type="float">
            <text:p>4431055</text:p>
          </table:table-cell>
          <table:table-cell table:formula="of:=[.A279]/1000/(60*60*24)" office:value-type="time" office:time-value="PT01H13M51.055S" calcext:value-type="time">
            <text:p>01:13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153.79" calcext:value-type="float">
            <text:p>153.79</text:p>
          </table:table-cell>
          <table:table-cell office:value-type="float" office:value="191.29" calcext:value-type="float">
            <text:p>191.29</text:p>
          </table:table-cell>
        </table:table-row>
        <table:table-row table:style-name="ro1">
          <table:table-cell office:value-type="float" office:value="4447055" calcext:value-type="float">
            <text:p>4447055</text:p>
          </table:table-cell>
          <table:table-cell table:formula="of:=[.A280]/1000/(60*60*24)" office:value-type="time" office:time-value="PT01H14M07.055S" calcext:value-type="time">
            <text:p>01:14:07</text:p>
          </table:table-cell>
          <table:table-cell office:value-type="float" office:value="1.22" calcext:value-type="float">
            <text:p>1.22</text:p>
          </table:table-cell>
          <table:table-cell office:value-type="float" office:value="121.9" calcext:value-type="float">
            <text:p>121.9</text:p>
          </table:table-cell>
          <table:table-cell office:value-type="float" office:value="148.25" calcext:value-type="float">
            <text:p>148.25</text:p>
          </table:table-cell>
          <table:table-cell office:value-type="float" office:value="154.33" calcext:value-type="float">
            <text:p>154.33</text:p>
          </table:table-cell>
          <table:table-cell office:value-type="float" office:value="191.95" calcext:value-type="float">
            <text:p>191.95</text:p>
          </table:table-cell>
        </table:table-row>
        <table:table-row table:style-name="ro1">
          <table:table-cell office:value-type="float" office:value="4463055" calcext:value-type="float">
            <text:p>4463055</text:p>
          </table:table-cell>
          <table:table-cell table:formula="of:=[.A281]/1000/(60*60*24)" office:value-type="time" office:time-value="PT01H14M23.055S" calcext:value-type="time">
            <text:p>01:14:23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154.87" calcext:value-type="float">
            <text:p>154.87</text:p>
          </table:table-cell>
          <table:table-cell office:value-type="float" office:value="192.61" calcext:value-type="float">
            <text:p>192.61</text:p>
          </table:table-cell>
        </table:table-row>
        <table:table-row table:style-name="ro1">
          <table:table-cell office:value-type="float" office:value="4479055" calcext:value-type="float">
            <text:p>4479055</text:p>
          </table:table-cell>
          <table:table-cell table:formula="of:=[.A282]/1000/(60*60*24)" office:value-type="time" office:time-value="PT01H14M39.055S" calcext:value-type="time">
            <text:p>01:14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155.41" calcext:value-type="float">
            <text:p>155.41</text:p>
          </table:table-cell>
          <table:table-cell office:value-type="float" office:value="193.27" calcext:value-type="float">
            <text:p>193.27</text:p>
          </table:table-cell>
        </table:table-row>
        <table:table-row table:style-name="ro1">
          <table:table-cell office:value-type="float" office:value="4495055" calcext:value-type="float">
            <text:p>4495055</text:p>
          </table:table-cell>
          <table:table-cell table:formula="of:=[.A283]/1000/(60*60*24)" office:value-type="time" office:time-value="PT01H14M55.055S" calcext:value-type="time">
            <text:p>01:14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155.96" calcext:value-type="float">
            <text:p>155.96</text:p>
          </table:table-cell>
          <table:table-cell office:value-type="float" office:value="193.92" calcext:value-type="float">
            <text:p>193.92</text:p>
          </table:table-cell>
        </table:table-row>
        <table:table-row table:style-name="ro1">
          <table:table-cell office:value-type="float" office:value="4511055" calcext:value-type="float">
            <text:p>4511055</text:p>
          </table:table-cell>
          <table:table-cell table:formula="of:=[.A284]/1000/(60*60*24)" office:value-type="time" office:time-value="PT01H15M11.055S" calcext:value-type="time">
            <text:p>01:15:11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156.5" calcext:value-type="float">
            <text:p>156.5</text:p>
          </table:table-cell>
          <table:table-cell office:value-type="float" office:value="194.58" calcext:value-type="float">
            <text:p>194.58</text:p>
          </table:table-cell>
        </table:table-row>
        <table:table-row table:style-name="ro1">
          <table:table-cell office:value-type="float" office:value="4527055" calcext:value-type="float">
            <text:p>4527055</text:p>
          </table:table-cell>
          <table:table-cell table:formula="of:=[.A285]/1000/(60*60*24)" office:value-type="time" office:time-value="PT01H15M27.055S" calcext:value-type="time">
            <text:p>01:15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157.04" calcext:value-type="float">
            <text:p>157.04</text:p>
          </table:table-cell>
          <table:table-cell office:value-type="float" office:value="195.24" calcext:value-type="float">
            <text:p>195.24</text:p>
          </table:table-cell>
        </table:table-row>
        <table:table-row table:style-name="ro1">
          <table:table-cell office:value-type="float" office:value="4543055" calcext:value-type="float">
            <text:p>4543055</text:p>
          </table:table-cell>
          <table:table-cell table:formula="of:=[.A286]/1000/(60*60*24)" office:value-type="time" office:time-value="PT01H15M43.055S" calcext:value-type="time">
            <text:p>01:15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157.58" calcext:value-type="float">
            <text:p>157.58</text:p>
          </table:table-cell>
          <table:table-cell office:value-type="float" office:value="195.89" calcext:value-type="float">
            <text:p>195.89</text:p>
          </table:table-cell>
        </table:table-row>
        <table:table-row table:style-name="ro1">
          <table:table-cell office:value-type="float" office:value="4559055" calcext:value-type="float">
            <text:p>4559055</text:p>
          </table:table-cell>
          <table:table-cell table:formula="of:=[.A287]/1000/(60*60*24)" office:value-type="time" office:time-value="PT01H15M59.055S" calcext:value-type="time">
            <text:p>01:15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158.12" calcext:value-type="float">
            <text:p>158.12</text:p>
          </table:table-cell>
          <table:table-cell office:value-type="float" office:value="196.55" calcext:value-type="float">
            <text:p>196.55</text:p>
          </table:table-cell>
        </table:table-row>
        <table:table-row table:style-name="ro1">
          <table:table-cell office:value-type="float" office:value="4575055" calcext:value-type="float">
            <text:p>4575055</text:p>
          </table:table-cell>
          <table:table-cell table:formula="of:=[.A288]/1000/(60*60*24)" office:value-type="time" office:time-value="PT01H16M15.055S" calcext:value-type="time">
            <text:p>01:16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158.66" calcext:value-type="float">
            <text:p>158.66</text:p>
          </table:table-cell>
          <table:table-cell office:value-type="float" office:value="197.21" calcext:value-type="float">
            <text:p>197.21</text:p>
          </table:table-cell>
        </table:table-row>
        <table:table-row table:style-name="ro1">
          <table:table-cell office:value-type="float" office:value="4591055" calcext:value-type="float">
            <text:p>4591055</text:p>
          </table:table-cell>
          <table:table-cell table:formula="of:=[.A289]/1000/(60*60*24)" office:value-type="time" office:time-value="PT01H16M31.055S" calcext:value-type="time">
            <text:p>01:16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159.21" calcext:value-type="float">
            <text:p>159.21</text:p>
          </table:table-cell>
          <table:table-cell office:value-type="float" office:value="197.86" calcext:value-type="float">
            <text:p>197.86</text:p>
          </table:table-cell>
        </table:table-row>
        <table:table-row table:style-name="ro1">
          <table:table-cell office:value-type="float" office:value="4607055" calcext:value-type="float">
            <text:p>4607055</text:p>
          </table:table-cell>
          <table:table-cell table:formula="of:=[.A290]/1000/(60*60*24)" office:value-type="time" office:time-value="PT01H16M47.055S" calcext:value-type="time">
            <text:p>01:16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159.75" calcext:value-type="float">
            <text:p>159.75</text:p>
          </table:table-cell>
          <table:table-cell office:value-type="float" office:value="198.52" calcext:value-type="float">
            <text:p>198.52</text:p>
          </table:table-cell>
        </table:table-row>
        <table:table-row table:style-name="ro1">
          <table:table-cell office:value-type="float" office:value="4623055" calcext:value-type="float">
            <text:p>4623055</text:p>
          </table:table-cell>
          <table:table-cell table:formula="of:=[.A291]/1000/(60*60*24)" office:value-type="time" office:time-value="PT01H17M03.055S" calcext:value-type="time">
            <text:p>01:17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160.29" calcext:value-type="float">
            <text:p>160.29</text:p>
          </table:table-cell>
          <table:table-cell office:value-type="float" office:value="199.18" calcext:value-type="float">
            <text:p>199.18</text:p>
          </table:table-cell>
        </table:table-row>
        <table:table-row table:style-name="ro1">
          <table:table-cell office:value-type="float" office:value="4639055" calcext:value-type="float">
            <text:p>4639055</text:p>
          </table:table-cell>
          <table:table-cell table:formula="of:=[.A292]/1000/(60*60*24)" office:value-type="time" office:time-value="PT01H17M19.055S" calcext:value-type="time">
            <text:p>01:17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160.83" calcext:value-type="float">
            <text:p>160.83</text:p>
          </table:table-cell>
          <table:table-cell office:value-type="float" office:value="199.83" calcext:value-type="float">
            <text:p>199.83</text:p>
          </table:table-cell>
        </table:table-row>
        <table:table-row table:style-name="ro1">
          <table:table-cell office:value-type="float" office:value="4655055" calcext:value-type="float">
            <text:p>4655055</text:p>
          </table:table-cell>
          <table:table-cell table:formula="of:=[.A293]/1000/(60*60*24)" office:value-type="time" office:time-value="PT01H17M35.055S" calcext:value-type="time">
            <text:p>01:17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161.37" calcext:value-type="float">
            <text:p>161.37</text:p>
          </table:table-cell>
          <table:table-cell office:value-type="float" office:value="200.49" calcext:value-type="float">
            <text:p>200.49</text:p>
          </table:table-cell>
        </table:table-row>
        <table:table-row table:style-name="ro1">
          <table:table-cell office:value-type="float" office:value="4671055" calcext:value-type="float">
            <text:p>4671055</text:p>
          </table:table-cell>
          <table:table-cell table:formula="of:=[.A294]/1000/(60*60*24)" office:value-type="time" office:time-value="PT01H17M51.055S" calcext:value-type="time">
            <text:p>01:17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161.91" calcext:value-type="float">
            <text:p>161.91</text:p>
          </table:table-cell>
          <table:table-cell office:value-type="float" office:value="201.15" calcext:value-type="float">
            <text:p>201.15</text:p>
          </table:table-cell>
        </table:table-row>
        <table:table-row table:style-name="ro1">
          <table:table-cell office:value-type="float" office:value="4687055" calcext:value-type="float">
            <text:p>4687055</text:p>
          </table:table-cell>
          <table:table-cell table:formula="of:=[.A295]/1000/(60*60*24)" office:value-type="time" office:time-value="PT01H18M07.055S" calcext:value-type="time">
            <text:p>01:18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162.46" calcext:value-type="float">
            <text:p>162.46</text:p>
          </table:table-cell>
          <table:table-cell office:value-type="float" office:value="201.8" calcext:value-type="float">
            <text:p>201.8</text:p>
          </table:table-cell>
        </table:table-row>
        <table:table-row table:style-name="ro1">
          <table:table-cell office:value-type="float" office:value="4703055" calcext:value-type="float">
            <text:p>4703055</text:p>
          </table:table-cell>
          <table:table-cell table:formula="of:=[.A296]/1000/(60*60*24)" office:value-type="time" office:time-value="PT01H18M23.055S" calcext:value-type="time">
            <text:p>01:18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163" calcext:value-type="float">
            <text:p>163</text:p>
          </table:table-cell>
          <table:table-cell office:value-type="float" office:value="202.46" calcext:value-type="float">
            <text:p>202.46</text:p>
          </table:table-cell>
        </table:table-row>
        <table:table-row table:style-name="ro1">
          <table:table-cell office:value-type="float" office:value="4719055" calcext:value-type="float">
            <text:p>4719055</text:p>
          </table:table-cell>
          <table:table-cell table:formula="of:=[.A297]/1000/(60*60*24)" office:value-type="time" office:time-value="PT01H18M39.055S" calcext:value-type="time">
            <text:p>01:18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163.54" calcext:value-type="float">
            <text:p>163.54</text:p>
          </table:table-cell>
          <table:table-cell office:value-type="float" office:value="203.12" calcext:value-type="float">
            <text:p>203.12</text:p>
          </table:table-cell>
        </table:table-row>
        <table:table-row table:style-name="ro1">
          <table:table-cell office:value-type="float" office:value="4735055" calcext:value-type="float">
            <text:p>4735055</text:p>
          </table:table-cell>
          <table:table-cell table:formula="of:=[.A298]/1000/(60*60*24)" office:value-type="time" office:time-value="PT01H18M55.055S" calcext:value-type="time">
            <text:p>01:18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164.08" calcext:value-type="float">
            <text:p>164.08</text:p>
          </table:table-cell>
          <table:table-cell office:value-type="float" office:value="203.77" calcext:value-type="float">
            <text:p>203.77</text:p>
          </table:table-cell>
        </table:table-row>
        <table:table-row table:style-name="ro1">
          <table:table-cell office:value-type="float" office:value="4751055" calcext:value-type="float">
            <text:p>4751055</text:p>
          </table:table-cell>
          <table:table-cell table:formula="of:=[.A299]/1000/(60*60*24)" office:value-type="time" office:time-value="PT01H19M11.055S" calcext:value-type="time">
            <text:p>01:19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164.62" calcext:value-type="float">
            <text:p>164.62</text:p>
          </table:table-cell>
          <table:table-cell office:value-type="float" office:value="204.43" calcext:value-type="float">
            <text:p>204.43</text:p>
          </table:table-cell>
        </table:table-row>
        <table:table-row table:style-name="ro1">
          <table:table-cell office:value-type="float" office:value="4767055" calcext:value-type="float">
            <text:p>4767055</text:p>
          </table:table-cell>
          <table:table-cell table:formula="of:=[.A300]/1000/(60*60*24)" office:value-type="time" office:time-value="PT01H19M27.055S" calcext:value-type="time">
            <text:p>01:19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165.16" calcext:value-type="float">
            <text:p>165.16</text:p>
          </table:table-cell>
          <table:table-cell office:value-type="float" office:value="205.09" calcext:value-type="float">
            <text:p>205.09</text:p>
          </table:table-cell>
        </table:table-row>
        <table:table-row table:style-name="ro1">
          <table:table-cell office:value-type="float" office:value="4783055" calcext:value-type="float">
            <text:p>4783055</text:p>
          </table:table-cell>
          <table:table-cell table:formula="of:=[.A301]/1000/(60*60*24)" office:value-type="time" office:time-value="PT01H19M43.055S" calcext:value-type="time">
            <text:p>01:19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165.7" calcext:value-type="float">
            <text:p>165.7</text:p>
          </table:table-cell>
          <table:table-cell office:value-type="float" office:value="205.74" calcext:value-type="float">
            <text:p>205.74</text:p>
          </table:table-cell>
        </table:table-row>
        <table:table-row table:style-name="ro1">
          <table:table-cell office:value-type="float" office:value="4799055" calcext:value-type="float">
            <text:p>4799055</text:p>
          </table:table-cell>
          <table:table-cell table:formula="of:=[.A302]/1000/(60*60*24)" office:value-type="time" office:time-value="PT01H19M59.055S" calcext:value-type="time">
            <text:p>01:19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166.25" calcext:value-type="float">
            <text:p>166.25</text:p>
          </table:table-cell>
          <table:table-cell office:value-type="float" office:value="206.4" calcext:value-type="float">
            <text:p>206.4</text:p>
          </table:table-cell>
        </table:table-row>
        <table:table-row table:style-name="ro1">
          <table:table-cell office:value-type="float" office:value="4815055" calcext:value-type="float">
            <text:p>4815055</text:p>
          </table:table-cell>
          <table:table-cell table:formula="of:=[.A303]/1000/(60*60*24)" office:value-type="time" office:time-value="PT01H20M15.055S" calcext:value-type="time">
            <text:p>01:20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166.79" calcext:value-type="float">
            <text:p>166.79</text:p>
          </table:table-cell>
          <table:table-cell office:value-type="float" office:value="207.05" calcext:value-type="float">
            <text:p>207.05</text:p>
          </table:table-cell>
        </table:table-row>
        <table:table-row table:style-name="ro1">
          <table:table-cell office:value-type="float" office:value="4831054" calcext:value-type="float">
            <text:p>4831054</text:p>
          </table:table-cell>
          <table:table-cell table:formula="of:=[.A304]/1000/(60*60*24)" office:value-type="time" office:time-value="PT01H20M31.054S" calcext:value-type="time">
            <text:p>01:20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167.33" calcext:value-type="float">
            <text:p>167.33</text:p>
          </table:table-cell>
          <table:table-cell office:value-type="float" office:value="207.71" calcext:value-type="float">
            <text:p>207.71</text:p>
          </table:table-cell>
        </table:table-row>
        <table:table-row table:style-name="ro1">
          <table:table-cell office:value-type="float" office:value="4847055" calcext:value-type="float">
            <text:p>4847055</text:p>
          </table:table-cell>
          <table:table-cell table:formula="of:=[.A305]/1000/(60*60*24)" office:value-type="time" office:time-value="PT01H20M47.055S" calcext:value-type="time">
            <text:p>01:20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167.87" calcext:value-type="float">
            <text:p>167.87</text:p>
          </table:table-cell>
          <table:table-cell office:value-type="float" office:value="208.36" calcext:value-type="float">
            <text:p>208.36</text:p>
          </table:table-cell>
        </table:table-row>
        <table:table-row table:style-name="ro1">
          <table:table-cell office:value-type="float" office:value="4863055" calcext:value-type="float">
            <text:p>4863055</text:p>
          </table:table-cell>
          <table:table-cell table:formula="of:=[.A306]/1000/(60*60*24)" office:value-type="time" office:time-value="PT01H21M03.055S" calcext:value-type="time">
            <text:p>01:21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168.41" calcext:value-type="float">
            <text:p>168.41</text:p>
          </table:table-cell>
          <table:table-cell office:value-type="float" office:value="209.02" calcext:value-type="float">
            <text:p>209.02</text:p>
          </table:table-cell>
        </table:table-row>
        <table:table-row table:style-name="ro1">
          <table:table-cell office:value-type="float" office:value="4879055" calcext:value-type="float">
            <text:p>4879055</text:p>
          </table:table-cell>
          <table:table-cell table:formula="of:=[.A307]/1000/(60*60*24)" office:value-type="time" office:time-value="PT01H21M19.055S" calcext:value-type="time">
            <text:p>01:21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168.95" calcext:value-type="float">
            <text:p>168.95</text:p>
          </table:table-cell>
          <table:table-cell office:value-type="float" office:value="209.68" calcext:value-type="float">
            <text:p>209.68</text:p>
          </table:table-cell>
        </table:table-row>
        <table:table-row table:style-name="ro1">
          <table:table-cell office:value-type="float" office:value="4895055" calcext:value-type="float">
            <text:p>4895055</text:p>
          </table:table-cell>
          <table:table-cell table:formula="of:=[.A308]/1000/(60*60*24)" office:value-type="time" office:time-value="PT01H21M35.055S" calcext:value-type="time">
            <text:p>01:21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169.49" calcext:value-type="float">
            <text:p>169.49</text:p>
          </table:table-cell>
          <table:table-cell office:value-type="float" office:value="210.33" calcext:value-type="float">
            <text:p>210.33</text:p>
          </table:table-cell>
        </table:table-row>
        <table:table-row table:style-name="ro1">
          <table:table-cell office:value-type="float" office:value="4911055" calcext:value-type="float">
            <text:p>4911055</text:p>
          </table:table-cell>
          <table:table-cell table:formula="of:=[.A309]/1000/(60*60*24)" office:value-type="time" office:time-value="PT01H21M51.055S" calcext:value-type="time">
            <text:p>01:21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170.03" calcext:value-type="float">
            <text:p>170.03</text:p>
          </table:table-cell>
          <table:table-cell office:value-type="float" office:value="210.99" calcext:value-type="float">
            <text:p>210.99</text:p>
          </table:table-cell>
        </table:table-row>
        <table:table-row table:style-name="ro1">
          <table:table-cell office:value-type="float" office:value="4927055" calcext:value-type="float">
            <text:p>4927055</text:p>
          </table:table-cell>
          <table:table-cell table:formula="of:=[.A310]/1000/(60*60*24)" office:value-type="time" office:time-value="PT01H22M07.055S" calcext:value-type="time">
            <text:p>01:22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170.58" calcext:value-type="float">
            <text:p>170.58</text:p>
          </table:table-cell>
          <table:table-cell office:value-type="float" office:value="211.64" calcext:value-type="float">
            <text:p>211.64</text:p>
          </table:table-cell>
        </table:table-row>
        <table:table-row table:style-name="ro1">
          <table:table-cell office:value-type="float" office:value="4943055" calcext:value-type="float">
            <text:p>4943055</text:p>
          </table:table-cell>
          <table:table-cell table:formula="of:=[.A311]/1000/(60*60*24)" office:value-type="time" office:time-value="PT01H22M23.055S" calcext:value-type="time">
            <text:p>01:22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171.12" calcext:value-type="float">
            <text:p>171.12</text:p>
          </table:table-cell>
          <table:table-cell office:value-type="float" office:value="212.3" calcext:value-type="float">
            <text:p>212.3</text:p>
          </table:table-cell>
        </table:table-row>
        <table:table-row table:style-name="ro1">
          <table:table-cell office:value-type="float" office:value="4959055" calcext:value-type="float">
            <text:p>4959055</text:p>
          </table:table-cell>
          <table:table-cell table:formula="of:=[.A312]/1000/(60*60*24)" office:value-type="time" office:time-value="PT01H22M39.055S" calcext:value-type="time">
            <text:p>01:22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171.66" calcext:value-type="float">
            <text:p>171.66</text:p>
          </table:table-cell>
          <table:table-cell office:value-type="float" office:value="212.95" calcext:value-type="float">
            <text:p>212.95</text:p>
          </table:table-cell>
        </table:table-row>
        <table:table-row table:style-name="ro1">
          <table:table-cell office:value-type="float" office:value="4975055" calcext:value-type="float">
            <text:p>4975055</text:p>
          </table:table-cell>
          <table:table-cell table:formula="of:=[.A313]/1000/(60*60*24)" office:value-type="time" office:time-value="PT01H22M55.055S" calcext:value-type="time">
            <text:p>01:22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172.2" calcext:value-type="float">
            <text:p>172.2</text:p>
          </table:table-cell>
          <table:table-cell office:value-type="float" office:value="213.61" calcext:value-type="float">
            <text:p>213.61</text:p>
          </table:table-cell>
        </table:table-row>
        <table:table-row table:style-name="ro1">
          <table:table-cell office:value-type="float" office:value="4991054" calcext:value-type="float">
            <text:p>4991054</text:p>
          </table:table-cell>
          <table:table-cell table:formula="of:=[.A314]/1000/(60*60*24)" office:value-type="time" office:time-value="PT01H23M11.054S" calcext:value-type="time">
            <text:p>01:23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172.74" calcext:value-type="float">
            <text:p>172.74</text:p>
          </table:table-cell>
          <table:table-cell office:value-type="float" office:value="214.26" calcext:value-type="float">
            <text:p>214.26</text:p>
          </table:table-cell>
        </table:table-row>
        <table:table-row table:style-name="ro1">
          <table:table-cell office:value-type="float" office:value="5007055" calcext:value-type="float">
            <text:p>5007055</text:p>
          </table:table-cell>
          <table:table-cell table:formula="of:=[.A315]/1000/(60*60*24)" office:value-type="time" office:time-value="PT01H23M27.055S" calcext:value-type="time">
            <text:p>01:23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173.28" calcext:value-type="float">
            <text:p>173.28</text:p>
          </table:table-cell>
          <table:table-cell office:value-type="float" office:value="214.92" calcext:value-type="float">
            <text:p>214.92</text:p>
          </table:table-cell>
        </table:table-row>
        <table:table-row table:style-name="ro1">
          <table:table-cell office:value-type="float" office:value="5023055" calcext:value-type="float">
            <text:p>5023055</text:p>
          </table:table-cell>
          <table:table-cell table:formula="of:=[.A316]/1000/(60*60*24)" office:value-type="time" office:time-value="PT01H23M43.055S" calcext:value-type="time">
            <text:p>01:23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173.82" calcext:value-type="float">
            <text:p>173.82</text:p>
          </table:table-cell>
          <table:table-cell office:value-type="float" office:value="215.57" calcext:value-type="float">
            <text:p>215.57</text:p>
          </table:table-cell>
        </table:table-row>
        <table:table-row table:style-name="ro1">
          <table:table-cell office:value-type="float" office:value="5039055" calcext:value-type="float">
            <text:p>5039055</text:p>
          </table:table-cell>
          <table:table-cell table:formula="of:=[.A317]/1000/(60*60*24)" office:value-type="time" office:time-value="PT01H23M59.055S" calcext:value-type="time">
            <text:p>01:23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174.36" calcext:value-type="float">
            <text:p>174.36</text:p>
          </table:table-cell>
          <table:table-cell office:value-type="float" office:value="216.23" calcext:value-type="float">
            <text:p>216.23</text:p>
          </table:table-cell>
        </table:table-row>
        <table:table-row table:style-name="ro1">
          <table:table-cell office:value-type="float" office:value="5055055" calcext:value-type="float">
            <text:p>5055055</text:p>
          </table:table-cell>
          <table:table-cell table:formula="of:=[.A318]/1000/(60*60*24)" office:value-type="time" office:time-value="PT01H24M15.055S" calcext:value-type="time">
            <text:p>01:24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174.9" calcext:value-type="float">
            <text:p>174.9</text:p>
          </table:table-cell>
          <table:table-cell office:value-type="float" office:value="216.88" calcext:value-type="float">
            <text:p>216.88</text:p>
          </table:table-cell>
        </table:table-row>
        <table:table-row table:style-name="ro1">
          <table:table-cell office:value-type="float" office:value="5071055" calcext:value-type="float">
            <text:p>5071055</text:p>
          </table:table-cell>
          <table:table-cell table:formula="of:=[.A319]/1000/(60*60*24)" office:value-type="time" office:time-value="PT01H24M31.055S" calcext:value-type="time">
            <text:p>01:24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175.44" calcext:value-type="float">
            <text:p>175.44</text:p>
          </table:table-cell>
          <table:table-cell office:value-type="float" office:value="217.53" calcext:value-type="float">
            <text:p>217.53</text:p>
          </table:table-cell>
        </table:table-row>
        <table:table-row table:style-name="ro1">
          <table:table-cell office:value-type="float" office:value="5087055" calcext:value-type="float">
            <text:p>5087055</text:p>
          </table:table-cell>
          <table:table-cell table:formula="of:=[.A320]/1000/(60*60*24)" office:value-type="time" office:time-value="PT01H24M47.055S" calcext:value-type="time">
            <text:p>01:24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175.99" calcext:value-type="float">
            <text:p>175.99</text:p>
          </table:table-cell>
          <table:table-cell office:value-type="float" office:value="218.19" calcext:value-type="float">
            <text:p>218.19</text:p>
          </table:table-cell>
        </table:table-row>
        <table:table-row table:style-name="ro1">
          <table:table-cell office:value-type="float" office:value="5103055" calcext:value-type="float">
            <text:p>5103055</text:p>
          </table:table-cell>
          <table:table-cell table:formula="of:=[.A321]/1000/(60*60*24)" office:value-type="time" office:time-value="PT01H25M03.055S" calcext:value-type="time">
            <text:p>01:25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176.53" calcext:value-type="float">
            <text:p>176.53</text:p>
          </table:table-cell>
          <table:table-cell office:value-type="float" office:value="218.84" calcext:value-type="float">
            <text:p>218.84</text:p>
          </table:table-cell>
        </table:table-row>
        <table:table-row table:style-name="ro1">
          <table:table-cell office:value-type="float" office:value="5119055" calcext:value-type="float">
            <text:p>5119055</text:p>
          </table:table-cell>
          <table:table-cell table:formula="of:=[.A322]/1000/(60*60*24)" office:value-type="time" office:time-value="PT01H25M19.055S" calcext:value-type="time">
            <text:p>01:25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4" calcext:value-type="float">
            <text:p>147.04</text:p>
          </table:table-cell>
          <table:table-cell office:value-type="float" office:value="177.07" calcext:value-type="float">
            <text:p>177.07</text:p>
          </table:table-cell>
          <table:table-cell office:value-type="float" office:value="219.5" calcext:value-type="float">
            <text:p>219.5</text:p>
          </table:table-cell>
        </table:table-row>
        <table:table-row table:style-name="ro1">
          <table:table-cell office:value-type="float" office:value="5135055" calcext:value-type="float">
            <text:p>5135055</text:p>
          </table:table-cell>
          <table:table-cell table:formula="of:=[.A323]/1000/(60*60*24)" office:value-type="time" office:time-value="PT01H25M35.055S" calcext:value-type="time">
            <text:p>01:25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177.61" calcext:value-type="float">
            <text:p>177.61</text:p>
          </table:table-cell>
          <table:table-cell office:value-type="float" office:value="220.15" calcext:value-type="float">
            <text:p>220.15</text:p>
          </table:table-cell>
        </table:table-row>
        <table:table-row table:style-name="ro1">
          <table:table-cell office:value-type="float" office:value="5151055" calcext:value-type="float">
            <text:p>5151055</text:p>
          </table:table-cell>
          <table:table-cell table:formula="of:=[.A324]/1000/(60*60*24)" office:value-type="time" office:time-value="PT01H25M51.055S" calcext:value-type="time">
            <text:p>01:25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178.15" calcext:value-type="float">
            <text:p>178.15</text:p>
          </table:table-cell>
          <table:table-cell office:value-type="float" office:value="220.81" calcext:value-type="float">
            <text:p>220.81</text:p>
          </table:table-cell>
        </table:table-row>
        <table:table-row table:style-name="ro1">
          <table:table-cell office:value-type="float" office:value="5167055" calcext:value-type="float">
            <text:p>5167055</text:p>
          </table:table-cell>
          <table:table-cell table:formula="of:=[.A325]/1000/(60*60*24)" office:value-type="time" office:time-value="PT01H26M07.055S" calcext:value-type="time">
            <text:p>01:26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178.69" calcext:value-type="float">
            <text:p>178.69</text:p>
          </table:table-cell>
          <table:table-cell office:value-type="float" office:value="221.46" calcext:value-type="float">
            <text:p>221.46</text:p>
          </table:table-cell>
        </table:table-row>
        <table:table-row table:style-name="ro1">
          <table:table-cell office:value-type="float" office:value="5183055" calcext:value-type="float">
            <text:p>5183055</text:p>
          </table:table-cell>
          <table:table-cell table:formula="of:=[.A326]/1000/(60*60*24)" office:value-type="time" office:time-value="PT01H26M23.055S" calcext:value-type="time">
            <text:p>01:26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179.23" calcext:value-type="float">
            <text:p>179.23</text:p>
          </table:table-cell>
          <table:table-cell office:value-type="float" office:value="222.11" calcext:value-type="float">
            <text:p>222.11</text:p>
          </table:table-cell>
        </table:table-row>
        <table:table-row table:style-name="ro1">
          <table:table-cell office:value-type="float" office:value="5199055" calcext:value-type="float">
            <text:p>5199055</text:p>
          </table:table-cell>
          <table:table-cell table:formula="of:=[.A327]/1000/(60*60*24)" office:value-type="time" office:time-value="PT01H26M39.055S" calcext:value-type="time">
            <text:p>01:26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179.77" calcext:value-type="float">
            <text:p>179.77</text:p>
          </table:table-cell>
          <table:table-cell office:value-type="float" office:value="222.77" calcext:value-type="float">
            <text:p>222.77</text:p>
          </table:table-cell>
        </table:table-row>
        <table:table-row table:style-name="ro1">
          <table:table-cell office:value-type="float" office:value="5215055" calcext:value-type="float">
            <text:p>5215055</text:p>
          </table:table-cell>
          <table:table-cell table:formula="of:=[.A328]/1000/(60*60*24)" office:value-type="time" office:time-value="PT01H26M55.055S" calcext:value-type="time">
            <text:p>01:26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180.31" calcext:value-type="float">
            <text:p>180.31</text:p>
          </table:table-cell>
          <table:table-cell office:value-type="float" office:value="223.42" calcext:value-type="float">
            <text:p>223.42</text:p>
          </table:table-cell>
        </table:table-row>
        <table:table-row table:style-name="ro1">
          <table:table-cell office:value-type="float" office:value="5231055" calcext:value-type="float">
            <text:p>5231055</text:p>
          </table:table-cell>
          <table:table-cell table:formula="of:=[.A329]/1000/(60*60*24)" office:value-type="time" office:time-value="PT01H27M11.055S" calcext:value-type="time">
            <text:p>01:27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180.85" calcext:value-type="float">
            <text:p>180.85</text:p>
          </table:table-cell>
          <table:table-cell office:value-type="float" office:value="224.07" calcext:value-type="float">
            <text:p>224.07</text:p>
          </table:table-cell>
        </table:table-row>
        <table:table-row table:style-name="ro1">
          <table:table-cell office:value-type="float" office:value="5247055" calcext:value-type="float">
            <text:p>5247055</text:p>
          </table:table-cell>
          <table:table-cell table:formula="of:=[.A330]/1000/(60*60*24)" office:value-type="time" office:time-value="PT01H27M27.055S" calcext:value-type="time">
            <text:p>01:27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181.39" calcext:value-type="float">
            <text:p>181.39</text:p>
          </table:table-cell>
          <table:table-cell office:value-type="float" office:value="224.73" calcext:value-type="float">
            <text:p>224.73</text:p>
          </table:table-cell>
        </table:table-row>
        <table:table-row table:style-name="ro1">
          <table:table-cell office:value-type="float" office:value="5263055" calcext:value-type="float">
            <text:p>5263055</text:p>
          </table:table-cell>
          <table:table-cell table:formula="of:=[.A331]/1000/(60*60*24)" office:value-type="time" office:time-value="PT01H27M43.055S" calcext:value-type="time">
            <text:p>01:27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181.93" calcext:value-type="float">
            <text:p>181.93</text:p>
          </table:table-cell>
          <table:table-cell office:value-type="float" office:value="225.38" calcext:value-type="float">
            <text:p>225.38</text:p>
          </table:table-cell>
        </table:table-row>
        <table:table-row table:style-name="ro1">
          <table:table-cell office:value-type="float" office:value="5279055" calcext:value-type="float">
            <text:p>5279055</text:p>
          </table:table-cell>
          <table:table-cell table:formula="of:=[.A332]/1000/(60*60*24)" office:value-type="time" office:time-value="PT01H27M59.055S" calcext:value-type="time">
            <text:p>01:27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182.47" calcext:value-type="float">
            <text:p>182.47</text:p>
          </table:table-cell>
          <table:table-cell office:value-type="float" office:value="226.04" calcext:value-type="float">
            <text:p>226.04</text:p>
          </table:table-cell>
        </table:table-row>
        <table:table-row table:style-name="ro1">
          <table:table-cell office:value-type="float" office:value="5295055" calcext:value-type="float">
            <text:p>5295055</text:p>
          </table:table-cell>
          <table:table-cell table:formula="of:=[.A333]/1000/(60*60*24)" office:value-type="time" office:time-value="PT01H28M15.055S" calcext:value-type="time">
            <text:p>01:28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183.01" calcext:value-type="float">
            <text:p>183.01</text:p>
          </table:table-cell>
          <table:table-cell office:value-type="float" office:value="226.69" calcext:value-type="float">
            <text:p>226.69</text:p>
          </table:table-cell>
        </table:table-row>
        <table:table-row table:style-name="ro1">
          <table:table-cell office:value-type="float" office:value="5311055" calcext:value-type="float">
            <text:p>5311055</text:p>
          </table:table-cell>
          <table:table-cell table:formula="of:=[.A334]/1000/(60*60*24)" office:value-type="time" office:time-value="PT01H28M31.055S" calcext:value-type="time">
            <text:p>01:28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183.55" calcext:value-type="float">
            <text:p>183.55</text:p>
          </table:table-cell>
          <table:table-cell office:value-type="float" office:value="227.34" calcext:value-type="float">
            <text:p>227.34</text:p>
          </table:table-cell>
        </table:table-row>
        <table:table-row table:style-name="ro1">
          <table:table-cell office:value-type="float" office:value="5327055" calcext:value-type="float">
            <text:p>5327055</text:p>
          </table:table-cell>
          <table:table-cell table:formula="of:=[.A335]/1000/(60*60*24)" office:value-type="time" office:time-value="PT01H28M47.055S" calcext:value-type="time">
            <text:p>01:28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184.09" calcext:value-type="float">
            <text:p>184.0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5343055" calcext:value-type="float">
            <text:p>5343055</text:p>
          </table:table-cell>
          <table:table-cell table:formula="of:=[.A336]/1000/(60*60*24)" office:value-type="time" office:time-value="PT01H29M03.055S" calcext:value-type="time">
            <text:p>01:29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184.64" calcext:value-type="float">
            <text:p>184.64</text:p>
          </table:table-cell>
          <table:table-cell office:value-type="float" office:value="228.65" calcext:value-type="float">
            <text:p>228.65</text:p>
          </table:table-cell>
        </table:table-row>
        <table:table-row table:style-name="ro1">
          <table:table-cell office:value-type="float" office:value="5359055" calcext:value-type="float">
            <text:p>5359055</text:p>
          </table:table-cell>
          <table:table-cell table:formula="of:=[.A337]/1000/(60*60*24)" office:value-type="time" office:time-value="PT01H29M19.055S" calcext:value-type="time">
            <text:p>01:29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185.18" calcext:value-type="float">
            <text:p>185.18</text:p>
          </table:table-cell>
          <table:table-cell office:value-type="float" office:value="229.3" calcext:value-type="float">
            <text:p>229.3</text:p>
          </table:table-cell>
        </table:table-row>
        <table:table-row table:style-name="ro1">
          <table:table-cell office:value-type="float" office:value="5375055" calcext:value-type="float">
            <text:p>5375055</text:p>
          </table:table-cell>
          <table:table-cell table:formula="of:=[.A338]/1000/(60*60*24)" office:value-type="time" office:time-value="PT01H29M35.055S" calcext:value-type="time">
            <text:p>01:29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185.72" calcext:value-type="float">
            <text:p>185.72</text:p>
          </table:table-cell>
          <table:table-cell office:value-type="float" office:value="229.96" calcext:value-type="float">
            <text:p>229.96</text:p>
          </table:table-cell>
        </table:table-row>
        <table:table-row table:style-name="ro1">
          <table:table-cell office:value-type="float" office:value="5391055" calcext:value-type="float">
            <text:p>5391055</text:p>
          </table:table-cell>
          <table:table-cell table:formula="of:=[.A339]/1000/(60*60*24)" office:value-type="time" office:time-value="PT01H29M51.055S" calcext:value-type="time">
            <text:p>01:29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186.26" calcext:value-type="float">
            <text:p>186.26</text:p>
          </table:table-cell>
          <table:table-cell office:value-type="float" office:value="230.61" calcext:value-type="float">
            <text:p>230.61</text:p>
          </table:table-cell>
        </table:table-row>
        <table:table-row table:style-name="ro1">
          <table:table-cell office:value-type="float" office:value="5407055" calcext:value-type="float">
            <text:p>5407055</text:p>
          </table:table-cell>
          <table:table-cell table:formula="of:=[.A340]/1000/(60*60*24)" office:value-type="time" office:time-value="PT01H30M07.055S" calcext:value-type="time">
            <text:p>01:30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186.8" calcext:value-type="float">
            <text:p>186.8</text:p>
          </table:table-cell>
          <table:table-cell office:value-type="float" office:value="231.26" calcext:value-type="float">
            <text:p>231.26</text:p>
          </table:table-cell>
        </table:table-row>
        <table:table-row table:style-name="ro1">
          <table:table-cell office:value-type="float" office:value="5423055" calcext:value-type="float">
            <text:p>5423055</text:p>
          </table:table-cell>
          <table:table-cell table:formula="of:=[.A341]/1000/(60*60*24)" office:value-type="time" office:time-value="PT01H30M23.055S" calcext:value-type="time">
            <text:p>01:30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187.34" calcext:value-type="float">
            <text:p>187.34</text:p>
          </table:table-cell>
          <table:table-cell office:value-type="float" office:value="231.92" calcext:value-type="float">
            <text:p>231.92</text:p>
          </table:table-cell>
        </table:table-row>
        <table:table-row table:style-name="ro1">
          <table:table-cell office:value-type="float" office:value="5439055" calcext:value-type="float">
            <text:p>5439055</text:p>
          </table:table-cell>
          <table:table-cell table:formula="of:=[.A342]/1000/(60*60*24)" office:value-type="time" office:time-value="PT01H30M39.055S" calcext:value-type="time">
            <text:p>01:30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187.88" calcext:value-type="float">
            <text:p>187.88</text:p>
          </table:table-cell>
          <table:table-cell office:value-type="float" office:value="232.57" calcext:value-type="float">
            <text:p>232.57</text:p>
          </table:table-cell>
        </table:table-row>
        <table:table-row table:style-name="ro1">
          <table:table-cell office:value-type="float" office:value="5455055" calcext:value-type="float">
            <text:p>5455055</text:p>
          </table:table-cell>
          <table:table-cell table:formula="of:=[.A343]/1000/(60*60*24)" office:value-type="time" office:time-value="PT01H30M55.055S" calcext:value-type="time">
            <text:p>01:30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188.42" calcext:value-type="float">
            <text:p>188.42</text:p>
          </table:table-cell>
          <table:table-cell office:value-type="float" office:value="233.22" calcext:value-type="float">
            <text:p>233.22</text:p>
          </table:table-cell>
        </table:table-row>
        <table:table-row table:style-name="ro1">
          <table:table-cell office:value-type="float" office:value="5471055" calcext:value-type="float">
            <text:p>5471055</text:p>
          </table:table-cell>
          <table:table-cell table:formula="of:=[.A344]/1000/(60*60*24)" office:value-type="time" office:time-value="PT01H31M11.055S" calcext:value-type="time">
            <text:p>01:31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188.96" calcext:value-type="float">
            <text:p>188.96</text:p>
          </table:table-cell>
          <table:table-cell office:value-type="float" office:value="233.88" calcext:value-type="float">
            <text:p>233.88</text:p>
          </table:table-cell>
        </table:table-row>
        <table:table-row table:style-name="ro1">
          <table:table-cell office:value-type="float" office:value="5487055" calcext:value-type="float">
            <text:p>5487055</text:p>
          </table:table-cell>
          <table:table-cell table:formula="of:=[.A345]/1000/(60*60*24)" office:value-type="time" office:time-value="PT01H31M27.055S" calcext:value-type="time">
            <text:p>01:31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189.5" calcext:value-type="float">
            <text:p>189.5</text:p>
          </table:table-cell>
          <table:table-cell office:value-type="float" office:value="234.53" calcext:value-type="float">
            <text:p>234.53</text:p>
          </table:table-cell>
        </table:table-row>
        <table:table-row table:style-name="ro1">
          <table:table-cell office:value-type="float" office:value="5503055" calcext:value-type="float">
            <text:p>5503055</text:p>
          </table:table-cell>
          <table:table-cell table:formula="of:=[.A346]/1000/(60*60*24)" office:value-type="time" office:time-value="PT01H31M43.055S" calcext:value-type="time">
            <text:p>01:31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190.04" calcext:value-type="float">
            <text:p>190.04</text:p>
          </table:table-cell>
          <table:table-cell office:value-type="float" office:value="235.18" calcext:value-type="float">
            <text:p>235.18</text:p>
          </table:table-cell>
        </table:table-row>
        <table:table-row table:style-name="ro1">
          <table:table-cell office:value-type="float" office:value="5519055" calcext:value-type="float">
            <text:p>5519055</text:p>
          </table:table-cell>
          <table:table-cell table:formula="of:=[.A347]/1000/(60*60*24)" office:value-type="time" office:time-value="PT01H31M59.055S" calcext:value-type="time">
            <text:p>01:31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190.58" calcext:value-type="float">
            <text:p>190.58</text:p>
          </table:table-cell>
          <table:table-cell office:value-type="float" office:value="235.84" calcext:value-type="float">
            <text:p>235.84</text:p>
          </table:table-cell>
        </table:table-row>
        <table:table-row table:style-name="ro1">
          <table:table-cell office:value-type="float" office:value="5535055" calcext:value-type="float">
            <text:p>5535055</text:p>
          </table:table-cell>
          <table:table-cell table:formula="of:=[.A348]/1000/(60*60*24)" office:value-type="time" office:time-value="PT01H32M15.055S" calcext:value-type="time">
            <text:p>01:32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191.12" calcext:value-type="float">
            <text:p>191.12</text:p>
          </table:table-cell>
          <table:table-cell office:value-type="float" office:value="236.49" calcext:value-type="float">
            <text:p>236.49</text:p>
          </table:table-cell>
        </table:table-row>
        <table:table-row table:style-name="ro1">
          <table:table-cell office:value-type="float" office:value="5551055" calcext:value-type="float">
            <text:p>5551055</text:p>
          </table:table-cell>
          <table:table-cell table:formula="of:=[.A349]/1000/(60*60*24)" office:value-type="time" office:time-value="PT01H32M31.055S" calcext:value-type="time">
            <text:p>01:32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191.66" calcext:value-type="float">
            <text:p>191.66</text:p>
          </table:table-cell>
          <table:table-cell office:value-type="float" office:value="237.14" calcext:value-type="float">
            <text:p>237.14</text:p>
          </table:table-cell>
        </table:table-row>
        <table:table-row table:style-name="ro1">
          <table:table-cell office:value-type="float" office:value="5567055" calcext:value-type="float">
            <text:p>5567055</text:p>
          </table:table-cell>
          <table:table-cell table:formula="of:=[.A350]/1000/(60*60*24)" office:value-type="time" office:time-value="PT01H32M47.055S" calcext:value-type="time">
            <text:p>01:32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192.2" calcext:value-type="float">
            <text:p>192.2</text:p>
          </table:table-cell>
          <table:table-cell office:value-type="float" office:value="237.79" calcext:value-type="float">
            <text:p>237.79</text:p>
          </table:table-cell>
        </table:table-row>
        <table:table-row table:style-name="ro1">
          <table:table-cell office:value-type="float" office:value="5583055" calcext:value-type="float">
            <text:p>5583055</text:p>
          </table:table-cell>
          <table:table-cell table:formula="of:=[.A351]/1000/(60*60*24)" office:value-type="time" office:time-value="PT01H33M03.055S" calcext:value-type="time">
            <text:p>01:33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192.74" calcext:value-type="float">
            <text:p>192.74</text:p>
          </table:table-cell>
          <table:table-cell office:value-type="float" office:value="238.45" calcext:value-type="float">
            <text:p>238.45</text:p>
          </table:table-cell>
        </table:table-row>
        <table:table-row table:style-name="ro1">
          <table:table-cell office:value-type="float" office:value="5599055" calcext:value-type="float">
            <text:p>5599055</text:p>
          </table:table-cell>
          <table:table-cell table:formula="of:=[.A352]/1000/(60*60*24)" office:value-type="time" office:time-value="PT01H33M19.055S" calcext:value-type="time">
            <text:p>01:33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193.28" calcext:value-type="float">
            <text:p>193.28</text:p>
          </table:table-cell>
          <table:table-cell office:value-type="float" office:value="239.1" calcext:value-type="float">
            <text:p>239.1</text:p>
          </table:table-cell>
        </table:table-row>
        <table:table-row table:style-name="ro1">
          <table:table-cell office:value-type="float" office:value="5615055" calcext:value-type="float">
            <text:p>5615055</text:p>
          </table:table-cell>
          <table:table-cell table:formula="of:=[.A353]/1000/(60*60*24)" office:value-type="time" office:time-value="PT01H33M35.055S" calcext:value-type="time">
            <text:p>01:33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193.82" calcext:value-type="float">
            <text:p>193.82</text:p>
          </table:table-cell>
          <table:table-cell office:value-type="float" office:value="239.75" calcext:value-type="float">
            <text:p>239.75</text:p>
          </table:table-cell>
        </table:table-row>
        <table:table-row table:style-name="ro1">
          <table:table-cell office:value-type="float" office:value="5631055" calcext:value-type="float">
            <text:p>5631055</text:p>
          </table:table-cell>
          <table:table-cell table:formula="of:=[.A354]/1000/(60*60*24)" office:value-type="time" office:time-value="PT01H33M51.055S" calcext:value-type="time">
            <text:p>01:33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194.36" calcext:value-type="float">
            <text:p>194.36</text:p>
          </table:table-cell>
          <table:table-cell office:value-type="float" office:value="240.4" calcext:value-type="float">
            <text:p>240.4</text:p>
          </table:table-cell>
        </table:table-row>
        <table:table-row table:style-name="ro1">
          <table:table-cell office:value-type="float" office:value="5647055" calcext:value-type="float">
            <text:p>5647055</text:p>
          </table:table-cell>
          <table:table-cell table:formula="of:=[.A355]/1000/(60*60*24)" office:value-type="time" office:time-value="PT01H34M07.055S" calcext:value-type="time">
            <text:p>01:34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194.9" calcext:value-type="float">
            <text:p>194.9</text:p>
          </table:table-cell>
          <table:table-cell office:value-type="float" office:value="241.06" calcext:value-type="float">
            <text:p>241.06</text:p>
          </table:table-cell>
        </table:table-row>
        <table:table-row table:style-name="ro1">
          <table:table-cell office:value-type="float" office:value="5663055" calcext:value-type="float">
            <text:p>5663055</text:p>
          </table:table-cell>
          <table:table-cell table:formula="of:=[.A356]/1000/(60*60*24)" office:value-type="time" office:time-value="PT01H34M23.055S" calcext:value-type="time">
            <text:p>01:34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195.44" calcext:value-type="float">
            <text:p>195.44</text:p>
          </table:table-cell>
          <table:table-cell office:value-type="float" office:value="241.71" calcext:value-type="float">
            <text:p>241.71</text:p>
          </table:table-cell>
        </table:table-row>
        <table:table-row table:style-name="ro1">
          <table:table-cell office:value-type="float" office:value="5679055" calcext:value-type="float">
            <text:p>5679055</text:p>
          </table:table-cell>
          <table:table-cell table:formula="of:=[.A357]/1000/(60*60*24)" office:value-type="time" office:time-value="PT01H34M39.055S" calcext:value-type="time">
            <text:p>01:34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195.98" calcext:value-type="float">
            <text:p>195.98</text:p>
          </table:table-cell>
          <table:table-cell office:value-type="float" office:value="242.36" calcext:value-type="float">
            <text:p>242.36</text:p>
          </table:table-cell>
        </table:table-row>
        <table:table-row table:style-name="ro1">
          <table:table-cell office:value-type="float" office:value="5695055" calcext:value-type="float">
            <text:p>5695055</text:p>
          </table:table-cell>
          <table:table-cell table:formula="of:=[.A358]/1000/(60*60*24)" office:value-type="time" office:time-value="PT01H34M55.055S" calcext:value-type="time">
            <text:p>01:34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196.52" calcext:value-type="float">
            <text:p>196.52</text:p>
          </table:table-cell>
          <table:table-cell office:value-type="float" office:value="243.01" calcext:value-type="float">
            <text:p>243.01</text:p>
          </table:table-cell>
        </table:table-row>
        <table:table-row table:style-name="ro1">
          <table:table-cell office:value-type="float" office:value="5711055" calcext:value-type="float">
            <text:p>5711055</text:p>
          </table:table-cell>
          <table:table-cell table:formula="of:=[.A359]/1000/(60*60*24)" office:value-type="time" office:time-value="PT01H35M11.055S" calcext:value-type="time">
            <text:p>01:35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197.06" calcext:value-type="float">
            <text:p>197.06</text:p>
          </table:table-cell>
          <table:table-cell office:value-type="float" office:value="243.67" calcext:value-type="float">
            <text:p>243.67</text:p>
          </table:table-cell>
        </table:table-row>
        <table:table-row table:style-name="ro1">
          <table:table-cell office:value-type="float" office:value="5727055" calcext:value-type="float">
            <text:p>5727055</text:p>
          </table:table-cell>
          <table:table-cell table:formula="of:=[.A360]/1000/(60*60*24)" office:value-type="time" office:time-value="PT01H35M27.055S" calcext:value-type="time">
            <text:p>01:35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197.6" calcext:value-type="float">
            <text:p>197.6</text:p>
          </table:table-cell>
          <table:table-cell office:value-type="float" office:value="244.32" calcext:value-type="float">
            <text:p>244.32</text:p>
          </table:table-cell>
        </table:table-row>
        <table:table-row table:style-name="ro1">
          <table:table-cell office:value-type="float" office:value="5743055" calcext:value-type="float">
            <text:p>5743055</text:p>
          </table:table-cell>
          <table:table-cell table:formula="of:=[.A361]/1000/(60*60*24)" office:value-type="time" office:time-value="PT01H35M43.055S" calcext:value-type="time">
            <text:p>01:35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198.14" calcext:value-type="float">
            <text:p>198.14</text:p>
          </table:table-cell>
          <table:table-cell office:value-type="float" office:value="244.97" calcext:value-type="float">
            <text:p>244.97</text:p>
          </table:table-cell>
        </table:table-row>
        <table:table-row table:style-name="ro1">
          <table:table-cell office:value-type="float" office:value="5759055" calcext:value-type="float">
            <text:p>5759055</text:p>
          </table:table-cell>
          <table:table-cell table:formula="of:=[.A362]/1000/(60*60*24)" office:value-type="time" office:time-value="PT01H35M59.055S" calcext:value-type="time">
            <text:p>01:35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198.68" calcext:value-type="float">
            <text:p>198.68</text:p>
          </table:table-cell>
          <table:table-cell office:value-type="float" office:value="245.62" calcext:value-type="float">
            <text:p>245.62</text:p>
          </table:table-cell>
        </table:table-row>
        <table:table-row table:style-name="ro1">
          <table:table-cell office:value-type="float" office:value="5775055" calcext:value-type="float">
            <text:p>5775055</text:p>
          </table:table-cell>
          <table:table-cell table:formula="of:=[.A363]/1000/(60*60*24)" office:value-type="time" office:time-value="PT01H36M15.055S" calcext:value-type="time">
            <text:p>01:36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199.22" calcext:value-type="float">
            <text:p>199.22</text:p>
          </table:table-cell>
          <table:table-cell office:value-type="float" office:value="246.28" calcext:value-type="float">
            <text:p>246.28</text:p>
          </table:table-cell>
        </table:table-row>
        <table:table-row table:style-name="ro1">
          <table:table-cell office:value-type="float" office:value="5791055" calcext:value-type="float">
            <text:p>5791055</text:p>
          </table:table-cell>
          <table:table-cell table:formula="of:=[.A364]/1000/(60*60*24)" office:value-type="time" office:time-value="PT01H36M31.055S" calcext:value-type="time">
            <text:p>01:36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199.76" calcext:value-type="float">
            <text:p>199.76</text:p>
          </table:table-cell>
          <table:table-cell office:value-type="float" office:value="246.93" calcext:value-type="float">
            <text:p>246.93</text:p>
          </table:table-cell>
        </table:table-row>
        <table:table-row table:style-name="ro1">
          <table:table-cell office:value-type="float" office:value="5807055" calcext:value-type="float">
            <text:p>5807055</text:p>
          </table:table-cell>
          <table:table-cell table:formula="of:=[.A365]/1000/(60*60*24)" office:value-type="time" office:time-value="PT01H36M47.055S" calcext:value-type="time">
            <text:p>01:36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00.3" calcext:value-type="float">
            <text:p>200.3</text:p>
          </table:table-cell>
          <table:table-cell office:value-type="float" office:value="247.58" calcext:value-type="float">
            <text:p>247.58</text:p>
          </table:table-cell>
        </table:table-row>
        <table:table-row table:style-name="ro1">
          <table:table-cell office:value-type="float" office:value="5823055" calcext:value-type="float">
            <text:p>5823055</text:p>
          </table:table-cell>
          <table:table-cell table:formula="of:=[.A366]/1000/(60*60*24)" office:value-type="time" office:time-value="PT01H37M03.055S" calcext:value-type="time">
            <text:p>01:37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00.84" calcext:value-type="float">
            <text:p>200.84</text:p>
          </table:table-cell>
          <table:table-cell office:value-type="float" office:value="248.23" calcext:value-type="float">
            <text:p>248.23</text:p>
          </table:table-cell>
        </table:table-row>
        <table:table-row table:style-name="ro1">
          <table:table-cell office:value-type="float" office:value="5839054" calcext:value-type="float">
            <text:p>5839054</text:p>
          </table:table-cell>
          <table:table-cell table:formula="of:=[.A367]/1000/(60*60*24)" office:value-type="time" office:time-value="PT01H37M19.054S" calcext:value-type="time">
            <text:p>01:37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01.38" calcext:value-type="float">
            <text:p>201.38</text:p>
          </table:table-cell>
          <table:table-cell office:value-type="float" office:value="248.88" calcext:value-type="float">
            <text:p>248.88</text:p>
          </table:table-cell>
        </table:table-row>
        <table:table-row table:style-name="ro1">
          <table:table-cell office:value-type="float" office:value="5855055" calcext:value-type="float">
            <text:p>5855055</text:p>
          </table:table-cell>
          <table:table-cell table:formula="of:=[.A368]/1000/(60*60*24)" office:value-type="time" office:time-value="PT01H37M35.055S" calcext:value-type="time">
            <text:p>01:37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01.92" calcext:value-type="float">
            <text:p>201.92</text:p>
          </table:table-cell>
          <table:table-cell office:value-type="float" office:value="249.54" calcext:value-type="float">
            <text:p>249.54</text:p>
          </table:table-cell>
        </table:table-row>
        <table:table-row table:style-name="ro1">
          <table:table-cell office:value-type="float" office:value="5871055" calcext:value-type="float">
            <text:p>5871055</text:p>
          </table:table-cell>
          <table:table-cell table:formula="of:=[.A369]/1000/(60*60*24)" office:value-type="time" office:time-value="PT01H37M51.055S" calcext:value-type="time">
            <text:p>01:37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02.46" calcext:value-type="float">
            <text:p>202.46</text:p>
          </table:table-cell>
          <table:table-cell office:value-type="float" office:value="250.19" calcext:value-type="float">
            <text:p>250.19</text:p>
          </table:table-cell>
        </table:table-row>
        <table:table-row table:style-name="ro1">
          <table:table-cell office:value-type="float" office:value="5887055" calcext:value-type="float">
            <text:p>5887055</text:p>
          </table:table-cell>
          <table:table-cell table:formula="of:=[.A370]/1000/(60*60*24)" office:value-type="time" office:time-value="PT01H38M07.055S" calcext:value-type="time">
            <text:p>01:38:07</text:p>
          </table:table-cell>
          <table:table-cell office:value-type="float" office:value="1.2" calcext:value-type="float">
            <text:p>1.2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3" calcext:value-type="float">
            <text:p>146.3</text:p>
          </table:table-cell>
          <table:table-cell office:value-type="float" office:value="203" calcext:value-type="float">
            <text:p>203</text:p>
          </table:table-cell>
          <table:table-cell office:value-type="float" office:value="250.84" calcext:value-type="float">
            <text:p>250.84</text:p>
          </table:table-cell>
        </table:table-row>
        <table:table-row table:style-name="ro1">
          <table:table-cell office:value-type="float" office:value="5903055" calcext:value-type="float">
            <text:p>5903055</text:p>
          </table:table-cell>
          <table:table-cell table:formula="of:=[.A371]/1000/(60*60*24)" office:value-type="time" office:time-value="PT01H38M23.055S" calcext:value-type="time">
            <text:p>01:38:23</text:p>
          </table:table-cell>
          <table:table-cell office:value-type="float" office:value="1.2" calcext:value-type="float">
            <text:p>1.2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3" calcext:value-type="float">
            <text:p>146.3</text:p>
          </table:table-cell>
          <table:table-cell office:value-type="float" office:value="203.54" calcext:value-type="float">
            <text:p>203.54</text:p>
          </table:table-cell>
          <table:table-cell office:value-type="float" office:value="251.49" calcext:value-type="float">
            <text:p>251.49</text:p>
          </table:table-cell>
        </table:table-row>
        <table:table-row table:style-name="ro1">
          <table:table-cell office:value-type="float" office:value="5919055" calcext:value-type="float">
            <text:p>5919055</text:p>
          </table:table-cell>
          <table:table-cell table:formula="of:=[.A372]/1000/(60*60*24)" office:value-type="time" office:time-value="PT01H38M39.055S" calcext:value-type="time">
            <text:p>01:38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04.08" calcext:value-type="float">
            <text:p>204.08</text:p>
          </table:table-cell>
          <table:table-cell office:value-type="float" office:value="252.15" calcext:value-type="float">
            <text:p>252.15</text:p>
          </table:table-cell>
        </table:table-row>
        <table:table-row table:style-name="ro1">
          <table:table-cell office:value-type="float" office:value="5935055" calcext:value-type="float">
            <text:p>5935055</text:p>
          </table:table-cell>
          <table:table-cell table:formula="of:=[.A373]/1000/(60*60*24)" office:value-type="time" office:time-value="PT01H38M55.055S" calcext:value-type="time">
            <text:p>01:38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04.62" calcext:value-type="float">
            <text:p>204.62</text:p>
          </table:table-cell>
          <table:table-cell office:value-type="float" office:value="252.8" calcext:value-type="float">
            <text:p>252.8</text:p>
          </table:table-cell>
        </table:table-row>
        <table:table-row table:style-name="ro1">
          <table:table-cell office:value-type="float" office:value="5951055" calcext:value-type="float">
            <text:p>5951055</text:p>
          </table:table-cell>
          <table:table-cell table:formula="of:=[.A374]/1000/(60*60*24)" office:value-type="time" office:time-value="PT01H39M11.055S" calcext:value-type="time">
            <text:p>01:39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05.16" calcext:value-type="float">
            <text:p>205.16</text:p>
          </table:table-cell>
          <table:table-cell office:value-type="float" office:value="253.45" calcext:value-type="float">
            <text:p>253.45</text:p>
          </table:table-cell>
        </table:table-row>
        <table:table-row table:style-name="ro1">
          <table:table-cell office:value-type="float" office:value="5967055" calcext:value-type="float">
            <text:p>5967055</text:p>
          </table:table-cell>
          <table:table-cell table:formula="of:=[.A375]/1000/(60*60*24)" office:value-type="time" office:time-value="PT01H39M27.055S" calcext:value-type="time">
            <text:p>01:39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05.7" calcext:value-type="float">
            <text:p>205.7</text:p>
          </table:table-cell>
          <table:table-cell office:value-type="float" office:value="254.1" calcext:value-type="float">
            <text:p>254.1</text:p>
          </table:table-cell>
        </table:table-row>
        <table:table-row table:style-name="ro1">
          <table:table-cell office:value-type="float" office:value="5983055" calcext:value-type="float">
            <text:p>5983055</text:p>
          </table:table-cell>
          <table:table-cell table:formula="of:=[.A376]/1000/(60*60*24)" office:value-type="time" office:time-value="PT01H39M43.055S" calcext:value-type="time">
            <text:p>01:39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06.24" calcext:value-type="float">
            <text:p>206.24</text:p>
          </table:table-cell>
          <table:table-cell office:value-type="float" office:value="254.75" calcext:value-type="float">
            <text:p>254.75</text:p>
          </table:table-cell>
        </table:table-row>
        <table:table-row table:style-name="ro1">
          <table:table-cell office:value-type="float" office:value="5999054" calcext:value-type="float">
            <text:p>5999054</text:p>
          </table:table-cell>
          <table:table-cell table:formula="of:=[.A377]/1000/(60*60*24)" office:value-type="time" office:time-value="PT01H39M59.054S" calcext:value-type="time">
            <text:p>01:39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06.78" calcext:value-type="float">
            <text:p>206.78</text:p>
          </table:table-cell>
          <table:table-cell office:value-type="float" office:value="255.4" calcext:value-type="float">
            <text:p>255.4</text:p>
          </table:table-cell>
        </table:table-row>
        <table:table-row table:style-name="ro1">
          <table:table-cell office:value-type="float" office:value="6015055" calcext:value-type="float">
            <text:p>6015055</text:p>
          </table:table-cell>
          <table:table-cell table:formula="of:=[.A378]/1000/(60*60*24)" office:value-type="time" office:time-value="PT01H40M15.055S" calcext:value-type="time">
            <text:p>01:40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07.32" calcext:value-type="float">
            <text:p>207.32</text:p>
          </table:table-cell>
          <table:table-cell office:value-type="float" office:value="256.06" calcext:value-type="float">
            <text:p>256.06</text:p>
          </table:table-cell>
        </table:table-row>
        <table:table-row table:style-name="ro1">
          <table:table-cell office:value-type="float" office:value="6031055" calcext:value-type="float">
            <text:p>6031055</text:p>
          </table:table-cell>
          <table:table-cell table:formula="of:=[.A379]/1000/(60*60*24)" office:value-type="time" office:time-value="PT01H40M31.055S" calcext:value-type="time">
            <text:p>01:40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07.86" calcext:value-type="float">
            <text:p>207.86</text:p>
          </table:table-cell>
          <table:table-cell office:value-type="float" office:value="256.71" calcext:value-type="float">
            <text:p>256.71</text:p>
          </table:table-cell>
        </table:table-row>
        <table:table-row table:style-name="ro1">
          <table:table-cell office:value-type="float" office:value="6047055" calcext:value-type="float">
            <text:p>6047055</text:p>
          </table:table-cell>
          <table:table-cell table:formula="of:=[.A380]/1000/(60*60*24)" office:value-type="time" office:time-value="PT01H40M47.055S" calcext:value-type="time">
            <text:p>01:40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08.4" calcext:value-type="float">
            <text:p>208.4</text:p>
          </table:table-cell>
          <table:table-cell office:value-type="float" office:value="257.36" calcext:value-type="float">
            <text:p>257.36</text:p>
          </table:table-cell>
        </table:table-row>
        <table:table-row table:style-name="ro1">
          <table:table-cell office:value-type="float" office:value="6063055" calcext:value-type="float">
            <text:p>6063055</text:p>
          </table:table-cell>
          <table:table-cell table:formula="of:=[.A381]/1000/(60*60*24)" office:value-type="time" office:time-value="PT01H41M03.055S" calcext:value-type="time">
            <text:p>01:41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08.94" calcext:value-type="float">
            <text:p>208.94</text:p>
          </table:table-cell>
          <table:table-cell office:value-type="float" office:value="258.01" calcext:value-type="float">
            <text:p>258.01</text:p>
          </table:table-cell>
        </table:table-row>
        <table:table-row table:style-name="ro1">
          <table:table-cell office:value-type="float" office:value="6079055" calcext:value-type="float">
            <text:p>6079055</text:p>
          </table:table-cell>
          <table:table-cell table:formula="of:=[.A382]/1000/(60*60*24)" office:value-type="time" office:time-value="PT01H41M19.055S" calcext:value-type="time">
            <text:p>01:41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09.48" calcext:value-type="float">
            <text:p>209.48</text:p>
          </table:table-cell>
          <table:table-cell office:value-type="float" office:value="258.66" calcext:value-type="float">
            <text:p>258.66</text:p>
          </table:table-cell>
        </table:table-row>
        <table:table-row table:style-name="ro1">
          <table:table-cell office:value-type="float" office:value="6095055" calcext:value-type="float">
            <text:p>6095055</text:p>
          </table:table-cell>
          <table:table-cell table:formula="of:=[.A383]/1000/(60*60*24)" office:value-type="time" office:time-value="PT01H41M35.055S" calcext:value-type="time">
            <text:p>01:41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10.02" calcext:value-type="float">
            <text:p>210.02</text:p>
          </table:table-cell>
          <table:table-cell office:value-type="float" office:value="259.31" calcext:value-type="float">
            <text:p>259.31</text:p>
          </table:table-cell>
        </table:table-row>
        <table:table-row table:style-name="ro1">
          <table:table-cell office:value-type="float" office:value="6111055" calcext:value-type="float">
            <text:p>6111055</text:p>
          </table:table-cell>
          <table:table-cell table:formula="of:=[.A384]/1000/(60*60*24)" office:value-type="time" office:time-value="PT01H41M51.055S" calcext:value-type="time">
            <text:p>01:41:51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210.56" calcext:value-type="float">
            <text:p>210.56</text:p>
          </table:table-cell>
          <table:table-cell office:value-type="float" office:value="259.97" calcext:value-type="float">
            <text:p>259.97</text:p>
          </table:table-cell>
        </table:table-row>
        <table:table-row table:style-name="ro1">
          <table:table-cell office:value-type="float" office:value="6127055" calcext:value-type="float">
            <text:p>6127055</text:p>
          </table:table-cell>
          <table:table-cell table:formula="of:=[.A385]/1000/(60*60*24)" office:value-type="time" office:time-value="PT01H42M07.055S" calcext:value-type="time">
            <text:p>01:42:07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211.1" calcext:value-type="float">
            <text:p>211.1</text:p>
          </table:table-cell>
          <table:table-cell office:value-type="float" office:value="260.62" calcext:value-type="float">
            <text:p>260.62</text:p>
          </table:table-cell>
        </table:table-row>
        <table:table-row table:style-name="ro1">
          <table:table-cell office:value-type="float" office:value="6143055" calcext:value-type="float">
            <text:p>6143055</text:p>
          </table:table-cell>
          <table:table-cell table:formula="of:=[.A386]/1000/(60*60*24)" office:value-type="time" office:time-value="PT01H42M23.055S" calcext:value-type="time">
            <text:p>01:42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11.64" calcext:value-type="float">
            <text:p>211.64</text:p>
          </table:table-cell>
          <table:table-cell office:value-type="float" office:value="261.27" calcext:value-type="float">
            <text:p>261.27</text:p>
          </table:table-cell>
        </table:table-row>
        <table:table-row table:style-name="ro1">
          <table:table-cell office:value-type="float" office:value="6159055" calcext:value-type="float">
            <text:p>6159055</text:p>
          </table:table-cell>
          <table:table-cell table:formula="of:=[.A387]/1000/(60*60*24)" office:value-type="time" office:time-value="PT01H42M39.055S" calcext:value-type="time">
            <text:p>01:42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12.18" calcext:value-type="float">
            <text:p>212.18</text:p>
          </table:table-cell>
          <table:table-cell office:value-type="float" office:value="261.92" calcext:value-type="float">
            <text:p>261.92</text:p>
          </table:table-cell>
        </table:table-row>
        <table:table-row table:style-name="ro1">
          <table:table-cell office:value-type="float" office:value="6175055" calcext:value-type="float">
            <text:p>6175055</text:p>
          </table:table-cell>
          <table:table-cell table:formula="of:=[.A388]/1000/(60*60*24)" office:value-type="time" office:time-value="PT01H42M55.055S" calcext:value-type="time">
            <text:p>01:42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12.72" calcext:value-type="float">
            <text:p>212.72</text:p>
          </table:table-cell>
          <table:table-cell office:value-type="float" office:value="262.57" calcext:value-type="float">
            <text:p>262.57</text:p>
          </table:table-cell>
        </table:table-row>
        <table:table-row table:style-name="ro1">
          <table:table-cell office:value-type="float" office:value="6191055" calcext:value-type="float">
            <text:p>6191055</text:p>
          </table:table-cell>
          <table:table-cell table:formula="of:=[.A389]/1000/(60*60*24)" office:value-type="time" office:time-value="PT01H43M11.055S" calcext:value-type="time">
            <text:p>01:43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13.25" calcext:value-type="float">
            <text:p>213.25</text:p>
          </table:table-cell>
          <table:table-cell office:value-type="float" office:value="263.22" calcext:value-type="float">
            <text:p>263.22</text:p>
          </table:table-cell>
        </table:table-row>
        <table:table-row table:style-name="ro1">
          <table:table-cell office:value-type="float" office:value="6207055" calcext:value-type="float">
            <text:p>6207055</text:p>
          </table:table-cell>
          <table:table-cell table:formula="of:=[.A390]/1000/(60*60*24)" office:value-type="time" office:time-value="PT01H43M27.055S" calcext:value-type="time">
            <text:p>01:43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13.79" calcext:value-type="float">
            <text:p>213.79</text:p>
          </table:table-cell>
          <table:table-cell office:value-type="float" office:value="263.87" calcext:value-type="float">
            <text:p>263.87</text:p>
          </table:table-cell>
        </table:table-row>
        <table:table-row table:style-name="ro1">
          <table:table-cell office:value-type="float" office:value="6223055" calcext:value-type="float">
            <text:p>6223055</text:p>
          </table:table-cell>
          <table:table-cell table:formula="of:=[.A391]/1000/(60*60*24)" office:value-type="time" office:time-value="PT01H43M43.055S" calcext:value-type="time">
            <text:p>01:43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14.33" calcext:value-type="float">
            <text:p>214.33</text:p>
          </table:table-cell>
          <table:table-cell office:value-type="float" office:value="264.53" calcext:value-type="float">
            <text:p>264.53</text:p>
          </table:table-cell>
        </table:table-row>
        <table:table-row table:style-name="ro1">
          <table:table-cell office:value-type="float" office:value="6239055" calcext:value-type="float">
            <text:p>6239055</text:p>
          </table:table-cell>
          <table:table-cell table:formula="of:=[.A392]/1000/(60*60*24)" office:value-type="time" office:time-value="PT01H43M59.055S" calcext:value-type="time">
            <text:p>01:43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14.87" calcext:value-type="float">
            <text:p>214.87</text:p>
          </table:table-cell>
          <table:table-cell office:value-type="float" office:value="265.18" calcext:value-type="float">
            <text:p>265.18</text:p>
          </table:table-cell>
        </table:table-row>
        <table:table-row table:style-name="ro1">
          <table:table-cell office:value-type="float" office:value="6255055" calcext:value-type="float">
            <text:p>6255055</text:p>
          </table:table-cell>
          <table:table-cell table:formula="of:=[.A393]/1000/(60*60*24)" office:value-type="time" office:time-value="PT01H44M15.055S" calcext:value-type="time">
            <text:p>01:44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15.41" calcext:value-type="float">
            <text:p>215.41</text:p>
          </table:table-cell>
          <table:table-cell office:value-type="float" office:value="265.83" calcext:value-type="float">
            <text:p>265.83</text:p>
          </table:table-cell>
        </table:table-row>
        <table:table-row table:style-name="ro1">
          <table:table-cell office:value-type="float" office:value="6271055" calcext:value-type="float">
            <text:p>6271055</text:p>
          </table:table-cell>
          <table:table-cell table:formula="of:=[.A394]/1000/(60*60*24)" office:value-type="time" office:time-value="PT01H44M31.055S" calcext:value-type="time">
            <text:p>01:44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15.95" calcext:value-type="float">
            <text:p>215.95</text:p>
          </table:table-cell>
          <table:table-cell office:value-type="float" office:value="266.48" calcext:value-type="float">
            <text:p>266.48</text:p>
          </table:table-cell>
        </table:table-row>
        <table:table-row table:style-name="ro1">
          <table:table-cell office:value-type="float" office:value="6287055" calcext:value-type="float">
            <text:p>6287055</text:p>
          </table:table-cell>
          <table:table-cell table:formula="of:=[.A395]/1000/(60*60*24)" office:value-type="time" office:time-value="PT01H44M47.055S" calcext:value-type="time">
            <text:p>01:44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216.49" calcext:value-type="float">
            <text:p>216.49</text:p>
          </table:table-cell>
          <table:table-cell office:value-type="float" office:value="267.13" calcext:value-type="float">
            <text:p>267.13</text:p>
          </table:table-cell>
        </table:table-row>
        <table:table-row table:style-name="ro1">
          <table:table-cell office:value-type="float" office:value="6303055" calcext:value-type="float">
            <text:p>6303055</text:p>
          </table:table-cell>
          <table:table-cell table:formula="of:=[.A396]/1000/(60*60*24)" office:value-type="time" office:time-value="PT01H45M03.055S" calcext:value-type="time">
            <text:p>01:45:03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217.03" calcext:value-type="float">
            <text:p>217.03</text:p>
          </table:table-cell>
          <table:table-cell office:value-type="float" office:value="267.78" calcext:value-type="float">
            <text:p>267.78</text:p>
          </table:table-cell>
        </table:table-row>
        <table:table-row table:style-name="ro1">
          <table:table-cell office:value-type="float" office:value="6319055" calcext:value-type="float">
            <text:p>6319055</text:p>
          </table:table-cell>
          <table:table-cell table:formula="of:=[.A397]/1000/(60*60*24)" office:value-type="time" office:time-value="PT01H45M19.055S" calcext:value-type="time">
            <text:p>01:45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217.57" calcext:value-type="float">
            <text:p>217.57</text:p>
          </table:table-cell>
          <table:table-cell office:value-type="float" office:value="268.43" calcext:value-type="float">
            <text:p>268.43</text:p>
          </table:table-cell>
        </table:table-row>
        <table:table-row table:style-name="ro1">
          <table:table-cell office:value-type="float" office:value="6335055" calcext:value-type="float">
            <text:p>6335055</text:p>
          </table:table-cell>
          <table:table-cell table:formula="of:=[.A398]/1000/(60*60*24)" office:value-type="time" office:time-value="PT01H45M35.055S" calcext:value-type="time">
            <text:p>01:45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18.11" calcext:value-type="float">
            <text:p>218.11</text:p>
          </table:table-cell>
          <table:table-cell office:value-type="float" office:value="269.08" calcext:value-type="float">
            <text:p>269.08</text:p>
          </table:table-cell>
        </table:table-row>
        <table:table-row table:style-name="ro1">
          <table:table-cell office:value-type="float" office:value="6351055" calcext:value-type="float">
            <text:p>6351055</text:p>
          </table:table-cell>
          <table:table-cell table:formula="of:=[.A399]/1000/(60*60*24)" office:value-type="time" office:time-value="PT01H45M51.055S" calcext:value-type="time">
            <text:p>01:45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18.65" calcext:value-type="float">
            <text:p>218.65</text:p>
          </table:table-cell>
          <table:table-cell office:value-type="float" office:value="269.73" calcext:value-type="float">
            <text:p>269.73</text:p>
          </table:table-cell>
        </table:table-row>
        <table:table-row table:style-name="ro1">
          <table:table-cell office:value-type="float" office:value="6367055" calcext:value-type="float">
            <text:p>6367055</text:p>
          </table:table-cell>
          <table:table-cell table:formula="of:=[.A400]/1000/(60*60*24)" office:value-type="time" office:time-value="PT01H46M07.055S" calcext:value-type="time">
            <text:p>01:46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219.19" calcext:value-type="float">
            <text:p>219.19</text:p>
          </table:table-cell>
          <table:table-cell office:value-type="float" office:value="270.39" calcext:value-type="float">
            <text:p>270.39</text:p>
          </table:table-cell>
        </table:table-row>
        <table:table-row table:style-name="ro1">
          <table:table-cell office:value-type="float" office:value="6383055" calcext:value-type="float">
            <text:p>6383055</text:p>
          </table:table-cell>
          <table:table-cell table:formula="of:=[.A401]/1000/(60*60*24)" office:value-type="time" office:time-value="PT01H46M23.055S" calcext:value-type="time">
            <text:p>01:46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19.73" calcext:value-type="float">
            <text:p>219.73</text:p>
          </table:table-cell>
          <table:table-cell office:value-type="float" office:value="271.04" calcext:value-type="float">
            <text:p>271.04</text:p>
          </table:table-cell>
        </table:table-row>
        <table:table-row table:style-name="ro1">
          <table:table-cell office:value-type="float" office:value="6399055" calcext:value-type="float">
            <text:p>6399055</text:p>
          </table:table-cell>
          <table:table-cell table:formula="of:=[.A402]/1000/(60*60*24)" office:value-type="time" office:time-value="PT01H46M39.055S" calcext:value-type="time">
            <text:p>01:46:39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220.27" calcext:value-type="float">
            <text:p>220.27</text:p>
          </table:table-cell>
          <table:table-cell office:value-type="float" office:value="271.69" calcext:value-type="float">
            <text:p>271.69</text:p>
          </table:table-cell>
        </table:table-row>
        <table:table-row table:style-name="ro1">
          <table:table-cell office:value-type="float" office:value="6415055" calcext:value-type="float">
            <text:p>6415055</text:p>
          </table:table-cell>
          <table:table-cell table:formula="of:=[.A403]/1000/(60*60*24)" office:value-type="time" office:time-value="PT01H46M55.055S" calcext:value-type="time">
            <text:p>01:46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220.81" calcext:value-type="float">
            <text:p>220.81</text:p>
          </table:table-cell>
          <table:table-cell office:value-type="float" office:value="272.34" calcext:value-type="float">
            <text:p>272.34</text:p>
          </table:table-cell>
        </table:table-row>
        <table:table-row table:style-name="ro1">
          <table:table-cell office:value-type="float" office:value="6431055" calcext:value-type="float">
            <text:p>6431055</text:p>
          </table:table-cell>
          <table:table-cell table:formula="of:=[.A404]/1000/(60*60*24)" office:value-type="time" office:time-value="PT01H47M11.055S" calcext:value-type="time">
            <text:p>01:47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221.35" calcext:value-type="float">
            <text:p>221.35</text:p>
          </table:table-cell>
          <table:table-cell office:value-type="float" office:value="272.99" calcext:value-type="float">
            <text:p>272.99</text:p>
          </table:table-cell>
        </table:table-row>
        <table:table-row table:style-name="ro1">
          <table:table-cell office:value-type="float" office:value="6447055" calcext:value-type="float">
            <text:p>6447055</text:p>
          </table:table-cell>
          <table:table-cell table:formula="of:=[.A405]/1000/(60*60*24)" office:value-type="time" office:time-value="PT01H47M27.055S" calcext:value-type="time">
            <text:p>01:47:27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221.89" calcext:value-type="float">
            <text:p>221.89</text:p>
          </table:table-cell>
          <table:table-cell office:value-type="float" office:value="273.64" calcext:value-type="float">
            <text:p>273.64</text:p>
          </table:table-cell>
        </table:table-row>
        <table:table-row table:style-name="ro1">
          <table:table-cell office:value-type="float" office:value="6463055" calcext:value-type="float">
            <text:p>6463055</text:p>
          </table:table-cell>
          <table:table-cell table:formula="of:=[.A406]/1000/(60*60*24)" office:value-type="time" office:time-value="PT01H47M43.055S" calcext:value-type="time">
            <text:p>01:47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222.42" calcext:value-type="float">
            <text:p>222.42</text:p>
          </table:table-cell>
          <table:table-cell office:value-type="float" office:value="274.29" calcext:value-type="float">
            <text:p>274.29</text:p>
          </table:table-cell>
        </table:table-row>
        <table:table-row table:style-name="ro1">
          <table:table-cell office:value-type="float" office:value="6479055" calcext:value-type="float">
            <text:p>6479055</text:p>
          </table:table-cell>
          <table:table-cell table:formula="of:=[.A407]/1000/(60*60*24)" office:value-type="time" office:time-value="PT01H47M59.055S" calcext:value-type="time">
            <text:p>01:47:59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222.96" calcext:value-type="float">
            <text:p>222.96</text:p>
          </table:table-cell>
          <table:table-cell office:value-type="float" office:value="274.94" calcext:value-type="float">
            <text:p>274.94</text:p>
          </table:table-cell>
        </table:table-row>
        <table:table-row table:style-name="ro1">
          <table:table-cell office:value-type="float" office:value="6495055" calcext:value-type="float">
            <text:p>6495055</text:p>
          </table:table-cell>
          <table:table-cell table:formula="of:=[.A408]/1000/(60*60*24)" office:value-type="time" office:time-value="PT01H48M15.055S" calcext:value-type="time">
            <text:p>01:48:1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223.5" calcext:value-type="float">
            <text:p>223.5</text:p>
          </table:table-cell>
          <table:table-cell office:value-type="float" office:value="275.59" calcext:value-type="float">
            <text:p>275.59</text:p>
          </table:table-cell>
        </table:table-row>
        <table:table-row table:style-name="ro1">
          <table:table-cell office:value-type="float" office:value="6511055" calcext:value-type="float">
            <text:p>6511055</text:p>
          </table:table-cell>
          <table:table-cell table:formula="of:=[.A409]/1000/(60*60*24)" office:value-type="time" office:time-value="PT01H48M31.055S" calcext:value-type="time">
            <text:p>01:48:31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224.04" calcext:value-type="float">
            <text:p>224.04</text:p>
          </table:table-cell>
          <table:table-cell office:value-type="float" office:value="276.24" calcext:value-type="float">
            <text:p>276.24</text:p>
          </table:table-cell>
        </table:table-row>
        <table:table-row table:style-name="ro1">
          <table:table-cell office:value-type="float" office:value="6527055" calcext:value-type="float">
            <text:p>6527055</text:p>
          </table:table-cell>
          <table:table-cell table:formula="of:=[.A410]/1000/(60*60*24)" office:value-type="time" office:time-value="PT01H48M47.055S" calcext:value-type="time">
            <text:p>01:48:47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224.58" calcext:value-type="float">
            <text:p>224.58</text:p>
          </table:table-cell>
          <table:table-cell office:value-type="float" office:value="276.89" calcext:value-type="float">
            <text:p>276.89</text:p>
          </table:table-cell>
        </table:table-row>
        <table:table-row table:style-name="ro1">
          <table:table-cell office:value-type="float" office:value="6543055" calcext:value-type="float">
            <text:p>6543055</text:p>
          </table:table-cell>
          <table:table-cell table:formula="of:=[.A411]/1000/(60*60*24)" office:value-type="time" office:time-value="PT01H49M03.055S" calcext:value-type="time">
            <text:p>01:49:03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225.12" calcext:value-type="float">
            <text:p>225.12</text:p>
          </table:table-cell>
          <table:table-cell office:value-type="float" office:value="277.54" calcext:value-type="float">
            <text:p>277.54</text:p>
          </table:table-cell>
        </table:table-row>
        <table:table-row table:style-name="ro1">
          <table:table-cell office:value-type="float" office:value="6559055" calcext:value-type="float">
            <text:p>6559055</text:p>
          </table:table-cell>
          <table:table-cell table:formula="of:=[.A412]/1000/(60*60*24)" office:value-type="time" office:time-value="PT01H49M19.055S" calcext:value-type="time">
            <text:p>01:49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225.66" calcext:value-type="float">
            <text:p>225.66</text:p>
          </table:table-cell>
          <table:table-cell office:value-type="float" office:value="278.19" calcext:value-type="float">
            <text:p>278.19</text:p>
          </table:table-cell>
        </table:table-row>
        <table:table-row table:style-name="ro1">
          <table:table-cell office:value-type="float" office:value="6575055" calcext:value-type="float">
            <text:p>6575055</text:p>
          </table:table-cell>
          <table:table-cell table:formula="of:=[.A413]/1000/(60*60*24)" office:value-type="time" office:time-value="PT01H49M35.055S" calcext:value-type="time">
            <text:p>01:49:3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226.2" calcext:value-type="float">
            <text:p>226.2</text:p>
          </table:table-cell>
          <table:table-cell office:value-type="float" office:value="278.84" calcext:value-type="float">
            <text:p>278.84</text:p>
          </table:table-cell>
        </table:table-row>
        <table:table-row table:style-name="ro1">
          <table:table-cell office:value-type="float" office:value="6591055" calcext:value-type="float">
            <text:p>6591055</text:p>
          </table:table-cell>
          <table:table-cell table:formula="of:=[.A414]/1000/(60*60*24)" office:value-type="time" office:time-value="PT01H49M51.055S" calcext:value-type="time">
            <text:p>01:49:51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226.74" calcext:value-type="float">
            <text:p>226.74</text:p>
          </table:table-cell>
          <table:table-cell office:value-type="float" office:value="279.49" calcext:value-type="float">
            <text:p>279.49</text:p>
          </table:table-cell>
        </table:table-row>
        <table:table-row table:style-name="ro1">
          <table:table-cell office:value-type="float" office:value="6607055" calcext:value-type="float">
            <text:p>6607055</text:p>
          </table:table-cell>
          <table:table-cell table:formula="of:=[.A415]/1000/(60*60*24)" office:value-type="time" office:time-value="PT01H50M07.055S" calcext:value-type="time">
            <text:p>01:50:07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227.28" calcext:value-type="float">
            <text:p>227.28</text:p>
          </table:table-cell>
          <table:table-cell office:value-type="float" office:value="280.14" calcext:value-type="float">
            <text:p>280.14</text:p>
          </table:table-cell>
        </table:table-row>
        <table:table-row table:style-name="ro1">
          <table:table-cell office:value-type="float" office:value="6623055" calcext:value-type="float">
            <text:p>6623055</text:p>
          </table:table-cell>
          <table:table-cell table:formula="of:=[.A416]/1000/(60*60*24)" office:value-type="time" office:time-value="PT01H50M23.055S" calcext:value-type="time">
            <text:p>01:50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3" calcext:value-type="float">
            <text:p>146.43</text:p>
          </table:table-cell>
          <table:table-cell office:value-type="float" office:value="227.82" calcext:value-type="float">
            <text:p>227.82</text:p>
          </table:table-cell>
          <table:table-cell office:value-type="float" office:value="280.79" calcext:value-type="float">
            <text:p>280.79</text:p>
          </table:table-cell>
        </table:table-row>
        <table:table-row table:style-name="ro1">
          <table:table-cell office:value-type="float" office:value="6639055" calcext:value-type="float">
            <text:p>6639055</text:p>
          </table:table-cell>
          <table:table-cell table:formula="of:=[.A417]/1000/(60*60*24)" office:value-type="time" office:time-value="PT01H50M39.055S" calcext:value-type="time">
            <text:p>01:50:39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228.35" calcext:value-type="float">
            <text:p>228.35</text:p>
          </table:table-cell>
          <table:table-cell office:value-type="float" office:value="281.44" calcext:value-type="float">
            <text:p>281.44</text:p>
          </table:table-cell>
        </table:table-row>
        <table:table-row table:style-name="ro1">
          <table:table-cell office:value-type="float" office:value="6655055" calcext:value-type="float">
            <text:p>6655055</text:p>
          </table:table-cell>
          <table:table-cell table:formula="of:=[.A418]/1000/(60*60*24)" office:value-type="time" office:time-value="PT01H50M55.055S" calcext:value-type="time">
            <text:p>01:50:5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228.89" calcext:value-type="float">
            <text:p>228.89</text:p>
          </table:table-cell>
          <table:table-cell office:value-type="float" office:value="282.09" calcext:value-type="float">
            <text:p>282.09</text:p>
          </table:table-cell>
        </table:table-row>
        <table:table-row table:style-name="ro1">
          <table:table-cell office:value-type="float" office:value="6671055" calcext:value-type="float">
            <text:p>6671055</text:p>
          </table:table-cell>
          <table:table-cell table:formula="of:=[.A419]/1000/(60*60*24)" office:value-type="time" office:time-value="PT01H51M11.055S" calcext:value-type="time">
            <text:p>01:51:11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229.43" calcext:value-type="float">
            <text:p>229.43</text:p>
          </table:table-cell>
          <table:table-cell office:value-type="float" office:value="282.74" calcext:value-type="float">
            <text:p>282.74</text:p>
          </table:table-cell>
        </table:table-row>
        <table:table-row table:style-name="ro1">
          <table:table-cell office:value-type="float" office:value="6687055" calcext:value-type="float">
            <text:p>6687055</text:p>
          </table:table-cell>
          <table:table-cell table:formula="of:=[.A420]/1000/(60*60*24)" office:value-type="time" office:time-value="PT01H51M27.055S" calcext:value-type="time">
            <text:p>01:51:27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229.97" calcext:value-type="float">
            <text:p>229.97</text:p>
          </table:table-cell>
          <table:table-cell office:value-type="float" office:value="283.39" calcext:value-type="float">
            <text:p>283.39</text:p>
          </table:table-cell>
        </table:table-row>
        <table:table-row table:style-name="ro1">
          <table:table-cell office:value-type="float" office:value="6703055" calcext:value-type="float">
            <text:p>6703055</text:p>
          </table:table-cell>
          <table:table-cell table:formula="of:=[.A421]/1000/(60*60*24)" office:value-type="time" office:time-value="PT01H51M43.055S" calcext:value-type="time">
            <text:p>01:51:43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230.51" calcext:value-type="float">
            <text:p>230.51</text:p>
          </table:table-cell>
          <table:table-cell office:value-type="float" office:value="284.04" calcext:value-type="float">
            <text:p>284.04</text:p>
          </table:table-cell>
        </table:table-row>
        <table:table-row table:style-name="ro1">
          <table:table-cell office:value-type="float" office:value="6719055" calcext:value-type="float">
            <text:p>6719055</text:p>
          </table:table-cell>
          <table:table-cell table:formula="of:=[.A422]/1000/(60*60*24)" office:value-type="time" office:time-value="PT01H51M59.055S" calcext:value-type="time">
            <text:p>01:51:59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231.05" calcext:value-type="float">
            <text:p>231.05</text:p>
          </table:table-cell>
          <table:table-cell office:value-type="float" office:value="284.69" calcext:value-type="float">
            <text:p>284.69</text:p>
          </table:table-cell>
        </table:table-row>
        <table:table-row table:style-name="ro1">
          <table:table-cell office:value-type="float" office:value="6735055" calcext:value-type="float">
            <text:p>6735055</text:p>
          </table:table-cell>
          <table:table-cell table:formula="of:=[.A423]/1000/(60*60*24)" office:value-type="time" office:time-value="PT01H52M15.055S" calcext:value-type="time">
            <text:p>01:52:1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231.59" calcext:value-type="float">
            <text:p>231.59</text:p>
          </table:table-cell>
          <table:table-cell office:value-type="float" office:value="285.34" calcext:value-type="float">
            <text:p>285.34</text:p>
          </table:table-cell>
        </table:table-row>
        <table:table-row table:style-name="ro1">
          <table:table-cell office:value-type="float" office:value="6751055" calcext:value-type="float">
            <text:p>6751055</text:p>
          </table:table-cell>
          <table:table-cell table:formula="of:=[.A424]/1000/(60*60*24)" office:value-type="time" office:time-value="PT01H52M31.055S" calcext:value-type="time">
            <text:p>01:52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4" calcext:value-type="float">
            <text:p>146.54</text:p>
          </table:table-cell>
          <table:table-cell office:value-type="float" office:value="232.13" calcext:value-type="float">
            <text:p>232.13</text:p>
          </table:table-cell>
          <table:table-cell office:value-type="float" office:value="285.99" calcext:value-type="float">
            <text:p>285.99</text:p>
          </table:table-cell>
        </table:table-row>
        <table:table-row table:style-name="ro1">
          <table:table-cell office:value-type="float" office:value="6767055" calcext:value-type="float">
            <text:p>6767055</text:p>
          </table:table-cell>
          <table:table-cell table:formula="of:=[.A425]/1000/(60*60*24)" office:value-type="time" office:time-value="PT01H52M47.055S" calcext:value-type="time">
            <text:p>01:52:47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232.67" calcext:value-type="float">
            <text:p>232.67</text:p>
          </table:table-cell>
          <table:table-cell office:value-type="float" office:value="286.64" calcext:value-type="float">
            <text:p>286.64</text:p>
          </table:table-cell>
        </table:table-row>
        <table:table-row table:style-name="ro1">
          <table:table-cell office:value-type="float" office:value="6783055" calcext:value-type="float">
            <text:p>6783055</text:p>
          </table:table-cell>
          <table:table-cell table:formula="of:=[.A426]/1000/(60*60*24)" office:value-type="time" office:time-value="PT01H53M03.055S" calcext:value-type="time">
            <text:p>01:53:03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233.21" calcext:value-type="float">
            <text:p>233.21</text:p>
          </table:table-cell>
          <table:table-cell office:value-type="float" office:value="287.29" calcext:value-type="float">
            <text:p>287.29</text:p>
          </table:table-cell>
        </table:table-row>
        <table:table-row table:style-name="ro1">
          <table:table-cell office:value-type="float" office:value="6799055" calcext:value-type="float">
            <text:p>6799055</text:p>
          </table:table-cell>
          <table:table-cell table:formula="of:=[.A427]/1000/(60*60*24)" office:value-type="time" office:time-value="PT01H53M19.055S" calcext:value-type="time">
            <text:p>01:53:19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233.74" calcext:value-type="float">
            <text:p>233.74</text:p>
          </table:table-cell>
          <table:table-cell office:value-type="float" office:value="287.93" calcext:value-type="float">
            <text:p>287.93</text:p>
          </table:table-cell>
        </table:table-row>
        <table:table-row table:style-name="ro1">
          <table:table-cell office:value-type="float" office:value="6815055" calcext:value-type="float">
            <text:p>6815055</text:p>
          </table:table-cell>
          <table:table-cell table:formula="of:=[.A428]/1000/(60*60*24)" office:value-type="time" office:time-value="PT01H53M35.055S" calcext:value-type="time">
            <text:p>01:53:3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234.28" calcext:value-type="float">
            <text:p>234.28</text:p>
          </table:table-cell>
          <table:table-cell office:value-type="float" office:value="288.58" calcext:value-type="float">
            <text:p>288.58</text:p>
          </table:table-cell>
        </table:table-row>
        <table:table-row table:style-name="ro1">
          <table:table-cell office:value-type="float" office:value="6831055" calcext:value-type="float">
            <text:p>6831055</text:p>
          </table:table-cell>
          <table:table-cell table:formula="of:=[.A429]/1000/(60*60*24)" office:value-type="time" office:time-value="PT01H53M51.055S" calcext:value-type="time">
            <text:p>01:53:51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234.82" calcext:value-type="float">
            <text:p>234.82</text:p>
          </table:table-cell>
          <table:table-cell office:value-type="float" office:value="289.23" calcext:value-type="float">
            <text:p>289.23</text:p>
          </table:table-cell>
        </table:table-row>
        <table:table-row table:style-name="ro1">
          <table:table-cell office:value-type="float" office:value="6847055" calcext:value-type="float">
            <text:p>6847055</text:p>
          </table:table-cell>
          <table:table-cell table:formula="of:=[.A430]/1000/(60*60*24)" office:value-type="time" office:time-value="PT01H54M07.055S" calcext:value-type="time">
            <text:p>01:54:07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235.36" calcext:value-type="float">
            <text:p>235.36</text:p>
          </table:table-cell>
          <table:table-cell office:value-type="float" office:value="289.88" calcext:value-type="float">
            <text:p>289.88</text:p>
          </table:table-cell>
        </table:table-row>
        <table:table-row table:style-name="ro1">
          <table:table-cell office:value-type="float" office:value="6863055" calcext:value-type="float">
            <text:p>6863055</text:p>
          </table:table-cell>
          <table:table-cell table:formula="of:=[.A431]/1000/(60*60*24)" office:value-type="time" office:time-value="PT01H54M23.055S" calcext:value-type="time">
            <text:p>01:54:23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235.9" calcext:value-type="float">
            <text:p>235.9</text:p>
          </table:table-cell>
          <table:table-cell office:value-type="float" office:value="290.53" calcext:value-type="float">
            <text:p>290.53</text:p>
          </table:table-cell>
        </table:table-row>
        <table:table-row table:style-name="ro1">
          <table:table-cell office:value-type="float" office:value="6879055" calcext:value-type="float">
            <text:p>6879055</text:p>
          </table:table-cell>
          <table:table-cell table:formula="of:=[.A432]/1000/(60*60*24)" office:value-type="time" office:time-value="PT01H54M39.055S" calcext:value-type="time">
            <text:p>01:54:3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236.44" calcext:value-type="float">
            <text:p>236.44</text:p>
          </table:table-cell>
          <table:table-cell office:value-type="float" office:value="291.18" calcext:value-type="float">
            <text:p>291.18</text:p>
          </table:table-cell>
        </table:table-row>
        <table:table-row table:style-name="ro1">
          <table:table-cell office:value-type="float" office:value="6895055" calcext:value-type="float">
            <text:p>6895055</text:p>
          </table:table-cell>
          <table:table-cell table:formula="of:=[.A433]/1000/(60*60*24)" office:value-type="time" office:time-value="PT01H54M55.055S" calcext:value-type="time">
            <text:p>01:54:5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236.98" calcext:value-type="float">
            <text:p>236.98</text:p>
          </table:table-cell>
          <table:table-cell office:value-type="float" office:value="291.83" calcext:value-type="float">
            <text:p>291.83</text:p>
          </table:table-cell>
        </table:table-row>
        <table:table-row table:style-name="ro1">
          <table:table-cell office:value-type="float" office:value="6911055" calcext:value-type="float">
            <text:p>6911055</text:p>
          </table:table-cell>
          <table:table-cell table:formula="of:=[.A434]/1000/(60*60*24)" office:value-type="time" office:time-value="PT01H55M11.055S" calcext:value-type="time">
            <text:p>01:55:11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237.52" calcext:value-type="float">
            <text:p>237.52</text:p>
          </table:table-cell>
          <table:table-cell office:value-type="float" office:value="292.48" calcext:value-type="float">
            <text:p>292.48</text:p>
          </table:table-cell>
        </table:table-row>
        <table:table-row table:style-name="ro1">
          <table:table-cell office:value-type="float" office:value="6927055" calcext:value-type="float">
            <text:p>6927055</text:p>
          </table:table-cell>
          <table:table-cell table:formula="of:=[.A435]/1000/(60*60*24)" office:value-type="time" office:time-value="PT01H55M27.055S" calcext:value-type="time">
            <text:p>01:55:27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238.06" calcext:value-type="float">
            <text:p>238.06</text:p>
          </table:table-cell>
          <table:table-cell office:value-type="float" office:value="293.13" calcext:value-type="float">
            <text:p>293.13</text:p>
          </table:table-cell>
        </table:table-row>
        <table:table-row table:style-name="ro1">
          <table:table-cell office:value-type="float" office:value="6943055" calcext:value-type="float">
            <text:p>6943055</text:p>
          </table:table-cell>
          <table:table-cell table:formula="of:=[.A436]/1000/(60*60*24)" office:value-type="time" office:time-value="PT01H55M43.055S" calcext:value-type="time">
            <text:p>01:55:43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238.59" calcext:value-type="float">
            <text:p>238.59</text:p>
          </table:table-cell>
          <table:table-cell office:value-type="float" office:value="293.78" calcext:value-type="float">
            <text:p>293.78</text:p>
          </table:table-cell>
        </table:table-row>
        <table:table-row table:style-name="ro1">
          <table:table-cell office:value-type="float" office:value="6959055" calcext:value-type="float">
            <text:p>6959055</text:p>
          </table:table-cell>
          <table:table-cell table:formula="of:=[.A437]/1000/(60*60*24)" office:value-type="time" office:time-value="PT01H55M59.055S" calcext:value-type="time">
            <text:p>01:55:59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239.13" calcext:value-type="float">
            <text:p>239.13</text:p>
          </table:table-cell>
          <table:table-cell office:value-type="float" office:value="294.43" calcext:value-type="float">
            <text:p>294.43</text:p>
          </table:table-cell>
        </table:table-row>
        <table:table-row table:style-name="ro1">
          <table:table-cell office:value-type="float" office:value="6975055" calcext:value-type="float">
            <text:p>6975055</text:p>
          </table:table-cell>
          <table:table-cell table:formula="of:=[.A438]/1000/(60*60*24)" office:value-type="time" office:time-value="PT01H56M15.055S" calcext:value-type="time">
            <text:p>01:56:1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239.67" calcext:value-type="float">
            <text:p>239.67</text:p>
          </table:table-cell>
          <table:table-cell office:value-type="float" office:value="295.08" calcext:value-type="float">
            <text:p>295.08</text:p>
          </table:table-cell>
        </table:table-row>
        <table:table-row table:style-name="ro1">
          <table:table-cell office:value-type="float" office:value="6991055" calcext:value-type="float">
            <text:p>6991055</text:p>
          </table:table-cell>
          <table:table-cell table:formula="of:=[.A439]/1000/(60*60*24)" office:value-type="time" office:time-value="PT01H56M31.055S" calcext:value-type="time">
            <text:p>01:56:31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240.21" calcext:value-type="float">
            <text:p>240.21</text:p>
          </table:table-cell>
          <table:table-cell office:value-type="float" office:value="295.72" calcext:value-type="float">
            <text:p>295.72</text:p>
          </table:table-cell>
        </table:table-row>
        <table:table-row table:style-name="ro1">
          <table:table-cell office:value-type="float" office:value="7007055" calcext:value-type="float">
            <text:p>7007055</text:p>
          </table:table-cell>
          <table:table-cell table:formula="of:=[.A440]/1000/(60*60*24)" office:value-type="time" office:time-value="PT01H56M47.055S" calcext:value-type="time">
            <text:p>01:56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2" calcext:value-type="float">
            <text:p>146.42</text:p>
          </table:table-cell>
          <table:table-cell office:value-type="float" office:value="240.75" calcext:value-type="float">
            <text:p>240.75</text:p>
          </table:table-cell>
          <table:table-cell office:value-type="float" office:value="296.37" calcext:value-type="float">
            <text:p>296.37</text:p>
          </table:table-cell>
        </table:table-row>
        <table:table-row table:style-name="ro1">
          <table:table-cell office:value-type="float" office:value="7023055" calcext:value-type="float">
            <text:p>7023055</text:p>
          </table:table-cell>
          <table:table-cell table:formula="of:=[.A441]/1000/(60*60*24)" office:value-type="time" office:time-value="PT01H57M03.055S" calcext:value-type="time">
            <text:p>01:57:0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241.29" calcext:value-type="float">
            <text:p>241.29</text:p>
          </table:table-cell>
          <table:table-cell office:value-type="float" office:value="297.02" calcext:value-type="float">
            <text:p>297.02</text:p>
          </table:table-cell>
        </table:table-row>
        <table:table-row table:style-name="ro1">
          <table:table-cell office:value-type="float" office:value="7039055" calcext:value-type="float">
            <text:p>7039055</text:p>
          </table:table-cell>
          <table:table-cell table:formula="of:=[.A442]/1000/(60*60*24)" office:value-type="time" office:time-value="PT01H57M19.055S" calcext:value-type="time">
            <text:p>01:57:1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241.83" calcext:value-type="float">
            <text:p>241.83</text:p>
          </table:table-cell>
          <table:table-cell office:value-type="float" office:value="297.67" calcext:value-type="float">
            <text:p>297.67</text:p>
          </table:table-cell>
        </table:table-row>
        <table:table-row table:style-name="ro1">
          <table:table-cell office:value-type="float" office:value="7055055" calcext:value-type="float">
            <text:p>7055055</text:p>
          </table:table-cell>
          <table:table-cell table:formula="of:=[.A443]/1000/(60*60*24)" office:value-type="time" office:time-value="PT01H57M35.055S" calcext:value-type="time">
            <text:p>01:57:3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242.37" calcext:value-type="float">
            <text:p>242.37</text:p>
          </table:table-cell>
          <table:table-cell office:value-type="float" office:value="298.32" calcext:value-type="float">
            <text:p>298.32</text:p>
          </table:table-cell>
        </table:table-row>
        <table:table-row table:style-name="ro1">
          <table:table-cell office:value-type="float" office:value="7071055" calcext:value-type="float">
            <text:p>7071055</text:p>
          </table:table-cell>
          <table:table-cell table:formula="of:=[.A444]/1000/(60*60*24)" office:value-type="time" office:time-value="PT01H57M51.055S" calcext:value-type="time">
            <text:p>01:57:5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242.9" calcext:value-type="float">
            <text:p>242.9</text:p>
          </table:table-cell>
          <table:table-cell office:value-type="float" office:value="298.97" calcext:value-type="float">
            <text:p>298.97</text:p>
          </table:table-cell>
        </table:table-row>
        <table:table-row table:style-name="ro1">
          <table:table-cell office:value-type="float" office:value="7087055" calcext:value-type="float">
            <text:p>7087055</text:p>
          </table:table-cell>
          <table:table-cell table:formula="of:=[.A445]/1000/(60*60*24)" office:value-type="time" office:time-value="PT01H58M07.055S" calcext:value-type="time">
            <text:p>01:58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2" calcext:value-type="float">
            <text:p>146.42</text:p>
          </table:table-cell>
          <table:table-cell office:value-type="float" office:value="243.44" calcext:value-type="float">
            <text:p>243.44</text:p>
          </table:table-cell>
          <table:table-cell office:value-type="float" office:value="299.62" calcext:value-type="float">
            <text:p>299.62</text:p>
          </table:table-cell>
        </table:table-row>
        <table:table-row table:style-name="ro1">
          <table:table-cell office:value-type="float" office:value="7103055" calcext:value-type="float">
            <text:p>7103055</text:p>
          </table:table-cell>
          <table:table-cell table:formula="of:=[.A446]/1000/(60*60*24)" office:value-type="time" office:time-value="PT01H58M23.055S" calcext:value-type="time">
            <text:p>01:58:2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243.98" calcext:value-type="float">
            <text:p>243.98</text:p>
          </table:table-cell>
          <table:table-cell office:value-type="float" office:value="300.27" calcext:value-type="float">
            <text:p>300.27</text:p>
          </table:table-cell>
        </table:table-row>
        <table:table-row table:style-name="ro1">
          <table:table-cell office:value-type="float" office:value="7119055" calcext:value-type="float">
            <text:p>7119055</text:p>
          </table:table-cell>
          <table:table-cell table:formula="of:=[.A447]/1000/(60*60*24)" office:value-type="time" office:time-value="PT01H58M39.055S" calcext:value-type="time">
            <text:p>01:58:3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244.52" calcext:value-type="float">
            <text:p>244.52</text:p>
          </table:table-cell>
          <table:table-cell office:value-type="float" office:value="300.92" calcext:value-type="float">
            <text:p>300.92</text:p>
          </table:table-cell>
        </table:table-row>
        <table:table-row table:style-name="ro1">
          <table:table-cell office:value-type="float" office:value="7135055" calcext:value-type="float">
            <text:p>7135055</text:p>
          </table:table-cell>
          <table:table-cell table:formula="of:=[.A448]/1000/(60*60*24)" office:value-type="time" office:time-value="PT01H58M55.055S" calcext:value-type="time">
            <text:p>01:58:5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245.06" calcext:value-type="float">
            <text:p>245.06</text:p>
          </table:table-cell>
          <table:table-cell office:value-type="float" office:value="301.57" calcext:value-type="float">
            <text:p>301.57</text:p>
          </table:table-cell>
        </table:table-row>
        <table:table-row table:style-name="ro1">
          <table:table-cell office:value-type="float" office:value="7151055" calcext:value-type="float">
            <text:p>7151055</text:p>
          </table:table-cell>
          <table:table-cell table:formula="of:=[.A449]/1000/(60*60*24)" office:value-type="time" office:time-value="PT01H59M11.055S" calcext:value-type="time">
            <text:p>01:59:1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245.6" calcext:value-type="float">
            <text:p>245.6</text:p>
          </table:table-cell>
          <table:table-cell office:value-type="float" office:value="302.21" calcext:value-type="float">
            <text:p>302.21</text:p>
          </table:table-cell>
        </table:table-row>
        <table:table-row table:style-name="ro1">
          <table:table-cell office:value-type="float" office:value="7167055" calcext:value-type="float">
            <text:p>7167055</text:p>
          </table:table-cell>
          <table:table-cell table:formula="of:=[.A450]/1000/(60*60*24)" office:value-type="time" office:time-value="PT01H59M27.055S" calcext:value-type="time">
            <text:p>01:59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2" calcext:value-type="float">
            <text:p>146.42</text:p>
          </table:table-cell>
          <table:table-cell office:value-type="float" office:value="246.14" calcext:value-type="float">
            <text:p>246.14</text:p>
          </table:table-cell>
          <table:table-cell office:value-type="float" office:value="302.86" calcext:value-type="float">
            <text:p>302.86</text:p>
          </table:table-cell>
        </table:table-row>
        <table:table-row table:style-name="ro1">
          <table:table-cell office:value-type="float" office:value="7183055" calcext:value-type="float">
            <text:p>7183055</text:p>
          </table:table-cell>
          <table:table-cell table:formula="of:=[.A451]/1000/(60*60*24)" office:value-type="time" office:time-value="PT01H59M43.055S" calcext:value-type="time">
            <text:p>01:59:4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246.67" calcext:value-type="float">
            <text:p>246.67</text:p>
          </table:table-cell>
          <table:table-cell office:value-type="float" office:value="303.51" calcext:value-type="float">
            <text:p>303.51</text:p>
          </table:table-cell>
        </table:table-row>
        <table:table-row table:style-name="ro1">
          <table:table-cell office:value-type="float" office:value="7199055" calcext:value-type="float">
            <text:p>7199055</text:p>
          </table:table-cell>
          <table:table-cell table:formula="of:=[.A452]/1000/(60*60*24)" office:value-type="time" office:time-value="PT01H59M59.055S" calcext:value-type="time">
            <text:p>01:59:5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247.21" calcext:value-type="float">
            <text:p>247.21</text:p>
          </table:table-cell>
          <table:table-cell office:value-type="float" office:value="304.16" calcext:value-type="float">
            <text:p>304.16</text:p>
          </table:table-cell>
        </table:table-row>
        <table:table-row table:style-name="ro1">
          <table:table-cell office:value-type="float" office:value="7215055" calcext:value-type="float">
            <text:p>7215055</text:p>
          </table:table-cell>
          <table:table-cell table:formula="of:=[.A453]/1000/(60*60*24)" office:value-type="time" office:time-value="PT02H00M15.055S" calcext:value-type="time">
            <text:p>02:00:1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247.75" calcext:value-type="float">
            <text:p>247.75</text:p>
          </table:table-cell>
          <table:table-cell office:value-type="float" office:value="304.81" calcext:value-type="float">
            <text:p>304.81</text:p>
          </table:table-cell>
        </table:table-row>
        <table:table-row table:style-name="ro1">
          <table:table-cell office:value-type="float" office:value="7231055" calcext:value-type="float">
            <text:p>7231055</text:p>
          </table:table-cell>
          <table:table-cell table:formula="of:=[.A454]/1000/(60*60*24)" office:value-type="time" office:time-value="PT02H00M31.055S" calcext:value-type="time">
            <text:p>02:00:3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248.29" calcext:value-type="float">
            <text:p>248.29</text:p>
          </table:table-cell>
          <table:table-cell office:value-type="float" office:value="305.46" calcext:value-type="float">
            <text:p>305.46</text:p>
          </table:table-cell>
        </table:table-row>
        <table:table-row table:style-name="ro1">
          <table:table-cell office:value-type="float" office:value="7247055" calcext:value-type="float">
            <text:p>7247055</text:p>
          </table:table-cell>
          <table:table-cell table:formula="of:=[.A455]/1000/(60*60*24)" office:value-type="time" office:time-value="PT02H00M47.055S" calcext:value-type="time">
            <text:p>02:00:47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248.83" calcext:value-type="float">
            <text:p>248.83</text:p>
          </table:table-cell>
          <table:table-cell office:value-type="float" office:value="306.11" calcext:value-type="float">
            <text:p>306.11</text:p>
          </table:table-cell>
        </table:table-row>
        <table:table-row table:style-name="ro1">
          <table:table-cell office:value-type="float" office:value="7263055" calcext:value-type="float">
            <text:p>7263055</text:p>
          </table:table-cell>
          <table:table-cell table:formula="of:=[.A456]/1000/(60*60*24)" office:value-type="time" office:time-value="PT02H01M03.055S" calcext:value-type="time">
            <text:p>02:01:0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249.37" calcext:value-type="float">
            <text:p>249.37</text:p>
          </table:table-cell>
          <table:table-cell office:value-type="float" office:value="306.75" calcext:value-type="float">
            <text:p>306.75</text:p>
          </table:table-cell>
        </table:table-row>
        <table:table-row table:style-name="ro1">
          <table:table-cell office:value-type="float" office:value="7279055" calcext:value-type="float">
            <text:p>7279055</text:p>
          </table:table-cell>
          <table:table-cell table:formula="of:=[.A457]/1000/(60*60*24)" office:value-type="time" office:time-value="PT02H01M19.055S" calcext:value-type="time">
            <text:p>02:01:1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49.91" calcext:value-type="float">
            <text:p>249.91</text:p>
          </table:table-cell>
          <table:table-cell office:value-type="float" office:value="307.4" calcext:value-type="float">
            <text:p>307.4</text:p>
          </table:table-cell>
        </table:table-row>
        <table:table-row table:style-name="ro1">
          <table:table-cell office:value-type="float" office:value="7295055" calcext:value-type="float">
            <text:p>7295055</text:p>
          </table:table-cell>
          <table:table-cell table:formula="of:=[.A458]/1000/(60*60*24)" office:value-type="time" office:time-value="PT02H01M35.055S" calcext:value-type="time">
            <text:p>02:01:3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250.44" calcext:value-type="float">
            <text:p>250.44</text:p>
          </table:table-cell>
          <table:table-cell office:value-type="float" office:value="308.05" calcext:value-type="float">
            <text:p>308.05</text:p>
          </table:table-cell>
        </table:table-row>
        <table:table-row table:style-name="ro1">
          <table:table-cell office:value-type="float" office:value="7311055" calcext:value-type="float">
            <text:p>7311055</text:p>
          </table:table-cell>
          <table:table-cell table:formula="of:=[.A459]/1000/(60*60*24)" office:value-type="time" office:time-value="PT02H01M51.055S" calcext:value-type="time">
            <text:p>02:01:5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50.98" calcext:value-type="float">
            <text:p>250.98</text:p>
          </table:table-cell>
          <table:table-cell office:value-type="float" office:value="308.7" calcext:value-type="float">
            <text:p>308.7</text:p>
          </table:table-cell>
        </table:table-row>
        <table:table-row table:style-name="ro1">
          <table:table-cell office:value-type="float" office:value="7327055" calcext:value-type="float">
            <text:p>7327055</text:p>
          </table:table-cell>
          <table:table-cell table:formula="of:=[.A460]/1000/(60*60*24)" office:value-type="time" office:time-value="PT02H02M07.055S" calcext:value-type="time">
            <text:p>02:02:07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251.52" calcext:value-type="float">
            <text:p>251.52</text:p>
          </table:table-cell>
          <table:table-cell office:value-type="float" office:value="309.35" calcext:value-type="float">
            <text:p>309.35</text:p>
          </table:table-cell>
        </table:table-row>
        <table:table-row table:style-name="ro1">
          <table:table-cell office:value-type="float" office:value="7343055" calcext:value-type="float">
            <text:p>7343055</text:p>
          </table:table-cell>
          <table:table-cell table:formula="of:=[.A461]/1000/(60*60*24)" office:value-type="time" office:time-value="PT02H02M23.055S" calcext:value-type="time">
            <text:p>02:02:2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252.06" calcext:value-type="float">
            <text:p>252.0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7359055" calcext:value-type="float">
            <text:p>7359055</text:p>
          </table:table-cell>
          <table:table-cell table:formula="of:=[.A462]/1000/(60*60*24)" office:value-type="time" office:time-value="PT02H02M39.055S" calcext:value-type="time">
            <text:p>02:02:3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252.6" calcext:value-type="float">
            <text:p>252.6</text:p>
          </table:table-cell>
          <table:table-cell office:value-type="float" office:value="310.65" calcext:value-type="float">
            <text:p>310.65</text:p>
          </table:table-cell>
        </table:table-row>
        <table:table-row table:style-name="ro1">
          <table:table-cell office:value-type="float" office:value="7375055" calcext:value-type="float">
            <text:p>7375055</text:p>
          </table:table-cell>
          <table:table-cell table:formula="of:=[.A463]/1000/(60*60*24)" office:value-type="time" office:time-value="PT02H02M55.055S" calcext:value-type="time">
            <text:p>02:02:5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53.14" calcext:value-type="float">
            <text:p>253.14</text:p>
          </table:table-cell>
          <table:table-cell office:value-type="float" office:value="311.29" calcext:value-type="float">
            <text:p>311.29</text:p>
          </table:table-cell>
        </table:table-row>
        <table:table-row table:style-name="ro1">
          <table:table-cell office:value-type="float" office:value="7391055" calcext:value-type="float">
            <text:p>7391055</text:p>
          </table:table-cell>
          <table:table-cell table:formula="of:=[.A464]/1000/(60*60*24)" office:value-type="time" office:time-value="PT02H03M11.055S" calcext:value-type="time">
            <text:p>02:03:1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253.68" calcext:value-type="float">
            <text:p>253.68</text:p>
          </table:table-cell>
          <table:table-cell office:value-type="float" office:value="311.94" calcext:value-type="float">
            <text:p>311.94</text:p>
          </table:table-cell>
        </table:table-row>
        <table:table-row table:style-name="ro1">
          <table:table-cell office:value-type="float" office:value="7407055" calcext:value-type="float">
            <text:p>7407055</text:p>
          </table:table-cell>
          <table:table-cell table:formula="of:=[.A465]/1000/(60*60*24)" office:value-type="time" office:time-value="PT02H03M27.055S" calcext:value-type="time">
            <text:p>02:03:2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54.21" calcext:value-type="float">
            <text:p>254.21</text:p>
          </table:table-cell>
          <table:table-cell office:value-type="float" office:value="312.59" calcext:value-type="float">
            <text:p>312.59</text:p>
          </table:table-cell>
        </table:table-row>
        <table:table-row table:style-name="ro1">
          <table:table-cell office:value-type="float" office:value="7423055" calcext:value-type="float">
            <text:p>7423055</text:p>
          </table:table-cell>
          <table:table-cell table:formula="of:=[.A466]/1000/(60*60*24)" office:value-type="time" office:time-value="PT02H03M43.055S" calcext:value-type="time">
            <text:p>02:03:4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254.75" calcext:value-type="float">
            <text:p>254.75</text:p>
          </table:table-cell>
          <table:table-cell office:value-type="float" office:value="313.24" calcext:value-type="float">
            <text:p>313.24</text:p>
          </table:table-cell>
        </table:table-row>
        <table:table-row table:style-name="ro1">
          <table:table-cell office:value-type="float" office:value="7439055" calcext:value-type="float">
            <text:p>7439055</text:p>
          </table:table-cell>
          <table:table-cell table:formula="of:=[.A467]/1000/(60*60*24)" office:value-type="time" office:time-value="PT02H03M59.055S" calcext:value-type="time">
            <text:p>02:03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1" calcext:value-type="float">
            <text:p>121.1</text:p>
          </table:table-cell>
          <table:table-cell office:value-type="float" office:value="146.3" calcext:value-type="float">
            <text:p>146.3</text:p>
          </table:table-cell>
          <table:table-cell office:value-type="float" office:value="255.29" calcext:value-type="float">
            <text:p>255.29</text:p>
          </table:table-cell>
          <table:table-cell office:value-type="float" office:value="313.89" calcext:value-type="float">
            <text:p>313.89</text:p>
          </table:table-cell>
        </table:table-row>
        <table:table-row table:style-name="ro1">
          <table:table-cell office:value-type="float" office:value="7455055" calcext:value-type="float">
            <text:p>7455055</text:p>
          </table:table-cell>
          <table:table-cell table:formula="of:=[.A468]/1000/(60*60*24)" office:value-type="time" office:time-value="PT02H04M15.055S" calcext:value-type="time">
            <text:p>02:04:1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255.83" calcext:value-type="float">
            <text:p>255.83</text:p>
          </table:table-cell>
          <table:table-cell office:value-type="float" office:value="314.54" calcext:value-type="float">
            <text:p>314.54</text:p>
          </table:table-cell>
        </table:table-row>
        <table:table-row table:style-name="ro1">
          <table:table-cell office:value-type="float" office:value="7471055" calcext:value-type="float">
            <text:p>7471055</text:p>
          </table:table-cell>
          <table:table-cell table:formula="of:=[.A469]/1000/(60*60*24)" office:value-type="time" office:time-value="PT02H04M31.055S" calcext:value-type="time">
            <text:p>02:04:3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56.37" calcext:value-type="float">
            <text:p>256.37</text:p>
          </table:table-cell>
          <table:table-cell office:value-type="float" office:value="315.18" calcext:value-type="float">
            <text:p>315.18</text:p>
          </table:table-cell>
        </table:table-row>
        <table:table-row table:style-name="ro1">
          <table:table-cell office:value-type="float" office:value="7487055" calcext:value-type="float">
            <text:p>7487055</text:p>
          </table:table-cell>
          <table:table-cell table:formula="of:=[.A470]/1000/(60*60*24)" office:value-type="time" office:time-value="PT02H04M47.055S" calcext:value-type="time">
            <text:p>02:04:47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256.91" calcext:value-type="float">
            <text:p>256.91</text:p>
          </table:table-cell>
          <table:table-cell office:value-type="float" office:value="315.83" calcext:value-type="float">
            <text:p>315.83</text:p>
          </table:table-cell>
        </table:table-row>
        <table:table-row table:style-name="ro1">
          <table:table-cell office:value-type="float" office:value="7503055" calcext:value-type="float">
            <text:p>7503055</text:p>
          </table:table-cell>
          <table:table-cell table:formula="of:=[.A471]/1000/(60*60*24)" office:value-type="time" office:time-value="PT02H05M03.055S" calcext:value-type="time">
            <text:p>02:05:0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57.44" calcext:value-type="float">
            <text:p>257.44</text:p>
          </table:table-cell>
          <table:table-cell office:value-type="float" office:value="316.48" calcext:value-type="float">
            <text:p>316.48</text:p>
          </table:table-cell>
        </table:table-row>
        <table:table-row table:style-name="ro1">
          <table:table-cell office:value-type="float" office:value="7519055" calcext:value-type="float">
            <text:p>7519055</text:p>
          </table:table-cell>
          <table:table-cell table:formula="of:=[.A472]/1000/(60*60*24)" office:value-type="time" office:time-value="PT02H05M19.055S" calcext:value-type="time">
            <text:p>02:05:1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57.98" calcext:value-type="float">
            <text:p>257.98</text:p>
          </table:table-cell>
          <table:table-cell office:value-type="float" office:value="317.13" calcext:value-type="float">
            <text:p>317.13</text:p>
          </table:table-cell>
        </table:table-row>
        <table:table-row table:style-name="ro1">
          <table:table-cell office:value-type="float" office:value="7535055" calcext:value-type="float">
            <text:p>7535055</text:p>
          </table:table-cell>
          <table:table-cell table:formula="of:=[.A473]/1000/(60*60*24)" office:value-type="time" office:time-value="PT02H05M35.055S" calcext:value-type="time">
            <text:p>02:05:3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258.52" calcext:value-type="float">
            <text:p>258.52</text:p>
          </table:table-cell>
          <table:table-cell office:value-type="float" office:value="317.78" calcext:value-type="float">
            <text:p>317.78</text:p>
          </table:table-cell>
        </table:table-row>
        <table:table-row table:style-name="ro1">
          <table:table-cell office:value-type="float" office:value="7551055" calcext:value-type="float">
            <text:p>7551055</text:p>
          </table:table-cell>
          <table:table-cell table:formula="of:=[.A474]/1000/(60*60*24)" office:value-type="time" office:time-value="PT02H05M51.055S" calcext:value-type="time">
            <text:p>02:05:5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259.06" calcext:value-type="float">
            <text:p>259.06</text:p>
          </table:table-cell>
          <table:table-cell office:value-type="float" office:value="318.42" calcext:value-type="float">
            <text:p>318.42</text:p>
          </table:table-cell>
        </table:table-row>
        <table:table-row table:style-name="ro1">
          <table:table-cell office:value-type="float" office:value="7567054" calcext:value-type="float">
            <text:p>7567054</text:p>
          </table:table-cell>
          <table:table-cell table:formula="of:=[.A475]/1000/(60*60*24)" office:value-type="time" office:time-value="PT02H06M07.054S" calcext:value-type="time">
            <text:p>02:06:0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59.6" calcext:value-type="float">
            <text:p>259.6</text:p>
          </table:table-cell>
          <table:table-cell office:value-type="float" office:value="319.07" calcext:value-type="float">
            <text:p>319.07</text:p>
          </table:table-cell>
        </table:table-row>
        <table:table-row table:style-name="ro1">
          <table:table-cell office:value-type="float" office:value="7583055" calcext:value-type="float">
            <text:p>7583055</text:p>
          </table:table-cell>
          <table:table-cell table:formula="of:=[.A476]/1000/(60*60*24)" office:value-type="time" office:time-value="PT02H06M23.055S" calcext:value-type="time">
            <text:p>02:06:2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60.14" calcext:value-type="float">
            <text:p>260.14</text:p>
          </table:table-cell>
          <table:table-cell office:value-type="float" office:value="319.72" calcext:value-type="float">
            <text:p>319.72</text:p>
          </table:table-cell>
        </table:table-row>
        <table:table-row table:style-name="ro1">
          <table:table-cell office:value-type="float" office:value="7599055" calcext:value-type="float">
            <text:p>7599055</text:p>
          </table:table-cell>
          <table:table-cell table:formula="of:=[.A477]/1000/(60*60*24)" office:value-type="time" office:time-value="PT02H06M39.055S" calcext:value-type="time">
            <text:p>02:06:3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60.67" calcext:value-type="float">
            <text:p>260.67</text:p>
          </table:table-cell>
          <table:table-cell office:value-type="float" office:value="320.37" calcext:value-type="float">
            <text:p>320.37</text:p>
          </table:table-cell>
        </table:table-row>
        <table:table-row table:style-name="ro1">
          <table:table-cell office:value-type="float" office:value="7615055" calcext:value-type="float">
            <text:p>7615055</text:p>
          </table:table-cell>
          <table:table-cell table:formula="of:=[.A478]/1000/(60*60*24)" office:value-type="time" office:time-value="PT02H06M55.055S" calcext:value-type="time">
            <text:p>02:06:5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61.21" calcext:value-type="float">
            <text:p>261.21</text:p>
          </table:table-cell>
          <table:table-cell office:value-type="float" office:value="321.02" calcext:value-type="float">
            <text:p>321.02</text:p>
          </table:table-cell>
        </table:table-row>
        <table:table-row table:style-name="ro1">
          <table:table-cell office:value-type="float" office:value="7631055" calcext:value-type="float">
            <text:p>7631055</text:p>
          </table:table-cell>
          <table:table-cell table:formula="of:=[.A479]/1000/(60*60*24)" office:value-type="time" office:time-value="PT02H07M11.055S" calcext:value-type="time">
            <text:p>02:07:1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61.75" calcext:value-type="float">
            <text:p>261.75</text:p>
          </table:table-cell>
          <table:table-cell office:value-type="float" office:value="321.67" calcext:value-type="float">
            <text:p>321.67</text:p>
          </table:table-cell>
        </table:table-row>
        <table:table-row table:style-name="ro1">
          <table:table-cell office:value-type="float" office:value="7647055" calcext:value-type="float">
            <text:p>7647055</text:p>
          </table:table-cell>
          <table:table-cell table:formula="of:=[.A480]/1000/(60*60*24)" office:value-type="time" office:time-value="PT02H07M27.055S" calcext:value-type="time">
            <text:p>02:07:2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62.29" calcext:value-type="float">
            <text:p>262.29</text:p>
          </table:table-cell>
          <table:table-cell office:value-type="float" office:value="322.31" calcext:value-type="float">
            <text:p>322.31</text:p>
          </table:table-cell>
        </table:table-row>
        <table:table-row table:style-name="ro1">
          <table:table-cell office:value-type="float" office:value="7663054" calcext:value-type="float">
            <text:p>7663054</text:p>
          </table:table-cell>
          <table:table-cell table:formula="of:=[.A481]/1000/(60*60*24)" office:value-type="time" office:time-value="PT02H07M43.054S" calcext:value-type="time">
            <text:p>02:07:4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33" calcext:value-type="float">
            <text:p>145.33</text:p>
          </table:table-cell>
          <table:table-cell office:value-type="float" office:value="262.83" calcext:value-type="float">
            <text:p>262.83</text:p>
          </table:table-cell>
          <table:table-cell office:value-type="float" office:value="322.96" calcext:value-type="float">
            <text:p>322.96</text:p>
          </table:table-cell>
        </table:table-row>
        <table:table-row table:style-name="ro1">
          <table:table-cell office:value-type="float" office:value="7679055" calcext:value-type="float">
            <text:p>7679055</text:p>
          </table:table-cell>
          <table:table-cell table:formula="of:=[.A482]/1000/(60*60*24)" office:value-type="time" office:time-value="PT02H07M59.055S" calcext:value-type="time">
            <text:p>02:07:5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63.36" calcext:value-type="float">
            <text:p>263.36</text:p>
          </table:table-cell>
          <table:table-cell office:value-type="float" office:value="323.61" calcext:value-type="float">
            <text:p>323.61</text:p>
          </table:table-cell>
        </table:table-row>
        <table:table-row table:style-name="ro1">
          <table:table-cell office:value-type="float" office:value="7695055" calcext:value-type="float">
            <text:p>7695055</text:p>
          </table:table-cell>
          <table:table-cell table:formula="of:=[.A483]/1000/(60*60*24)" office:value-type="time" office:time-value="PT02H08M15.055S" calcext:value-type="time">
            <text:p>02:08:1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63.9" calcext:value-type="float">
            <text:p>263.9</text:p>
          </table:table-cell>
          <table:table-cell office:value-type="float" office:value="324.26" calcext:value-type="float">
            <text:p>324.26</text:p>
          </table:table-cell>
        </table:table-row>
        <table:table-row table:style-name="ro1">
          <table:table-cell office:value-type="float" office:value="7711055" calcext:value-type="float">
            <text:p>7711055</text:p>
          </table:table-cell>
          <table:table-cell table:formula="of:=[.A484]/1000/(60*60*24)" office:value-type="time" office:time-value="PT02H08M31.055S" calcext:value-type="time">
            <text:p>02:08:3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64.44" calcext:value-type="float">
            <text:p>264.44</text:p>
          </table:table-cell>
          <table:table-cell office:value-type="float" office:value="324.91" calcext:value-type="float">
            <text:p>324.91</text:p>
          </table:table-cell>
        </table:table-row>
        <table:table-row table:style-name="ro1">
          <table:table-cell office:value-type="float" office:value="7727055" calcext:value-type="float">
            <text:p>7727055</text:p>
          </table:table-cell>
          <table:table-cell table:formula="of:=[.A485]/1000/(60*60*24)" office:value-type="time" office:time-value="PT02H08M47.055S" calcext:value-type="time">
            <text:p>02:08:4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64.98" calcext:value-type="float">
            <text:p>264.98</text:p>
          </table:table-cell>
          <table:table-cell office:value-type="float" office:value="325.55" calcext:value-type="float">
            <text:p>325.55</text:p>
          </table:table-cell>
        </table:table-row>
        <table:table-row table:style-name="ro1">
          <table:table-cell office:value-type="float" office:value="7743055" calcext:value-type="float">
            <text:p>7743055</text:p>
          </table:table-cell>
          <table:table-cell table:formula="of:=[.A486]/1000/(60*60*24)" office:value-type="time" office:time-value="PT02H09M03.055S" calcext:value-type="time">
            <text:p>02:09:0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65.52" calcext:value-type="float">
            <text:p>265.52</text:p>
          </table:table-cell>
          <table:table-cell office:value-type="float" office:value="326.2" calcext:value-type="float">
            <text:p>326.2</text:p>
          </table:table-cell>
        </table:table-row>
        <table:table-row table:style-name="ro1">
          <table:table-cell office:value-type="float" office:value="7759055" calcext:value-type="float">
            <text:p>7759055</text:p>
          </table:table-cell>
          <table:table-cell table:formula="of:=[.A487]/1000/(60*60*24)" office:value-type="time" office:time-value="PT02H09M19.055S" calcext:value-type="time">
            <text:p>02:09:1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266.05" calcext:value-type="float">
            <text:p>266.05</text:p>
          </table:table-cell>
          <table:table-cell office:value-type="float" office:value="326.85" calcext:value-type="float">
            <text:p>326.85</text:p>
          </table:table-cell>
        </table:table-row>
        <table:table-row table:style-name="ro1">
          <table:table-cell office:value-type="float" office:value="7775055" calcext:value-type="float">
            <text:p>7775055</text:p>
          </table:table-cell>
          <table:table-cell table:formula="of:=[.A488]/1000/(60*60*24)" office:value-type="time" office:time-value="PT02H09M35.055S" calcext:value-type="time">
            <text:p>02:09:3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66.59" calcext:value-type="float">
            <text:p>266.59</text:p>
          </table:table-cell>
          <table:table-cell office:value-type="float" office:value="327.5" calcext:value-type="float">
            <text:p>327.5</text:p>
          </table:table-cell>
        </table:table-row>
        <table:table-row table:style-name="ro1">
          <table:table-cell office:value-type="float" office:value="7791055" calcext:value-type="float">
            <text:p>7791055</text:p>
          </table:table-cell>
          <table:table-cell table:formula="of:=[.A489]/1000/(60*60*24)" office:value-type="time" office:time-value="PT02H09M51.055S" calcext:value-type="time">
            <text:p>02:09:5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67.13" calcext:value-type="float">
            <text:p>267.13</text:p>
          </table:table-cell>
          <table:table-cell office:value-type="float" office:value="328.15" calcext:value-type="float">
            <text:p>328.15</text:p>
          </table:table-cell>
        </table:table-row>
        <table:table-row table:style-name="ro1">
          <table:table-cell office:value-type="float" office:value="7807055" calcext:value-type="float">
            <text:p>7807055</text:p>
          </table:table-cell>
          <table:table-cell table:formula="of:=[.A490]/1000/(60*60*24)" office:value-type="time" office:time-value="PT02H10M07.055S" calcext:value-type="time">
            <text:p>02:10:0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67.67" calcext:value-type="float">
            <text:p>267.67</text:p>
          </table:table-cell>
          <table:table-cell office:value-type="float" office:value="328.79" calcext:value-type="float">
            <text:p>328.79</text:p>
          </table:table-cell>
        </table:table-row>
        <table:table-row table:style-name="ro1">
          <table:table-cell office:value-type="float" office:value="7823055" calcext:value-type="float">
            <text:p>7823055</text:p>
          </table:table-cell>
          <table:table-cell table:formula="of:=[.A491]/1000/(60*60*24)" office:value-type="time" office:time-value="PT02H10M23.055S" calcext:value-type="time">
            <text:p>02:10:2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68.21" calcext:value-type="float">
            <text:p>268.21</text:p>
          </table:table-cell>
          <table:table-cell office:value-type="float" office:value="329.44" calcext:value-type="float">
            <text:p>329.44</text:p>
          </table:table-cell>
        </table:table-row>
        <table:table-row table:style-name="ro1">
          <table:table-cell office:value-type="float" office:value="7839055" calcext:value-type="float">
            <text:p>7839055</text:p>
          </table:table-cell>
          <table:table-cell table:formula="of:=[.A492]/1000/(60*60*24)" office:value-type="time" office:time-value="PT02H10M39.055S" calcext:value-type="time">
            <text:p>02:10:3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68.75" calcext:value-type="float">
            <text:p>268.75</text:p>
          </table:table-cell>
          <table:table-cell office:value-type="float" office:value="330.09" calcext:value-type="float">
            <text:p>330.09</text:p>
          </table:table-cell>
        </table:table-row>
        <table:table-row table:style-name="ro1">
          <table:table-cell office:value-type="float" office:value="7855055" calcext:value-type="float">
            <text:p>7855055</text:p>
          </table:table-cell>
          <table:table-cell table:formula="of:=[.A493]/1000/(60*60*24)" office:value-type="time" office:time-value="PT02H10M55.055S" calcext:value-type="time">
            <text:p>02:10:5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69.28" calcext:value-type="float">
            <text:p>269.28</text:p>
          </table:table-cell>
          <table:table-cell office:value-type="float" office:value="330.74" calcext:value-type="float">
            <text:p>330.74</text:p>
          </table:table-cell>
        </table:table-row>
        <table:table-row table:style-name="ro1">
          <table:table-cell office:value-type="float" office:value="7871055" calcext:value-type="float">
            <text:p>7871055</text:p>
          </table:table-cell>
          <table:table-cell table:formula="of:=[.A494]/1000/(60*60*24)" office:value-type="time" office:time-value="PT02H11M11.055S" calcext:value-type="time">
            <text:p>02:11:1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269.82" calcext:value-type="float">
            <text:p>269.82</text:p>
          </table:table-cell>
          <table:table-cell office:value-type="float" office:value="331.39" calcext:value-type="float">
            <text:p>331.39</text:p>
          </table:table-cell>
        </table:table-row>
        <table:table-row table:style-name="ro1">
          <table:table-cell office:value-type="float" office:value="7887055" calcext:value-type="float">
            <text:p>7887055</text:p>
          </table:table-cell>
          <table:table-cell table:formula="of:=[.A495]/1000/(60*60*24)" office:value-type="time" office:time-value="PT02H11M27.055S" calcext:value-type="time">
            <text:p>02:11:2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70.36" calcext:value-type="float">
            <text:p>270.36</text:p>
          </table:table-cell>
          <table:table-cell office:value-type="float" office:value="332.03" calcext:value-type="float">
            <text:p>332.03</text:p>
          </table:table-cell>
        </table:table-row>
        <table:table-row table:style-name="ro1">
          <table:table-cell office:value-type="float" office:value="7903055" calcext:value-type="float">
            <text:p>7903055</text:p>
          </table:table-cell>
          <table:table-cell table:formula="of:=[.A496]/1000/(60*60*24)" office:value-type="time" office:time-value="PT02H11M43.055S" calcext:value-type="time">
            <text:p>02:11:4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70.9" calcext:value-type="float">
            <text:p>270.9</text:p>
          </table:table-cell>
          <table:table-cell office:value-type="float" office:value="332.68" calcext:value-type="float">
            <text:p>332.68</text:p>
          </table:table-cell>
        </table:table-row>
        <table:table-row table:style-name="ro1">
          <table:table-cell office:value-type="float" office:value="7919055" calcext:value-type="float">
            <text:p>7919055</text:p>
          </table:table-cell>
          <table:table-cell table:formula="of:=[.A497]/1000/(60*60*24)" office:value-type="time" office:time-value="PT02H11M59.055S" calcext:value-type="time">
            <text:p>02:11:5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71.44" calcext:value-type="float">
            <text:p>271.44</text:p>
          </table:table-cell>
          <table:table-cell office:value-type="float" office:value="333.33" calcext:value-type="float">
            <text:p>333.33</text:p>
          </table:table-cell>
        </table:table-row>
        <table:table-row table:style-name="ro1">
          <table:table-cell office:value-type="float" office:value="7935055" calcext:value-type="float">
            <text:p>7935055</text:p>
          </table:table-cell>
          <table:table-cell table:formula="of:=[.A498]/1000/(60*60*24)" office:value-type="time" office:time-value="PT02H12M15.055S" calcext:value-type="time">
            <text:p>02:12:1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271.97" calcext:value-type="float">
            <text:p>271.97</text:p>
          </table:table-cell>
          <table:table-cell office:value-type="float" office:value="333.98" calcext:value-type="float">
            <text:p>333.98</text:p>
          </table:table-cell>
        </table:table-row>
        <table:table-row table:style-name="ro1">
          <table:table-cell office:value-type="float" office:value="7951055" calcext:value-type="float">
            <text:p>7951055</text:p>
          </table:table-cell>
          <table:table-cell table:formula="of:=[.A499]/1000/(60*60*24)" office:value-type="time" office:time-value="PT02H12M31.055S" calcext:value-type="time">
            <text:p>02:12:3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72.51" calcext:value-type="float">
            <text:p>272.51</text:p>
          </table:table-cell>
          <table:table-cell office:value-type="float" office:value="334.63" calcext:value-type="float">
            <text:p>334.63</text:p>
          </table:table-cell>
        </table:table-row>
        <table:table-row table:style-name="ro1">
          <table:table-cell office:value-type="float" office:value="7967055" calcext:value-type="float">
            <text:p>7967055</text:p>
          </table:table-cell>
          <table:table-cell table:formula="of:=[.A500]/1000/(60*60*24)" office:value-type="time" office:time-value="PT02H12M47.055S" calcext:value-type="time">
            <text:p>02:12:4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73.05" calcext:value-type="float">
            <text:p>273.05</text:p>
          </table:table-cell>
          <table:table-cell office:value-type="float" office:value="335.27" calcext:value-type="float">
            <text:p>335.27</text:p>
          </table:table-cell>
        </table:table-row>
        <table:table-row table:style-name="ro1">
          <table:table-cell office:value-type="float" office:value="7983055" calcext:value-type="float">
            <text:p>7983055</text:p>
          </table:table-cell>
          <table:table-cell table:formula="of:=[.A501]/1000/(60*60*24)" office:value-type="time" office:time-value="PT02H13M03.055S" calcext:value-type="time">
            <text:p>02:13:0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33" calcext:value-type="float">
            <text:p>145.33</text:p>
          </table:table-cell>
          <table:table-cell office:value-type="float" office:value="273.59" calcext:value-type="float">
            <text:p>273.59</text:p>
          </table:table-cell>
          <table:table-cell office:value-type="float" office:value="335.92" calcext:value-type="float">
            <text:p>335.92</text:p>
          </table:table-cell>
        </table:table-row>
        <table:table-row table:style-name="ro1">
          <table:table-cell office:value-type="float" office:value="7999055" calcext:value-type="float">
            <text:p>7999055</text:p>
          </table:table-cell>
          <table:table-cell table:formula="of:=[.A502]/1000/(60*60*24)" office:value-type="time" office:time-value="PT02H13M19.055S" calcext:value-type="time">
            <text:p>02:13:1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74.13" calcext:value-type="float">
            <text:p>274.13</text:p>
          </table:table-cell>
          <table:table-cell office:value-type="float" office:value="336.57" calcext:value-type="float">
            <text:p>336.57</text:p>
          </table:table-cell>
        </table:table-row>
        <table:table-row table:style-name="ro1">
          <table:table-cell office:value-type="float" office:value="8015055" calcext:value-type="float">
            <text:p>8015055</text:p>
          </table:table-cell>
          <table:table-cell table:formula="of:=[.A503]/1000/(60*60*24)" office:value-type="time" office:time-value="PT02H13M35.055S" calcext:value-type="time">
            <text:p>02:13:3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274.66" calcext:value-type="float">
            <text:p>274.66</text:p>
          </table:table-cell>
          <table:table-cell office:value-type="float" office:value="337.22" calcext:value-type="float">
            <text:p>337.22</text:p>
          </table:table-cell>
        </table:table-row>
        <table:table-row table:style-name="ro1">
          <table:table-cell office:value-type="float" office:value="8031055" calcext:value-type="float">
            <text:p>8031055</text:p>
          </table:table-cell>
          <table:table-cell table:formula="of:=[.A504]/1000/(60*60*24)" office:value-type="time" office:time-value="PT02H13M51.055S" calcext:value-type="time">
            <text:p>02:13:5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75.2" calcext:value-type="float">
            <text:p>275.2</text:p>
          </table:table-cell>
          <table:table-cell office:value-type="float" office:value="337.87" calcext:value-type="float">
            <text:p>337.87</text:p>
          </table:table-cell>
        </table:table-row>
        <table:table-row table:style-name="ro1">
          <table:table-cell office:value-type="float" office:value="8047055" calcext:value-type="float">
            <text:p>8047055</text:p>
          </table:table-cell>
          <table:table-cell table:formula="of:=[.A505]/1000/(60*60*24)" office:value-type="time" office:time-value="PT02H14M07.055S" calcext:value-type="time">
            <text:p>02:14:0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275.74" calcext:value-type="float">
            <text:p>275.74</text:p>
          </table:table-cell>
          <table:table-cell office:value-type="float" office:value="338.51" calcext:value-type="float">
            <text:p>338.51</text:p>
          </table:table-cell>
        </table:table-row>
        <table:table-row table:style-name="ro1">
          <table:table-cell office:value-type="float" office:value="8063055" calcext:value-type="float">
            <text:p>8063055</text:p>
          </table:table-cell>
          <table:table-cell table:formula="of:=[.A506]/1000/(60*60*24)" office:value-type="time" office:time-value="PT02H14M23.055S" calcext:value-type="time">
            <text:p>02:14:2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276.28" calcext:value-type="float">
            <text:p>276.28</text:p>
          </table:table-cell>
          <table:table-cell office:value-type="float" office:value="339.16" calcext:value-type="float">
            <text:p>339.16</text:p>
          </table:table-cell>
        </table:table-row>
        <table:table-row table:style-name="ro1">
          <table:table-cell office:value-type="float" office:value="8079055" calcext:value-type="float">
            <text:p>8079055</text:p>
          </table:table-cell>
          <table:table-cell table:formula="of:=[.A507]/1000/(60*60*24)" office:value-type="time" office:time-value="PT02H14M39.055S" calcext:value-type="time">
            <text:p>02:14:3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76.82" calcext:value-type="float">
            <text:p>276.82</text:p>
          </table:table-cell>
          <table:table-cell office:value-type="float" office:value="339.81" calcext:value-type="float">
            <text:p>339.81</text:p>
          </table:table-cell>
        </table:table-row>
        <table:table-row table:style-name="ro1">
          <table:table-cell office:value-type="float" office:value="8095055" calcext:value-type="float">
            <text:p>8095055</text:p>
          </table:table-cell>
          <table:table-cell table:formula="of:=[.A508]/1000/(60*60*24)" office:value-type="time" office:time-value="PT02H14M55.055S" calcext:value-type="time">
            <text:p>02:14:5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77.35" calcext:value-type="float">
            <text:p>277.35</text:p>
          </table:table-cell>
          <table:table-cell office:value-type="float" office:value="340.46" calcext:value-type="float">
            <text:p>340.46</text:p>
          </table:table-cell>
        </table:table-row>
        <table:table-row table:style-name="ro1">
          <table:table-cell office:value-type="float" office:value="8111055" calcext:value-type="float">
            <text:p>8111055</text:p>
          </table:table-cell>
          <table:table-cell table:formula="of:=[.A509]/1000/(60*60*24)" office:value-type="time" office:time-value="PT02H15M11.055S" calcext:value-type="time">
            <text:p>02:15:1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277.89" calcext:value-type="float">
            <text:p>277.89</text:p>
          </table:table-cell>
          <table:table-cell office:value-type="float" office:value="341.1" calcext:value-type="float">
            <text:p>341.1</text:p>
          </table:table-cell>
        </table:table-row>
        <table:table-row table:style-name="ro1">
          <table:table-cell office:value-type="float" office:value="8127055" calcext:value-type="float">
            <text:p>8127055</text:p>
          </table:table-cell>
          <table:table-cell table:formula="of:=[.A510]/1000/(60*60*24)" office:value-type="time" office:time-value="PT02H15M27.055S" calcext:value-type="time">
            <text:p>02:15:2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278.43" calcext:value-type="float">
            <text:p>278.43</text:p>
          </table:table-cell>
          <table:table-cell office:value-type="float" office:value="341.75" calcext:value-type="float">
            <text:p>341.75</text:p>
          </table:table-cell>
        </table:table-row>
        <table:table-row table:style-name="ro1">
          <table:table-cell office:value-type="float" office:value="8143055" calcext:value-type="float">
            <text:p>8143055</text:p>
          </table:table-cell>
          <table:table-cell table:formula="of:=[.A511]/1000/(60*60*24)" office:value-type="time" office:time-value="PT02H15M43.055S" calcext:value-type="time">
            <text:p>02:15:4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342.4" calcext:value-type="float">
            <text:p>342.4</text:p>
          </table:table-cell>
        </table:table-row>
        <table:table-row table:style-name="ro1">
          <table:table-cell office:value-type="float" office:value="8159055" calcext:value-type="float">
            <text:p>8159055</text:p>
          </table:table-cell>
          <table:table-cell table:formula="of:=[.A512]/1000/(60*60*24)" office:value-type="time" office:time-value="PT02H15M59.055S" calcext:value-type="time">
            <text:p>02:15:5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79.51" calcext:value-type="float">
            <text:p>279.51</text:p>
          </table:table-cell>
          <table:table-cell office:value-type="float" office:value="343.05" calcext:value-type="float">
            <text:p>343.05</text:p>
          </table:table-cell>
        </table:table-row>
        <table:table-row table:style-name="ro1">
          <table:table-cell office:value-type="float" office:value="8175055" calcext:value-type="float">
            <text:p>8175055</text:p>
          </table:table-cell>
          <table:table-cell table:formula="of:=[.A513]/1000/(60*60*24)" office:value-type="time" office:time-value="PT02H16M15.055S" calcext:value-type="time">
            <text:p>02:16:1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280.04" calcext:value-type="float">
            <text:p>280.04</text:p>
          </table:table-cell>
          <table:table-cell office:value-type="float" office:value="343.69" calcext:value-type="float">
            <text:p>343.69</text:p>
          </table:table-cell>
        </table:table-row>
        <table:table-row table:style-name="ro1">
          <table:table-cell office:value-type="float" office:value="8191055" calcext:value-type="float">
            <text:p>8191055</text:p>
          </table:table-cell>
          <table:table-cell table:formula="of:=[.A514]/1000/(60*60*24)" office:value-type="time" office:time-value="PT02H16M31.055S" calcext:value-type="time">
            <text:p>02:16:3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280.58" calcext:value-type="float">
            <text:p>280.58</text:p>
          </table:table-cell>
          <table:table-cell office:value-type="float" office:value="344.34" calcext:value-type="float">
            <text:p>344.34</text:p>
          </table:table-cell>
        </table:table-row>
        <table:table-row table:style-name="ro1">
          <table:table-cell office:value-type="float" office:value="8207055" calcext:value-type="float">
            <text:p>8207055</text:p>
          </table:table-cell>
          <table:table-cell table:formula="of:=[.A515]/1000/(60*60*24)" office:value-type="time" office:time-value="PT02H16M47.055S" calcext:value-type="time">
            <text:p>02:16:4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81.12" calcext:value-type="float">
            <text:p>281.12</text:p>
          </table:table-cell>
          <table:table-cell office:value-type="float" office:value="344.99" calcext:value-type="float">
            <text:p>344.99</text:p>
          </table:table-cell>
        </table:table-row>
        <table:table-row table:style-name="ro1">
          <table:table-cell office:value-type="float" office:value="8223055" calcext:value-type="float">
            <text:p>8223055</text:p>
          </table:table-cell>
          <table:table-cell table:formula="of:=[.A516]/1000/(60*60*24)" office:value-type="time" office:time-value="PT02H17M03.055S" calcext:value-type="time">
            <text:p>02:17:0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281.66" calcext:value-type="float">
            <text:p>281.66</text:p>
          </table:table-cell>
          <table:table-cell office:value-type="float" office:value="345.64" calcext:value-type="float">
            <text:p>345.64</text:p>
          </table:table-cell>
        </table:table-row>
        <table:table-row table:style-name="ro1">
          <table:table-cell office:value-type="float" office:value="8239055" calcext:value-type="float">
            <text:p>8239055</text:p>
          </table:table-cell>
          <table:table-cell table:formula="of:=[.A517]/1000/(60*60*24)" office:value-type="time" office:time-value="PT02H17M19.055S" calcext:value-type="time">
            <text:p>02:17:1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282.19" calcext:value-type="float">
            <text:p>282.19</text:p>
          </table:table-cell>
          <table:table-cell office:value-type="float" office:value="346.29" calcext:value-type="float">
            <text:p>346.29</text:p>
          </table:table-cell>
        </table:table-row>
        <table:table-row table:style-name="ro1">
          <table:table-cell office:value-type="float" office:value="8255055" calcext:value-type="float">
            <text:p>8255055</text:p>
          </table:table-cell>
          <table:table-cell table:formula="of:=[.A518]/1000/(60*60*24)" office:value-type="time" office:time-value="PT02H17M35.055S" calcext:value-type="time">
            <text:p>02:17:3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282.73" calcext:value-type="float">
            <text:p>282.73</text:p>
          </table:table-cell>
          <table:table-cell office:value-type="float" office:value="346.93" calcext:value-type="float">
            <text:p>346.93</text:p>
          </table:table-cell>
        </table:table-row>
        <table:table-row table:style-name="ro1">
          <table:table-cell office:value-type="float" office:value="8271055" calcext:value-type="float">
            <text:p>8271055</text:p>
          </table:table-cell>
          <table:table-cell table:formula="of:=[.A519]/1000/(60*60*24)" office:value-type="time" office:time-value="PT02H17M51.055S" calcext:value-type="time">
            <text:p>02:17:5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83.27" calcext:value-type="float">
            <text:p>283.27</text:p>
          </table:table-cell>
          <table:table-cell office:value-type="float" office:value="347.58" calcext:value-type="float">
            <text:p>347.58</text:p>
          </table:table-cell>
        </table:table-row>
        <table:table-row table:style-name="ro1">
          <table:table-cell office:value-type="float" office:value="8287055" calcext:value-type="float">
            <text:p>8287055</text:p>
          </table:table-cell>
          <table:table-cell table:formula="of:=[.A520]/1000/(60*60*24)" office:value-type="time" office:time-value="PT02H18M07.055S" calcext:value-type="time">
            <text:p>02:18:0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283.81" calcext:value-type="float">
            <text:p>283.81</text:p>
          </table:table-cell>
          <table:table-cell office:value-type="float" office:value="348.23" calcext:value-type="float">
            <text:p>348.23</text:p>
          </table:table-cell>
        </table:table-row>
        <table:table-row table:style-name="ro1">
          <table:table-cell office:value-type="float" office:value="8303055" calcext:value-type="float">
            <text:p>8303055</text:p>
          </table:table-cell>
          <table:table-cell table:formula="of:=[.A521]/1000/(60*60*24)" office:value-type="time" office:time-value="PT02H18M23.055S" calcext:value-type="time">
            <text:p>02:18:2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284.35" calcext:value-type="float">
            <text:p>284.35</text:p>
          </table:table-cell>
          <table:table-cell office:value-type="float" office:value="348.88" calcext:value-type="float">
            <text:p>348.88</text:p>
          </table:table-cell>
        </table:table-row>
        <table:table-row table:style-name="ro1">
          <table:table-cell office:value-type="float" office:value="8319055" calcext:value-type="float">
            <text:p>8319055</text:p>
          </table:table-cell>
          <table:table-cell table:formula="of:=[.A522]/1000/(60*60*24)" office:value-type="time" office:time-value="PT02H18M39.055S" calcext:value-type="time">
            <text:p>02:18:3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284.88" calcext:value-type="float">
            <text:p>284.88</text:p>
          </table:table-cell>
          <table:table-cell office:value-type="float" office:value="349.52" calcext:value-type="float">
            <text:p>349.52</text:p>
          </table:table-cell>
        </table:table-row>
        <table:table-row table:style-name="ro1">
          <table:table-cell office:value-type="float" office:value="8335055" calcext:value-type="float">
            <text:p>8335055</text:p>
          </table:table-cell>
          <table:table-cell table:formula="of:=[.A523]/1000/(60*60*24)" office:value-type="time" office:time-value="PT02H18M55.055S" calcext:value-type="time">
            <text:p>02:18:5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285.42" calcext:value-type="float">
            <text:p>285.42</text:p>
          </table:table-cell>
          <table:table-cell office:value-type="float" office:value="350.17" calcext:value-type="float">
            <text:p>350.17</text:p>
          </table:table-cell>
        </table:table-row>
        <table:table-row table:style-name="ro1">
          <table:table-cell office:value-type="float" office:value="8351055" calcext:value-type="float">
            <text:p>8351055</text:p>
          </table:table-cell>
          <table:table-cell table:formula="of:=[.A524]/1000/(60*60*24)" office:value-type="time" office:time-value="PT02H19M11.055S" calcext:value-type="time">
            <text:p>02:19:1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285.96" calcext:value-type="float">
            <text:p>285.96</text:p>
          </table:table-cell>
          <table:table-cell office:value-type="float" office:value="350.82" calcext:value-type="float">
            <text:p>350.82</text:p>
          </table:table-cell>
        </table:table-row>
        <table:table-row table:style-name="ro1">
          <table:table-cell office:value-type="float" office:value="8367055" calcext:value-type="float">
            <text:p>8367055</text:p>
          </table:table-cell>
          <table:table-cell table:formula="of:=[.A525]/1000/(60*60*24)" office:value-type="time" office:time-value="PT02H19M27.055S" calcext:value-type="time">
            <text:p>02:19:2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286.5" calcext:value-type="float">
            <text:p>286.5</text:p>
          </table:table-cell>
          <table:table-cell office:value-type="float" office:value="351.47" calcext:value-type="float">
            <text:p>351.47</text:p>
          </table:table-cell>
        </table:table-row>
        <table:table-row table:style-name="ro1">
          <table:table-cell office:value-type="float" office:value="8383055" calcext:value-type="float">
            <text:p>8383055</text:p>
          </table:table-cell>
          <table:table-cell table:formula="of:=[.A526]/1000/(60*60*24)" office:value-type="time" office:time-value="PT02H19M43.055S" calcext:value-type="time">
            <text:p>02:19:4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287.03" calcext:value-type="float">
            <text:p>287.03</text:p>
          </table:table-cell>
          <table:table-cell office:value-type="float" office:value="352.11" calcext:value-type="float">
            <text:p>352.11</text:p>
          </table:table-cell>
        </table:table-row>
        <table:table-row table:style-name="ro1">
          <table:table-cell office:value-type="float" office:value="8399055" calcext:value-type="float">
            <text:p>8399055</text:p>
          </table:table-cell>
          <table:table-cell table:formula="of:=[.A527]/1000/(60*60*24)" office:value-type="time" office:time-value="PT02H19M59.055S" calcext:value-type="time">
            <text:p>02:19:5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287.57" calcext:value-type="float">
            <text:p>287.57</text:p>
          </table:table-cell>
          <table:table-cell office:value-type="float" office:value="352.76" calcext:value-type="float">
            <text:p>352.76</text:p>
          </table:table-cell>
        </table:table-row>
        <table:table-row table:style-name="ro1">
          <table:table-cell office:value-type="float" office:value="8415055" calcext:value-type="float">
            <text:p>8415055</text:p>
          </table:table-cell>
          <table:table-cell table:formula="of:=[.A528]/1000/(60*60*24)" office:value-type="time" office:time-value="PT02H20M15.055S" calcext:value-type="time">
            <text:p>02:20:1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288.11" calcext:value-type="float">
            <text:p>288.11</text:p>
          </table:table-cell>
          <table:table-cell office:value-type="float" office:value="353.41" calcext:value-type="float">
            <text:p>353.41</text:p>
          </table:table-cell>
        </table:table-row>
        <table:table-row table:style-name="ro1">
          <table:table-cell office:value-type="float" office:value="8431055" calcext:value-type="float">
            <text:p>8431055</text:p>
          </table:table-cell>
          <table:table-cell table:formula="of:=[.A529]/1000/(60*60*24)" office:value-type="time" office:time-value="PT02H20M31.055S" calcext:value-type="time">
            <text:p>02:20:3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288.65" calcext:value-type="float">
            <text:p>288.65</text:p>
          </table:table-cell>
          <table:table-cell office:value-type="float" office:value="354.05" calcext:value-type="float">
            <text:p>354.05</text:p>
          </table:table-cell>
        </table:table-row>
        <table:table-row table:style-name="ro1">
          <table:table-cell office:value-type="float" office:value="8447055" calcext:value-type="float">
            <text:p>8447055</text:p>
          </table:table-cell>
          <table:table-cell table:formula="of:=[.A530]/1000/(60*60*24)" office:value-type="time" office:time-value="PT02H20M47.055S" calcext:value-type="time">
            <text:p>02:20:4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289.18" calcext:value-type="float">
            <text:p>289.18</text:p>
          </table:table-cell>
          <table:table-cell office:value-type="float" office:value="354.7" calcext:value-type="float">
            <text:p>354.7</text:p>
          </table:table-cell>
        </table:table-row>
        <table:table-row table:style-name="ro1">
          <table:table-cell office:value-type="float" office:value="8463055" calcext:value-type="float">
            <text:p>8463055</text:p>
          </table:table-cell>
          <table:table-cell table:formula="of:=[.A531]/1000/(60*60*24)" office:value-type="time" office:time-value="PT02H21M03.055S" calcext:value-type="time">
            <text:p>02:21:0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289.72" calcext:value-type="float">
            <text:p>289.72</text:p>
          </table:table-cell>
          <table:table-cell office:value-type="float" office:value="355.35" calcext:value-type="float">
            <text:p>355.35</text:p>
          </table:table-cell>
        </table:table-row>
        <table:table-row table:style-name="ro1">
          <table:table-cell office:value-type="float" office:value="8479055" calcext:value-type="float">
            <text:p>8479055</text:p>
          </table:table-cell>
          <table:table-cell table:formula="of:=[.A532]/1000/(60*60*24)" office:value-type="time" office:time-value="PT02H21M19.055S" calcext:value-type="time">
            <text:p>02:21:1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290.26" calcext:value-type="float">
            <text:p>290.2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8495055" calcext:value-type="float">
            <text:p>8495055</text:p>
          </table:table-cell>
          <table:table-cell table:formula="of:=[.A533]/1000/(60*60*24)" office:value-type="time" office:time-value="PT02H21M35.055S" calcext:value-type="time">
            <text:p>02:21:3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290.8" calcext:value-type="float">
            <text:p>290.8</text:p>
          </table:table-cell>
          <table:table-cell office:value-type="float" office:value="356.64" calcext:value-type="float">
            <text:p>356.64</text:p>
          </table:table-cell>
        </table:table-row>
        <table:table-row table:style-name="ro1">
          <table:table-cell office:value-type="float" office:value="8511055" calcext:value-type="float">
            <text:p>8511055</text:p>
          </table:table-cell>
          <table:table-cell table:formula="of:=[.A534]/1000/(60*60*24)" office:value-type="time" office:time-value="PT02H21M51.055S" calcext:value-type="time">
            <text:p>02:21:5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291.33" calcext:value-type="float">
            <text:p>291.33</text:p>
          </table:table-cell>
          <table:table-cell office:value-type="float" office:value="357.29" calcext:value-type="float">
            <text:p>357.29</text:p>
          </table:table-cell>
        </table:table-row>
        <table:table-row table:style-name="ro1">
          <table:table-cell office:value-type="float" office:value="8527055" calcext:value-type="float">
            <text:p>8527055</text:p>
          </table:table-cell>
          <table:table-cell table:formula="of:=[.A535]/1000/(60*60*24)" office:value-type="time" office:time-value="PT02H22M07.055S" calcext:value-type="time">
            <text:p>02:22:0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291.87" calcext:value-type="float">
            <text:p>291.87</text:p>
          </table:table-cell>
          <table:table-cell office:value-type="float" office:value="357.94" calcext:value-type="float">
            <text:p>357.94</text:p>
          </table:table-cell>
        </table:table-row>
        <table:table-row table:style-name="ro1">
          <table:table-cell office:value-type="float" office:value="8543055" calcext:value-type="float">
            <text:p>8543055</text:p>
          </table:table-cell>
          <table:table-cell table:formula="of:=[.A536]/1000/(60*60*24)" office:value-type="time" office:time-value="PT02H22M23.055S" calcext:value-type="time">
            <text:p>02:22:2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292.41" calcext:value-type="float">
            <text:p>292.41</text:p>
          </table:table-cell>
          <table:table-cell office:value-type="float" office:value="358.58" calcext:value-type="float">
            <text:p>358.58</text:p>
          </table:table-cell>
        </table:table-row>
        <table:table-row table:style-name="ro1">
          <table:table-cell office:value-type="float" office:value="8559055" calcext:value-type="float">
            <text:p>8559055</text:p>
          </table:table-cell>
          <table:table-cell table:formula="of:=[.A537]/1000/(60*60*24)" office:value-type="time" office:time-value="PT02H22M39.055S" calcext:value-type="time">
            <text:p>02:22:3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292.95" calcext:value-type="float">
            <text:p>292.95</text:p>
          </table:table-cell>
          <table:table-cell office:value-type="float" office:value="359.23" calcext:value-type="float">
            <text:p>359.23</text:p>
          </table:table-cell>
        </table:table-row>
        <table:table-row table:style-name="ro1">
          <table:table-cell office:value-type="float" office:value="8575055" calcext:value-type="float">
            <text:p>8575055</text:p>
          </table:table-cell>
          <table:table-cell table:formula="of:=[.A538]/1000/(60*60*24)" office:value-type="time" office:time-value="PT02H22M55.055S" calcext:value-type="time">
            <text:p>02:22:5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293.48" calcext:value-type="float">
            <text:p>293.48</text:p>
          </table:table-cell>
          <table:table-cell office:value-type="float" office:value="359.88" calcext:value-type="float">
            <text:p>359.88</text:p>
          </table:table-cell>
        </table:table-row>
        <table:table-row table:style-name="ro1">
          <table:table-cell office:value-type="float" office:value="8591055" calcext:value-type="float">
            <text:p>8591055</text:p>
          </table:table-cell>
          <table:table-cell table:formula="of:=[.A539]/1000/(60*60*24)" office:value-type="time" office:time-value="PT02H23M11.055S" calcext:value-type="time">
            <text:p>02:23:1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294.02" calcext:value-type="float">
            <text:p>294.02</text:p>
          </table:table-cell>
          <table:table-cell office:value-type="float" office:value="360.53" calcext:value-type="float">
            <text:p>360.53</text:p>
          </table:table-cell>
        </table:table-row>
        <table:table-row table:style-name="ro1">
          <table:table-cell office:value-type="float" office:value="8607055" calcext:value-type="float">
            <text:p>8607055</text:p>
          </table:table-cell>
          <table:table-cell table:formula="of:=[.A540]/1000/(60*60*24)" office:value-type="time" office:time-value="PT02H23M27.055S" calcext:value-type="time">
            <text:p>02:23:2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294.56" calcext:value-type="float">
            <text:p>294.56</text:p>
          </table:table-cell>
          <table:table-cell office:value-type="float" office:value="361.17" calcext:value-type="float">
            <text:p>361.17</text:p>
          </table:table-cell>
        </table:table-row>
        <table:table-row table:style-name="ro1">
          <table:table-cell office:value-type="float" office:value="8623055" calcext:value-type="float">
            <text:p>8623055</text:p>
          </table:table-cell>
          <table:table-cell table:formula="of:=[.A541]/1000/(60*60*24)" office:value-type="time" office:time-value="PT02H23M43.055S" calcext:value-type="time">
            <text:p>02:23:4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295.1" calcext:value-type="float">
            <text:p>295.1</text:p>
          </table:table-cell>
          <table:table-cell office:value-type="float" office:value="361.82" calcext:value-type="float">
            <text:p>361.82</text:p>
          </table:table-cell>
        </table:table-row>
        <table:table-row table:style-name="ro1">
          <table:table-cell office:value-type="float" office:value="8639055" calcext:value-type="float">
            <text:p>8639055</text:p>
          </table:table-cell>
          <table:table-cell table:formula="of:=[.A542]/1000/(60*60*24)" office:value-type="time" office:time-value="PT02H23M59.055S" calcext:value-type="time">
            <text:p>02:23:5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295.63" calcext:value-type="float">
            <text:p>295.63</text:p>
          </table:table-cell>
          <table:table-cell office:value-type="float" office:value="362.47" calcext:value-type="float">
            <text:p>362.47</text:p>
          </table:table-cell>
        </table:table-row>
        <table:table-row table:style-name="ro1">
          <table:table-cell office:value-type="float" office:value="8655055" calcext:value-type="float">
            <text:p>8655055</text:p>
          </table:table-cell>
          <table:table-cell table:formula="of:=[.A543]/1000/(60*60*24)" office:value-type="time" office:time-value="PT02H24M15.055S" calcext:value-type="time">
            <text:p>02:24:1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296.17" calcext:value-type="float">
            <text:p>296.17</text:p>
          </table:table-cell>
          <table:table-cell office:value-type="float" office:value="363.11" calcext:value-type="float">
            <text:p>363.11</text:p>
          </table:table-cell>
        </table:table-row>
        <table:table-row table:style-name="ro1">
          <table:table-cell office:value-type="float" office:value="8671055" calcext:value-type="float">
            <text:p>8671055</text:p>
          </table:table-cell>
          <table:table-cell table:formula="of:=[.A544]/1000/(60*60*24)" office:value-type="time" office:time-value="PT02H24M31.055S" calcext:value-type="time">
            <text:p>02:24:3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296.71" calcext:value-type="float">
            <text:p>296.71</text:p>
          </table:table-cell>
          <table:table-cell office:value-type="float" office:value="363.76" calcext:value-type="float">
            <text:p>363.76</text:p>
          </table:table-cell>
        </table:table-row>
        <table:table-row table:style-name="ro1">
          <table:table-cell office:value-type="float" office:value="8687055" calcext:value-type="float">
            <text:p>8687055</text:p>
          </table:table-cell>
          <table:table-cell table:formula="of:=[.A545]/1000/(60*60*24)" office:value-type="time" office:time-value="PT02H24M47.055S" calcext:value-type="time">
            <text:p>02:24:4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297.25" calcext:value-type="float">
            <text:p>297.25</text:p>
          </table:table-cell>
          <table:table-cell office:value-type="float" office:value="364.41" calcext:value-type="float">
            <text:p>364.41</text:p>
          </table:table-cell>
        </table:table-row>
        <table:table-row table:style-name="ro1">
          <table:table-cell office:value-type="float" office:value="8703055" calcext:value-type="float">
            <text:p>8703055</text:p>
          </table:table-cell>
          <table:table-cell table:formula="of:=[.A546]/1000/(60*60*24)" office:value-type="time" office:time-value="PT02H25M03.055S" calcext:value-type="time">
            <text:p>02:25:0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297.79" calcext:value-type="float">
            <text:p>297.79</text:p>
          </table:table-cell>
          <table:table-cell office:value-type="float" office:value="365.05" calcext:value-type="float">
            <text:p>365.05</text:p>
          </table:table-cell>
        </table:table-row>
        <table:table-row table:style-name="ro1">
          <table:table-cell office:value-type="float" office:value="8719055" calcext:value-type="float">
            <text:p>8719055</text:p>
          </table:table-cell>
          <table:table-cell table:formula="of:=[.A547]/1000/(60*60*24)" office:value-type="time" office:time-value="PT02H25M19.055S" calcext:value-type="time">
            <text:p>02:25:1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298.32" calcext:value-type="float">
            <text:p>298.32</text:p>
          </table:table-cell>
          <table:table-cell office:value-type="float" office:value="365.7" calcext:value-type="float">
            <text:p>365.7</text:p>
          </table:table-cell>
        </table:table-row>
        <table:table-row table:style-name="ro1">
          <table:table-cell office:value-type="float" office:value="8735055" calcext:value-type="float">
            <text:p>8735055</text:p>
          </table:table-cell>
          <table:table-cell table:formula="of:=[.A548]/1000/(60*60*24)" office:value-type="time" office:time-value="PT02H25M35.055S" calcext:value-type="time">
            <text:p>02:25:3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298.86" calcext:value-type="float">
            <text:p>298.86</text:p>
          </table:table-cell>
          <table:table-cell office:value-type="float" office:value="366.35" calcext:value-type="float">
            <text:p>366.35</text:p>
          </table:table-cell>
        </table:table-row>
        <table:table-row table:style-name="ro1">
          <table:table-cell office:value-type="float" office:value="8751055" calcext:value-type="float">
            <text:p>8751055</text:p>
          </table:table-cell>
          <table:table-cell table:formula="of:=[.A549]/1000/(60*60*24)" office:value-type="time" office:time-value="PT02H25M51.055S" calcext:value-type="time">
            <text:p>02:25:5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299.4" calcext:value-type="float">
            <text:p>299.4</text:p>
          </table:table-cell>
          <table:table-cell office:value-type="float" office:value="366.99" calcext:value-type="float">
            <text:p>366.99</text:p>
          </table:table-cell>
        </table:table-row>
        <table:table-row table:style-name="ro1">
          <table:table-cell office:value-type="float" office:value="8767055" calcext:value-type="float">
            <text:p>8767055</text:p>
          </table:table-cell>
          <table:table-cell table:formula="of:=[.A550]/1000/(60*60*24)" office:value-type="time" office:time-value="PT02H26M07.055S" calcext:value-type="time">
            <text:p>02:26:0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299.94" calcext:value-type="float">
            <text:p>299.94</text:p>
          </table:table-cell>
          <table:table-cell office:value-type="float" office:value="367.64" calcext:value-type="float">
            <text:p>367.64</text:p>
          </table:table-cell>
        </table:table-row>
        <table:table-row table:style-name="ro1">
          <table:table-cell office:value-type="float" office:value="8783055" calcext:value-type="float">
            <text:p>8783055</text:p>
          </table:table-cell>
          <table:table-cell table:formula="of:=[.A551]/1000/(60*60*24)" office:value-type="time" office:time-value="PT02H26M23.055S" calcext:value-type="time">
            <text:p>02:26:2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00.47" calcext:value-type="float">
            <text:p>300.47</text:p>
          </table:table-cell>
          <table:table-cell office:value-type="float" office:value="368.29" calcext:value-type="float">
            <text:p>368.29</text:p>
          </table:table-cell>
        </table:table-row>
        <table:table-row table:style-name="ro1">
          <table:table-cell office:value-type="float" office:value="8799055" calcext:value-type="float">
            <text:p>8799055</text:p>
          </table:table-cell>
          <table:table-cell table:formula="of:=[.A552]/1000/(60*60*24)" office:value-type="time" office:time-value="PT02H26M39.055S" calcext:value-type="time">
            <text:p>02:26:3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301.01" calcext:value-type="float">
            <text:p>301.01</text:p>
          </table:table-cell>
          <table:table-cell office:value-type="float" office:value="368.93" calcext:value-type="float">
            <text:p>368.93</text:p>
          </table:table-cell>
        </table:table-row>
        <table:table-row table:style-name="ro1">
          <table:table-cell office:value-type="float" office:value="8815055" calcext:value-type="float">
            <text:p>8815055</text:p>
          </table:table-cell>
          <table:table-cell table:formula="of:=[.A553]/1000/(60*60*24)" office:value-type="time" office:time-value="PT02H26M55.055S" calcext:value-type="time">
            <text:p>02:26:5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01.55" calcext:value-type="float">
            <text:p>301.55</text:p>
          </table:table-cell>
          <table:table-cell office:value-type="float" office:value="369.58" calcext:value-type="float">
            <text:p>369.58</text:p>
          </table:table-cell>
        </table:table-row>
        <table:table-row table:style-name="ro1">
          <table:table-cell office:value-type="float" office:value="8831055" calcext:value-type="float">
            <text:p>8831055</text:p>
          </table:table-cell>
          <table:table-cell table:formula="of:=[.A554]/1000/(60*60*24)" office:value-type="time" office:time-value="PT02H27M11.055S" calcext:value-type="time">
            <text:p>02:27:1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02.09" calcext:value-type="float">
            <text:p>302.09</text:p>
          </table:table-cell>
          <table:table-cell office:value-type="float" office:value="370.23" calcext:value-type="float">
            <text:p>370.23</text:p>
          </table:table-cell>
        </table:table-row>
        <table:table-row table:style-name="ro1">
          <table:table-cell office:value-type="float" office:value="8847055" calcext:value-type="float">
            <text:p>8847055</text:p>
          </table:table-cell>
          <table:table-cell table:formula="of:=[.A555]/1000/(60*60*24)" office:value-type="time" office:time-value="PT02H27M27.055S" calcext:value-type="time">
            <text:p>02:27:2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302.62" calcext:value-type="float">
            <text:p>302.62</text:p>
          </table:table-cell>
          <table:table-cell office:value-type="float" office:value="370.87" calcext:value-type="float">
            <text:p>370.87</text:p>
          </table:table-cell>
        </table:table-row>
        <table:table-row table:style-name="ro1">
          <table:table-cell office:value-type="float" office:value="8863055" calcext:value-type="float">
            <text:p>8863055</text:p>
          </table:table-cell>
          <table:table-cell table:formula="of:=[.A556]/1000/(60*60*24)" office:value-type="time" office:time-value="PT02H27M43.055S" calcext:value-type="time">
            <text:p>02:27:4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03.16" calcext:value-type="float">
            <text:p>303.16</text:p>
          </table:table-cell>
          <table:table-cell office:value-type="float" office:value="371.52" calcext:value-type="float">
            <text:p>371.52</text:p>
          </table:table-cell>
        </table:table-row>
        <table:table-row table:style-name="ro1">
          <table:table-cell office:value-type="float" office:value="8879055" calcext:value-type="float">
            <text:p>8879055</text:p>
          </table:table-cell>
          <table:table-cell table:formula="of:=[.A557]/1000/(60*60*24)" office:value-type="time" office:time-value="PT02H27M59.055S" calcext:value-type="time">
            <text:p>02:27:5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303.7" calcext:value-type="float">
            <text:p>303.7</text:p>
          </table:table-cell>
          <table:table-cell office:value-type="float" office:value="372.17" calcext:value-type="float">
            <text:p>372.17</text:p>
          </table:table-cell>
        </table:table-row>
        <table:table-row table:style-name="ro1">
          <table:table-cell office:value-type="float" office:value="8895055" calcext:value-type="float">
            <text:p>8895055</text:p>
          </table:table-cell>
          <table:table-cell table:formula="of:=[.A558]/1000/(60*60*24)" office:value-type="time" office:time-value="PT02H28M15.055S" calcext:value-type="time">
            <text:p>02:28:1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04.23" calcext:value-type="float">
            <text:p>304.23</text:p>
          </table:table-cell>
          <table:table-cell office:value-type="float" office:value="372.81" calcext:value-type="float">
            <text:p>372.81</text:p>
          </table:table-cell>
        </table:table-row>
        <table:table-row table:style-name="ro1">
          <table:table-cell office:value-type="float" office:value="8911055" calcext:value-type="float">
            <text:p>8911055</text:p>
          </table:table-cell>
          <table:table-cell table:formula="of:=[.A559]/1000/(60*60*24)" office:value-type="time" office:time-value="PT02H28M31.055S" calcext:value-type="time">
            <text:p>02:28:3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304.77" calcext:value-type="float">
            <text:p>304.77</text:p>
          </table:table-cell>
          <table:table-cell office:value-type="float" office:value="373.46" calcext:value-type="float">
            <text:p>373.46</text:p>
          </table:table-cell>
        </table:table-row>
        <table:table-row table:style-name="ro1">
          <table:table-cell office:value-type="float" office:value="8927055" calcext:value-type="float">
            <text:p>8927055</text:p>
          </table:table-cell>
          <table:table-cell table:formula="of:=[.A560]/1000/(60*60*24)" office:value-type="time" office:time-value="PT02H28M47.055S" calcext:value-type="time">
            <text:p>02:28:4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05.31" calcext:value-type="float">
            <text:p>305.31</text:p>
          </table:table-cell>
          <table:table-cell office:value-type="float" office:value="374.11" calcext:value-type="float">
            <text:p>374.11</text:p>
          </table:table-cell>
        </table:table-row>
        <table:table-row table:style-name="ro1">
          <table:table-cell office:value-type="float" office:value="8943055" calcext:value-type="float">
            <text:p>8943055</text:p>
          </table:table-cell>
          <table:table-cell table:formula="of:=[.A561]/1000/(60*60*24)" office:value-type="time" office:time-value="PT02H29M03.055S" calcext:value-type="time">
            <text:p>02:29:0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05.85" calcext:value-type="float">
            <text:p>305.85</text:p>
          </table:table-cell>
          <table:table-cell office:value-type="float" office:value="374.76" calcext:value-type="float">
            <text:p>374.76</text:p>
          </table:table-cell>
        </table:table-row>
        <table:table-row table:style-name="ro1">
          <table:table-cell office:value-type="float" office:value="8959055" calcext:value-type="float">
            <text:p>8959055</text:p>
          </table:table-cell>
          <table:table-cell table:formula="of:=[.A562]/1000/(60*60*24)" office:value-type="time" office:time-value="PT02H29M19.055S" calcext:value-type="time">
            <text:p>02:29:1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06.38" calcext:value-type="float">
            <text:p>306.38</text:p>
          </table:table-cell>
          <table:table-cell office:value-type="float" office:value="375.4" calcext:value-type="float">
            <text:p>375.4</text:p>
          </table:table-cell>
        </table:table-row>
        <table:table-row table:style-name="ro1">
          <table:table-cell office:value-type="float" office:value="8975055" calcext:value-type="float">
            <text:p>8975055</text:p>
          </table:table-cell>
          <table:table-cell table:formula="of:=[.A563]/1000/(60*60*24)" office:value-type="time" office:time-value="PT02H29M35.055S" calcext:value-type="time">
            <text:p>02:29:3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06.92" calcext:value-type="float">
            <text:p>306.92</text:p>
          </table:table-cell>
          <table:table-cell office:value-type="float" office:value="376.05" calcext:value-type="float">
            <text:p>376.05</text:p>
          </table:table-cell>
        </table:table-row>
        <table:table-row table:style-name="ro1">
          <table:table-cell office:value-type="float" office:value="8991055" calcext:value-type="float">
            <text:p>8991055</text:p>
          </table:table-cell>
          <table:table-cell table:formula="of:=[.A564]/1000/(60*60*24)" office:value-type="time" office:time-value="PT02H29M51.055S" calcext:value-type="time">
            <text:p>02:29:5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07.46" calcext:value-type="float">
            <text:p>307.46</text:p>
          </table:table-cell>
          <table:table-cell office:value-type="float" office:value="376.7" calcext:value-type="float">
            <text:p>376.7</text:p>
          </table:table-cell>
        </table:table-row>
        <table:table-row table:style-name="ro1">
          <table:table-cell office:value-type="float" office:value="9007055" calcext:value-type="float">
            <text:p>9007055</text:p>
          </table:table-cell>
          <table:table-cell table:formula="of:=[.A565]/1000/(60*60*24)" office:value-type="time" office:time-value="PT02H30M07.055S" calcext:value-type="time">
            <text:p>02:30:0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08" calcext:value-type="float">
            <text:p>308</text:p>
          </table:table-cell>
          <table:table-cell office:value-type="float" office:value="377.34" calcext:value-type="float">
            <text:p>377.34</text:p>
          </table:table-cell>
        </table:table-row>
        <table:table-row table:style-name="ro1">
          <table:table-cell office:value-type="float" office:value="9023055" calcext:value-type="float">
            <text:p>9023055</text:p>
          </table:table-cell>
          <table:table-cell table:formula="of:=[.A566]/1000/(60*60*24)" office:value-type="time" office:time-value="PT02H30M23.055S" calcext:value-type="time">
            <text:p>02:30:2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08.53" calcext:value-type="float">
            <text:p>308.53</text:p>
          </table:table-cell>
          <table:table-cell office:value-type="float" office:value="377.99" calcext:value-type="float">
            <text:p>377.99</text:p>
          </table:table-cell>
        </table:table-row>
        <table:table-row table:style-name="ro1">
          <table:table-cell office:value-type="float" office:value="9039055" calcext:value-type="float">
            <text:p>9039055</text:p>
          </table:table-cell>
          <table:table-cell table:formula="of:=[.A567]/1000/(60*60*24)" office:value-type="time" office:time-value="PT02H30M39.055S" calcext:value-type="time">
            <text:p>02:30:3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09.07" calcext:value-type="float">
            <text:p>309.07</text:p>
          </table:table-cell>
          <table:table-cell office:value-type="float" office:value="378.63" calcext:value-type="float">
            <text:p>378.63</text:p>
          </table:table-cell>
        </table:table-row>
        <table:table-row table:style-name="ro1">
          <table:table-cell office:value-type="float" office:value="9055055" calcext:value-type="float">
            <text:p>9055055</text:p>
          </table:table-cell>
          <table:table-cell table:formula="of:=[.A568]/1000/(60*60*24)" office:value-type="time" office:time-value="PT02H30M55.055S" calcext:value-type="time">
            <text:p>02:30:5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09.61" calcext:value-type="float">
            <text:p>309.61</text:p>
          </table:table-cell>
          <table:table-cell office:value-type="float" office:value="379.28" calcext:value-type="float">
            <text:p>379.28</text:p>
          </table:table-cell>
        </table:table-row>
        <table:table-row table:style-name="ro1">
          <table:table-cell office:value-type="float" office:value="9071055" calcext:value-type="float">
            <text:p>9071055</text:p>
          </table:table-cell>
          <table:table-cell table:formula="of:=[.A569]/1000/(60*60*24)" office:value-type="time" office:time-value="PT02H31M11.055S" calcext:value-type="time">
            <text:p>02:31:1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10.15" calcext:value-type="float">
            <text:p>310.15</text:p>
          </table:table-cell>
          <table:table-cell office:value-type="float" office:value="379.93" calcext:value-type="float">
            <text:p>379.93</text:p>
          </table:table-cell>
        </table:table-row>
        <table:table-row table:style-name="ro1">
          <table:table-cell office:value-type="float" office:value="9087055" calcext:value-type="float">
            <text:p>9087055</text:p>
          </table:table-cell>
          <table:table-cell table:formula="of:=[.A570]/1000/(60*60*24)" office:value-type="time" office:time-value="PT02H31M27.055S" calcext:value-type="time">
            <text:p>02:31:2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10.68" calcext:value-type="float">
            <text:p>310.68</text:p>
          </table:table-cell>
          <table:table-cell office:value-type="float" office:value="380.57" calcext:value-type="float">
            <text:p>380.57</text:p>
          </table:table-cell>
        </table:table-row>
        <table:table-row table:style-name="ro1">
          <table:table-cell office:value-type="float" office:value="9103055" calcext:value-type="float">
            <text:p>9103055</text:p>
          </table:table-cell>
          <table:table-cell table:formula="of:=[.A571]/1000/(60*60*24)" office:value-type="time" office:time-value="PT02H31M43.055S" calcext:value-type="time">
            <text:p>02:31:4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11.22" calcext:value-type="float">
            <text:p>311.22</text:p>
          </table:table-cell>
          <table:table-cell office:value-type="float" office:value="381.22" calcext:value-type="float">
            <text:p>381.22</text:p>
          </table:table-cell>
        </table:table-row>
        <table:table-row table:style-name="ro1">
          <table:table-cell office:value-type="float" office:value="9119055" calcext:value-type="float">
            <text:p>9119055</text:p>
          </table:table-cell>
          <table:table-cell table:formula="of:=[.A572]/1000/(60*60*24)" office:value-type="time" office:time-value="PT02H31M59.055S" calcext:value-type="time">
            <text:p>02:31:5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11.76" calcext:value-type="float">
            <text:p>311.76</text:p>
          </table:table-cell>
          <table:table-cell office:value-type="float" office:value="381.87" calcext:value-type="float">
            <text:p>381.87</text:p>
          </table:table-cell>
        </table:table-row>
        <table:table-row table:style-name="ro1">
          <table:table-cell office:value-type="float" office:value="9135055" calcext:value-type="float">
            <text:p>9135055</text:p>
          </table:table-cell>
          <table:table-cell table:formula="of:=[.A573]/1000/(60*60*24)" office:value-type="time" office:time-value="PT02H32M15.055S" calcext:value-type="time">
            <text:p>02:32:1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312.29" calcext:value-type="float">
            <text:p>312.29</text:p>
          </table:table-cell>
          <table:table-cell office:value-type="float" office:value="382.51" calcext:value-type="float">
            <text:p>382.51</text:p>
          </table:table-cell>
        </table:table-row>
        <table:table-row table:style-name="ro1">
          <table:table-cell office:value-type="float" office:value="9151055" calcext:value-type="float">
            <text:p>9151055</text:p>
          </table:table-cell>
          <table:table-cell table:formula="of:=[.A574]/1000/(60*60*24)" office:value-type="time" office:time-value="PT02H32M31.055S" calcext:value-type="time">
            <text:p>02:32:3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12.83" calcext:value-type="float">
            <text:p>312.83</text:p>
          </table:table-cell>
          <table:table-cell office:value-type="float" office:value="383.16" calcext:value-type="float">
            <text:p>383.16</text:p>
          </table:table-cell>
        </table:table-row>
        <table:table-row table:style-name="ro1">
          <table:table-cell office:value-type="float" office:value="9167055" calcext:value-type="float">
            <text:p>9167055</text:p>
          </table:table-cell>
          <table:table-cell table:formula="of:=[.A575]/1000/(60*60*24)" office:value-type="time" office:time-value="PT02H32M47.055S" calcext:value-type="time">
            <text:p>02:32:4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13.37" calcext:value-type="float">
            <text:p>313.37</text:p>
          </table:table-cell>
          <table:table-cell office:value-type="float" office:value="383.81" calcext:value-type="float">
            <text:p>383.81</text:p>
          </table:table-cell>
        </table:table-row>
        <table:table-row table:style-name="ro1">
          <table:table-cell office:value-type="float" office:value="9183055" calcext:value-type="float">
            <text:p>9183055</text:p>
          </table:table-cell>
          <table:table-cell table:formula="of:=[.A576]/1000/(60*60*24)" office:value-type="time" office:time-value="PT02H33M03.055S" calcext:value-type="time">
            <text:p>02:33:0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13.91" calcext:value-type="float">
            <text:p>313.91</text:p>
          </table:table-cell>
          <table:table-cell office:value-type="float" office:value="384.45" calcext:value-type="float">
            <text:p>384.45</text:p>
          </table:table-cell>
        </table:table-row>
        <table:table-row table:style-name="ro1">
          <table:table-cell office:value-type="float" office:value="9199055" calcext:value-type="float">
            <text:p>9199055</text:p>
          </table:table-cell>
          <table:table-cell table:formula="of:=[.A577]/1000/(60*60*24)" office:value-type="time" office:time-value="PT02H33M19.055S" calcext:value-type="time">
            <text:p>02:33:1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14.44" calcext:value-type="float">
            <text:p>314.44</text:p>
          </table:table-cell>
          <table:table-cell office:value-type="float" office:value="385.1" calcext:value-type="float">
            <text:p>385.1</text:p>
          </table:table-cell>
        </table:table-row>
        <table:table-row table:style-name="ro1">
          <table:table-cell office:value-type="float" office:value="9215055" calcext:value-type="float">
            <text:p>9215055</text:p>
          </table:table-cell>
          <table:table-cell table:formula="of:=[.A578]/1000/(60*60*24)" office:value-type="time" office:time-value="PT02H33M35.055S" calcext:value-type="time">
            <text:p>02:33:3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14.98" calcext:value-type="float">
            <text:p>314.98</text:p>
          </table:table-cell>
          <table:table-cell office:value-type="float" office:value="385.74" calcext:value-type="float">
            <text:p>385.74</text:p>
          </table:table-cell>
        </table:table-row>
        <table:table-row table:style-name="ro1">
          <table:table-cell office:value-type="float" office:value="9231055" calcext:value-type="float">
            <text:p>9231055</text:p>
          </table:table-cell>
          <table:table-cell table:formula="of:=[.A579]/1000/(60*60*24)" office:value-type="time" office:time-value="PT02H33M51.055S" calcext:value-type="time">
            <text:p>02:33:5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15.52" calcext:value-type="float">
            <text:p>315.52</text:p>
          </table:table-cell>
          <table:table-cell office:value-type="float" office:value="386.39" calcext:value-type="float">
            <text:p>386.39</text:p>
          </table:table-cell>
        </table:table-row>
        <table:table-row table:style-name="ro1">
          <table:table-cell office:value-type="float" office:value="9247055" calcext:value-type="float">
            <text:p>9247055</text:p>
          </table:table-cell>
          <table:table-cell table:formula="of:=[.A580]/1000/(60*60*24)" office:value-type="time" office:time-value="PT02H34M07.055S" calcext:value-type="time">
            <text:p>02:34:0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316.05" calcext:value-type="float">
            <text:p>316.05</text:p>
          </table:table-cell>
          <table:table-cell office:value-type="float" office:value="387.04" calcext:value-type="float">
            <text:p>387.04</text:p>
          </table:table-cell>
        </table:table-row>
        <table:table-row table:style-name="ro1">
          <table:table-cell office:value-type="float" office:value="9263055" calcext:value-type="float">
            <text:p>9263055</text:p>
          </table:table-cell>
          <table:table-cell table:formula="of:=[.A581]/1000/(60*60*24)" office:value-type="time" office:time-value="PT02H34M23.055S" calcext:value-type="time">
            <text:p>02:34:2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16.59" calcext:value-type="float">
            <text:p>316.59</text:p>
          </table:table-cell>
          <table:table-cell office:value-type="float" office:value="387.68" calcext:value-type="float">
            <text:p>387.68</text:p>
          </table:table-cell>
        </table:table-row>
        <table:table-row table:style-name="ro1">
          <table:table-cell office:value-type="float" office:value="9279055" calcext:value-type="float">
            <text:p>9279055</text:p>
          </table:table-cell>
          <table:table-cell table:formula="of:=[.A582]/1000/(60*60*24)" office:value-type="time" office:time-value="PT02H34M39.055S" calcext:value-type="time">
            <text:p>02:34:3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17.13" calcext:value-type="float">
            <text:p>317.13</text:p>
          </table:table-cell>
          <table:table-cell office:value-type="float" office:value="388.33" calcext:value-type="float">
            <text:p>388.33</text:p>
          </table:table-cell>
        </table:table-row>
        <table:table-row table:style-name="ro1">
          <table:table-cell office:value-type="float" office:value="9295055" calcext:value-type="float">
            <text:p>9295055</text:p>
          </table:table-cell>
          <table:table-cell table:formula="of:=[.A583]/1000/(60*60*24)" office:value-type="time" office:time-value="PT02H34M55.055S" calcext:value-type="time">
            <text:p>02:34:5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17.67" calcext:value-type="float">
            <text:p>317.67</text:p>
          </table:table-cell>
          <table:table-cell office:value-type="float" office:value="388.98" calcext:value-type="float">
            <text:p>388.98</text:p>
          </table:table-cell>
        </table:table-row>
        <table:table-row table:style-name="ro1">
          <table:table-cell office:value-type="float" office:value="9311055" calcext:value-type="float">
            <text:p>9311055</text:p>
          </table:table-cell>
          <table:table-cell table:formula="of:=[.A584]/1000/(60*60*24)" office:value-type="time" office:time-value="PT02H35M11.055S" calcext:value-type="time">
            <text:p>02:35:1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18.2" calcext:value-type="float">
            <text:p>318.2</text:p>
          </table:table-cell>
          <table:table-cell office:value-type="float" office:value="389.62" calcext:value-type="float">
            <text:p>389.62</text:p>
          </table:table-cell>
        </table:table-row>
        <table:table-row table:style-name="ro1">
          <table:table-cell office:value-type="float" office:value="9327055" calcext:value-type="float">
            <text:p>9327055</text:p>
          </table:table-cell>
          <table:table-cell table:formula="of:=[.A585]/1000/(60*60*24)" office:value-type="time" office:time-value="PT02H35M27.055S" calcext:value-type="time">
            <text:p>02:35:2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18.74" calcext:value-type="float">
            <text:p>318.74</text:p>
          </table:table-cell>
          <table:table-cell office:value-type="float" office:value="390.27" calcext:value-type="float">
            <text:p>390.27</text:p>
          </table:table-cell>
        </table:table-row>
        <table:table-row table:style-name="ro1">
          <table:table-cell office:value-type="float" office:value="9343055" calcext:value-type="float">
            <text:p>9343055</text:p>
          </table:table-cell>
          <table:table-cell table:formula="of:=[.A586]/1000/(60*60*24)" office:value-type="time" office:time-value="PT02H35M43.055S" calcext:value-type="time">
            <text:p>02:35:4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19.28" calcext:value-type="float">
            <text:p>319.28</text:p>
          </table:table-cell>
          <table:table-cell office:value-type="float" office:value="390.91" calcext:value-type="float">
            <text:p>390.91</text:p>
          </table:table-cell>
        </table:table-row>
        <table:table-row table:style-name="ro1">
          <table:table-cell office:value-type="float" office:value="9359055" calcext:value-type="float">
            <text:p>9359055</text:p>
          </table:table-cell>
          <table:table-cell table:formula="of:=[.A587]/1000/(60*60*24)" office:value-type="time" office:time-value="PT02H35M59.055S" calcext:value-type="time">
            <text:p>02:35:5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19.81" calcext:value-type="float">
            <text:p>319.81</text:p>
          </table:table-cell>
          <table:table-cell office:value-type="float" office:value="391.56" calcext:value-type="float">
            <text:p>391.56</text:p>
          </table:table-cell>
        </table:table-row>
        <table:table-row table:style-name="ro1">
          <table:table-cell office:value-type="float" office:value="9375055" calcext:value-type="float">
            <text:p>9375055</text:p>
          </table:table-cell>
          <table:table-cell table:formula="of:=[.A588]/1000/(60*60*24)" office:value-type="time" office:time-value="PT02H36M15.055S" calcext:value-type="time">
            <text:p>02:36:1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20.35" calcext:value-type="float">
            <text:p>320.35</text:p>
          </table:table-cell>
          <table:table-cell office:value-type="float" office:value="392.21" calcext:value-type="float">
            <text:p>392.21</text:p>
          </table:table-cell>
        </table:table-row>
        <table:table-row table:style-name="ro1">
          <table:table-cell office:value-type="float" office:value="9391055" calcext:value-type="float">
            <text:p>9391055</text:p>
          </table:table-cell>
          <table:table-cell table:formula="of:=[.A589]/1000/(60*60*24)" office:value-type="time" office:time-value="PT02H36M31.055S" calcext:value-type="time">
            <text:p>02:36:3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20.89" calcext:value-type="float">
            <text:p>320.89</text:p>
          </table:table-cell>
          <table:table-cell office:value-type="float" office:value="392.85" calcext:value-type="float">
            <text:p>392.85</text:p>
          </table:table-cell>
        </table:table-row>
        <table:table-row table:style-name="ro1">
          <table:table-cell office:value-type="float" office:value="9407055" calcext:value-type="float">
            <text:p>9407055</text:p>
          </table:table-cell>
          <table:table-cell table:formula="of:=[.A590]/1000/(60*60*24)" office:value-type="time" office:time-value="PT02H36M47.055S" calcext:value-type="time">
            <text:p>02:36:4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21.43" calcext:value-type="float">
            <text:p>321.43</text:p>
          </table:table-cell>
          <table:table-cell office:value-type="float" office:value="393.5" calcext:value-type="float">
            <text:p>393.5</text:p>
          </table:table-cell>
        </table:table-row>
        <table:table-row table:style-name="ro1">
          <table:table-cell office:value-type="float" office:value="9423055" calcext:value-type="float">
            <text:p>9423055</text:p>
          </table:table-cell>
          <table:table-cell table:formula="of:=[.A591]/1000/(60*60*24)" office:value-type="time" office:time-value="PT02H37M03.055S" calcext:value-type="time">
            <text:p>02:37:0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21.96" calcext:value-type="float">
            <text:p>321.96</text:p>
          </table:table-cell>
          <table:table-cell office:value-type="float" office:value="394.14" calcext:value-type="float">
            <text:p>394.14</text:p>
          </table:table-cell>
        </table:table-row>
        <table:table-row table:style-name="ro1">
          <table:table-cell office:value-type="float" office:value="9439055" calcext:value-type="float">
            <text:p>9439055</text:p>
          </table:table-cell>
          <table:table-cell table:formula="of:=[.A592]/1000/(60*60*24)" office:value-type="time" office:time-value="PT02H37M19.055S" calcext:value-type="time">
            <text:p>02:37:1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22.5" calcext:value-type="float">
            <text:p>322.5</text:p>
          </table:table-cell>
          <table:table-cell office:value-type="float" office:value="394.79" calcext:value-type="float">
            <text:p>394.79</text:p>
          </table:table-cell>
        </table:table-row>
        <table:table-row table:style-name="ro1">
          <table:table-cell office:value-type="float" office:value="9455054" calcext:value-type="float">
            <text:p>9455054</text:p>
          </table:table-cell>
          <table:table-cell table:formula="of:=[.A593]/1000/(60*60*24)" office:value-type="time" office:time-value="PT02H37M35.054S" calcext:value-type="time">
            <text:p>02:37:3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23.04" calcext:value-type="float">
            <text:p>323.04</text:p>
          </table:table-cell>
          <table:table-cell office:value-type="float" office:value="395.44" calcext:value-type="float">
            <text:p>395.44</text:p>
          </table:table-cell>
        </table:table-row>
        <table:table-row table:style-name="ro1">
          <table:table-cell office:value-type="float" office:value="9471055" calcext:value-type="float">
            <text:p>9471055</text:p>
          </table:table-cell>
          <table:table-cell table:formula="of:=[.A594]/1000/(60*60*24)" office:value-type="time" office:time-value="PT02H37M51.055S" calcext:value-type="time">
            <text:p>02:37:5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23.57" calcext:value-type="float">
            <text:p>323.57</text:p>
          </table:table-cell>
          <table:table-cell office:value-type="float" office:value="396.08" calcext:value-type="float">
            <text:p>396.08</text:p>
          </table:table-cell>
        </table:table-row>
        <table:table-row table:style-name="ro1">
          <table:table-cell office:value-type="float" office:value="9487055" calcext:value-type="float">
            <text:p>9487055</text:p>
          </table:table-cell>
          <table:table-cell table:formula="of:=[.A595]/1000/(60*60*24)" office:value-type="time" office:time-value="PT02H38M07.055S" calcext:value-type="time">
            <text:p>02:38:0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24.11" calcext:value-type="float">
            <text:p>324.11</text:p>
          </table:table-cell>
          <table:table-cell office:value-type="float" office:value="396.73" calcext:value-type="float">
            <text:p>396.73</text:p>
          </table:table-cell>
        </table:table-row>
        <table:table-row table:style-name="ro1">
          <table:table-cell office:value-type="float" office:value="9503055" calcext:value-type="float">
            <text:p>9503055</text:p>
          </table:table-cell>
          <table:table-cell table:formula="of:=[.A596]/1000/(60*60*24)" office:value-type="time" office:time-value="PT02H38M23.055S" calcext:value-type="time">
            <text:p>02:38:2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24.65" calcext:value-type="float">
            <text:p>324.65</text:p>
          </table:table-cell>
          <table:table-cell office:value-type="float" office:value="397.37" calcext:value-type="float">
            <text:p>397.37</text:p>
          </table:table-cell>
        </table:table-row>
        <table:table-row table:style-name="ro1">
          <table:table-cell office:value-type="float" office:value="9519055" calcext:value-type="float">
            <text:p>9519055</text:p>
          </table:table-cell>
          <table:table-cell table:formula="of:=[.A597]/1000/(60*60*24)" office:value-type="time" office:time-value="PT02H38M39.055S" calcext:value-type="time">
            <text:p>02:38:3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325.19" calcext:value-type="float">
            <text:p>325.19</text:p>
          </table:table-cell>
          <table:table-cell office:value-type="float" office:value="398.02" calcext:value-type="float">
            <text:p>398.02</text:p>
          </table:table-cell>
        </table:table-row>
        <table:table-row table:style-name="ro1">
          <table:table-cell office:value-type="float" office:value="9535055" calcext:value-type="float">
            <text:p>9535055</text:p>
          </table:table-cell>
          <table:table-cell table:formula="of:=[.A598]/1000/(60*60*24)" office:value-type="time" office:time-value="PT02H38M55.055S" calcext:value-type="time">
            <text:p>02:38:5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25.72" calcext:value-type="float">
            <text:p>325.72</text:p>
          </table:table-cell>
          <table:table-cell office:value-type="float" office:value="398.66" calcext:value-type="float">
            <text:p>398.66</text:p>
          </table:table-cell>
        </table:table-row>
        <table:table-row table:style-name="ro1">
          <table:table-cell office:value-type="float" office:value="9551055" calcext:value-type="float">
            <text:p>9551055</text:p>
          </table:table-cell>
          <table:table-cell table:formula="of:=[.A599]/1000/(60*60*24)" office:value-type="time" office:time-value="PT02H39M11.055S" calcext:value-type="time">
            <text:p>02:39:1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26.26" calcext:value-type="float">
            <text:p>326.26</text:p>
          </table:table-cell>
          <table:table-cell office:value-type="float" office:value="399.31" calcext:value-type="float">
            <text:p>399.31</text:p>
          </table:table-cell>
        </table:table-row>
        <table:table-row table:style-name="ro1">
          <table:table-cell office:value-type="float" office:value="9567055" calcext:value-type="float">
            <text:p>9567055</text:p>
          </table:table-cell>
          <table:table-cell table:formula="of:=[.A600]/1000/(60*60*24)" office:value-type="time" office:time-value="PT02H39M27.055S" calcext:value-type="time">
            <text:p>02:39:2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26.8" calcext:value-type="float">
            <text:p>326.8</text:p>
          </table:table-cell>
          <table:table-cell office:value-type="float" office:value="399.96" calcext:value-type="float">
            <text:p>399.96</text:p>
          </table:table-cell>
        </table:table-row>
        <table:table-row table:style-name="ro1">
          <table:table-cell office:value-type="float" office:value="9583055" calcext:value-type="float">
            <text:p>9583055</text:p>
          </table:table-cell>
          <table:table-cell table:formula="of:=[.A601]/1000/(60*60*24)" office:value-type="time" office:time-value="PT02H39M43.055S" calcext:value-type="time">
            <text:p>02:39:4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27.33" calcext:value-type="float">
            <text:p>327.33</text:p>
          </table:table-cell>
          <table:table-cell office:value-type="float" office:value="400.6" calcext:value-type="float">
            <text:p>400.6</text:p>
          </table:table-cell>
        </table:table-row>
        <table:table-row table:style-name="ro1">
          <table:table-cell office:value-type="float" office:value="9599055" calcext:value-type="float">
            <text:p>9599055</text:p>
          </table:table-cell>
          <table:table-cell table:formula="of:=[.A602]/1000/(60*60*24)" office:value-type="time" office:time-value="PT02H39M59.055S" calcext:value-type="time">
            <text:p>02:39:5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27.87" calcext:value-type="float">
            <text:p>327.87</text:p>
          </table:table-cell>
          <table:table-cell office:value-type="float" office:value="401.25" calcext:value-type="float">
            <text:p>401.25</text:p>
          </table:table-cell>
        </table:table-row>
        <table:table-row table:style-name="ro1">
          <table:table-cell office:value-type="float" office:value="9615055" calcext:value-type="float">
            <text:p>9615055</text:p>
          </table:table-cell>
          <table:table-cell table:formula="of:=[.A603]/1000/(60*60*24)" office:value-type="time" office:time-value="PT02H40M15.055S" calcext:value-type="time">
            <text:p>02:40:1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28.41" calcext:value-type="float">
            <text:p>328.41</text:p>
          </table:table-cell>
          <table:table-cell office:value-type="float" office:value="401.89" calcext:value-type="float">
            <text:p>401.89</text:p>
          </table:table-cell>
        </table:table-row>
        <table:table-row table:style-name="ro1">
          <table:table-cell office:value-type="float" office:value="9631055" calcext:value-type="float">
            <text:p>9631055</text:p>
          </table:table-cell>
          <table:table-cell table:formula="of:=[.A604]/1000/(60*60*24)" office:value-type="time" office:time-value="PT02H40M31.055S" calcext:value-type="time">
            <text:p>02:40:3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28.95" calcext:value-type="float">
            <text:p>328.95</text:p>
          </table:table-cell>
          <table:table-cell office:value-type="float" office:value="402.54" calcext:value-type="float">
            <text:p>402.54</text:p>
          </table:table-cell>
        </table:table-row>
        <table:table-row table:style-name="ro1">
          <table:table-cell office:value-type="float" office:value="9647055" calcext:value-type="float">
            <text:p>9647055</text:p>
          </table:table-cell>
          <table:table-cell table:formula="of:=[.A605]/1000/(60*60*24)" office:value-type="time" office:time-value="PT02H40M47.055S" calcext:value-type="time">
            <text:p>02:40:4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29.48" calcext:value-type="float">
            <text:p>329.48</text:p>
          </table:table-cell>
          <table:table-cell office:value-type="float" office:value="403.18" calcext:value-type="float">
            <text:p>403.18</text:p>
          </table:table-cell>
        </table:table-row>
        <table:table-row table:style-name="ro1">
          <table:table-cell office:value-type="float" office:value="9663055" calcext:value-type="float">
            <text:p>9663055</text:p>
          </table:table-cell>
          <table:table-cell table:formula="of:=[.A606]/1000/(60*60*24)" office:value-type="time" office:time-value="PT02H41M03.055S" calcext:value-type="time">
            <text:p>02:41:0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30.02" calcext:value-type="float">
            <text:p>330.02</text:p>
          </table:table-cell>
          <table:table-cell office:value-type="float" office:value="403.83" calcext:value-type="float">
            <text:p>403.83</text:p>
          </table:table-cell>
        </table:table-row>
        <table:table-row table:style-name="ro1">
          <table:table-cell office:value-type="float" office:value="9679055" calcext:value-type="float">
            <text:p>9679055</text:p>
          </table:table-cell>
          <table:table-cell table:formula="of:=[.A607]/1000/(60*60*24)" office:value-type="time" office:time-value="PT02H41M19.055S" calcext:value-type="time">
            <text:p>02:41:1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30.56" calcext:value-type="float">
            <text:p>330.56</text:p>
          </table:table-cell>
          <table:table-cell office:value-type="float" office:value="404.47" calcext:value-type="float">
            <text:p>404.47</text:p>
          </table:table-cell>
        </table:table-row>
        <table:table-row table:style-name="ro1">
          <table:table-cell office:value-type="float" office:value="9695055" calcext:value-type="float">
            <text:p>9695055</text:p>
          </table:table-cell>
          <table:table-cell table:formula="of:=[.A608]/1000/(60*60*24)" office:value-type="time" office:time-value="PT02H41M35.055S" calcext:value-type="time">
            <text:p>02:41:3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31.09" calcext:value-type="float">
            <text:p>331.09</text:p>
          </table:table-cell>
          <table:table-cell office:value-type="float" office:value="405.12" calcext:value-type="float">
            <text:p>405.12</text:p>
          </table:table-cell>
        </table:table-row>
        <table:table-row table:style-name="ro1">
          <table:table-cell office:value-type="float" office:value="9711055" calcext:value-type="float">
            <text:p>9711055</text:p>
          </table:table-cell>
          <table:table-cell table:formula="of:=[.A609]/1000/(60*60*24)" office:value-type="time" office:time-value="PT02H41M51.055S" calcext:value-type="time">
            <text:p>02:41:5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331.63" calcext:value-type="float">
            <text:p>331.63</text:p>
          </table:table-cell>
          <table:table-cell office:value-type="float" office:value="405.76" calcext:value-type="float">
            <text:p>405.76</text:p>
          </table:table-cell>
        </table:table-row>
        <table:table-row table:style-name="ro1">
          <table:table-cell office:value-type="float" office:value="9727055" calcext:value-type="float">
            <text:p>9727055</text:p>
          </table:table-cell>
          <table:table-cell table:formula="of:=[.A610]/1000/(60*60*24)" office:value-type="time" office:time-value="PT02H42M07.055S" calcext:value-type="time">
            <text:p>02:42:0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32.17" calcext:value-type="float">
            <text:p>332.17</text:p>
          </table:table-cell>
          <table:table-cell office:value-type="float" office:value="406.41" calcext:value-type="float">
            <text:p>406.41</text:p>
          </table:table-cell>
        </table:table-row>
        <table:table-row table:style-name="ro1">
          <table:table-cell office:value-type="float" office:value="9743055" calcext:value-type="float">
            <text:p>9743055</text:p>
          </table:table-cell>
          <table:table-cell table:formula="of:=[.A611]/1000/(60*60*24)" office:value-type="time" office:time-value="PT02H42M23.055S" calcext:value-type="time">
            <text:p>02:42:2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32.71" calcext:value-type="float">
            <text:p>332.71</text:p>
          </table:table-cell>
          <table:table-cell office:value-type="float" office:value="407.05" calcext:value-type="float">
            <text:p>407.05</text:p>
          </table:table-cell>
        </table:table-row>
        <table:table-row table:style-name="ro1">
          <table:table-cell office:value-type="float" office:value="9759055" calcext:value-type="float">
            <text:p>9759055</text:p>
          </table:table-cell>
          <table:table-cell table:formula="of:=[.A612]/1000/(60*60*24)" office:value-type="time" office:time-value="PT02H42M39.055S" calcext:value-type="time">
            <text:p>02:42:3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333.24" calcext:value-type="float">
            <text:p>333.24</text:p>
          </table:table-cell>
          <table:table-cell office:value-type="float" office:value="407.7" calcext:value-type="float">
            <text:p>407.7</text:p>
          </table:table-cell>
        </table:table-row>
        <table:table-row table:style-name="ro1">
          <table:table-cell office:value-type="float" office:value="9775055" calcext:value-type="float">
            <text:p>9775055</text:p>
          </table:table-cell>
          <table:table-cell table:formula="of:=[.A613]/1000/(60*60*24)" office:value-type="time" office:time-value="PT02H42M55.055S" calcext:value-type="time">
            <text:p>02:42:5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333.78" calcext:value-type="float">
            <text:p>333.78</text:p>
          </table:table-cell>
          <table:table-cell office:value-type="float" office:value="408.34" calcext:value-type="float">
            <text:p>408.34</text:p>
          </table:table-cell>
        </table:table-row>
        <table:table-row table:style-name="ro1">
          <table:table-cell office:value-type="float" office:value="9791055" calcext:value-type="float">
            <text:p>9791055</text:p>
          </table:table-cell>
          <table:table-cell table:formula="of:=[.A614]/1000/(60*60*24)" office:value-type="time" office:time-value="PT02H43M11.055S" calcext:value-type="time">
            <text:p>02:43:1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334.32" calcext:value-type="float">
            <text:p>334.32</text:p>
          </table:table-cell>
          <table:table-cell office:value-type="float" office:value="408.99" calcext:value-type="float">
            <text:p>408.99</text:p>
          </table:table-cell>
        </table:table-row>
        <table:table-row table:style-name="ro1">
          <table:table-cell office:value-type="float" office:value="9807055" calcext:value-type="float">
            <text:p>9807055</text:p>
          </table:table-cell>
          <table:table-cell table:formula="of:=[.A615]/1000/(60*60*24)" office:value-type="time" office:time-value="PT02H43M27.055S" calcext:value-type="time">
            <text:p>02:43:2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34.85" calcext:value-type="float">
            <text:p>334.85</text:p>
          </table:table-cell>
          <table:table-cell office:value-type="float" office:value="409.63" calcext:value-type="float">
            <text:p>409.63</text:p>
          </table:table-cell>
        </table:table-row>
        <table:table-row table:style-name="ro1">
          <table:table-cell office:value-type="float" office:value="9823055" calcext:value-type="float">
            <text:p>9823055</text:p>
          </table:table-cell>
          <table:table-cell table:formula="of:=[.A616]/1000/(60*60*24)" office:value-type="time" office:time-value="PT02H43M43.055S" calcext:value-type="time">
            <text:p>02:43:4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35.39" calcext:value-type="float">
            <text:p>335.39</text:p>
          </table:table-cell>
          <table:table-cell office:value-type="float" office:value="410.28" calcext:value-type="float">
            <text:p>410.28</text:p>
          </table:table-cell>
        </table:table-row>
        <table:table-row table:style-name="ro1">
          <table:table-cell office:value-type="float" office:value="9839054" calcext:value-type="float">
            <text:p>9839054</text:p>
          </table:table-cell>
          <table:table-cell table:formula="of:=[.A617]/1000/(60*60*24)" office:value-type="time" office:time-value="PT02H43M59.054S" calcext:value-type="time">
            <text:p>02:43:5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335.93" calcext:value-type="float">
            <text:p>335.93</text:p>
          </table:table-cell>
          <table:table-cell office:value-type="float" office:value="410.92" calcext:value-type="float">
            <text:p>410.92</text:p>
          </table:table-cell>
        </table:table-row>
        <table:table-row table:style-name="ro1">
          <table:table-cell office:value-type="float" office:value="9855055" calcext:value-type="float">
            <text:p>9855055</text:p>
          </table:table-cell>
          <table:table-cell table:formula="of:=[.A618]/1000/(60*60*24)" office:value-type="time" office:time-value="PT02H44M15.055S" calcext:value-type="time">
            <text:p>02:44:1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36.47" calcext:value-type="float">
            <text:p>336.47</text:p>
          </table:table-cell>
          <table:table-cell office:value-type="float" office:value="411.57" calcext:value-type="float">
            <text:p>411.57</text:p>
          </table:table-cell>
        </table:table-row>
        <table:table-row table:style-name="ro1">
          <table:table-cell office:value-type="float" office:value="9871055" calcext:value-type="float">
            <text:p>9871055</text:p>
          </table:table-cell>
          <table:table-cell table:formula="of:=[.A619]/1000/(60*60*24)" office:value-type="time" office:time-value="PT02H44M31.055S" calcext:value-type="time">
            <text:p>02:44:3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37" calcext:value-type="float">
            <text:p>337</text:p>
          </table:table-cell>
          <table:table-cell office:value-type="float" office:value="412.21" calcext:value-type="float">
            <text:p>412.21</text:p>
          </table:table-cell>
        </table:table-row>
        <table:table-row table:style-name="ro1">
          <table:table-cell office:value-type="float" office:value="9887055" calcext:value-type="float">
            <text:p>9887055</text:p>
          </table:table-cell>
          <table:table-cell table:formula="of:=[.A620]/1000/(60*60*24)" office:value-type="time" office:time-value="PT02H44M47.055S" calcext:value-type="time">
            <text:p>02:44:4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337.54" calcext:value-type="float">
            <text:p>337.54</text:p>
          </table:table-cell>
          <table:table-cell office:value-type="float" office:value="412.86" calcext:value-type="float">
            <text:p>412.86</text:p>
          </table:table-cell>
        </table:table-row>
        <table:table-row table:style-name="ro1">
          <table:table-cell office:value-type="float" office:value="9903055" calcext:value-type="float">
            <text:p>9903055</text:p>
          </table:table-cell>
          <table:table-cell table:formula="of:=[.A621]/1000/(60*60*24)" office:value-type="time" office:time-value="PT02H45M03.055S" calcext:value-type="time">
            <text:p>02:45:0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38.08" calcext:value-type="float">
            <text:p>338.08</text:p>
          </table:table-cell>
          <table:table-cell office:value-type="float" office:value="413.5" calcext:value-type="float">
            <text:p>413.5</text:p>
          </table:table-cell>
        </table:table-row>
        <table:table-row table:style-name="ro1">
          <table:table-cell office:value-type="float" office:value="9919055" calcext:value-type="float">
            <text:p>9919055</text:p>
          </table:table-cell>
          <table:table-cell table:formula="of:=[.A622]/1000/(60*60*24)" office:value-type="time" office:time-value="PT02H45M19.055S" calcext:value-type="time">
            <text:p>02:45:1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38.61" calcext:value-type="float">
            <text:p>338.61</text:p>
          </table:table-cell>
          <table:table-cell office:value-type="float" office:value="414.15" calcext:value-type="float">
            <text:p>414.15</text:p>
          </table:table-cell>
        </table:table-row>
        <table:table-row table:style-name="ro1">
          <table:table-cell office:value-type="float" office:value="9935055" calcext:value-type="float">
            <text:p>9935055</text:p>
          </table:table-cell>
          <table:table-cell table:formula="of:=[.A623]/1000/(60*60*24)" office:value-type="time" office:time-value="PT02H45M35.055S" calcext:value-type="time">
            <text:p>02:45:3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39.15" calcext:value-type="float">
            <text:p>339.15</text:p>
          </table:table-cell>
          <table:table-cell office:value-type="float" office:value="414.79" calcext:value-type="float">
            <text:p>414.79</text:p>
          </table:table-cell>
        </table:table-row>
        <table:table-row table:style-name="ro1">
          <table:table-cell office:value-type="float" office:value="9951055" calcext:value-type="float">
            <text:p>9951055</text:p>
          </table:table-cell>
          <table:table-cell table:formula="of:=[.A624]/1000/(60*60*24)" office:value-type="time" office:time-value="PT02H45M51.055S" calcext:value-type="time">
            <text:p>02:45:5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39.69" calcext:value-type="float">
            <text:p>339.69</text:p>
          </table:table-cell>
          <table:table-cell office:value-type="float" office:value="415.44" calcext:value-type="float">
            <text:p>415.44</text:p>
          </table:table-cell>
        </table:table-row>
        <table:table-row table:style-name="ro1">
          <table:table-cell office:value-type="float" office:value="9967055" calcext:value-type="float">
            <text:p>9967055</text:p>
          </table:table-cell>
          <table:table-cell table:formula="of:=[.A625]/1000/(60*60*24)" office:value-type="time" office:time-value="PT02H46M07.055S" calcext:value-type="time">
            <text:p>02:46:0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40.22" calcext:value-type="float">
            <text:p>340.22</text:p>
          </table:table-cell>
          <table:table-cell office:value-type="float" office:value="416.08" calcext:value-type="float">
            <text:p>416.08</text:p>
          </table:table-cell>
        </table:table-row>
        <table:table-row table:style-name="ro1">
          <table:table-cell office:value-type="float" office:value="9983055" calcext:value-type="float">
            <text:p>9983055</text:p>
          </table:table-cell>
          <table:table-cell table:formula="of:=[.A626]/1000/(60*60*24)" office:value-type="time" office:time-value="PT02H46M23.055S" calcext:value-type="time">
            <text:p>02:46:2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40.76" calcext:value-type="float">
            <text:p>340.76</text:p>
          </table:table-cell>
          <table:table-cell office:value-type="float" office:value="416.73" calcext:value-type="float">
            <text:p>416.73</text:p>
          </table:table-cell>
        </table:table-row>
        <table:table-row table:style-name="ro1">
          <table:table-cell office:value-type="float" office:value="9999055" calcext:value-type="float">
            <text:p>9999055</text:p>
          </table:table-cell>
          <table:table-cell table:formula="of:=[.A627]/1000/(60*60*24)" office:value-type="time" office:time-value="PT02H46M39.055S" calcext:value-type="time">
            <text:p>02:46:3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41.3" calcext:value-type="float">
            <text:p>341.3</text:p>
          </table:table-cell>
          <table:table-cell office:value-type="float" office:value="417.37" calcext:value-type="float">
            <text:p>417.37</text:p>
          </table:table-cell>
        </table:table-row>
        <table:table-row table:style-name="ro1">
          <table:table-cell office:value-type="float" office:value="10015055" calcext:value-type="float">
            <text:p>10015055</text:p>
          </table:table-cell>
          <table:table-cell table:formula="of:=[.A628]/1000/(60*60*24)" office:value-type="time" office:time-value="PT02H46M55.055S" calcext:value-type="time">
            <text:p>02:46:5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41.84" calcext:value-type="float">
            <text:p>341.84</text:p>
          </table:table-cell>
          <table:table-cell office:value-type="float" office:value="418.02" calcext:value-type="float">
            <text:p>418.02</text:p>
          </table:table-cell>
        </table:table-row>
        <table:table-row table:style-name="ro1">
          <table:table-cell office:value-type="float" office:value="10031055" calcext:value-type="float">
            <text:p>10031055</text:p>
          </table:table-cell>
          <table:table-cell table:formula="of:=[.A629]/1000/(60*60*24)" office:value-type="time" office:time-value="PT02H47M11.055S" calcext:value-type="time">
            <text:p>02:47:1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42.37" calcext:value-type="float">
            <text:p>342.37</text:p>
          </table:table-cell>
          <table:table-cell office:value-type="float" office:value="418.66" calcext:value-type="float">
            <text:p>418.66</text:p>
          </table:table-cell>
        </table:table-row>
        <table:table-row table:style-name="ro1">
          <table:table-cell office:value-type="float" office:value="10047055" calcext:value-type="float">
            <text:p>10047055</text:p>
          </table:table-cell>
          <table:table-cell table:formula="of:=[.A630]/1000/(60*60*24)" office:value-type="time" office:time-value="PT02H47M27.055S" calcext:value-type="time">
            <text:p>02:47:2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342.91" calcext:value-type="float">
            <text:p>342.91</text:p>
          </table:table-cell>
          <table:table-cell office:value-type="float" office:value="419.31" calcext:value-type="float">
            <text:p>419.31</text:p>
          </table:table-cell>
        </table:table-row>
        <table:table-row table:style-name="ro1">
          <table:table-cell office:value-type="float" office:value="10063055" calcext:value-type="float">
            <text:p>10063055</text:p>
          </table:table-cell>
          <table:table-cell table:formula="of:=[.A631]/1000/(60*60*24)" office:value-type="time" office:time-value="PT02H47M43.055S" calcext:value-type="time">
            <text:p>02:47:4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43.45" calcext:value-type="float">
            <text:p>343.45</text:p>
          </table:table-cell>
          <table:table-cell office:value-type="float" office:value="419.95" calcext:value-type="float">
            <text:p>419.95</text:p>
          </table:table-cell>
        </table:table-row>
        <table:table-row table:style-name="ro1">
          <table:table-cell office:value-type="float" office:value="10079055" calcext:value-type="float">
            <text:p>10079055</text:p>
          </table:table-cell>
          <table:table-cell table:formula="of:=[.A632]/1000/(60*60*24)" office:value-type="time" office:time-value="PT02H47M59.055S" calcext:value-type="time">
            <text:p>02:47:5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43.98" calcext:value-type="float">
            <text:p>343.98</text:p>
          </table:table-cell>
          <table:table-cell office:value-type="float" office:value="420.59" calcext:value-type="float">
            <text:p>420.59</text:p>
          </table:table-cell>
        </table:table-row>
        <table:table-row table:style-name="ro1">
          <table:table-cell office:value-type="float" office:value="10095055" calcext:value-type="float">
            <text:p>10095055</text:p>
          </table:table-cell>
          <table:table-cell table:formula="of:=[.A633]/1000/(60*60*24)" office:value-type="time" office:time-value="PT02H48M15.055S" calcext:value-type="time">
            <text:p>02:48:1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44.52" calcext:value-type="float">
            <text:p>344.52</text:p>
          </table:table-cell>
          <table:table-cell office:value-type="float" office:value="421.24" calcext:value-type="float">
            <text:p>421.24</text:p>
          </table:table-cell>
        </table:table-row>
        <table:table-row table:style-name="ro1">
          <table:table-cell office:value-type="float" office:value="10111055" calcext:value-type="float">
            <text:p>10111055</text:p>
          </table:table-cell>
          <table:table-cell table:formula="of:=[.A634]/1000/(60*60*24)" office:value-type="time" office:time-value="PT02H48M31.055S" calcext:value-type="time">
            <text:p>02:48:3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45.06" calcext:value-type="float">
            <text:p>345.06</text:p>
          </table:table-cell>
          <table:table-cell office:value-type="float" office:value="421.88" calcext:value-type="float">
            <text:p>421.88</text:p>
          </table:table-cell>
        </table:table-row>
        <table:table-row table:style-name="ro1">
          <table:table-cell office:value-type="float" office:value="10127055" calcext:value-type="float">
            <text:p>10127055</text:p>
          </table:table-cell>
          <table:table-cell table:formula="of:=[.A635]/1000/(60*60*24)" office:value-type="time" office:time-value="PT02H48M47.055S" calcext:value-type="time">
            <text:p>02:48:4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45.6" calcext:value-type="float">
            <text:p>345.6</text:p>
          </table:table-cell>
          <table:table-cell office:value-type="float" office:value="422.53" calcext:value-type="float">
            <text:p>422.53</text:p>
          </table:table-cell>
        </table:table-row>
        <table:table-row table:style-name="ro1">
          <table:table-cell office:value-type="float" office:value="10143055" calcext:value-type="float">
            <text:p>10143055</text:p>
          </table:table-cell>
          <table:table-cell table:formula="of:=[.A636]/1000/(60*60*24)" office:value-type="time" office:time-value="PT02H49M03.055S" calcext:value-type="time">
            <text:p>02:49:0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46.13" calcext:value-type="float">
            <text:p>346.13</text:p>
          </table:table-cell>
          <table:table-cell office:value-type="float" office:value="423.17" calcext:value-type="float">
            <text:p>423.17</text:p>
          </table:table-cell>
        </table:table-row>
        <table:table-row table:style-name="ro1">
          <table:table-cell office:value-type="float" office:value="10159055" calcext:value-type="float">
            <text:p>10159055</text:p>
          </table:table-cell>
          <table:table-cell table:formula="of:=[.A637]/1000/(60*60*24)" office:value-type="time" office:time-value="PT02H49M19.055S" calcext:value-type="time">
            <text:p>02:49:1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46.67" calcext:value-type="float">
            <text:p>346.67</text:p>
          </table:table-cell>
          <table:table-cell office:value-type="float" office:value="423.82" calcext:value-type="float">
            <text:p>423.82</text:p>
          </table:table-cell>
        </table:table-row>
        <table:table-row table:style-name="ro1">
          <table:table-cell office:value-type="float" office:value="10175055" calcext:value-type="float">
            <text:p>10175055</text:p>
          </table:table-cell>
          <table:table-cell table:formula="of:=[.A638]/1000/(60*60*24)" office:value-type="time" office:time-value="PT02H49M35.055S" calcext:value-type="time">
            <text:p>02:49:3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47.21" calcext:value-type="float">
            <text:p>347.21</text:p>
          </table:table-cell>
          <table:table-cell office:value-type="float" office:value="424.46" calcext:value-type="float">
            <text:p>424.46</text:p>
          </table:table-cell>
        </table:table-row>
        <table:table-row table:style-name="ro1">
          <table:table-cell office:value-type="float" office:value="10191055" calcext:value-type="float">
            <text:p>10191055</text:p>
          </table:table-cell>
          <table:table-cell table:formula="of:=[.A639]/1000/(60*60*24)" office:value-type="time" office:time-value="PT02H49M51.055S" calcext:value-type="time">
            <text:p>02:49:5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47.74" calcext:value-type="float">
            <text:p>347.74</text:p>
          </table:table-cell>
          <table:table-cell office:value-type="float" office:value="425.11" calcext:value-type="float">
            <text:p>425.11</text:p>
          </table:table-cell>
        </table:table-row>
        <table:table-row table:style-name="ro1">
          <table:table-cell office:value-type="float" office:value="10207055" calcext:value-type="float">
            <text:p>10207055</text:p>
          </table:table-cell>
          <table:table-cell table:formula="of:=[.A640]/1000/(60*60*24)" office:value-type="time" office:time-value="PT02H50M07.055S" calcext:value-type="time">
            <text:p>02:50:0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48.28" calcext:value-type="float">
            <text:p>348.28</text:p>
          </table:table-cell>
          <table:table-cell office:value-type="float" office:value="425.75" calcext:value-type="float">
            <text:p>425.75</text:p>
          </table:table-cell>
        </table:table-row>
        <table:table-row table:style-name="ro1">
          <table:table-cell office:value-type="float" office:value="10223055" calcext:value-type="float">
            <text:p>10223055</text:p>
          </table:table-cell>
          <table:table-cell table:formula="of:=[.A641]/1000/(60*60*24)" office:value-type="time" office:time-value="PT02H50M23.055S" calcext:value-type="time">
            <text:p>02:50:2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48.82" calcext:value-type="float">
            <text:p>348.82</text:p>
          </table:table-cell>
          <table:table-cell office:value-type="float" office:value="426.39" calcext:value-type="float">
            <text:p>426.39</text:p>
          </table:table-cell>
        </table:table-row>
        <table:table-row table:style-name="ro1">
          <table:table-cell office:value-type="float" office:value="10239055" calcext:value-type="float">
            <text:p>10239055</text:p>
          </table:table-cell>
          <table:table-cell table:formula="of:=[.A642]/1000/(60*60*24)" office:value-type="time" office:time-value="PT02H50M39.055S" calcext:value-type="time">
            <text:p>02:50:3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49.35" calcext:value-type="float">
            <text:p>349.35</text:p>
          </table:table-cell>
          <table:table-cell office:value-type="float" office:value="427.04" calcext:value-type="float">
            <text:p>427.04</text:p>
          </table:table-cell>
        </table:table-row>
        <table:table-row table:style-name="ro1">
          <table:table-cell office:value-type="float" office:value="10255055" calcext:value-type="float">
            <text:p>10255055</text:p>
          </table:table-cell>
          <table:table-cell table:formula="of:=[.A643]/1000/(60*60*24)" office:value-type="time" office:time-value="PT02H50M55.055S" calcext:value-type="time">
            <text:p>02:50:5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49.89" calcext:value-type="float">
            <text:p>349.89</text:p>
          </table:table-cell>
          <table:table-cell office:value-type="float" office:value="427.68" calcext:value-type="float">
            <text:p>427.68</text:p>
          </table:table-cell>
        </table:table-row>
        <table:table-row table:style-name="ro1">
          <table:table-cell office:value-type="float" office:value="10271055" calcext:value-type="float">
            <text:p>10271055</text:p>
          </table:table-cell>
          <table:table-cell table:formula="of:=[.A644]/1000/(60*60*24)" office:value-type="time" office:time-value="PT02H51M11.055S" calcext:value-type="time">
            <text:p>02:51:1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50.43" calcext:value-type="float">
            <text:p>350.43</text:p>
          </table:table-cell>
          <table:table-cell office:value-type="float" office:value="428.33" calcext:value-type="float">
            <text:p>428.33</text:p>
          </table:table-cell>
        </table:table-row>
        <table:table-row table:style-name="ro1">
          <table:table-cell office:value-type="float" office:value="10287055" calcext:value-type="float">
            <text:p>10287055</text:p>
          </table:table-cell>
          <table:table-cell table:formula="of:=[.A645]/1000/(60*60*24)" office:value-type="time" office:time-value="PT02H51M27.055S" calcext:value-type="time">
            <text:p>02:51:2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50.96" calcext:value-type="float">
            <text:p>350.96</text:p>
          </table:table-cell>
          <table:table-cell office:value-type="float" office:value="428.97" calcext:value-type="float">
            <text:p>428.97</text:p>
          </table:table-cell>
        </table:table-row>
        <table:table-row table:style-name="ro1">
          <table:table-cell office:value-type="float" office:value="10303055" calcext:value-type="float">
            <text:p>10303055</text:p>
          </table:table-cell>
          <table:table-cell table:formula="of:=[.A646]/1000/(60*60*24)" office:value-type="time" office:time-value="PT02H51M43.055S" calcext:value-type="time">
            <text:p>02:51:4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51.5" calcext:value-type="float">
            <text:p>351.5</text:p>
          </table:table-cell>
          <table:table-cell office:value-type="float" office:value="429.62" calcext:value-type="float">
            <text:p>429.62</text:p>
          </table:table-cell>
        </table:table-row>
        <table:table-row table:style-name="ro1">
          <table:table-cell office:value-type="float" office:value="10319055" calcext:value-type="float">
            <text:p>10319055</text:p>
          </table:table-cell>
          <table:table-cell table:formula="of:=[.A647]/1000/(60*60*24)" office:value-type="time" office:time-value="PT02H51M59.055S" calcext:value-type="time">
            <text:p>02:51:5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52.04" calcext:value-type="float">
            <text:p>352.04</text:p>
          </table:table-cell>
          <table:table-cell office:value-type="float" office:value="430.26" calcext:value-type="float">
            <text:p>430.26</text:p>
          </table:table-cell>
        </table:table-row>
        <table:table-row table:style-name="ro1">
          <table:table-cell office:value-type="float" office:value="10335055" calcext:value-type="float">
            <text:p>10335055</text:p>
          </table:table-cell>
          <table:table-cell table:formula="of:=[.A648]/1000/(60*60*24)" office:value-type="time" office:time-value="PT02H52M15.055S" calcext:value-type="time">
            <text:p>02:52:1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52.57" calcext:value-type="float">
            <text:p>352.57</text:p>
          </table:table-cell>
          <table:table-cell office:value-type="float" office:value="430.9" calcext:value-type="float">
            <text:p>430.9</text:p>
          </table:table-cell>
        </table:table-row>
        <table:table-row table:style-name="ro1">
          <table:table-cell office:value-type="float" office:value="10351055" calcext:value-type="float">
            <text:p>10351055</text:p>
          </table:table-cell>
          <table:table-cell table:formula="of:=[.A649]/1000/(60*60*24)" office:value-type="time" office:time-value="PT02H52M31.055S" calcext:value-type="time">
            <text:p>02:52:3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53.11" calcext:value-type="float">
            <text:p>353.11</text:p>
          </table:table-cell>
          <table:table-cell office:value-type="float" office:value="431.55" calcext:value-type="float">
            <text:p>431.55</text:p>
          </table:table-cell>
        </table:table-row>
        <table:table-row table:style-name="ro1">
          <table:table-cell office:value-type="float" office:value="10367055" calcext:value-type="float">
            <text:p>10367055</text:p>
          </table:table-cell>
          <table:table-cell table:formula="of:=[.A650]/1000/(60*60*24)" office:value-type="time" office:time-value="PT02H52M47.055S" calcext:value-type="time">
            <text:p>02:52:4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53.65" calcext:value-type="float">
            <text:p>353.65</text:p>
          </table:table-cell>
          <table:table-cell office:value-type="float" office:value="432.19" calcext:value-type="float">
            <text:p>432.19</text:p>
          </table:table-cell>
        </table:table-row>
        <table:table-row table:style-name="ro1">
          <table:table-cell office:value-type="float" office:value="10383055" calcext:value-type="float">
            <text:p>10383055</text:p>
          </table:table-cell>
          <table:table-cell table:formula="of:=[.A651]/1000/(60*60*24)" office:value-type="time" office:time-value="PT02H53M03.055S" calcext:value-type="time">
            <text:p>02:53:0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54.19" calcext:value-type="float">
            <text:p>354.19</text:p>
          </table:table-cell>
          <table:table-cell office:value-type="float" office:value="432.84" calcext:value-type="float">
            <text:p>432.84</text:p>
          </table:table-cell>
        </table:table-row>
        <table:table-row table:style-name="ro1">
          <table:table-cell office:value-type="float" office:value="10399055" calcext:value-type="float">
            <text:p>10399055</text:p>
          </table:table-cell>
          <table:table-cell table:formula="of:=[.A652]/1000/(60*60*24)" office:value-type="time" office:time-value="PT02H53M19.055S" calcext:value-type="time">
            <text:p>02:53:1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54.72" calcext:value-type="float">
            <text:p>354.72</text:p>
          </table:table-cell>
          <table:table-cell office:value-type="float" office:value="433.48" calcext:value-type="float">
            <text:p>433.48</text:p>
          </table:table-cell>
        </table:table-row>
        <table:table-row table:style-name="ro1">
          <table:table-cell office:value-type="float" office:value="10415055" calcext:value-type="float">
            <text:p>10415055</text:p>
          </table:table-cell>
          <table:table-cell table:formula="of:=[.A653]/1000/(60*60*24)" office:value-type="time" office:time-value="PT02H53M35.055S" calcext:value-type="time">
            <text:p>02:53:3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55.26" calcext:value-type="float">
            <text:p>355.26</text:p>
          </table:table-cell>
          <table:table-cell office:value-type="float" office:value="434.12" calcext:value-type="float">
            <text:p>434.12</text:p>
          </table:table-cell>
        </table:table-row>
        <table:table-row table:style-name="ro1">
          <table:table-cell office:value-type="float" office:value="10431055" calcext:value-type="float">
            <text:p>10431055</text:p>
          </table:table-cell>
          <table:table-cell table:formula="of:=[.A654]/1000/(60*60*24)" office:value-type="time" office:time-value="PT02H53M51.055S" calcext:value-type="time">
            <text:p>02:53:5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55.8" calcext:value-type="float">
            <text:p>355.8</text:p>
          </table:table-cell>
          <table:table-cell office:value-type="float" office:value="434.77" calcext:value-type="float">
            <text:p>434.77</text:p>
          </table:table-cell>
        </table:table-row>
        <table:table-row table:style-name="ro1">
          <table:table-cell office:value-type="float" office:value="10447055" calcext:value-type="float">
            <text:p>10447055</text:p>
          </table:table-cell>
          <table:table-cell table:formula="of:=[.A655]/1000/(60*60*24)" office:value-type="time" office:time-value="PT02H54M07.055S" calcext:value-type="time">
            <text:p>02:54:0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56.33" calcext:value-type="float">
            <text:p>356.33</text:p>
          </table:table-cell>
          <table:table-cell office:value-type="float" office:value="435.41" calcext:value-type="float">
            <text:p>435.41</text:p>
          </table:table-cell>
        </table:table-row>
        <table:table-row table:style-name="ro1">
          <table:table-cell office:value-type="float" office:value="10463055" calcext:value-type="float">
            <text:p>10463055</text:p>
          </table:table-cell>
          <table:table-cell table:formula="of:=[.A656]/1000/(60*60*24)" office:value-type="time" office:time-value="PT02H54M23.055S" calcext:value-type="time">
            <text:p>02:54:2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56.87" calcext:value-type="float">
            <text:p>356.87</text:p>
          </table:table-cell>
          <table:table-cell office:value-type="float" office:value="436.06" calcext:value-type="float">
            <text:p>436.06</text:p>
          </table:table-cell>
        </table:table-row>
        <table:table-row table:style-name="ro1">
          <table:table-cell office:value-type="float" office:value="10479055" calcext:value-type="float">
            <text:p>10479055</text:p>
          </table:table-cell>
          <table:table-cell table:formula="of:=[.A657]/1000/(60*60*24)" office:value-type="time" office:time-value="PT02H54M39.055S" calcext:value-type="time">
            <text:p>02:54:3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57.41" calcext:value-type="float">
            <text:p>357.41</text:p>
          </table:table-cell>
          <table:table-cell office:value-type="float" office:value="436.7" calcext:value-type="float">
            <text:p>436.7</text:p>
          </table:table-cell>
        </table:table-row>
        <table:table-row table:style-name="ro1">
          <table:table-cell office:value-type="float" office:value="10495055" calcext:value-type="float">
            <text:p>10495055</text:p>
          </table:table-cell>
          <table:table-cell table:formula="of:=[.A658]/1000/(60*60*24)" office:value-type="time" office:time-value="PT02H54M55.055S" calcext:value-type="time">
            <text:p>02:54:5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57.94" calcext:value-type="float">
            <text:p>357.94</text:p>
          </table:table-cell>
          <table:table-cell office:value-type="float" office:value="437.34" calcext:value-type="float">
            <text:p>437.34</text:p>
          </table:table-cell>
        </table:table-row>
        <table:table-row table:style-name="ro1">
          <table:table-cell office:value-type="float" office:value="10511055" calcext:value-type="float">
            <text:p>10511055</text:p>
          </table:table-cell>
          <table:table-cell table:formula="of:=[.A659]/1000/(60*60*24)" office:value-type="time" office:time-value="PT02H55M11.055S" calcext:value-type="time">
            <text:p>02:55:1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58.48" calcext:value-type="float">
            <text:p>358.48</text:p>
          </table:table-cell>
          <table:table-cell office:value-type="float" office:value="437.99" calcext:value-type="float">
            <text:p>437.99</text:p>
          </table:table-cell>
        </table:table-row>
        <table:table-row table:style-name="ro1">
          <table:table-cell office:value-type="float" office:value="10527055" calcext:value-type="float">
            <text:p>10527055</text:p>
          </table:table-cell>
          <table:table-cell table:formula="of:=[.A660]/1000/(60*60*24)" office:value-type="time" office:time-value="PT02H55M27.055S" calcext:value-type="time">
            <text:p>02:55:2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59.02" calcext:value-type="float">
            <text:p>359.02</text:p>
          </table:table-cell>
          <table:table-cell office:value-type="float" office:value="438.63" calcext:value-type="float">
            <text:p>438.63</text:p>
          </table:table-cell>
        </table:table-row>
        <table:table-row table:style-name="ro1">
          <table:table-cell office:value-type="float" office:value="10543055" calcext:value-type="float">
            <text:p>10543055</text:p>
          </table:table-cell>
          <table:table-cell table:formula="of:=[.A661]/1000/(60*60*24)" office:value-type="time" office:time-value="PT02H55M43.055S" calcext:value-type="time">
            <text:p>02:55:4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59.55" calcext:value-type="float">
            <text:p>359.55</text:p>
          </table:table-cell>
          <table:table-cell office:value-type="float" office:value="439.27" calcext:value-type="float">
            <text:p>439.27</text:p>
          </table:table-cell>
        </table:table-row>
        <table:table-row table:style-name="ro1">
          <table:table-cell office:value-type="float" office:value="10559055" calcext:value-type="float">
            <text:p>10559055</text:p>
          </table:table-cell>
          <table:table-cell table:formula="of:=[.A662]/1000/(60*60*24)" office:value-type="time" office:time-value="PT02H55M59.055S" calcext:value-type="time">
            <text:p>02:55:5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60.09" calcext:value-type="float">
            <text:p>360.09</text:p>
          </table:table-cell>
          <table:table-cell office:value-type="float" office:value="439.92" calcext:value-type="float">
            <text:p>439.92</text:p>
          </table:table-cell>
        </table:table-row>
        <table:table-row table:style-name="ro1">
          <table:table-cell office:value-type="float" office:value="10575055" calcext:value-type="float">
            <text:p>10575055</text:p>
          </table:table-cell>
          <table:table-cell table:formula="of:=[.A663]/1000/(60*60*24)" office:value-type="time" office:time-value="PT02H56M15.055S" calcext:value-type="time">
            <text:p>02:56:1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60.63" calcext:value-type="float">
            <text:p>360.63</text:p>
          </table:table-cell>
          <table:table-cell office:value-type="float" office:value="440.56" calcext:value-type="float">
            <text:p>440.56</text:p>
          </table:table-cell>
        </table:table-row>
        <table:table-row table:style-name="ro1">
          <table:table-cell office:value-type="float" office:value="10591055" calcext:value-type="float">
            <text:p>10591055</text:p>
          </table:table-cell>
          <table:table-cell table:formula="of:=[.A664]/1000/(60*60*24)" office:value-type="time" office:time-value="PT02H56M31.055S" calcext:value-type="time">
            <text:p>02:56:3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61.16" calcext:value-type="float">
            <text:p>361.16</text:p>
          </table:table-cell>
          <table:table-cell office:value-type="float" office:value="441.21" calcext:value-type="float">
            <text:p>441.21</text:p>
          </table:table-cell>
        </table:table-row>
        <table:table-row table:style-name="ro1">
          <table:table-cell office:value-type="float" office:value="10607055" calcext:value-type="float">
            <text:p>10607055</text:p>
          </table:table-cell>
          <table:table-cell table:formula="of:=[.A665]/1000/(60*60*24)" office:value-type="time" office:time-value="PT02H56M47.055S" calcext:value-type="time">
            <text:p>02:56:4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361.7" calcext:value-type="float">
            <text:p>361.7</text:p>
          </table:table-cell>
          <table:table-cell office:value-type="float" office:value="441.85" calcext:value-type="float">
            <text:p>441.85</text:p>
          </table:table-cell>
        </table:table-row>
        <table:table-row table:style-name="ro1">
          <table:table-cell office:value-type="float" office:value="10623055" calcext:value-type="float">
            <text:p>10623055</text:p>
          </table:table-cell>
          <table:table-cell table:formula="of:=[.A666]/1000/(60*60*24)" office:value-type="time" office:time-value="PT02H57M03.055S" calcext:value-type="time">
            <text:p>02:57:0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62.24" calcext:value-type="float">
            <text:p>362.24</text:p>
          </table:table-cell>
          <table:table-cell office:value-type="float" office:value="442.49" calcext:value-type="float">
            <text:p>442.49</text:p>
          </table:table-cell>
        </table:table-row>
        <table:table-row table:style-name="ro1">
          <table:table-cell office:value-type="float" office:value="10639055" calcext:value-type="float">
            <text:p>10639055</text:p>
          </table:table-cell>
          <table:table-cell table:formula="of:=[.A667]/1000/(60*60*24)" office:value-type="time" office:time-value="PT02H57M19.055S" calcext:value-type="time">
            <text:p>02:57:1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62.77" calcext:value-type="float">
            <text:p>362.77</text:p>
          </table:table-cell>
          <table:table-cell office:value-type="float" office:value="443.14" calcext:value-type="float">
            <text:p>443.14</text:p>
          </table:table-cell>
        </table:table-row>
        <table:table-row table:style-name="ro1">
          <table:table-cell office:value-type="float" office:value="10655055" calcext:value-type="float">
            <text:p>10655055</text:p>
          </table:table-cell>
          <table:table-cell table:formula="of:=[.A668]/1000/(60*60*24)" office:value-type="time" office:time-value="PT02H57M35.055S" calcext:value-type="time">
            <text:p>02:57:3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63.31" calcext:value-type="float">
            <text:p>363.31</text:p>
          </table:table-cell>
          <table:table-cell office:value-type="float" office:value="443.78" calcext:value-type="float">
            <text:p>443.78</text:p>
          </table:table-cell>
        </table:table-row>
        <table:table-row table:style-name="ro1">
          <table:table-cell office:value-type="float" office:value="10671055" calcext:value-type="float">
            <text:p>10671055</text:p>
          </table:table-cell>
          <table:table-cell table:formula="of:=[.A669]/1000/(60*60*24)" office:value-type="time" office:time-value="PT02H57M51.055S" calcext:value-type="time">
            <text:p>02:57:51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363.85" calcext:value-type="float">
            <text:p>363.85</text:p>
          </table:table-cell>
          <table:table-cell office:value-type="float" office:value="444.42" calcext:value-type="float">
            <text:p>444.42</text:p>
          </table:table-cell>
        </table:table-row>
        <table:table-row table:style-name="ro1">
          <table:table-cell office:value-type="float" office:value="10687055" calcext:value-type="float">
            <text:p>10687055</text:p>
          </table:table-cell>
          <table:table-cell table:formula="of:=[.A670]/1000/(60*60*24)" office:value-type="time" office:time-value="PT02H58M07.055S" calcext:value-type="time">
            <text:p>02:58:0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64.38" calcext:value-type="float">
            <text:p>364.38</text:p>
          </table:table-cell>
          <table:table-cell office:value-type="float" office:value="445.07" calcext:value-type="float">
            <text:p>445.07</text:p>
          </table:table-cell>
        </table:table-row>
        <table:table-row table:style-name="ro1">
          <table:table-cell office:value-type="float" office:value="10703055" calcext:value-type="float">
            <text:p>10703055</text:p>
          </table:table-cell>
          <table:table-cell table:formula="of:=[.A671]/1000/(60*60*24)" office:value-type="time" office:time-value="PT02H58M23.055S" calcext:value-type="time">
            <text:p>02:58:2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64.92" calcext:value-type="float">
            <text:p>364.92</text:p>
          </table:table-cell>
          <table:table-cell office:value-type="float" office:value="445.71" calcext:value-type="float">
            <text:p>445.71</text:p>
          </table:table-cell>
        </table:table-row>
        <table:table-row table:style-name="ro1">
          <table:table-cell office:value-type="float" office:value="10719055" calcext:value-type="float">
            <text:p>10719055</text:p>
          </table:table-cell>
          <table:table-cell table:formula="of:=[.A672]/1000/(60*60*24)" office:value-type="time" office:time-value="PT02H58M39.055S" calcext:value-type="time">
            <text:p>02:58:3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65.46" calcext:value-type="float">
            <text:p>365.46</text:p>
          </table:table-cell>
          <table:table-cell office:value-type="float" office:value="446.36" calcext:value-type="float">
            <text:p>446.36</text:p>
          </table:table-cell>
        </table:table-row>
        <table:table-row table:style-name="ro1">
          <table:table-cell office:value-type="float" office:value="10735055" calcext:value-type="float">
            <text:p>10735055</text:p>
          </table:table-cell>
          <table:table-cell table:formula="of:=[.A673]/1000/(60*60*24)" office:value-type="time" office:time-value="PT02H58M55.055S" calcext:value-type="time">
            <text:p>02:58:5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65.99" calcext:value-type="float">
            <text:p>365.99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10751055" calcext:value-type="float">
            <text:p>10751055</text:p>
          </table:table-cell>
          <table:table-cell table:formula="of:=[.A674]/1000/(60*60*24)" office:value-type="time" office:time-value="PT02H59M11.055S" calcext:value-type="time">
            <text:p>02:59:1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66.53" calcext:value-type="float">
            <text:p>366.53</text:p>
          </table:table-cell>
          <table:table-cell office:value-type="float" office:value="447.64" calcext:value-type="float">
            <text:p>447.64</text:p>
          </table:table-cell>
        </table:table-row>
        <table:table-row table:style-name="ro1">
          <table:table-cell office:value-type="float" office:value="10767055" calcext:value-type="float">
            <text:p>10767055</text:p>
          </table:table-cell>
          <table:table-cell table:formula="of:=[.A675]/1000/(60*60*24)" office:value-type="time" office:time-value="PT02H59M27.055S" calcext:value-type="time">
            <text:p>02:59:2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367.07" calcext:value-type="float">
            <text:p>367.07</text:p>
          </table:table-cell>
          <table:table-cell office:value-type="float" office:value="448.29" calcext:value-type="float">
            <text:p>448.29</text:p>
          </table:table-cell>
        </table:table-row>
        <table:table-row table:style-name="ro1">
          <table:table-cell office:value-type="float" office:value="10783055" calcext:value-type="float">
            <text:p>10783055</text:p>
          </table:table-cell>
          <table:table-cell table:formula="of:=[.A676]/1000/(60*60*24)" office:value-type="time" office:time-value="PT02H59M43.055S" calcext:value-type="time">
            <text:p>02:59:4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67.6" calcext:value-type="float">
            <text:p>367.6</text:p>
          </table:table-cell>
          <table:table-cell office:value-type="float" office:value="448.93" calcext:value-type="float">
            <text:p>448.93</text:p>
          </table:table-cell>
        </table:table-row>
        <table:table-row table:style-name="ro1">
          <table:table-cell office:value-type="float" office:value="10799055" calcext:value-type="float">
            <text:p>10799055</text:p>
          </table:table-cell>
          <table:table-cell table:formula="of:=[.A677]/1000/(60*60*24)" office:value-type="time" office:time-value="PT02H59M59.055S" calcext:value-type="time">
            <text:p>02:59:5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68.14" calcext:value-type="float">
            <text:p>368.14</text:p>
          </table:table-cell>
          <table:table-cell office:value-type="float" office:value="449.57" calcext:value-type="float">
            <text:p>449.57</text:p>
          </table:table-cell>
        </table:table-row>
        <table:table-row table:style-name="ro1">
          <table:table-cell office:value-type="float" office:value="10815055" calcext:value-type="float">
            <text:p>10815055</text:p>
          </table:table-cell>
          <table:table-cell table:formula="of:=[.A678]/1000/(60*60*24)" office:value-type="time" office:time-value="PT03H00M15.055S" calcext:value-type="time">
            <text:p>03:00:1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68.68" calcext:value-type="float">
            <text:p>368.68</text:p>
          </table:table-cell>
          <table:table-cell office:value-type="float" office:value="450.22" calcext:value-type="float">
            <text:p>450.22</text:p>
          </table:table-cell>
        </table:table-row>
        <table:table-row table:style-name="ro1">
          <table:table-cell office:value-type="float" office:value="10831055" calcext:value-type="float">
            <text:p>10831055</text:p>
          </table:table-cell>
          <table:table-cell table:formula="of:=[.A679]/1000/(60*60*24)" office:value-type="time" office:time-value="PT03H00M31.055S" calcext:value-type="time">
            <text:p>03:00:3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69.21" calcext:value-type="float">
            <text:p>369.21</text:p>
          </table:table-cell>
          <table:table-cell office:value-type="float" office:value="450.86" calcext:value-type="float">
            <text:p>450.86</text:p>
          </table:table-cell>
        </table:table-row>
        <table:table-row table:style-name="ro1">
          <table:table-cell office:value-type="float" office:value="10847055" calcext:value-type="float">
            <text:p>10847055</text:p>
          </table:table-cell>
          <table:table-cell table:formula="of:=[.A680]/1000/(60*60*24)" office:value-type="time" office:time-value="PT03H00M47.055S" calcext:value-type="time">
            <text:p>03:00:4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69.75" calcext:value-type="float">
            <text:p>369.75</text:p>
          </table:table-cell>
          <table:table-cell office:value-type="float" office:value="451.5" calcext:value-type="float">
            <text:p>451.5</text:p>
          </table:table-cell>
        </table:table-row>
        <table:table-row table:style-name="ro1">
          <table:table-cell office:value-type="float" office:value="10863055" calcext:value-type="float">
            <text:p>10863055</text:p>
          </table:table-cell>
          <table:table-cell table:formula="of:=[.A681]/1000/(60*60*24)" office:value-type="time" office:time-value="PT03H01M03.055S" calcext:value-type="time">
            <text:p>03:01:0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70.28" calcext:value-type="float">
            <text:p>370.28</text:p>
          </table:table-cell>
          <table:table-cell office:value-type="float" office:value="452.15" calcext:value-type="float">
            <text:p>452.15</text:p>
          </table:table-cell>
        </table:table-row>
        <table:table-row table:style-name="ro1">
          <table:table-cell office:value-type="float" office:value="10879055" calcext:value-type="float">
            <text:p>10879055</text:p>
          </table:table-cell>
          <table:table-cell table:formula="of:=[.A682]/1000/(60*60*24)" office:value-type="time" office:time-value="PT03H01M19.055S" calcext:value-type="time">
            <text:p>03:01:19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370.82" calcext:value-type="float">
            <text:p>370.82</text:p>
          </table:table-cell>
          <table:table-cell office:value-type="float" office:value="452.79" calcext:value-type="float">
            <text:p>452.79</text:p>
          </table:table-cell>
        </table:table-row>
        <table:table-row table:style-name="ro1">
          <table:table-cell office:value-type="float" office:value="10895055" calcext:value-type="float">
            <text:p>10895055</text:p>
          </table:table-cell>
          <table:table-cell table:formula="of:=[.A683]/1000/(60*60*24)" office:value-type="time" office:time-value="PT03H01M35.055S" calcext:value-type="time">
            <text:p>03:01:3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71.36" calcext:value-type="float">
            <text:p>371.36</text:p>
          </table:table-cell>
          <table:table-cell office:value-type="float" office:value="453.43" calcext:value-type="float">
            <text:p>453.43</text:p>
          </table:table-cell>
        </table:table-row>
        <table:table-row table:style-name="ro1">
          <table:table-cell office:value-type="float" office:value="10911055" calcext:value-type="float">
            <text:p>10911055</text:p>
          </table:table-cell>
          <table:table-cell table:formula="of:=[.A684]/1000/(60*60*24)" office:value-type="time" office:time-value="PT03H01M51.055S" calcext:value-type="time">
            <text:p>03:01:51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371.89" calcext:value-type="float">
            <text:p>371.89</text:p>
          </table:table-cell>
          <table:table-cell office:value-type="float" office:value="454.08" calcext:value-type="float">
            <text:p>454.08</text:p>
          </table:table-cell>
        </table:table-row>
        <table:table-row table:style-name="ro1">
          <table:table-cell office:value-type="float" office:value="10927055" calcext:value-type="float">
            <text:p>10927055</text:p>
          </table:table-cell>
          <table:table-cell table:formula="of:=[.A685]/1000/(60*60*24)" office:value-type="time" office:time-value="PT03H02M07.055S" calcext:value-type="time">
            <text:p>03:02:0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72.43" calcext:value-type="float">
            <text:p>372.43</text:p>
          </table:table-cell>
          <table:table-cell office:value-type="float" office:value="454.72" calcext:value-type="float">
            <text:p>454.72</text:p>
          </table:table-cell>
        </table:table-row>
        <table:table-row table:style-name="ro1">
          <table:table-cell office:value-type="float" office:value="10943055" calcext:value-type="float">
            <text:p>10943055</text:p>
          </table:table-cell>
          <table:table-cell table:formula="of:=[.A686]/1000/(60*60*24)" office:value-type="time" office:time-value="PT03H02M23.055S" calcext:value-type="time">
            <text:p>03:02:2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72.97" calcext:value-type="float">
            <text:p>372.97</text:p>
          </table:table-cell>
          <table:table-cell office:value-type="float" office:value="455.36" calcext:value-type="float">
            <text:p>455.36</text:p>
          </table:table-cell>
        </table:table-row>
        <table:table-row table:style-name="ro1">
          <table:table-cell office:value-type="float" office:value="10959055" calcext:value-type="float">
            <text:p>10959055</text:p>
          </table:table-cell>
          <table:table-cell table:formula="of:=[.A687]/1000/(60*60*24)" office:value-type="time" office:time-value="PT03H02M39.055S" calcext:value-type="time">
            <text:p>03:02:3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73.5" calcext:value-type="float">
            <text:p>373.5</text:p>
          </table:table-cell>
          <table:table-cell office:value-type="float" office:value="456.01" calcext:value-type="float">
            <text:p>456.01</text:p>
          </table:table-cell>
        </table:table-row>
        <table:table-row table:style-name="ro1">
          <table:table-cell office:value-type="float" office:value="10975055" calcext:value-type="float">
            <text:p>10975055</text:p>
          </table:table-cell>
          <table:table-cell table:formula="of:=[.A688]/1000/(60*60*24)" office:value-type="time" office:time-value="PT03H02M55.055S" calcext:value-type="time">
            <text:p>03:02:5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374.04" calcext:value-type="float">
            <text:p>374.04</text:p>
          </table:table-cell>
          <table:table-cell office:value-type="float" office:value="456.65" calcext:value-type="float">
            <text:p>456.65</text:p>
          </table:table-cell>
        </table:table-row>
        <table:table-row table:style-name="ro1">
          <table:table-cell office:value-type="float" office:value="10991055" calcext:value-type="float">
            <text:p>10991055</text:p>
          </table:table-cell>
          <table:table-cell table:formula="of:=[.A689]/1000/(60*60*24)" office:value-type="time" office:time-value="PT03H03M11.055S" calcext:value-type="time">
            <text:p>03:03:1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74.58" calcext:value-type="float">
            <text:p>374.58</text:p>
          </table:table-cell>
          <table:table-cell office:value-type="float" office:value="457.29" calcext:value-type="float">
            <text:p>457.29</text:p>
          </table:table-cell>
        </table:table-row>
        <table:table-row table:style-name="ro1">
          <table:table-cell office:value-type="float" office:value="11007055" calcext:value-type="float">
            <text:p>11007055</text:p>
          </table:table-cell>
          <table:table-cell table:formula="of:=[.A690]/1000/(60*60*24)" office:value-type="time" office:time-value="PT03H03M27.055S" calcext:value-type="time">
            <text:p>03:03:2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75.11" calcext:value-type="float">
            <text:p>375.11</text:p>
          </table:table-cell>
          <table:table-cell office:value-type="float" office:value="457.94" calcext:value-type="float">
            <text:p>457.94</text:p>
          </table:table-cell>
        </table:table-row>
        <table:table-row table:style-name="ro1">
          <table:table-cell office:value-type="float" office:value="11023055" calcext:value-type="float">
            <text:p>11023055</text:p>
          </table:table-cell>
          <table:table-cell table:formula="of:=[.A691]/1000/(60*60*24)" office:value-type="time" office:time-value="PT03H03M43.055S" calcext:value-type="time">
            <text:p>03:03:4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75.65" calcext:value-type="float">
            <text:p>375.65</text:p>
          </table:table-cell>
          <table:table-cell office:value-type="float" office:value="458.58" calcext:value-type="float">
            <text:p>458.58</text:p>
          </table:table-cell>
        </table:table-row>
        <table:table-row table:style-name="ro1">
          <table:table-cell office:value-type="float" office:value="11039055" calcext:value-type="float">
            <text:p>11039055</text:p>
          </table:table-cell>
          <table:table-cell table:formula="of:=[.A692]/1000/(60*60*24)" office:value-type="time" office:time-value="PT03H03M59.055S" calcext:value-type="time">
            <text:p>03:03:5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76.19" calcext:value-type="float">
            <text:p>376.19</text:p>
          </table:table-cell>
          <table:table-cell office:value-type="float" office:value="459.22" calcext:value-type="float">
            <text:p>459.22</text:p>
          </table:table-cell>
        </table:table-row>
        <table:table-row table:style-name="ro1">
          <table:table-cell office:value-type="float" office:value="11055055" calcext:value-type="float">
            <text:p>11055055</text:p>
          </table:table-cell>
          <table:table-cell table:formula="of:=[.A693]/1000/(60*60*24)" office:value-type="time" office:time-value="PT03H04M15.055S" calcext:value-type="time">
            <text:p>03:04:1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376.72" calcext:value-type="float">
            <text:p>376.72</text:p>
          </table:table-cell>
          <table:table-cell office:value-type="float" office:value="459.87" calcext:value-type="float">
            <text:p>459.87</text:p>
          </table:table-cell>
        </table:table-row>
        <table:table-row table:style-name="ro1">
          <table:table-cell office:value-type="float" office:value="11071055" calcext:value-type="float">
            <text:p>11071055</text:p>
          </table:table-cell>
          <table:table-cell table:formula="of:=[.A694]/1000/(60*60*24)" office:value-type="time" office:time-value="PT03H04M31.055S" calcext:value-type="time">
            <text:p>03:04:31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377.26" calcext:value-type="float">
            <text:p>377.26</text:p>
          </table:table-cell>
          <table:table-cell office:value-type="float" office:value="460.51" calcext:value-type="float">
            <text:p>460.51</text:p>
          </table:table-cell>
        </table:table-row>
        <table:table-row table:style-name="ro1">
          <table:table-cell office:value-type="float" office:value="11087054" calcext:value-type="float">
            <text:p>11087054</text:p>
          </table:table-cell>
          <table:table-cell table:formula="of:=[.A695]/1000/(60*60*24)" office:value-type="time" office:time-value="PT03H04M47.054S" calcext:value-type="time">
            <text:p>03:04:4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377.79" calcext:value-type="float">
            <text:p>377.79</text:p>
          </table:table-cell>
          <table:table-cell office:value-type="float" office:value="461.15" calcext:value-type="float">
            <text:p>461.15</text:p>
          </table:table-cell>
        </table:table-row>
        <table:table-row table:style-name="ro1">
          <table:table-cell office:value-type="float" office:value="11103055" calcext:value-type="float">
            <text:p>11103055</text:p>
          </table:table-cell>
          <table:table-cell table:formula="of:=[.A696]/1000/(60*60*24)" office:value-type="time" office:time-value="PT03H05M03.055S" calcext:value-type="time">
            <text:p>03:05:0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78.33" calcext:value-type="float">
            <text:p>378.33</text:p>
          </table:table-cell>
          <table:table-cell office:value-type="float" office:value="461.8" calcext:value-type="float">
            <text:p>461.8</text:p>
          </table:table-cell>
        </table:table-row>
        <table:table-row table:style-name="ro1">
          <table:table-cell office:value-type="float" office:value="11119055" calcext:value-type="float">
            <text:p>11119055</text:p>
          </table:table-cell>
          <table:table-cell table:formula="of:=[.A697]/1000/(60*60*24)" office:value-type="time" office:time-value="PT03H05M19.055S" calcext:value-type="time">
            <text:p>03:05:19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378.87" calcext:value-type="float">
            <text:p>378.87</text:p>
          </table:table-cell>
          <table:table-cell office:value-type="float" office:value="462.44" calcext:value-type="float">
            <text:p>462.44</text:p>
          </table:table-cell>
        </table:table-row>
        <table:table-row table:style-name="ro1">
          <table:table-cell office:value-type="float" office:value="11135055" calcext:value-type="float">
            <text:p>11135055</text:p>
          </table:table-cell>
          <table:table-cell table:formula="of:=[.A698]/1000/(60*60*24)" office:value-type="time" office:time-value="PT03H05M35.055S" calcext:value-type="time">
            <text:p>03:05:3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379.4" calcext:value-type="float">
            <text:p>379.4</text:p>
          </table:table-cell>
          <table:table-cell office:value-type="float" office:value="463.08" calcext:value-type="float">
            <text:p>463.08</text:p>
          </table:table-cell>
        </table:table-row>
        <table:table-row table:style-name="ro1">
          <table:table-cell office:value-type="float" office:value="11151055" calcext:value-type="float">
            <text:p>11151055</text:p>
          </table:table-cell>
          <table:table-cell table:formula="of:=[.A699]/1000/(60*60*24)" office:value-type="time" office:time-value="PT03H05M51.055S" calcext:value-type="time">
            <text:p>03:05:51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379.94" calcext:value-type="float">
            <text:p>379.94</text:p>
          </table:table-cell>
          <table:table-cell office:value-type="float" office:value="463.73" calcext:value-type="float">
            <text:p>463.73</text:p>
          </table:table-cell>
        </table:table-row>
        <table:table-row table:style-name="ro1">
          <table:table-cell office:value-type="float" office:value="11167055" calcext:value-type="float">
            <text:p>11167055</text:p>
          </table:table-cell>
          <table:table-cell table:formula="of:=[.A700]/1000/(60*60*24)" office:value-type="time" office:time-value="PT03H06M07.055S" calcext:value-type="time">
            <text:p>03:06:0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380.48" calcext:value-type="float">
            <text:p>380.48</text:p>
          </table:table-cell>
          <table:table-cell office:value-type="float" office:value="464.37" calcext:value-type="float">
            <text:p>464.37</text:p>
          </table:table-cell>
        </table:table-row>
        <table:table-row table:style-name="ro1">
          <table:table-cell office:value-type="float" office:value="11183055" calcext:value-type="float">
            <text:p>11183055</text:p>
          </table:table-cell>
          <table:table-cell table:formula="of:=[.A701]/1000/(60*60*24)" office:value-type="time" office:time-value="PT03H06M23.055S" calcext:value-type="time">
            <text:p>03:06:2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381.01" calcext:value-type="float">
            <text:p>381.01</text:p>
          </table:table-cell>
          <table:table-cell office:value-type="float" office:value="465.01" calcext:value-type="float">
            <text:p>465.01</text:p>
          </table:table-cell>
        </table:table-row>
        <table:table-row table:style-name="ro1">
          <table:table-cell office:value-type="float" office:value="11199055" calcext:value-type="float">
            <text:p>11199055</text:p>
          </table:table-cell>
          <table:table-cell table:formula="of:=[.A702]/1000/(60*60*24)" office:value-type="time" office:time-value="PT03H06M39.055S" calcext:value-type="time">
            <text:p>03:06:3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381.55" calcext:value-type="float">
            <text:p>381.55</text:p>
          </table:table-cell>
          <table:table-cell office:value-type="float" office:value="465.66" calcext:value-type="float">
            <text:p>465.66</text:p>
          </table:table-cell>
        </table:table-row>
        <table:table-row table:style-name="ro1">
          <table:table-cell office:value-type="float" office:value="11215055" calcext:value-type="float">
            <text:p>11215055</text:p>
          </table:table-cell>
          <table:table-cell table:formula="of:=[.A703]/1000/(60*60*24)" office:value-type="time" office:time-value="PT03H06M55.055S" calcext:value-type="time">
            <text:p>03:06:5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382.08" calcext:value-type="float">
            <text:p>382.08</text:p>
          </table:table-cell>
          <table:table-cell office:value-type="float" office:value="466.3" calcext:value-type="float">
            <text:p>466.3</text:p>
          </table:table-cell>
        </table:table-row>
        <table:table-row table:style-name="ro1">
          <table:table-cell office:value-type="float" office:value="11231055" calcext:value-type="float">
            <text:p>11231055</text:p>
          </table:table-cell>
          <table:table-cell table:formula="of:=[.A704]/1000/(60*60*24)" office:value-type="time" office:time-value="PT03H07M11.055S" calcext:value-type="time">
            <text:p>03:07:1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82.62" calcext:value-type="float">
            <text:p>382.62</text:p>
          </table:table-cell>
          <table:table-cell office:value-type="float" office:value="466.94" calcext:value-type="float">
            <text:p>466.94</text:p>
          </table:table-cell>
        </table:table-row>
        <table:table-row table:style-name="ro1">
          <table:table-cell office:value-type="float" office:value="11247055" calcext:value-type="float">
            <text:p>11247055</text:p>
          </table:table-cell>
          <table:table-cell table:formula="of:=[.A705]/1000/(60*60*24)" office:value-type="time" office:time-value="PT03H07M27.055S" calcext:value-type="time">
            <text:p>03:07:2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383.16" calcext:value-type="float">
            <text:p>383.16</text:p>
          </table:table-cell>
          <table:table-cell office:value-type="float" office:value="467.59" calcext:value-type="float">
            <text:p>467.59</text:p>
          </table:table-cell>
        </table:table-row>
        <table:table-row table:style-name="ro1">
          <table:table-cell office:value-type="float" office:value="11263055" calcext:value-type="float">
            <text:p>11263055</text:p>
          </table:table-cell>
          <table:table-cell table:formula="of:=[.A706]/1000/(60*60*24)" office:value-type="time" office:time-value="PT03H07M43.055S" calcext:value-type="time">
            <text:p>03:07:4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383.69" calcext:value-type="float">
            <text:p>383.69</text:p>
          </table:table-cell>
          <table:table-cell office:value-type="float" office:value="468.23" calcext:value-type="float">
            <text:p>468.23</text:p>
          </table:table-cell>
        </table:table-row>
        <table:table-row table:style-name="ro1">
          <table:table-cell office:value-type="float" office:value="11279055" calcext:value-type="float">
            <text:p>11279055</text:p>
          </table:table-cell>
          <table:table-cell table:formula="of:=[.A707]/1000/(60*60*24)" office:value-type="time" office:time-value="PT03H07M59.055S" calcext:value-type="time">
            <text:p>03:07:5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384.23" calcext:value-type="float">
            <text:p>384.23</text:p>
          </table:table-cell>
          <table:table-cell office:value-type="float" office:value="468.87" calcext:value-type="float">
            <text:p>468.87</text:p>
          </table:table-cell>
        </table:table-row>
        <table:table-row table:style-name="ro1">
          <table:table-cell office:value-type="float" office:value="11295055" calcext:value-type="float">
            <text:p>11295055</text:p>
          </table:table-cell>
          <table:table-cell table:formula="of:=[.A708]/1000/(60*60*24)" office:value-type="time" office:time-value="PT03H08M15.055S" calcext:value-type="time">
            <text:p>03:08:1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384.77" calcext:value-type="float">
            <text:p>384.77</text:p>
          </table:table-cell>
          <table:table-cell office:value-type="float" office:value="469.51" calcext:value-type="float">
            <text:p>469.51</text:p>
          </table:table-cell>
        </table:table-row>
        <table:table-row table:style-name="ro1">
          <table:table-cell office:value-type="float" office:value="11311055" calcext:value-type="float">
            <text:p>11311055</text:p>
          </table:table-cell>
          <table:table-cell table:formula="of:=[.A709]/1000/(60*60*24)" office:value-type="time" office:time-value="PT03H08M31.055S" calcext:value-type="time">
            <text:p>03:08:31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385.3" calcext:value-type="float">
            <text:p>385.3</text:p>
          </table:table-cell>
          <table:table-cell office:value-type="float" office:value="470.16" calcext:value-type="float">
            <text:p>470.16</text:p>
          </table:table-cell>
        </table:table-row>
        <table:table-row table:style-name="ro1">
          <table:table-cell office:value-type="float" office:value="11327055" calcext:value-type="float">
            <text:p>11327055</text:p>
          </table:table-cell>
          <table:table-cell table:formula="of:=[.A710]/1000/(60*60*24)" office:value-type="time" office:time-value="PT03H08M47.055S" calcext:value-type="time">
            <text:p>03:08:4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385.84" calcext:value-type="float">
            <text:p>385.84</text:p>
          </table:table-cell>
          <table:table-cell office:value-type="float" office:value="470.8" calcext:value-type="float">
            <text:p>470.8</text:p>
          </table:table-cell>
        </table:table-row>
        <table:table-row table:style-name="ro1">
          <table:table-cell office:value-type="float" office:value="11343055" calcext:value-type="float">
            <text:p>11343055</text:p>
          </table:table-cell>
          <table:table-cell table:formula="of:=[.A711]/1000/(60*60*24)" office:value-type="time" office:time-value="PT03H09M03.055S" calcext:value-type="time">
            <text:p>03:09:0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386.37" calcext:value-type="float">
            <text:p>386.37</text:p>
          </table:table-cell>
          <table:table-cell office:value-type="float" office:value="471.44" calcext:value-type="float">
            <text:p>471.44</text:p>
          </table:table-cell>
        </table:table-row>
        <table:table-row table:style-name="ro1">
          <table:table-cell office:value-type="float" office:value="11359055" calcext:value-type="float">
            <text:p>11359055</text:p>
          </table:table-cell>
          <table:table-cell table:formula="of:=[.A712]/1000/(60*60*24)" office:value-type="time" office:time-value="PT03H09M19.055S" calcext:value-type="time">
            <text:p>03:09:19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386.91" calcext:value-type="float">
            <text:p>386.91</text:p>
          </table:table-cell>
          <table:table-cell office:value-type="float" office:value="472.09" calcext:value-type="float">
            <text:p>472.09</text:p>
          </table:table-cell>
        </table:table-row>
        <table:table-row table:style-name="ro1">
          <table:table-cell office:value-type="float" office:value="11375055" calcext:value-type="float">
            <text:p>11375055</text:p>
          </table:table-cell>
          <table:table-cell table:formula="of:=[.A713]/1000/(60*60*24)" office:value-type="time" office:time-value="PT03H09M35.055S" calcext:value-type="time">
            <text:p>03:09:3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387.45" calcext:value-type="float">
            <text:p>387.45</text:p>
          </table:table-cell>
          <table:table-cell office:value-type="float" office:value="472.73" calcext:value-type="float">
            <text:p>472.73</text:p>
          </table:table-cell>
        </table:table-row>
        <table:table-row table:style-name="ro1">
          <table:table-cell office:value-type="float" office:value="11391055" calcext:value-type="float">
            <text:p>11391055</text:p>
          </table:table-cell>
          <table:table-cell table:formula="of:=[.A714]/1000/(60*60*24)" office:value-type="time" office:time-value="PT03H09M51.055S" calcext:value-type="time">
            <text:p>03:09:51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387.98" calcext:value-type="float">
            <text:p>387.98</text:p>
          </table:table-cell>
          <table:table-cell office:value-type="float" office:value="473.37" calcext:value-type="float">
            <text:p>473.37</text:p>
          </table:table-cell>
        </table:table-row>
        <table:table-row table:style-name="ro1">
          <table:table-cell office:value-type="float" office:value="11407055" calcext:value-type="float">
            <text:p>11407055</text:p>
          </table:table-cell>
          <table:table-cell table:formula="of:=[.A715]/1000/(60*60*24)" office:value-type="time" office:time-value="PT03H10M07.055S" calcext:value-type="time">
            <text:p>03:10:0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388.52" calcext:value-type="float">
            <text:p>388.52</text:p>
          </table:table-cell>
          <table:table-cell office:value-type="float" office:value="474.02" calcext:value-type="float">
            <text:p>474.02</text:p>
          </table:table-cell>
        </table:table-row>
        <table:table-row table:style-name="ro1">
          <table:table-cell office:value-type="float" office:value="11423054" calcext:value-type="float">
            <text:p>11423054</text:p>
          </table:table-cell>
          <table:table-cell table:formula="of:=[.A716]/1000/(60*60*24)" office:value-type="time" office:time-value="PT03H10M23.054S" calcext:value-type="time">
            <text:p>03:10:2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389.05" calcext:value-type="float">
            <text:p>389.05</text:p>
          </table:table-cell>
          <table:table-cell office:value-type="float" office:value="474.66" calcext:value-type="float">
            <text:p>474.66</text:p>
          </table:table-cell>
        </table:table-row>
        <table:table-row table:style-name="ro1">
          <table:table-cell office:value-type="float" office:value="11439055" calcext:value-type="float">
            <text:p>11439055</text:p>
          </table:table-cell>
          <table:table-cell table:formula="of:=[.A717]/1000/(60*60*24)" office:value-type="time" office:time-value="PT03H10M39.055S" calcext:value-type="time">
            <text:p>03:10:39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389.59" calcext:value-type="float">
            <text:p>389.59</text:p>
          </table:table-cell>
          <table:table-cell office:value-type="float" office:value="475.3" calcext:value-type="float">
            <text:p>475.3</text:p>
          </table:table-cell>
        </table:table-row>
        <table:table-row table:style-name="ro1">
          <table:table-cell office:value-type="float" office:value="11455055" calcext:value-type="float">
            <text:p>11455055</text:p>
          </table:table-cell>
          <table:table-cell table:formula="of:=[.A718]/1000/(60*60*24)" office:value-type="time" office:time-value="PT03H10M55.055S" calcext:value-type="time">
            <text:p>03:10:5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390.13" calcext:value-type="float">
            <text:p>390.13</text:p>
          </table:table-cell>
          <table:table-cell office:value-type="float" office:value="475.94" calcext:value-type="float">
            <text:p>475.94</text:p>
          </table:table-cell>
        </table:table-row>
        <table:table-row table:style-name="ro1">
          <table:table-cell office:value-type="float" office:value="11471055" calcext:value-type="float">
            <text:p>11471055</text:p>
          </table:table-cell>
          <table:table-cell table:formula="of:=[.A719]/1000/(60*60*24)" office:value-type="time" office:time-value="PT03H11M11.055S" calcext:value-type="time">
            <text:p>03:11:11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390.66" calcext:value-type="float">
            <text:p>390.66</text:p>
          </table:table-cell>
          <table:table-cell office:value-type="float" office:value="476.59" calcext:value-type="float">
            <text:p>476.59</text:p>
          </table:table-cell>
        </table:table-row>
        <table:table-row table:style-name="ro1">
          <table:table-cell office:value-type="float" office:value="11487055" calcext:value-type="float">
            <text:p>11487055</text:p>
          </table:table-cell>
          <table:table-cell table:formula="of:=[.A720]/1000/(60*60*24)" office:value-type="time" office:time-value="PT03H11M27.055S" calcext:value-type="time">
            <text:p>03:11:2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391.2" calcext:value-type="float">
            <text:p>391.2</text:p>
          </table:table-cell>
          <table:table-cell office:value-type="float" office:value="477.23" calcext:value-type="float">
            <text:p>477.23</text:p>
          </table:table-cell>
        </table:table-row>
        <table:table-row table:style-name="ro1">
          <table:table-cell office:value-type="float" office:value="11503055" calcext:value-type="float">
            <text:p>11503055</text:p>
          </table:table-cell>
          <table:table-cell table:formula="of:=[.A721]/1000/(60*60*24)" office:value-type="time" office:time-value="PT03H11M43.055S" calcext:value-type="time">
            <text:p>03:11:4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391.73" calcext:value-type="float">
            <text:p>391.73</text:p>
          </table:table-cell>
          <table:table-cell office:value-type="float" office:value="477.87" calcext:value-type="float">
            <text:p>477.87</text:p>
          </table:table-cell>
        </table:table-row>
        <table:table-row table:style-name="ro1">
          <table:table-cell office:value-type="float" office:value="11519055" calcext:value-type="float">
            <text:p>11519055</text:p>
          </table:table-cell>
          <table:table-cell table:formula="of:=[.A722]/1000/(60*60*24)" office:value-type="time" office:time-value="PT03H11M59.055S" calcext:value-type="time">
            <text:p>03:11:5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3" calcext:value-type="float">
            <text:p>144.13</text:p>
          </table:table-cell>
          <table:table-cell office:value-type="float" office:value="392.27" calcext:value-type="float">
            <text:p>392.27</text:p>
          </table:table-cell>
          <table:table-cell office:value-type="float" office:value="478.51" calcext:value-type="float">
            <text:p>478.51</text:p>
          </table:table-cell>
        </table:table-row>
        <table:table-row table:style-name="ro1">
          <table:table-cell office:value-type="float" office:value="11535055" calcext:value-type="float">
            <text:p>11535055</text:p>
          </table:table-cell>
          <table:table-cell table:formula="of:=[.A723]/1000/(60*60*24)" office:value-type="time" office:time-value="PT03H12M15.055S" calcext:value-type="time">
            <text:p>03:12:1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392.81" calcext:value-type="float">
            <text:p>392.81</text:p>
          </table:table-cell>
          <table:table-cell office:value-type="float" office:value="479.15" calcext:value-type="float">
            <text:p>479.15</text:p>
          </table:table-cell>
        </table:table-row>
        <table:table-row table:style-name="ro1">
          <table:table-cell office:value-type="float" office:value="11551055" calcext:value-type="float">
            <text:p>11551055</text:p>
          </table:table-cell>
          <table:table-cell table:formula="of:=[.A724]/1000/(60*60*24)" office:value-type="time" office:time-value="PT03H12M31.055S" calcext:value-type="time">
            <text:p>03:12:3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393.34" calcext:value-type="float">
            <text:p>393.34</text:p>
          </table:table-cell>
          <table:table-cell office:value-type="float" office:value="479.8" calcext:value-type="float">
            <text:p>479.8</text:p>
          </table:table-cell>
        </table:table-row>
        <table:table-row table:style-name="ro1">
          <table:table-cell office:value-type="float" office:value="11567055" calcext:value-type="float">
            <text:p>11567055</text:p>
          </table:table-cell>
          <table:table-cell table:formula="of:=[.A725]/1000/(60*60*24)" office:value-type="time" office:time-value="PT03H12M47.055S" calcext:value-type="time">
            <text:p>03:12:4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393.88" calcext:value-type="float">
            <text:p>393.88</text:p>
          </table:table-cell>
          <table:table-cell office:value-type="float" office:value="480.44" calcext:value-type="float">
            <text:p>480.44</text:p>
          </table:table-cell>
        </table:table-row>
        <table:table-row table:style-name="ro1">
          <table:table-cell office:value-type="float" office:value="11583055" calcext:value-type="float">
            <text:p>11583055</text:p>
          </table:table-cell>
          <table:table-cell table:formula="of:=[.A726]/1000/(60*60*24)" office:value-type="time" office:time-value="PT03H13M03.055S" calcext:value-type="time">
            <text:p>03:13:0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394.41" calcext:value-type="float">
            <text:p>394.41</text:p>
          </table:table-cell>
          <table:table-cell office:value-type="float" office:value="481.08" calcext:value-type="float">
            <text:p>481.08</text:p>
          </table:table-cell>
        </table:table-row>
        <table:table-row table:style-name="ro1">
          <table:table-cell office:value-type="float" office:value="11599055" calcext:value-type="float">
            <text:p>11599055</text:p>
          </table:table-cell>
          <table:table-cell table:formula="of:=[.A727]/1000/(60*60*24)" office:value-type="time" office:time-value="PT03H13M19.055S" calcext:value-type="time">
            <text:p>03:13:1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394.95" calcext:value-type="float">
            <text:p>394.95</text:p>
          </table:table-cell>
          <table:table-cell office:value-type="float" office:value="481.72" calcext:value-type="float">
            <text:p>481.72</text:p>
          </table:table-cell>
        </table:table-row>
        <table:table-row table:style-name="ro1">
          <table:table-cell office:value-type="float" office:value="11615055" calcext:value-type="float">
            <text:p>11615055</text:p>
          </table:table-cell>
          <table:table-cell table:formula="of:=[.A728]/1000/(60*60*24)" office:value-type="time" office:time-value="PT03H13M35.055S" calcext:value-type="time">
            <text:p>03:13:3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395.49" calcext:value-type="float">
            <text:p>395.49</text:p>
          </table:table-cell>
          <table:table-cell office:value-type="float" office:value="482.37" calcext:value-type="float">
            <text:p>482.37</text:p>
          </table:table-cell>
        </table:table-row>
        <table:table-row table:style-name="ro1">
          <table:table-cell office:value-type="float" office:value="11631055" calcext:value-type="float">
            <text:p>11631055</text:p>
          </table:table-cell>
          <table:table-cell table:formula="of:=[.A729]/1000/(60*60*24)" office:value-type="time" office:time-value="PT03H13M51.055S" calcext:value-type="time">
            <text:p>03:13:5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396.02" calcext:value-type="float">
            <text:p>396.02</text:p>
          </table:table-cell>
          <table:table-cell office:value-type="float" office:value="483.01" calcext:value-type="float">
            <text:p>483.01</text:p>
          </table:table-cell>
        </table:table-row>
        <table:table-row table:style-name="ro1">
          <table:table-cell office:value-type="float" office:value="11647055" calcext:value-type="float">
            <text:p>11647055</text:p>
          </table:table-cell>
          <table:table-cell table:formula="of:=[.A730]/1000/(60*60*24)" office:value-type="time" office:time-value="PT03H14M07.055S" calcext:value-type="time">
            <text:p>03:14:0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396.56" calcext:value-type="float">
            <text:p>396.56</text:p>
          </table:table-cell>
          <table:table-cell office:value-type="float" office:value="483.65" calcext:value-type="float">
            <text:p>483.65</text:p>
          </table:table-cell>
        </table:table-row>
        <table:table-row table:style-name="ro1">
          <table:table-cell office:value-type="float" office:value="11663055" calcext:value-type="float">
            <text:p>11663055</text:p>
          </table:table-cell>
          <table:table-cell table:formula="of:=[.A731]/1000/(60*60*24)" office:value-type="time" office:time-value="PT03H14M23.055S" calcext:value-type="time">
            <text:p>03:14:2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397.09" calcext:value-type="float">
            <text:p>397.09</text:p>
          </table:table-cell>
          <table:table-cell office:value-type="float" office:value="484.29" calcext:value-type="float">
            <text:p>484.29</text:p>
          </table:table-cell>
        </table:table-row>
        <table:table-row table:style-name="ro1">
          <table:table-cell office:value-type="float" office:value="11679055" calcext:value-type="float">
            <text:p>11679055</text:p>
          </table:table-cell>
          <table:table-cell table:formula="of:=[.A732]/1000/(60*60*24)" office:value-type="time" office:time-value="PT03H14M39.055S" calcext:value-type="time">
            <text:p>03:14:3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397.63" calcext:value-type="float">
            <text:p>397.63</text:p>
          </table:table-cell>
          <table:table-cell office:value-type="float" office:value="484.93" calcext:value-type="float">
            <text:p>484.93</text:p>
          </table:table-cell>
        </table:table-row>
        <table:table-row table:style-name="ro1">
          <table:table-cell office:value-type="float" office:value="11695055" calcext:value-type="float">
            <text:p>11695055</text:p>
          </table:table-cell>
          <table:table-cell table:formula="of:=[.A733]/1000/(60*60*24)" office:value-type="time" office:time-value="PT03H14M55.055S" calcext:value-type="time">
            <text:p>03:14:5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398.16" calcext:value-type="float">
            <text:p>398.16</text:p>
          </table:table-cell>
          <table:table-cell office:value-type="float" office:value="485.58" calcext:value-type="float">
            <text:p>485.58</text:p>
          </table:table-cell>
        </table:table-row>
        <table:table-row table:style-name="ro1">
          <table:table-cell office:value-type="float" office:value="11711055" calcext:value-type="float">
            <text:p>11711055</text:p>
          </table:table-cell>
          <table:table-cell table:formula="of:=[.A734]/1000/(60*60*24)" office:value-type="time" office:time-value="PT03H15M11.055S" calcext:value-type="time">
            <text:p>03:15:1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398.7" calcext:value-type="float">
            <text:p>398.7</text:p>
          </table:table-cell>
          <table:table-cell office:value-type="float" office:value="486.22" calcext:value-type="float">
            <text:p>486.22</text:p>
          </table:table-cell>
        </table:table-row>
        <table:table-row table:style-name="ro1">
          <table:table-cell office:value-type="float" office:value="11727055" calcext:value-type="float">
            <text:p>11727055</text:p>
          </table:table-cell>
          <table:table-cell table:formula="of:=[.A735]/1000/(60*60*24)" office:value-type="time" office:time-value="PT03H15M27.055S" calcext:value-type="time">
            <text:p>03:15:2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399.24" calcext:value-type="float">
            <text:p>399.24</text:p>
          </table:table-cell>
          <table:table-cell office:value-type="float" office:value="486.86" calcext:value-type="float">
            <text:p>486.86</text:p>
          </table:table-cell>
        </table:table-row>
        <table:table-row table:style-name="ro1">
          <table:table-cell office:value-type="float" office:value="11743055" calcext:value-type="float">
            <text:p>11743055</text:p>
          </table:table-cell>
          <table:table-cell table:formula="of:=[.A736]/1000/(60*60*24)" office:value-type="time" office:time-value="PT03H15M43.055S" calcext:value-type="time">
            <text:p>03:15:4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399.77" calcext:value-type="float">
            <text:p>399.77</text:p>
          </table:table-cell>
          <table:table-cell office:value-type="float" office:value="487.5" calcext:value-type="float">
            <text:p>487.5</text:p>
          </table:table-cell>
        </table:table-row>
        <table:table-row table:style-name="ro1">
          <table:table-cell office:value-type="float" office:value="11759055" calcext:value-type="float">
            <text:p>11759055</text:p>
          </table:table-cell>
          <table:table-cell table:formula="of:=[.A737]/1000/(60*60*24)" office:value-type="time" office:time-value="PT03H15M59.055S" calcext:value-type="time">
            <text:p>03:15:5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00.31" calcext:value-type="float">
            <text:p>400.31</text:p>
          </table:table-cell>
          <table:table-cell office:value-type="float" office:value="488.14" calcext:value-type="float">
            <text:p>488.14</text:p>
          </table:table-cell>
        </table:table-row>
        <table:table-row table:style-name="ro1">
          <table:table-cell office:value-type="float" office:value="11775055" calcext:value-type="float">
            <text:p>11775055</text:p>
          </table:table-cell>
          <table:table-cell table:formula="of:=[.A738]/1000/(60*60*24)" office:value-type="time" office:time-value="PT03H16M15.055S" calcext:value-type="time">
            <text:p>03:16:1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400.84" calcext:value-type="float">
            <text:p>400.84</text:p>
          </table:table-cell>
          <table:table-cell office:value-type="float" office:value="488.79" calcext:value-type="float">
            <text:p>488.79</text:p>
          </table:table-cell>
        </table:table-row>
        <table:table-row table:style-name="ro1">
          <table:table-cell office:value-type="float" office:value="11791055" calcext:value-type="float">
            <text:p>11791055</text:p>
          </table:table-cell>
          <table:table-cell table:formula="of:=[.A739]/1000/(60*60*24)" office:value-type="time" office:time-value="PT03H16M31.055S" calcext:value-type="time">
            <text:p>03:16:3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3" calcext:value-type="float">
            <text:p>144.13</text:p>
          </table:table-cell>
          <table:table-cell office:value-type="float" office:value="401.38" calcext:value-type="float">
            <text:p>401.38</text:p>
          </table:table-cell>
          <table:table-cell office:value-type="float" office:value="489.43" calcext:value-type="float">
            <text:p>489.43</text:p>
          </table:table-cell>
        </table:table-row>
        <table:table-row table:style-name="ro1">
          <table:table-cell office:value-type="float" office:value="11807055" calcext:value-type="float">
            <text:p>11807055</text:p>
          </table:table-cell>
          <table:table-cell table:formula="of:=[.A740]/1000/(60*60*24)" office:value-type="time" office:time-value="PT03H16M47.055S" calcext:value-type="time">
            <text:p>03:16:4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01.91" calcext:value-type="float">
            <text:p>401.91</text:p>
          </table:table-cell>
          <table:table-cell office:value-type="float" office:value="490.07" calcext:value-type="float">
            <text:p>490.07</text:p>
          </table:table-cell>
        </table:table-row>
        <table:table-row table:style-name="ro1">
          <table:table-cell office:value-type="float" office:value="11823055" calcext:value-type="float">
            <text:p>11823055</text:p>
          </table:table-cell>
          <table:table-cell table:formula="of:=[.A741]/1000/(60*60*24)" office:value-type="time" office:time-value="PT03H17M03.055S" calcext:value-type="time">
            <text:p>03:17:0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02.45" calcext:value-type="float">
            <text:p>402.45</text:p>
          </table:table-cell>
          <table:table-cell office:value-type="float" office:value="490.71" calcext:value-type="float">
            <text:p>490.71</text:p>
          </table:table-cell>
        </table:table-row>
        <table:table-row table:style-name="ro1">
          <table:table-cell office:value-type="float" office:value="11839055" calcext:value-type="float">
            <text:p>11839055</text:p>
          </table:table-cell>
          <table:table-cell table:formula="of:=[.A742]/1000/(60*60*24)" office:value-type="time" office:time-value="PT03H17M19.055S" calcext:value-type="time">
            <text:p>03:17:1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02.99" calcext:value-type="float">
            <text:p>402.99</text:p>
          </table:table-cell>
          <table:table-cell office:value-type="float" office:value="491.35" calcext:value-type="float">
            <text:p>491.35</text:p>
          </table:table-cell>
        </table:table-row>
        <table:table-row table:style-name="ro1">
          <table:table-cell office:value-type="float" office:value="11855055" calcext:value-type="float">
            <text:p>11855055</text:p>
          </table:table-cell>
          <table:table-cell table:formula="of:=[.A743]/1000/(60*60*24)" office:value-type="time" office:time-value="PT03H17M35.055S" calcext:value-type="time">
            <text:p>03:17:3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03.52" calcext:value-type="float">
            <text:p>403.52</text:p>
          </table:table-cell>
          <table:table-cell office:value-type="float" office:value="491.99" calcext:value-type="float">
            <text:p>491.99</text:p>
          </table:table-cell>
        </table:table-row>
        <table:table-row table:style-name="ro1">
          <table:table-cell office:value-type="float" office:value="11871055" calcext:value-type="float">
            <text:p>11871055</text:p>
          </table:table-cell>
          <table:table-cell table:formula="of:=[.A744]/1000/(60*60*24)" office:value-type="time" office:time-value="PT03H17M51.055S" calcext:value-type="time">
            <text:p>03:17:5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04.06" calcext:value-type="float">
            <text:p>404.06</text:p>
          </table:table-cell>
          <table:table-cell office:value-type="float" office:value="492.63" calcext:value-type="float">
            <text:p>492.63</text:p>
          </table:table-cell>
        </table:table-row>
        <table:table-row table:style-name="ro1">
          <table:table-cell office:value-type="float" office:value="11887055" calcext:value-type="float">
            <text:p>11887055</text:p>
          </table:table-cell>
          <table:table-cell table:formula="of:=[.A745]/1000/(60*60*24)" office:value-type="time" office:time-value="PT03H18M07.055S" calcext:value-type="time">
            <text:p>03:18:0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04.59" calcext:value-type="float">
            <text:p>404.59</text:p>
          </table:table-cell>
          <table:table-cell office:value-type="float" office:value="493.27" calcext:value-type="float">
            <text:p>493.27</text:p>
          </table:table-cell>
        </table:table-row>
        <table:table-row table:style-name="ro1">
          <table:table-cell office:value-type="float" office:value="11903055" calcext:value-type="float">
            <text:p>11903055</text:p>
          </table:table-cell>
          <table:table-cell table:formula="of:=[.A746]/1000/(60*60*24)" office:value-type="time" office:time-value="PT03H18M23.055S" calcext:value-type="time">
            <text:p>03:18:2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05.13" calcext:value-type="float">
            <text:p>405.13</text:p>
          </table:table-cell>
          <table:table-cell office:value-type="float" office:value="493.91" calcext:value-type="float">
            <text:p>493.91</text:p>
          </table:table-cell>
        </table:table-row>
        <table:table-row table:style-name="ro1">
          <table:table-cell office:value-type="float" office:value="11919055" calcext:value-type="float">
            <text:p>11919055</text:p>
          </table:table-cell>
          <table:table-cell table:formula="of:=[.A747]/1000/(60*60*24)" office:value-type="time" office:time-value="PT03H18M39.055S" calcext:value-type="time">
            <text:p>03:18:3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05.66" calcext:value-type="float">
            <text:p>405.66</text:p>
          </table:table-cell>
          <table:table-cell office:value-type="float" office:value="494.55" calcext:value-type="float">
            <text:p>494.55</text:p>
          </table:table-cell>
        </table:table-row>
        <table:table-row table:style-name="ro1">
          <table:table-cell office:value-type="float" office:value="11935055" calcext:value-type="float">
            <text:p>11935055</text:p>
          </table:table-cell>
          <table:table-cell table:formula="of:=[.A748]/1000/(60*60*24)" office:value-type="time" office:time-value="PT03H18M55.055S" calcext:value-type="time">
            <text:p>03:18:5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06.2" calcext:value-type="float">
            <text:p>406.2</text:p>
          </table:table-cell>
          <table:table-cell office:value-type="float" office:value="495.2" calcext:value-type="float">
            <text:p>495.2</text:p>
          </table:table-cell>
        </table:table-row>
        <table:table-row table:style-name="ro1">
          <table:table-cell office:value-type="float" office:value="11951055" calcext:value-type="float">
            <text:p>11951055</text:p>
          </table:table-cell>
          <table:table-cell table:formula="of:=[.A749]/1000/(60*60*24)" office:value-type="time" office:time-value="PT03H19M11.055S" calcext:value-type="time">
            <text:p>03:19:1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06.73" calcext:value-type="float">
            <text:p>406.73</text:p>
          </table:table-cell>
          <table:table-cell office:value-type="float" office:value="495.84" calcext:value-type="float">
            <text:p>495.84</text:p>
          </table:table-cell>
        </table:table-row>
        <table:table-row table:style-name="ro1">
          <table:table-cell office:value-type="float" office:value="11967055" calcext:value-type="float">
            <text:p>11967055</text:p>
          </table:table-cell>
          <table:table-cell table:formula="of:=[.A750]/1000/(60*60*24)" office:value-type="time" office:time-value="PT03H19M27.055S" calcext:value-type="time">
            <text:p>03:19:2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07.27" calcext:value-type="float">
            <text:p>407.27</text:p>
          </table:table-cell>
          <table:table-cell office:value-type="float" office:value="496.48" calcext:value-type="float">
            <text:p>496.48</text:p>
          </table:table-cell>
        </table:table-row>
        <table:table-row table:style-name="ro1">
          <table:table-cell office:value-type="float" office:value="11983055" calcext:value-type="float">
            <text:p>11983055</text:p>
          </table:table-cell>
          <table:table-cell table:formula="of:=[.A751]/1000/(60*60*24)" office:value-type="time" office:time-value="PT03H19M43.055S" calcext:value-type="time">
            <text:p>03:19:4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07.81" calcext:value-type="float">
            <text:p>407.81</text:p>
          </table:table-cell>
          <table:table-cell office:value-type="float" office:value="497.12" calcext:value-type="float">
            <text:p>497.12</text:p>
          </table:table-cell>
        </table:table-row>
        <table:table-row table:style-name="ro1">
          <table:table-cell office:value-type="float" office:value="11999055" calcext:value-type="float">
            <text:p>11999055</text:p>
          </table:table-cell>
          <table:table-cell table:formula="of:=[.A752]/1000/(60*60*24)" office:value-type="time" office:time-value="PT03H19M59.055S" calcext:value-type="time">
            <text:p>03:19:5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08.34" calcext:value-type="float">
            <text:p>408.34</text:p>
          </table:table-cell>
          <table:table-cell office:value-type="float" office:value="497.76" calcext:value-type="float">
            <text:p>497.76</text:p>
          </table:table-cell>
        </table:table-row>
        <table:table-row table:style-name="ro1">
          <table:table-cell office:value-type="float" office:value="12015055" calcext:value-type="float">
            <text:p>12015055</text:p>
          </table:table-cell>
          <table:table-cell table:formula="of:=[.A753]/1000/(60*60*24)" office:value-type="time" office:time-value="PT03H20M15.055S" calcext:value-type="time">
            <text:p>03:20:1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08.88" calcext:value-type="float">
            <text:p>408.88</text:p>
          </table:table-cell>
          <table:table-cell office:value-type="float" office:value="498.4" calcext:value-type="float">
            <text:p>498.4</text:p>
          </table:table-cell>
        </table:table-row>
        <table:table-row table:style-name="ro1">
          <table:table-cell office:value-type="float" office:value="12031055" calcext:value-type="float">
            <text:p>12031055</text:p>
          </table:table-cell>
          <table:table-cell table:formula="of:=[.A754]/1000/(60*60*24)" office:value-type="time" office:time-value="PT03H20M31.055S" calcext:value-type="time">
            <text:p>03:20:3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9" calcext:value-type="float">
            <text:p>144.49</text:p>
          </table:table-cell>
          <table:table-cell office:value-type="float" office:value="409.41" calcext:value-type="float">
            <text:p>409.41</text:p>
          </table:table-cell>
          <table:table-cell office:value-type="float" office:value="499.04" calcext:value-type="float">
            <text:p>499.04</text:p>
          </table:table-cell>
        </table:table-row>
        <table:table-row table:style-name="ro1">
          <table:table-cell office:value-type="float" office:value="12047055" calcext:value-type="float">
            <text:p>12047055</text:p>
          </table:table-cell>
          <table:table-cell table:formula="of:=[.A755]/1000/(60*60*24)" office:value-type="time" office:time-value="PT03H20M47.055S" calcext:value-type="time">
            <text:p>03:20:4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09.95" calcext:value-type="float">
            <text:p>409.95</text:p>
          </table:table-cell>
          <table:table-cell office:value-type="float" office:value="499.68" calcext:value-type="float">
            <text:p>499.68</text:p>
          </table:table-cell>
        </table:table-row>
        <table:table-row table:style-name="ro1">
          <table:table-cell office:value-type="float" office:value="12063055" calcext:value-type="float">
            <text:p>12063055</text:p>
          </table:table-cell>
          <table:table-cell table:formula="of:=[.A756]/1000/(60*60*24)" office:value-type="time" office:time-value="PT03H21M03.055S" calcext:value-type="time">
            <text:p>03:21:0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10.48" calcext:value-type="float">
            <text:p>410.48</text:p>
          </table:table-cell>
          <table:table-cell office:value-type="float" office:value="500.32" calcext:value-type="float">
            <text:p>500.32</text:p>
          </table:table-cell>
        </table:table-row>
        <table:table-row table:style-name="ro1">
          <table:table-cell office:value-type="float" office:value="12079055" calcext:value-type="float">
            <text:p>12079055</text:p>
          </table:table-cell>
          <table:table-cell table:formula="of:=[.A757]/1000/(60*60*24)" office:value-type="time" office:time-value="PT03H21M19.055S" calcext:value-type="time">
            <text:p>03:21:1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11.02" calcext:value-type="float">
            <text:p>411.02</text:p>
          </table:table-cell>
          <table:table-cell office:value-type="float" office:value="500.96" calcext:value-type="float">
            <text:p>500.96</text:p>
          </table:table-cell>
        </table:table-row>
        <table:table-row table:style-name="ro1">
          <table:table-cell office:value-type="float" office:value="12095055" calcext:value-type="float">
            <text:p>12095055</text:p>
          </table:table-cell>
          <table:table-cell table:formula="of:=[.A758]/1000/(60*60*24)" office:value-type="time" office:time-value="PT03H21M35.055S" calcext:value-type="time">
            <text:p>03:21:3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11.55" calcext:value-type="float">
            <text:p>411.55</text:p>
          </table:table-cell>
          <table:table-cell office:value-type="float" office:value="501.61" calcext:value-type="float">
            <text:p>501.61</text:p>
          </table:table-cell>
        </table:table-row>
        <table:table-row table:style-name="ro1">
          <table:table-cell office:value-type="float" office:value="12111055" calcext:value-type="float">
            <text:p>12111055</text:p>
          </table:table-cell>
          <table:table-cell table:formula="of:=[.A759]/1000/(60*60*24)" office:value-type="time" office:time-value="PT03H21M51.055S" calcext:value-type="time">
            <text:p>03:21:5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12.09" calcext:value-type="float">
            <text:p>412.09</text:p>
          </table:table-cell>
          <table:table-cell office:value-type="float" office:value="502.25" calcext:value-type="float">
            <text:p>502.25</text:p>
          </table:table-cell>
        </table:table-row>
        <table:table-row table:style-name="ro1">
          <table:table-cell office:value-type="float" office:value="12127055" calcext:value-type="float">
            <text:p>12127055</text:p>
          </table:table-cell>
          <table:table-cell table:formula="of:=[.A760]/1000/(60*60*24)" office:value-type="time" office:time-value="PT03H22M07.055S" calcext:value-type="time">
            <text:p>03:22:07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12.62" calcext:value-type="float">
            <text:p>412.62</text:p>
          </table:table-cell>
          <table:table-cell office:value-type="float" office:value="502.89" calcext:value-type="float">
            <text:p>502.89</text:p>
          </table:table-cell>
        </table:table-row>
        <table:table-row table:style-name="ro1">
          <table:table-cell office:value-type="float" office:value="12143055" calcext:value-type="float">
            <text:p>12143055</text:p>
          </table:table-cell>
          <table:table-cell table:formula="of:=[.A761]/1000/(60*60*24)" office:value-type="time" office:time-value="PT03H22M23.055S" calcext:value-type="time">
            <text:p>03:22:23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9" calcext:value-type="float">
            <text:p>144.49</text:p>
          </table:table-cell>
          <table:table-cell office:value-type="float" office:value="413.16" calcext:value-type="float">
            <text:p>413.16</text:p>
          </table:table-cell>
          <table:table-cell office:value-type="float" office:value="503.53" calcext:value-type="float">
            <text:p>503.53</text:p>
          </table:table-cell>
        </table:table-row>
        <table:table-row table:style-name="ro1">
          <table:table-cell office:value-type="float" office:value="12159055" calcext:value-type="float">
            <text:p>12159055</text:p>
          </table:table-cell>
          <table:table-cell table:formula="of:=[.A762]/1000/(60*60*24)" office:value-type="time" office:time-value="PT03H22M39.055S" calcext:value-type="time">
            <text:p>03:22:3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8" calcext:value-type="float">
            <text:p>144.48</text:p>
          </table:table-cell>
          <table:table-cell office:value-type="float" office:value="413.7" calcext:value-type="float">
            <text:p>413.7</text:p>
          </table:table-cell>
          <table:table-cell office:value-type="float" office:value="504.17" calcext:value-type="float">
            <text:p>504.17</text:p>
          </table:table-cell>
        </table:table-row>
        <table:table-row table:style-name="ro1">
          <table:table-cell office:value-type="float" office:value="12175055" calcext:value-type="float">
            <text:p>12175055</text:p>
          </table:table-cell>
          <table:table-cell table:formula="of:=[.A763]/1000/(60*60*24)" office:value-type="time" office:time-value="PT03H22M55.055S" calcext:value-type="time">
            <text:p>03:22:5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14.23" calcext:value-type="float">
            <text:p>414.23</text:p>
          </table:table-cell>
          <table:table-cell office:value-type="float" office:value="504.81" calcext:value-type="float">
            <text:p>504.81</text:p>
          </table:table-cell>
        </table:table-row>
        <table:table-row table:style-name="ro1">
          <table:table-cell office:value-type="float" office:value="12191055" calcext:value-type="float">
            <text:p>12191055</text:p>
          </table:table-cell>
          <table:table-cell table:formula="of:=[.A764]/1000/(60*60*24)" office:value-type="time" office:time-value="PT03H23M11.055S" calcext:value-type="time">
            <text:p>03:23:1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8" calcext:value-type="float">
            <text:p>144.48</text:p>
          </table:table-cell>
          <table:table-cell office:value-type="float" office:value="414.77" calcext:value-type="float">
            <text:p>414.77</text:p>
          </table:table-cell>
          <table:table-cell office:value-type="float" office:value="505.45" calcext:value-type="float">
            <text:p>505.45</text:p>
          </table:table-cell>
        </table:table-row>
        <table:table-row table:style-name="ro1">
          <table:table-cell office:value-type="float" office:value="12207055" calcext:value-type="float">
            <text:p>12207055</text:p>
          </table:table-cell>
          <table:table-cell table:formula="of:=[.A765]/1000/(60*60*24)" office:value-type="time" office:time-value="PT03H23M27.055S" calcext:value-type="time">
            <text:p>03:23:2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15.3" calcext:value-type="float">
            <text:p>415.3</text:p>
          </table:table-cell>
          <table:table-cell office:value-type="float" office:value="506.09" calcext:value-type="float">
            <text:p>506.09</text:p>
          </table:table-cell>
        </table:table-row>
        <table:table-row table:style-name="ro1">
          <table:table-cell office:value-type="float" office:value="12223055" calcext:value-type="float">
            <text:p>12223055</text:p>
          </table:table-cell>
          <table:table-cell table:formula="of:=[.A766]/1000/(60*60*24)" office:value-type="time" office:time-value="PT03H23M43.055S" calcext:value-type="time">
            <text:p>03:23:43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15.84" calcext:value-type="float">
            <text:p>415.84</text:p>
          </table:table-cell>
          <table:table-cell office:value-type="float" office:value="506.73" calcext:value-type="float">
            <text:p>506.73</text:p>
          </table:table-cell>
        </table:table-row>
        <table:table-row table:style-name="ro1">
          <table:table-cell office:value-type="float" office:value="12239055" calcext:value-type="float">
            <text:p>12239055</text:p>
          </table:table-cell>
          <table:table-cell table:formula="of:=[.A767]/1000/(60*60*24)" office:value-type="time" office:time-value="PT03H23M59.055S" calcext:value-type="time">
            <text:p>03:23:5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16.37" calcext:value-type="float">
            <text:p>416.37</text:p>
          </table:table-cell>
          <table:table-cell office:value-type="float" office:value="507.37" calcext:value-type="float">
            <text:p>507.37</text:p>
          </table:table-cell>
        </table:table-row>
        <table:table-row table:style-name="ro1">
          <table:table-cell office:value-type="float" office:value="12255055" calcext:value-type="float">
            <text:p>12255055</text:p>
          </table:table-cell>
          <table:table-cell table:formula="of:=[.A768]/1000/(60*60*24)" office:value-type="time" office:time-value="PT03H24M15.055S" calcext:value-type="time">
            <text:p>03:24:1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8" calcext:value-type="float">
            <text:p>144.48</text:p>
          </table:table-cell>
          <table:table-cell office:value-type="float" office:value="416.91" calcext:value-type="float">
            <text:p>416.91</text:p>
          </table:table-cell>
          <table:table-cell office:value-type="float" office:value="508.01" calcext:value-type="float">
            <text:p>508.01</text:p>
          </table:table-cell>
        </table:table-row>
        <table:table-row table:style-name="ro1">
          <table:table-cell office:value-type="float" office:value="12271055" calcext:value-type="float">
            <text:p>12271055</text:p>
          </table:table-cell>
          <table:table-cell table:formula="of:=[.A769]/1000/(60*60*24)" office:value-type="time" office:time-value="PT03H24M31.055S" calcext:value-type="time">
            <text:p>03:24:3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17.44" calcext:value-type="float">
            <text:p>417.44</text:p>
          </table:table-cell>
          <table:table-cell office:value-type="float" office:value="508.66" calcext:value-type="float">
            <text:p>508.66</text:p>
          </table:table-cell>
        </table:table-row>
        <table:table-row table:style-name="ro1">
          <table:table-cell office:value-type="float" office:value="12287055" calcext:value-type="float">
            <text:p>12287055</text:p>
          </table:table-cell>
          <table:table-cell table:formula="of:=[.A770]/1000/(60*60*24)" office:value-type="time" office:time-value="PT03H24M47.055S" calcext:value-type="time">
            <text:p>03:24:47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8" calcext:value-type="float">
            <text:p>144.48</text:p>
          </table:table-cell>
          <table:table-cell office:value-type="float" office:value="417.98" calcext:value-type="float">
            <text:p>417.98</text:p>
          </table:table-cell>
          <table:table-cell office:value-type="float" office:value="509.3" calcext:value-type="float">
            <text:p>509.3</text:p>
          </table:table-cell>
        </table:table-row>
        <table:table-row table:style-name="ro1">
          <table:table-cell office:value-type="float" office:value="12303055" calcext:value-type="float">
            <text:p>12303055</text:p>
          </table:table-cell>
          <table:table-cell table:formula="of:=[.A771]/1000/(60*60*24)" office:value-type="time" office:time-value="PT03H25M03.055S" calcext:value-type="time">
            <text:p>03:25:0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18.51" calcext:value-type="float">
            <text:p>418.51</text:p>
          </table:table-cell>
          <table:table-cell office:value-type="float" office:value="509.94" calcext:value-type="float">
            <text:p>509.94</text:p>
          </table:table-cell>
        </table:table-row>
        <table:table-row table:style-name="ro1">
          <table:table-cell office:value-type="float" office:value="12319055" calcext:value-type="float">
            <text:p>12319055</text:p>
          </table:table-cell>
          <table:table-cell table:formula="of:=[.A772]/1000/(60*60*24)" office:value-type="time" office:time-value="PT03H25M19.055S" calcext:value-type="time">
            <text:p>03:25:1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19.05" calcext:value-type="float">
            <text:p>419.05</text:p>
          </table:table-cell>
          <table:table-cell office:value-type="float" office:value="510.58" calcext:value-type="float">
            <text:p>510.58</text:p>
          </table:table-cell>
        </table:table-row>
        <table:table-row table:style-name="ro1">
          <table:table-cell office:value-type="float" office:value="12335055" calcext:value-type="float">
            <text:p>12335055</text:p>
          </table:table-cell>
          <table:table-cell table:formula="of:=[.A773]/1000/(60*60*24)" office:value-type="time" office:time-value="PT03H25M35.055S" calcext:value-type="time">
            <text:p>03:25:3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19.58" calcext:value-type="float">
            <text:p>419.58</text:p>
          </table:table-cell>
          <table:table-cell office:value-type="float" office:value="511.22" calcext:value-type="float">
            <text:p>511.22</text:p>
          </table:table-cell>
        </table:table-row>
        <table:table-row table:style-name="ro1">
          <table:table-cell office:value-type="float" office:value="12351055" calcext:value-type="float">
            <text:p>12351055</text:p>
          </table:table-cell>
          <table:table-cell table:formula="of:=[.A774]/1000/(60*60*24)" office:value-type="time" office:time-value="PT03H25M51.055S" calcext:value-type="time">
            <text:p>03:25:5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20.12" calcext:value-type="float">
            <text:p>420.12</text:p>
          </table:table-cell>
          <table:table-cell office:value-type="float" office:value="511.86" calcext:value-type="float">
            <text:p>511.86</text:p>
          </table:table-cell>
        </table:table-row>
        <table:table-row table:style-name="ro1">
          <table:table-cell office:value-type="float" office:value="12367055" calcext:value-type="float">
            <text:p>12367055</text:p>
          </table:table-cell>
          <table:table-cell table:formula="of:=[.A775]/1000/(60*60*24)" office:value-type="time" office:time-value="PT03H26M07.055S" calcext:value-type="time">
            <text:p>03:26:07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20.65" calcext:value-type="float">
            <text:p>420.65</text:p>
          </table:table-cell>
          <table:table-cell office:value-type="float" office:value="512.5" calcext:value-type="float">
            <text:p>512.5</text:p>
          </table:table-cell>
        </table:table-row>
        <table:table-row table:style-name="ro1">
          <table:table-cell office:value-type="float" office:value="12383055" calcext:value-type="float">
            <text:p>12383055</text:p>
          </table:table-cell>
          <table:table-cell table:formula="of:=[.A776]/1000/(60*60*24)" office:value-type="time" office:time-value="PT03H26M23.055S" calcext:value-type="time">
            <text:p>03:26:23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8" calcext:value-type="float">
            <text:p>144.48</text:p>
          </table:table-cell>
          <table:table-cell office:value-type="float" office:value="421.19" calcext:value-type="float">
            <text:p>421.19</text:p>
          </table:table-cell>
          <table:table-cell office:value-type="float" office:value="513.14" calcext:value-type="float">
            <text:p>513.14</text:p>
          </table:table-cell>
        </table:table-row>
        <table:table-row table:style-name="ro1">
          <table:table-cell office:value-type="float" office:value="12399055" calcext:value-type="float">
            <text:p>12399055</text:p>
          </table:table-cell>
          <table:table-cell table:formula="of:=[.A777]/1000/(60*60*24)" office:value-type="time" office:time-value="PT03H26M39.055S" calcext:value-type="time">
            <text:p>03:26:3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8" calcext:value-type="float">
            <text:p>144.48</text:p>
          </table:table-cell>
          <table:table-cell office:value-type="float" office:value="421.72" calcext:value-type="float">
            <text:p>421.72</text:p>
          </table:table-cell>
          <table:table-cell office:value-type="float" office:value="513.78" calcext:value-type="float">
            <text:p>513.78</text:p>
          </table:table-cell>
        </table:table-row>
        <table:table-row table:style-name="ro1">
          <table:table-cell office:value-type="float" office:value="12415055" calcext:value-type="float">
            <text:p>12415055</text:p>
          </table:table-cell>
          <table:table-cell table:formula="of:=[.A778]/1000/(60*60*24)" office:value-type="time" office:time-value="PT03H26M55.055S" calcext:value-type="time">
            <text:p>03:26:5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22.26" calcext:value-type="float">
            <text:p>422.26</text:p>
          </table:table-cell>
          <table:table-cell office:value-type="float" office:value="514.42" calcext:value-type="float">
            <text:p>514.42</text:p>
          </table:table-cell>
        </table:table-row>
        <table:table-row table:style-name="ro1">
          <table:table-cell office:value-type="float" office:value="12431055" calcext:value-type="float">
            <text:p>12431055</text:p>
          </table:table-cell>
          <table:table-cell table:formula="of:=[.A779]/1000/(60*60*24)" office:value-type="time" office:time-value="PT03H27M11.055S" calcext:value-type="time">
            <text:p>03:27:1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22.79" calcext:value-type="float">
            <text:p>422.79</text:p>
          </table:table-cell>
          <table:table-cell office:value-type="float" office:value="515.06" calcext:value-type="float">
            <text:p>515.06</text:p>
          </table:table-cell>
        </table:table-row>
        <table:table-row table:style-name="ro1">
          <table:table-cell office:value-type="float" office:value="12447055" calcext:value-type="float">
            <text:p>12447055</text:p>
          </table:table-cell>
          <table:table-cell table:formula="of:=[.A780]/1000/(60*60*24)" office:value-type="time" office:time-value="PT03H27M27.055S" calcext:value-type="time">
            <text:p>03:27:27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23.33" calcext:value-type="float">
            <text:p>423.33</text:p>
          </table:table-cell>
          <table:table-cell office:value-type="float" office:value="515.7" calcext:value-type="float">
            <text:p>515.7</text:p>
          </table:table-cell>
        </table:table-row>
        <table:table-row table:style-name="ro1">
          <table:table-cell office:value-type="float" office:value="12463055" calcext:value-type="float">
            <text:p>12463055</text:p>
          </table:table-cell>
          <table:table-cell table:formula="of:=[.A781]/1000/(60*60*24)" office:value-type="time" office:time-value="PT03H27M43.055S" calcext:value-type="time">
            <text:p>03:27:43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8" calcext:value-type="float">
            <text:p>144.48</text:p>
          </table:table-cell>
          <table:table-cell office:value-type="float" office:value="423.86" calcext:value-type="float">
            <text:p>423.86</text:p>
          </table:table-cell>
          <table:table-cell office:value-type="float" office:value="516.34" calcext:value-type="float">
            <text:p>516.34</text:p>
          </table:table-cell>
        </table:table-row>
        <table:table-row table:style-name="ro1">
          <table:table-cell office:value-type="float" office:value="12479055" calcext:value-type="float">
            <text:p>12479055</text:p>
          </table:table-cell>
          <table:table-cell table:formula="of:=[.A782]/1000/(60*60*24)" office:value-type="time" office:time-value="PT03H27M59.055S" calcext:value-type="time">
            <text:p>03:27:5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24.4" calcext:value-type="float">
            <text:p>424.4</text:p>
          </table:table-cell>
          <table:table-cell office:value-type="float" office:value="516.98" calcext:value-type="float">
            <text:p>516.98</text:p>
          </table:table-cell>
        </table:table-row>
        <table:table-row table:style-name="ro1">
          <table:table-cell office:value-type="float" office:value="12495055" calcext:value-type="float">
            <text:p>12495055</text:p>
          </table:table-cell>
          <table:table-cell table:formula="of:=[.A783]/1000/(60*60*24)" office:value-type="time" office:time-value="PT03H28M15.055S" calcext:value-type="time">
            <text:p>03:28:1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24.93" calcext:value-type="float">
            <text:p>424.93</text:p>
          </table:table-cell>
          <table:table-cell office:value-type="float" office:value="517.62" calcext:value-type="float">
            <text:p>517.62</text:p>
          </table:table-cell>
        </table:table-row>
        <table:table-row table:style-name="ro1">
          <table:table-cell office:value-type="float" office:value="12511055" calcext:value-type="float">
            <text:p>12511055</text:p>
          </table:table-cell>
          <table:table-cell table:formula="of:=[.A784]/1000/(60*60*24)" office:value-type="time" office:time-value="PT03H28M31.055S" calcext:value-type="time">
            <text:p>03:28:31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25.47" calcext:value-type="float">
            <text:p>425.47</text:p>
          </table:table-cell>
          <table:table-cell office:value-type="float" office:value="518.26" calcext:value-type="float">
            <text:p>518.26</text:p>
          </table:table-cell>
        </table:table-row>
        <table:table-row table:style-name="ro1">
          <table:table-cell office:value-type="float" office:value="12527055" calcext:value-type="float">
            <text:p>12527055</text:p>
          </table:table-cell>
          <table:table-cell table:formula="of:=[.A785]/1000/(60*60*24)" office:value-type="time" office:time-value="PT03H28M47.055S" calcext:value-type="time">
            <text:p>03:28:47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26" calcext:value-type="float">
            <text:p>426</text:p>
          </table:table-cell>
          <table:table-cell office:value-type="float" office:value="518.9" calcext:value-type="float">
            <text:p>518.9</text:p>
          </table:table-cell>
        </table:table-row>
        <table:table-row table:style-name="ro1">
          <table:table-cell office:value-type="float" office:value="12543055" calcext:value-type="float">
            <text:p>12543055</text:p>
          </table:table-cell>
          <table:table-cell table:formula="of:=[.A786]/1000/(60*60*24)" office:value-type="time" office:time-value="PT03H29M03.055S" calcext:value-type="time">
            <text:p>03:29:03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26.54" calcext:value-type="float">
            <text:p>426.54</text:p>
          </table:table-cell>
          <table:table-cell office:value-type="float" office:value="519.54" calcext:value-type="float">
            <text:p>519.54</text:p>
          </table:table-cell>
        </table:table-row>
        <table:table-row table:style-name="ro1">
          <table:table-cell office:value-type="float" office:value="12559055" calcext:value-type="float">
            <text:p>12559055</text:p>
          </table:table-cell>
          <table:table-cell table:formula="of:=[.A787]/1000/(60*60*24)" office:value-type="time" office:time-value="PT03H29M19.055S" calcext:value-type="time">
            <text:p>03:29:19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27.07" calcext:value-type="float">
            <text:p>427.07</text:p>
          </table:table-cell>
          <table:table-cell office:value-type="float" office:value="520.18" calcext:value-type="float">
            <text:p>520.18</text:p>
          </table:table-cell>
        </table:table-row>
        <table:table-row table:style-name="ro1">
          <table:table-cell office:value-type="float" office:value="12575055" calcext:value-type="float">
            <text:p>12575055</text:p>
          </table:table-cell>
          <table:table-cell table:formula="of:=[.A788]/1000/(60*60*24)" office:value-type="time" office:time-value="PT03H29M35.055S" calcext:value-type="time">
            <text:p>03:29:3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27.61" calcext:value-type="float">
            <text:p>427.61</text:p>
          </table:table-cell>
          <table:table-cell office:value-type="float" office:value="520.82" calcext:value-type="float">
            <text:p>520.82</text:p>
          </table:table-cell>
        </table:table-row>
        <table:table-row table:style-name="ro1">
          <table:table-cell office:value-type="float" office:value="12591055" calcext:value-type="float">
            <text:p>12591055</text:p>
          </table:table-cell>
          <table:table-cell table:formula="of:=[.A789]/1000/(60*60*24)" office:value-type="time" office:time-value="PT03H29M51.055S" calcext:value-type="time">
            <text:p>03:29:5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28.14" calcext:value-type="float">
            <text:p>428.14</text:p>
          </table:table-cell>
          <table:table-cell office:value-type="float" office:value="521.46" calcext:value-type="float">
            <text:p>521.46</text:p>
          </table:table-cell>
        </table:table-row>
        <table:table-row table:style-name="ro1">
          <table:table-cell office:value-type="float" office:value="12607055" calcext:value-type="float">
            <text:p>12607055</text:p>
          </table:table-cell>
          <table:table-cell table:formula="of:=[.A790]/1000/(60*60*24)" office:value-type="time" office:time-value="PT03H30M07.055S" calcext:value-type="time">
            <text:p>03:30:07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28.68" calcext:value-type="float">
            <text:p>428.68</text:p>
          </table:table-cell>
          <table:table-cell office:value-type="float" office:value="522.1" calcext:value-type="float">
            <text:p>522.1</text:p>
          </table:table-cell>
        </table:table-row>
        <table:table-row table:style-name="ro1">
          <table:table-cell office:value-type="float" office:value="12623055" calcext:value-type="float">
            <text:p>12623055</text:p>
          </table:table-cell>
          <table:table-cell table:formula="of:=[.A791]/1000/(60*60*24)" office:value-type="time" office:time-value="PT03H30M23.055S" calcext:value-type="time">
            <text:p>03:30:2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29.21" calcext:value-type="float">
            <text:p>429.21</text:p>
          </table:table-cell>
          <table:table-cell office:value-type="float" office:value="522.74" calcext:value-type="float">
            <text:p>522.74</text:p>
          </table:table-cell>
        </table:table-row>
        <table:table-row table:style-name="ro1">
          <table:table-cell office:value-type="float" office:value="12639055" calcext:value-type="float">
            <text:p>12639055</text:p>
          </table:table-cell>
          <table:table-cell table:formula="of:=[.A792]/1000/(60*60*24)" office:value-type="time" office:time-value="PT03H30M39.055S" calcext:value-type="time">
            <text:p>03:30:3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29.75" calcext:value-type="float">
            <text:p>429.75</text:p>
          </table:table-cell>
          <table:table-cell office:value-type="float" office:value="523.38" calcext:value-type="float">
            <text:p>523.38</text:p>
          </table:table-cell>
        </table:table-row>
        <table:table-row table:style-name="ro1">
          <table:table-cell office:value-type="float" office:value="12655055" calcext:value-type="float">
            <text:p>12655055</text:p>
          </table:table-cell>
          <table:table-cell table:formula="of:=[.A793]/1000/(60*60*24)" office:value-type="time" office:time-value="PT03H30M55.055S" calcext:value-type="time">
            <text:p>03:30:5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30.28" calcext:value-type="float">
            <text:p>430.28</text:p>
          </table:table-cell>
          <table:table-cell office:value-type="float" office:value="524.02" calcext:value-type="float">
            <text:p>524.02</text:p>
          </table:table-cell>
        </table:table-row>
        <table:table-row table:style-name="ro1">
          <table:table-cell office:value-type="float" office:value="12671055" calcext:value-type="float">
            <text:p>12671055</text:p>
          </table:table-cell>
          <table:table-cell table:formula="of:=[.A794]/1000/(60*60*24)" office:value-type="time" office:time-value="PT03H31M11.055S" calcext:value-type="time">
            <text:p>03:31:11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30.82" calcext:value-type="float">
            <text:p>430.82</text:p>
          </table:table-cell>
          <table:table-cell office:value-type="float" office:value="524.66" calcext:value-type="float">
            <text:p>524.66</text:p>
          </table:table-cell>
        </table:table-row>
        <table:table-row table:style-name="ro1">
          <table:table-cell office:value-type="float" office:value="12687055" calcext:value-type="float">
            <text:p>12687055</text:p>
          </table:table-cell>
          <table:table-cell table:formula="of:=[.A795]/1000/(60*60*24)" office:value-type="time" office:time-value="PT03H31M27.055S" calcext:value-type="time">
            <text:p>03:31:27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31.35" calcext:value-type="float">
            <text:p>431.35</text:p>
          </table:table-cell>
          <table:table-cell office:value-type="float" office:value="525.29" calcext:value-type="float">
            <text:p>525.29</text:p>
          </table:table-cell>
        </table:table-row>
        <table:table-row table:style-name="ro1">
          <table:table-cell office:value-type="float" office:value="12703055" calcext:value-type="float">
            <text:p>12703055</text:p>
          </table:table-cell>
          <table:table-cell table:formula="of:=[.A796]/1000/(60*60*24)" office:value-type="time" office:time-value="PT03H31M43.055S" calcext:value-type="time">
            <text:p>03:31:4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31.89" calcext:value-type="float">
            <text:p>431.89</text:p>
          </table:table-cell>
          <table:table-cell office:value-type="float" office:value="525.93" calcext:value-type="float">
            <text:p>525.93</text:p>
          </table:table-cell>
        </table:table-row>
        <table:table-row table:style-name="ro1">
          <table:table-cell office:value-type="float" office:value="12719055" calcext:value-type="float">
            <text:p>12719055</text:p>
          </table:table-cell>
          <table:table-cell table:formula="of:=[.A797]/1000/(60*60*24)" office:value-type="time" office:time-value="PT03H31M59.055S" calcext:value-type="time">
            <text:p>03:31:59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32.42" calcext:value-type="float">
            <text:p>432.42</text:p>
          </table:table-cell>
          <table:table-cell office:value-type="float" office:value="526.57" calcext:value-type="float">
            <text:p>526.57</text:p>
          </table:table-cell>
        </table:table-row>
        <table:table-row table:style-name="ro1">
          <table:table-cell office:value-type="float" office:value="12735055" calcext:value-type="float">
            <text:p>12735055</text:p>
          </table:table-cell>
          <table:table-cell table:formula="of:=[.A798]/1000/(60*60*24)" office:value-type="time" office:time-value="PT03H32M15.055S" calcext:value-type="time">
            <text:p>03:32:1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32.96" calcext:value-type="float">
            <text:p>432.96</text:p>
          </table:table-cell>
          <table:table-cell office:value-type="float" office:value="527.21" calcext:value-type="float">
            <text:p>527.21</text:p>
          </table:table-cell>
        </table:table-row>
        <table:table-row table:style-name="ro1">
          <table:table-cell office:value-type="float" office:value="12751055" calcext:value-type="float">
            <text:p>12751055</text:p>
          </table:table-cell>
          <table:table-cell table:formula="of:=[.A799]/1000/(60*60*24)" office:value-type="time" office:time-value="PT03H32M31.055S" calcext:value-type="time">
            <text:p>03:32:31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33.49" calcext:value-type="float">
            <text:p>433.49</text:p>
          </table:table-cell>
          <table:table-cell office:value-type="float" office:value="527.85" calcext:value-type="float">
            <text:p>527.85</text:p>
          </table:table-cell>
        </table:table-row>
        <table:table-row table:style-name="ro1">
          <table:table-cell office:value-type="float" office:value="12767055" calcext:value-type="float">
            <text:p>12767055</text:p>
          </table:table-cell>
          <table:table-cell table:formula="of:=[.A800]/1000/(60*60*24)" office:value-type="time" office:time-value="PT03H32M47.055S" calcext:value-type="time">
            <text:p>03:32:47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4.36" calcext:value-type="float">
            <text:p>144.36</text:p>
          </table:table-cell>
          <table:table-cell office:value-type="float" office:value="434.03" calcext:value-type="float">
            <text:p>434.03</text:p>
          </table:table-cell>
          <table:table-cell office:value-type="float" office:value="528.49" calcext:value-type="float">
            <text:p>528.49</text:p>
          </table:table-cell>
        </table:table-row>
        <table:table-row table:style-name="ro1">
          <table:table-cell office:value-type="float" office:value="12783055" calcext:value-type="float">
            <text:p>12783055</text:p>
          </table:table-cell>
          <table:table-cell table:formula="of:=[.A801]/1000/(60*60*24)" office:value-type="time" office:time-value="PT03H33M03.055S" calcext:value-type="time">
            <text:p>03:33:0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34.56" calcext:value-type="float">
            <text:p>434.56</text:p>
          </table:table-cell>
          <table:table-cell office:value-type="float" office:value="529.13" calcext:value-type="float">
            <text:p>529.13</text:p>
          </table:table-cell>
        </table:table-row>
        <table:table-row table:style-name="ro1">
          <table:table-cell office:value-type="float" office:value="12799055" calcext:value-type="float">
            <text:p>12799055</text:p>
          </table:table-cell>
          <table:table-cell table:formula="of:=[.A802]/1000/(60*60*24)" office:value-type="time" office:time-value="PT03H33M19.055S" calcext:value-type="time">
            <text:p>03:33:19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35.09" calcext:value-type="float">
            <text:p>435.09</text:p>
          </table:table-cell>
          <table:table-cell office:value-type="float" office:value="529.77" calcext:value-type="float">
            <text:p>529.77</text:p>
          </table:table-cell>
        </table:table-row>
        <table:table-row table:style-name="ro1">
          <table:table-cell office:value-type="float" office:value="12815055" calcext:value-type="float">
            <text:p>12815055</text:p>
          </table:table-cell>
          <table:table-cell table:formula="of:=[.A803]/1000/(60*60*24)" office:value-type="time" office:time-value="PT03H33M35.055S" calcext:value-type="time">
            <text:p>03:33:3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35.63" calcext:value-type="float">
            <text:p>435.63</text:p>
          </table:table-cell>
          <table:table-cell office:value-type="float" office:value="530.41" calcext:value-type="float">
            <text:p>530.41</text:p>
          </table:table-cell>
        </table:table-row>
        <table:table-row table:style-name="ro1">
          <table:table-cell office:value-type="float" office:value="12831055" calcext:value-type="float">
            <text:p>12831055</text:p>
          </table:table-cell>
          <table:table-cell table:formula="of:=[.A804]/1000/(60*60*24)" office:value-type="time" office:time-value="PT03H33M51.055S" calcext:value-type="time">
            <text:p>03:33:51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36.16" calcext:value-type="float">
            <text:p>436.16</text:p>
          </table:table-cell>
          <table:table-cell office:value-type="float" office:value="531.05" calcext:value-type="float">
            <text:p>531.05</text:p>
          </table:table-cell>
        </table:table-row>
        <table:table-row table:style-name="ro1">
          <table:table-cell office:value-type="float" office:value="12847055" calcext:value-type="float">
            <text:p>12847055</text:p>
          </table:table-cell>
          <table:table-cell table:formula="of:=[.A805]/1000/(60*60*24)" office:value-type="time" office:time-value="PT03H34M07.055S" calcext:value-type="time">
            <text:p>03:34:07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36.7" calcext:value-type="float">
            <text:p>436.7</text:p>
          </table:table-cell>
          <table:table-cell office:value-type="float" office:value="531.69" calcext:value-type="float">
            <text:p>531.69</text:p>
          </table:table-cell>
        </table:table-row>
        <table:table-row table:style-name="ro1">
          <table:table-cell office:value-type="float" office:value="12863055" calcext:value-type="float">
            <text:p>12863055</text:p>
          </table:table-cell>
          <table:table-cell table:formula="of:=[.A806]/1000/(60*60*24)" office:value-type="time" office:time-value="PT03H34M23.055S" calcext:value-type="time">
            <text:p>03:34:2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37.23" calcext:value-type="float">
            <text:p>437.23</text:p>
          </table:table-cell>
          <table:table-cell office:value-type="float" office:value="532.33" calcext:value-type="float">
            <text:p>532.33</text:p>
          </table:table-cell>
        </table:table-row>
        <table:table-row table:style-name="ro1">
          <table:table-cell office:value-type="float" office:value="12879055" calcext:value-type="float">
            <text:p>12879055</text:p>
          </table:table-cell>
          <table:table-cell table:formula="of:=[.A807]/1000/(60*60*24)" office:value-type="time" office:time-value="PT03H34M39.055S" calcext:value-type="time">
            <text:p>03:34:39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37.77" calcext:value-type="float">
            <text:p>437.77</text:p>
          </table:table-cell>
          <table:table-cell office:value-type="float" office:value="532.97" calcext:value-type="float">
            <text:p>532.97</text:p>
          </table:table-cell>
        </table:table-row>
        <table:table-row table:style-name="ro1">
          <table:table-cell office:value-type="float" office:value="12895055" calcext:value-type="float">
            <text:p>12895055</text:p>
          </table:table-cell>
          <table:table-cell table:formula="of:=[.A808]/1000/(60*60*24)" office:value-type="time" office:time-value="PT03H34M55.055S" calcext:value-type="time">
            <text:p>03:34:5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38.3" calcext:value-type="float">
            <text:p>438.3</text:p>
          </table:table-cell>
          <table:table-cell office:value-type="float" office:value="533.61" calcext:value-type="float">
            <text:p>533.61</text:p>
          </table:table-cell>
        </table:table-row>
        <table:table-row table:style-name="ro1">
          <table:table-cell office:value-type="float" office:value="12911055" calcext:value-type="float">
            <text:p>12911055</text:p>
          </table:table-cell>
          <table:table-cell table:formula="of:=[.A809]/1000/(60*60*24)" office:value-type="time" office:time-value="PT03H35M11.055S" calcext:value-type="time">
            <text:p>03:35:11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38.84" calcext:value-type="float">
            <text:p>438.84</text:p>
          </table:table-cell>
          <table:table-cell office:value-type="float" office:value="534.25" calcext:value-type="float">
            <text:p>534.25</text:p>
          </table:table-cell>
        </table:table-row>
        <table:table-row table:style-name="ro1">
          <table:table-cell office:value-type="float" office:value="12927055" calcext:value-type="float">
            <text:p>12927055</text:p>
          </table:table-cell>
          <table:table-cell table:formula="of:=[.A810]/1000/(60*60*24)" office:value-type="time" office:time-value="PT03H35M27.055S" calcext:value-type="time">
            <text:p>03:35:27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39.37" calcext:value-type="float">
            <text:p>439.37</text:p>
          </table:table-cell>
          <table:table-cell office:value-type="float" office:value="534.89" calcext:value-type="float">
            <text:p>534.89</text:p>
          </table:table-cell>
        </table:table-row>
        <table:table-row table:style-name="ro1">
          <table:table-cell office:value-type="float" office:value="12943055" calcext:value-type="float">
            <text:p>12943055</text:p>
          </table:table-cell>
          <table:table-cell table:formula="of:=[.A811]/1000/(60*60*24)" office:value-type="time" office:time-value="PT03H35M43.055S" calcext:value-type="time">
            <text:p>03:35:4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39.91" calcext:value-type="float">
            <text:p>439.91</text:p>
          </table:table-cell>
          <table:table-cell office:value-type="float" office:value="535.53" calcext:value-type="float">
            <text:p>535.53</text:p>
          </table:table-cell>
        </table:table-row>
        <table:table-row table:style-name="ro1">
          <table:table-cell office:value-type="float" office:value="12959055" calcext:value-type="float">
            <text:p>12959055</text:p>
          </table:table-cell>
          <table:table-cell table:formula="of:=[.A812]/1000/(60*60*24)" office:value-type="time" office:time-value="PT03H35M59.055S" calcext:value-type="time">
            <text:p>03:35:59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40.44" calcext:value-type="float">
            <text:p>440.44</text:p>
          </table:table-cell>
          <table:table-cell office:value-type="float" office:value="536.16" calcext:value-type="float">
            <text:p>536.16</text:p>
          </table:table-cell>
        </table:table-row>
        <table:table-row table:style-name="ro1">
          <table:table-cell office:value-type="float" office:value="12975055" calcext:value-type="float">
            <text:p>12975055</text:p>
          </table:table-cell>
          <table:table-cell table:formula="of:=[.A813]/1000/(60*60*24)" office:value-type="time" office:time-value="PT03H36M15.055S" calcext:value-type="time">
            <text:p>03:36:1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40.97" calcext:value-type="float">
            <text:p>440.97</text:p>
          </table:table-cell>
          <table:table-cell office:value-type="float" office:value="536.8" calcext:value-type="float">
            <text:p>536.8</text:p>
          </table:table-cell>
        </table:table-row>
        <table:table-row table:style-name="ro1">
          <table:table-cell office:value-type="float" office:value="12991055" calcext:value-type="float">
            <text:p>12991055</text:p>
          </table:table-cell>
          <table:table-cell table:formula="of:=[.A814]/1000/(60*60*24)" office:value-type="time" office:time-value="PT03H36M31.055S" calcext:value-type="time">
            <text:p>03:36:31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41.51" calcext:value-type="float">
            <text:p>441.51</text:p>
          </table:table-cell>
          <table:table-cell office:value-type="float" office:value="537.44" calcext:value-type="float">
            <text:p>537.44</text:p>
          </table:table-cell>
        </table:table-row>
        <table:table-row table:style-name="ro1">
          <table:table-cell office:value-type="float" office:value="13007055" calcext:value-type="float">
            <text:p>13007055</text:p>
          </table:table-cell>
          <table:table-cell table:formula="of:=[.A815]/1000/(60*60*24)" office:value-type="time" office:time-value="PT03H36M47.055S" calcext:value-type="time">
            <text:p>03:36:47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42.04" calcext:value-type="float">
            <text:p>442.04</text:p>
          </table:table-cell>
          <table:table-cell office:value-type="float" office:value="538.08" calcext:value-type="float">
            <text:p>538.08</text:p>
          </table:table-cell>
        </table:table-row>
        <table:table-row table:style-name="ro1">
          <table:table-cell office:value-type="float" office:value="13023055" calcext:value-type="float">
            <text:p>13023055</text:p>
          </table:table-cell>
          <table:table-cell table:formula="of:=[.A816]/1000/(60*60*24)" office:value-type="time" office:time-value="PT03H37M03.055S" calcext:value-type="time">
            <text:p>03:37:03</text:p>
          </table:table-cell>
          <table:table-cell office:value-type="float" office:value="1.19" calcext:value-type="float">
            <text:p>1.19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4" calcext:value-type="float">
            <text:p>143.4</text:p>
          </table:table-cell>
          <table:table-cell office:value-type="float" office:value="442.58" calcext:value-type="float">
            <text:p>442.58</text:p>
          </table:table-cell>
          <table:table-cell office:value-type="float" office:value="538.72" calcext:value-type="float">
            <text:p>538.72</text:p>
          </table:table-cell>
        </table:table-row>
        <table:table-row table:style-name="ro1">
          <table:table-cell office:value-type="float" office:value="13039055" calcext:value-type="float">
            <text:p>13039055</text:p>
          </table:table-cell>
          <table:table-cell table:formula="of:=[.A817]/1000/(60*60*24)" office:value-type="time" office:time-value="PT03H37M19.055S" calcext:value-type="time">
            <text:p>03:37:19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43.11" calcext:value-type="float">
            <text:p>443.11</text:p>
          </table:table-cell>
          <table:table-cell office:value-type="float" office:value="539.36" calcext:value-type="float">
            <text:p>539.36</text:p>
          </table:table-cell>
        </table:table-row>
        <table:table-row table:style-name="ro1">
          <table:table-cell office:value-type="float" office:value="13055055" calcext:value-type="float">
            <text:p>13055055</text:p>
          </table:table-cell>
          <table:table-cell table:formula="of:=[.A818]/1000/(60*60*24)" office:value-type="time" office:time-value="PT03H37M35.055S" calcext:value-type="time">
            <text:p>03:37:35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43.65" calcext:value-type="float">
            <text:p>443.6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3071055" calcext:value-type="float">
            <text:p>13071055</text:p>
          </table:table-cell>
          <table:table-cell table:formula="of:=[.A819]/1000/(60*60*24)" office:value-type="time" office:time-value="PT03H37M51.055S" calcext:value-type="time">
            <text:p>03:37:51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44.18" calcext:value-type="float">
            <text:p>444.18</text:p>
          </table:table-cell>
          <table:table-cell office:value-type="float" office:value="540.64" calcext:value-type="float">
            <text:p>540.64</text:p>
          </table:table-cell>
        </table:table-row>
        <table:table-row table:style-name="ro1">
          <table:table-cell office:value-type="float" office:value="13087055" calcext:value-type="float">
            <text:p>13087055</text:p>
          </table:table-cell>
          <table:table-cell table:formula="of:=[.A820]/1000/(60*60*24)" office:value-type="time" office:time-value="PT03H38M07.055S" calcext:value-type="time">
            <text:p>03:38:07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44.71" calcext:value-type="float">
            <text:p>444.71</text:p>
          </table:table-cell>
          <table:table-cell office:value-type="float" office:value="541.27" calcext:value-type="float">
            <text:p>541.27</text:p>
          </table:table-cell>
        </table:table-row>
        <table:table-row table:style-name="ro1">
          <table:table-cell office:value-type="float" office:value="13103055" calcext:value-type="float">
            <text:p>13103055</text:p>
          </table:table-cell>
          <table:table-cell table:formula="of:=[.A821]/1000/(60*60*24)" office:value-type="time" office:time-value="PT03H38M23.055S" calcext:value-type="time">
            <text:p>03:38:23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45.25" calcext:value-type="float">
            <text:p>445.25</text:p>
          </table:table-cell>
          <table:table-cell office:value-type="float" office:value="541.91" calcext:value-type="float">
            <text:p>541.91</text:p>
          </table:table-cell>
        </table:table-row>
        <table:table-row table:style-name="ro1">
          <table:table-cell office:value-type="float" office:value="13119055" calcext:value-type="float">
            <text:p>13119055</text:p>
          </table:table-cell>
          <table:table-cell table:formula="of:=[.A822]/1000/(60*60*24)" office:value-type="time" office:time-value="PT03H38M39.055S" calcext:value-type="time">
            <text:p>03:38:39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45.78" calcext:value-type="float">
            <text:p>445.78</text:p>
          </table:table-cell>
          <table:table-cell office:value-type="float" office:value="542.55" calcext:value-type="float">
            <text:p>542.55</text:p>
          </table:table-cell>
        </table:table-row>
        <table:table-row table:style-name="ro1">
          <table:table-cell office:value-type="float" office:value="13135055" calcext:value-type="float">
            <text:p>13135055</text:p>
          </table:table-cell>
          <table:table-cell table:formula="of:=[.A823]/1000/(60*60*24)" office:value-type="time" office:time-value="PT03H38M55.055S" calcext:value-type="time">
            <text:p>03:38:55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46.32" calcext:value-type="float">
            <text:p>446.32</text:p>
          </table:table-cell>
          <table:table-cell office:value-type="float" office:value="543.19" calcext:value-type="float">
            <text:p>543.19</text:p>
          </table:table-cell>
        </table:table-row>
        <table:table-row table:style-name="ro1">
          <table:table-cell office:value-type="float" office:value="13151055" calcext:value-type="float">
            <text:p>13151055</text:p>
          </table:table-cell>
          <table:table-cell table:formula="of:=[.A824]/1000/(60*60*24)" office:value-type="time" office:time-value="PT03H39M11.055S" calcext:value-type="time">
            <text:p>03:39:11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46.85" calcext:value-type="float">
            <text:p>446.85</text:p>
          </table:table-cell>
          <table:table-cell office:value-type="float" office:value="543.83" calcext:value-type="float">
            <text:p>543.83</text:p>
          </table:table-cell>
        </table:table-row>
        <table:table-row table:style-name="ro1">
          <table:table-cell office:value-type="float" office:value="13167055" calcext:value-type="float">
            <text:p>13167055</text:p>
          </table:table-cell>
          <table:table-cell table:formula="of:=[.A825]/1000/(60*60*24)" office:value-type="time" office:time-value="PT03H39M27.055S" calcext:value-type="time">
            <text:p>03:39:27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47.39" calcext:value-type="float">
            <text:p>447.39</text:p>
          </table:table-cell>
          <table:table-cell office:value-type="float" office:value="544.47" calcext:value-type="float">
            <text:p>544.47</text:p>
          </table:table-cell>
        </table:table-row>
        <table:table-row table:style-name="ro1">
          <table:table-cell office:value-type="float" office:value="13183055" calcext:value-type="float">
            <text:p>13183055</text:p>
          </table:table-cell>
          <table:table-cell table:formula="of:=[.A826]/1000/(60*60*24)" office:value-type="time" office:time-value="PT03H39M43.055S" calcext:value-type="time">
            <text:p>03:39:43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47.92" calcext:value-type="float">
            <text:p>447.92</text:p>
          </table:table-cell>
          <table:table-cell office:value-type="float" office:value="545.11" calcext:value-type="float">
            <text:p>545.11</text:p>
          </table:table-cell>
        </table:table-row>
        <table:table-row table:style-name="ro1">
          <table:table-cell office:value-type="float" office:value="13199055" calcext:value-type="float">
            <text:p>13199055</text:p>
          </table:table-cell>
          <table:table-cell table:formula="of:=[.A827]/1000/(60*60*24)" office:value-type="time" office:time-value="PT03H39M59.055S" calcext:value-type="time">
            <text:p>03:39:59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48.45" calcext:value-type="float">
            <text:p>448.45</text:p>
          </table:table-cell>
          <table:table-cell office:value-type="float" office:value="545.74" calcext:value-type="float">
            <text:p>545.74</text:p>
          </table:table-cell>
        </table:table-row>
        <table:table-row table:style-name="ro1">
          <table:table-cell office:value-type="float" office:value="13215055" calcext:value-type="float">
            <text:p>13215055</text:p>
          </table:table-cell>
          <table:table-cell table:formula="of:=[.A828]/1000/(60*60*24)" office:value-type="time" office:time-value="PT03H40M15.055S" calcext:value-type="time">
            <text:p>03:40:15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448.99" calcext:value-type="float">
            <text:p>448.99</text:p>
          </table:table-cell>
          <table:table-cell office:value-type="float" office:value="546.38" calcext:value-type="float">
            <text:p>546.38</text:p>
          </table:table-cell>
        </table:table-row>
        <table:table-row table:style-name="ro1">
          <table:table-cell office:value-type="float" office:value="13231055" calcext:value-type="float">
            <text:p>13231055</text:p>
          </table:table-cell>
          <table:table-cell table:formula="of:=[.A829]/1000/(60*60*24)" office:value-type="time" office:time-value="PT03H40M31.055S" calcext:value-type="time">
            <text:p>03:40:31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49.52" calcext:value-type="float">
            <text:p>449.52</text:p>
          </table:table-cell>
          <table:table-cell office:value-type="float" office:value="547.02" calcext:value-type="float">
            <text:p>547.02</text:p>
          </table:table-cell>
        </table:table-row>
        <table:table-row table:style-name="ro1">
          <table:table-cell office:value-type="float" office:value="13247055" calcext:value-type="float">
            <text:p>13247055</text:p>
          </table:table-cell>
          <table:table-cell table:formula="of:=[.A830]/1000/(60*60*24)" office:value-type="time" office:time-value="PT03H40M47.055S" calcext:value-type="time">
            <text:p>03:40:47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50.06" calcext:value-type="float">
            <text:p>450.06</text:p>
          </table:table-cell>
          <table:table-cell office:value-type="float" office:value="547.66" calcext:value-type="float">
            <text:p>547.66</text:p>
          </table:table-cell>
        </table:table-row>
        <table:table-row table:style-name="ro1">
          <table:table-cell office:value-type="float" office:value="13263055" calcext:value-type="float">
            <text:p>13263055</text:p>
          </table:table-cell>
          <table:table-cell table:formula="of:=[.A831]/1000/(60*60*24)" office:value-type="time" office:time-value="PT03H41M03.055S" calcext:value-type="time">
            <text:p>03:41:03</text:p>
          </table:table-cell>
          <table:table-cell office:value-type="float" office:value="1.19" calcext:value-type="float">
            <text:p>1.1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28" calcext:value-type="float">
            <text:p>143.28</text:p>
          </table:table-cell>
          <table:table-cell office:value-type="float" office:value="450.59" calcext:value-type="float">
            <text:p>450.59</text:p>
          </table:table-cell>
          <table:table-cell office:value-type="float" office:value="548.3" calcext:value-type="float">
            <text:p>548.3</text:p>
          </table:table-cell>
        </table:table-row>
        <table:table-row table:style-name="ro1">
          <table:table-cell office:value-type="float" office:value="13279055" calcext:value-type="float">
            <text:p>13279055</text:p>
          </table:table-cell>
          <table:table-cell table:formula="of:=[.A832]/1000/(60*60*24)" office:value-type="time" office:time-value="PT03H41M19.055S" calcext:value-type="time">
            <text:p>03:41:19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451.12" calcext:value-type="float">
            <text:p>451.12</text:p>
          </table:table-cell>
          <table:table-cell office:value-type="float" office:value="548.94" calcext:value-type="float">
            <text:p>548.94</text:p>
          </table:table-cell>
        </table:table-row>
        <table:table-row table:style-name="ro1">
          <table:table-cell office:value-type="float" office:value="13295055" calcext:value-type="float">
            <text:p>13295055</text:p>
          </table:table-cell>
          <table:table-cell table:formula="of:=[.A833]/1000/(60*60*24)" office:value-type="time" office:time-value="PT03H41M35.055S" calcext:value-type="time">
            <text:p>03:41:35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451.66" calcext:value-type="float">
            <text:p>451.66</text:p>
          </table:table-cell>
          <table:table-cell office:value-type="float" office:value="549.57" calcext:value-type="float">
            <text:p>549.57</text:p>
          </table:table-cell>
        </table:table-row>
        <table:table-row table:style-name="ro1">
          <table:table-cell office:value-type="float" office:value="13311055" calcext:value-type="float">
            <text:p>13311055</text:p>
          </table:table-cell>
          <table:table-cell table:formula="of:=[.A834]/1000/(60*60*24)" office:value-type="time" office:time-value="PT03H41M51.055S" calcext:value-type="time">
            <text:p>03:41:51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52.19" calcext:value-type="float">
            <text:p>452.19</text:p>
          </table:table-cell>
          <table:table-cell office:value-type="float" office:value="550.21" calcext:value-type="float">
            <text:p>550.21</text:p>
          </table:table-cell>
        </table:table-row>
        <table:table-row table:style-name="ro1">
          <table:table-cell office:value-type="float" office:value="13327055" calcext:value-type="float">
            <text:p>13327055</text:p>
          </table:table-cell>
          <table:table-cell table:formula="of:=[.A835]/1000/(60*60*24)" office:value-type="time" office:time-value="PT03H42M07.055S" calcext:value-type="time">
            <text:p>03:42:07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52.73" calcext:value-type="float">
            <text:p>452.73</text:p>
          </table:table-cell>
          <table:table-cell office:value-type="float" office:value="550.85" calcext:value-type="float">
            <text:p>550.85</text:p>
          </table:table-cell>
        </table:table-row>
        <table:table-row table:style-name="ro1">
          <table:table-cell office:value-type="float" office:value="13343055" calcext:value-type="float">
            <text:p>13343055</text:p>
          </table:table-cell>
          <table:table-cell table:formula="of:=[.A836]/1000/(60*60*24)" office:value-type="time" office:time-value="PT03H42M23.055S" calcext:value-type="time">
            <text:p>03:42:23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453.26" calcext:value-type="float">
            <text:p>453.26</text:p>
          </table:table-cell>
          <table:table-cell office:value-type="float" office:value="551.49" calcext:value-type="float">
            <text:p>551.49</text:p>
          </table:table-cell>
        </table:table-row>
        <table:table-row table:style-name="ro1">
          <table:table-cell office:value-type="float" office:value="13359055" calcext:value-type="float">
            <text:p>13359055</text:p>
          </table:table-cell>
          <table:table-cell table:formula="of:=[.A837]/1000/(60*60*24)" office:value-type="time" office:time-value="PT03H42M39.055S" calcext:value-type="time">
            <text:p>03:42:39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53.79" calcext:value-type="float">
            <text:p>453.79</text:p>
          </table:table-cell>
          <table:table-cell office:value-type="float" office:value="552.13" calcext:value-type="float">
            <text:p>552.13</text:p>
          </table:table-cell>
        </table:table-row>
        <table:table-row table:style-name="ro1">
          <table:table-cell office:value-type="float" office:value="13375055" calcext:value-type="float">
            <text:p>13375055</text:p>
          </table:table-cell>
          <table:table-cell table:formula="of:=[.A838]/1000/(60*60*24)" office:value-type="time" office:time-value="PT03H42M55.055S" calcext:value-type="time">
            <text:p>03:42:55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454.33" calcext:value-type="float">
            <text:p>454.33</text:p>
          </table:table-cell>
          <table:table-cell office:value-type="float" office:value="552.76" calcext:value-type="float">
            <text:p>552.76</text:p>
          </table:table-cell>
        </table:table-row>
        <table:table-row table:style-name="ro1">
          <table:table-cell office:value-type="float" office:value="13391055" calcext:value-type="float">
            <text:p>13391055</text:p>
          </table:table-cell>
          <table:table-cell table:formula="of:=[.A839]/1000/(60*60*24)" office:value-type="time" office:time-value="PT03H43M11.055S" calcext:value-type="time">
            <text:p>03:43:11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454.86" calcext:value-type="float">
            <text:p>454.86</text:p>
          </table:table-cell>
          <table:table-cell office:value-type="float" office:value="553.4" calcext:value-type="float">
            <text:p>553.4</text:p>
          </table:table-cell>
        </table:table-row>
        <table:table-row table:style-name="ro1">
          <table:table-cell office:value-type="float" office:value="13407055" calcext:value-type="float">
            <text:p>13407055</text:p>
          </table:table-cell>
          <table:table-cell table:formula="of:=[.A840]/1000/(60*60*24)" office:value-type="time" office:time-value="PT03H43M27.055S" calcext:value-type="time">
            <text:p>03:43:27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55.4" calcext:value-type="float">
            <text:p>455.4</text:p>
          </table:table-cell>
          <table:table-cell office:value-type="float" office:value="554.04" calcext:value-type="float">
            <text:p>554.04</text:p>
          </table:table-cell>
        </table:table-row>
        <table:table-row table:style-name="ro1">
          <table:table-cell office:value-type="float" office:value="13423055" calcext:value-type="float">
            <text:p>13423055</text:p>
          </table:table-cell>
          <table:table-cell table:formula="of:=[.A841]/1000/(60*60*24)" office:value-type="time" office:time-value="PT03H43M43.055S" calcext:value-type="time">
            <text:p>03:43:43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455.93" calcext:value-type="float">
            <text:p>455.93</text:p>
          </table:table-cell>
          <table:table-cell office:value-type="float" office:value="554.68" calcext:value-type="float">
            <text:p>554.68</text:p>
          </table:table-cell>
        </table:table-row>
        <table:table-row table:style-name="ro1">
          <table:table-cell office:value-type="float" office:value="13439055" calcext:value-type="float">
            <text:p>13439055</text:p>
          </table:table-cell>
          <table:table-cell table:formula="of:=[.A842]/1000/(60*60*24)" office:value-type="time" office:time-value="PT03H43M59.055S" calcext:value-type="time">
            <text:p>03:43:59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456.46" calcext:value-type="float">
            <text:p>456.46</text:p>
          </table:table-cell>
          <table:table-cell office:value-type="float" office:value="555.31" calcext:value-type="float">
            <text:p>555.31</text:p>
          </table:table-cell>
        </table:table-row>
        <table:table-row table:style-name="ro1">
          <table:table-cell office:value-type="float" office:value="13455055" calcext:value-type="float">
            <text:p>13455055</text:p>
          </table:table-cell>
          <table:table-cell table:formula="of:=[.A843]/1000/(60*60*24)" office:value-type="time" office:time-value="PT03H44M15.055S" calcext:value-type="time">
            <text:p>03:44:15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457" calcext:value-type="float">
            <text:p>457</text:p>
          </table:table-cell>
          <table:table-cell office:value-type="float" office:value="555.95" calcext:value-type="float">
            <text:p>555.95</text:p>
          </table:table-cell>
        </table:table-row>
        <table:table-row table:style-name="ro1">
          <table:table-cell office:value-type="float" office:value="13471055" calcext:value-type="float">
            <text:p>13471055</text:p>
          </table:table-cell>
          <table:table-cell table:formula="of:=[.A844]/1000/(60*60*24)" office:value-type="time" office:time-value="PT03H44M31.055S" calcext:value-type="time">
            <text:p>03:44:31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457.53" calcext:value-type="float">
            <text:p>457.53</text:p>
          </table:table-cell>
          <table:table-cell office:value-type="float" office:value="556.59" calcext:value-type="float">
            <text:p>556.59</text:p>
          </table:table-cell>
        </table:table-row>
        <table:table-row table:style-name="ro1">
          <table:table-cell office:value-type="float" office:value="13487055" calcext:value-type="float">
            <text:p>13487055</text:p>
          </table:table-cell>
          <table:table-cell table:formula="of:=[.A845]/1000/(60*60*24)" office:value-type="time" office:time-value="PT03H44M47.055S" calcext:value-type="time">
            <text:p>03:44:47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458.06" calcext:value-type="float">
            <text:p>458.06</text:p>
          </table:table-cell>
          <table:table-cell office:value-type="float" office:value="557.23" calcext:value-type="float">
            <text:p>557.23</text:p>
          </table:table-cell>
        </table:table-row>
        <table:table-row table:style-name="ro1">
          <table:table-cell office:value-type="float" office:value="13503055" calcext:value-type="float">
            <text:p>13503055</text:p>
          </table:table-cell>
          <table:table-cell table:formula="of:=[.A846]/1000/(60*60*24)" office:value-type="time" office:time-value="PT03H45M03.055S" calcext:value-type="time">
            <text:p>03:45:03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458.6" calcext:value-type="float">
            <text:p>458.6</text:p>
          </table:table-cell>
          <table:table-cell office:value-type="float" office:value="557.86" calcext:value-type="float">
            <text:p>557.86</text:p>
          </table:table-cell>
        </table:table-row>
        <table:table-row table:style-name="ro1">
          <table:table-cell office:value-type="float" office:value="13519055" calcext:value-type="float">
            <text:p>13519055</text:p>
          </table:table-cell>
          <table:table-cell table:formula="of:=[.A847]/1000/(60*60*24)" office:value-type="time" office:time-value="PT03H45M19.055S" calcext:value-type="time">
            <text:p>03:45:19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459.13" calcext:value-type="float">
            <text:p>459.13</text:p>
          </table:table-cell>
          <table:table-cell office:value-type="float" office:value="558.5" calcext:value-type="float">
            <text:p>558.5</text:p>
          </table:table-cell>
        </table:table-row>
        <table:table-row table:style-name="ro1">
          <table:table-cell office:value-type="float" office:value="13535055" calcext:value-type="float">
            <text:p>13535055</text:p>
          </table:table-cell>
          <table:table-cell table:formula="of:=[.A848]/1000/(60*60*24)" office:value-type="time" office:time-value="PT03H45M35.055S" calcext:value-type="time">
            <text:p>03:45:35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459.67" calcext:value-type="float">
            <text:p>459.67</text:p>
          </table:table-cell>
          <table:table-cell office:value-type="float" office:value="559.14" calcext:value-type="float">
            <text:p>559.14</text:p>
          </table:table-cell>
        </table:table-row>
        <table:table-row table:style-name="ro1">
          <table:table-cell office:value-type="float" office:value="13551055" calcext:value-type="float">
            <text:p>13551055</text:p>
          </table:table-cell>
          <table:table-cell table:formula="of:=[.A849]/1000/(60*60*24)" office:value-type="time" office:time-value="PT03H45M51.055S" calcext:value-type="time">
            <text:p>03:45:51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460.2" calcext:value-type="float">
            <text:p>460.2</text:p>
          </table:table-cell>
          <table:table-cell office:value-type="float" office:value="559.78" calcext:value-type="float">
            <text:p>559.78</text:p>
          </table:table-cell>
        </table:table-row>
        <table:table-row table:style-name="ro1">
          <table:table-cell office:value-type="float" office:value="13567055" calcext:value-type="float">
            <text:p>13567055</text:p>
          </table:table-cell>
          <table:table-cell table:formula="of:=[.A850]/1000/(60*60*24)" office:value-type="time" office:time-value="PT03H46M07.055S" calcext:value-type="time">
            <text:p>03:46:07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460.73" calcext:value-type="float">
            <text:p>460.73</text:p>
          </table:table-cell>
          <table:table-cell office:value-type="float" office:value="560.41" calcext:value-type="float">
            <text:p>560.41</text:p>
          </table:table-cell>
        </table:table-row>
        <table:table-row table:style-name="ro1">
          <table:table-cell office:value-type="float" office:value="13583055" calcext:value-type="float">
            <text:p>13583055</text:p>
          </table:table-cell>
          <table:table-cell table:formula="of:=[.A851]/1000/(60*60*24)" office:value-type="time" office:time-value="PT03H46M23.055S" calcext:value-type="time">
            <text:p>03:46:23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461.27" calcext:value-type="float">
            <text:p>461.27</text:p>
          </table:table-cell>
          <table:table-cell office:value-type="float" office:value="561.05" calcext:value-type="float">
            <text:p>561.05</text:p>
          </table:table-cell>
        </table:table-row>
        <table:table-row table:style-name="ro1">
          <table:table-cell office:value-type="float" office:value="13599055" calcext:value-type="float">
            <text:p>13599055</text:p>
          </table:table-cell>
          <table:table-cell table:formula="of:=[.A852]/1000/(60*60*24)" office:value-type="time" office:time-value="PT03H46M39.055S" calcext:value-type="time">
            <text:p>03:46:39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461.8" calcext:value-type="float">
            <text:p>461.8</text:p>
          </table:table-cell>
          <table:table-cell office:value-type="float" office:value="561.69" calcext:value-type="float">
            <text:p>561.69</text:p>
          </table:table-cell>
        </table:table-row>
        <table:table-row table:style-name="ro1">
          <table:table-cell office:value-type="float" office:value="13615055" calcext:value-type="float">
            <text:p>13615055</text:p>
          </table:table-cell>
          <table:table-cell table:formula="of:=[.A853]/1000/(60*60*24)" office:value-type="time" office:time-value="PT03H46M55.055S" calcext:value-type="time">
            <text:p>03:46:55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462.33" calcext:value-type="float">
            <text:p>462.33</text:p>
          </table:table-cell>
          <table:table-cell office:value-type="float" office:value="562.32" calcext:value-type="float">
            <text:p>562.32</text:p>
          </table:table-cell>
        </table:table-row>
        <table:table-row table:style-name="ro1">
          <table:table-cell office:value-type="float" office:value="13631055" calcext:value-type="float">
            <text:p>13631055</text:p>
          </table:table-cell>
          <table:table-cell table:formula="of:=[.A854]/1000/(60*60*24)" office:value-type="time" office:time-value="PT03H47M11.055S" calcext:value-type="time">
            <text:p>03:47:11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462.87" calcext:value-type="float">
            <text:p>462.87</text:p>
          </table:table-cell>
          <table:table-cell office:value-type="float" office:value="562.96" calcext:value-type="float">
            <text:p>562.96</text:p>
          </table:table-cell>
        </table:table-row>
        <table:table-row table:style-name="ro1">
          <table:table-cell office:value-type="float" office:value="13647055" calcext:value-type="float">
            <text:p>13647055</text:p>
          </table:table-cell>
          <table:table-cell table:formula="of:=[.A855]/1000/(60*60*24)" office:value-type="time" office:time-value="PT03H47M27.055S" calcext:value-type="time">
            <text:p>03:47:27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463.4" calcext:value-type="float">
            <text:p>463.4</text:p>
          </table:table-cell>
          <table:table-cell office:value-type="float" office:value="563.6" calcext:value-type="float">
            <text:p>563.6</text:p>
          </table:table-cell>
        </table:table-row>
        <table:table-row table:style-name="ro1">
          <table:table-cell office:value-type="float" office:value="13663055" calcext:value-type="float">
            <text:p>13663055</text:p>
          </table:table-cell>
          <table:table-cell table:formula="of:=[.A856]/1000/(60*60*24)" office:value-type="time" office:time-value="PT03H47M43.055S" calcext:value-type="time">
            <text:p>03:47:43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463.94" calcext:value-type="float">
            <text:p>463.94</text:p>
          </table:table-cell>
          <table:table-cell office:value-type="float" office:value="564.23" calcext:value-type="float">
            <text:p>564.23</text:p>
          </table:table-cell>
        </table:table-row>
        <table:table-row table:style-name="ro1">
          <table:table-cell office:value-type="float" office:value="13679055" calcext:value-type="float">
            <text:p>13679055</text:p>
          </table:table-cell>
          <table:table-cell table:formula="of:=[.A857]/1000/(60*60*24)" office:value-type="time" office:time-value="PT03H47M59.055S" calcext:value-type="time">
            <text:p>03:47:59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464.47" calcext:value-type="float">
            <text:p>464.47</text:p>
          </table:table-cell>
          <table:table-cell office:value-type="float" office:value="564.87" calcext:value-type="float">
            <text:p>564.87</text:p>
          </table:table-cell>
        </table:table-row>
        <table:table-row table:style-name="ro1">
          <table:table-cell office:value-type="float" office:value="13695055" calcext:value-type="float">
            <text:p>13695055</text:p>
          </table:table-cell>
          <table:table-cell table:formula="of:=[.A858]/1000/(60*60*24)" office:value-type="time" office:time-value="PT03H48M15.055S" calcext:value-type="time">
            <text:p>03:48:15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465" calcext:value-type="float">
            <text:p>465</text:p>
          </table:table-cell>
          <table:table-cell office:value-type="float" office:value="565.51" calcext:value-type="float">
            <text:p>565.51</text:p>
          </table:table-cell>
        </table:table-row>
        <table:table-row table:style-name="ro1">
          <table:table-cell office:value-type="float" office:value="13711055" calcext:value-type="float">
            <text:p>13711055</text:p>
          </table:table-cell>
          <table:table-cell table:formula="of:=[.A859]/1000/(60*60*24)" office:value-type="time" office:time-value="PT03H48M31.055S" calcext:value-type="time">
            <text:p>03:48:31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465.54" calcext:value-type="float">
            <text:p>465.54</text:p>
          </table:table-cell>
          <table:table-cell office:value-type="float" office:value="566.15" calcext:value-type="float">
            <text:p>566.15</text:p>
          </table:table-cell>
        </table:table-row>
        <table:table-row table:style-name="ro1">
          <table:table-cell office:value-type="float" office:value="13727055" calcext:value-type="float">
            <text:p>13727055</text:p>
          </table:table-cell>
          <table:table-cell table:formula="of:=[.A860]/1000/(60*60*24)" office:value-type="time" office:time-value="PT03H48M47.055S" calcext:value-type="time">
            <text:p>03:48:47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466.07" calcext:value-type="float">
            <text:p>466.07</text:p>
          </table:table-cell>
          <table:table-cell office:value-type="float" office:value="566.78" calcext:value-type="float">
            <text:p>566.78</text:p>
          </table:table-cell>
        </table:table-row>
        <table:table-row table:style-name="ro1">
          <table:table-cell office:value-type="float" office:value="13743055" calcext:value-type="float">
            <text:p>13743055</text:p>
          </table:table-cell>
          <table:table-cell table:formula="of:=[.A861]/1000/(60*60*24)" office:value-type="time" office:time-value="PT03H49M03.055S" calcext:value-type="time">
            <text:p>03:49:03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466.6" calcext:value-type="float">
            <text:p>466.6</text:p>
          </table:table-cell>
          <table:table-cell office:value-type="float" office:value="567.42" calcext:value-type="float">
            <text:p>567.42</text:p>
          </table:table-cell>
        </table:table-row>
        <table:table-row table:style-name="ro1">
          <table:table-cell office:value-type="float" office:value="13759055" calcext:value-type="float">
            <text:p>13759055</text:p>
          </table:table-cell>
          <table:table-cell table:formula="of:=[.A862]/1000/(60*60*24)" office:value-type="time" office:time-value="PT03H49M19.055S" calcext:value-type="time">
            <text:p>03:49:19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467.14" calcext:value-type="float">
            <text:p>467.14</text:p>
          </table:table-cell>
          <table:table-cell office:value-type="float" office:value="568.06" calcext:value-type="float">
            <text:p>568.06</text:p>
          </table:table-cell>
        </table:table-row>
        <table:table-row table:style-name="ro1">
          <table:table-cell office:value-type="float" office:value="13775055" calcext:value-type="float">
            <text:p>13775055</text:p>
          </table:table-cell>
          <table:table-cell table:formula="of:=[.A863]/1000/(60*60*24)" office:value-type="time" office:time-value="PT03H49M35.055S" calcext:value-type="time">
            <text:p>03:49:35</text:p>
          </table:table-cell>
          <table:table-cell office:value-type="float" office:value="1.2" calcext:value-type="float">
            <text:p>1.2</text:p>
          </table:table-cell>
          <table:table-cell office:value-type="float" office:value="120" calcext:value-type="float">
            <text:p>120</text:p>
          </table:table-cell>
          <table:table-cell office:value-type="float" office:value="143.52" calcext:value-type="float">
            <text:p>143.52</text:p>
          </table:table-cell>
          <table:table-cell office:value-type="float" office:value="467.67" calcext:value-type="float">
            <text:p>467.67</text:p>
          </table:table-cell>
          <table:table-cell office:value-type="float" office:value="568.69" calcext:value-type="float">
            <text:p>568.69</text:p>
          </table:table-cell>
        </table:table-row>
        <table:table-row table:style-name="ro1">
          <table:table-cell office:value-type="float" office:value="13791055" calcext:value-type="float">
            <text:p>13791055</text:p>
          </table:table-cell>
          <table:table-cell table:formula="of:=[.A864]/1000/(60*60*24)" office:value-type="time" office:time-value="PT03H49M51.055S" calcext:value-type="time">
            <text:p>03:49:51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468.2" calcext:value-type="float">
            <text:p>468.2</text:p>
          </table:table-cell>
          <table:table-cell office:value-type="float" office:value="569.33" calcext:value-type="float">
            <text:p>569.33</text:p>
          </table:table-cell>
        </table:table-row>
        <table:table-row table:style-name="ro1">
          <table:table-cell office:value-type="float" office:value="13807055" calcext:value-type="float">
            <text:p>13807055</text:p>
          </table:table-cell>
          <table:table-cell table:formula="of:=[.A865]/1000/(60*60*24)" office:value-type="time" office:time-value="PT03H50M07.055S" calcext:value-type="time">
            <text:p>03:50:07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468.74" calcext:value-type="float">
            <text:p>468.74</text:p>
          </table:table-cell>
          <table:table-cell office:value-type="float" office:value="569.96" calcext:value-type="float">
            <text:p>569.96</text:p>
          </table:table-cell>
        </table:table-row>
        <table:table-row table:style-name="ro1">
          <table:table-cell office:value-type="float" office:value="13823055" calcext:value-type="float">
            <text:p>13823055</text:p>
          </table:table-cell>
          <table:table-cell table:formula="of:=[.A866]/1000/(60*60*24)" office:value-type="time" office:time-value="PT03H50M23.055S" calcext:value-type="time">
            <text:p>03:50:23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469.27" calcext:value-type="float">
            <text:p>469.27</text:p>
          </table:table-cell>
          <table:table-cell office:value-type="float" office:value="570.6" calcext:value-type="float">
            <text:p>570.6</text:p>
          </table:table-cell>
        </table:table-row>
        <table:table-row table:style-name="ro1">
          <table:table-cell office:value-type="float" office:value="13839055" calcext:value-type="float">
            <text:p>13839055</text:p>
          </table:table-cell>
          <table:table-cell table:formula="of:=[.A867]/1000/(60*60*24)" office:value-type="time" office:time-value="PT03H50M39.055S" calcext:value-type="time">
            <text:p>03:50:39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469.8" calcext:value-type="float">
            <text:p>469.8</text:p>
          </table:table-cell>
          <table:table-cell office:value-type="float" office:value="571.24" calcext:value-type="float">
            <text:p>571.24</text:p>
          </table:table-cell>
        </table:table-row>
        <table:table-row table:style-name="ro1">
          <table:table-cell office:value-type="float" office:value="13855055" calcext:value-type="float">
            <text:p>13855055</text:p>
          </table:table-cell>
          <table:table-cell table:formula="of:=[.A868]/1000/(60*60*24)" office:value-type="time" office:time-value="PT03H50M55.055S" calcext:value-type="time">
            <text:p>03:50:55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470.34" calcext:value-type="float">
            <text:p>470.34</text:p>
          </table:table-cell>
          <table:table-cell office:value-type="float" office:value="571.87" calcext:value-type="float">
            <text:p>571.87</text:p>
          </table:table-cell>
        </table:table-row>
        <table:table-row table:style-name="ro1">
          <table:table-cell office:value-type="float" office:value="13871055" calcext:value-type="float">
            <text:p>13871055</text:p>
          </table:table-cell>
          <table:table-cell table:formula="of:=[.A869]/1000/(60*60*24)" office:value-type="time" office:time-value="PT03H51M11.055S" calcext:value-type="time">
            <text:p>03:51:11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470.87" calcext:value-type="float">
            <text:p>470.87</text:p>
          </table:table-cell>
          <table:table-cell office:value-type="float" office:value="572.51" calcext:value-type="float">
            <text:p>572.51</text:p>
          </table:table-cell>
        </table:table-row>
        <table:table-row table:style-name="ro1">
          <table:table-cell office:value-type="float" office:value="13887055" calcext:value-type="float">
            <text:p>13887055</text:p>
          </table:table-cell>
          <table:table-cell table:formula="of:=[.A870]/1000/(60*60*24)" office:value-type="time" office:time-value="PT03H51M27.055S" calcext:value-type="time">
            <text:p>03:51:27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471.4" calcext:value-type="float">
            <text:p>471.4</text:p>
          </table:table-cell>
          <table:table-cell office:value-type="float" office:value="573.15" calcext:value-type="float">
            <text:p>573.15</text:p>
          </table:table-cell>
        </table:table-row>
        <table:table-row table:style-name="ro1">
          <table:table-cell office:value-type="float" office:value="13903055" calcext:value-type="float">
            <text:p>13903055</text:p>
          </table:table-cell>
          <table:table-cell table:formula="of:=[.A871]/1000/(60*60*24)" office:value-type="time" office:time-value="PT03H51M43.055S" calcext:value-type="time">
            <text:p>03:51:43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471.94" calcext:value-type="float">
            <text:p>471.94</text:p>
          </table:table-cell>
          <table:table-cell office:value-type="float" office:value="573.78" calcext:value-type="float">
            <text:p>573.78</text:p>
          </table:table-cell>
        </table:table-row>
        <table:table-row table:style-name="ro1">
          <table:table-cell office:value-type="float" office:value="13919055" calcext:value-type="float">
            <text:p>13919055</text:p>
          </table:table-cell>
          <table:table-cell table:formula="of:=[.A872]/1000/(60*60*24)" office:value-type="time" office:time-value="PT03H51M59.055S" calcext:value-type="time">
            <text:p>03:51:59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472.47" calcext:value-type="float">
            <text:p>472.47</text:p>
          </table:table-cell>
          <table:table-cell office:value-type="float" office:value="574.42" calcext:value-type="float">
            <text:p>574.42</text:p>
          </table:table-cell>
        </table:table-row>
        <table:table-row table:style-name="ro1">
          <table:table-cell office:value-type="float" office:value="13935055" calcext:value-type="float">
            <text:p>13935055</text:p>
          </table:table-cell>
          <table:table-cell table:formula="of:=[.A873]/1000/(60*60*24)" office:value-type="time" office:time-value="PT03H52M15.055S" calcext:value-type="time">
            <text:p>03:52:15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473" calcext:value-type="float">
            <text:p>473</text:p>
          </table:table-cell>
          <table:table-cell office:value-type="float" office:value="575.05" calcext:value-type="float">
            <text:p>575.05</text:p>
          </table:table-cell>
        </table:table-row>
        <table:table-row table:style-name="ro1">
          <table:table-cell office:value-type="float" office:value="13951055" calcext:value-type="float">
            <text:p>13951055</text:p>
          </table:table-cell>
          <table:table-cell table:formula="of:=[.A874]/1000/(60*60*24)" office:value-type="time" office:time-value="PT03H52M31.055S" calcext:value-type="time">
            <text:p>03:52:31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473.53" calcext:value-type="float">
            <text:p>473.53</text:p>
          </table:table-cell>
          <table:table-cell office:value-type="float" office:value="575.69" calcext:value-type="float">
            <text:p>575.69</text:p>
          </table:table-cell>
        </table:table-row>
        <table:table-row table:style-name="ro1">
          <table:table-cell office:value-type="float" office:value="13967055" calcext:value-type="float">
            <text:p>13967055</text:p>
          </table:table-cell>
          <table:table-cell table:formula="of:=[.A875]/1000/(60*60*24)" office:value-type="time" office:time-value="PT03H52M47.055S" calcext:value-type="time">
            <text:p>03:52:47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474.07" calcext:value-type="float">
            <text:p>474.07</text:p>
          </table:table-cell>
          <table:table-cell office:value-type="float" office:value="576.33" calcext:value-type="float">
            <text:p>576.33</text:p>
          </table:table-cell>
        </table:table-row>
        <table:table-row table:style-name="ro1">
          <table:table-cell office:value-type="float" office:value="13983055" calcext:value-type="float">
            <text:p>13983055</text:p>
          </table:table-cell>
          <table:table-cell table:formula="of:=[.A876]/1000/(60*60*24)" office:value-type="time" office:time-value="PT03H53M03.055S" calcext:value-type="time">
            <text:p>03:53:03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474.6" calcext:value-type="float">
            <text:p>474.6</text:p>
          </table:table-cell>
          <table:table-cell office:value-type="float" office:value="576.96" calcext:value-type="float">
            <text:p>576.96</text:p>
          </table:table-cell>
        </table:table-row>
        <table:table-row table:style-name="ro1">
          <table:table-cell office:value-type="float" office:value="13999055" calcext:value-type="float">
            <text:p>13999055</text:p>
          </table:table-cell>
          <table:table-cell table:formula="of:=[.A877]/1000/(60*60*24)" office:value-type="time" office:time-value="PT03H53M19.055S" calcext:value-type="time">
            <text:p>03:53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475.13" calcext:value-type="float">
            <text:p>475.13</text:p>
          </table:table-cell>
          <table:table-cell office:value-type="float" office:value="577.6" calcext:value-type="float">
            <text:p>577.6</text:p>
          </table:table-cell>
        </table:table-row>
        <table:table-row table:style-name="ro1">
          <table:table-cell office:value-type="float" office:value="14015055" calcext:value-type="float">
            <text:p>14015055</text:p>
          </table:table-cell>
          <table:table-cell table:formula="of:=[.A878]/1000/(60*60*24)" office:value-type="time" office:time-value="PT03H53M35.055S" calcext:value-type="time">
            <text:p>03:53:35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475.67" calcext:value-type="float">
            <text:p>475.67</text:p>
          </table:table-cell>
          <table:table-cell office:value-type="float" office:value="578.23" calcext:value-type="float">
            <text:p>578.23</text:p>
          </table:table-cell>
        </table:table-row>
        <table:table-row table:style-name="ro1">
          <table:table-cell office:value-type="float" office:value="14031055" calcext:value-type="float">
            <text:p>14031055</text:p>
          </table:table-cell>
          <table:table-cell table:formula="of:=[.A879]/1000/(60*60*24)" office:value-type="time" office:time-value="PT03H53M51.055S" calcext:value-type="time">
            <text:p>03:53:51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476.2" calcext:value-type="float">
            <text:p>476.2</text:p>
          </table:table-cell>
          <table:table-cell office:value-type="float" office:value="578.87" calcext:value-type="float">
            <text:p>578.87</text:p>
          </table:table-cell>
        </table:table-row>
        <table:table-row table:style-name="ro1">
          <table:table-cell office:value-type="float" office:value="14047055" calcext:value-type="float">
            <text:p>14047055</text:p>
          </table:table-cell>
          <table:table-cell table:formula="of:=[.A880]/1000/(60*60*24)" office:value-type="time" office:time-value="PT03H54M07.055S" calcext:value-type="time">
            <text:p>03:54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476.73" calcext:value-type="float">
            <text:p>476.73</text:p>
          </table:table-cell>
          <table:table-cell office:value-type="float" office:value="579.5" calcext:value-type="float">
            <text:p>579.5</text:p>
          </table:table-cell>
        </table:table-row>
        <table:table-row table:style-name="ro1">
          <table:table-cell office:value-type="float" office:value="14063055" calcext:value-type="float">
            <text:p>14063055</text:p>
          </table:table-cell>
          <table:table-cell table:formula="of:=[.A881]/1000/(60*60*24)" office:value-type="time" office:time-value="PT03H54M23.055S" calcext:value-type="time">
            <text:p>03:54:23</text:p>
          </table:table-cell>
          <table:table-cell office:value-type="float" office:value="1.2" calcext:value-type="float">
            <text:p>1.2</text:p>
          </table:table-cell>
          <table:table-cell office:value-type="float" office:value="119.9" calcext:value-type="float">
            <text:p>119.9</text:p>
          </table:table-cell>
          <table:table-cell office:value-type="float" office:value="143.4" calcext:value-type="float">
            <text:p>143.4</text:p>
          </table:table-cell>
          <table:table-cell office:value-type="float" office:value="477.27" calcext:value-type="float">
            <text:p>477.27</text:p>
          </table:table-cell>
          <table:table-cell office:value-type="float" office:value="580.14" calcext:value-type="float">
            <text:p>580.14</text:p>
          </table:table-cell>
        </table:table-row>
        <table:table-row table:style-name="ro1">
          <table:table-cell office:value-type="float" office:value="14079055" calcext:value-type="float">
            <text:p>14079055</text:p>
          </table:table-cell>
          <table:table-cell table:formula="of:=[.A882]/1000/(60*60*24)" office:value-type="time" office:time-value="PT03H54M39.055S" calcext:value-type="time">
            <text:p>03:54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477.8" calcext:value-type="float">
            <text:p>477.8</text:p>
          </table:table-cell>
          <table:table-cell office:value-type="float" office:value="580.77" calcext:value-type="float">
            <text:p>580.77</text:p>
          </table:table-cell>
        </table:table-row>
        <table:table-row table:style-name="ro1">
          <table:table-cell office:value-type="float" office:value="14095055" calcext:value-type="float">
            <text:p>14095055</text:p>
          </table:table-cell>
          <table:table-cell table:formula="of:=[.A883]/1000/(60*60*24)" office:value-type="time" office:time-value="PT03H54M55.055S" calcext:value-type="time">
            <text:p>03:54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478.33" calcext:value-type="float">
            <text:p>478.33</text:p>
          </table:table-cell>
          <table:table-cell office:value-type="float" office:value="581.41" calcext:value-type="float">
            <text:p>581.41</text:p>
          </table:table-cell>
        </table:table-row>
        <table:table-row table:style-name="ro1">
          <table:table-cell office:value-type="float" office:value="14111055" calcext:value-type="float">
            <text:p>14111055</text:p>
          </table:table-cell>
          <table:table-cell table:formula="of:=[.A884]/1000/(60*60*24)" office:value-type="time" office:time-value="PT03H55M11.055S" calcext:value-type="time">
            <text:p>03:55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478.86" calcext:value-type="float">
            <text:p>478.86</text:p>
          </table:table-cell>
          <table:table-cell office:value-type="float" office:value="582.05" calcext:value-type="float">
            <text:p>582.05</text:p>
          </table:table-cell>
        </table:table-row>
        <table:table-row table:style-name="ro1">
          <table:table-cell office:value-type="float" office:value="14127055" calcext:value-type="float">
            <text:p>14127055</text:p>
          </table:table-cell>
          <table:table-cell table:formula="of:=[.A885]/1000/(60*60*24)" office:value-type="time" office:time-value="PT03H55M27.055S" calcext:value-type="time">
            <text:p>03:55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479.4" calcext:value-type="float">
            <text:p>479.4</text:p>
          </table:table-cell>
          <table:table-cell office:value-type="float" office:value="582.68" calcext:value-type="float">
            <text:p>582.68</text:p>
          </table:table-cell>
        </table:table-row>
        <table:table-row table:style-name="ro1">
          <table:table-cell office:value-type="float" office:value="14143055" calcext:value-type="float">
            <text:p>14143055</text:p>
          </table:table-cell>
          <table:table-cell table:formula="of:=[.A886]/1000/(60*60*24)" office:value-type="time" office:time-value="PT03H55M43.055S" calcext:value-type="time">
            <text:p>03:55:43</text:p>
          </table:table-cell>
          <table:table-cell office:value-type="float" office:value="1.2" calcext:value-type="float">
            <text:p>1.2</text:p>
          </table:table-cell>
          <table:table-cell office:value-type="float" office:value="120" calcext:value-type="float">
            <text:p>120</text:p>
          </table:table-cell>
          <table:table-cell office:value-type="float" office:value="143.52" calcext:value-type="float">
            <text:p>143.52</text:p>
          </table:table-cell>
          <table:table-cell office:value-type="float" office:value="479.93" calcext:value-type="float">
            <text:p>479.93</text:p>
          </table:table-cell>
          <table:table-cell office:value-type="float" office:value="583.32" calcext:value-type="float">
            <text:p>583.32</text:p>
          </table:table-cell>
        </table:table-row>
        <table:table-row table:style-name="ro1">
          <table:table-cell office:value-type="float" office:value="14159055" calcext:value-type="float">
            <text:p>14159055</text:p>
          </table:table-cell>
          <table:table-cell table:formula="of:=[.A887]/1000/(60*60*24)" office:value-type="time" office:time-value="PT03H55M59.055S" calcext:value-type="time">
            <text:p>03:55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480.46" calcext:value-type="float">
            <text:p>480.46</text:p>
          </table:table-cell>
          <table:table-cell office:value-type="float" office:value="583.95" calcext:value-type="float">
            <text:p>583.95</text:p>
          </table:table-cell>
        </table:table-row>
        <table:table-row table:style-name="ro1">
          <table:table-cell office:value-type="float" office:value="14175055" calcext:value-type="float">
            <text:p>14175055</text:p>
          </table:table-cell>
          <table:table-cell table:formula="of:=[.A888]/1000/(60*60*24)" office:value-type="time" office:time-value="PT03H56M15.055S" calcext:value-type="time">
            <text:p>03:56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481" calcext:value-type="float">
            <text:p>481</text:p>
          </table:table-cell>
          <table:table-cell office:value-type="float" office:value="584.59" calcext:value-type="float">
            <text:p>584.59</text:p>
          </table:table-cell>
        </table:table-row>
        <table:table-row table:style-name="ro1">
          <table:table-cell office:value-type="float" office:value="14191055" calcext:value-type="float">
            <text:p>14191055</text:p>
          </table:table-cell>
          <table:table-cell table:formula="of:=[.A889]/1000/(60*60*24)" office:value-type="time" office:time-value="PT03H56M31.055S" calcext:value-type="time">
            <text:p>03:56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481.53" calcext:value-type="float">
            <text:p>481.53</text:p>
          </table:table-cell>
          <table:table-cell office:value-type="float" office:value="585.22" calcext:value-type="float">
            <text:p>585.22</text:p>
          </table:table-cell>
        </table:table-row>
        <table:table-row table:style-name="ro1">
          <table:table-cell office:value-type="float" office:value="14207055" calcext:value-type="float">
            <text:p>14207055</text:p>
          </table:table-cell>
          <table:table-cell table:formula="of:=[.A890]/1000/(60*60*24)" office:value-type="time" office:time-value="PT03H56M47.055S" calcext:value-type="time">
            <text:p>03:56:47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482.06" calcext:value-type="float">
            <text:p>482.06</text:p>
          </table:table-cell>
          <table:table-cell office:value-type="float" office:value="585.86" calcext:value-type="float">
            <text:p>585.86</text:p>
          </table:table-cell>
        </table:table-row>
        <table:table-row table:style-name="ro1">
          <table:table-cell office:value-type="float" office:value="14223055" calcext:value-type="float">
            <text:p>14223055</text:p>
          </table:table-cell>
          <table:table-cell table:formula="of:=[.A891]/1000/(60*60*24)" office:value-type="time" office:time-value="PT03H57M03.055S" calcext:value-type="time">
            <text:p>03:57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482.59" calcext:value-type="float">
            <text:p>482.59</text:p>
          </table:table-cell>
          <table:table-cell office:value-type="float" office:value="586.49" calcext:value-type="float">
            <text:p>586.49</text:p>
          </table:table-cell>
        </table:table-row>
        <table:table-row table:style-name="ro1">
          <table:table-cell office:value-type="float" office:value="14239055" calcext:value-type="float">
            <text:p>14239055</text:p>
          </table:table-cell>
          <table:table-cell table:formula="of:=[.A892]/1000/(60*60*24)" office:value-type="time" office:time-value="PT03H57M19.055S" calcext:value-type="time">
            <text:p>03:57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483.13" calcext:value-type="float">
            <text:p>483.13</text:p>
          </table:table-cell>
          <table:table-cell office:value-type="float" office:value="587.13" calcext:value-type="float">
            <text:p>587.13</text:p>
          </table:table-cell>
        </table:table-row>
        <table:table-row table:style-name="ro1">
          <table:table-cell office:value-type="float" office:value="14255055" calcext:value-type="float">
            <text:p>14255055</text:p>
          </table:table-cell>
          <table:table-cell table:formula="of:=[.A893]/1000/(60*60*24)" office:value-type="time" office:time-value="PT03H57M35.055S" calcext:value-type="time">
            <text:p>03:57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483.66" calcext:value-type="float">
            <text:p>483.66</text:p>
          </table:table-cell>
          <table:table-cell office:value-type="float" office:value="587.76" calcext:value-type="float">
            <text:p>587.76</text:p>
          </table:table-cell>
        </table:table-row>
        <table:table-row table:style-name="ro1">
          <table:table-cell office:value-type="float" office:value="14271055" calcext:value-type="float">
            <text:p>14271055</text:p>
          </table:table-cell>
          <table:table-cell table:formula="of:=[.A894]/1000/(60*60*24)" office:value-type="time" office:time-value="PT03H57M51.055S" calcext:value-type="time">
            <text:p>03:57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484.19" calcext:value-type="float">
            <text:p>484.19</text:p>
          </table:table-cell>
          <table:table-cell office:value-type="float" office:value="588.39" calcext:value-type="float">
            <text:p>588.39</text:p>
          </table:table-cell>
        </table:table-row>
        <table:table-row table:style-name="ro1">
          <table:table-cell office:value-type="float" office:value="14287055" calcext:value-type="float">
            <text:p>14287055</text:p>
          </table:table-cell>
          <table:table-cell table:formula="of:=[.A895]/1000/(60*60*24)" office:value-type="time" office:time-value="PT03H58M07.055S" calcext:value-type="time">
            <text:p>03:58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484.72" calcext:value-type="float">
            <text:p>484.72</text:p>
          </table:table-cell>
          <table:table-cell office:value-type="float" office:value="589.03" calcext:value-type="float">
            <text:p>589.03</text:p>
          </table:table-cell>
        </table:table-row>
        <table:table-row table:style-name="ro1">
          <table:table-cell office:value-type="float" office:value="14303055" calcext:value-type="float">
            <text:p>14303055</text:p>
          </table:table-cell>
          <table:table-cell table:formula="of:=[.A896]/1000/(60*60*24)" office:value-type="time" office:time-value="PT03H58M23.055S" calcext:value-type="time">
            <text:p>03:58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485.26" calcext:value-type="float">
            <text:p>485.26</text:p>
          </table:table-cell>
          <table:table-cell office:value-type="float" office:value="589.66" calcext:value-type="float">
            <text:p>589.66</text:p>
          </table:table-cell>
        </table:table-row>
        <table:table-row table:style-name="ro1">
          <table:table-cell office:value-type="float" office:value="14319055" calcext:value-type="float">
            <text:p>14319055</text:p>
          </table:table-cell>
          <table:table-cell table:formula="of:=[.A897]/1000/(60*60*24)" office:value-type="time" office:time-value="PT03H58M39.055S" calcext:value-type="time">
            <text:p>03:58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485.79" calcext:value-type="float">
            <text:p>485.79</text:p>
          </table:table-cell>
          <table:table-cell office:value-type="float" office:value="590.3" calcext:value-type="float">
            <text:p>590.3</text:p>
          </table:table-cell>
        </table:table-row>
        <table:table-row table:style-name="ro1">
          <table:table-cell office:value-type="float" office:value="14335055" calcext:value-type="float">
            <text:p>14335055</text:p>
          </table:table-cell>
          <table:table-cell table:formula="of:=[.A898]/1000/(60*60*24)" office:value-type="time" office:time-value="PT03H58M55.055S" calcext:value-type="time">
            <text:p>03:58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486.32" calcext:value-type="float">
            <text:p>486.32</text:p>
          </table:table-cell>
          <table:table-cell office:value-type="float" office:value="590.93" calcext:value-type="float">
            <text:p>590.93</text:p>
          </table:table-cell>
        </table:table-row>
        <table:table-row table:style-name="ro1">
          <table:table-cell office:value-type="float" office:value="14351055" calcext:value-type="float">
            <text:p>14351055</text:p>
          </table:table-cell>
          <table:table-cell table:formula="of:=[.A899]/1000/(60*60*24)" office:value-type="time" office:time-value="PT03H59M11.055S" calcext:value-type="time">
            <text:p>03:59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486.86" calcext:value-type="float">
            <text:p>486.86</text:p>
          </table:table-cell>
          <table:table-cell office:value-type="float" office:value="591.57" calcext:value-type="float">
            <text:p>591.57</text:p>
          </table:table-cell>
        </table:table-row>
        <table:table-row table:style-name="ro1">
          <table:table-cell office:value-type="float" office:value="14367055" calcext:value-type="float">
            <text:p>14367055</text:p>
          </table:table-cell>
          <table:table-cell table:formula="of:=[.A900]/1000/(60*60*24)" office:value-type="time" office:time-value="PT03H59M27.055S" calcext:value-type="time">
            <text:p>03:59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487.39" calcext:value-type="float">
            <text:p>487.39</text:p>
          </table:table-cell>
          <table:table-cell office:value-type="float" office:value="592.2" calcext:value-type="float">
            <text:p>592.2</text:p>
          </table:table-cell>
        </table:table-row>
        <table:table-row table:style-name="ro1">
          <table:table-cell office:value-type="float" office:value="14383055" calcext:value-type="float">
            <text:p>14383055</text:p>
          </table:table-cell>
          <table:table-cell table:formula="of:=[.A901]/1000/(60*60*24)" office:value-type="time" office:time-value="PT03H59M43.055S" calcext:value-type="time">
            <text:p>03:59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487.92" calcext:value-type="float">
            <text:p>487.92</text:p>
          </table:table-cell>
          <table:table-cell office:value-type="float" office:value="592.84" calcext:value-type="float">
            <text:p>592.84</text:p>
          </table:table-cell>
        </table:table-row>
        <table:table-row table:style-name="ro1">
          <table:table-cell office:value-type="float" office:value="14399055" calcext:value-type="float">
            <text:p>14399055</text:p>
          </table:table-cell>
          <table:table-cell table:formula="of:=[.A902]/1000/(60*60*24)" office:value-type="time" office:time-value="PT03H59M59.055S" calcext:value-type="time">
            <text:p>03:59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44" calcext:value-type="float">
            <text:p>142.44</text:p>
          </table:table-cell>
          <table:table-cell office:value-type="float" office:value="488.45" calcext:value-type="float">
            <text:p>488.45</text:p>
          </table:table-cell>
          <table:table-cell office:value-type="float" office:value="593.47" calcext:value-type="float">
            <text:p>593.47</text:p>
          </table:table-cell>
        </table:table-row>
        <table:table-row table:style-name="ro1">
          <table:table-cell office:value-type="float" office:value="14415055" calcext:value-type="float">
            <text:p>14415055</text:p>
          </table:table-cell>
          <table:table-cell table:formula="of:=[.A903]/1000/(60*60*24)" office:value-type="time" office:time-value="PT04H00M15.055S" calcext:value-type="time">
            <text:p>04:00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488.99" calcext:value-type="float">
            <text:p>488.99</text:p>
          </table:table-cell>
          <table:table-cell office:value-type="float" office:value="594.11" calcext:value-type="float">
            <text:p>594.11</text:p>
          </table:table-cell>
        </table:table-row>
        <table:table-row table:style-name="ro1">
          <table:table-cell office:value-type="float" office:value="14431055" calcext:value-type="float">
            <text:p>14431055</text:p>
          </table:table-cell>
          <table:table-cell table:formula="of:=[.A904]/1000/(60*60*24)" office:value-type="time" office:time-value="PT04H00M31.055S" calcext:value-type="time">
            <text:p>04:00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489.52" calcext:value-type="float">
            <text:p>489.52</text:p>
          </table:table-cell>
          <table:table-cell office:value-type="float" office:value="594.74" calcext:value-type="float">
            <text:p>594.74</text:p>
          </table:table-cell>
        </table:table-row>
        <table:table-row table:style-name="ro1">
          <table:table-cell office:value-type="float" office:value="14447055" calcext:value-type="float">
            <text:p>14447055</text:p>
          </table:table-cell>
          <table:table-cell table:formula="of:=[.A905]/1000/(60*60*24)" office:value-type="time" office:time-value="PT04H00M47.055S" calcext:value-type="time">
            <text:p>04:00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490.05" calcext:value-type="float">
            <text:p>490.05</text:p>
          </table:table-cell>
          <table:table-cell office:value-type="float" office:value="595.38" calcext:value-type="float">
            <text:p>595.38</text:p>
          </table:table-cell>
        </table:table-row>
        <table:table-row table:style-name="ro1">
          <table:table-cell office:value-type="float" office:value="14463055" calcext:value-type="float">
            <text:p>14463055</text:p>
          </table:table-cell>
          <table:table-cell table:formula="of:=[.A906]/1000/(60*60*24)" office:value-type="time" office:time-value="PT04H01M03.055S" calcext:value-type="time">
            <text:p>04:01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490.58" calcext:value-type="float">
            <text:p>490.58</text:p>
          </table:table-cell>
          <table:table-cell office:value-type="float" office:value="596.01" calcext:value-type="float">
            <text:p>596.01</text:p>
          </table:table-cell>
        </table:table-row>
        <table:table-row table:style-name="ro1">
          <table:table-cell office:value-type="float" office:value="14479055" calcext:value-type="float">
            <text:p>14479055</text:p>
          </table:table-cell>
          <table:table-cell table:formula="of:=[.A907]/1000/(60*60*24)" office:value-type="time" office:time-value="PT04H01M19.055S" calcext:value-type="time">
            <text:p>04:01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491.12" calcext:value-type="float">
            <text:p>491.12</text:p>
          </table:table-cell>
          <table:table-cell office:value-type="float" office:value="596.65" calcext:value-type="float">
            <text:p>596.65</text:p>
          </table:table-cell>
        </table:table-row>
        <table:table-row table:style-name="ro1">
          <table:table-cell office:value-type="float" office:value="14495055" calcext:value-type="float">
            <text:p>14495055</text:p>
          </table:table-cell>
          <table:table-cell table:formula="of:=[.A908]/1000/(60*60*24)" office:value-type="time" office:time-value="PT04H01M35.055S" calcext:value-type="time">
            <text:p>04:01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491.65" calcext:value-type="float">
            <text:p>491.65</text:p>
          </table:table-cell>
          <table:table-cell office:value-type="float" office:value="597.28" calcext:value-type="float">
            <text:p>597.28</text:p>
          </table:table-cell>
        </table:table-row>
        <table:table-row table:style-name="ro1">
          <table:table-cell office:value-type="float" office:value="14511055" calcext:value-type="float">
            <text:p>14511055</text:p>
          </table:table-cell>
          <table:table-cell table:formula="of:=[.A909]/1000/(60*60*24)" office:value-type="time" office:time-value="PT04H01M51.055S" calcext:value-type="time">
            <text:p>04:01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492.18" calcext:value-type="float">
            <text:p>492.18</text:p>
          </table:table-cell>
          <table:table-cell office:value-type="float" office:value="597.92" calcext:value-type="float">
            <text:p>597.92</text:p>
          </table:table-cell>
        </table:table-row>
        <table:table-row table:style-name="ro1">
          <table:table-cell office:value-type="float" office:value="14527055" calcext:value-type="float">
            <text:p>14527055</text:p>
          </table:table-cell>
          <table:table-cell table:formula="of:=[.A910]/1000/(60*60*24)" office:value-type="time" office:time-value="PT04H02M07.055S" calcext:value-type="time">
            <text:p>04:02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32" calcext:value-type="float">
            <text:p>142.32</text:p>
          </table:table-cell>
          <table:table-cell office:value-type="float" office:value="492.71" calcext:value-type="float">
            <text:p>492.71</text:p>
          </table:table-cell>
          <table:table-cell office:value-type="float" office:value="598.55" calcext:value-type="float">
            <text:p>598.55</text:p>
          </table:table-cell>
        </table:table-row>
        <table:table-row table:style-name="ro1">
          <table:table-cell office:value-type="float" office:value="14543055" calcext:value-type="float">
            <text:p>14543055</text:p>
          </table:table-cell>
          <table:table-cell table:formula="of:=[.A911]/1000/(60*60*24)" office:value-type="time" office:time-value="PT04H02M23.055S" calcext:value-type="time">
            <text:p>04:02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493.24" calcext:value-type="float">
            <text:p>493.24</text:p>
          </table:table-cell>
          <table:table-cell office:value-type="float" office:value="599.19" calcext:value-type="float">
            <text:p>599.19</text:p>
          </table:table-cell>
        </table:table-row>
        <table:table-row table:style-name="ro1">
          <table:table-cell office:value-type="float" office:value="14559055" calcext:value-type="float">
            <text:p>14559055</text:p>
          </table:table-cell>
          <table:table-cell table:formula="of:=[.A912]/1000/(60*60*24)" office:value-type="time" office:time-value="PT04H02M39.055S" calcext:value-type="time">
            <text:p>04:02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493.78" calcext:value-type="float">
            <text:p>493.78</text:p>
          </table:table-cell>
          <table:table-cell office:value-type="float" office:value="599.82" calcext:value-type="float">
            <text:p>599.82</text:p>
          </table:table-cell>
        </table:table-row>
        <table:table-row table:style-name="ro1">
          <table:table-cell office:value-type="float" office:value="14575055" calcext:value-type="float">
            <text:p>14575055</text:p>
          </table:table-cell>
          <table:table-cell table:formula="of:=[.A913]/1000/(60*60*24)" office:value-type="time" office:time-value="PT04H02M55.055S" calcext:value-type="time">
            <text:p>04:02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32" calcext:value-type="float">
            <text:p>142.32</text:p>
          </table:table-cell>
          <table:table-cell office:value-type="float" office:value="494.31" calcext:value-type="float">
            <text:p>494.31</text:p>
          </table:table-cell>
          <table:table-cell office:value-type="float" office:value="600.46" calcext:value-type="float">
            <text:p>600.46</text:p>
          </table:table-cell>
        </table:table-row>
        <table:table-row table:style-name="ro1">
          <table:table-cell office:value-type="float" office:value="14591055" calcext:value-type="float">
            <text:p>14591055</text:p>
          </table:table-cell>
          <table:table-cell table:formula="of:=[.A914]/1000/(60*60*24)" office:value-type="time" office:time-value="PT04H03M11.055S" calcext:value-type="time">
            <text:p>04:03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494.84" calcext:value-type="float">
            <text:p>494.84</text:p>
          </table:table-cell>
          <table:table-cell office:value-type="float" office:value="601.09" calcext:value-type="float">
            <text:p>601.09</text:p>
          </table:table-cell>
        </table:table-row>
        <table:table-row table:style-name="ro1">
          <table:table-cell office:value-type="float" office:value="14607055" calcext:value-type="float">
            <text:p>14607055</text:p>
          </table:table-cell>
          <table:table-cell table:formula="of:=[.A915]/1000/(60*60*24)" office:value-type="time" office:time-value="PT04H03M27.055S" calcext:value-type="time">
            <text:p>04:03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32" calcext:value-type="float">
            <text:p>142.32</text:p>
          </table:table-cell>
          <table:table-cell office:value-type="float" office:value="495.37" calcext:value-type="float">
            <text:p>495.37</text:p>
          </table:table-cell>
          <table:table-cell office:value-type="float" office:value="601.72" calcext:value-type="float">
            <text:p>601.72</text:p>
          </table:table-cell>
        </table:table-row>
        <table:table-row table:style-name="ro1">
          <table:table-cell office:value-type="float" office:value="14623055" calcext:value-type="float">
            <text:p>14623055</text:p>
          </table:table-cell>
          <table:table-cell table:formula="of:=[.A916]/1000/(60*60*24)" office:value-type="time" office:time-value="PT04H03M43.055S" calcext:value-type="time">
            <text:p>04:03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495.91" calcext:value-type="float">
            <text:p>495.91</text:p>
          </table:table-cell>
          <table:table-cell office:value-type="float" office:value="602.36" calcext:value-type="float">
            <text:p>602.36</text:p>
          </table:table-cell>
        </table:table-row>
        <table:table-row table:style-name="ro1">
          <table:table-cell office:value-type="float" office:value="14639055" calcext:value-type="float">
            <text:p>14639055</text:p>
          </table:table-cell>
          <table:table-cell table:formula="of:=[.A917]/1000/(60*60*24)" office:value-type="time" office:time-value="PT04H03M59.055S" calcext:value-type="time">
            <text:p>04:03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496.44" calcext:value-type="float">
            <text:p>496.44</text:p>
          </table:table-cell>
          <table:table-cell office:value-type="float" office:value="602.99" calcext:value-type="float">
            <text:p>602.99</text:p>
          </table:table-cell>
        </table:table-row>
        <table:table-row table:style-name="ro1">
          <table:table-cell office:value-type="float" office:value="14655055" calcext:value-type="float">
            <text:p>14655055</text:p>
          </table:table-cell>
          <table:table-cell table:formula="of:=[.A918]/1000/(60*60*24)" office:value-type="time" office:time-value="PT04H04M15.055S" calcext:value-type="time">
            <text:p>04:04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496.97" calcext:value-type="float">
            <text:p>496.97</text:p>
          </table:table-cell>
          <table:table-cell office:value-type="float" office:value="603.63" calcext:value-type="float">
            <text:p>603.63</text:p>
          </table:table-cell>
        </table:table-row>
        <table:table-row table:style-name="ro1">
          <table:table-cell office:value-type="float" office:value="14671055" calcext:value-type="float">
            <text:p>14671055</text:p>
          </table:table-cell>
          <table:table-cell table:formula="of:=[.A919]/1000/(60*60*24)" office:value-type="time" office:time-value="PT04H04M31.055S" calcext:value-type="time">
            <text:p>04:04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497.5" calcext:value-type="float">
            <text:p>497.5</text:p>
          </table:table-cell>
          <table:table-cell office:value-type="float" office:value="604.26" calcext:value-type="float">
            <text:p>604.26</text:p>
          </table:table-cell>
        </table:table-row>
        <table:table-row table:style-name="ro1">
          <table:table-cell office:value-type="float" office:value="14687055" calcext:value-type="float">
            <text:p>14687055</text:p>
          </table:table-cell>
          <table:table-cell table:formula="of:=[.A920]/1000/(60*60*24)" office:value-type="time" office:time-value="PT04H04M47.055S" calcext:value-type="time">
            <text:p>04:04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498.04" calcext:value-type="float">
            <text:p>498.04</text:p>
          </table:table-cell>
          <table:table-cell office:value-type="float" office:value="604.9" calcext:value-type="float">
            <text:p>604.9</text:p>
          </table:table-cell>
        </table:table-row>
        <table:table-row table:style-name="ro1">
          <table:table-cell office:value-type="float" office:value="14703055" calcext:value-type="float">
            <text:p>14703055</text:p>
          </table:table-cell>
          <table:table-cell table:formula="of:=[.A921]/1000/(60*60*24)" office:value-type="time" office:time-value="PT04H05M03.055S" calcext:value-type="time">
            <text:p>04:05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498.57" calcext:value-type="float">
            <text:p>498.57</text:p>
          </table:table-cell>
          <table:table-cell office:value-type="float" office:value="605.53" calcext:value-type="float">
            <text:p>605.53</text:p>
          </table:table-cell>
        </table:table-row>
        <table:table-row table:style-name="ro1">
          <table:table-cell office:value-type="float" office:value="14719055" calcext:value-type="float">
            <text:p>14719055</text:p>
          </table:table-cell>
          <table:table-cell table:formula="of:=[.A922]/1000/(60*60*24)" office:value-type="time" office:time-value="PT04H05M19.055S" calcext:value-type="time">
            <text:p>04:05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499.1" calcext:value-type="float">
            <text:p>499.1</text:p>
          </table:table-cell>
          <table:table-cell office:value-type="float" office:value="606.16" calcext:value-type="float">
            <text:p>606.16</text:p>
          </table:table-cell>
        </table:table-row>
        <table:table-row table:style-name="ro1">
          <table:table-cell office:value-type="float" office:value="14735055" calcext:value-type="float">
            <text:p>14735055</text:p>
          </table:table-cell>
          <table:table-cell table:formula="of:=[.A923]/1000/(60*60*24)" office:value-type="time" office:time-value="PT04H05M35.055S" calcext:value-type="time">
            <text:p>04:05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499.63" calcext:value-type="float">
            <text:p>499.63</text:p>
          </table:table-cell>
          <table:table-cell office:value-type="float" office:value="606.8" calcext:value-type="float">
            <text:p>606.8</text:p>
          </table:table-cell>
        </table:table-row>
        <table:table-row table:style-name="ro1">
          <table:table-cell office:value-type="float" office:value="14751055" calcext:value-type="float">
            <text:p>14751055</text:p>
          </table:table-cell>
          <table:table-cell table:formula="of:=[.A924]/1000/(60*60*24)" office:value-type="time" office:time-value="PT04H05M51.055S" calcext:value-type="time">
            <text:p>04:05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00.16" calcext:value-type="float">
            <text:p>500.16</text:p>
          </table:table-cell>
          <table:table-cell office:value-type="float" office:value="607.43" calcext:value-type="float">
            <text:p>607.43</text:p>
          </table:table-cell>
        </table:table-row>
        <table:table-row table:style-name="ro1">
          <table:table-cell office:value-type="float" office:value="14767055" calcext:value-type="float">
            <text:p>14767055</text:p>
          </table:table-cell>
          <table:table-cell table:formula="of:=[.A925]/1000/(60*60*24)" office:value-type="time" office:time-value="PT04H06M07.055S" calcext:value-type="time">
            <text:p>04:06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00.7" calcext:value-type="float">
            <text:p>500.7</text:p>
          </table:table-cell>
          <table:table-cell office:value-type="float" office:value="608.06" calcext:value-type="float">
            <text:p>608.06</text:p>
          </table:table-cell>
        </table:table-row>
        <table:table-row table:style-name="ro1">
          <table:table-cell office:value-type="float" office:value="14783055" calcext:value-type="float">
            <text:p>14783055</text:p>
          </table:table-cell>
          <table:table-cell table:formula="of:=[.A926]/1000/(60*60*24)" office:value-type="time" office:time-value="PT04H06M23.055S" calcext:value-type="time">
            <text:p>04:06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01.23" calcext:value-type="float">
            <text:p>501.23</text:p>
          </table:table-cell>
          <table:table-cell office:value-type="float" office:value="608.7" calcext:value-type="float">
            <text:p>608.7</text:p>
          </table:table-cell>
        </table:table-row>
        <table:table-row table:style-name="ro1">
          <table:table-cell office:value-type="float" office:value="14799055" calcext:value-type="float">
            <text:p>14799055</text:p>
          </table:table-cell>
          <table:table-cell table:formula="of:=[.A927]/1000/(60*60*24)" office:value-type="time" office:time-value="PT04H06M39.055S" calcext:value-type="time">
            <text:p>04:06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01.76" calcext:value-type="float">
            <text:p>501.76</text:p>
          </table:table-cell>
          <table:table-cell office:value-type="float" office:value="609.33" calcext:value-type="float">
            <text:p>609.33</text:p>
          </table:table-cell>
        </table:table-row>
        <table:table-row table:style-name="ro1">
          <table:table-cell office:value-type="float" office:value="14815055" calcext:value-type="float">
            <text:p>14815055</text:p>
          </table:table-cell>
          <table:table-cell table:formula="of:=[.A928]/1000/(60*60*24)" office:value-type="time" office:time-value="PT04H06M55.055S" calcext:value-type="time">
            <text:p>04:06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02.29" calcext:value-type="float">
            <text:p>502.29</text:p>
          </table:table-cell>
          <table:table-cell office:value-type="float" office:value="609.96" calcext:value-type="float">
            <text:p>609.96</text:p>
          </table:table-cell>
        </table:table-row>
        <table:table-row table:style-name="ro1">
          <table:table-cell office:value-type="float" office:value="14831055" calcext:value-type="float">
            <text:p>14831055</text:p>
          </table:table-cell>
          <table:table-cell table:formula="of:=[.A929]/1000/(60*60*24)" office:value-type="time" office:time-value="PT04H07M11.055S" calcext:value-type="time">
            <text:p>04:07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02.83" calcext:value-type="float">
            <text:p>502.83</text:p>
          </table:table-cell>
          <table:table-cell office:value-type="float" office:value="610.6" calcext:value-type="float">
            <text:p>610.6</text:p>
          </table:table-cell>
        </table:table-row>
        <table:table-row table:style-name="ro1">
          <table:table-cell office:value-type="float" office:value="14847055" calcext:value-type="float">
            <text:p>14847055</text:p>
          </table:table-cell>
          <table:table-cell table:formula="of:=[.A930]/1000/(60*60*24)" office:value-type="time" office:time-value="PT04H07M27.055S" calcext:value-type="time">
            <text:p>04:07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03.36" calcext:value-type="float">
            <text:p>503.36</text:p>
          </table:table-cell>
          <table:table-cell office:value-type="float" office:value="611.23" calcext:value-type="float">
            <text:p>611.23</text:p>
          </table:table-cell>
        </table:table-row>
        <table:table-row table:style-name="ro1">
          <table:table-cell office:value-type="float" office:value="14863055" calcext:value-type="float">
            <text:p>14863055</text:p>
          </table:table-cell>
          <table:table-cell table:formula="of:=[.A931]/1000/(60*60*24)" office:value-type="time" office:time-value="PT04H07M43.055S" calcext:value-type="time">
            <text:p>04:07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03.89" calcext:value-type="float">
            <text:p>503.89</text:p>
          </table:table-cell>
          <table:table-cell office:value-type="float" office:value="611.86" calcext:value-type="float">
            <text:p>611.86</text:p>
          </table:table-cell>
        </table:table-row>
        <table:table-row table:style-name="ro1">
          <table:table-cell office:value-type="float" office:value="14879055" calcext:value-type="float">
            <text:p>14879055</text:p>
          </table:table-cell>
          <table:table-cell table:formula="of:=[.A932]/1000/(60*60*24)" office:value-type="time" office:time-value="PT04H07M59.055S" calcext:value-type="time">
            <text:p>04:07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04.42" calcext:value-type="float">
            <text:p>504.42</text:p>
          </table:table-cell>
          <table:table-cell office:value-type="float" office:value="612.5" calcext:value-type="float">
            <text:p>612.5</text:p>
          </table:table-cell>
        </table:table-row>
        <table:table-row table:style-name="ro1">
          <table:table-cell office:value-type="float" office:value="14895055" calcext:value-type="float">
            <text:p>14895055</text:p>
          </table:table-cell>
          <table:table-cell table:formula="of:=[.A933]/1000/(60*60*24)" office:value-type="time" office:time-value="PT04H08M15.055S" calcext:value-type="time">
            <text:p>04:08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04.95" calcext:value-type="float">
            <text:p>504.95</text:p>
          </table:table-cell>
          <table:table-cell office:value-type="float" office:value="613.13" calcext:value-type="float">
            <text:p>613.13</text:p>
          </table:table-cell>
        </table:table-row>
        <table:table-row table:style-name="ro1">
          <table:table-cell office:value-type="float" office:value="14911055" calcext:value-type="float">
            <text:p>14911055</text:p>
          </table:table-cell>
          <table:table-cell table:formula="of:=[.A934]/1000/(60*60*24)" office:value-type="time" office:time-value="PT04H08M31.055S" calcext:value-type="time">
            <text:p>04:08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05.49" calcext:value-type="float">
            <text:p>505.49</text:p>
          </table:table-cell>
          <table:table-cell office:value-type="float" office:value="613.76" calcext:value-type="float">
            <text:p>613.76</text:p>
          </table:table-cell>
        </table:table-row>
        <table:table-row table:style-name="ro1">
          <table:table-cell office:value-type="float" office:value="14927055" calcext:value-type="float">
            <text:p>14927055</text:p>
          </table:table-cell>
          <table:table-cell table:formula="of:=[.A935]/1000/(60*60*24)" office:value-type="time" office:time-value="PT04H08M47.055S" calcext:value-type="time">
            <text:p>04:08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06.02" calcext:value-type="float">
            <text:p>506.02</text:p>
          </table:table-cell>
          <table:table-cell office:value-type="float" office:value="614.39" calcext:value-type="float">
            <text:p>614.39</text:p>
          </table:table-cell>
        </table:table-row>
        <table:table-row table:style-name="ro1">
          <table:table-cell office:value-type="float" office:value="14943055" calcext:value-type="float">
            <text:p>14943055</text:p>
          </table:table-cell>
          <table:table-cell table:formula="of:=[.A936]/1000/(60*60*24)" office:value-type="time" office:time-value="PT04H09M03.055S" calcext:value-type="time">
            <text:p>04:09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06.55" calcext:value-type="float">
            <text:p>506.55</text:p>
          </table:table-cell>
          <table:table-cell office:value-type="float" office:value="615.03" calcext:value-type="float">
            <text:p>615.03</text:p>
          </table:table-cell>
        </table:table-row>
        <table:table-row table:style-name="ro1">
          <table:table-cell office:value-type="float" office:value="14959055" calcext:value-type="float">
            <text:p>14959055</text:p>
          </table:table-cell>
          <table:table-cell table:formula="of:=[.A937]/1000/(60*60*24)" office:value-type="time" office:time-value="PT04H09M19.055S" calcext:value-type="time">
            <text:p>04:09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07.08" calcext:value-type="float">
            <text:p>507.08</text:p>
          </table:table-cell>
          <table:table-cell office:value-type="float" office:value="615.66" calcext:value-type="float">
            <text:p>615.66</text:p>
          </table:table-cell>
        </table:table-row>
        <table:table-row table:style-name="ro1">
          <table:table-cell office:value-type="float" office:value="14975055" calcext:value-type="float">
            <text:p>14975055</text:p>
          </table:table-cell>
          <table:table-cell table:formula="of:=[.A938]/1000/(60*60*24)" office:value-type="time" office:time-value="PT04H09M35.055S" calcext:value-type="time">
            <text:p>04:09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07.61" calcext:value-type="float">
            <text:p>507.61</text:p>
          </table:table-cell>
          <table:table-cell office:value-type="float" office:value="616.29" calcext:value-type="float">
            <text:p>616.29</text:p>
          </table:table-cell>
        </table:table-row>
        <table:table-row table:style-name="ro1">
          <table:table-cell office:value-type="float" office:value="14991055" calcext:value-type="float">
            <text:p>14991055</text:p>
          </table:table-cell>
          <table:table-cell table:formula="of:=[.A939]/1000/(60*60*24)" office:value-type="time" office:time-value="PT04H09M51.055S" calcext:value-type="time">
            <text:p>04:09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08.15" calcext:value-type="float">
            <text:p>508.15</text:p>
          </table:table-cell>
          <table:table-cell office:value-type="float" office:value="616.92" calcext:value-type="float">
            <text:p>616.92</text:p>
          </table:table-cell>
        </table:table-row>
        <table:table-row table:style-name="ro1">
          <table:table-cell office:value-type="float" office:value="15007055" calcext:value-type="float">
            <text:p>15007055</text:p>
          </table:table-cell>
          <table:table-cell table:formula="of:=[.A940]/1000/(60*60*24)" office:value-type="time" office:time-value="PT04H10M07.055S" calcext:value-type="time">
            <text:p>04:10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56" calcext:value-type="float">
            <text:p>142.56</text:p>
          </table:table-cell>
          <table:table-cell office:value-type="float" office:value="508.68" calcext:value-type="float">
            <text:p>508.68</text:p>
          </table:table-cell>
          <table:table-cell office:value-type="float" office:value="617.56" calcext:value-type="float">
            <text:p>617.56</text:p>
          </table:table-cell>
        </table:table-row>
        <table:table-row table:style-name="ro1">
          <table:table-cell office:value-type="float" office:value="15023055" calcext:value-type="float">
            <text:p>15023055</text:p>
          </table:table-cell>
          <table:table-cell table:formula="of:=[.A941]/1000/(60*60*24)" office:value-type="time" office:time-value="PT04H10M23.055S" calcext:value-type="time">
            <text:p>04:10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09.21" calcext:value-type="float">
            <text:p>509.21</text:p>
          </table:table-cell>
          <table:table-cell office:value-type="float" office:value="618.19" calcext:value-type="float">
            <text:p>618.19</text:p>
          </table:table-cell>
        </table:table-row>
        <table:table-row table:style-name="ro1">
          <table:table-cell office:value-type="float" office:value="15039055" calcext:value-type="float">
            <text:p>15039055</text:p>
          </table:table-cell>
          <table:table-cell table:formula="of:=[.A942]/1000/(60*60*24)" office:value-type="time" office:time-value="PT04H10M39.055S" calcext:value-type="time">
            <text:p>04:10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09.74" calcext:value-type="float">
            <text:p>509.74</text:p>
          </table:table-cell>
          <table:table-cell office:value-type="float" office:value="618.82" calcext:value-type="float">
            <text:p>618.82</text:p>
          </table:table-cell>
        </table:table-row>
        <table:table-row table:style-name="ro1">
          <table:table-cell office:value-type="float" office:value="15055055" calcext:value-type="float">
            <text:p>15055055</text:p>
          </table:table-cell>
          <table:table-cell table:formula="of:=[.A943]/1000/(60*60*24)" office:value-type="time" office:time-value="PT04H10M55.055S" calcext:value-type="time">
            <text:p>04:10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10.27" calcext:value-type="float">
            <text:p>510.27</text:p>
          </table:table-cell>
          <table:table-cell office:value-type="float" office:value="619.45" calcext:value-type="float">
            <text:p>619.45</text:p>
          </table:table-cell>
        </table:table-row>
        <table:table-row table:style-name="ro1">
          <table:table-cell office:value-type="float" office:value="15071055" calcext:value-type="float">
            <text:p>15071055</text:p>
          </table:table-cell>
          <table:table-cell table:formula="of:=[.A944]/1000/(60*60*24)" office:value-type="time" office:time-value="PT04H11M11.055S" calcext:value-type="time">
            <text:p>04:11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10.81" calcext:value-type="float">
            <text:p>510.81</text:p>
          </table:table-cell>
          <table:table-cell office:value-type="float" office:value="620.09" calcext:value-type="float">
            <text:p>620.09</text:p>
          </table:table-cell>
        </table:table-row>
        <table:table-row table:style-name="ro1">
          <table:table-cell office:value-type="float" office:value="15087055" calcext:value-type="float">
            <text:p>15087055</text:p>
          </table:table-cell>
          <table:table-cell table:formula="of:=[.A945]/1000/(60*60*24)" office:value-type="time" office:time-value="PT04H11M27.055S" calcext:value-type="time">
            <text:p>04:11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11.34" calcext:value-type="float">
            <text:p>511.34</text:p>
          </table:table-cell>
          <table:table-cell office:value-type="float" office:value="620.72" calcext:value-type="float">
            <text:p>620.72</text:p>
          </table:table-cell>
        </table:table-row>
        <table:table-row table:style-name="ro1">
          <table:table-cell office:value-type="float" office:value="15103055" calcext:value-type="float">
            <text:p>15103055</text:p>
          </table:table-cell>
          <table:table-cell table:formula="of:=[.A946]/1000/(60*60*24)" office:value-type="time" office:time-value="PT04H11M43.055S" calcext:value-type="time">
            <text:p>04:11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11.87" calcext:value-type="float">
            <text:p>511.87</text:p>
          </table:table-cell>
          <table:table-cell office:value-type="float" office:value="621.35" calcext:value-type="float">
            <text:p>621.35</text:p>
          </table:table-cell>
        </table:table-row>
        <table:table-row table:style-name="ro1">
          <table:table-cell office:value-type="float" office:value="15119055" calcext:value-type="float">
            <text:p>15119055</text:p>
          </table:table-cell>
          <table:table-cell table:formula="of:=[.A947]/1000/(60*60*24)" office:value-type="time" office:time-value="PT04H11M59.055S" calcext:value-type="time">
            <text:p>04:11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12.4" calcext:value-type="float">
            <text:p>512.4</text:p>
          </table:table-cell>
          <table:table-cell office:value-type="float" office:value="621.98" calcext:value-type="float">
            <text:p>621.98</text:p>
          </table:table-cell>
        </table:table-row>
        <table:table-row table:style-name="ro1">
          <table:table-cell office:value-type="float" office:value="15135055" calcext:value-type="float">
            <text:p>15135055</text:p>
          </table:table-cell>
          <table:table-cell table:formula="of:=[.A948]/1000/(60*60*24)" office:value-type="time" office:time-value="PT04H12M15.055S" calcext:value-type="time">
            <text:p>04:12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12.93" calcext:value-type="float">
            <text:p>512.93</text:p>
          </table:table-cell>
          <table:table-cell office:value-type="float" office:value="622.61" calcext:value-type="float">
            <text:p>622.61</text:p>
          </table:table-cell>
        </table:table-row>
        <table:table-row table:style-name="ro1">
          <table:table-cell office:value-type="float" office:value="15151055" calcext:value-type="float">
            <text:p>15151055</text:p>
          </table:table-cell>
          <table:table-cell table:formula="of:=[.A949]/1000/(60*60*24)" office:value-type="time" office:time-value="PT04H12M31.055S" calcext:value-type="time">
            <text:p>04:12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13.46" calcext:value-type="float">
            <text:p>513.46</text:p>
          </table:table-cell>
          <table:table-cell office:value-type="float" office:value="623.25" calcext:value-type="float">
            <text:p>623.25</text:p>
          </table:table-cell>
        </table:table-row>
        <table:table-row table:style-name="ro1">
          <table:table-cell office:value-type="float" office:value="15167055" calcext:value-type="float">
            <text:p>15167055</text:p>
          </table:table-cell>
          <table:table-cell table:formula="of:=[.A950]/1000/(60*60*24)" office:value-type="time" office:time-value="PT04H12M47.055S" calcext:value-type="time">
            <text:p>04:12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14" calcext:value-type="float">
            <text:p>514</text:p>
          </table:table-cell>
          <table:table-cell office:value-type="float" office:value="623.88" calcext:value-type="float">
            <text:p>623.88</text:p>
          </table:table-cell>
        </table:table-row>
        <table:table-row table:style-name="ro1">
          <table:table-cell office:value-type="float" office:value="15183055" calcext:value-type="float">
            <text:p>15183055</text:p>
          </table:table-cell>
          <table:table-cell table:formula="of:=[.A951]/1000/(60*60*24)" office:value-type="time" office:time-value="PT04H13M03.055S" calcext:value-type="time">
            <text:p>04:13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14.53" calcext:value-type="float">
            <text:p>514.53</text:p>
          </table:table-cell>
          <table:table-cell office:value-type="float" office:value="624.51" calcext:value-type="float">
            <text:p>624.51</text:p>
          </table:table-cell>
        </table:table-row>
        <table:table-row table:style-name="ro1">
          <table:table-cell office:value-type="float" office:value="15199055" calcext:value-type="float">
            <text:p>15199055</text:p>
          </table:table-cell>
          <table:table-cell table:formula="of:=[.A952]/1000/(60*60*24)" office:value-type="time" office:time-value="PT04H13M19.055S" calcext:value-type="time">
            <text:p>04:13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15.06" calcext:value-type="float">
            <text:p>515.06</text:p>
          </table:table-cell>
          <table:table-cell office:value-type="float" office:value="625.14" calcext:value-type="float">
            <text:p>625.14</text:p>
          </table:table-cell>
        </table:table-row>
        <table:table-row table:style-name="ro1">
          <table:table-cell office:value-type="float" office:value="15215055" calcext:value-type="float">
            <text:p>15215055</text:p>
          </table:table-cell>
          <table:table-cell table:formula="of:=[.A953]/1000/(60*60*24)" office:value-type="time" office:time-value="PT04H13M35.055S" calcext:value-type="time">
            <text:p>04:13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56" calcext:value-type="float">
            <text:p>142.56</text:p>
          </table:table-cell>
          <table:table-cell office:value-type="float" office:value="515.59" calcext:value-type="float">
            <text:p>515.59</text:p>
          </table:table-cell>
          <table:table-cell office:value-type="float" office:value="625.77" calcext:value-type="float">
            <text:p>625.77</text:p>
          </table:table-cell>
        </table:table-row>
        <table:table-row table:style-name="ro1">
          <table:table-cell office:value-type="float" office:value="15231055" calcext:value-type="float">
            <text:p>15231055</text:p>
          </table:table-cell>
          <table:table-cell table:formula="of:=[.A954]/1000/(60*60*24)" office:value-type="time" office:time-value="PT04H13M51.055S" calcext:value-type="time">
            <text:p>04:13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16.12" calcext:value-type="float">
            <text:p>516.12</text:p>
          </table:table-cell>
          <table:table-cell office:value-type="float" office:value="626.41" calcext:value-type="float">
            <text:p>626.41</text:p>
          </table:table-cell>
        </table:table-row>
        <table:table-row table:style-name="ro1">
          <table:table-cell office:value-type="float" office:value="15247055" calcext:value-type="float">
            <text:p>15247055</text:p>
          </table:table-cell>
          <table:table-cell table:formula="of:=[.A955]/1000/(60*60*24)" office:value-type="time" office:time-value="PT04H14M07.055S" calcext:value-type="time">
            <text:p>04:14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16.65" calcext:value-type="float">
            <text:p>516.65</text:p>
          </table:table-cell>
          <table:table-cell office:value-type="float" office:value="627.04" calcext:value-type="float">
            <text:p>627.04</text:p>
          </table:table-cell>
        </table:table-row>
        <table:table-row table:style-name="ro1">
          <table:table-cell office:value-type="float" office:value="15263055" calcext:value-type="float">
            <text:p>15263055</text:p>
          </table:table-cell>
          <table:table-cell table:formula="of:=[.A956]/1000/(60*60*24)" office:value-type="time" office:time-value="PT04H14M23.055S" calcext:value-type="time">
            <text:p>04:14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17.18" calcext:value-type="float">
            <text:p>517.18</text:p>
          </table:table-cell>
          <table:table-cell office:value-type="float" office:value="627.67" calcext:value-type="float">
            <text:p>627.67</text:p>
          </table:table-cell>
        </table:table-row>
        <table:table-row table:style-name="ro1">
          <table:table-cell office:value-type="float" office:value="15279055" calcext:value-type="float">
            <text:p>15279055</text:p>
          </table:table-cell>
          <table:table-cell table:formula="of:=[.A957]/1000/(60*60*24)" office:value-type="time" office:time-value="PT04H14M39.055S" calcext:value-type="time">
            <text:p>04:14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17.72" calcext:value-type="float">
            <text:p>517.72</text:p>
          </table:table-cell>
          <table:table-cell office:value-type="float" office:value="628.3" calcext:value-type="float">
            <text:p>628.3</text:p>
          </table:table-cell>
        </table:table-row>
        <table:table-row table:style-name="ro1">
          <table:table-cell office:value-type="float" office:value="15295055" calcext:value-type="float">
            <text:p>15295055</text:p>
          </table:table-cell>
          <table:table-cell table:formula="of:=[.A958]/1000/(60*60*24)" office:value-type="time" office:time-value="PT04H14M55.055S" calcext:value-type="time">
            <text:p>04:14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18.25" calcext:value-type="float">
            <text:p>518.25</text:p>
          </table:table-cell>
          <table:table-cell office:value-type="float" office:value="628.93" calcext:value-type="float">
            <text:p>628.93</text:p>
          </table:table-cell>
        </table:table-row>
        <table:table-row table:style-name="ro1">
          <table:table-cell office:value-type="float" office:value="15311055" calcext:value-type="float">
            <text:p>15311055</text:p>
          </table:table-cell>
          <table:table-cell table:formula="of:=[.A959]/1000/(60*60*24)" office:value-type="time" office:time-value="PT04H15M11.055S" calcext:value-type="time">
            <text:p>04:15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18.78" calcext:value-type="float">
            <text:p>518.78</text:p>
          </table:table-cell>
          <table:table-cell office:value-type="float" office:value="629.56" calcext:value-type="float">
            <text:p>629.56</text:p>
          </table:table-cell>
        </table:table-row>
        <table:table-row table:style-name="ro1">
          <table:table-cell office:value-type="float" office:value="15327055" calcext:value-type="float">
            <text:p>15327055</text:p>
          </table:table-cell>
          <table:table-cell table:formula="of:=[.A960]/1000/(60*60*24)" office:value-type="time" office:time-value="PT04H15M27.055S" calcext:value-type="time">
            <text:p>04:15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19.31" calcext:value-type="float">
            <text:p>519.31</text:p>
          </table:table-cell>
          <table:table-cell office:value-type="float" office:value="630.2" calcext:value-type="float">
            <text:p>630.2</text:p>
          </table:table-cell>
        </table:table-row>
        <table:table-row table:style-name="ro1">
          <table:table-cell office:value-type="float" office:value="15343055" calcext:value-type="float">
            <text:p>15343055</text:p>
          </table:table-cell>
          <table:table-cell table:formula="of:=[.A961]/1000/(60*60*24)" office:value-type="time" office:time-value="PT04H15M43.055S" calcext:value-type="time">
            <text:p>04:15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19.84" calcext:value-type="float">
            <text:p>519.84</text:p>
          </table:table-cell>
          <table:table-cell office:value-type="float" office:value="630.83" calcext:value-type="float">
            <text:p>630.83</text:p>
          </table:table-cell>
        </table:table-row>
        <table:table-row table:style-name="ro1">
          <table:table-cell office:value-type="float" office:value="15359055" calcext:value-type="float">
            <text:p>15359055</text:p>
          </table:table-cell>
          <table:table-cell table:formula="of:=[.A962]/1000/(60*60*24)" office:value-type="time" office:time-value="PT04H15M59.055S" calcext:value-type="time">
            <text:p>04:15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20.37" calcext:value-type="float">
            <text:p>520.37</text:p>
          </table:table-cell>
          <table:table-cell office:value-type="float" office:value="631.46" calcext:value-type="float">
            <text:p>631.46</text:p>
          </table:table-cell>
        </table:table-row>
        <table:table-row table:style-name="ro1">
          <table:table-cell office:value-type="float" office:value="15375055" calcext:value-type="float">
            <text:p>15375055</text:p>
          </table:table-cell>
          <table:table-cell table:formula="of:=[.A963]/1000/(60*60*24)" office:value-type="time" office:time-value="PT04H16M15.055S" calcext:value-type="time">
            <text:p>04:16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20.9" calcext:value-type="float">
            <text:p>520.9</text:p>
          </table:table-cell>
          <table:table-cell office:value-type="float" office:value="632.09" calcext:value-type="float">
            <text:p>632.09</text:p>
          </table:table-cell>
        </table:table-row>
        <table:table-row table:style-name="ro1">
          <table:table-cell office:value-type="float" office:value="15391055" calcext:value-type="float">
            <text:p>15391055</text:p>
          </table:table-cell>
          <table:table-cell table:formula="of:=[.A964]/1000/(60*60*24)" office:value-type="time" office:time-value="PT04H16M31.055S" calcext:value-type="time">
            <text:p>04:16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21.43" calcext:value-type="float">
            <text:p>521.43</text:p>
          </table:table-cell>
          <table:table-cell office:value-type="float" office:value="632.72" calcext:value-type="float">
            <text:p>632.72</text:p>
          </table:table-cell>
        </table:table-row>
        <table:table-row table:style-name="ro1">
          <table:table-cell office:value-type="float" office:value="15407055" calcext:value-type="float">
            <text:p>15407055</text:p>
          </table:table-cell>
          <table:table-cell table:formula="of:=[.A965]/1000/(60*60*24)" office:value-type="time" office:time-value="PT04H16M47.055S" calcext:value-type="time">
            <text:p>04:16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21.97" calcext:value-type="float">
            <text:p>521.97</text:p>
          </table:table-cell>
          <table:table-cell office:value-type="float" office:value="633.35" calcext:value-type="float">
            <text:p>633.35</text:p>
          </table:table-cell>
        </table:table-row>
        <table:table-row table:style-name="ro1">
          <table:table-cell office:value-type="float" office:value="15423055" calcext:value-type="float">
            <text:p>15423055</text:p>
          </table:table-cell>
          <table:table-cell table:formula="of:=[.A966]/1000/(60*60*24)" office:value-type="time" office:time-value="PT04H17M03.055S" calcext:value-type="time">
            <text:p>04:17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22.5" calcext:value-type="float">
            <text:p>522.5</text:p>
          </table:table-cell>
          <table:table-cell office:value-type="float" office:value="633.98" calcext:value-type="float">
            <text:p>633.98</text:p>
          </table:table-cell>
        </table:table-row>
        <table:table-row table:style-name="ro1">
          <table:table-cell office:value-type="float" office:value="15439055" calcext:value-type="float">
            <text:p>15439055</text:p>
          </table:table-cell>
          <table:table-cell table:formula="of:=[.A967]/1000/(60*60*24)" office:value-type="time" office:time-value="PT04H17M19.055S" calcext:value-type="time">
            <text:p>04:17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23.03" calcext:value-type="float">
            <text:p>523.03</text:p>
          </table:table-cell>
          <table:table-cell office:value-type="float" office:value="634.61" calcext:value-type="float">
            <text:p>634.61</text:p>
          </table:table-cell>
        </table:table-row>
        <table:table-row table:style-name="ro1">
          <table:table-cell office:value-type="float" office:value="15455055" calcext:value-type="float">
            <text:p>15455055</text:p>
          </table:table-cell>
          <table:table-cell table:formula="of:=[.A968]/1000/(60*60*24)" office:value-type="time" office:time-value="PT04H17M35.055S" calcext:value-type="time">
            <text:p>04:17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23.56" calcext:value-type="float">
            <text:p>523.56</text:p>
          </table:table-cell>
          <table:table-cell office:value-type="float" office:value="635.25" calcext:value-type="float">
            <text:p>635.25</text:p>
          </table:table-cell>
        </table:table-row>
        <table:table-row table:style-name="ro1">
          <table:table-cell office:value-type="float" office:value="15471055" calcext:value-type="float">
            <text:p>15471055</text:p>
          </table:table-cell>
          <table:table-cell table:formula="of:=[.A969]/1000/(60*60*24)" office:value-type="time" office:time-value="PT04H17M51.055S" calcext:value-type="time">
            <text:p>04:17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24.09" calcext:value-type="float">
            <text:p>524.09</text:p>
          </table:table-cell>
          <table:table-cell office:value-type="float" office:value="635.88" calcext:value-type="float">
            <text:p>635.88</text:p>
          </table:table-cell>
        </table:table-row>
        <table:table-row table:style-name="ro1">
          <table:table-cell office:value-type="float" office:value="15487055" calcext:value-type="float">
            <text:p>15487055</text:p>
          </table:table-cell>
          <table:table-cell table:formula="of:=[.A970]/1000/(60*60*24)" office:value-type="time" office:time-value="PT04H18M07.055S" calcext:value-type="time">
            <text:p>04:18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24.62" calcext:value-type="float">
            <text:p>524.62</text:p>
          </table:table-cell>
          <table:table-cell office:value-type="float" office:value="636.51" calcext:value-type="float">
            <text:p>636.51</text:p>
          </table:table-cell>
        </table:table-row>
        <table:table-row table:style-name="ro1">
          <table:table-cell office:value-type="float" office:value="15503055" calcext:value-type="float">
            <text:p>15503055</text:p>
          </table:table-cell>
          <table:table-cell table:formula="of:=[.A971]/1000/(60*60*24)" office:value-type="time" office:time-value="PT04H18M23.055S" calcext:value-type="time">
            <text:p>04:18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25.15" calcext:value-type="float">
            <text:p>525.15</text:p>
          </table:table-cell>
          <table:table-cell office:value-type="float" office:value="637.14" calcext:value-type="float">
            <text:p>637.14</text:p>
          </table:table-cell>
        </table:table-row>
        <table:table-row table:style-name="ro1">
          <table:table-cell office:value-type="float" office:value="15519055" calcext:value-type="float">
            <text:p>15519055</text:p>
          </table:table-cell>
          <table:table-cell table:formula="of:=[.A972]/1000/(60*60*24)" office:value-type="time" office:time-value="PT04H18M39.055S" calcext:value-type="time">
            <text:p>04:18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25.68" calcext:value-type="float">
            <text:p>525.68</text:p>
          </table:table-cell>
          <table:table-cell office:value-type="float" office:value="637.77" calcext:value-type="float">
            <text:p>637.77</text:p>
          </table:table-cell>
        </table:table-row>
        <table:table-row table:style-name="ro1">
          <table:table-cell office:value-type="float" office:value="15535055" calcext:value-type="float">
            <text:p>15535055</text:p>
          </table:table-cell>
          <table:table-cell table:formula="of:=[.A973]/1000/(60*60*24)" office:value-type="time" office:time-value="PT04H18M55.055S" calcext:value-type="time">
            <text:p>04:18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26.21" calcext:value-type="float">
            <text:p>526.21</text:p>
          </table:table-cell>
          <table:table-cell office:value-type="float" office:value="638.4" calcext:value-type="float">
            <text:p>638.4</text:p>
          </table:table-cell>
        </table:table-row>
        <table:table-row table:style-name="ro1">
          <table:table-cell office:value-type="float" office:value="15551055" calcext:value-type="float">
            <text:p>15551055</text:p>
          </table:table-cell>
          <table:table-cell table:formula="of:=[.A974]/1000/(60*60*24)" office:value-type="time" office:time-value="PT04H19M11.055S" calcext:value-type="time">
            <text:p>04:19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26.75" calcext:value-type="float">
            <text:p>526.75</text:p>
          </table:table-cell>
          <table:table-cell office:value-type="float" office:value="639.03" calcext:value-type="float">
            <text:p>639.03</text:p>
          </table:table-cell>
        </table:table-row>
        <table:table-row table:style-name="ro1">
          <table:table-cell office:value-type="float" office:value="15567055" calcext:value-type="float">
            <text:p>15567055</text:p>
          </table:table-cell>
          <table:table-cell table:formula="of:=[.A975]/1000/(60*60*24)" office:value-type="time" office:time-value="PT04H19M27.055S" calcext:value-type="time">
            <text:p>04:19:27</text:p>
          </table:table-cell>
          <table:table-cell office:value-type="float" office:value="1.18" calcext:value-type="float">
            <text:p>1.18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48" calcext:value-type="float">
            <text:p>141.48</text:p>
          </table:table-cell>
          <table:table-cell office:value-type="float" office:value="527.28" calcext:value-type="float">
            <text:p>527.28</text:p>
          </table:table-cell>
          <table:table-cell office:value-type="float" office:value="639.66" calcext:value-type="float">
            <text:p>639.66</text:p>
          </table:table-cell>
        </table:table-row>
        <table:table-row table:style-name="ro1">
          <table:table-cell office:value-type="float" office:value="15583055" calcext:value-type="float">
            <text:p>15583055</text:p>
          </table:table-cell>
          <table:table-cell table:formula="of:=[.A976]/1000/(60*60*24)" office:value-type="time" office:time-value="PT04H19M43.055S" calcext:value-type="time">
            <text:p>04:19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27.81" calcext:value-type="float">
            <text:p>527.81</text:p>
          </table:table-cell>
          <table:table-cell office:value-type="float" office:value="640.29" calcext:value-type="float">
            <text:p>640.29</text:p>
          </table:table-cell>
        </table:table-row>
        <table:table-row table:style-name="ro1">
          <table:table-cell office:value-type="float" office:value="15599055" calcext:value-type="float">
            <text:p>15599055</text:p>
          </table:table-cell>
          <table:table-cell table:formula="of:=[.A977]/1000/(60*60*24)" office:value-type="time" office:time-value="PT04H19M59.055S" calcext:value-type="time">
            <text:p>04:19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28.34" calcext:value-type="float">
            <text:p>528.34</text:p>
          </table:table-cell>
          <table:table-cell office:value-type="float" office:value="640.92" calcext:value-type="float">
            <text:p>640.92</text:p>
          </table:table-cell>
        </table:table-row>
        <table:table-row table:style-name="ro1">
          <table:table-cell office:value-type="float" office:value="15615055" calcext:value-type="float">
            <text:p>15615055</text:p>
          </table:table-cell>
          <table:table-cell table:formula="of:=[.A978]/1000/(60*60*24)" office:value-type="time" office:time-value="PT04H20M15.055S" calcext:value-type="time">
            <text:p>04:20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28.87" calcext:value-type="float">
            <text:p>528.87</text:p>
          </table:table-cell>
          <table:table-cell office:value-type="float" office:value="641.55" calcext:value-type="float">
            <text:p>641.55</text:p>
          </table:table-cell>
        </table:table-row>
        <table:table-row table:style-name="ro1">
          <table:table-cell office:value-type="float" office:value="15631055" calcext:value-type="float">
            <text:p>15631055</text:p>
          </table:table-cell>
          <table:table-cell table:formula="of:=[.A979]/1000/(60*60*24)" office:value-type="time" office:time-value="PT04H20M31.055S" calcext:value-type="time">
            <text:p>04:20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29.4" calcext:value-type="float">
            <text:p>529.4</text:p>
          </table:table-cell>
          <table:table-cell office:value-type="float" office:value="642.18" calcext:value-type="float">
            <text:p>642.18</text:p>
          </table:table-cell>
        </table:table-row>
        <table:table-row table:style-name="ro1">
          <table:table-cell office:value-type="float" office:value="15647055" calcext:value-type="float">
            <text:p>15647055</text:p>
          </table:table-cell>
          <table:table-cell table:formula="of:=[.A980]/1000/(60*60*24)" office:value-type="time" office:time-value="PT04H20M47.055S" calcext:value-type="time">
            <text:p>04:20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29.93" calcext:value-type="float">
            <text:p>529.93</text:p>
          </table:table-cell>
          <table:table-cell office:value-type="float" office:value="642.81" calcext:value-type="float">
            <text:p>642.81</text:p>
          </table:table-cell>
        </table:table-row>
        <table:table-row table:style-name="ro1">
          <table:table-cell office:value-type="float" office:value="15663055" calcext:value-type="float">
            <text:p>15663055</text:p>
          </table:table-cell>
          <table:table-cell table:formula="of:=[.A981]/1000/(60*60*24)" office:value-type="time" office:time-value="PT04H21M03.055S" calcext:value-type="time">
            <text:p>04:21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30.46" calcext:value-type="float">
            <text:p>530.46</text:p>
          </table:table-cell>
          <table:table-cell office:value-type="float" office:value="643.45" calcext:value-type="float">
            <text:p>643.45</text:p>
          </table:table-cell>
        </table:table-row>
        <table:table-row table:style-name="ro1">
          <table:table-cell office:value-type="float" office:value="15679055" calcext:value-type="float">
            <text:p>15679055</text:p>
          </table:table-cell>
          <table:table-cell table:formula="of:=[.A982]/1000/(60*60*24)" office:value-type="time" office:time-value="PT04H21M19.055S" calcext:value-type="time">
            <text:p>04:21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30.99" calcext:value-type="float">
            <text:p>530.99</text:p>
          </table:table-cell>
          <table:table-cell office:value-type="float" office:value="644.08" calcext:value-type="float">
            <text:p>644.08</text:p>
          </table:table-cell>
        </table:table-row>
        <table:table-row table:style-name="ro1">
          <table:table-cell office:value-type="float" office:value="15695055" calcext:value-type="float">
            <text:p>15695055</text:p>
          </table:table-cell>
          <table:table-cell table:formula="of:=[.A983]/1000/(60*60*24)" office:value-type="time" office:time-value="PT04H21M35.055S" calcext:value-type="time">
            <text:p>04:21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31.52" calcext:value-type="float">
            <text:p>531.52</text:p>
          </table:table-cell>
          <table:table-cell office:value-type="float" office:value="644.71" calcext:value-type="float">
            <text:p>644.71</text:p>
          </table:table-cell>
        </table:table-row>
        <table:table-row table:style-name="ro1">
          <table:table-cell office:value-type="float" office:value="15711055" calcext:value-type="float">
            <text:p>15711055</text:p>
          </table:table-cell>
          <table:table-cell table:formula="of:=[.A984]/1000/(60*60*24)" office:value-type="time" office:time-value="PT04H21M51.055S" calcext:value-type="time">
            <text:p>04:21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32.05" calcext:value-type="float">
            <text:p>532.05</text:p>
          </table:table-cell>
          <table:table-cell office:value-type="float" office:value="645.34" calcext:value-type="float">
            <text:p>645.34</text:p>
          </table:table-cell>
        </table:table-row>
        <table:table-row table:style-name="ro1">
          <table:table-cell office:value-type="float" office:value="15727055" calcext:value-type="float">
            <text:p>15727055</text:p>
          </table:table-cell>
          <table:table-cell table:formula="of:=[.A985]/1000/(60*60*24)" office:value-type="time" office:time-value="PT04H22M07.055S" calcext:value-type="time">
            <text:p>04:22:07</text:p>
          </table:table-cell>
          <table:table-cell office:value-type="float" office:value="1.18" calcext:value-type="float">
            <text:p>1.18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36" calcext:value-type="float">
            <text:p>141.36</text:p>
          </table:table-cell>
          <table:table-cell office:value-type="float" office:value="532.58" calcext:value-type="float">
            <text:p>532.58</text:p>
          </table:table-cell>
          <table:table-cell office:value-type="float" office:value="645.97" calcext:value-type="float">
            <text:p>645.97</text:p>
          </table:table-cell>
        </table:table-row>
        <table:table-row table:style-name="ro1">
          <table:table-cell office:value-type="float" office:value="15743055" calcext:value-type="float">
            <text:p>15743055</text:p>
          </table:table-cell>
          <table:table-cell table:formula="of:=[.A986]/1000/(60*60*24)" office:value-type="time" office:time-value="PT04H22M23.055S" calcext:value-type="time">
            <text:p>04:22:23</text:p>
          </table:table-cell>
          <table:table-cell office:value-type="float" office:value="1.18" calcext:value-type="float">
            <text:p>1.18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36" calcext:value-type="float">
            <text:p>141.36</text:p>
          </table:table-cell>
          <table:table-cell office:value-type="float" office:value="533.11" calcext:value-type="float">
            <text:p>533.11</text:p>
          </table:table-cell>
          <table:table-cell office:value-type="float" office:value="646.6" calcext:value-type="float">
            <text:p>646.6</text:p>
          </table:table-cell>
        </table:table-row>
        <table:table-row table:style-name="ro1">
          <table:table-cell office:value-type="float" office:value="15759055" calcext:value-type="float">
            <text:p>15759055</text:p>
          </table:table-cell>
          <table:table-cell table:formula="of:=[.A987]/1000/(60*60*24)" office:value-type="time" office:time-value="PT04H22M39.055S" calcext:value-type="time">
            <text:p>04:22:39</text:p>
          </table:table-cell>
          <table:table-cell office:value-type="float" office:value="1.18" calcext:value-type="float">
            <text:p>1.18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36" calcext:value-type="float">
            <text:p>141.36</text:p>
          </table:table-cell>
          <table:table-cell office:value-type="float" office:value="533.64" calcext:value-type="float">
            <text:p>533.64</text:p>
          </table:table-cell>
          <table:table-cell office:value-type="float" office:value="647.23" calcext:value-type="float">
            <text:p>647.23</text:p>
          </table:table-cell>
        </table:table-row>
        <table:table-row table:style-name="ro1">
          <table:table-cell office:value-type="float" office:value="15775055" calcext:value-type="float">
            <text:p>15775055</text:p>
          </table:table-cell>
          <table:table-cell table:formula="of:=[.A988]/1000/(60*60*24)" office:value-type="time" office:time-value="PT04H22M55.055S" calcext:value-type="time">
            <text:p>04:22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34.17" calcext:value-type="float">
            <text:p>534.17</text:p>
          </table:table-cell>
          <table:table-cell office:value-type="float" office:value="647.86" calcext:value-type="float">
            <text:p>647.86</text:p>
          </table:table-cell>
        </table:table-row>
        <table:table-row table:style-name="ro1">
          <table:table-cell office:value-type="float" office:value="15791055" calcext:value-type="float">
            <text:p>15791055</text:p>
          </table:table-cell>
          <table:table-cell table:formula="of:=[.A989]/1000/(60*60*24)" office:value-type="time" office:time-value="PT04H23M11.055S" calcext:value-type="time">
            <text:p>04:23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34.7" calcext:value-type="float">
            <text:p>534.7</text:p>
          </table:table-cell>
          <table:table-cell office:value-type="float" office:value="648.49" calcext:value-type="float">
            <text:p>648.49</text:p>
          </table:table-cell>
        </table:table-row>
        <table:table-row table:style-name="ro1">
          <table:table-cell office:value-type="float" office:value="15807055" calcext:value-type="float">
            <text:p>15807055</text:p>
          </table:table-cell>
          <table:table-cell table:formula="of:=[.A990]/1000/(60*60*24)" office:value-type="time" office:time-value="PT04H23M27.055S" calcext:value-type="time">
            <text:p>04:23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35.23" calcext:value-type="float">
            <text:p>535.23</text:p>
          </table:table-cell>
          <table:table-cell office:value-type="float" office:value="649.12" calcext:value-type="float">
            <text:p>649.12</text:p>
          </table:table-cell>
        </table:table-row>
        <table:table-row table:style-name="ro1">
          <table:table-cell office:value-type="float" office:value="15823055" calcext:value-type="float">
            <text:p>15823055</text:p>
          </table:table-cell>
          <table:table-cell table:formula="of:=[.A991]/1000/(60*60*24)" office:value-type="time" office:time-value="PT04H23M43.055S" calcext:value-type="time">
            <text:p>04:23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35.77" calcext:value-type="float">
            <text:p>535.77</text:p>
          </table:table-cell>
          <table:table-cell office:value-type="float" office:value="649.75" calcext:value-type="float">
            <text:p>649.75</text:p>
          </table:table-cell>
        </table:table-row>
        <table:table-row table:style-name="ro1">
          <table:table-cell office:value-type="float" office:value="15839055" calcext:value-type="float">
            <text:p>15839055</text:p>
          </table:table-cell>
          <table:table-cell table:formula="of:=[.A992]/1000/(60*60*24)" office:value-type="time" office:time-value="PT04H23M59.055S" calcext:value-type="time">
            <text:p>04:23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36.3" calcext:value-type="float">
            <text:p>536.3</text:p>
          </table:table-cell>
          <table:table-cell office:value-type="float" office:value="650.38" calcext:value-type="float">
            <text:p>650.38</text:p>
          </table:table-cell>
        </table:table-row>
        <table:table-row table:style-name="ro1">
          <table:table-cell office:value-type="float" office:value="15855055" calcext:value-type="float">
            <text:p>15855055</text:p>
          </table:table-cell>
          <table:table-cell table:formula="of:=[.A993]/1000/(60*60*24)" office:value-type="time" office:time-value="PT04H24M15.055S" calcext:value-type="time">
            <text:p>04:24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36.83" calcext:value-type="float">
            <text:p>536.83</text:p>
          </table:table-cell>
          <table:table-cell office:value-type="float" office:value="651.01" calcext:value-type="float">
            <text:p>651.01</text:p>
          </table:table-cell>
        </table:table-row>
        <table:table-row table:style-name="ro1">
          <table:table-cell office:value-type="float" office:value="15871055" calcext:value-type="float">
            <text:p>15871055</text:p>
          </table:table-cell>
          <table:table-cell table:formula="of:=[.A994]/1000/(60*60*24)" office:value-type="time" office:time-value="PT04H24M31.055S" calcext:value-type="time">
            <text:p>04:24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37.36" calcext:value-type="float">
            <text:p>537.36</text:p>
          </table:table-cell>
          <table:table-cell office:value-type="float" office:value="651.64" calcext:value-type="float">
            <text:p>651.64</text:p>
          </table:table-cell>
        </table:table-row>
        <table:table-row table:style-name="ro1">
          <table:table-cell office:value-type="float" office:value="15887055" calcext:value-type="float">
            <text:p>15887055</text:p>
          </table:table-cell>
          <table:table-cell table:formula="of:=[.A995]/1000/(60*60*24)" office:value-type="time" office:time-value="PT04H24M47.055S" calcext:value-type="time">
            <text:p>04:24:47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37.89" calcext:value-type="float">
            <text:p>537.89</text:p>
          </table:table-cell>
          <table:table-cell office:value-type="float" office:value="652.27" calcext:value-type="float">
            <text:p>652.27</text:p>
          </table:table-cell>
        </table:table-row>
        <table:table-row table:style-name="ro1">
          <table:table-cell office:value-type="float" office:value="15903055" calcext:value-type="float">
            <text:p>15903055</text:p>
          </table:table-cell>
          <table:table-cell table:formula="of:=[.A996]/1000/(60*60*24)" office:value-type="time" office:time-value="PT04H25M03.055S" calcext:value-type="time">
            <text:p>04:25:03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38.42" calcext:value-type="float">
            <text:p>538.42</text:p>
          </table:table-cell>
          <table:table-cell office:value-type="float" office:value="652.9" calcext:value-type="float">
            <text:p>652.9</text:p>
          </table:table-cell>
        </table:table-row>
        <table:table-row table:style-name="ro1">
          <table:table-cell office:value-type="float" office:value="15919055" calcext:value-type="float">
            <text:p>15919055</text:p>
          </table:table-cell>
          <table:table-cell table:formula="of:=[.A997]/1000/(60*60*24)" office:value-type="time" office:time-value="PT04H25M19.055S" calcext:value-type="time">
            <text:p>04:25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38.95" calcext:value-type="float">
            <text:p>538.95</text:p>
          </table:table-cell>
          <table:table-cell office:value-type="float" office:value="653.53" calcext:value-type="float">
            <text:p>653.53</text:p>
          </table:table-cell>
        </table:table-row>
        <table:table-row table:style-name="ro1">
          <table:table-cell office:value-type="float" office:value="15935055" calcext:value-type="float">
            <text:p>15935055</text:p>
          </table:table-cell>
          <table:table-cell table:formula="of:=[.A998]/1000/(60*60*24)" office:value-type="time" office:time-value="PT04H25M35.055S" calcext:value-type="time">
            <text:p>04:25:35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39.48" calcext:value-type="float">
            <text:p>539.48</text:p>
          </table:table-cell>
          <table:table-cell office:value-type="float" office:value="654.15" calcext:value-type="float">
            <text:p>654.15</text:p>
          </table:table-cell>
        </table:table-row>
        <table:table-row table:style-name="ro1">
          <table:table-cell office:value-type="float" office:value="15951055" calcext:value-type="float">
            <text:p>15951055</text:p>
          </table:table-cell>
          <table:table-cell table:formula="of:=[.A999]/1000/(60*60*24)" office:value-type="time" office:time-value="PT04H25M51.055S" calcext:value-type="time">
            <text:p>04:25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40.01" calcext:value-type="float">
            <text:p>540.01</text:p>
          </table:table-cell>
          <table:table-cell office:value-type="float" office:value="654.78" calcext:value-type="float">
            <text:p>654.78</text:p>
          </table:table-cell>
        </table:table-row>
        <table:table-row table:style-name="ro1">
          <table:table-cell office:value-type="float" office:value="15967055" calcext:value-type="float">
            <text:p>15967055</text:p>
          </table:table-cell>
          <table:table-cell table:formula="of:=[.A1000]/1000/(60*60*24)" office:value-type="time" office:time-value="PT04H26M07.055S" calcext:value-type="time">
            <text:p>04:26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40.54" calcext:value-type="float">
            <text:p>540.54</text:p>
          </table:table-cell>
          <table:table-cell office:value-type="float" office:value="655.41" calcext:value-type="float">
            <text:p>655.41</text:p>
          </table:table-cell>
        </table:table-row>
        <table:table-row table:style-name="ro1">
          <table:table-cell office:value-type="float" office:value="15983055" calcext:value-type="float">
            <text:p>15983055</text:p>
          </table:table-cell>
          <table:table-cell table:formula="of:=[.A1001]/1000/(60*60*24)" office:value-type="time" office:time-value="PT04H26M23.055S" calcext:value-type="time">
            <text:p>04:26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41.07" calcext:value-type="float">
            <text:p>541.07</text:p>
          </table:table-cell>
          <table:table-cell office:value-type="float" office:value="656.04" calcext:value-type="float">
            <text:p>656.04</text:p>
          </table:table-cell>
        </table:table-row>
        <table:table-row table:style-name="ro1">
          <table:table-cell office:value-type="float" office:value="15999055" calcext:value-type="float">
            <text:p>15999055</text:p>
          </table:table-cell>
          <table:table-cell table:formula="of:=[.A1002]/1000/(60*60*24)" office:value-type="time" office:time-value="PT04H26M39.055S" calcext:value-type="time">
            <text:p>04:26:39</text:p>
          </table:table-cell>
          <table:table-cell office:value-type="float" office:value="1.18" calcext:value-type="float">
            <text:p>1.18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36" calcext:value-type="float">
            <text:p>141.36</text:p>
          </table:table-cell>
          <table:table-cell office:value-type="float" office:value="541.6" calcext:value-type="float">
            <text:p>541.6</text:p>
          </table:table-cell>
          <table:table-cell office:value-type="float" office:value="656.67" calcext:value-type="float">
            <text:p>656.67</text:p>
          </table:table-cell>
        </table:table-row>
        <table:table-row table:style-name="ro1">
          <table:table-cell office:value-type="float" office:value="16015055" calcext:value-type="float">
            <text:p>16015055</text:p>
          </table:table-cell>
          <table:table-cell table:formula="of:=[.A1003]/1000/(60*60*24)" office:value-type="time" office:time-value="PT04H26M55.055S" calcext:value-type="time">
            <text:p>04:26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42.13" calcext:value-type="float">
            <text:p>542.13</text:p>
          </table:table-cell>
          <table:table-cell office:value-type="float" office:value="657.3" calcext:value-type="float">
            <text:p>657.3</text:p>
          </table:table-cell>
        </table:table-row>
        <table:table-row table:style-name="ro1">
          <table:table-cell office:value-type="float" office:value="16031055" calcext:value-type="float">
            <text:p>16031055</text:p>
          </table:table-cell>
          <table:table-cell table:formula="of:=[.A1004]/1000/(60*60*24)" office:value-type="time" office:time-value="PT04H27M11.055S" calcext:value-type="time">
            <text:p>04:27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6" calcext:value-type="float">
            <text:p>141.6</text:p>
          </table:table-cell>
          <table:table-cell office:value-type="float" office:value="542.66" calcext:value-type="float">
            <text:p>542.66</text:p>
          </table:table-cell>
          <table:table-cell office:value-type="float" office:value="657.93" calcext:value-type="float">
            <text:p>657.93</text:p>
          </table:table-cell>
        </table:table-row>
        <table:table-row table:style-name="ro1">
          <table:table-cell office:value-type="float" office:value="16047055" calcext:value-type="float">
            <text:p>16047055</text:p>
          </table:table-cell>
          <table:table-cell table:formula="of:=[.A1005]/1000/(60*60*24)" office:value-type="time" office:time-value="PT04H27M27.055S" calcext:value-type="time">
            <text:p>04:27:27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43.19" calcext:value-type="float">
            <text:p>543.19</text:p>
          </table:table-cell>
          <table:table-cell office:value-type="float" office:value="658.56" calcext:value-type="float">
            <text:p>658.56</text:p>
          </table:table-cell>
        </table:table-row>
        <table:table-row table:style-name="ro1">
          <table:table-cell office:value-type="float" office:value="16063055" calcext:value-type="float">
            <text:p>16063055</text:p>
          </table:table-cell>
          <table:table-cell table:formula="of:=[.A1006]/1000/(60*60*24)" office:value-type="time" office:time-value="PT04H27M43.055S" calcext:value-type="time">
            <text:p>04:27:43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43.72" calcext:value-type="float">
            <text:p>543.72</text:p>
          </table:table-cell>
          <table:table-cell office:value-type="float" office:value="659.19" calcext:value-type="float">
            <text:p>659.19</text:p>
          </table:table-cell>
        </table:table-row>
        <table:table-row table:style-name="ro1">
          <table:table-cell office:value-type="float" office:value="16079055" calcext:value-type="float">
            <text:p>16079055</text:p>
          </table:table-cell>
          <table:table-cell table:formula="of:=[.A1007]/1000/(60*60*24)" office:value-type="time" office:time-value="PT04H27M59.055S" calcext:value-type="time">
            <text:p>04:27:59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44.25" calcext:value-type="float">
            <text:p>544.25</text:p>
          </table:table-cell>
          <table:table-cell office:value-type="float" office:value="659.82" calcext:value-type="float">
            <text:p>659.82</text:p>
          </table:table-cell>
        </table:table-row>
        <table:table-row table:style-name="ro1">
          <table:table-cell office:value-type="float" office:value="16095055" calcext:value-type="float">
            <text:p>16095055</text:p>
          </table:table-cell>
          <table:table-cell table:formula="of:=[.A1008]/1000/(60*60*24)" office:value-type="time" office:time-value="PT04H28M15.055S" calcext:value-type="time">
            <text:p>04:28:15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44.78" calcext:value-type="float">
            <text:p>544.78</text:p>
          </table:table-cell>
          <table:table-cell office:value-type="float" office:value="660.44" calcext:value-type="float">
            <text:p>660.44</text:p>
          </table:table-cell>
        </table:table-row>
        <table:table-row table:style-name="ro1">
          <table:table-cell office:value-type="float" office:value="16111055" calcext:value-type="float">
            <text:p>16111055</text:p>
          </table:table-cell>
          <table:table-cell table:formula="of:=[.A1009]/1000/(60*60*24)" office:value-type="time" office:time-value="PT04H28M31.055S" calcext:value-type="time">
            <text:p>04:28:31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45.31" calcext:value-type="float">
            <text:p>545.31</text:p>
          </table:table-cell>
          <table:table-cell office:value-type="float" office:value="661.07" calcext:value-type="float">
            <text:p>661.07</text:p>
          </table:table-cell>
        </table:table-row>
        <table:table-row table:style-name="ro1">
          <table:table-cell office:value-type="float" office:value="16127055" calcext:value-type="float">
            <text:p>16127055</text:p>
          </table:table-cell>
          <table:table-cell table:formula="of:=[.A1010]/1000/(60*60*24)" office:value-type="time" office:time-value="PT04H28M47.055S" calcext:value-type="time">
            <text:p>04:28:47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45.84" calcext:value-type="float">
            <text:p>545.84</text:p>
          </table:table-cell>
          <table:table-cell office:value-type="float" office:value="661.7" calcext:value-type="float">
            <text:p>661.7</text:p>
          </table:table-cell>
        </table:table-row>
        <table:table-row table:style-name="ro1">
          <table:table-cell office:value-type="float" office:value="16143055" calcext:value-type="float">
            <text:p>16143055</text:p>
          </table:table-cell>
          <table:table-cell table:formula="of:=[.A1011]/1000/(60*60*24)" office:value-type="time" office:time-value="PT04H29M03.055S" calcext:value-type="time">
            <text:p>04:29:03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46.37" calcext:value-type="float">
            <text:p>546.37</text:p>
          </table:table-cell>
          <table:table-cell office:value-type="float" office:value="662.33" calcext:value-type="float">
            <text:p>662.33</text:p>
          </table:table-cell>
        </table:table-row>
        <table:table-row table:style-name="ro1">
          <table:table-cell office:value-type="float" office:value="16159055" calcext:value-type="float">
            <text:p>16159055</text:p>
          </table:table-cell>
          <table:table-cell table:formula="of:=[.A1012]/1000/(60*60*24)" office:value-type="time" office:time-value="PT04H29M19.055S" calcext:value-type="time">
            <text:p>04:29:19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46.9" calcext:value-type="float">
            <text:p>546.9</text:p>
          </table:table-cell>
          <table:table-cell office:value-type="float" office:value="662.96" calcext:value-type="float">
            <text:p>662.96</text:p>
          </table:table-cell>
        </table:table-row>
        <table:table-row table:style-name="ro1">
          <table:table-cell office:value-type="float" office:value="16175055" calcext:value-type="float">
            <text:p>16175055</text:p>
          </table:table-cell>
          <table:table-cell table:formula="of:=[.A1013]/1000/(60*60*24)" office:value-type="time" office:time-value="PT04H29M35.055S" calcext:value-type="time">
            <text:p>04:29:35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47.43" calcext:value-type="float">
            <text:p>547.43</text:p>
          </table:table-cell>
          <table:table-cell office:value-type="float" office:value="663.58" calcext:value-type="float">
            <text:p>663.58</text:p>
          </table:table-cell>
        </table:table-row>
        <table:table-row table:style-name="ro1">
          <table:table-cell office:value-type="float" office:value="16191055" calcext:value-type="float">
            <text:p>16191055</text:p>
          </table:table-cell>
          <table:table-cell table:formula="of:=[.A1014]/1000/(60*60*24)" office:value-type="time" office:time-value="PT04H29M51.055S" calcext:value-type="time">
            <text:p>04:29:51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47.96" calcext:value-type="float">
            <text:p>547.96</text:p>
          </table:table-cell>
          <table:table-cell office:value-type="float" office:value="664.21" calcext:value-type="float">
            <text:p>664.21</text:p>
          </table:table-cell>
        </table:table-row>
        <table:table-row table:style-name="ro1">
          <table:table-cell office:value-type="float" office:value="16207055" calcext:value-type="float">
            <text:p>16207055</text:p>
          </table:table-cell>
          <table:table-cell table:formula="of:=[.A1015]/1000/(60*60*24)" office:value-type="time" office:time-value="PT04H30M07.055S" calcext:value-type="time">
            <text:p>04:30:07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48.49" calcext:value-type="float">
            <text:p>548.49</text:p>
          </table:table-cell>
          <table:table-cell office:value-type="float" office:value="664.84" calcext:value-type="float">
            <text:p>664.84</text:p>
          </table:table-cell>
        </table:table-row>
        <table:table-row table:style-name="ro1">
          <table:table-cell office:value-type="float" office:value="16223055" calcext:value-type="float">
            <text:p>16223055</text:p>
          </table:table-cell>
          <table:table-cell table:formula="of:=[.A1016]/1000/(60*60*24)" office:value-type="time" office:time-value="PT04H30M23.055S" calcext:value-type="time">
            <text:p>04:30:23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49.02" calcext:value-type="float">
            <text:p>549.02</text:p>
          </table:table-cell>
          <table:table-cell office:value-type="float" office:value="665.47" calcext:value-type="float">
            <text:p>665.47</text:p>
          </table:table-cell>
        </table:table-row>
        <table:table-row table:style-name="ro1">
          <table:table-cell office:value-type="float" office:value="16239055" calcext:value-type="float">
            <text:p>16239055</text:p>
          </table:table-cell>
          <table:table-cell table:formula="of:=[.A1017]/1000/(60*60*24)" office:value-type="time" office:time-value="PT04H30M39.055S" calcext:value-type="time">
            <text:p>04:30:39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49.55" calcext:value-type="float">
            <text:p>549.55</text:p>
          </table:table-cell>
          <table:table-cell office:value-type="float" office:value="666.09" calcext:value-type="float">
            <text:p>666.09</text:p>
          </table:table-cell>
        </table:table-row>
        <table:table-row table:style-name="ro1">
          <table:table-cell office:value-type="float" office:value="16255055" calcext:value-type="float">
            <text:p>16255055</text:p>
          </table:table-cell>
          <table:table-cell table:formula="of:=[.A1018]/1000/(60*60*24)" office:value-type="time" office:time-value="PT04H30M55.055S" calcext:value-type="time">
            <text:p>04:30:55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50.08" calcext:value-type="float">
            <text:p>550.08</text:p>
          </table:table-cell>
          <table:table-cell office:value-type="float" office:value="666.72" calcext:value-type="float">
            <text:p>666.72</text:p>
          </table:table-cell>
        </table:table-row>
        <table:table-row table:style-name="ro1">
          <table:table-cell office:value-type="float" office:value="16271055" calcext:value-type="float">
            <text:p>16271055</text:p>
          </table:table-cell>
          <table:table-cell table:formula="of:=[.A1019]/1000/(60*60*24)" office:value-type="time" office:time-value="PT04H31M11.055S" calcext:value-type="time">
            <text:p>04:31:11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50.6" calcext:value-type="float">
            <text:p>550.6</text:p>
          </table:table-cell>
          <table:table-cell office:value-type="float" office:value="667.35" calcext:value-type="float">
            <text:p>667.35</text:p>
          </table:table-cell>
        </table:table-row>
        <table:table-row table:style-name="ro1">
          <table:table-cell office:value-type="float" office:value="16287054" calcext:value-type="float">
            <text:p>16287054</text:p>
          </table:table-cell>
          <table:table-cell table:formula="of:=[.A1020]/1000/(60*60*24)" office:value-type="time" office:time-value="PT04H31M27.054S" calcext:value-type="time">
            <text:p>04:31:27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51.13" calcext:value-type="float">
            <text:p>551.13</text:p>
          </table:table-cell>
          <table:table-cell office:value-type="float" office:value="667.97" calcext:value-type="float">
            <text:p>667.97</text:p>
          </table:table-cell>
        </table:table-row>
        <table:table-row table:style-name="ro1">
          <table:table-cell office:value-type="float" office:value="16303055" calcext:value-type="float">
            <text:p>16303055</text:p>
          </table:table-cell>
          <table:table-cell table:formula="of:=[.A1021]/1000/(60*60*24)" office:value-type="time" office:time-value="PT04H31M43.055S" calcext:value-type="time">
            <text:p>04:31:43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51.66" calcext:value-type="float">
            <text:p>551.66</text:p>
          </table:table-cell>
          <table:table-cell office:value-type="float" office:value="668.6" calcext:value-type="float">
            <text:p>668.6</text:p>
          </table:table-cell>
        </table:table-row>
        <table:table-row table:style-name="ro1">
          <table:table-cell office:value-type="float" office:value="16319055" calcext:value-type="float">
            <text:p>16319055</text:p>
          </table:table-cell>
          <table:table-cell table:formula="of:=[.A1022]/1000/(60*60*24)" office:value-type="time" office:time-value="PT04H31M59.055S" calcext:value-type="time">
            <text:p>04:31:59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52.19" calcext:value-type="float">
            <text:p>552.19</text:p>
          </table:table-cell>
          <table:table-cell office:value-type="float" office:value="669.23" calcext:value-type="float">
            <text:p>669.23</text:p>
          </table:table-cell>
        </table:table-row>
        <table:table-row table:style-name="ro1">
          <table:table-cell office:value-type="float" office:value="16335055" calcext:value-type="float">
            <text:p>16335055</text:p>
          </table:table-cell>
          <table:table-cell table:formula="of:=[.A1023]/1000/(60*60*24)" office:value-type="time" office:time-value="PT04H32M15.055S" calcext:value-type="time">
            <text:p>04:32:15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52.72" calcext:value-type="float">
            <text:p>552.72</text:p>
          </table:table-cell>
          <table:table-cell office:value-type="float" office:value="669.86" calcext:value-type="float">
            <text:p>669.86</text:p>
          </table:table-cell>
        </table:table-row>
        <table:table-row table:style-name="ro1">
          <table:table-cell office:value-type="float" office:value="16351055" calcext:value-type="float">
            <text:p>16351055</text:p>
          </table:table-cell>
          <table:table-cell table:formula="of:=[.A1024]/1000/(60*60*24)" office:value-type="time" office:time-value="PT04H32M31.055S" calcext:value-type="time">
            <text:p>04:32:31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53.25" calcext:value-type="float">
            <text:p>553.25</text:p>
          </table:table-cell>
          <table:table-cell office:value-type="float" office:value="670.48" calcext:value-type="float">
            <text:p>670.48</text:p>
          </table:table-cell>
        </table:table-row>
        <table:table-row table:style-name="ro1">
          <table:table-cell office:value-type="float" office:value="16367055" calcext:value-type="float">
            <text:p>16367055</text:p>
          </table:table-cell>
          <table:table-cell table:formula="of:=[.A1025]/1000/(60*60*24)" office:value-type="time" office:time-value="PT04H32M47.055S" calcext:value-type="time">
            <text:p>04:32:47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53.78" calcext:value-type="float">
            <text:p>553.78</text:p>
          </table:table-cell>
          <table:table-cell office:value-type="float" office:value="671.11" calcext:value-type="float">
            <text:p>671.11</text:p>
          </table:table-cell>
        </table:table-row>
        <table:table-row table:style-name="ro1">
          <table:table-cell office:value-type="float" office:value="16383055" calcext:value-type="float">
            <text:p>16383055</text:p>
          </table:table-cell>
          <table:table-cell table:formula="of:=[.A1026]/1000/(60*60*24)" office:value-type="time" office:time-value="PT04H33M03.055S" calcext:value-type="time">
            <text:p>04:33:03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54.31" calcext:value-type="float">
            <text:p>554.31</text:p>
          </table:table-cell>
          <table:table-cell office:value-type="float" office:value="671.74" calcext:value-type="float">
            <text:p>671.74</text:p>
          </table:table-cell>
        </table:table-row>
        <table:table-row table:style-name="ro1">
          <table:table-cell office:value-type="float" office:value="16399055" calcext:value-type="float">
            <text:p>16399055</text:p>
          </table:table-cell>
          <table:table-cell table:formula="of:=[.A1027]/1000/(60*60*24)" office:value-type="time" office:time-value="PT04H33M19.055S" calcext:value-type="time">
            <text:p>04:33:19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54.84" calcext:value-type="float">
            <text:p>554.84</text:p>
          </table:table-cell>
          <table:table-cell office:value-type="float" office:value="672.36" calcext:value-type="float">
            <text:p>672.36</text:p>
          </table:table-cell>
        </table:table-row>
        <table:table-row table:style-name="ro1">
          <table:table-cell office:value-type="float" office:value="16415055" calcext:value-type="float">
            <text:p>16415055</text:p>
          </table:table-cell>
          <table:table-cell table:formula="of:=[.A1028]/1000/(60*60*24)" office:value-type="time" office:time-value="PT04H33M35.055S" calcext:value-type="time">
            <text:p>04:33:35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55.37" calcext:value-type="float">
            <text:p>555.37</text:p>
          </table:table-cell>
          <table:table-cell office:value-type="float" office:value="672.99" calcext:value-type="float">
            <text:p>672.99</text:p>
          </table:table-cell>
        </table:table-row>
        <table:table-row table:style-name="ro1">
          <table:table-cell office:value-type="float" office:value="16431055" calcext:value-type="float">
            <text:p>16431055</text:p>
          </table:table-cell>
          <table:table-cell table:formula="of:=[.A1029]/1000/(60*60*24)" office:value-type="time" office:time-value="PT04H33M51.055S" calcext:value-type="time">
            <text:p>04:33:51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55.9" calcext:value-type="float">
            <text:p>555.9</text:p>
          </table:table-cell>
          <table:table-cell office:value-type="float" office:value="673.62" calcext:value-type="float">
            <text:p>673.62</text:p>
          </table:table-cell>
        </table:table-row>
        <table:table-row table:style-name="ro1">
          <table:table-cell office:value-type="float" office:value="16447055" calcext:value-type="float">
            <text:p>16447055</text:p>
          </table:table-cell>
          <table:table-cell table:formula="of:=[.A1030]/1000/(60*60*24)" office:value-type="time" office:time-value="PT04H34M07.055S" calcext:value-type="time">
            <text:p>04:34:07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56.43" calcext:value-type="float">
            <text:p>556.43</text:p>
          </table:table-cell>
          <table:table-cell office:value-type="float" office:value="674.24" calcext:value-type="float">
            <text:p>674.24</text:p>
          </table:table-cell>
        </table:table-row>
        <table:table-row table:style-name="ro1">
          <table:table-cell office:value-type="float" office:value="16463055" calcext:value-type="float">
            <text:p>16463055</text:p>
          </table:table-cell>
          <table:table-cell table:formula="of:=[.A1031]/1000/(60*60*24)" office:value-type="time" office:time-value="PT04H34M23.055S" calcext:value-type="time">
            <text:p>04:34:23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56.96" calcext:value-type="float">
            <text:p>556.96</text:p>
          </table:table-cell>
          <table:table-cell office:value-type="float" office:value="674.87" calcext:value-type="float">
            <text:p>674.87</text:p>
          </table:table-cell>
        </table:table-row>
        <table:table-row table:style-name="ro1">
          <table:table-cell office:value-type="float" office:value="16479055" calcext:value-type="float">
            <text:p>16479055</text:p>
          </table:table-cell>
          <table:table-cell table:formula="of:=[.A1032]/1000/(60*60*24)" office:value-type="time" office:time-value="PT04H34M39.055S" calcext:value-type="time">
            <text:p>04:34:39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57.49" calcext:value-type="float">
            <text:p>557.49</text:p>
          </table:table-cell>
          <table:table-cell office:value-type="float" office:value="675.5" calcext:value-type="float">
            <text:p>675.5</text:p>
          </table:table-cell>
        </table:table-row>
        <table:table-row table:style-name="ro1">
          <table:table-cell office:value-type="float" office:value="16495055" calcext:value-type="float">
            <text:p>16495055</text:p>
          </table:table-cell>
          <table:table-cell table:formula="of:=[.A1033]/1000/(60*60*24)" office:value-type="time" office:time-value="PT04H34M55.055S" calcext:value-type="time">
            <text:p>04:34:55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58.02" calcext:value-type="float">
            <text:p>558.02</text:p>
          </table:table-cell>
          <table:table-cell office:value-type="float" office:value="676.13" calcext:value-type="float">
            <text:p>676.13</text:p>
          </table:table-cell>
        </table:table-row>
        <table:table-row table:style-name="ro1">
          <table:table-cell office:value-type="float" office:value="16511055" calcext:value-type="float">
            <text:p>16511055</text:p>
          </table:table-cell>
          <table:table-cell table:formula="of:=[.A1034]/1000/(60*60*24)" office:value-type="time" office:time-value="PT04H35M11.055S" calcext:value-type="time">
            <text:p>04:35:11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58.54" calcext:value-type="float">
            <text:p>558.54</text:p>
          </table:table-cell>
          <table:table-cell office:value-type="float" office:value="676.75" calcext:value-type="float">
            <text:p>676.75</text:p>
          </table:table-cell>
        </table:table-row>
        <table:table-row table:style-name="ro1">
          <table:table-cell office:value-type="float" office:value="16527055" calcext:value-type="float">
            <text:p>16527055</text:p>
          </table:table-cell>
          <table:table-cell table:formula="of:=[.A1035]/1000/(60*60*24)" office:value-type="time" office:time-value="PT04H35M27.055S" calcext:value-type="time">
            <text:p>04:35:27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59.07" calcext:value-type="float">
            <text:p>559.07</text:p>
          </table:table-cell>
          <table:table-cell office:value-type="float" office:value="677.38" calcext:value-type="float">
            <text:p>677.38</text:p>
          </table:table-cell>
        </table:table-row>
        <table:table-row table:style-name="ro1">
          <table:table-cell office:value-type="float" office:value="16543055" calcext:value-type="float">
            <text:p>16543055</text:p>
          </table:table-cell>
          <table:table-cell table:formula="of:=[.A1036]/1000/(60*60*24)" office:value-type="time" office:time-value="PT04H35M43.055S" calcext:value-type="time">
            <text:p>04:35:43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59.6" calcext:value-type="float">
            <text:p>559.6</text:p>
          </table:table-cell>
          <table:table-cell office:value-type="float" office:value="678.01" calcext:value-type="float">
            <text:p>678.01</text:p>
          </table:table-cell>
        </table:table-row>
        <table:table-row table:style-name="ro1">
          <table:table-cell office:value-type="float" office:value="16559055" calcext:value-type="float">
            <text:p>16559055</text:p>
          </table:table-cell>
          <table:table-cell table:formula="of:=[.A1037]/1000/(60*60*24)" office:value-type="time" office:time-value="PT04H35M59.055S" calcext:value-type="time">
            <text:p>04:35:59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60.13" calcext:value-type="float">
            <text:p>560.13</text:p>
          </table:table-cell>
          <table:table-cell office:value-type="float" office:value="678.63" calcext:value-type="float">
            <text:p>678.63</text:p>
          </table:table-cell>
        </table:table-row>
        <table:table-row table:style-name="ro1">
          <table:table-cell office:value-type="float" office:value="16575055" calcext:value-type="float">
            <text:p>16575055</text:p>
          </table:table-cell>
          <table:table-cell table:formula="of:=[.A1038]/1000/(60*60*24)" office:value-type="time" office:time-value="PT04H36M15.055S" calcext:value-type="time">
            <text:p>04:36:15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60.66" calcext:value-type="float">
            <text:p>560.66</text:p>
          </table:table-cell>
          <table:table-cell office:value-type="float" office:value="679.26" calcext:value-type="float">
            <text:p>679.26</text:p>
          </table:table-cell>
        </table:table-row>
        <table:table-row table:style-name="ro1">
          <table:table-cell office:value-type="float" office:value="16591055" calcext:value-type="float">
            <text:p>16591055</text:p>
          </table:table-cell>
          <table:table-cell table:formula="of:=[.A1039]/1000/(60*60*24)" office:value-type="time" office:time-value="PT04H36M31.055S" calcext:value-type="time">
            <text:p>04:36:31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61.19" calcext:value-type="float">
            <text:p>561.19</text:p>
          </table:table-cell>
          <table:table-cell office:value-type="float" office:value="679.89" calcext:value-type="float">
            <text:p>679.89</text:p>
          </table:table-cell>
        </table:table-row>
        <table:table-row table:style-name="ro1">
          <table:table-cell office:value-type="float" office:value="16607055" calcext:value-type="float">
            <text:p>16607055</text:p>
          </table:table-cell>
          <table:table-cell table:formula="of:=[.A1040]/1000/(60*60*24)" office:value-type="time" office:time-value="PT04H36M47.055S" calcext:value-type="time">
            <text:p>04:36:47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61.72" calcext:value-type="float">
            <text:p>561.72</text:p>
          </table:table-cell>
          <table:table-cell office:value-type="float" office:value="680.51" calcext:value-type="float">
            <text:p>680.51</text:p>
          </table:table-cell>
        </table:table-row>
        <table:table-row table:style-name="ro1">
          <table:table-cell office:value-type="float" office:value="16623055" calcext:value-type="float">
            <text:p>16623055</text:p>
          </table:table-cell>
          <table:table-cell table:formula="of:=[.A1041]/1000/(60*60*24)" office:value-type="time" office:time-value="PT04H37M03.055S" calcext:value-type="time">
            <text:p>04:37:03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62.25" calcext:value-type="float">
            <text:p>562.25</text:p>
          </table:table-cell>
          <table:table-cell office:value-type="float" office:value="681.14" calcext:value-type="float">
            <text:p>681.14</text:p>
          </table:table-cell>
        </table:table-row>
        <table:table-row table:style-name="ro1">
          <table:table-cell office:value-type="float" office:value="16639055" calcext:value-type="float">
            <text:p>16639055</text:p>
          </table:table-cell>
          <table:table-cell table:formula="of:=[.A1042]/1000/(60*60*24)" office:value-type="time" office:time-value="PT04H37M19.055S" calcext:value-type="time">
            <text:p>04:37:19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62.78" calcext:value-type="float">
            <text:p>562.78</text:p>
          </table:table-cell>
          <table:table-cell office:value-type="float" office:value="681.76" calcext:value-type="float">
            <text:p>681.76</text:p>
          </table:table-cell>
        </table:table-row>
        <table:table-row table:style-name="ro1">
          <table:table-cell office:value-type="float" office:value="16655055" calcext:value-type="float">
            <text:p>16655055</text:p>
          </table:table-cell>
          <table:table-cell table:formula="of:=[.A1043]/1000/(60*60*24)" office:value-type="time" office:time-value="PT04H37M35.055S" calcext:value-type="time">
            <text:p>04:37:35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63.31" calcext:value-type="float">
            <text:p>563.31</text:p>
          </table:table-cell>
          <table:table-cell office:value-type="float" office:value="682.39" calcext:value-type="float">
            <text:p>682.39</text:p>
          </table:table-cell>
        </table:table-row>
        <table:table-row table:style-name="ro1">
          <table:table-cell office:value-type="float" office:value="16671055" calcext:value-type="float">
            <text:p>16671055</text:p>
          </table:table-cell>
          <table:table-cell table:formula="of:=[.A1044]/1000/(60*60*24)" office:value-type="time" office:time-value="PT04H37M51.055S" calcext:value-type="time">
            <text:p>04:37:51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63.84" calcext:value-type="float">
            <text:p>563.84</text:p>
          </table:table-cell>
          <table:table-cell office:value-type="float" office:value="683.02" calcext:value-type="float">
            <text:p>683.02</text:p>
          </table:table-cell>
        </table:table-row>
        <table:table-row table:style-name="ro1">
          <table:table-cell office:value-type="float" office:value="16687055" calcext:value-type="float">
            <text:p>16687055</text:p>
          </table:table-cell>
          <table:table-cell table:formula="of:=[.A1045]/1000/(60*60*24)" office:value-type="time" office:time-value="PT04H38M07.055S" calcext:value-type="time">
            <text:p>04:38:07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564.37" calcext:value-type="float">
            <text:p>564.37</text:p>
          </table:table-cell>
          <table:table-cell office:value-type="float" office:value="683.64" calcext:value-type="float">
            <text:p>683.64</text:p>
          </table:table-cell>
        </table:table-row>
        <table:table-row table:style-name="ro1">
          <table:table-cell office:value-type="float" office:value="16703055" calcext:value-type="float">
            <text:p>16703055</text:p>
          </table:table-cell>
          <table:table-cell table:formula="of:=[.A1046]/1000/(60*60*24)" office:value-type="time" office:time-value="PT04H38M23.055S" calcext:value-type="time">
            <text:p>04:38:23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64.9" calcext:value-type="float">
            <text:p>564.9</text:p>
          </table:table-cell>
          <table:table-cell office:value-type="float" office:value="684.27" calcext:value-type="float">
            <text:p>684.27</text:p>
          </table:table-cell>
        </table:table-row>
        <table:table-row table:style-name="ro1">
          <table:table-cell office:value-type="float" office:value="16719055" calcext:value-type="float">
            <text:p>16719055</text:p>
          </table:table-cell>
          <table:table-cell table:formula="of:=[.A1047]/1000/(60*60*24)" office:value-type="time" office:time-value="PT04H38M39.055S" calcext:value-type="time">
            <text:p>04:38:39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565.43" calcext:value-type="float">
            <text:p>565.43</text:p>
          </table:table-cell>
          <table:table-cell office:value-type="float" office:value="684.9" calcext:value-type="float">
            <text:p>684.9</text:p>
          </table:table-cell>
        </table:table-row>
        <table:table-row table:style-name="ro1">
          <table:table-cell office:value-type="float" office:value="16735055" calcext:value-type="float">
            <text:p>16735055</text:p>
          </table:table-cell>
          <table:table-cell table:formula="of:=[.A1048]/1000/(60*60*24)" office:value-type="time" office:time-value="PT04H38M55.055S" calcext:value-type="time">
            <text:p>04:38:55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565.95" calcext:value-type="float">
            <text:p>565.95</text:p>
          </table:table-cell>
          <table:table-cell office:value-type="float" office:value="685.52" calcext:value-type="float">
            <text:p>685.52</text:p>
          </table:table-cell>
        </table:table-row>
        <table:table-row table:style-name="ro1">
          <table:table-cell office:value-type="float" office:value="16751055" calcext:value-type="float">
            <text:p>16751055</text:p>
          </table:table-cell>
          <table:table-cell table:formula="of:=[.A1049]/1000/(60*60*24)" office:value-type="time" office:time-value="PT04H39M11.055S" calcext:value-type="time">
            <text:p>04:39:11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566.48" calcext:value-type="float">
            <text:p>566.48</text:p>
          </table:table-cell>
          <table:table-cell office:value-type="float" office:value="686.15" calcext:value-type="float">
            <text:p>686.15</text:p>
          </table:table-cell>
        </table:table-row>
        <table:table-row table:style-name="ro1">
          <table:table-cell office:value-type="float" office:value="16767055" calcext:value-type="float">
            <text:p>16767055</text:p>
          </table:table-cell>
          <table:table-cell table:formula="of:=[.A1050]/1000/(60*60*24)" office:value-type="time" office:time-value="PT04H39M27.055S" calcext:value-type="time">
            <text:p>04:39:27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567.01" calcext:value-type="float">
            <text:p>567.01</text:p>
          </table:table-cell>
          <table:table-cell office:value-type="float" office:value="686.77" calcext:value-type="float">
            <text:p>686.77</text:p>
          </table:table-cell>
        </table:table-row>
        <table:table-row table:style-name="ro1">
          <table:table-cell office:value-type="float" office:value="16783055" calcext:value-type="float">
            <text:p>16783055</text:p>
          </table:table-cell>
          <table:table-cell table:formula="of:=[.A1051]/1000/(60*60*24)" office:value-type="time" office:time-value="PT04H39M43.055S" calcext:value-type="time">
            <text:p>04:39:43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567.54" calcext:value-type="float">
            <text:p>567.54</text:p>
          </table:table-cell>
          <table:table-cell office:value-type="float" office:value="687.4" calcext:value-type="float">
            <text:p>687.4</text:p>
          </table:table-cell>
        </table:table-row>
        <table:table-row table:style-name="ro1">
          <table:table-cell office:value-type="float" office:value="16799055" calcext:value-type="float">
            <text:p>16799055</text:p>
          </table:table-cell>
          <table:table-cell table:formula="of:=[.A1052]/1000/(60*60*24)" office:value-type="time" office:time-value="PT04H39M59.055S" calcext:value-type="time">
            <text:p>04:39:59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568.07" calcext:value-type="float">
            <text:p>568.07</text:p>
          </table:table-cell>
          <table:table-cell office:value-type="float" office:value="688.02" calcext:value-type="float">
            <text:p>688.02</text:p>
          </table:table-cell>
        </table:table-row>
        <table:table-row table:style-name="ro1">
          <table:table-cell office:value-type="float" office:value="16815055" calcext:value-type="float">
            <text:p>16815055</text:p>
          </table:table-cell>
          <table:table-cell table:formula="of:=[.A1053]/1000/(60*60*24)" office:value-type="time" office:time-value="PT04H40M15.055S" calcext:value-type="time">
            <text:p>04:40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7" calcext:value-type="float">
            <text:p>140.77</text:p>
          </table:table-cell>
          <table:table-cell office:value-type="float" office:value="568.6" calcext:value-type="float">
            <text:p>568.6</text:p>
          </table:table-cell>
          <table:table-cell office:value-type="float" office:value="688.65" calcext:value-type="float">
            <text:p>688.65</text:p>
          </table:table-cell>
        </table:table-row>
        <table:table-row table:style-name="ro1">
          <table:table-cell office:value-type="float" office:value="16831055" calcext:value-type="float">
            <text:p>16831055</text:p>
          </table:table-cell>
          <table:table-cell table:formula="of:=[.A1054]/1000/(60*60*24)" office:value-type="time" office:time-value="PT04H40M31.055S" calcext:value-type="time">
            <text:p>04:40:31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569.13" calcext:value-type="float">
            <text:p>569.13</text:p>
          </table:table-cell>
          <table:table-cell office:value-type="float" office:value="689.28" calcext:value-type="float">
            <text:p>689.28</text:p>
          </table:table-cell>
        </table:table-row>
        <table:table-row table:style-name="ro1">
          <table:table-cell office:value-type="float" office:value="16847055" calcext:value-type="float">
            <text:p>16847055</text:p>
          </table:table-cell>
          <table:table-cell table:formula="of:=[.A1055]/1000/(60*60*24)" office:value-type="time" office:time-value="PT04H40M47.055S" calcext:value-type="time">
            <text:p>04:40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7" calcext:value-type="float">
            <text:p>140.77</text:p>
          </table:table-cell>
          <table:table-cell office:value-type="float" office:value="569.66" calcext:value-type="float">
            <text:p>569.66</text:p>
          </table:table-cell>
          <table:table-cell office:value-type="float" office:value="689.9" calcext:value-type="float">
            <text:p>689.9</text:p>
          </table:table-cell>
        </table:table-row>
        <table:table-row table:style-name="ro1">
          <table:table-cell office:value-type="float" office:value="16863055" calcext:value-type="float">
            <text:p>16863055</text:p>
          </table:table-cell>
          <table:table-cell table:formula="of:=[.A1056]/1000/(60*60*24)" office:value-type="time" office:time-value="PT04H41M03.055S" calcext:value-type="time">
            <text:p>04:41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570.19" calcext:value-type="float">
            <text:p>570.19</text:p>
          </table:table-cell>
          <table:table-cell office:value-type="float" office:value="690.53" calcext:value-type="float">
            <text:p>690.53</text:p>
          </table:table-cell>
        </table:table-row>
        <table:table-row table:style-name="ro1">
          <table:table-cell office:value-type="float" office:value="16879055" calcext:value-type="float">
            <text:p>16879055</text:p>
          </table:table-cell>
          <table:table-cell table:formula="of:=[.A1057]/1000/(60*60*24)" office:value-type="time" office:time-value="PT04H41M19.055S" calcext:value-type="time">
            <text:p>04:41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570.71" calcext:value-type="float">
            <text:p>570.71</text:p>
          </table:table-cell>
          <table:table-cell office:value-type="float" office:value="691.15" calcext:value-type="float">
            <text:p>691.15</text:p>
          </table:table-cell>
        </table:table-row>
        <table:table-row table:style-name="ro1">
          <table:table-cell office:value-type="float" office:value="16895055" calcext:value-type="float">
            <text:p>16895055</text:p>
          </table:table-cell>
          <table:table-cell table:formula="of:=[.A1058]/1000/(60*60*24)" office:value-type="time" office:time-value="PT04H41M35.055S" calcext:value-type="time">
            <text:p>04:41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571.24" calcext:value-type="float">
            <text:p>571.24</text:p>
          </table:table-cell>
          <table:table-cell office:value-type="float" office:value="691.78" calcext:value-type="float">
            <text:p>691.78</text:p>
          </table:table-cell>
        </table:table-row>
        <table:table-row table:style-name="ro1">
          <table:table-cell office:value-type="float" office:value="16911055" calcext:value-type="float">
            <text:p>16911055</text:p>
          </table:table-cell>
          <table:table-cell table:formula="of:=[.A1059]/1000/(60*60*24)" office:value-type="time" office:time-value="PT04H41M51.055S" calcext:value-type="time">
            <text:p>04:41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571.77" calcext:value-type="float">
            <text:p>571.77</text:p>
          </table:table-cell>
          <table:table-cell office:value-type="float" office:value="692.4" calcext:value-type="float">
            <text:p>692.4</text:p>
          </table:table-cell>
        </table:table-row>
        <table:table-row table:style-name="ro1">
          <table:table-cell office:value-type="float" office:value="16927055" calcext:value-type="float">
            <text:p>16927055</text:p>
          </table:table-cell>
          <table:table-cell table:formula="of:=[.A1060]/1000/(60*60*24)" office:value-type="time" office:time-value="PT04H42M07.055S" calcext:value-type="time">
            <text:p>04:42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572.3" calcext:value-type="float">
            <text:p>572.3</text:p>
          </table:table-cell>
          <table:table-cell office:value-type="float" office:value="693.03" calcext:value-type="float">
            <text:p>693.03</text:p>
          </table:table-cell>
        </table:table-row>
        <table:table-row table:style-name="ro1">
          <table:table-cell office:value-type="float" office:value="16943055" calcext:value-type="float">
            <text:p>16943055</text:p>
          </table:table-cell>
          <table:table-cell table:formula="of:=[.A1061]/1000/(60*60*24)" office:value-type="time" office:time-value="PT04H42M23.055S" calcext:value-type="time">
            <text:p>04:42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572.83" calcext:value-type="float">
            <text:p>572.83</text:p>
          </table:table-cell>
          <table:table-cell office:value-type="float" office:value="693.65" calcext:value-type="float">
            <text:p>693.65</text:p>
          </table:table-cell>
        </table:table-row>
        <table:table-row table:style-name="ro1">
          <table:table-cell office:value-type="float" office:value="16959055" calcext:value-type="float">
            <text:p>16959055</text:p>
          </table:table-cell>
          <table:table-cell table:formula="of:=[.A1062]/1000/(60*60*24)" office:value-type="time" office:time-value="PT04H42M39.055S" calcext:value-type="time">
            <text:p>04:42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573.36" calcext:value-type="float">
            <text:p>573.36</text:p>
          </table:table-cell>
          <table:table-cell office:value-type="float" office:value="694.28" calcext:value-type="float">
            <text:p>694.28</text:p>
          </table:table-cell>
        </table:table-row>
        <table:table-row table:style-name="ro1">
          <table:table-cell office:value-type="float" office:value="16975055" calcext:value-type="float">
            <text:p>16975055</text:p>
          </table:table-cell>
          <table:table-cell table:formula="of:=[.A1063]/1000/(60*60*24)" office:value-type="time" office:time-value="PT04H42M55.055S" calcext:value-type="time">
            <text:p>04:42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573.89" calcext:value-type="float">
            <text:p>573.89</text:p>
          </table:table-cell>
          <table:table-cell office:value-type="float" office:value="694.9" calcext:value-type="float">
            <text:p>694.9</text:p>
          </table:table-cell>
        </table:table-row>
        <table:table-row table:style-name="ro1">
          <table:table-cell office:value-type="float" office:value="16991055" calcext:value-type="float">
            <text:p>16991055</text:p>
          </table:table-cell>
          <table:table-cell table:formula="of:=[.A1064]/1000/(60*60*24)" office:value-type="time" office:time-value="PT04H43M11.055S" calcext:value-type="time">
            <text:p>04:43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574.41" calcext:value-type="float">
            <text:p>574.41</text:p>
          </table:table-cell>
          <table:table-cell office:value-type="float" office:value="695.53" calcext:value-type="float">
            <text:p>695.53</text:p>
          </table:table-cell>
        </table:table-row>
        <table:table-row table:style-name="ro1">
          <table:table-cell office:value-type="float" office:value="17007055" calcext:value-type="float">
            <text:p>17007055</text:p>
          </table:table-cell>
          <table:table-cell table:formula="of:=[.A1065]/1000/(60*60*24)" office:value-type="time" office:time-value="PT04H43M27.055S" calcext:value-type="time">
            <text:p>04:43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574.94" calcext:value-type="float">
            <text:p>574.94</text:p>
          </table:table-cell>
          <table:table-cell office:value-type="float" office:value="696.15" calcext:value-type="float">
            <text:p>696.15</text:p>
          </table:table-cell>
        </table:table-row>
        <table:table-row table:style-name="ro1">
          <table:table-cell office:value-type="float" office:value="17023055" calcext:value-type="float">
            <text:p>17023055</text:p>
          </table:table-cell>
          <table:table-cell table:formula="of:=[.A1066]/1000/(60*60*24)" office:value-type="time" office:time-value="PT04H43M43.055S" calcext:value-type="time">
            <text:p>04:43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575.47" calcext:value-type="float">
            <text:p>575.47</text:p>
          </table:table-cell>
          <table:table-cell office:value-type="float" office:value="696.78" calcext:value-type="float">
            <text:p>696.78</text:p>
          </table:table-cell>
        </table:table-row>
        <table:table-row table:style-name="ro1">
          <table:table-cell office:value-type="float" office:value="17039055" calcext:value-type="float">
            <text:p>17039055</text:p>
          </table:table-cell>
          <table:table-cell table:formula="of:=[.A1067]/1000/(60*60*24)" office:value-type="time" office:time-value="PT04H43M59.055S" calcext:value-type="time">
            <text:p>04:43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576" calcext:value-type="float">
            <text:p>576</text:p>
          </table:table-cell>
          <table:table-cell office:value-type="float" office:value="697.4" calcext:value-type="float">
            <text:p>697.4</text:p>
          </table:table-cell>
        </table:table-row>
        <table:table-row table:style-name="ro1">
          <table:table-cell office:value-type="float" office:value="17055055" calcext:value-type="float">
            <text:p>17055055</text:p>
          </table:table-cell>
          <table:table-cell table:formula="of:=[.A1068]/1000/(60*60*24)" office:value-type="time" office:time-value="PT04H44M15.055S" calcext:value-type="time">
            <text:p>04:44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576.53" calcext:value-type="float">
            <text:p>576.53</text:p>
          </table:table-cell>
          <table:table-cell office:value-type="float" office:value="698.03" calcext:value-type="float">
            <text:p>698.03</text:p>
          </table:table-cell>
        </table:table-row>
        <table:table-row table:style-name="ro1">
          <table:table-cell office:value-type="float" office:value="17071055" calcext:value-type="float">
            <text:p>17071055</text:p>
          </table:table-cell>
          <table:table-cell table:formula="of:=[.A1069]/1000/(60*60*24)" office:value-type="time" office:time-value="PT04H44M31.055S" calcext:value-type="time">
            <text:p>04:44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577.06" calcext:value-type="float">
            <text:p>577.06</text:p>
          </table:table-cell>
          <table:table-cell office:value-type="float" office:value="698.65" calcext:value-type="float">
            <text:p>698.65</text:p>
          </table:table-cell>
        </table:table-row>
        <table:table-row table:style-name="ro1">
          <table:table-cell office:value-type="float" office:value="17087055" calcext:value-type="float">
            <text:p>17087055</text:p>
          </table:table-cell>
          <table:table-cell table:formula="of:=[.A1070]/1000/(60*60*24)" office:value-type="time" office:time-value="PT04H44M47.055S" calcext:value-type="time">
            <text:p>04:44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577.58" calcext:value-type="float">
            <text:p>577.58</text:p>
          </table:table-cell>
          <table:table-cell office:value-type="float" office:value="699.27" calcext:value-type="float">
            <text:p>699.27</text:p>
          </table:table-cell>
        </table:table-row>
        <table:table-row table:style-name="ro1">
          <table:table-cell office:value-type="float" office:value="17103055" calcext:value-type="float">
            <text:p>17103055</text:p>
          </table:table-cell>
          <table:table-cell table:formula="of:=[.A1071]/1000/(60*60*24)" office:value-type="time" office:time-value="PT04H45M03.055S" calcext:value-type="time">
            <text:p>04:45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578.11" calcext:value-type="float">
            <text:p>578.11</text:p>
          </table:table-cell>
          <table:table-cell office:value-type="float" office:value="699.9" calcext:value-type="float">
            <text:p>699.9</text:p>
          </table:table-cell>
        </table:table-row>
        <table:table-row table:style-name="ro1">
          <table:table-cell office:value-type="float" office:value="17119055" calcext:value-type="float">
            <text:p>17119055</text:p>
          </table:table-cell>
          <table:table-cell table:formula="of:=[.A1072]/1000/(60*60*24)" office:value-type="time" office:time-value="PT04H45M19.055S" calcext:value-type="time">
            <text:p>04:45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578.64" calcext:value-type="float">
            <text:p>578.64</text:p>
          </table:table-cell>
          <table:table-cell office:value-type="float" office:value="700.52" calcext:value-type="float">
            <text:p>700.52</text:p>
          </table:table-cell>
        </table:table-row>
        <table:table-row table:style-name="ro1">
          <table:table-cell office:value-type="float" office:value="17135055" calcext:value-type="float">
            <text:p>17135055</text:p>
          </table:table-cell>
          <table:table-cell table:formula="of:=[.A1073]/1000/(60*60*24)" office:value-type="time" office:time-value="PT04H45M35.055S" calcext:value-type="time">
            <text:p>04:45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579.17" calcext:value-type="float">
            <text:p>579.17</text:p>
          </table:table-cell>
          <table:table-cell office:value-type="float" office:value="701.14" calcext:value-type="float">
            <text:p>701.14</text:p>
          </table:table-cell>
        </table:table-row>
        <table:table-row table:style-name="ro1">
          <table:table-cell office:value-type="float" office:value="17151055" calcext:value-type="float">
            <text:p>17151055</text:p>
          </table:table-cell>
          <table:table-cell table:formula="of:=[.A1074]/1000/(60*60*24)" office:value-type="time" office:time-value="PT04H45M51.055S" calcext:value-type="time">
            <text:p>04:45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64" calcext:value-type="float">
            <text:p>140.64</text:p>
          </table:table-cell>
          <table:table-cell office:value-type="float" office:value="579.7" calcext:value-type="float">
            <text:p>579.7</text:p>
          </table:table-cell>
          <table:table-cell office:value-type="float" office:value="701.77" calcext:value-type="float">
            <text:p>701.77</text:p>
          </table:table-cell>
        </table:table-row>
        <table:table-row table:style-name="ro1">
          <table:table-cell office:value-type="float" office:value="17167055" calcext:value-type="float">
            <text:p>17167055</text:p>
          </table:table-cell>
          <table:table-cell table:formula="of:=[.A1075]/1000/(60*60*24)" office:value-type="time" office:time-value="PT04H46M07.055S" calcext:value-type="time">
            <text:p>04:46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580.23" calcext:value-type="float">
            <text:p>580.23</text:p>
          </table:table-cell>
          <table:table-cell office:value-type="float" office:value="702.39" calcext:value-type="float">
            <text:p>702.39</text:p>
          </table:table-cell>
        </table:table-row>
        <table:table-row table:style-name="ro1">
          <table:table-cell office:value-type="float" office:value="17183055" calcext:value-type="float">
            <text:p>17183055</text:p>
          </table:table-cell>
          <table:table-cell table:formula="of:=[.A1076]/1000/(60*60*24)" office:value-type="time" office:time-value="PT04H46M23.055S" calcext:value-type="time">
            <text:p>04:46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580.75" calcext:value-type="float">
            <text:p>580.75</text:p>
          </table:table-cell>
          <table:table-cell office:value-type="float" office:value="703.01" calcext:value-type="float">
            <text:p>703.01</text:p>
          </table:table-cell>
        </table:table-row>
        <table:table-row table:style-name="ro1">
          <table:table-cell office:value-type="float" office:value="17199055" calcext:value-type="float">
            <text:p>17199055</text:p>
          </table:table-cell>
          <table:table-cell table:formula="of:=[.A1077]/1000/(60*60*24)" office:value-type="time" office:time-value="PT04H46M39.055S" calcext:value-type="time">
            <text:p>04:46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581.28" calcext:value-type="float">
            <text:p>581.28</text:p>
          </table:table-cell>
          <table:table-cell office:value-type="float" office:value="703.64" calcext:value-type="float">
            <text:p>703.64</text:p>
          </table:table-cell>
        </table:table-row>
        <table:table-row table:style-name="ro1">
          <table:table-cell office:value-type="float" office:value="17215055" calcext:value-type="float">
            <text:p>17215055</text:p>
          </table:table-cell>
          <table:table-cell table:formula="of:=[.A1078]/1000/(60*60*24)" office:value-type="time" office:time-value="PT04H46M55.055S" calcext:value-type="time">
            <text:p>04:46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581.81" calcext:value-type="float">
            <text:p>581.81</text:p>
          </table:table-cell>
          <table:table-cell office:value-type="float" office:value="704.26" calcext:value-type="float">
            <text:p>704.26</text:p>
          </table:table-cell>
        </table:table-row>
        <table:table-row table:style-name="ro1">
          <table:table-cell office:value-type="float" office:value="17231055" calcext:value-type="float">
            <text:p>17231055</text:p>
          </table:table-cell>
          <table:table-cell table:formula="of:=[.A1079]/1000/(60*60*24)" office:value-type="time" office:time-value="PT04H47M11.055S" calcext:value-type="time">
            <text:p>04:47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582.34" calcext:value-type="float">
            <text:p>582.34</text:p>
          </table:table-cell>
          <table:table-cell office:value-type="float" office:value="704.88" calcext:value-type="float">
            <text:p>704.88</text:p>
          </table:table-cell>
        </table:table-row>
        <table:table-row table:style-name="ro1">
          <table:table-cell office:value-type="float" office:value="17247055" calcext:value-type="float">
            <text:p>17247055</text:p>
          </table:table-cell>
          <table:table-cell table:formula="of:=[.A1080]/1000/(60*60*24)" office:value-type="time" office:time-value="PT04H47M27.055S" calcext:value-type="time">
            <text:p>04:47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582.87" calcext:value-type="float">
            <text:p>582.87</text:p>
          </table:table-cell>
          <table:table-cell office:value-type="float" office:value="705.51" calcext:value-type="float">
            <text:p>705.51</text:p>
          </table:table-cell>
        </table:table-row>
        <table:table-row table:style-name="ro1">
          <table:table-cell office:value-type="float" office:value="17263055" calcext:value-type="float">
            <text:p>17263055</text:p>
          </table:table-cell>
          <table:table-cell table:formula="of:=[.A1081]/1000/(60*60*24)" office:value-type="time" office:time-value="PT04H47M43.055S" calcext:value-type="time">
            <text:p>04:47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583.39" calcext:value-type="float">
            <text:p>583.39</text:p>
          </table:table-cell>
          <table:table-cell office:value-type="float" office:value="706.13" calcext:value-type="float">
            <text:p>706.13</text:p>
          </table:table-cell>
        </table:table-row>
        <table:table-row table:style-name="ro1">
          <table:table-cell office:value-type="float" office:value="17279055" calcext:value-type="float">
            <text:p>17279055</text:p>
          </table:table-cell>
          <table:table-cell table:formula="of:=[.A1082]/1000/(60*60*24)" office:value-type="time" office:time-value="PT04H47M59.055S" calcext:value-type="time">
            <text:p>04:47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583.92" calcext:value-type="float">
            <text:p>583.92</text:p>
          </table:table-cell>
          <table:table-cell office:value-type="float" office:value="706.75" calcext:value-type="float">
            <text:p>706.75</text:p>
          </table:table-cell>
        </table:table-row>
        <table:table-row table:style-name="ro1">
          <table:table-cell office:value-type="float" office:value="17295055" calcext:value-type="float">
            <text:p>17295055</text:p>
          </table:table-cell>
          <table:table-cell table:formula="of:=[.A1083]/1000/(60*60*24)" office:value-type="time" office:time-value="PT04H48M15.055S" calcext:value-type="time">
            <text:p>04:48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584.45" calcext:value-type="float">
            <text:p>584.45</text:p>
          </table:table-cell>
          <table:table-cell office:value-type="float" office:value="707.37" calcext:value-type="float">
            <text:p>707.37</text:p>
          </table:table-cell>
        </table:table-row>
        <table:table-row table:style-name="ro1">
          <table:table-cell office:value-type="float" office:value="17311055" calcext:value-type="float">
            <text:p>17311055</text:p>
          </table:table-cell>
          <table:table-cell table:formula="of:=[.A1084]/1000/(60*60*24)" office:value-type="time" office:time-value="PT04H48M31.055S" calcext:value-type="time">
            <text:p>04:48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584.98" calcext:value-type="float">
            <text:p>584.98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17327055" calcext:value-type="float">
            <text:p>17327055</text:p>
          </table:table-cell>
          <table:table-cell table:formula="of:=[.A1085]/1000/(60*60*24)" office:value-type="time" office:time-value="PT04H48M47.055S" calcext:value-type="time">
            <text:p>04:48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585.51" calcext:value-type="float">
            <text:p>585.51</text:p>
          </table:table-cell>
          <table:table-cell office:value-type="float" office:value="708.62" calcext:value-type="float">
            <text:p>708.62</text:p>
          </table:table-cell>
        </table:table-row>
        <table:table-row table:style-name="ro1">
          <table:table-cell office:value-type="float" office:value="17343055" calcext:value-type="float">
            <text:p>17343055</text:p>
          </table:table-cell>
          <table:table-cell table:formula="of:=[.A1086]/1000/(60*60*24)" office:value-type="time" office:time-value="PT04H49M03.055S" calcext:value-type="time">
            <text:p>04:49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586.03" calcext:value-type="float">
            <text:p>586.03</text:p>
          </table:table-cell>
          <table:table-cell office:value-type="float" office:value="709.24" calcext:value-type="float">
            <text:p>709.24</text:p>
          </table:table-cell>
        </table:table-row>
        <table:table-row table:style-name="ro1">
          <table:table-cell office:value-type="float" office:value="17359055" calcext:value-type="float">
            <text:p>17359055</text:p>
          </table:table-cell>
          <table:table-cell table:formula="of:=[.A1087]/1000/(60*60*24)" office:value-type="time" office:time-value="PT04H49M19.055S" calcext:value-type="time">
            <text:p>04:49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586.56" calcext:value-type="float">
            <text:p>586.56</text:p>
          </table:table-cell>
          <table:table-cell office:value-type="float" office:value="709.87" calcext:value-type="float">
            <text:p>709.87</text:p>
          </table:table-cell>
        </table:table-row>
        <table:table-row table:style-name="ro1">
          <table:table-cell office:value-type="float" office:value="17375055" calcext:value-type="float">
            <text:p>17375055</text:p>
          </table:table-cell>
          <table:table-cell table:formula="of:=[.A1088]/1000/(60*60*24)" office:value-type="time" office:time-value="PT04H49M35.055S" calcext:value-type="time">
            <text:p>04:49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587.09" calcext:value-type="float">
            <text:p>587.09</text:p>
          </table:table-cell>
          <table:table-cell office:value-type="float" office:value="710.49" calcext:value-type="float">
            <text:p>710.49</text:p>
          </table:table-cell>
        </table:table-row>
        <table:table-row table:style-name="ro1">
          <table:table-cell office:value-type="float" office:value="17391055" calcext:value-type="float">
            <text:p>17391055</text:p>
          </table:table-cell>
          <table:table-cell table:formula="of:=[.A1089]/1000/(60*60*24)" office:value-type="time" office:time-value="PT04H49M51.055S" calcext:value-type="time">
            <text:p>04:49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587.62" calcext:value-type="float">
            <text:p>587.62</text:p>
          </table:table-cell>
          <table:table-cell office:value-type="float" office:value="711.11" calcext:value-type="float">
            <text:p>711.11</text:p>
          </table:table-cell>
        </table:table-row>
        <table:table-row table:style-name="ro1">
          <table:table-cell office:value-type="float" office:value="17407055" calcext:value-type="float">
            <text:p>17407055</text:p>
          </table:table-cell>
          <table:table-cell table:formula="of:=[.A1090]/1000/(60*60*24)" office:value-type="time" office:time-value="PT04H50M07.055S" calcext:value-type="time">
            <text:p>04:50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588.14" calcext:value-type="float">
            <text:p>588.14</text:p>
          </table:table-cell>
          <table:table-cell office:value-type="float" office:value="711.73" calcext:value-type="float">
            <text:p>711.73</text:p>
          </table:table-cell>
        </table:table-row>
        <table:table-row table:style-name="ro1">
          <table:table-cell office:value-type="float" office:value="17423055" calcext:value-type="float">
            <text:p>17423055</text:p>
          </table:table-cell>
          <table:table-cell table:formula="of:=[.A1091]/1000/(60*60*24)" office:value-type="time" office:time-value="PT04H50M23.055S" calcext:value-type="time">
            <text:p>04:50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588.67" calcext:value-type="float">
            <text:p>588.67</text:p>
          </table:table-cell>
          <table:table-cell office:value-type="float" office:value="712.35" calcext:value-type="float">
            <text:p>712.35</text:p>
          </table:table-cell>
        </table:table-row>
        <table:table-row table:style-name="ro1">
          <table:table-cell office:value-type="float" office:value="17439055" calcext:value-type="float">
            <text:p>17439055</text:p>
          </table:table-cell>
          <table:table-cell table:formula="of:=[.A1092]/1000/(60*60*24)" office:value-type="time" office:time-value="PT04H50M39.055S" calcext:value-type="time">
            <text:p>04:50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589.2" calcext:value-type="float">
            <text:p>589.2</text:p>
          </table:table-cell>
          <table:table-cell office:value-type="float" office:value="712.98" calcext:value-type="float">
            <text:p>712.98</text:p>
          </table:table-cell>
        </table:table-row>
        <table:table-row table:style-name="ro1">
          <table:table-cell office:value-type="float" office:value="17455055" calcext:value-type="float">
            <text:p>17455055</text:p>
          </table:table-cell>
          <table:table-cell table:formula="of:=[.A1093]/1000/(60*60*24)" office:value-type="time" office:time-value="PT04H50M55.055S" calcext:value-type="time">
            <text:p>04:50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589.73" calcext:value-type="float">
            <text:p>589.73</text:p>
          </table:table-cell>
          <table:table-cell office:value-type="float" office:value="713.6" calcext:value-type="float">
            <text:p>713.6</text:p>
          </table:table-cell>
        </table:table-row>
        <table:table-row table:style-name="ro1">
          <table:table-cell office:value-type="float" office:value="17471055" calcext:value-type="float">
            <text:p>17471055</text:p>
          </table:table-cell>
          <table:table-cell table:formula="of:=[.A1094]/1000/(60*60*24)" office:value-type="time" office:time-value="PT04H51M11.055S" calcext:value-type="time">
            <text:p>04:51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590.25" calcext:value-type="float">
            <text:p>590.25</text:p>
          </table:table-cell>
          <table:table-cell office:value-type="float" office:value="714.22" calcext:value-type="float">
            <text:p>714.22</text:p>
          </table:table-cell>
        </table:table-row>
        <table:table-row table:style-name="ro1">
          <table:table-cell office:value-type="float" office:value="17487055" calcext:value-type="float">
            <text:p>17487055</text:p>
          </table:table-cell>
          <table:table-cell table:formula="of:=[.A1095]/1000/(60*60*24)" office:value-type="time" office:time-value="PT04H51M27.055S" calcext:value-type="time">
            <text:p>04:51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590.78" calcext:value-type="float">
            <text:p>590.78</text:p>
          </table:table-cell>
          <table:table-cell office:value-type="float" office:value="714.84" calcext:value-type="float">
            <text:p>714.84</text:p>
          </table:table-cell>
        </table:table-row>
        <table:table-row table:style-name="ro1">
          <table:table-cell office:value-type="float" office:value="17503054" calcext:value-type="float">
            <text:p>17503054</text:p>
          </table:table-cell>
          <table:table-cell table:formula="of:=[.A1096]/1000/(60*60*24)" office:value-type="time" office:time-value="PT04H51M43.054S" calcext:value-type="time">
            <text:p>04:51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591.31" calcext:value-type="float">
            <text:p>591.31</text:p>
          </table:table-cell>
          <table:table-cell office:value-type="float" office:value="715.47" calcext:value-type="float">
            <text:p>715.47</text:p>
          </table:table-cell>
        </table:table-row>
        <table:table-row table:style-name="ro1">
          <table:table-cell office:value-type="float" office:value="17519055" calcext:value-type="float">
            <text:p>17519055</text:p>
          </table:table-cell>
          <table:table-cell table:formula="of:=[.A1097]/1000/(60*60*24)" office:value-type="time" office:time-value="PT04H51M59.055S" calcext:value-type="time">
            <text:p>04:51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591.84" calcext:value-type="float">
            <text:p>591.84</text:p>
          </table:table-cell>
          <table:table-cell office:value-type="float" office:value="716.09" calcext:value-type="float">
            <text:p>716.09</text:p>
          </table:table-cell>
        </table:table-row>
        <table:table-row table:style-name="ro1">
          <table:table-cell office:value-type="float" office:value="17535055" calcext:value-type="float">
            <text:p>17535055</text:p>
          </table:table-cell>
          <table:table-cell table:formula="of:=[.A1098]/1000/(60*60*24)" office:value-type="time" office:time-value="PT04H52M15.055S" calcext:value-type="time">
            <text:p>04:52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592.36" calcext:value-type="float">
            <text:p>592.36</text:p>
          </table:table-cell>
          <table:table-cell office:value-type="float" office:value="716.71" calcext:value-type="float">
            <text:p>716.71</text:p>
          </table:table-cell>
        </table:table-row>
        <table:table-row table:style-name="ro1">
          <table:table-cell office:value-type="float" office:value="17551055" calcext:value-type="float">
            <text:p>17551055</text:p>
          </table:table-cell>
          <table:table-cell table:formula="of:=[.A1099]/1000/(60*60*24)" office:value-type="time" office:time-value="PT04H52M31.055S" calcext:value-type="time">
            <text:p>04:52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592.89" calcext:value-type="float">
            <text:p>592.89</text:p>
          </table:table-cell>
          <table:table-cell office:value-type="float" office:value="717.33" calcext:value-type="float">
            <text:p>717.33</text:p>
          </table:table-cell>
        </table:table-row>
        <table:table-row table:style-name="ro1">
          <table:table-cell office:value-type="float" office:value="17567055" calcext:value-type="float">
            <text:p>17567055</text:p>
          </table:table-cell>
          <table:table-cell table:formula="of:=[.A1100]/1000/(60*60*24)" office:value-type="time" office:time-value="PT04H52M47.055S" calcext:value-type="time">
            <text:p>04:52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593.42" calcext:value-type="float">
            <text:p>593.42</text:p>
          </table:table-cell>
          <table:table-cell office:value-type="float" office:value="717.95" calcext:value-type="float">
            <text:p>717.95</text:p>
          </table:table-cell>
        </table:table-row>
        <table:table-row table:style-name="ro1">
          <table:table-cell office:value-type="float" office:value="17583055" calcext:value-type="float">
            <text:p>17583055</text:p>
          </table:table-cell>
          <table:table-cell table:formula="of:=[.A1101]/1000/(60*60*24)" office:value-type="time" office:time-value="PT04H53M03.055S" calcext:value-type="time">
            <text:p>04:53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593.95" calcext:value-type="float">
            <text:p>593.95</text:p>
          </table:table-cell>
          <table:table-cell office:value-type="float" office:value="718.58" calcext:value-type="float">
            <text:p>718.58</text:p>
          </table:table-cell>
        </table:table-row>
        <table:table-row table:style-name="ro1">
          <table:table-cell office:value-type="float" office:value="17599055" calcext:value-type="float">
            <text:p>17599055</text:p>
          </table:table-cell>
          <table:table-cell table:formula="of:=[.A1102]/1000/(60*60*24)" office:value-type="time" office:time-value="PT04H53M19.055S" calcext:value-type="time">
            <text:p>04:53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594.47" calcext:value-type="float">
            <text:p>594.47</text:p>
          </table:table-cell>
          <table:table-cell office:value-type="float" office:value="719.2" calcext:value-type="float">
            <text:p>719.2</text:p>
          </table:table-cell>
        </table:table-row>
        <table:table-row table:style-name="ro1">
          <table:table-cell office:value-type="float" office:value="17615055" calcext:value-type="float">
            <text:p>17615055</text:p>
          </table:table-cell>
          <table:table-cell table:formula="of:=[.A1103]/1000/(60*60*24)" office:value-type="time" office:time-value="PT04H53M35.055S" calcext:value-type="time">
            <text:p>04:53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46" calcext:value-type="float">
            <text:p>139.46</text:p>
          </table:table-cell>
          <table:table-cell office:value-type="float" office:value="595" calcext:value-type="float">
            <text:p>595</text:p>
          </table:table-cell>
          <table:table-cell office:value-type="float" office:value="719.82" calcext:value-type="float">
            <text:p>719.82</text:p>
          </table:table-cell>
        </table:table-row>
        <table:table-row table:style-name="ro1">
          <table:table-cell office:value-type="float" office:value="17631055" calcext:value-type="float">
            <text:p>17631055</text:p>
          </table:table-cell>
          <table:table-cell table:formula="of:=[.A1104]/1000/(60*60*24)" office:value-type="time" office:time-value="PT04H53M51.055S" calcext:value-type="time">
            <text:p>04:53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46" calcext:value-type="float">
            <text:p>139.46</text:p>
          </table:table-cell>
          <table:table-cell office:value-type="float" office:value="595.53" calcext:value-type="float">
            <text:p>595.53</text:p>
          </table:table-cell>
          <table:table-cell office:value-type="float" office:value="720.44" calcext:value-type="float">
            <text:p>720.44</text:p>
          </table:table-cell>
        </table:table-row>
        <table:table-row table:style-name="ro1">
          <table:table-cell office:value-type="float" office:value="17647055" calcext:value-type="float">
            <text:p>17647055</text:p>
          </table:table-cell>
          <table:table-cell table:formula="of:=[.A1105]/1000/(60*60*24)" office:value-type="time" office:time-value="PT04H54M07.055S" calcext:value-type="time">
            <text:p>04:54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596.05" calcext:value-type="float">
            <text:p>596.05</text:p>
          </table:table-cell>
          <table:table-cell office:value-type="float" office:value="721.06" calcext:value-type="float">
            <text:p>721.06</text:p>
          </table:table-cell>
        </table:table-row>
        <table:table-row table:style-name="ro1">
          <table:table-cell office:value-type="float" office:value="17663055" calcext:value-type="float">
            <text:p>17663055</text:p>
          </table:table-cell>
          <table:table-cell table:formula="of:=[.A1106]/1000/(60*60*24)" office:value-type="time" office:time-value="PT04H54M23.055S" calcext:value-type="time">
            <text:p>04:54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46" calcext:value-type="float">
            <text:p>139.46</text:p>
          </table:table-cell>
          <table:table-cell office:value-type="float" office:value="596.58" calcext:value-type="float">
            <text:p>596.58</text:p>
          </table:table-cell>
          <table:table-cell office:value-type="float" office:value="721.68" calcext:value-type="float">
            <text:p>721.68</text:p>
          </table:table-cell>
        </table:table-row>
        <table:table-row table:style-name="ro1">
          <table:table-cell office:value-type="float" office:value="17679055" calcext:value-type="float">
            <text:p>17679055</text:p>
          </table:table-cell>
          <table:table-cell table:formula="of:=[.A1107]/1000/(60*60*24)" office:value-type="time" office:time-value="PT04H54M39.055S" calcext:value-type="time">
            <text:p>04:54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597.11" calcext:value-type="float">
            <text:p>597.11</text:p>
          </table:table-cell>
          <table:table-cell office:value-type="float" office:value="722.3" calcext:value-type="float">
            <text:p>722.3</text:p>
          </table:table-cell>
        </table:table-row>
        <table:table-row table:style-name="ro1">
          <table:table-cell office:value-type="float" office:value="17695055" calcext:value-type="float">
            <text:p>17695055</text:p>
          </table:table-cell>
          <table:table-cell table:formula="of:=[.A1108]/1000/(60*60*24)" office:value-type="time" office:time-value="PT04H54M55.055S" calcext:value-type="time">
            <text:p>04:54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597.64" calcext:value-type="float">
            <text:p>597.64</text:p>
          </table:table-cell>
          <table:table-cell office:value-type="float" office:value="722.93" calcext:value-type="float">
            <text:p>722.93</text:p>
          </table:table-cell>
        </table:table-row>
        <table:table-row table:style-name="ro1">
          <table:table-cell office:value-type="float" office:value="17711055" calcext:value-type="float">
            <text:p>17711055</text:p>
          </table:table-cell>
          <table:table-cell table:formula="of:=[.A1109]/1000/(60*60*24)" office:value-type="time" office:time-value="PT04H55M11.055S" calcext:value-type="time">
            <text:p>04:55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598.16" calcext:value-type="float">
            <text:p>598.16</text:p>
          </table:table-cell>
          <table:table-cell office:value-type="float" office:value="723.55" calcext:value-type="float">
            <text:p>723.55</text:p>
          </table:table-cell>
        </table:table-row>
        <table:table-row table:style-name="ro1">
          <table:table-cell office:value-type="float" office:value="17727055" calcext:value-type="float">
            <text:p>17727055</text:p>
          </table:table-cell>
          <table:table-cell table:formula="of:=[.A1110]/1000/(60*60*24)" office:value-type="time" office:time-value="PT04H55M27.055S" calcext:value-type="time">
            <text:p>04:55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598.69" calcext:value-type="float">
            <text:p>598.69</text:p>
          </table:table-cell>
          <table:table-cell office:value-type="float" office:value="724.17" calcext:value-type="float">
            <text:p>724.17</text:p>
          </table:table-cell>
        </table:table-row>
        <table:table-row table:style-name="ro1">
          <table:table-cell office:value-type="float" office:value="17743055" calcext:value-type="float">
            <text:p>17743055</text:p>
          </table:table-cell>
          <table:table-cell table:formula="of:=[.A1111]/1000/(60*60*24)" office:value-type="time" office:time-value="PT04H55M43.055S" calcext:value-type="time">
            <text:p>04:55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599.22" calcext:value-type="float">
            <text:p>599.22</text:p>
          </table:table-cell>
          <table:table-cell office:value-type="float" office:value="724.79" calcext:value-type="float">
            <text:p>724.79</text:p>
          </table:table-cell>
        </table:table-row>
        <table:table-row table:style-name="ro1">
          <table:table-cell office:value-type="float" office:value="17759055" calcext:value-type="float">
            <text:p>17759055</text:p>
          </table:table-cell>
          <table:table-cell table:formula="of:=[.A1112]/1000/(60*60*24)" office:value-type="time" office:time-value="PT04H55M59.055S" calcext:value-type="time">
            <text:p>04:55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599.74" calcext:value-type="float">
            <text:p>599.74</text:p>
          </table:table-cell>
          <table:table-cell office:value-type="float" office:value="725.41" calcext:value-type="float">
            <text:p>725.41</text:p>
          </table:table-cell>
        </table:table-row>
        <table:table-row table:style-name="ro1">
          <table:table-cell office:value-type="float" office:value="17775055" calcext:value-type="float">
            <text:p>17775055</text:p>
          </table:table-cell>
          <table:table-cell table:formula="of:=[.A1113]/1000/(60*60*24)" office:value-type="time" office:time-value="PT04H56M15.055S" calcext:value-type="time">
            <text:p>04:56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00.27" calcext:value-type="float">
            <text:p>600.27</text:p>
          </table:table-cell>
          <table:table-cell office:value-type="float" office:value="726.03" calcext:value-type="float">
            <text:p>726.03</text:p>
          </table:table-cell>
        </table:table-row>
        <table:table-row table:style-name="ro1">
          <table:table-cell office:value-type="float" office:value="17791055" calcext:value-type="float">
            <text:p>17791055</text:p>
          </table:table-cell>
          <table:table-cell table:formula="of:=[.A1114]/1000/(60*60*24)" office:value-type="time" office:time-value="PT04H56M31.055S" calcext:value-type="time">
            <text:p>04:56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00.8" calcext:value-type="float">
            <text:p>600.8</text:p>
          </table:table-cell>
          <table:table-cell office:value-type="float" office:value="726.65" calcext:value-type="float">
            <text:p>726.65</text:p>
          </table:table-cell>
        </table:table-row>
        <table:table-row table:style-name="ro1">
          <table:table-cell office:value-type="float" office:value="17807055" calcext:value-type="float">
            <text:p>17807055</text:p>
          </table:table-cell>
          <table:table-cell table:formula="of:=[.A1115]/1000/(60*60*24)" office:value-type="time" office:time-value="PT04H56M47.055S" calcext:value-type="time">
            <text:p>04:56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01.32" calcext:value-type="float">
            <text:p>601.32</text:p>
          </table:table-cell>
          <table:table-cell office:value-type="float" office:value="727.27" calcext:value-type="float">
            <text:p>727.27</text:p>
          </table:table-cell>
        </table:table-row>
        <table:table-row table:style-name="ro1">
          <table:table-cell office:value-type="float" office:value="17823055" calcext:value-type="float">
            <text:p>17823055</text:p>
          </table:table-cell>
          <table:table-cell table:formula="of:=[.A1116]/1000/(60*60*24)" office:value-type="time" office:time-value="PT04H57M03.055S" calcext:value-type="time">
            <text:p>04:57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01.85" calcext:value-type="float">
            <text:p>601.85</text:p>
          </table:table-cell>
          <table:table-cell office:value-type="float" office:value="727.89" calcext:value-type="float">
            <text:p>727.89</text:p>
          </table:table-cell>
        </table:table-row>
        <table:table-row table:style-name="ro1">
          <table:table-cell office:value-type="float" office:value="17839055" calcext:value-type="float">
            <text:p>17839055</text:p>
          </table:table-cell>
          <table:table-cell table:formula="of:=[.A1117]/1000/(60*60*24)" office:value-type="time" office:time-value="PT04H57M19.055S" calcext:value-type="time">
            <text:p>04:57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02.38" calcext:value-type="float">
            <text:p>602.38</text:p>
          </table:table-cell>
          <table:table-cell office:value-type="float" office:value="728.51" calcext:value-type="float">
            <text:p>728.51</text:p>
          </table:table-cell>
        </table:table-row>
        <table:table-row table:style-name="ro1">
          <table:table-cell office:value-type="float" office:value="17855055" calcext:value-type="float">
            <text:p>17855055</text:p>
          </table:table-cell>
          <table:table-cell table:formula="of:=[.A1118]/1000/(60*60*24)" office:value-type="time" office:time-value="PT04H57M35.055S" calcext:value-type="time">
            <text:p>04:57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02.9" calcext:value-type="float">
            <text:p>602.9</text:p>
          </table:table-cell>
          <table:table-cell office:value-type="float" office:value="729.13" calcext:value-type="float">
            <text:p>729.13</text:p>
          </table:table-cell>
        </table:table-row>
        <table:table-row table:style-name="ro1">
          <table:table-cell office:value-type="float" office:value="17871055" calcext:value-type="float">
            <text:p>17871055</text:p>
          </table:table-cell>
          <table:table-cell table:formula="of:=[.A1119]/1000/(60*60*24)" office:value-type="time" office:time-value="PT04H57M51.055S" calcext:value-type="time">
            <text:p>04:57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03.43" calcext:value-type="float">
            <text:p>603.43</text:p>
          </table:table-cell>
          <table:table-cell office:value-type="float" office:value="729.75" calcext:value-type="float">
            <text:p>729.75</text:p>
          </table:table-cell>
        </table:table-row>
        <table:table-row table:style-name="ro1">
          <table:table-cell office:value-type="float" office:value="17887055" calcext:value-type="float">
            <text:p>17887055</text:p>
          </table:table-cell>
          <table:table-cell table:formula="of:=[.A1120]/1000/(60*60*24)" office:value-type="time" office:time-value="PT04H58M07.055S" calcext:value-type="time">
            <text:p>04:58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03.95" calcext:value-type="float">
            <text:p>603.95</text:p>
          </table:table-cell>
          <table:table-cell office:value-type="float" office:value="730.37" calcext:value-type="float">
            <text:p>730.37</text:p>
          </table:table-cell>
        </table:table-row>
        <table:table-row table:style-name="ro1">
          <table:table-cell office:value-type="float" office:value="17903055" calcext:value-type="float">
            <text:p>17903055</text:p>
          </table:table-cell>
          <table:table-cell table:formula="of:=[.A1121]/1000/(60*60*24)" office:value-type="time" office:time-value="PT04H58M23.055S" calcext:value-type="time">
            <text:p>04:58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04.48" calcext:value-type="float">
            <text:p>604.48</text:p>
          </table:table-cell>
          <table:table-cell office:value-type="float" office:value="730.99" calcext:value-type="float">
            <text:p>730.99</text:p>
          </table:table-cell>
        </table:table-row>
        <table:table-row table:style-name="ro1">
          <table:table-cell office:value-type="float" office:value="17919055" calcext:value-type="float">
            <text:p>17919055</text:p>
          </table:table-cell>
          <table:table-cell table:formula="of:=[.A1122]/1000/(60*60*24)" office:value-type="time" office:time-value="PT04H58M39.055S" calcext:value-type="time">
            <text:p>04:58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05.01" calcext:value-type="float">
            <text:p>605.01</text:p>
          </table:table-cell>
          <table:table-cell office:value-type="float" office:value="731.61" calcext:value-type="float">
            <text:p>731.61</text:p>
          </table:table-cell>
        </table:table-row>
        <table:table-row table:style-name="ro1">
          <table:table-cell office:value-type="float" office:value="17935055" calcext:value-type="float">
            <text:p>17935055</text:p>
          </table:table-cell>
          <table:table-cell table:formula="of:=[.A1123]/1000/(60*60*24)" office:value-type="time" office:time-value="PT04H58M55.055S" calcext:value-type="time">
            <text:p>04:58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05.53" calcext:value-type="float">
            <text:p>605.53</text:p>
          </table:table-cell>
          <table:table-cell office:value-type="float" office:value="732.23" calcext:value-type="float">
            <text:p>732.23</text:p>
          </table:table-cell>
        </table:table-row>
        <table:table-row table:style-name="ro1">
          <table:table-cell office:value-type="float" office:value="17951055" calcext:value-type="float">
            <text:p>17951055</text:p>
          </table:table-cell>
          <table:table-cell table:formula="of:=[.A1124]/1000/(60*60*24)" office:value-type="time" office:time-value="PT04H59M11.055S" calcext:value-type="time">
            <text:p>04:59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06.06" calcext:value-type="float">
            <text:p>606.06</text:p>
          </table:table-cell>
          <table:table-cell office:value-type="float" office:value="732.85" calcext:value-type="float">
            <text:p>732.85</text:p>
          </table:table-cell>
        </table:table-row>
        <table:table-row table:style-name="ro1">
          <table:table-cell office:value-type="float" office:value="17967055" calcext:value-type="float">
            <text:p>17967055</text:p>
          </table:table-cell>
          <table:table-cell table:formula="of:=[.A1125]/1000/(60*60*24)" office:value-type="time" office:time-value="PT04H59M27.055S" calcext:value-type="time">
            <text:p>04:59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06.59" calcext:value-type="float">
            <text:p>606.59</text:p>
          </table:table-cell>
          <table:table-cell office:value-type="float" office:value="733.46" calcext:value-type="float">
            <text:p>733.46</text:p>
          </table:table-cell>
        </table:table-row>
        <table:table-row table:style-name="ro1">
          <table:table-cell office:value-type="float" office:value="17983055" calcext:value-type="float">
            <text:p>17983055</text:p>
          </table:table-cell>
          <table:table-cell table:formula="of:=[.A1126]/1000/(60*60*24)" office:value-type="time" office:time-value="PT04H59M43.055S" calcext:value-type="time">
            <text:p>04:59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07.11" calcext:value-type="float">
            <text:p>607.11</text:p>
          </table:table-cell>
          <table:table-cell office:value-type="float" office:value="734.08" calcext:value-type="float">
            <text:p>734.08</text:p>
          </table:table-cell>
        </table:table-row>
        <table:table-row table:style-name="ro1">
          <table:table-cell office:value-type="float" office:value="17999055" calcext:value-type="float">
            <text:p>17999055</text:p>
          </table:table-cell>
          <table:table-cell table:formula="of:=[.A1127]/1000/(60*60*24)" office:value-type="time" office:time-value="PT04H59M59.055S" calcext:value-type="time">
            <text:p>04:59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07.64" calcext:value-type="float">
            <text:p>607.64</text:p>
          </table:table-cell>
          <table:table-cell office:value-type="float" office:value="734.7" calcext:value-type="float">
            <text:p>734.7</text:p>
          </table:table-cell>
        </table:table-row>
        <table:table-row table:style-name="ro1">
          <table:table-cell office:value-type="float" office:value="18015055" calcext:value-type="float">
            <text:p>18015055</text:p>
          </table:table-cell>
          <table:table-cell table:formula="of:=[.A1128]/1000/(60*60*24)" office:value-type="time" office:time-value="PT05H00M15.055S" calcext:value-type="time">
            <text:p>05:00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08.17" calcext:value-type="float">
            <text:p>608.17</text:p>
          </table:table-cell>
          <table:table-cell office:value-type="float" office:value="735.32" calcext:value-type="float">
            <text:p>735.32</text:p>
          </table:table-cell>
        </table:table-row>
        <table:table-row table:style-name="ro1">
          <table:table-cell office:value-type="float" office:value="18031055" calcext:value-type="float">
            <text:p>18031055</text:p>
          </table:table-cell>
          <table:table-cell table:formula="of:=[.A1129]/1000/(60*60*24)" office:value-type="time" office:time-value="PT05H00M31.055S" calcext:value-type="time">
            <text:p>05:00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08.69" calcext:value-type="float">
            <text:p>608.69</text:p>
          </table:table-cell>
          <table:table-cell office:value-type="float" office:value="735.94" calcext:value-type="float">
            <text:p>735.94</text:p>
          </table:table-cell>
        </table:table-row>
        <table:table-row table:style-name="ro1">
          <table:table-cell office:value-type="float" office:value="18047055" calcext:value-type="float">
            <text:p>18047055</text:p>
          </table:table-cell>
          <table:table-cell table:formula="of:=[.A1130]/1000/(60*60*24)" office:value-type="time" office:time-value="PT05H00M47.055S" calcext:value-type="time">
            <text:p>05:00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09.22" calcext:value-type="float">
            <text:p>609.22</text:p>
          </table:table-cell>
          <table:table-cell office:value-type="float" office:value="736.56" calcext:value-type="float">
            <text:p>736.56</text:p>
          </table:table-cell>
        </table:table-row>
        <table:table-row table:style-name="ro1">
          <table:table-cell office:value-type="float" office:value="18063055" calcext:value-type="float">
            <text:p>18063055</text:p>
          </table:table-cell>
          <table:table-cell table:formula="of:=[.A1131]/1000/(60*60*24)" office:value-type="time" office:time-value="PT05H01M03.055S" calcext:value-type="time">
            <text:p>05:01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09.74" calcext:value-type="float">
            <text:p>609.74</text:p>
          </table:table-cell>
          <table:table-cell office:value-type="float" office:value="737.18" calcext:value-type="float">
            <text:p>737.18</text:p>
          </table:table-cell>
        </table:table-row>
        <table:table-row table:style-name="ro1">
          <table:table-cell office:value-type="float" office:value="18079055" calcext:value-type="float">
            <text:p>18079055</text:p>
          </table:table-cell>
          <table:table-cell table:formula="of:=[.A1132]/1000/(60*60*24)" office:value-type="time" office:time-value="PT05H01M19.055S" calcext:value-type="time">
            <text:p>05:01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10.27" calcext:value-type="float">
            <text:p>610.27</text:p>
          </table:table-cell>
          <table:table-cell office:value-type="float" office:value="737.8" calcext:value-type="float">
            <text:p>737.8</text:p>
          </table:table-cell>
        </table:table-row>
        <table:table-row table:style-name="ro1">
          <table:table-cell office:value-type="float" office:value="18095055" calcext:value-type="float">
            <text:p>18095055</text:p>
          </table:table-cell>
          <table:table-cell table:formula="of:=[.A1133]/1000/(60*60*24)" office:value-type="time" office:time-value="PT05H01M35.055S" calcext:value-type="time">
            <text:p>05:01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10.8" calcext:value-type="float">
            <text:p>610.8</text:p>
          </table:table-cell>
          <table:table-cell office:value-type="float" office:value="738.42" calcext:value-type="float">
            <text:p>738.42</text:p>
          </table:table-cell>
        </table:table-row>
        <table:table-row table:style-name="ro1">
          <table:table-cell office:value-type="float" office:value="18111055" calcext:value-type="float">
            <text:p>18111055</text:p>
          </table:table-cell>
          <table:table-cell table:formula="of:=[.A1134]/1000/(60*60*24)" office:value-type="time" office:time-value="PT05H01M51.055S" calcext:value-type="time">
            <text:p>05:01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11.32" calcext:value-type="float">
            <text:p>611.32</text:p>
          </table:table-cell>
          <table:table-cell office:value-type="float" office:value="739.03" calcext:value-type="float">
            <text:p>739.03</text:p>
          </table:table-cell>
        </table:table-row>
        <table:table-row table:style-name="ro1">
          <table:table-cell office:value-type="float" office:value="18127055" calcext:value-type="float">
            <text:p>18127055</text:p>
          </table:table-cell>
          <table:table-cell table:formula="of:=[.A1135]/1000/(60*60*24)" office:value-type="time" office:time-value="PT05H02M07.055S" calcext:value-type="time">
            <text:p>05:02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11.85" calcext:value-type="float">
            <text:p>611.85</text:p>
          </table:table-cell>
          <table:table-cell office:value-type="float" office:value="739.65" calcext:value-type="float">
            <text:p>739.65</text:p>
          </table:table-cell>
        </table:table-row>
        <table:table-row table:style-name="ro1">
          <table:table-cell office:value-type="float" office:value="18143055" calcext:value-type="float">
            <text:p>18143055</text:p>
          </table:table-cell>
          <table:table-cell table:formula="of:=[.A1136]/1000/(60*60*24)" office:value-type="time" office:time-value="PT05H02M23.055S" calcext:value-type="time">
            <text:p>05:02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12.37" calcext:value-type="float">
            <text:p>612.37</text:p>
          </table:table-cell>
          <table:table-cell office:value-type="float" office:value="740.27" calcext:value-type="float">
            <text:p>740.27</text:p>
          </table:table-cell>
        </table:table-row>
        <table:table-row table:style-name="ro1">
          <table:table-cell office:value-type="float" office:value="18159055" calcext:value-type="float">
            <text:p>18159055</text:p>
          </table:table-cell>
          <table:table-cell table:formula="of:=[.A1137]/1000/(60*60*24)" office:value-type="time" office:time-value="PT05H02M39.055S" calcext:value-type="time">
            <text:p>05:02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12.9" calcext:value-type="float">
            <text:p>612.9</text:p>
          </table:table-cell>
          <table:table-cell office:value-type="float" office:value="740.89" calcext:value-type="float">
            <text:p>740.89</text:p>
          </table:table-cell>
        </table:table-row>
        <table:table-row table:style-name="ro1">
          <table:table-cell office:value-type="float" office:value="18175055" calcext:value-type="float">
            <text:p>18175055</text:p>
          </table:table-cell>
          <table:table-cell table:formula="of:=[.A1138]/1000/(60*60*24)" office:value-type="time" office:time-value="PT05H02M55.055S" calcext:value-type="time">
            <text:p>05:02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13.42" calcext:value-type="float">
            <text:p>613.42</text:p>
          </table:table-cell>
          <table:table-cell office:value-type="float" office:value="741.51" calcext:value-type="float">
            <text:p>741.51</text:p>
          </table:table-cell>
        </table:table-row>
        <table:table-row table:style-name="ro1">
          <table:table-cell office:value-type="float" office:value="18191055" calcext:value-type="float">
            <text:p>18191055</text:p>
          </table:table-cell>
          <table:table-cell table:formula="of:=[.A1139]/1000/(60*60*24)" office:value-type="time" office:time-value="PT05H03M11.055S" calcext:value-type="time">
            <text:p>05:03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13.95" calcext:value-type="float">
            <text:p>613.95</text:p>
          </table:table-cell>
          <table:table-cell office:value-type="float" office:value="742.13" calcext:value-type="float">
            <text:p>742.13</text:p>
          </table:table-cell>
        </table:table-row>
        <table:table-row table:style-name="ro1">
          <table:table-cell office:value-type="float" office:value="18207055" calcext:value-type="float">
            <text:p>18207055</text:p>
          </table:table-cell>
          <table:table-cell table:formula="of:=[.A1140]/1000/(60*60*24)" office:value-type="time" office:time-value="PT05H03M27.055S" calcext:value-type="time">
            <text:p>05:03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14.48" calcext:value-type="float">
            <text:p>614.48</text:p>
          </table:table-cell>
          <table:table-cell office:value-type="float" office:value="742.74" calcext:value-type="float">
            <text:p>742.74</text:p>
          </table:table-cell>
        </table:table-row>
        <table:table-row table:style-name="ro1">
          <table:table-cell office:value-type="float" office:value="18223055" calcext:value-type="float">
            <text:p>18223055</text:p>
          </table:table-cell>
          <table:table-cell table:formula="of:=[.A1141]/1000/(60*60*24)" office:value-type="time" office:time-value="PT05H03M43.055S" calcext:value-type="time">
            <text:p>05:03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15" calcext:value-type="float">
            <text:p>615</text:p>
          </table:table-cell>
          <table:table-cell office:value-type="float" office:value="743.36" calcext:value-type="float">
            <text:p>743.36</text:p>
          </table:table-cell>
        </table:table-row>
        <table:table-row table:style-name="ro1">
          <table:table-cell office:value-type="float" office:value="18239055" calcext:value-type="float">
            <text:p>18239055</text:p>
          </table:table-cell>
          <table:table-cell table:formula="of:=[.A1142]/1000/(60*60*24)" office:value-type="time" office:time-value="PT05H03M59.055S" calcext:value-type="time">
            <text:p>05:03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15.53" calcext:value-type="float">
            <text:p>615.53</text:p>
          </table:table-cell>
          <table:table-cell office:value-type="float" office:value="743.98" calcext:value-type="float">
            <text:p>743.98</text:p>
          </table:table-cell>
        </table:table-row>
        <table:table-row table:style-name="ro1">
          <table:table-cell office:value-type="float" office:value="18255055" calcext:value-type="float">
            <text:p>18255055</text:p>
          </table:table-cell>
          <table:table-cell table:formula="of:=[.A1143]/1000/(60*60*24)" office:value-type="time" office:time-value="PT05H04M15.055S" calcext:value-type="time">
            <text:p>05:04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16.05" calcext:value-type="float">
            <text:p>616.05</text:p>
          </table:table-cell>
          <table:table-cell office:value-type="float" office:value="744.6" calcext:value-type="float">
            <text:p>744.6</text:p>
          </table:table-cell>
        </table:table-row>
        <table:table-row table:style-name="ro1">
          <table:table-cell office:value-type="float" office:value="18271055" calcext:value-type="float">
            <text:p>18271055</text:p>
          </table:table-cell>
          <table:table-cell table:formula="of:=[.A1144]/1000/(60*60*24)" office:value-type="time" office:time-value="PT05H04M31.055S" calcext:value-type="time">
            <text:p>05:04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16.58" calcext:value-type="float">
            <text:p>616.58</text:p>
          </table:table-cell>
          <table:table-cell office:value-type="float" office:value="745.22" calcext:value-type="float">
            <text:p>745.22</text:p>
          </table:table-cell>
        </table:table-row>
        <table:table-row table:style-name="ro1">
          <table:table-cell office:value-type="float" office:value="18287054" calcext:value-type="float">
            <text:p>18287054</text:p>
          </table:table-cell>
          <table:table-cell table:formula="of:=[.A1145]/1000/(60*60*24)" office:value-type="time" office:time-value="PT05H04M47.054S" calcext:value-type="time">
            <text:p>05:04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17.1" calcext:value-type="float">
            <text:p>617.1</text:p>
          </table:table-cell>
          <table:table-cell office:value-type="float" office:value="745.83" calcext:value-type="float">
            <text:p>745.83</text:p>
          </table:table-cell>
        </table:table-row>
        <table:table-row table:style-name="ro1">
          <table:table-cell office:value-type="float" office:value="18303055" calcext:value-type="float">
            <text:p>18303055</text:p>
          </table:table-cell>
          <table:table-cell table:formula="of:=[.A1146]/1000/(60*60*24)" office:value-type="time" office:time-value="PT05H05M03.055S" calcext:value-type="time">
            <text:p>05:05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17.63" calcext:value-type="float">
            <text:p>617.63</text:p>
          </table:table-cell>
          <table:table-cell office:value-type="float" office:value="746.45" calcext:value-type="float">
            <text:p>746.45</text:p>
          </table:table-cell>
        </table:table-row>
        <table:table-row table:style-name="ro1">
          <table:table-cell office:value-type="float" office:value="18319055" calcext:value-type="float">
            <text:p>18319055</text:p>
          </table:table-cell>
          <table:table-cell table:formula="of:=[.A1147]/1000/(60*60*24)" office:value-type="time" office:time-value="PT05H05M19.055S" calcext:value-type="time">
            <text:p>05:05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18.15" calcext:value-type="float">
            <text:p>618.15</text:p>
          </table:table-cell>
          <table:table-cell office:value-type="float" office:value="747.07" calcext:value-type="float">
            <text:p>747.07</text:p>
          </table:table-cell>
        </table:table-row>
        <table:table-row table:style-name="ro1">
          <table:table-cell office:value-type="float" office:value="18335055" calcext:value-type="float">
            <text:p>18335055</text:p>
          </table:table-cell>
          <table:table-cell table:formula="of:=[.A1148]/1000/(60*60*24)" office:value-type="time" office:time-value="PT05H05M35.055S" calcext:value-type="time">
            <text:p>05:05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18.68" calcext:value-type="float">
            <text:p>618.68</text:p>
          </table:table-cell>
          <table:table-cell office:value-type="float" office:value="747.69" calcext:value-type="float">
            <text:p>747.69</text:p>
          </table:table-cell>
        </table:table-row>
        <table:table-row table:style-name="ro1">
          <table:table-cell office:value-type="float" office:value="18351055" calcext:value-type="float">
            <text:p>18351055</text:p>
          </table:table-cell>
          <table:table-cell table:formula="of:=[.A1149]/1000/(60*60*24)" office:value-type="time" office:time-value="PT05H05M51.055S" calcext:value-type="time">
            <text:p>05:05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19.2" calcext:value-type="float">
            <text:p>619.2</text:p>
          </table:table-cell>
          <table:table-cell office:value-type="float" office:value="748.31" calcext:value-type="float">
            <text:p>748.31</text:p>
          </table:table-cell>
        </table:table-row>
        <table:table-row table:style-name="ro1">
          <table:table-cell office:value-type="float" office:value="18367055" calcext:value-type="float">
            <text:p>18367055</text:p>
          </table:table-cell>
          <table:table-cell table:formula="of:=[.A1150]/1000/(60*60*24)" office:value-type="time" office:time-value="PT05H06M07.055S" calcext:value-type="time">
            <text:p>05:06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19.73" calcext:value-type="float">
            <text:p>619.73</text:p>
          </table:table-cell>
          <table:table-cell office:value-type="float" office:value="748.92" calcext:value-type="float">
            <text:p>748.92</text:p>
          </table:table-cell>
        </table:table-row>
        <table:table-row table:style-name="ro1">
          <table:table-cell office:value-type="float" office:value="18383055" calcext:value-type="float">
            <text:p>18383055</text:p>
          </table:table-cell>
          <table:table-cell table:formula="of:=[.A1151]/1000/(60*60*24)" office:value-type="time" office:time-value="PT05H06M23.055S" calcext:value-type="time">
            <text:p>05:06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20.25" calcext:value-type="float">
            <text:p>620.25</text:p>
          </table:table-cell>
          <table:table-cell office:value-type="float" office:value="749.54" calcext:value-type="float">
            <text:p>749.54</text:p>
          </table:table-cell>
        </table:table-row>
        <table:table-row table:style-name="ro1">
          <table:table-cell office:value-type="float" office:value="18399055" calcext:value-type="float">
            <text:p>18399055</text:p>
          </table:table-cell>
          <table:table-cell table:formula="of:=[.A1152]/1000/(60*60*24)" office:value-type="time" office:time-value="PT05H06M39.055S" calcext:value-type="time">
            <text:p>05:06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20.78" calcext:value-type="float">
            <text:p>620.78</text:p>
          </table:table-cell>
          <table:table-cell office:value-type="float" office:value="750.16" calcext:value-type="float">
            <text:p>750.16</text:p>
          </table:table-cell>
        </table:table-row>
        <table:table-row table:style-name="ro1">
          <table:table-cell office:value-type="float" office:value="18415055" calcext:value-type="float">
            <text:p>18415055</text:p>
          </table:table-cell>
          <table:table-cell table:formula="of:=[.A1153]/1000/(60*60*24)" office:value-type="time" office:time-value="PT05H06M55.055S" calcext:value-type="time">
            <text:p>05:06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21.3" calcext:value-type="float">
            <text:p>621.3</text:p>
          </table:table-cell>
          <table:table-cell office:value-type="float" office:value="750.78" calcext:value-type="float">
            <text:p>750.78</text:p>
          </table:table-cell>
        </table:table-row>
        <table:table-row table:style-name="ro1">
          <table:table-cell office:value-type="float" office:value="18431055" calcext:value-type="float">
            <text:p>18431055</text:p>
          </table:table-cell>
          <table:table-cell table:formula="of:=[.A1154]/1000/(60*60*24)" office:value-type="time" office:time-value="PT05H07M11.055S" calcext:value-type="time">
            <text:p>05:07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21.83" calcext:value-type="float">
            <text:p>621.83</text:p>
          </table:table-cell>
          <table:table-cell office:value-type="float" office:value="751.4" calcext:value-type="float">
            <text:p>751.4</text:p>
          </table:table-cell>
        </table:table-row>
        <table:table-row table:style-name="ro1">
          <table:table-cell office:value-type="float" office:value="18447055" calcext:value-type="float">
            <text:p>18447055</text:p>
          </table:table-cell>
          <table:table-cell table:formula="of:=[.A1155]/1000/(60*60*24)" office:value-type="time" office:time-value="PT05H07M27.055S" calcext:value-type="time">
            <text:p>05:07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22.35" calcext:value-type="float">
            <text:p>622.35</text:p>
          </table:table-cell>
          <table:table-cell office:value-type="float" office:value="752.01" calcext:value-type="float">
            <text:p>752.01</text:p>
          </table:table-cell>
        </table:table-row>
        <table:table-row table:style-name="ro1">
          <table:table-cell office:value-type="float" office:value="18463055" calcext:value-type="float">
            <text:p>18463055</text:p>
          </table:table-cell>
          <table:table-cell table:formula="of:=[.A1156]/1000/(60*60*24)" office:value-type="time" office:time-value="PT05H07M43.055S" calcext:value-type="time">
            <text:p>05:07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22.88" calcext:value-type="float">
            <text:p>622.88</text:p>
          </table:table-cell>
          <table:table-cell office:value-type="float" office:value="752.63" calcext:value-type="float">
            <text:p>752.63</text:p>
          </table:table-cell>
        </table:table-row>
        <table:table-row table:style-name="ro1">
          <table:table-cell office:value-type="float" office:value="18479055" calcext:value-type="float">
            <text:p>18479055</text:p>
          </table:table-cell>
          <table:table-cell table:formula="of:=[.A1157]/1000/(60*60*24)" office:value-type="time" office:time-value="PT05H07M59.055S" calcext:value-type="time">
            <text:p>05:07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23.4" calcext:value-type="float">
            <text:p>623.4</text:p>
          </table:table-cell>
          <table:table-cell office:value-type="float" office:value="753.25" calcext:value-type="float">
            <text:p>753.25</text:p>
          </table:table-cell>
        </table:table-row>
        <table:table-row table:style-name="ro1">
          <table:table-cell office:value-type="float" office:value="18495055" calcext:value-type="float">
            <text:p>18495055</text:p>
          </table:table-cell>
          <table:table-cell table:formula="of:=[.A1158]/1000/(60*60*24)" office:value-type="time" office:time-value="PT05H08M15.055S" calcext:value-type="time">
            <text:p>05:08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23.93" calcext:value-type="float">
            <text:p>623.93</text:p>
          </table:table-cell>
          <table:table-cell office:value-type="float" office:value="753.86" calcext:value-type="float">
            <text:p>753.86</text:p>
          </table:table-cell>
        </table:table-row>
        <table:table-row table:style-name="ro1">
          <table:table-cell office:value-type="float" office:value="18511055" calcext:value-type="float">
            <text:p>18511055</text:p>
          </table:table-cell>
          <table:table-cell table:formula="of:=[.A1159]/1000/(60*60*24)" office:value-type="time" office:time-value="PT05H08M31.055S" calcext:value-type="time">
            <text:p>05:08:31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24.45" calcext:value-type="float">
            <text:p>624.45</text:p>
          </table:table-cell>
          <table:table-cell office:value-type="float" office:value="754.48" calcext:value-type="float">
            <text:p>754.48</text:p>
          </table:table-cell>
        </table:table-row>
        <table:table-row table:style-name="ro1">
          <table:table-cell office:value-type="float" office:value="18527055" calcext:value-type="float">
            <text:p>18527055</text:p>
          </table:table-cell>
          <table:table-cell table:formula="of:=[.A1160]/1000/(60*60*24)" office:value-type="time" office:time-value="PT05H08M47.055S" calcext:value-type="time">
            <text:p>05:08:47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24.98" calcext:value-type="float">
            <text:p>624.98</text:p>
          </table:table-cell>
          <table:table-cell office:value-type="float" office:value="755.1" calcext:value-type="float">
            <text:p>755.1</text:p>
          </table:table-cell>
        </table:table-row>
        <table:table-row table:style-name="ro1">
          <table:table-cell office:value-type="float" office:value="18543055" calcext:value-type="float">
            <text:p>18543055</text:p>
          </table:table-cell>
          <table:table-cell table:formula="of:=[.A1161]/1000/(60*60*24)" office:value-type="time" office:time-value="PT05H09M03.055S" calcext:value-type="time">
            <text:p>05:09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25.5" calcext:value-type="float">
            <text:p>625.5</text:p>
          </table:table-cell>
          <table:table-cell office:value-type="float" office:value="755.71" calcext:value-type="float">
            <text:p>755.71</text:p>
          </table:table-cell>
        </table:table-row>
        <table:table-row table:style-name="ro1">
          <table:table-cell office:value-type="float" office:value="18559055" calcext:value-type="float">
            <text:p>18559055</text:p>
          </table:table-cell>
          <table:table-cell table:formula="of:=[.A1162]/1000/(60*60*24)" office:value-type="time" office:time-value="PT05H09M19.055S" calcext:value-type="time">
            <text:p>05:09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26.03" calcext:value-type="float">
            <text:p>626.03</text:p>
          </table:table-cell>
          <table:table-cell office:value-type="float" office:value="756.33" calcext:value-type="float">
            <text:p>756.33</text:p>
          </table:table-cell>
        </table:table-row>
        <table:table-row table:style-name="ro1">
          <table:table-cell office:value-type="float" office:value="18575055" calcext:value-type="float">
            <text:p>18575055</text:p>
          </table:table-cell>
          <table:table-cell table:formula="of:=[.A1163]/1000/(60*60*24)" office:value-type="time" office:time-value="PT05H09M35.055S" calcext:value-type="time">
            <text:p>05:09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" calcext:value-type="float">
            <text:p>118</text:p>
          </table:table-cell>
          <table:table-cell office:value-type="float" office:value="138.75" calcext:value-type="float">
            <text:p>138.75</text:p>
          </table:table-cell>
          <table:table-cell office:value-type="float" office:value="626.55" calcext:value-type="float">
            <text:p>626.55</text:p>
          </table:table-cell>
          <table:table-cell office:value-type="float" office:value="756.95" calcext:value-type="float">
            <text:p>756.95</text:p>
          </table:table-cell>
        </table:table-row>
        <table:table-row table:style-name="ro1">
          <table:table-cell office:value-type="float" office:value="18591055" calcext:value-type="float">
            <text:p>18591055</text:p>
          </table:table-cell>
          <table:table-cell table:formula="of:=[.A1164]/1000/(60*60*24)" office:value-type="time" office:time-value="PT05H09M51.055S" calcext:value-type="time">
            <text:p>05:09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27.08" calcext:value-type="float">
            <text:p>627.08</text:p>
          </table:table-cell>
          <table:table-cell office:value-type="float" office:value="757.56" calcext:value-type="float">
            <text:p>757.56</text:p>
          </table:table-cell>
        </table:table-row>
        <table:table-row table:style-name="ro1">
          <table:table-cell office:value-type="float" office:value="18607055" calcext:value-type="float">
            <text:p>18607055</text:p>
          </table:table-cell>
          <table:table-cell table:formula="of:=[.A1165]/1000/(60*60*24)" office:value-type="time" office:time-value="PT05H10M07.055S" calcext:value-type="time">
            <text:p>05:10:07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27.6" calcext:value-type="float">
            <text:p>627.6</text:p>
          </table:table-cell>
          <table:table-cell office:value-type="float" office:value="758.18" calcext:value-type="float">
            <text:p>758.18</text:p>
          </table:table-cell>
        </table:table-row>
        <table:table-row table:style-name="ro1">
          <table:table-cell office:value-type="float" office:value="18623055" calcext:value-type="float">
            <text:p>18623055</text:p>
          </table:table-cell>
          <table:table-cell table:formula="of:=[.A1166]/1000/(60*60*24)" office:value-type="time" office:time-value="PT05H10M23.055S" calcext:value-type="time">
            <text:p>05:10:23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28.13" calcext:value-type="float">
            <text:p>628.13</text:p>
          </table:table-cell>
          <table:table-cell office:value-type="float" office:value="758.79" calcext:value-type="float">
            <text:p>758.79</text:p>
          </table:table-cell>
        </table:table-row>
        <table:table-row table:style-name="ro1">
          <table:table-cell office:value-type="float" office:value="18639055" calcext:value-type="float">
            <text:p>18639055</text:p>
          </table:table-cell>
          <table:table-cell table:formula="of:=[.A1167]/1000/(60*60*24)" office:value-type="time" office:time-value="PT05H10M39.055S" calcext:value-type="time">
            <text:p>05:10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28.65" calcext:value-type="float">
            <text:p>628.65</text:p>
          </table:table-cell>
          <table:table-cell office:value-type="float" office:value="759.41" calcext:value-type="float">
            <text:p>759.41</text:p>
          </table:table-cell>
        </table:table-row>
        <table:table-row table:style-name="ro1">
          <table:table-cell office:value-type="float" office:value="18655055" calcext:value-type="float">
            <text:p>18655055</text:p>
          </table:table-cell>
          <table:table-cell table:formula="of:=[.A1168]/1000/(60*60*24)" office:value-type="time" office:time-value="PT05H10M55.055S" calcext:value-type="time">
            <text:p>05:10:55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29.17" calcext:value-type="float">
            <text:p>629.17</text:p>
          </table:table-cell>
          <table:table-cell office:value-type="float" office:value="760.02" calcext:value-type="float">
            <text:p>760.02</text:p>
          </table:table-cell>
        </table:table-row>
        <table:table-row table:style-name="ro1">
          <table:table-cell office:value-type="float" office:value="18671055" calcext:value-type="float">
            <text:p>18671055</text:p>
          </table:table-cell>
          <table:table-cell table:formula="of:=[.A1169]/1000/(60*60*24)" office:value-type="time" office:time-value="PT05H11M11.055S" calcext:value-type="time">
            <text:p>05:11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" calcext:value-type="float">
            <text:p>118</text:p>
          </table:table-cell>
          <table:table-cell office:value-type="float" office:value="138.74" calcext:value-type="float">
            <text:p>138.74</text:p>
          </table:table-cell>
          <table:table-cell office:value-type="float" office:value="629.7" calcext:value-type="float">
            <text:p>629.7</text:p>
          </table:table-cell>
          <table:table-cell office:value-type="float" office:value="760.64" calcext:value-type="float">
            <text:p>760.64</text:p>
          </table:table-cell>
        </table:table-row>
        <table:table-row table:style-name="ro1">
          <table:table-cell office:value-type="float" office:value="18687055" calcext:value-type="float">
            <text:p>18687055</text:p>
          </table:table-cell>
          <table:table-cell table:formula="of:=[.A1170]/1000/(60*60*24)" office:value-type="time" office:time-value="PT05H11M27.055S" calcext:value-type="time">
            <text:p>05:11:27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30.22" calcext:value-type="float">
            <text:p>630.22</text:p>
          </table:table-cell>
          <table:table-cell office:value-type="float" office:value="761.25" calcext:value-type="float">
            <text:p>761.25</text:p>
          </table:table-cell>
        </table:table-row>
        <table:table-row table:style-name="ro1">
          <table:table-cell office:value-type="float" office:value="18703055" calcext:value-type="float">
            <text:p>18703055</text:p>
          </table:table-cell>
          <table:table-cell table:formula="of:=[.A1171]/1000/(60*60*24)" office:value-type="time" office:time-value="PT05H11M43.055S" calcext:value-type="time">
            <text:p>05:11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" calcext:value-type="float">
            <text:p>118</text:p>
          </table:table-cell>
          <table:table-cell office:value-type="float" office:value="138.74" calcext:value-type="float">
            <text:p>138.74</text:p>
          </table:table-cell>
          <table:table-cell office:value-type="float" office:value="630.75" calcext:value-type="float">
            <text:p>630.75</text:p>
          </table:table-cell>
          <table:table-cell office:value-type="float" office:value="761.87" calcext:value-type="float">
            <text:p>761.87</text:p>
          </table:table-cell>
        </table:table-row>
        <table:table-row table:style-name="ro1">
          <table:table-cell office:value-type="float" office:value="18719055" calcext:value-type="float">
            <text:p>18719055</text:p>
          </table:table-cell>
          <table:table-cell table:formula="of:=[.A1172]/1000/(60*60*24)" office:value-type="time" office:time-value="PT05H11M59.055S" calcext:value-type="time">
            <text:p>05:11:59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31.27" calcext:value-type="float">
            <text:p>631.27</text:p>
          </table:table-cell>
          <table:table-cell office:value-type="float" office:value="762.48" calcext:value-type="float">
            <text:p>762.48</text:p>
          </table:table-cell>
        </table:table-row>
        <table:table-row table:style-name="ro1">
          <table:table-cell office:value-type="float" office:value="18735055" calcext:value-type="float">
            <text:p>18735055</text:p>
          </table:table-cell>
          <table:table-cell table:formula="of:=[.A1173]/1000/(60*60*24)" office:value-type="time" office:time-value="PT05H12M15.055S" calcext:value-type="time">
            <text:p>05:12:15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31.8" calcext:value-type="float">
            <text:p>631.8</text:p>
          </table:table-cell>
          <table:table-cell office:value-type="float" office:value="763.1" calcext:value-type="float">
            <text:p>763.1</text:p>
          </table:table-cell>
        </table:table-row>
        <table:table-row table:style-name="ro1">
          <table:table-cell office:value-type="float" office:value="18751055" calcext:value-type="float">
            <text:p>18751055</text:p>
          </table:table-cell>
          <table:table-cell table:formula="of:=[.A1174]/1000/(60*60*24)" office:value-type="time" office:time-value="PT05H12M31.055S" calcext:value-type="time">
            <text:p>05:12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" calcext:value-type="float">
            <text:p>118</text:p>
          </table:table-cell>
          <table:table-cell office:value-type="float" office:value="138.74" calcext:value-type="float">
            <text:p>138.74</text:p>
          </table:table-cell>
          <table:table-cell office:value-type="float" office:value="632.32" calcext:value-type="float">
            <text:p>632.32</text:p>
          </table:table-cell>
          <table:table-cell office:value-type="float" office:value="763.71" calcext:value-type="float">
            <text:p>763.71</text:p>
          </table:table-cell>
        </table:table-row>
        <table:table-row table:style-name="ro1">
          <table:table-cell office:value-type="float" office:value="18767055" calcext:value-type="float">
            <text:p>18767055</text:p>
          </table:table-cell>
          <table:table-cell table:formula="of:=[.A1175]/1000/(60*60*24)" office:value-type="time" office:time-value="PT05H12M47.055S" calcext:value-type="time">
            <text:p>05:12:47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7.8" calcext:value-type="float">
            <text:p>137.8</text:p>
          </table:table-cell>
          <table:table-cell office:value-type="float" office:value="632.85" calcext:value-type="float">
            <text:p>632.85</text:p>
          </table:table-cell>
          <table:table-cell office:value-type="float" office:value="764.33" calcext:value-type="float">
            <text:p>764.33</text:p>
          </table:table-cell>
        </table:table-row>
        <table:table-row table:style-name="ro1">
          <table:table-cell office:value-type="float" office:value="18783055" calcext:value-type="float">
            <text:p>18783055</text:p>
          </table:table-cell>
          <table:table-cell table:formula="of:=[.A1176]/1000/(60*60*24)" office:value-type="time" office:time-value="PT05H13M03.055S" calcext:value-type="time">
            <text:p>05:13:03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33.37" calcext:value-type="float">
            <text:p>633.37</text:p>
          </table:table-cell>
          <table:table-cell office:value-type="float" office:value="764.94" calcext:value-type="float">
            <text:p>764.94</text:p>
          </table:table-cell>
        </table:table-row>
        <table:table-row table:style-name="ro1">
          <table:table-cell office:value-type="float" office:value="18799055" calcext:value-type="float">
            <text:p>18799055</text:p>
          </table:table-cell>
          <table:table-cell table:formula="of:=[.A1177]/1000/(60*60*24)" office:value-type="time" office:time-value="PT05H13M19.055S" calcext:value-type="time">
            <text:p>05:13:19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33.89" calcext:value-type="float">
            <text:p>633.89</text:p>
          </table:table-cell>
          <table:table-cell office:value-type="float" office:value="765.56" calcext:value-type="float">
            <text:p>765.56</text:p>
          </table:table-cell>
        </table:table-row>
        <table:table-row table:style-name="ro1">
          <table:table-cell office:value-type="float" office:value="18815055" calcext:value-type="float">
            <text:p>18815055</text:p>
          </table:table-cell>
          <table:table-cell table:formula="of:=[.A1178]/1000/(60*60*24)" office:value-type="time" office:time-value="PT05H13M35.055S" calcext:value-type="time">
            <text:p>05:13:35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34.42" calcext:value-type="float">
            <text:p>634.42</text:p>
          </table:table-cell>
          <table:table-cell office:value-type="float" office:value="766.17" calcext:value-type="float">
            <text:p>766.17</text:p>
          </table:table-cell>
        </table:table-row>
        <table:table-row table:style-name="ro1">
          <table:table-cell office:value-type="float" office:value="18831055" calcext:value-type="float">
            <text:p>18831055</text:p>
          </table:table-cell>
          <table:table-cell table:formula="of:=[.A1179]/1000/(60*60*24)" office:value-type="time" office:time-value="PT05H13M51.055S" calcext:value-type="time">
            <text:p>05:13:51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34.94" calcext:value-type="float">
            <text:p>634.94</text:p>
          </table:table-cell>
          <table:table-cell office:value-type="float" office:value="766.78" calcext:value-type="float">
            <text:p>766.78</text:p>
          </table:table-cell>
        </table:table-row>
        <table:table-row table:style-name="ro1">
          <table:table-cell office:value-type="float" office:value="18847055" calcext:value-type="float">
            <text:p>18847055</text:p>
          </table:table-cell>
          <table:table-cell table:formula="of:=[.A1180]/1000/(60*60*24)" office:value-type="time" office:time-value="PT05H14M07.055S" calcext:value-type="time">
            <text:p>05:14:07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35.47" calcext:value-type="float">
            <text:p>635.47</text:p>
          </table:table-cell>
          <table:table-cell office:value-type="float" office:value="767.4" calcext:value-type="float">
            <text:p>767.4</text:p>
          </table:table-cell>
        </table:table-row>
        <table:table-row table:style-name="ro1">
          <table:table-cell office:value-type="float" office:value="18863055" calcext:value-type="float">
            <text:p>18863055</text:p>
          </table:table-cell>
          <table:table-cell table:formula="of:=[.A1181]/1000/(60*60*24)" office:value-type="time" office:time-value="PT05H14M23.055S" calcext:value-type="time">
            <text:p>05:14:23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35.99" calcext:value-type="float">
            <text:p>635.99</text:p>
          </table:table-cell>
          <table:table-cell office:value-type="float" office:value="768.01" calcext:value-type="float">
            <text:p>768.01</text:p>
          </table:table-cell>
        </table:table-row>
        <table:table-row table:style-name="ro1">
          <table:table-cell office:value-type="float" office:value="18879055" calcext:value-type="float">
            <text:p>18879055</text:p>
          </table:table-cell>
          <table:table-cell table:formula="of:=[.A1182]/1000/(60*60*24)" office:value-type="time" office:time-value="PT05H14M39.055S" calcext:value-type="time">
            <text:p>05:14:39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36.52" calcext:value-type="float">
            <text:p>636.52</text:p>
          </table:table-cell>
          <table:table-cell office:value-type="float" office:value="768.63" calcext:value-type="float">
            <text:p>768.63</text:p>
          </table:table-cell>
        </table:table-row>
        <table:table-row table:style-name="ro1">
          <table:table-cell office:value-type="float" office:value="18895055" calcext:value-type="float">
            <text:p>18895055</text:p>
          </table:table-cell>
          <table:table-cell table:formula="of:=[.A1183]/1000/(60*60*24)" office:value-type="time" office:time-value="PT05H14M55.055S" calcext:value-type="time">
            <text:p>05:14:55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37.04" calcext:value-type="float">
            <text:p>637.04</text:p>
          </table:table-cell>
          <table:table-cell office:value-type="float" office:value="769.24" calcext:value-type="float">
            <text:p>769.24</text:p>
          </table:table-cell>
        </table:table-row>
        <table:table-row table:style-name="ro1">
          <table:table-cell office:value-type="float" office:value="18911055" calcext:value-type="float">
            <text:p>18911055</text:p>
          </table:table-cell>
          <table:table-cell table:formula="of:=[.A1184]/1000/(60*60*24)" office:value-type="time" office:time-value="PT05H15M11.055S" calcext:value-type="time">
            <text:p>05:15:11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37.56" calcext:value-type="float">
            <text:p>637.56</text:p>
          </table:table-cell>
          <table:table-cell office:value-type="float" office:value="769.86" calcext:value-type="float">
            <text:p>769.86</text:p>
          </table:table-cell>
        </table:table-row>
        <table:table-row table:style-name="ro1">
          <table:table-cell office:value-type="float" office:value="18927055" calcext:value-type="float">
            <text:p>18927055</text:p>
          </table:table-cell>
          <table:table-cell table:formula="of:=[.A1185]/1000/(60*60*24)" office:value-type="time" office:time-value="PT05H15M27.055S" calcext:value-type="time">
            <text:p>05:15:27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7.68" calcext:value-type="float">
            <text:p>137.68</text:p>
          </table:table-cell>
          <table:table-cell office:value-type="float" office:value="638.09" calcext:value-type="float">
            <text:p>638.09</text:p>
          </table:table-cell>
          <table:table-cell office:value-type="float" office:value="770.47" calcext:value-type="float">
            <text:p>770.47</text:p>
          </table:table-cell>
        </table:table-row>
        <table:table-row table:style-name="ro1">
          <table:table-cell office:value-type="float" office:value="18943055" calcext:value-type="float">
            <text:p>18943055</text:p>
          </table:table-cell>
          <table:table-cell table:formula="of:=[.A1186]/1000/(60*60*24)" office:value-type="time" office:time-value="PT05H15M43.055S" calcext:value-type="time">
            <text:p>05:15:43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38.61" calcext:value-type="float">
            <text:p>638.61</text:p>
          </table:table-cell>
          <table:table-cell office:value-type="float" office:value="771.08" calcext:value-type="float">
            <text:p>771.08</text:p>
          </table:table-cell>
        </table:table-row>
        <table:table-row table:style-name="ro1">
          <table:table-cell office:value-type="float" office:value="18959055" calcext:value-type="float">
            <text:p>18959055</text:p>
          </table:table-cell>
          <table:table-cell table:formula="of:=[.A1187]/1000/(60*60*24)" office:value-type="time" office:time-value="PT05H15M59.055S" calcext:value-type="time">
            <text:p>05:15:59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39.14" calcext:value-type="float">
            <text:p>639.14</text:p>
          </table:table-cell>
          <table:table-cell office:value-type="float" office:value="771.7" calcext:value-type="float">
            <text:p>771.7</text:p>
          </table:table-cell>
        </table:table-row>
        <table:table-row table:style-name="ro1">
          <table:table-cell office:value-type="float" office:value="18975055" calcext:value-type="float">
            <text:p>18975055</text:p>
          </table:table-cell>
          <table:table-cell table:formula="of:=[.A1188]/1000/(60*60*24)" office:value-type="time" office:time-value="PT05H16M15.055S" calcext:value-type="time">
            <text:p>05:16:15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7.68" calcext:value-type="float">
            <text:p>137.68</text:p>
          </table:table-cell>
          <table:table-cell office:value-type="float" office:value="639.66" calcext:value-type="float">
            <text:p>639.66</text:p>
          </table:table-cell>
          <table:table-cell office:value-type="float" office:value="772.31" calcext:value-type="float">
            <text:p>772.31</text:p>
          </table:table-cell>
        </table:table-row>
        <table:table-row table:style-name="ro1">
          <table:table-cell office:value-type="float" office:value="18991055" calcext:value-type="float">
            <text:p>18991055</text:p>
          </table:table-cell>
          <table:table-cell table:formula="of:=[.A1189]/1000/(60*60*24)" office:value-type="time" office:time-value="PT05H16M31.055S" calcext:value-type="time">
            <text:p>05:16:31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40.18" calcext:value-type="float">
            <text:p>640.18</text:p>
          </table:table-cell>
          <table:table-cell office:value-type="float" office:value="772.92" calcext:value-type="float">
            <text:p>772.92</text:p>
          </table:table-cell>
        </table:table-row>
        <table:table-row table:style-name="ro1">
          <table:table-cell office:value-type="float" office:value="19007055" calcext:value-type="float">
            <text:p>19007055</text:p>
          </table:table-cell>
          <table:table-cell table:formula="of:=[.A1190]/1000/(60*60*24)" office:value-type="time" office:time-value="PT05H16M47.055S" calcext:value-type="time">
            <text:p>05:16:47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40.71" calcext:value-type="float">
            <text:p>640.71</text:p>
          </table:table-cell>
          <table:table-cell office:value-type="float" office:value="773.54" calcext:value-type="float">
            <text:p>773.54</text:p>
          </table:table-cell>
        </table:table-row>
        <table:table-row table:style-name="ro1">
          <table:table-cell office:value-type="float" office:value="19023055" calcext:value-type="float">
            <text:p>19023055</text:p>
          </table:table-cell>
          <table:table-cell table:formula="of:=[.A1191]/1000/(60*60*24)" office:value-type="time" office:time-value="PT05H17M03.055S" calcext:value-type="time">
            <text:p>05:17:03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41.23" calcext:value-type="float">
            <text:p>641.23</text:p>
          </table:table-cell>
          <table:table-cell office:value-type="float" office:value="774.15" calcext:value-type="float">
            <text:p>774.15</text:p>
          </table:table-cell>
        </table:table-row>
        <table:table-row table:style-name="ro1">
          <table:table-cell office:value-type="float" office:value="19039055" calcext:value-type="float">
            <text:p>19039055</text:p>
          </table:table-cell>
          <table:table-cell table:formula="of:=[.A1192]/1000/(60*60*24)" office:value-type="time" office:time-value="PT05H17M19.055S" calcext:value-type="time">
            <text:p>05:17:19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41.76" calcext:value-type="float">
            <text:p>641.76</text:p>
          </table:table-cell>
          <table:table-cell office:value-type="float" office:value="774.76" calcext:value-type="float">
            <text:p>774.76</text:p>
          </table:table-cell>
        </table:table-row>
        <table:table-row table:style-name="ro1">
          <table:table-cell office:value-type="float" office:value="19055055" calcext:value-type="float">
            <text:p>19055055</text:p>
          </table:table-cell>
          <table:table-cell table:formula="of:=[.A1193]/1000/(60*60*24)" office:value-type="time" office:time-value="PT05H17M35.055S" calcext:value-type="time">
            <text:p>05:17:35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7.56" calcext:value-type="float">
            <text:p>137.56</text:p>
          </table:table-cell>
          <table:table-cell office:value-type="float" office:value="642.28" calcext:value-type="float">
            <text:p>642.28</text:p>
          </table:table-cell>
          <table:table-cell office:value-type="float" office:value="775.38" calcext:value-type="float">
            <text:p>775.38</text:p>
          </table:table-cell>
        </table:table-row>
        <table:table-row table:style-name="ro1">
          <table:table-cell office:value-type="float" office:value="19071055" calcext:value-type="float">
            <text:p>19071055</text:p>
          </table:table-cell>
          <table:table-cell table:formula="of:=[.A1194]/1000/(60*60*24)" office:value-type="time" office:time-value="PT05H17M51.055S" calcext:value-type="time">
            <text:p>05:17:51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42.8" calcext:value-type="float">
            <text:p>642.8</text:p>
          </table:table-cell>
          <table:table-cell office:value-type="float" office:value="775.99" calcext:value-type="float">
            <text:p>775.99</text:p>
          </table:table-cell>
        </table:table-row>
        <table:table-row table:style-name="ro1">
          <table:table-cell office:value-type="float" office:value="19087055" calcext:value-type="float">
            <text:p>19087055</text:p>
          </table:table-cell>
          <table:table-cell table:formula="of:=[.A1195]/1000/(60*60*24)" office:value-type="time" office:time-value="PT05H18M07.055S" calcext:value-type="time">
            <text:p>05:18:07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43.33" calcext:value-type="float">
            <text:p>643.33</text:p>
          </table:table-cell>
          <table:table-cell office:value-type="float" office:value="776.6" calcext:value-type="float">
            <text:p>776.6</text:p>
          </table:table-cell>
        </table:table-row>
        <table:table-row table:style-name="ro1">
          <table:table-cell office:value-type="float" office:value="19103055" calcext:value-type="float">
            <text:p>19103055</text:p>
          </table:table-cell>
          <table:table-cell table:formula="of:=[.A1196]/1000/(60*60*24)" office:value-type="time" office:time-value="PT05H18M23.055S" calcext:value-type="time">
            <text:p>05:18:23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643.85" calcext:value-type="float">
            <text:p>643.85</text:p>
          </table:table-cell>
          <table:table-cell office:value-type="float" office:value="777.22" calcext:value-type="float">
            <text:p>777.22</text:p>
          </table:table-cell>
        </table:table-row>
        <table:table-row table:style-name="ro1">
          <table:table-cell office:value-type="float" office:value="19119055" calcext:value-type="float">
            <text:p>19119055</text:p>
          </table:table-cell>
          <table:table-cell table:formula="of:=[.A1197]/1000/(60*60*24)" office:value-type="time" office:time-value="PT05H18M39.055S" calcext:value-type="time">
            <text:p>05:18:39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644.37" calcext:value-type="float">
            <text:p>644.37</text:p>
          </table:table-cell>
          <table:table-cell office:value-type="float" office:value="777.83" calcext:value-type="float">
            <text:p>777.83</text:p>
          </table:table-cell>
        </table:table-row>
        <table:table-row table:style-name="ro1">
          <table:table-cell office:value-type="float" office:value="19135055" calcext:value-type="float">
            <text:p>19135055</text:p>
          </table:table-cell>
          <table:table-cell table:formula="of:=[.A1198]/1000/(60*60*24)" office:value-type="time" office:time-value="PT05H18M55.055S" calcext:value-type="time">
            <text:p>05:18:55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44.9" calcext:value-type="float">
            <text:p>644.9</text:p>
          </table:table-cell>
          <table:table-cell office:value-type="float" office:value="778.44" calcext:value-type="float">
            <text:p>778.44</text:p>
          </table:table-cell>
        </table:table-row>
        <table:table-row table:style-name="ro1">
          <table:table-cell office:value-type="float" office:value="19151055" calcext:value-type="float">
            <text:p>19151055</text:p>
          </table:table-cell>
          <table:table-cell table:formula="of:=[.A1199]/1000/(60*60*24)" office:value-type="time" office:time-value="PT05H19M11.055S" calcext:value-type="time">
            <text:p>05:19:11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645.42" calcext:value-type="float">
            <text:p>645.42</text:p>
          </table:table-cell>
          <table:table-cell office:value-type="float" office:value="779.05" calcext:value-type="float">
            <text:p>779.05</text:p>
          </table:table-cell>
        </table:table-row>
        <table:table-row table:style-name="ro1">
          <table:table-cell office:value-type="float" office:value="19167055" calcext:value-type="float">
            <text:p>19167055</text:p>
          </table:table-cell>
          <table:table-cell table:formula="of:=[.A1200]/1000/(60*60*24)" office:value-type="time" office:time-value="PT05H19M27.055S" calcext:value-type="time">
            <text:p>05:19:27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7.56" calcext:value-type="float">
            <text:p>137.56</text:p>
          </table:table-cell>
          <table:table-cell office:value-type="float" office:value="645.94" calcext:value-type="float">
            <text:p>645.94</text:p>
          </table:table-cell>
          <table:table-cell office:value-type="float" office:value="779.66" calcext:value-type="float">
            <text:p>779.66</text:p>
          </table:table-cell>
        </table:table-row>
        <table:table-row table:style-name="ro1">
          <table:table-cell office:value-type="float" office:value="19183055" calcext:value-type="float">
            <text:p>19183055</text:p>
          </table:table-cell>
          <table:table-cell table:formula="of:=[.A1201]/1000/(60*60*24)" office:value-type="time" office:time-value="PT05H19M43.055S" calcext:value-type="time">
            <text:p>05:19:43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646.47" calcext:value-type="float">
            <text:p>646.47</text:p>
          </table:table-cell>
          <table:table-cell office:value-type="float" office:value="780.28" calcext:value-type="float">
            <text:p>780.28</text:p>
          </table:table-cell>
        </table:table-row>
        <table:table-row table:style-name="ro1">
          <table:table-cell office:value-type="float" office:value="19199055" calcext:value-type="float">
            <text:p>19199055</text:p>
          </table:table-cell>
          <table:table-cell table:formula="of:=[.A1202]/1000/(60*60*24)" office:value-type="time" office:time-value="PT05H19M59.055S" calcext:value-type="time">
            <text:p>05:19:59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46.99" calcext:value-type="float">
            <text:p>646.99</text:p>
          </table:table-cell>
          <table:table-cell office:value-type="float" office:value="780.89" calcext:value-type="float">
            <text:p>780.89</text:p>
          </table:table-cell>
        </table:table-row>
        <table:table-row table:style-name="ro1">
          <table:table-cell office:value-type="float" office:value="19215055" calcext:value-type="float">
            <text:p>19215055</text:p>
          </table:table-cell>
          <table:table-cell table:formula="of:=[.A1203]/1000/(60*60*24)" office:value-type="time" office:time-value="PT05H20M15.055S" calcext:value-type="time">
            <text:p>05:20:15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47.51" calcext:value-type="float">
            <text:p>647.51</text:p>
          </table:table-cell>
          <table:table-cell office:value-type="float" office:value="781.5" calcext:value-type="float">
            <text:p>781.5</text:p>
          </table:table-cell>
        </table:table-row>
        <table:table-row table:style-name="ro1">
          <table:table-cell office:value-type="float" office:value="19231055" calcext:value-type="float">
            <text:p>19231055</text:p>
          </table:table-cell>
          <table:table-cell table:formula="of:=[.A1204]/1000/(60*60*24)" office:value-type="time" office:time-value="PT05H20M31.055S" calcext:value-type="time">
            <text:p>05:20:31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48.04" calcext:value-type="float">
            <text:p>648.04</text:p>
          </table:table-cell>
          <table:table-cell office:value-type="float" office:value="782.11" calcext:value-type="float">
            <text:p>782.11</text:p>
          </table:table-cell>
        </table:table-row>
        <table:table-row table:style-name="ro1">
          <table:table-cell office:value-type="float" office:value="19247055" calcext:value-type="float">
            <text:p>19247055</text:p>
          </table:table-cell>
          <table:table-cell table:formula="of:=[.A1205]/1000/(60*60*24)" office:value-type="time" office:time-value="PT05H20M47.055S" calcext:value-type="time">
            <text:p>05:20:47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48.56" calcext:value-type="float">
            <text:p>648.56</text:p>
          </table:table-cell>
          <table:table-cell office:value-type="float" office:value="782.72" calcext:value-type="float">
            <text:p>782.72</text:p>
          </table:table-cell>
        </table:table-row>
        <table:table-row table:style-name="ro1">
          <table:table-cell office:value-type="float" office:value="19263055" calcext:value-type="float">
            <text:p>19263055</text:p>
          </table:table-cell>
          <table:table-cell table:formula="of:=[.A1206]/1000/(60*60*24)" office:value-type="time" office:time-value="PT05H21M03.055S" calcext:value-type="time">
            <text:p>05:21:03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649.08" calcext:value-type="float">
            <text:p>649.08</text:p>
          </table:table-cell>
          <table:table-cell office:value-type="float" office:value="783.34" calcext:value-type="float">
            <text:p>783.34</text:p>
          </table:table-cell>
        </table:table-row>
        <table:table-row table:style-name="ro1">
          <table:table-cell office:value-type="float" office:value="19279055" calcext:value-type="float">
            <text:p>19279055</text:p>
          </table:table-cell>
          <table:table-cell table:formula="of:=[.A1207]/1000/(60*60*24)" office:value-type="time" office:time-value="PT05H21M19.055S" calcext:value-type="time">
            <text:p>05:21:19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49.61" calcext:value-type="float">
            <text:p>649.61</text:p>
          </table:table-cell>
          <table:table-cell office:value-type="float" office:value="783.95" calcext:value-type="float">
            <text:p>783.95</text:p>
          </table:table-cell>
        </table:table-row>
        <table:table-row table:style-name="ro1">
          <table:table-cell office:value-type="float" office:value="19295055" calcext:value-type="float">
            <text:p>19295055</text:p>
          </table:table-cell>
          <table:table-cell table:formula="of:=[.A1208]/1000/(60*60*24)" office:value-type="time" office:time-value="PT05H21M35.055S" calcext:value-type="time">
            <text:p>05:21:35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650.13" calcext:value-type="float">
            <text:p>650.13</text:p>
          </table:table-cell>
          <table:table-cell office:value-type="float" office:value="784.56" calcext:value-type="float">
            <text:p>784.56</text:p>
          </table:table-cell>
        </table:table-row>
        <table:table-row table:style-name="ro1">
          <table:table-cell office:value-type="float" office:value="19311055" calcext:value-type="float">
            <text:p>19311055</text:p>
          </table:table-cell>
          <table:table-cell table:formula="of:=[.A1209]/1000/(60*60*24)" office:value-type="time" office:time-value="PT05H21M51.055S" calcext:value-type="time">
            <text:p>05:21:51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50.65" calcext:value-type="float">
            <text:p>650.65</text:p>
          </table:table-cell>
          <table:table-cell office:value-type="float" office:value="785.17" calcext:value-type="float">
            <text:p>785.17</text:p>
          </table:table-cell>
        </table:table-row>
        <table:table-row table:style-name="ro1">
          <table:table-cell office:value-type="float" office:value="19327055" calcext:value-type="float">
            <text:p>19327055</text:p>
          </table:table-cell>
          <table:table-cell table:formula="of:=[.A1210]/1000/(60*60*24)" office:value-type="time" office:time-value="PT05H22M07.055S" calcext:value-type="time">
            <text:p>05:22:07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51.18" calcext:value-type="float">
            <text:p>651.18</text:p>
          </table:table-cell>
          <table:table-cell office:value-type="float" office:value="785.78" calcext:value-type="float">
            <text:p>785.78</text:p>
          </table:table-cell>
        </table:table-row>
        <table:table-row table:style-name="ro1">
          <table:table-cell office:value-type="float" office:value="19343055" calcext:value-type="float">
            <text:p>19343055</text:p>
          </table:table-cell>
          <table:table-cell table:formula="of:=[.A1211]/1000/(60*60*24)" office:value-type="time" office:time-value="PT05H22M23.055S" calcext:value-type="time">
            <text:p>05:22:23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51.7" calcext:value-type="float">
            <text:p>651.7</text:p>
          </table:table-cell>
          <table:table-cell office:value-type="float" office:value="786.39" calcext:value-type="float">
            <text:p>786.39</text:p>
          </table:table-cell>
        </table:table-row>
        <table:table-row table:style-name="ro1">
          <table:table-cell office:value-type="float" office:value="19359055" calcext:value-type="float">
            <text:p>19359055</text:p>
          </table:table-cell>
          <table:table-cell table:formula="of:=[.A1212]/1000/(60*60*24)" office:value-type="time" office:time-value="PT05H22M39.055S" calcext:value-type="time">
            <text:p>05:22:39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52.22" calcext:value-type="float">
            <text:p>652.22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9375055" calcext:value-type="float">
            <text:p>19375055</text:p>
          </table:table-cell>
          <table:table-cell table:formula="of:=[.A1213]/1000/(60*60*24)" office:value-type="time" office:time-value="PT05H22M55.055S" calcext:value-type="time">
            <text:p>05:22:55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52.74" calcext:value-type="float">
            <text:p>652.74</text:p>
          </table:table-cell>
          <table:table-cell office:value-type="float" office:value="787.61" calcext:value-type="float">
            <text:p>787.61</text:p>
          </table:table-cell>
        </table:table-row>
        <table:table-row table:style-name="ro1">
          <table:table-cell office:value-type="float" office:value="19391055" calcext:value-type="float">
            <text:p>19391055</text:p>
          </table:table-cell>
          <table:table-cell table:formula="of:=[.A1214]/1000/(60*60*24)" office:value-type="time" office:time-value="PT05H23M11.055S" calcext:value-type="time">
            <text:p>05:23:11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53.27" calcext:value-type="float">
            <text:p>653.27</text:p>
          </table:table-cell>
          <table:table-cell office:value-type="float" office:value="788.22" calcext:value-type="float">
            <text:p>788.22</text:p>
          </table:table-cell>
        </table:table-row>
        <table:table-row table:style-name="ro1">
          <table:table-cell office:value-type="float" office:value="19407055" calcext:value-type="float">
            <text:p>19407055</text:p>
          </table:table-cell>
          <table:table-cell table:formula="of:=[.A1215]/1000/(60*60*24)" office:value-type="time" office:time-value="PT05H23M27.055S" calcext:value-type="time">
            <text:p>05:23:27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53.79" calcext:value-type="float">
            <text:p>653.79</text:p>
          </table:table-cell>
          <table:table-cell office:value-type="float" office:value="788.83" calcext:value-type="float">
            <text:p>788.83</text:p>
          </table:table-cell>
        </table:table-row>
        <table:table-row table:style-name="ro1">
          <table:table-cell office:value-type="float" office:value="19423055" calcext:value-type="float">
            <text:p>19423055</text:p>
          </table:table-cell>
          <table:table-cell table:formula="of:=[.A1216]/1000/(60*60*24)" office:value-type="time" office:time-value="PT05H23M43.055S" calcext:value-type="time">
            <text:p>05:23:43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54.31" calcext:value-type="float">
            <text:p>654.31</text:p>
          </table:table-cell>
          <table:table-cell office:value-type="float" office:value="789.44" calcext:value-type="float">
            <text:p>789.44</text:p>
          </table:table-cell>
        </table:table-row>
        <table:table-row table:style-name="ro1">
          <table:table-cell office:value-type="float" office:value="19439055" calcext:value-type="float">
            <text:p>19439055</text:p>
          </table:table-cell>
          <table:table-cell table:formula="of:=[.A1217]/1000/(60*60*24)" office:value-type="time" office:time-value="PT05H23M59.055S" calcext:value-type="time">
            <text:p>05:23:59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54.83" calcext:value-type="float">
            <text:p>654.83</text:p>
          </table:table-cell>
          <table:table-cell office:value-type="float" office:value="790.05" calcext:value-type="float">
            <text:p>790.05</text:p>
          </table:table-cell>
        </table:table-row>
        <table:table-row table:style-name="ro1">
          <table:table-cell office:value-type="float" office:value="19455055" calcext:value-type="float">
            <text:p>19455055</text:p>
          </table:table-cell>
          <table:table-cell table:formula="of:=[.A1218]/1000/(60*60*24)" office:value-type="time" office:time-value="PT05H24M15.055S" calcext:value-type="time">
            <text:p>05:24:15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55.36" calcext:value-type="float">
            <text:p>655.36</text:p>
          </table:table-cell>
          <table:table-cell office:value-type="float" office:value="790.66" calcext:value-type="float">
            <text:p>790.66</text:p>
          </table:table-cell>
        </table:table-row>
        <table:table-row table:style-name="ro1">
          <table:table-cell office:value-type="float" office:value="19471055" calcext:value-type="float">
            <text:p>19471055</text:p>
          </table:table-cell>
          <table:table-cell table:formula="of:=[.A1219]/1000/(60*60*24)" office:value-type="time" office:time-value="PT05H24M31.055S" calcext:value-type="time">
            <text:p>05:24:31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55.88" calcext:value-type="float">
            <text:p>655.88</text:p>
          </table:table-cell>
          <table:table-cell office:value-type="float" office:value="791.27" calcext:value-type="float">
            <text:p>791.27</text:p>
          </table:table-cell>
        </table:table-row>
        <table:table-row table:style-name="ro1">
          <table:table-cell office:value-type="float" office:value="19487055" calcext:value-type="float">
            <text:p>19487055</text:p>
          </table:table-cell>
          <table:table-cell table:formula="of:=[.A1220]/1000/(60*60*24)" office:value-type="time" office:time-value="PT05H24M47.055S" calcext:value-type="time">
            <text:p>05:24:47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56.4" calcext:value-type="float">
            <text:p>656.4</text:p>
          </table:table-cell>
          <table:table-cell office:value-type="float" office:value="791.88" calcext:value-type="float">
            <text:p>791.88</text:p>
          </table:table-cell>
        </table:table-row>
        <table:table-row table:style-name="ro1">
          <table:table-cell office:value-type="float" office:value="19503055" calcext:value-type="float">
            <text:p>19503055</text:p>
          </table:table-cell>
          <table:table-cell table:formula="of:=[.A1221]/1000/(60*60*24)" office:value-type="time" office:time-value="PT05H25M03.055S" calcext:value-type="time">
            <text:p>05:25:03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56.92" calcext:value-type="float">
            <text:p>656.92</text:p>
          </table:table-cell>
          <table:table-cell office:value-type="float" office:value="792.49" calcext:value-type="float">
            <text:p>792.49</text:p>
          </table:table-cell>
        </table:table-row>
        <table:table-row table:style-name="ro1">
          <table:table-cell office:value-type="float" office:value="19519055" calcext:value-type="float">
            <text:p>19519055</text:p>
          </table:table-cell>
          <table:table-cell table:formula="of:=[.A1222]/1000/(60*60*24)" office:value-type="time" office:time-value="PT05H25M19.055S" calcext:value-type="time">
            <text:p>05:25:19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57.45" calcext:value-type="float">
            <text:p>657.45</text:p>
          </table:table-cell>
          <table:table-cell office:value-type="float" office:value="793.1" calcext:value-type="float">
            <text:p>793.1</text:p>
          </table:table-cell>
        </table:table-row>
        <table:table-row table:style-name="ro1">
          <table:table-cell office:value-type="float" office:value="19535055" calcext:value-type="float">
            <text:p>19535055</text:p>
          </table:table-cell>
          <table:table-cell table:formula="of:=[.A1223]/1000/(60*60*24)" office:value-type="time" office:time-value="PT05H25M35.055S" calcext:value-type="time">
            <text:p>05:25:35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57.97" calcext:value-type="float">
            <text:p>657.97</text:p>
          </table:table-cell>
          <table:table-cell office:value-type="float" office:value="793.71" calcext:value-type="float">
            <text:p>793.71</text:p>
          </table:table-cell>
        </table:table-row>
        <table:table-row table:style-name="ro1">
          <table:table-cell office:value-type="float" office:value="19551055" calcext:value-type="float">
            <text:p>19551055</text:p>
          </table:table-cell>
          <table:table-cell table:formula="of:=[.A1224]/1000/(60*60*24)" office:value-type="time" office:time-value="PT05H25M51.055S" calcext:value-type="time">
            <text:p>05:25:51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58.49" calcext:value-type="float">
            <text:p>658.49</text:p>
          </table:table-cell>
          <table:table-cell office:value-type="float" office:value="794.32" calcext:value-type="float">
            <text:p>794.32</text:p>
          </table:table-cell>
        </table:table-row>
        <table:table-row table:style-name="ro1">
          <table:table-cell office:value-type="float" office:value="19567055" calcext:value-type="float">
            <text:p>19567055</text:p>
          </table:table-cell>
          <table:table-cell table:formula="of:=[.A1225]/1000/(60*60*24)" office:value-type="time" office:time-value="PT05H26M07.055S" calcext:value-type="time">
            <text:p>05:26:07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59.01" calcext:value-type="float">
            <text:p>659.01</text:p>
          </table:table-cell>
          <table:table-cell office:value-type="float" office:value="794.93" calcext:value-type="float">
            <text:p>794.93</text:p>
          </table:table-cell>
        </table:table-row>
        <table:table-row table:style-name="ro1">
          <table:table-cell office:value-type="float" office:value="19583055" calcext:value-type="float">
            <text:p>19583055</text:p>
          </table:table-cell>
          <table:table-cell table:formula="of:=[.A1226]/1000/(60*60*24)" office:value-type="time" office:time-value="PT05H26M23.055S" calcext:value-type="time">
            <text:p>05:26:23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59.53" calcext:value-type="float">
            <text:p>659.53</text:p>
          </table:table-cell>
          <table:table-cell office:value-type="float" office:value="795.54" calcext:value-type="float">
            <text:p>795.54</text:p>
          </table:table-cell>
        </table:table-row>
        <table:table-row table:style-name="ro1">
          <table:table-cell office:value-type="float" office:value="19599054" calcext:value-type="float">
            <text:p>19599054</text:p>
          </table:table-cell>
          <table:table-cell table:formula="of:=[.A1227]/1000/(60*60*24)" office:value-type="time" office:time-value="PT05H26M39.054S" calcext:value-type="time">
            <text:p>05:26:39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60.06" calcext:value-type="float">
            <text:p>660.06</text:p>
          </table:table-cell>
          <table:table-cell office:value-type="float" office:value="796.15" calcext:value-type="float">
            <text:p>796.15</text:p>
          </table:table-cell>
        </table:table-row>
        <table:table-row table:style-name="ro1">
          <table:table-cell office:value-type="float" office:value="19615055" calcext:value-type="float">
            <text:p>19615055</text:p>
          </table:table-cell>
          <table:table-cell table:formula="of:=[.A1228]/1000/(60*60*24)" office:value-type="time" office:time-value="PT05H26M55.055S" calcext:value-type="time">
            <text:p>05:26:55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60.58" calcext:value-type="float">
            <text:p>660.58</text:p>
          </table:table-cell>
          <table:table-cell office:value-type="float" office:value="796.76" calcext:value-type="float">
            <text:p>796.76</text:p>
          </table:table-cell>
        </table:table-row>
        <table:table-row table:style-name="ro1">
          <table:table-cell office:value-type="float" office:value="19631055" calcext:value-type="float">
            <text:p>19631055</text:p>
          </table:table-cell>
          <table:table-cell table:formula="of:=[.A1229]/1000/(60*60*24)" office:value-type="time" office:time-value="PT05H27M11.055S" calcext:value-type="time">
            <text:p>05:27:11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61.1" calcext:value-type="float">
            <text:p>661.1</text:p>
          </table:table-cell>
          <table:table-cell office:value-type="float" office:value="797.37" calcext:value-type="float">
            <text:p>797.37</text:p>
          </table:table-cell>
        </table:table-row>
        <table:table-row table:style-name="ro1">
          <table:table-cell office:value-type="float" office:value="19647055" calcext:value-type="float">
            <text:p>19647055</text:p>
          </table:table-cell>
          <table:table-cell table:formula="of:=[.A1230]/1000/(60*60*24)" office:value-type="time" office:time-value="PT05H27M27.055S" calcext:value-type="time">
            <text:p>05:27:27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61.62" calcext:value-type="float">
            <text:p>661.62</text:p>
          </table:table-cell>
          <table:table-cell office:value-type="float" office:value="797.98" calcext:value-type="float">
            <text:p>797.98</text:p>
          </table:table-cell>
        </table:table-row>
        <table:table-row table:style-name="ro1">
          <table:table-cell office:value-type="float" office:value="19663055" calcext:value-type="float">
            <text:p>19663055</text:p>
          </table:table-cell>
          <table:table-cell table:formula="of:=[.A1231]/1000/(60*60*24)" office:value-type="time" office:time-value="PT05H27M43.055S" calcext:value-type="time">
            <text:p>05:27:43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62.14" calcext:value-type="float">
            <text:p>662.14</text:p>
          </table:table-cell>
          <table:table-cell office:value-type="float" office:value="798.58" calcext:value-type="float">
            <text:p>798.58</text:p>
          </table:table-cell>
        </table:table-row>
        <table:table-row table:style-name="ro1">
          <table:table-cell office:value-type="float" office:value="19679055" calcext:value-type="float">
            <text:p>19679055</text:p>
          </table:table-cell>
          <table:table-cell table:formula="of:=[.A1232]/1000/(60*60*24)" office:value-type="time" office:time-value="PT05H27M59.055S" calcext:value-type="time">
            <text:p>05:27:59</text:p>
          </table:table-cell>
          <table:table-cell office:value-type="float" office:value="1.16" calcext:value-type="float">
            <text:p>1.16</text:p>
          </table:table-cell>
          <table:table-cell office:value-type="float" office:value="117.4" calcext:value-type="float">
            <text:p>117.4</text:p>
          </table:table-cell>
          <table:table-cell office:value-type="float" office:value="136.62" calcext:value-type="float">
            <text:p>136.62</text:p>
          </table:table-cell>
          <table:table-cell office:value-type="float" office:value="662.67" calcext:value-type="float">
            <text:p>662.67</text:p>
          </table:table-cell>
          <table:table-cell office:value-type="float" office:value="799.19" calcext:value-type="float">
            <text:p>799.19</text:p>
          </table:table-cell>
        </table:table-row>
        <table:table-row table:style-name="ro1">
          <table:table-cell office:value-type="float" office:value="19695055" calcext:value-type="float">
            <text:p>19695055</text:p>
          </table:table-cell>
          <table:table-cell table:formula="of:=[.A1233]/1000/(60*60*24)" office:value-type="time" office:time-value="PT05H28M15.055S" calcext:value-type="time">
            <text:p>05:28:15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63.19" calcext:value-type="float">
            <text:p>663.19</text:p>
          </table:table-cell>
          <table:table-cell office:value-type="float" office:value="799.8" calcext:value-type="float">
            <text:p>799.8</text:p>
          </table:table-cell>
        </table:table-row>
        <table:table-row table:style-name="ro1">
          <table:table-cell office:value-type="float" office:value="19711055" calcext:value-type="float">
            <text:p>19711055</text:p>
          </table:table-cell>
          <table:table-cell table:formula="of:=[.A1234]/1000/(60*60*24)" office:value-type="time" office:time-value="PT05H28M31.055S" calcext:value-type="time">
            <text:p>05:28:31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63.71" calcext:value-type="float">
            <text:p>663.71</text:p>
          </table:table-cell>
          <table:table-cell office:value-type="float" office:value="800.41" calcext:value-type="float">
            <text:p>800.41</text:p>
          </table:table-cell>
        </table:table-row>
        <table:table-row table:style-name="ro1">
          <table:table-cell office:value-type="float" office:value="19727055" calcext:value-type="float">
            <text:p>19727055</text:p>
          </table:table-cell>
          <table:table-cell table:formula="of:=[.A1235]/1000/(60*60*24)" office:value-type="time" office:time-value="PT05H28M47.055S" calcext:value-type="time">
            <text:p>05:28:47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64.23" calcext:value-type="float">
            <text:p>664.23</text:p>
          </table:table-cell>
          <table:table-cell office:value-type="float" office:value="801.02" calcext:value-type="float">
            <text:p>801.02</text:p>
          </table:table-cell>
        </table:table-row>
        <table:table-row table:style-name="ro1">
          <table:table-cell office:value-type="float" office:value="19743055" calcext:value-type="float">
            <text:p>19743055</text:p>
          </table:table-cell>
          <table:table-cell table:formula="of:=[.A1236]/1000/(60*60*24)" office:value-type="time" office:time-value="PT05H29M03.055S" calcext:value-type="time">
            <text:p>05:29:03</text:p>
          </table:table-cell>
          <table:table-cell office:value-type="float" office:value="1.16" calcext:value-type="float">
            <text:p>1.16</text:p>
          </table:table-cell>
          <table:table-cell office:value-type="float" office:value="117.4" calcext:value-type="float">
            <text:p>117.4</text:p>
          </table:table-cell>
          <table:table-cell office:value-type="float" office:value="136.62" calcext:value-type="float">
            <text:p>136.62</text:p>
          </table:table-cell>
          <table:table-cell office:value-type="float" office:value="664.75" calcext:value-type="float">
            <text:p>664.75</text:p>
          </table:table-cell>
          <table:table-cell office:value-type="float" office:value="801.63" calcext:value-type="float">
            <text:p>801.63</text:p>
          </table:table-cell>
        </table:table-row>
        <table:table-row table:style-name="ro1">
          <table:table-cell office:value-type="float" office:value="19759055" calcext:value-type="float">
            <text:p>19759055</text:p>
          </table:table-cell>
          <table:table-cell table:formula="of:=[.A1237]/1000/(60*60*24)" office:value-type="time" office:time-value="PT05H29M19.055S" calcext:value-type="time">
            <text:p>05:29:19</text:p>
          </table:table-cell>
          <table:table-cell office:value-type="float" office:value="1.16" calcext:value-type="float">
            <text:p>1.16</text:p>
          </table:table-cell>
          <table:table-cell office:value-type="float" office:value="117.4" calcext:value-type="float">
            <text:p>117.4</text:p>
          </table:table-cell>
          <table:table-cell office:value-type="float" office:value="136.62" calcext:value-type="float">
            <text:p>136.62</text:p>
          </table:table-cell>
          <table:table-cell office:value-type="float" office:value="665.27" calcext:value-type="float">
            <text:p>665.27</text:p>
          </table:table-cell>
          <table:table-cell office:value-type="float" office:value="802.24" calcext:value-type="float">
            <text:p>802.24</text:p>
          </table:table-cell>
        </table:table-row>
        <table:table-row table:style-name="ro1">
          <table:table-cell office:value-type="float" office:value="19775055" calcext:value-type="float">
            <text:p>19775055</text:p>
          </table:table-cell>
          <table:table-cell table:formula="of:=[.A1238]/1000/(60*60*24)" office:value-type="time" office:time-value="PT05H29M35.055S" calcext:value-type="time">
            <text:p>05:29:35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665.8" calcext:value-type="float">
            <text:p>665.8</text:p>
          </table:table-cell>
          <table:table-cell office:value-type="float" office:value="802.84" calcext:value-type="float">
            <text:p>802.84</text:p>
          </table:table-cell>
        </table:table-row>
        <table:table-row table:style-name="ro1">
          <table:table-cell office:value-type="float" office:value="19791055" calcext:value-type="float">
            <text:p>19791055</text:p>
          </table:table-cell>
          <table:table-cell table:formula="of:=[.A1239]/1000/(60*60*24)" office:value-type="time" office:time-value="PT05H29M51.055S" calcext:value-type="time">
            <text:p>05:29:51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66.32" calcext:value-type="float">
            <text:p>666.32</text:p>
          </table:table-cell>
          <table:table-cell office:value-type="float" office:value="803.45" calcext:value-type="float">
            <text:p>803.45</text:p>
          </table:table-cell>
        </table:table-row>
        <table:table-row table:style-name="ro1">
          <table:table-cell office:value-type="float" office:value="19807055" calcext:value-type="float">
            <text:p>19807055</text:p>
          </table:table-cell>
          <table:table-cell table:formula="of:=[.A1240]/1000/(60*60*24)" office:value-type="time" office:time-value="PT05H30M07.055S" calcext:value-type="time">
            <text:p>05:30:07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66.84" calcext:value-type="float">
            <text:p>666.84</text:p>
          </table:table-cell>
          <table:table-cell office:value-type="float" office:value="804.06" calcext:value-type="float">
            <text:p>804.06</text:p>
          </table:table-cell>
        </table:table-row>
        <table:table-row table:style-name="ro1">
          <table:table-cell office:value-type="float" office:value="19823054" calcext:value-type="float">
            <text:p>19823054</text:p>
          </table:table-cell>
          <table:table-cell table:formula="of:=[.A1241]/1000/(60*60*24)" office:value-type="time" office:time-value="PT05H30M23.054S" calcext:value-type="time">
            <text:p>05:30:23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667.36" calcext:value-type="float">
            <text:p>667.36</text:p>
          </table:table-cell>
          <table:table-cell office:value-type="float" office:value="804.67" calcext:value-type="float">
            <text:p>804.67</text:p>
          </table:table-cell>
        </table:table-row>
        <table:table-row table:style-name="ro1">
          <table:table-cell office:value-type="float" office:value="19839055" calcext:value-type="float">
            <text:p>19839055</text:p>
          </table:table-cell>
          <table:table-cell table:formula="of:=[.A1242]/1000/(60*60*24)" office:value-type="time" office:time-value="PT05H30M39.055S" calcext:value-type="time">
            <text:p>05:30:39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667.88" calcext:value-type="float">
            <text:p>667.88</text:p>
          </table:table-cell>
          <table:table-cell office:value-type="float" office:value="805.28" calcext:value-type="float">
            <text:p>805.28</text:p>
          </table:table-cell>
        </table:table-row>
        <table:table-row table:style-name="ro1">
          <table:table-cell office:value-type="float" office:value="19855055" calcext:value-type="float">
            <text:p>19855055</text:p>
          </table:table-cell>
          <table:table-cell table:formula="of:=[.A1243]/1000/(60*60*24)" office:value-type="time" office:time-value="PT05H30M55.055S" calcext:value-type="time">
            <text:p>05:30:55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668.4" calcext:value-type="float">
            <text:p>668.4</text:p>
          </table:table-cell>
          <table:table-cell office:value-type="float" office:value="805.88" calcext:value-type="float">
            <text:p>805.88</text:p>
          </table:table-cell>
        </table:table-row>
        <table:table-row table:style-name="ro1">
          <table:table-cell office:value-type="float" office:value="19871055" calcext:value-type="float">
            <text:p>19871055</text:p>
          </table:table-cell>
          <table:table-cell table:formula="of:=[.A1244]/1000/(60*60*24)" office:value-type="time" office:time-value="PT05H31M11.055S" calcext:value-type="time">
            <text:p>05:31:11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668.92" calcext:value-type="float">
            <text:p>668.92</text:p>
          </table:table-cell>
          <table:table-cell office:value-type="float" office:value="806.49" calcext:value-type="float">
            <text:p>806.49</text:p>
          </table:table-cell>
        </table:table-row>
        <table:table-row table:style-name="ro1">
          <table:table-cell office:value-type="float" office:value="19887055" calcext:value-type="float">
            <text:p>19887055</text:p>
          </table:table-cell>
          <table:table-cell table:formula="of:=[.A1245]/1000/(60*60*24)" office:value-type="time" office:time-value="PT05H31M27.055S" calcext:value-type="time">
            <text:p>05:31:27</text:p>
          </table:table-cell>
          <table:table-cell office:value-type="float" office:value="1.17" calcext:value-type="float">
            <text:p>1.17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86" calcext:value-type="float">
            <text:p>136.86</text:p>
          </table:table-cell>
          <table:table-cell office:value-type="float" office:value="669.44" calcext:value-type="float">
            <text:p>669.44</text:p>
          </table:table-cell>
          <table:table-cell office:value-type="float" office:value="807.1" calcext:value-type="float">
            <text:p>807.1</text:p>
          </table:table-cell>
        </table:table-row>
        <table:table-row table:style-name="ro1">
          <table:table-cell office:value-type="float" office:value="19903055" calcext:value-type="float">
            <text:p>19903055</text:p>
          </table:table-cell>
          <table:table-cell table:formula="of:=[.A1246]/1000/(60*60*24)" office:value-type="time" office:time-value="PT05H31M43.055S" calcext:value-type="time">
            <text:p>05:31:43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669.97" calcext:value-type="float">
            <text:p>669.97</text:p>
          </table:table-cell>
          <table:table-cell office:value-type="float" office:value="807.71" calcext:value-type="float">
            <text:p>807.71</text:p>
          </table:table-cell>
        </table:table-row>
        <table:table-row table:style-name="ro1">
          <table:table-cell office:value-type="float" office:value="19919055" calcext:value-type="float">
            <text:p>19919055</text:p>
          </table:table-cell>
          <table:table-cell table:formula="of:=[.A1247]/1000/(60*60*24)" office:value-type="time" office:time-value="PT05H31M59.055S" calcext:value-type="time">
            <text:p>05:31:59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70.49" calcext:value-type="float">
            <text:p>670.49</text:p>
          </table:table-cell>
          <table:table-cell office:value-type="float" office:value="808.31" calcext:value-type="float">
            <text:p>808.31</text:p>
          </table:table-cell>
        </table:table-row>
        <table:table-row table:style-name="ro1">
          <table:table-cell office:value-type="float" office:value="19935055" calcext:value-type="float">
            <text:p>19935055</text:p>
          </table:table-cell>
          <table:table-cell table:formula="of:=[.A1248]/1000/(60*60*24)" office:value-type="time" office:time-value="PT05H32M15.055S" calcext:value-type="time">
            <text:p>05:32:15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671.01" calcext:value-type="float">
            <text:p>671.01</text:p>
          </table:table-cell>
          <table:table-cell office:value-type="float" office:value="808.92" calcext:value-type="float">
            <text:p>808.92</text:p>
          </table:table-cell>
        </table:table-row>
        <table:table-row table:style-name="ro1">
          <table:table-cell office:value-type="float" office:value="19951055" calcext:value-type="float">
            <text:p>19951055</text:p>
          </table:table-cell>
          <table:table-cell table:formula="of:=[.A1249]/1000/(60*60*24)" office:value-type="time" office:time-value="PT05H32M31.055S" calcext:value-type="time">
            <text:p>05:32:31</text:p>
          </table:table-cell>
          <table:table-cell office:value-type="float" office:value="1.17" calcext:value-type="float">
            <text:p>1.17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86" calcext:value-type="float">
            <text:p>136.86</text:p>
          </table:table-cell>
          <table:table-cell office:value-type="float" office:value="671.53" calcext:value-type="float">
            <text:p>671.53</text:p>
          </table:table-cell>
          <table:table-cell office:value-type="float" office:value="809.53" calcext:value-type="float">
            <text:p>809.53</text:p>
          </table:table-cell>
        </table:table-row>
        <table:table-row table:style-name="ro1">
          <table:table-cell office:value-type="float" office:value="19967055" calcext:value-type="float">
            <text:p>19967055</text:p>
          </table:table-cell>
          <table:table-cell table:formula="of:=[.A1250]/1000/(60*60*24)" office:value-type="time" office:time-value="PT05H32M47.055S" calcext:value-type="time">
            <text:p>05:32:47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72.05" calcext:value-type="float">
            <text:p>672.05</text:p>
          </table:table-cell>
          <table:table-cell office:value-type="float" office:value="810.13" calcext:value-type="float">
            <text:p>810.13</text:p>
          </table:table-cell>
        </table:table-row>
        <table:table-row table:style-name="ro1">
          <table:table-cell office:value-type="float" office:value="19983055" calcext:value-type="float">
            <text:p>19983055</text:p>
          </table:table-cell>
          <table:table-cell table:formula="of:=[.A1251]/1000/(60*60*24)" office:value-type="time" office:time-value="PT05H33M03.055S" calcext:value-type="time">
            <text:p>05:33:03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72.57" calcext:value-type="float">
            <text:p>672.57</text:p>
          </table:table-cell>
          <table:table-cell office:value-type="float" office:value="810.74" calcext:value-type="float">
            <text:p>810.74</text:p>
          </table:table-cell>
        </table:table-row>
        <table:table-row table:style-name="ro1">
          <table:table-cell office:value-type="float" office:value="19999055" calcext:value-type="float">
            <text:p>19999055</text:p>
          </table:table-cell>
          <table:table-cell table:formula="of:=[.A1252]/1000/(60*60*24)" office:value-type="time" office:time-value="PT05H33M19.055S" calcext:value-type="time">
            <text:p>05:33:19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73.09" calcext:value-type="float">
            <text:p>673.09</text:p>
          </table:table-cell>
          <table:table-cell office:value-type="float" office:value="811.35" calcext:value-type="float">
            <text:p>811.35</text:p>
          </table:table-cell>
        </table:table-row>
        <table:table-row table:style-name="ro1">
          <table:table-cell office:value-type="float" office:value="20015055" calcext:value-type="float">
            <text:p>20015055</text:p>
          </table:table-cell>
          <table:table-cell table:formula="of:=[.A1253]/1000/(60*60*24)" office:value-type="time" office:time-value="PT05H33M35.055S" calcext:value-type="time">
            <text:p>05:33:35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73.61" calcext:value-type="float">
            <text:p>673.61</text:p>
          </table:table-cell>
          <table:table-cell office:value-type="float" office:value="811.95" calcext:value-type="float">
            <text:p>811.95</text:p>
          </table:table-cell>
        </table:table-row>
        <table:table-row table:style-name="ro1">
          <table:table-cell office:value-type="float" office:value="20031055" calcext:value-type="float">
            <text:p>20031055</text:p>
          </table:table-cell>
          <table:table-cell table:formula="of:=[.A1254]/1000/(60*60*24)" office:value-type="time" office:time-value="PT05H33M51.055S" calcext:value-type="time">
            <text:p>05:33:51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74.13" calcext:value-type="float">
            <text:p>674.13</text:p>
          </table:table-cell>
          <table:table-cell office:value-type="float" office:value="812.56" calcext:value-type="float">
            <text:p>812.56</text:p>
          </table:table-cell>
        </table:table-row>
        <table:table-row table:style-name="ro1">
          <table:table-cell office:value-type="float" office:value="20047055" calcext:value-type="float">
            <text:p>20047055</text:p>
          </table:table-cell>
          <table:table-cell table:formula="of:=[.A1255]/1000/(60*60*24)" office:value-type="time" office:time-value="PT05H34M07.055S" calcext:value-type="time">
            <text:p>05:34:07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74.65" calcext:value-type="float">
            <text:p>674.65</text:p>
          </table:table-cell>
          <table:table-cell office:value-type="float" office:value="813.16" calcext:value-type="float">
            <text:p>813.16</text:p>
          </table:table-cell>
        </table:table-row>
        <table:table-row table:style-name="ro1">
          <table:table-cell office:value-type="float" office:value="20063055" calcext:value-type="float">
            <text:p>20063055</text:p>
          </table:table-cell>
          <table:table-cell table:formula="of:=[.A1256]/1000/(60*60*24)" office:value-type="time" office:time-value="PT05H34M23.055S" calcext:value-type="time">
            <text:p>05:34:23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75.17" calcext:value-type="float">
            <text:p>675.17</text:p>
          </table:table-cell>
          <table:table-cell office:value-type="float" office:value="813.77" calcext:value-type="float">
            <text:p>813.77</text:p>
          </table:table-cell>
        </table:table-row>
        <table:table-row table:style-name="ro1">
          <table:table-cell office:value-type="float" office:value="20079055" calcext:value-type="float">
            <text:p>20079055</text:p>
          </table:table-cell>
          <table:table-cell table:formula="of:=[.A1257]/1000/(60*60*24)" office:value-type="time" office:time-value="PT05H34M39.055S" calcext:value-type="time">
            <text:p>05:34:39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75.69" calcext:value-type="float">
            <text:p>675.69</text:p>
          </table:table-cell>
          <table:table-cell office:value-type="float" office:value="814.38" calcext:value-type="float">
            <text:p>814.38</text:p>
          </table:table-cell>
        </table:table-row>
        <table:table-row table:style-name="ro1">
          <table:table-cell office:value-type="float" office:value="20095055" calcext:value-type="float">
            <text:p>20095055</text:p>
          </table:table-cell>
          <table:table-cell table:formula="of:=[.A1258]/1000/(60*60*24)" office:value-type="time" office:time-value="PT05H34M55.055S" calcext:value-type="time">
            <text:p>05:34:55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76.21" calcext:value-type="float">
            <text:p>676.21</text:p>
          </table:table-cell>
          <table:table-cell office:value-type="float" office:value="814.98" calcext:value-type="float">
            <text:p>814.98</text:p>
          </table:table-cell>
        </table:table-row>
        <table:table-row table:style-name="ro1">
          <table:table-cell office:value-type="float" office:value="20111055" calcext:value-type="float">
            <text:p>20111055</text:p>
          </table:table-cell>
          <table:table-cell table:formula="of:=[.A1259]/1000/(60*60*24)" office:value-type="time" office:time-value="PT05H35M11.055S" calcext:value-type="time">
            <text:p>05:35:11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76.73" calcext:value-type="float">
            <text:p>676.73</text:p>
          </table:table-cell>
          <table:table-cell office:value-type="float" office:value="815.59" calcext:value-type="float">
            <text:p>815.59</text:p>
          </table:table-cell>
        </table:table-row>
        <table:table-row table:style-name="ro1">
          <table:table-cell office:value-type="float" office:value="20127055" calcext:value-type="float">
            <text:p>20127055</text:p>
          </table:table-cell>
          <table:table-cell table:formula="of:=[.A1260]/1000/(60*60*24)" office:value-type="time" office:time-value="PT05H35M27.055S" calcext:value-type="time">
            <text:p>05:35:27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77.25" calcext:value-type="float">
            <text:p>677.25</text:p>
          </table:table-cell>
          <table:table-cell office:value-type="float" office:value="816.19" calcext:value-type="float">
            <text:p>816.19</text:p>
          </table:table-cell>
        </table:table-row>
        <table:table-row table:style-name="ro1">
          <table:table-cell office:value-type="float" office:value="20143055" calcext:value-type="float">
            <text:p>20143055</text:p>
          </table:table-cell>
          <table:table-cell table:formula="of:=[.A1261]/1000/(60*60*24)" office:value-type="time" office:time-value="PT05H35M43.055S" calcext:value-type="time">
            <text:p>05:35:43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77.77" calcext:value-type="float">
            <text:p>677.77</text:p>
          </table:table-cell>
          <table:table-cell office:value-type="float" office:value="816.8" calcext:value-type="float">
            <text:p>816.8</text:p>
          </table:table-cell>
        </table:table-row>
        <table:table-row table:style-name="ro1">
          <table:table-cell office:value-type="float" office:value="20159055" calcext:value-type="float">
            <text:p>20159055</text:p>
          </table:table-cell>
          <table:table-cell table:formula="of:=[.A1262]/1000/(60*60*24)" office:value-type="time" office:time-value="PT05H35M59.055S" calcext:value-type="time">
            <text:p>05:35:59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78.29" calcext:value-type="float">
            <text:p>678.29</text:p>
          </table:table-cell>
          <table:table-cell office:value-type="float" office:value="817.41" calcext:value-type="float">
            <text:p>817.41</text:p>
          </table:table-cell>
        </table:table-row>
        <table:table-row table:style-name="ro1">
          <table:table-cell office:value-type="float" office:value="20175055" calcext:value-type="float">
            <text:p>20175055</text:p>
          </table:table-cell>
          <table:table-cell table:formula="of:=[.A1263]/1000/(60*60*24)" office:value-type="time" office:time-value="PT05H36M15.055S" calcext:value-type="time">
            <text:p>05:36:15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78.82" calcext:value-type="float">
            <text:p>678.82</text:p>
          </table:table-cell>
          <table:table-cell office:value-type="float" office:value="818.01" calcext:value-type="float">
            <text:p>818.01</text:p>
          </table:table-cell>
        </table:table-row>
        <table:table-row table:style-name="ro1">
          <table:table-cell office:value-type="float" office:value="20191055" calcext:value-type="float">
            <text:p>20191055</text:p>
          </table:table-cell>
          <table:table-cell table:formula="of:=[.A1264]/1000/(60*60*24)" office:value-type="time" office:time-value="PT05H36M31.055S" calcext:value-type="time">
            <text:p>05:36:31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679.34" calcext:value-type="float">
            <text:p>679.34</text:p>
          </table:table-cell>
          <table:table-cell office:value-type="float" office:value="818.62" calcext:value-type="float">
            <text:p>818.62</text:p>
          </table:table-cell>
        </table:table-row>
        <table:table-row table:style-name="ro1">
          <table:table-cell office:value-type="float" office:value="20207055" calcext:value-type="float">
            <text:p>20207055</text:p>
          </table:table-cell>
          <table:table-cell table:formula="of:=[.A1265]/1000/(60*60*24)" office:value-type="time" office:time-value="PT05H36M47.055S" calcext:value-type="time">
            <text:p>05:36:47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679.86" calcext:value-type="float">
            <text:p>679.86</text:p>
          </table:table-cell>
          <table:table-cell office:value-type="float" office:value="819.22" calcext:value-type="float">
            <text:p>819.22</text:p>
          </table:table-cell>
        </table:table-row>
        <table:table-row table:style-name="ro1">
          <table:table-cell office:value-type="float" office:value="20223055" calcext:value-type="float">
            <text:p>20223055</text:p>
          </table:table-cell>
          <table:table-cell table:formula="of:=[.A1266]/1000/(60*60*24)" office:value-type="time" office:time-value="PT05H37M03.055S" calcext:value-type="time">
            <text:p>05:37:03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80.38" calcext:value-type="float">
            <text:p>680.38</text:p>
          </table:table-cell>
          <table:table-cell office:value-type="float" office:value="819.83" calcext:value-type="float">
            <text:p>819.83</text:p>
          </table:table-cell>
        </table:table-row>
        <table:table-row table:style-name="ro1">
          <table:table-cell office:value-type="float" office:value="20239055" calcext:value-type="float">
            <text:p>20239055</text:p>
          </table:table-cell>
          <table:table-cell table:formula="of:=[.A1267]/1000/(60*60*24)" office:value-type="time" office:time-value="PT05H37M19.055S" calcext:value-type="time">
            <text:p>05:37:19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80.9" calcext:value-type="float">
            <text:p>680.9</text:p>
          </table:table-cell>
          <table:table-cell office:value-type="float" office:value="820.43" calcext:value-type="float">
            <text:p>820.43</text:p>
          </table:table-cell>
        </table:table-row>
        <table:table-row table:style-name="ro1">
          <table:table-cell office:value-type="float" office:value="20255055" calcext:value-type="float">
            <text:p>20255055</text:p>
          </table:table-cell>
          <table:table-cell table:formula="of:=[.A1268]/1000/(60*60*24)" office:value-type="time" office:time-value="PT05H37M35.055S" calcext:value-type="time">
            <text:p>05:37:35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681.41" calcext:value-type="float">
            <text:p>681.41</text:p>
          </table:table-cell>
          <table:table-cell office:value-type="float" office:value="821.04" calcext:value-type="float">
            <text:p>821.04</text:p>
          </table:table-cell>
        </table:table-row>
        <table:table-row table:style-name="ro1">
          <table:table-cell office:value-type="float" office:value="20271055" calcext:value-type="float">
            <text:p>20271055</text:p>
          </table:table-cell>
          <table:table-cell table:formula="of:=[.A1269]/1000/(60*60*24)" office:value-type="time" office:time-value="PT05H37M51.055S" calcext:value-type="time">
            <text:p>05:37:51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681.93" calcext:value-type="float">
            <text:p>681.93</text:p>
          </table:table-cell>
          <table:table-cell office:value-type="float" office:value="821.64" calcext:value-type="float">
            <text:p>821.64</text:p>
          </table:table-cell>
        </table:table-row>
        <table:table-row table:style-name="ro1">
          <table:table-cell office:value-type="float" office:value="20287055" calcext:value-type="float">
            <text:p>20287055</text:p>
          </table:table-cell>
          <table:table-cell table:formula="of:=[.A1270]/1000/(60*60*24)" office:value-type="time" office:time-value="PT05H38M07.055S" calcext:value-type="time">
            <text:p>05:38:07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682.45" calcext:value-type="float">
            <text:p>682.45</text:p>
          </table:table-cell>
          <table:table-cell office:value-type="float" office:value="822.25" calcext:value-type="float">
            <text:p>822.25</text:p>
          </table:table-cell>
        </table:table-row>
        <table:table-row table:style-name="ro1">
          <table:table-cell office:value-type="float" office:value="20303055" calcext:value-type="float">
            <text:p>20303055</text:p>
          </table:table-cell>
          <table:table-cell table:formula="of:=[.A1271]/1000/(60*60*24)" office:value-type="time" office:time-value="PT05H38M23.055S" calcext:value-type="time">
            <text:p>05:38:23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5.68" calcext:value-type="float">
            <text:p>135.68</text:p>
          </table:table-cell>
          <table:table-cell office:value-type="float" office:value="682.97" calcext:value-type="float">
            <text:p>682.97</text:p>
          </table:table-cell>
          <table:table-cell office:value-type="float" office:value="822.85" calcext:value-type="float">
            <text:p>822.85</text:p>
          </table:table-cell>
        </table:table-row>
        <table:table-row table:style-name="ro1">
          <table:table-cell office:value-type="float" office:value="20319055" calcext:value-type="float">
            <text:p>20319055</text:p>
          </table:table-cell>
          <table:table-cell table:formula="of:=[.A1272]/1000/(60*60*24)" office:value-type="time" office:time-value="PT05H38M39.055S" calcext:value-type="time">
            <text:p>05:38:39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683.49" calcext:value-type="float">
            <text:p>683.49</text:p>
          </table:table-cell>
          <table:table-cell office:value-type="float" office:value="823.46" calcext:value-type="float">
            <text:p>823.46</text:p>
          </table:table-cell>
        </table:table-row>
        <table:table-row table:style-name="ro1">
          <table:table-cell office:value-type="float" office:value="20335055" calcext:value-type="float">
            <text:p>20335055</text:p>
          </table:table-cell>
          <table:table-cell table:formula="of:=[.A1273]/1000/(60*60*24)" office:value-type="time" office:time-value="PT05H38M55.055S" calcext:value-type="time">
            <text:p>05:38:55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5.68" calcext:value-type="float">
            <text:p>135.68</text:p>
          </table:table-cell>
          <table:table-cell office:value-type="float" office:value="684.01" calcext:value-type="float">
            <text:p>684.01</text:p>
          </table:table-cell>
          <table:table-cell office:value-type="float" office:value="824.06" calcext:value-type="float">
            <text:p>824.06</text:p>
          </table:table-cell>
        </table:table-row>
        <table:table-row table:style-name="ro1">
          <table:table-cell office:value-type="float" office:value="20351055" calcext:value-type="float">
            <text:p>20351055</text:p>
          </table:table-cell>
          <table:table-cell table:formula="of:=[.A1274]/1000/(60*60*24)" office:value-type="time" office:time-value="PT05H39M11.055S" calcext:value-type="time">
            <text:p>05:39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684.53" calcext:value-type="float">
            <text:p>684.53</text:p>
          </table:table-cell>
          <table:table-cell office:value-type="float" office:value="824.67" calcext:value-type="float">
            <text:p>824.67</text:p>
          </table:table-cell>
        </table:table-row>
        <table:table-row table:style-name="ro1">
          <table:table-cell office:value-type="float" office:value="20367055" calcext:value-type="float">
            <text:p>20367055</text:p>
          </table:table-cell>
          <table:table-cell table:formula="of:=[.A1275]/1000/(60*60*24)" office:value-type="time" office:time-value="PT05H39M27.055S" calcext:value-type="time">
            <text:p>05:39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685.05" calcext:value-type="float">
            <text:p>685.05</text:p>
          </table:table-cell>
          <table:table-cell office:value-type="float" office:value="825.27" calcext:value-type="float">
            <text:p>825.27</text:p>
          </table:table-cell>
        </table:table-row>
        <table:table-row table:style-name="ro1">
          <table:table-cell office:value-type="float" office:value="20383054" calcext:value-type="float">
            <text:p>20383054</text:p>
          </table:table-cell>
          <table:table-cell table:formula="of:=[.A1276]/1000/(60*60*24)" office:value-type="time" office:time-value="PT05H39M43.054S" calcext:value-type="time">
            <text:p>05:39:43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685.57" calcext:value-type="float">
            <text:p>685.57</text:p>
          </table:table-cell>
          <table:table-cell office:value-type="float" office:value="825.87" calcext:value-type="float">
            <text:p>825.87</text:p>
          </table:table-cell>
        </table:table-row>
        <table:table-row table:style-name="ro1">
          <table:table-cell office:value-type="float" office:value="20399055" calcext:value-type="float">
            <text:p>20399055</text:p>
          </table:table-cell>
          <table:table-cell table:formula="of:=[.A1277]/1000/(60*60*24)" office:value-type="time" office:time-value="PT05H39M59.055S" calcext:value-type="time">
            <text:p>05:39:59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686.09" calcext:value-type="float">
            <text:p>686.09</text:p>
          </table:table-cell>
          <table:table-cell office:value-type="float" office:value="826.48" calcext:value-type="float">
            <text:p>826.48</text:p>
          </table:table-cell>
        </table:table-row>
        <table:table-row table:style-name="ro1">
          <table:table-cell office:value-type="float" office:value="20415055" calcext:value-type="float">
            <text:p>20415055</text:p>
          </table:table-cell>
          <table:table-cell table:formula="of:=[.A1278]/1000/(60*60*24)" office:value-type="time" office:time-value="PT05H40M15.055S" calcext:value-type="time">
            <text:p>05:40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686.61" calcext:value-type="float">
            <text:p>686.61</text:p>
          </table:table-cell>
          <table:table-cell office:value-type="float" office:value="827.08" calcext:value-type="float">
            <text:p>827.08</text:p>
          </table:table-cell>
        </table:table-row>
        <table:table-row table:style-name="ro1">
          <table:table-cell office:value-type="float" office:value="20431055" calcext:value-type="float">
            <text:p>20431055</text:p>
          </table:table-cell>
          <table:table-cell table:formula="of:=[.A1279]/1000/(60*60*24)" office:value-type="time" office:time-value="PT05H40M31.055S" calcext:value-type="time">
            <text:p>05:40:31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687.13" calcext:value-type="float">
            <text:p>687.13</text:p>
          </table:table-cell>
          <table:table-cell office:value-type="float" office:value="827.69" calcext:value-type="float">
            <text:p>827.69</text:p>
          </table:table-cell>
        </table:table-row>
        <table:table-row table:style-name="ro1">
          <table:table-cell office:value-type="float" office:value="20447055" calcext:value-type="float">
            <text:p>20447055</text:p>
          </table:table-cell>
          <table:table-cell table:formula="of:=[.A1280]/1000/(60*60*24)" office:value-type="time" office:time-value="PT05H40M47.055S" calcext:value-type="time">
            <text:p>05:40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687.65" calcext:value-type="float">
            <text:p>687.65</text:p>
          </table:table-cell>
          <table:table-cell office:value-type="float" office:value="828.29" calcext:value-type="float">
            <text:p>828.29</text:p>
          </table:table-cell>
        </table:table-row>
        <table:table-row table:style-name="ro1">
          <table:table-cell office:value-type="float" office:value="20463054" calcext:value-type="float">
            <text:p>20463054</text:p>
          </table:table-cell>
          <table:table-cell table:formula="of:=[.A1281]/1000/(60*60*24)" office:value-type="time" office:time-value="PT05H41M03.054S" calcext:value-type="time">
            <text:p>05:41:03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688.17" calcext:value-type="float">
            <text:p>688.17</text:p>
          </table:table-cell>
          <table:table-cell office:value-type="float" office:value="828.89" calcext:value-type="float">
            <text:p>828.89</text:p>
          </table:table-cell>
        </table:table-row>
        <table:table-row table:style-name="ro1">
          <table:table-cell office:value-type="float" office:value="20479055" calcext:value-type="float">
            <text:p>20479055</text:p>
          </table:table-cell>
          <table:table-cell table:formula="of:=[.A1282]/1000/(60*60*24)" office:value-type="time" office:time-value="PT05H41M19.055S" calcext:value-type="time">
            <text:p>05:41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688.69" calcext:value-type="float">
            <text:p>688.69</text:p>
          </table:table-cell>
          <table:table-cell office:value-type="float" office:value="829.5" calcext:value-type="float">
            <text:p>829.5</text:p>
          </table:table-cell>
        </table:table-row>
        <table:table-row table:style-name="ro1">
          <table:table-cell office:value-type="float" office:value="20495055" calcext:value-type="float">
            <text:p>20495055</text:p>
          </table:table-cell>
          <table:table-cell table:formula="of:=[.A1283]/1000/(60*60*24)" office:value-type="time" office:time-value="PT05H41M35.055S" calcext:value-type="time">
            <text:p>05:41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689.21" calcext:value-type="float">
            <text:p>689.21</text:p>
          </table:table-cell>
          <table:table-cell office:value-type="float" office:value="830.1" calcext:value-type="float">
            <text:p>830.1</text:p>
          </table:table-cell>
        </table:table-row>
        <table:table-row table:style-name="ro1">
          <table:table-cell office:value-type="float" office:value="20511055" calcext:value-type="float">
            <text:p>20511055</text:p>
          </table:table-cell>
          <table:table-cell table:formula="of:=[.A1284]/1000/(60*60*24)" office:value-type="time" office:time-value="PT05H41M51.055S" calcext:value-type="time">
            <text:p>05:41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689.73" calcext:value-type="float">
            <text:p>689.73</text:p>
          </table:table-cell>
          <table:table-cell office:value-type="float" office:value="830.7" calcext:value-type="float">
            <text:p>830.7</text:p>
          </table:table-cell>
        </table:table-row>
        <table:table-row table:style-name="ro1">
          <table:table-cell office:value-type="float" office:value="20527055" calcext:value-type="float">
            <text:p>20527055</text:p>
          </table:table-cell>
          <table:table-cell table:formula="of:=[.A1285]/1000/(60*60*24)" office:value-type="time" office:time-value="PT05H42M07.055S" calcext:value-type="time">
            <text:p>05:42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690.25" calcext:value-type="float">
            <text:p>690.25</text:p>
          </table:table-cell>
          <table:table-cell office:value-type="float" office:value="831.3" calcext:value-type="float">
            <text:p>831.3</text:p>
          </table:table-cell>
        </table:table-row>
        <table:table-row table:style-name="ro1">
          <table:table-cell office:value-type="float" office:value="20543055" calcext:value-type="float">
            <text:p>20543055</text:p>
          </table:table-cell>
          <table:table-cell table:formula="of:=[.A1286]/1000/(60*60*24)" office:value-type="time" office:time-value="PT05H42M23.055S" calcext:value-type="time">
            <text:p>05:42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690.77" calcext:value-type="float">
            <text:p>690.77</text:p>
          </table:table-cell>
          <table:table-cell office:value-type="float" office:value="831.9" calcext:value-type="float">
            <text:p>831.9</text:p>
          </table:table-cell>
        </table:table-row>
        <table:table-row table:style-name="ro1">
          <table:table-cell office:value-type="float" office:value="20559055" calcext:value-type="float">
            <text:p>20559055</text:p>
          </table:table-cell>
          <table:table-cell table:formula="of:=[.A1287]/1000/(60*60*24)" office:value-type="time" office:time-value="PT05H42M39.055S" calcext:value-type="time">
            <text:p>05:42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691.29" calcext:value-type="float">
            <text:p>691.29</text:p>
          </table:table-cell>
          <table:table-cell office:value-type="float" office:value="832.51" calcext:value-type="float">
            <text:p>832.51</text:p>
          </table:table-cell>
        </table:table-row>
        <table:table-row table:style-name="ro1">
          <table:table-cell office:value-type="float" office:value="20575055" calcext:value-type="float">
            <text:p>20575055</text:p>
          </table:table-cell>
          <table:table-cell table:formula="of:=[.A1288]/1000/(60*60*24)" office:value-type="time" office:time-value="PT05H42M55.055S" calcext:value-type="time">
            <text:p>05:42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691.81" calcext:value-type="float">
            <text:p>691.81</text:p>
          </table:table-cell>
          <table:table-cell office:value-type="float" office:value="833.11" calcext:value-type="float">
            <text:p>833.11</text:p>
          </table:table-cell>
        </table:table-row>
        <table:table-row table:style-name="ro1">
          <table:table-cell office:value-type="float" office:value="20591055" calcext:value-type="float">
            <text:p>20591055</text:p>
          </table:table-cell>
          <table:table-cell table:formula="of:=[.A1289]/1000/(60*60*24)" office:value-type="time" office:time-value="PT05H43M11.055S" calcext:value-type="time">
            <text:p>05:43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692.32" calcext:value-type="float">
            <text:p>692.32</text:p>
          </table:table-cell>
          <table:table-cell office:value-type="float" office:value="833.71" calcext:value-type="float">
            <text:p>833.71</text:p>
          </table:table-cell>
        </table:table-row>
        <table:table-row table:style-name="ro1">
          <table:table-cell office:value-type="float" office:value="20607055" calcext:value-type="float">
            <text:p>20607055</text:p>
          </table:table-cell>
          <table:table-cell table:formula="of:=[.A1290]/1000/(60*60*24)" office:value-type="time" office:time-value="PT05H43M27.055S" calcext:value-type="time">
            <text:p>05:43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692.84" calcext:value-type="float">
            <text:p>692.84</text:p>
          </table:table-cell>
          <table:table-cell office:value-type="float" office:value="834.31" calcext:value-type="float">
            <text:p>834.31</text:p>
          </table:table-cell>
        </table:table-row>
        <table:table-row table:style-name="ro1">
          <table:table-cell office:value-type="float" office:value="20623055" calcext:value-type="float">
            <text:p>20623055</text:p>
          </table:table-cell>
          <table:table-cell table:formula="of:=[.A1291]/1000/(60*60*24)" office:value-type="time" office:time-value="PT05H43M43.055S" calcext:value-type="time">
            <text:p>05:43:43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693.36" calcext:value-type="float">
            <text:p>693.36</text:p>
          </table:table-cell>
          <table:table-cell office:value-type="float" office:value="834.91" calcext:value-type="float">
            <text:p>834.91</text:p>
          </table:table-cell>
        </table:table-row>
        <table:table-row table:style-name="ro1">
          <table:table-cell office:value-type="float" office:value="20639055" calcext:value-type="float">
            <text:p>20639055</text:p>
          </table:table-cell>
          <table:table-cell table:formula="of:=[.A1292]/1000/(60*60*24)" office:value-type="time" office:time-value="PT05H43M59.055S" calcext:value-type="time">
            <text:p>05:43:59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693.88" calcext:value-type="float">
            <text:p>693.88</text:p>
          </table:table-cell>
          <table:table-cell office:value-type="float" office:value="835.52" calcext:value-type="float">
            <text:p>835.52</text:p>
          </table:table-cell>
        </table:table-row>
        <table:table-row table:style-name="ro1">
          <table:table-cell office:value-type="float" office:value="20655055" calcext:value-type="float">
            <text:p>20655055</text:p>
          </table:table-cell>
          <table:table-cell table:formula="of:=[.A1293]/1000/(60*60*24)" office:value-type="time" office:time-value="PT05H44M15.055S" calcext:value-type="time">
            <text:p>05:44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694.4" calcext:value-type="float">
            <text:p>694.4</text:p>
          </table:table-cell>
          <table:table-cell office:value-type="float" office:value="836.12" calcext:value-type="float">
            <text:p>836.12</text:p>
          </table:table-cell>
        </table:table-row>
        <table:table-row table:style-name="ro1">
          <table:table-cell office:value-type="float" office:value="20671055" calcext:value-type="float">
            <text:p>20671055</text:p>
          </table:table-cell>
          <table:table-cell table:formula="of:=[.A1294]/1000/(60*60*24)" office:value-type="time" office:time-value="PT05H44M31.055S" calcext:value-type="time">
            <text:p>05:44:31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694.92" calcext:value-type="float">
            <text:p>694.92</text:p>
          </table:table-cell>
          <table:table-cell office:value-type="float" office:value="836.72" calcext:value-type="float">
            <text:p>836.72</text:p>
          </table:table-cell>
        </table:table-row>
        <table:table-row table:style-name="ro1">
          <table:table-cell office:value-type="float" office:value="20687055" calcext:value-type="float">
            <text:p>20687055</text:p>
          </table:table-cell>
          <table:table-cell table:formula="of:=[.A1295]/1000/(60*60*24)" office:value-type="time" office:time-value="PT05H44M47.055S" calcext:value-type="time">
            <text:p>05:44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695.44" calcext:value-type="float">
            <text:p>695.44</text:p>
          </table:table-cell>
          <table:table-cell office:value-type="float" office:value="837.32" calcext:value-type="float">
            <text:p>837.32</text:p>
          </table:table-cell>
        </table:table-row>
        <table:table-row table:style-name="ro1">
          <table:table-cell office:value-type="float" office:value="20703055" calcext:value-type="float">
            <text:p>20703055</text:p>
          </table:table-cell>
          <table:table-cell table:formula="of:=[.A1296]/1000/(60*60*24)" office:value-type="time" office:time-value="PT05H45M03.055S" calcext:value-type="time">
            <text:p>05:45:03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695.96" calcext:value-type="float">
            <text:p>695.96</text:p>
          </table:table-cell>
          <table:table-cell office:value-type="float" office:value="837.92" calcext:value-type="float">
            <text:p>837.92</text:p>
          </table:table-cell>
        </table:table-row>
        <table:table-row table:style-name="ro1">
          <table:table-cell office:value-type="float" office:value="20719055" calcext:value-type="float">
            <text:p>20719055</text:p>
          </table:table-cell>
          <table:table-cell table:formula="of:=[.A1297]/1000/(60*60*24)" office:value-type="time" office:time-value="PT05H45M19.055S" calcext:value-type="time">
            <text:p>05:45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696.48" calcext:value-type="float">
            <text:p>696.48</text:p>
          </table:table-cell>
          <table:table-cell office:value-type="float" office:value="838.52" calcext:value-type="float">
            <text:p>838.52</text:p>
          </table:table-cell>
        </table:table-row>
        <table:table-row table:style-name="ro1">
          <table:table-cell office:value-type="float" office:value="20735055" calcext:value-type="float">
            <text:p>20735055</text:p>
          </table:table-cell>
          <table:table-cell table:formula="of:=[.A1298]/1000/(60*60*24)" office:value-type="time" office:time-value="PT05H45M35.055S" calcext:value-type="time">
            <text:p>05:45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697" calcext:value-type="float">
            <text:p>697</text:p>
          </table:table-cell>
          <table:table-cell office:value-type="float" office:value="839.13" calcext:value-type="float">
            <text:p>839.13</text:p>
          </table:table-cell>
        </table:table-row>
        <table:table-row table:style-name="ro1">
          <table:table-cell office:value-type="float" office:value="20751054" calcext:value-type="float">
            <text:p>20751054</text:p>
          </table:table-cell>
          <table:table-cell table:formula="of:=[.A1299]/1000/(60*60*24)" office:value-type="time" office:time-value="PT05H45M51.054S" calcext:value-type="time">
            <text:p>05:45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697.51" calcext:value-type="float">
            <text:p>697.51</text:p>
          </table:table-cell>
          <table:table-cell office:value-type="float" office:value="839.73" calcext:value-type="float">
            <text:p>839.73</text:p>
          </table:table-cell>
        </table:table-row>
        <table:table-row table:style-name="ro1">
          <table:table-cell office:value-type="float" office:value="20767055" calcext:value-type="float">
            <text:p>20767055</text:p>
          </table:table-cell>
          <table:table-cell table:formula="of:=[.A1300]/1000/(60*60*24)" office:value-type="time" office:time-value="PT05H46M07.055S" calcext:value-type="time">
            <text:p>05:46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698.03" calcext:value-type="float">
            <text:p>698.03</text:p>
          </table:table-cell>
          <table:table-cell office:value-type="float" office:value="840.33" calcext:value-type="float">
            <text:p>840.33</text:p>
          </table:table-cell>
        </table:table-row>
        <table:table-row table:style-name="ro1">
          <table:table-cell office:value-type="float" office:value="20783055" calcext:value-type="float">
            <text:p>20783055</text:p>
          </table:table-cell>
          <table:table-cell table:formula="of:=[.A1301]/1000/(60*60*24)" office:value-type="time" office:time-value="PT05H46M23.055S" calcext:value-type="time">
            <text:p>05:46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698.55" calcext:value-type="float">
            <text:p>698.55</text:p>
          </table:table-cell>
          <table:table-cell office:value-type="float" office:value="840.93" calcext:value-type="float">
            <text:p>840.93</text:p>
          </table:table-cell>
        </table:table-row>
        <table:table-row table:style-name="ro1">
          <table:table-cell office:value-type="float" office:value="20799055" calcext:value-type="float">
            <text:p>20799055</text:p>
          </table:table-cell>
          <table:table-cell table:formula="of:=[.A1302]/1000/(60*60*24)" office:value-type="time" office:time-value="PT05H46M39.055S" calcext:value-type="time">
            <text:p>05:46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699.07" calcext:value-type="float">
            <text:p>699.07</text:p>
          </table:table-cell>
          <table:table-cell office:value-type="float" office:value="841.53" calcext:value-type="float">
            <text:p>841.53</text:p>
          </table:table-cell>
        </table:table-row>
        <table:table-row table:style-name="ro1">
          <table:table-cell office:value-type="float" office:value="20815055" calcext:value-type="float">
            <text:p>20815055</text:p>
          </table:table-cell>
          <table:table-cell table:formula="of:=[.A1303]/1000/(60*60*24)" office:value-type="time" office:time-value="PT05H46M55.055S" calcext:value-type="time">
            <text:p>05:46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699.59" calcext:value-type="float">
            <text:p>699.59</text:p>
          </table:table-cell>
          <table:table-cell office:value-type="float" office:value="842.13" calcext:value-type="float">
            <text:p>842.13</text:p>
          </table:table-cell>
        </table:table-row>
        <table:table-row table:style-name="ro1">
          <table:table-cell office:value-type="float" office:value="20831055" calcext:value-type="float">
            <text:p>20831055</text:p>
          </table:table-cell>
          <table:table-cell table:formula="of:=[.A1304]/1000/(60*60*24)" office:value-type="time" office:time-value="PT05H47M11.055S" calcext:value-type="time">
            <text:p>05:47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00.11" calcext:value-type="float">
            <text:p>700.11</text:p>
          </table:table-cell>
          <table:table-cell office:value-type="float" office:value="842.73" calcext:value-type="float">
            <text:p>842.73</text:p>
          </table:table-cell>
        </table:table-row>
        <table:table-row table:style-name="ro1">
          <table:table-cell office:value-type="float" office:value="20847055" calcext:value-type="float">
            <text:p>20847055</text:p>
          </table:table-cell>
          <table:table-cell table:formula="of:=[.A1305]/1000/(60*60*24)" office:value-type="time" office:time-value="PT05H47M27.055S" calcext:value-type="time">
            <text:p>05:47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00.62" calcext:value-type="float">
            <text:p>700.62</text:p>
          </table:table-cell>
          <table:table-cell office:value-type="float" office:value="843.33" calcext:value-type="float">
            <text:p>843.33</text:p>
          </table:table-cell>
        </table:table-row>
        <table:table-row table:style-name="ro1">
          <table:table-cell office:value-type="float" office:value="20863055" calcext:value-type="float">
            <text:p>20863055</text:p>
          </table:table-cell>
          <table:table-cell table:formula="of:=[.A1306]/1000/(60*60*24)" office:value-type="time" office:time-value="PT05H47M43.055S" calcext:value-type="time">
            <text:p>05:47:43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4.75" calcext:value-type="float">
            <text:p>134.75</text:p>
          </table:table-cell>
          <table:table-cell office:value-type="float" office:value="701.14" calcext:value-type="float">
            <text:p>701.14</text:p>
          </table:table-cell>
          <table:table-cell office:value-type="float" office:value="843.93" calcext:value-type="float">
            <text:p>843.93</text:p>
          </table:table-cell>
        </table:table-row>
        <table:table-row table:style-name="ro1">
          <table:table-cell office:value-type="float" office:value="20879055" calcext:value-type="float">
            <text:p>20879055</text:p>
          </table:table-cell>
          <table:table-cell table:formula="of:=[.A1307]/1000/(60*60*24)" office:value-type="time" office:time-value="PT05H47M59.055S" calcext:value-type="time">
            <text:p>05:47:59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4.75" calcext:value-type="float">
            <text:p>134.75</text:p>
          </table:table-cell>
          <table:table-cell office:value-type="float" office:value="701.66" calcext:value-type="float">
            <text:p>701.66</text:p>
          </table:table-cell>
          <table:table-cell office:value-type="float" office:value="844.53" calcext:value-type="float">
            <text:p>844.53</text:p>
          </table:table-cell>
        </table:table-row>
        <table:table-row table:style-name="ro1">
          <table:table-cell office:value-type="float" office:value="20895055" calcext:value-type="float">
            <text:p>20895055</text:p>
          </table:table-cell>
          <table:table-cell table:formula="of:=[.A1308]/1000/(60*60*24)" office:value-type="time" office:time-value="PT05H48M15.055S" calcext:value-type="time">
            <text:p>05:48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4.75" calcext:value-type="float">
            <text:p>134.75</text:p>
          </table:table-cell>
          <table:table-cell office:value-type="float" office:value="702.18" calcext:value-type="float">
            <text:p>702.18</text:p>
          </table:table-cell>
          <table:table-cell office:value-type="float" office:value="845.13" calcext:value-type="float">
            <text:p>845.13</text:p>
          </table:table-cell>
        </table:table-row>
        <table:table-row table:style-name="ro1">
          <table:table-cell office:value-type="float" office:value="20911055" calcext:value-type="float">
            <text:p>20911055</text:p>
          </table:table-cell>
          <table:table-cell table:formula="of:=[.A1309]/1000/(60*60*24)" office:value-type="time" office:time-value="PT05H48M31.055S" calcext:value-type="time">
            <text:p>05:48:31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02.7" calcext:value-type="float">
            <text:p>702.7</text:p>
          </table:table-cell>
          <table:table-cell office:value-type="float" office:value="845.73" calcext:value-type="float">
            <text:p>845.73</text:p>
          </table:table-cell>
        </table:table-row>
        <table:table-row table:style-name="ro1">
          <table:table-cell office:value-type="float" office:value="20927055" calcext:value-type="float">
            <text:p>20927055</text:p>
          </table:table-cell>
          <table:table-cell table:formula="of:=[.A1310]/1000/(60*60*24)" office:value-type="time" office:time-value="PT05H48M47.055S" calcext:value-type="time">
            <text:p>05:48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703.22" calcext:value-type="float">
            <text:p>703.22</text:p>
          </table:table-cell>
          <table:table-cell office:value-type="float" office:value="846.33" calcext:value-type="float">
            <text:p>846.33</text:p>
          </table:table-cell>
        </table:table-row>
        <table:table-row table:style-name="ro1">
          <table:table-cell office:value-type="float" office:value="20943055" calcext:value-type="float">
            <text:p>20943055</text:p>
          </table:table-cell>
          <table:table-cell table:formula="of:=[.A1311]/1000/(60*60*24)" office:value-type="time" office:time-value="PT05H49M03.055S" calcext:value-type="time">
            <text:p>05:49:03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4.75" calcext:value-type="float">
            <text:p>134.75</text:p>
          </table:table-cell>
          <table:table-cell office:value-type="float" office:value="703.73" calcext:value-type="float">
            <text:p>703.73</text:p>
          </table:table-cell>
          <table:table-cell office:value-type="float" office:value="846.93" calcext:value-type="float">
            <text:p>846.93</text:p>
          </table:table-cell>
        </table:table-row>
        <table:table-row table:style-name="ro1">
          <table:table-cell office:value-type="float" office:value="20959055" calcext:value-type="float">
            <text:p>20959055</text:p>
          </table:table-cell>
          <table:table-cell table:formula="of:=[.A1312]/1000/(60*60*24)" office:value-type="time" office:time-value="PT05H49M19.055S" calcext:value-type="time">
            <text:p>05:49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04.25" calcext:value-type="float">
            <text:p>704.25</text:p>
          </table:table-cell>
          <table:table-cell office:value-type="float" office:value="847.53" calcext:value-type="float">
            <text:p>847.53</text:p>
          </table:table-cell>
        </table:table-row>
        <table:table-row table:style-name="ro1">
          <table:table-cell office:value-type="float" office:value="20975055" calcext:value-type="float">
            <text:p>20975055</text:p>
          </table:table-cell>
          <table:table-cell table:formula="of:=[.A1313]/1000/(60*60*24)" office:value-type="time" office:time-value="PT05H49M35.055S" calcext:value-type="time">
            <text:p>05:49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704.77" calcext:value-type="float">
            <text:p>704.77</text:p>
          </table:table-cell>
          <table:table-cell office:value-type="float" office:value="848.13" calcext:value-type="float">
            <text:p>848.13</text:p>
          </table:table-cell>
        </table:table-row>
        <table:table-row table:style-name="ro1">
          <table:table-cell office:value-type="float" office:value="20991055" calcext:value-type="float">
            <text:p>20991055</text:p>
          </table:table-cell>
          <table:table-cell table:formula="of:=[.A1314]/1000/(60*60*24)" office:value-type="time" office:time-value="PT05H49M51.055S" calcext:value-type="time">
            <text:p>05:49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705.29" calcext:value-type="float">
            <text:p>705.29</text:p>
          </table:table-cell>
          <table:table-cell office:value-type="float" office:value="848.73" calcext:value-type="float">
            <text:p>848.73</text:p>
          </table:table-cell>
        </table:table-row>
        <table:table-row table:style-name="ro1">
          <table:table-cell office:value-type="float" office:value="21007055" calcext:value-type="float">
            <text:p>21007055</text:p>
          </table:table-cell>
          <table:table-cell table:formula="of:=[.A1315]/1000/(60*60*24)" office:value-type="time" office:time-value="PT05H50M07.055S" calcext:value-type="time">
            <text:p>05:50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05.81" calcext:value-type="float">
            <text:p>705.81</text:p>
          </table:table-cell>
          <table:table-cell office:value-type="float" office:value="849.33" calcext:value-type="float">
            <text:p>849.33</text:p>
          </table:table-cell>
        </table:table-row>
        <table:table-row table:style-name="ro1">
          <table:table-cell office:value-type="float" office:value="21023055" calcext:value-type="float">
            <text:p>21023055</text:p>
          </table:table-cell>
          <table:table-cell table:formula="of:=[.A1316]/1000/(60*60*24)" office:value-type="time" office:time-value="PT05H50M23.055S" calcext:value-type="time">
            <text:p>05:50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06.32" calcext:value-type="float">
            <text:p>706.32</text:p>
          </table:table-cell>
          <table:table-cell office:value-type="float" office:value="849.93" calcext:value-type="float">
            <text:p>849.93</text:p>
          </table:table-cell>
        </table:table-row>
        <table:table-row table:style-name="ro1">
          <table:table-cell office:value-type="float" office:value="21039055" calcext:value-type="float">
            <text:p>21039055</text:p>
          </table:table-cell>
          <table:table-cell table:formula="of:=[.A1317]/1000/(60*60*24)" office:value-type="time" office:time-value="PT05H50M39.055S" calcext:value-type="time">
            <text:p>05:50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06.84" calcext:value-type="float">
            <text:p>706.84</text:p>
          </table:table-cell>
          <table:table-cell office:value-type="float" office:value="850.53" calcext:value-type="float">
            <text:p>850.53</text:p>
          </table:table-cell>
        </table:table-row>
        <table:table-row table:style-name="ro1">
          <table:table-cell office:value-type="float" office:value="21055055" calcext:value-type="float">
            <text:p>21055055</text:p>
          </table:table-cell>
          <table:table-cell table:formula="of:=[.A1318]/1000/(60*60*24)" office:value-type="time" office:time-value="PT05H50M55.055S" calcext:value-type="time">
            <text:p>05:50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07.36" calcext:value-type="float">
            <text:p>707.36</text:p>
          </table:table-cell>
          <table:table-cell office:value-type="float" office:value="851.12" calcext:value-type="float">
            <text:p>851.12</text:p>
          </table:table-cell>
        </table:table-row>
        <table:table-row table:style-name="ro1">
          <table:table-cell office:value-type="float" office:value="21071055" calcext:value-type="float">
            <text:p>21071055</text:p>
          </table:table-cell>
          <table:table-cell table:formula="of:=[.A1319]/1000/(60*60*24)" office:value-type="time" office:time-value="PT05H51M11.055S" calcext:value-type="time">
            <text:p>05:51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07.88" calcext:value-type="float">
            <text:p>707.88</text:p>
          </table:table-cell>
          <table:table-cell office:value-type="float" office:value="851.72" calcext:value-type="float">
            <text:p>851.72</text:p>
          </table:table-cell>
        </table:table-row>
        <table:table-row table:style-name="ro1">
          <table:table-cell office:value-type="float" office:value="21087055" calcext:value-type="float">
            <text:p>21087055</text:p>
          </table:table-cell>
          <table:table-cell table:formula="of:=[.A1320]/1000/(60*60*24)" office:value-type="time" office:time-value="PT05H51M27.055S" calcext:value-type="time">
            <text:p>05:51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08.39" calcext:value-type="float">
            <text:p>708.39</text:p>
          </table:table-cell>
          <table:table-cell office:value-type="float" office:value="852.32" calcext:value-type="float">
            <text:p>852.32</text:p>
          </table:table-cell>
        </table:table-row>
        <table:table-row table:style-name="ro1">
          <table:table-cell office:value-type="float" office:value="21103055" calcext:value-type="float">
            <text:p>21103055</text:p>
          </table:table-cell>
          <table:table-cell table:formula="of:=[.A1321]/1000/(60*60*24)" office:value-type="time" office:time-value="PT05H51M43.055S" calcext:value-type="time">
            <text:p>05:51:43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08.91" calcext:value-type="float">
            <text:p>708.91</text:p>
          </table:table-cell>
          <table:table-cell office:value-type="float" office:value="852.92" calcext:value-type="float">
            <text:p>852.92</text:p>
          </table:table-cell>
        </table:table-row>
        <table:table-row table:style-name="ro1">
          <table:table-cell office:value-type="float" office:value="21119055" calcext:value-type="float">
            <text:p>21119055</text:p>
          </table:table-cell>
          <table:table-cell table:formula="of:=[.A1322]/1000/(60*60*24)" office:value-type="time" office:time-value="PT05H51M59.055S" calcext:value-type="time">
            <text:p>05:51:59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09.43" calcext:value-type="float">
            <text:p>709.43</text:p>
          </table:table-cell>
          <table:table-cell office:value-type="float" office:value="853.52" calcext:value-type="float">
            <text:p>853.52</text:p>
          </table:table-cell>
        </table:table-row>
        <table:table-row table:style-name="ro1">
          <table:table-cell office:value-type="float" office:value="21135055" calcext:value-type="float">
            <text:p>21135055</text:p>
          </table:table-cell>
          <table:table-cell table:formula="of:=[.A1323]/1000/(60*60*24)" office:value-type="time" office:time-value="PT05H52M15.055S" calcext:value-type="time">
            <text:p>05:52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09.95" calcext:value-type="float">
            <text:p>709.95</text:p>
          </table:table-cell>
          <table:table-cell office:value-type="float" office:value="854.11" calcext:value-type="float">
            <text:p>854.11</text:p>
          </table:table-cell>
        </table:table-row>
        <table:table-row table:style-name="ro1">
          <table:table-cell office:value-type="float" office:value="21151055" calcext:value-type="float">
            <text:p>21151055</text:p>
          </table:table-cell>
          <table:table-cell table:formula="of:=[.A1324]/1000/(60*60*24)" office:value-type="time" office:time-value="PT05H52M31.055S" calcext:value-type="time">
            <text:p>05:52:31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10.46" calcext:value-type="float">
            <text:p>710.46</text:p>
          </table:table-cell>
          <table:table-cell office:value-type="float" office:value="854.71" calcext:value-type="float">
            <text:p>854.71</text:p>
          </table:table-cell>
        </table:table-row>
        <table:table-row table:style-name="ro1">
          <table:table-cell office:value-type="float" office:value="21167055" calcext:value-type="float">
            <text:p>21167055</text:p>
          </table:table-cell>
          <table:table-cell table:formula="of:=[.A1325]/1000/(60*60*24)" office:value-type="time" office:time-value="PT05H52M47.055S" calcext:value-type="time">
            <text:p>05:52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10.98" calcext:value-type="float">
            <text:p>710.98</text:p>
          </table:table-cell>
          <table:table-cell office:value-type="float" office:value="855.31" calcext:value-type="float">
            <text:p>855.31</text:p>
          </table:table-cell>
        </table:table-row>
        <table:table-row table:style-name="ro1">
          <table:table-cell office:value-type="float" office:value="21183055" calcext:value-type="float">
            <text:p>21183055</text:p>
          </table:table-cell>
          <table:table-cell table:formula="of:=[.A1326]/1000/(60*60*24)" office:value-type="time" office:time-value="PT05H53M03.055S" calcext:value-type="time">
            <text:p>05:53:03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11.5" calcext:value-type="float">
            <text:p>711.5</text:p>
          </table:table-cell>
          <table:table-cell office:value-type="float" office:value="855.91" calcext:value-type="float">
            <text:p>855.91</text:p>
          </table:table-cell>
        </table:table-row>
        <table:table-row table:style-name="ro1">
          <table:table-cell office:value-type="float" office:value="21199055" calcext:value-type="float">
            <text:p>21199055</text:p>
          </table:table-cell>
          <table:table-cell table:formula="of:=[.A1327]/1000/(60*60*24)" office:value-type="time" office:time-value="PT05H53M19.055S" calcext:value-type="time">
            <text:p>05:53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12.01" calcext:value-type="float">
            <text:p>712.01</text:p>
          </table:table-cell>
          <table:table-cell office:value-type="float" office:value="856.5" calcext:value-type="float">
            <text:p>856.5</text:p>
          </table:table-cell>
        </table:table-row>
        <table:table-row table:style-name="ro1">
          <table:table-cell office:value-type="float" office:value="21215055" calcext:value-type="float">
            <text:p>21215055</text:p>
          </table:table-cell>
          <table:table-cell table:formula="of:=[.A1328]/1000/(60*60*24)" office:value-type="time" office:time-value="PT05H53M35.055S" calcext:value-type="time">
            <text:p>05:53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12.53" calcext:value-type="float">
            <text:p>712.53</text:p>
          </table:table-cell>
          <table:table-cell office:value-type="float" office:value="857.1" calcext:value-type="float">
            <text:p>857.1</text:p>
          </table:table-cell>
        </table:table-row>
        <table:table-row table:style-name="ro1">
          <table:table-cell office:value-type="float" office:value="21231055" calcext:value-type="float">
            <text:p>21231055</text:p>
          </table:table-cell>
          <table:table-cell table:formula="of:=[.A1329]/1000/(60*60*24)" office:value-type="time" office:time-value="PT05H53M51.055S" calcext:value-type="time">
            <text:p>05:53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13.05" calcext:value-type="float">
            <text:p>713.05</text:p>
          </table:table-cell>
          <table:table-cell office:value-type="float" office:value="857.7" calcext:value-type="float">
            <text:p>857.7</text:p>
          </table:table-cell>
        </table:table-row>
        <table:table-row table:style-name="ro1">
          <table:table-cell office:value-type="float" office:value="21247055" calcext:value-type="float">
            <text:p>21247055</text:p>
          </table:table-cell>
          <table:table-cell table:formula="of:=[.A1330]/1000/(60*60*24)" office:value-type="time" office:time-value="PT05H54M07.055S" calcext:value-type="time">
            <text:p>05:54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13.57" calcext:value-type="float">
            <text:p>713.57</text:p>
          </table:table-cell>
          <table:table-cell office:value-type="float" office:value="858.3" calcext:value-type="float">
            <text:p>858.3</text:p>
          </table:table-cell>
        </table:table-row>
        <table:table-row table:style-name="ro1">
          <table:table-cell office:value-type="float" office:value="21263055" calcext:value-type="float">
            <text:p>21263055</text:p>
          </table:table-cell>
          <table:table-cell table:formula="of:=[.A1331]/1000/(60*60*24)" office:value-type="time" office:time-value="PT05H54M23.055S" calcext:value-type="time">
            <text:p>05:54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14.08" calcext:value-type="float">
            <text:p>714.08</text:p>
          </table:table-cell>
          <table:table-cell office:value-type="float" office:value="858.9" calcext:value-type="float">
            <text:p>858.9</text:p>
          </table:table-cell>
        </table:table-row>
        <table:table-row table:style-name="ro1">
          <table:table-cell office:value-type="float" office:value="21279055" calcext:value-type="float">
            <text:p>21279055</text:p>
          </table:table-cell>
          <table:table-cell table:formula="of:=[.A1332]/1000/(60*60*24)" office:value-type="time" office:time-value="PT05H54M39.055S" calcext:value-type="time">
            <text:p>05:54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14.6" calcext:value-type="float">
            <text:p>714.6</text:p>
          </table:table-cell>
          <table:table-cell office:value-type="float" office:value="859.49" calcext:value-type="float">
            <text:p>859.49</text:p>
          </table:table-cell>
        </table:table-row>
        <table:table-row table:style-name="ro1">
          <table:table-cell office:value-type="float" office:value="21295055" calcext:value-type="float">
            <text:p>21295055</text:p>
          </table:table-cell>
          <table:table-cell table:formula="of:=[.A1333]/1000/(60*60*24)" office:value-type="time" office:time-value="PT05H54M55.055S" calcext:value-type="time">
            <text:p>05:54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15.12" calcext:value-type="float">
            <text:p>715.12</text:p>
          </table:table-cell>
          <table:table-cell office:value-type="float" office:value="860.09" calcext:value-type="float">
            <text:p>860.09</text:p>
          </table:table-cell>
        </table:table-row>
        <table:table-row table:style-name="ro1">
          <table:table-cell office:value-type="float" office:value="21311055" calcext:value-type="float">
            <text:p>21311055</text:p>
          </table:table-cell>
          <table:table-cell table:formula="of:=[.A1334]/1000/(60*60*24)" office:value-type="time" office:time-value="PT05H55M11.055S" calcext:value-type="time">
            <text:p>05:55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15.63" calcext:value-type="float">
            <text:p>715.63</text:p>
          </table:table-cell>
          <table:table-cell office:value-type="float" office:value="860.69" calcext:value-type="float">
            <text:p>860.69</text:p>
          </table:table-cell>
        </table:table-row>
        <table:table-row table:style-name="ro1">
          <table:table-cell office:value-type="float" office:value="21327055" calcext:value-type="float">
            <text:p>21327055</text:p>
          </table:table-cell>
          <table:table-cell table:formula="of:=[.A1335]/1000/(60*60*24)" office:value-type="time" office:time-value="PT05H55M27.055S" calcext:value-type="time">
            <text:p>05:55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16.15" calcext:value-type="float">
            <text:p>716.15</text:p>
          </table:table-cell>
          <table:table-cell office:value-type="float" office:value="861.28" calcext:value-type="float">
            <text:p>861.28</text:p>
          </table:table-cell>
        </table:table-row>
        <table:table-row table:style-name="ro1">
          <table:table-cell office:value-type="float" office:value="21343055" calcext:value-type="float">
            <text:p>21343055</text:p>
          </table:table-cell>
          <table:table-cell table:formula="of:=[.A1336]/1000/(60*60*24)" office:value-type="time" office:time-value="PT05H55M43.055S" calcext:value-type="time">
            <text:p>05:55:43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16.67" calcext:value-type="float">
            <text:p>716.67</text:p>
          </table:table-cell>
          <table:table-cell office:value-type="float" office:value="861.88" calcext:value-type="float">
            <text:p>861.88</text:p>
          </table:table-cell>
        </table:table-row>
        <table:table-row table:style-name="ro1">
          <table:table-cell office:value-type="float" office:value="21359055" calcext:value-type="float">
            <text:p>21359055</text:p>
          </table:table-cell>
          <table:table-cell table:formula="of:=[.A1337]/1000/(60*60*24)" office:value-type="time" office:time-value="PT05H55M59.055S" calcext:value-type="time">
            <text:p>05:55:59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17.18" calcext:value-type="float">
            <text:p>717.18</text:p>
          </table:table-cell>
          <table:table-cell office:value-type="float" office:value="862.48" calcext:value-type="float">
            <text:p>862.48</text:p>
          </table:table-cell>
        </table:table-row>
        <table:table-row table:style-name="ro1">
          <table:table-cell office:value-type="float" office:value="21375055" calcext:value-type="float">
            <text:p>21375055</text:p>
          </table:table-cell>
          <table:table-cell table:formula="of:=[.A1338]/1000/(60*60*24)" office:value-type="time" office:time-value="PT05H56M15.055S" calcext:value-type="time">
            <text:p>05:56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17.7" calcext:value-type="float">
            <text:p>717.7</text:p>
          </table:table-cell>
          <table:table-cell office:value-type="float" office:value="863.07" calcext:value-type="float">
            <text:p>863.07</text:p>
          </table:table-cell>
        </table:table-row>
        <table:table-row table:style-name="ro1">
          <table:table-cell office:value-type="float" office:value="21391055" calcext:value-type="float">
            <text:p>21391055</text:p>
          </table:table-cell>
          <table:table-cell table:formula="of:=[.A1339]/1000/(60*60*24)" office:value-type="time" office:time-value="PT05H56M31.055S" calcext:value-type="time">
            <text:p>05:56:31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18.21" calcext:value-type="float">
            <text:p>718.21</text:p>
          </table:table-cell>
          <table:table-cell office:value-type="float" office:value="863.67" calcext:value-type="float">
            <text:p>863.67</text:p>
          </table:table-cell>
        </table:table-row>
        <table:table-row table:style-name="ro1">
          <table:table-cell office:value-type="float" office:value="21407055" calcext:value-type="float">
            <text:p>21407055</text:p>
          </table:table-cell>
          <table:table-cell table:formula="of:=[.A1340]/1000/(60*60*24)" office:value-type="time" office:time-value="PT05H56M47.055S" calcext:value-type="time">
            <text:p>05:56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18.73" calcext:value-type="float">
            <text:p>718.73</text:p>
          </table:table-cell>
          <table:table-cell office:value-type="float" office:value="864.27" calcext:value-type="float">
            <text:p>864.27</text:p>
          </table:table-cell>
        </table:table-row>
        <table:table-row table:style-name="ro1">
          <table:table-cell office:value-type="float" office:value="21423055" calcext:value-type="float">
            <text:p>21423055</text:p>
          </table:table-cell>
          <table:table-cell table:formula="of:=[.A1341]/1000/(60*60*24)" office:value-type="time" office:time-value="PT05H57M03.055S" calcext:value-type="time">
            <text:p>05:57:03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19.25" calcext:value-type="float">
            <text:p>719.25</text:p>
          </table:table-cell>
          <table:table-cell office:value-type="float" office:value="864.86" calcext:value-type="float">
            <text:p>864.86</text:p>
          </table:table-cell>
        </table:table-row>
        <table:table-row table:style-name="ro1">
          <table:table-cell office:value-type="float" office:value="21439055" calcext:value-type="float">
            <text:p>21439055</text:p>
          </table:table-cell>
          <table:table-cell table:formula="of:=[.A1342]/1000/(60*60*24)" office:value-type="time" office:time-value="PT05H57M19.055S" calcext:value-type="time">
            <text:p>05:57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19.76" calcext:value-type="float">
            <text:p>719.76</text:p>
          </table:table-cell>
          <table:table-cell office:value-type="float" office:value="865.46" calcext:value-type="float">
            <text:p>865.46</text:p>
          </table:table-cell>
        </table:table-row>
        <table:table-row table:style-name="ro1">
          <table:table-cell office:value-type="float" office:value="21455055" calcext:value-type="float">
            <text:p>21455055</text:p>
          </table:table-cell>
          <table:table-cell table:formula="of:=[.A1343]/1000/(60*60*24)" office:value-type="time" office:time-value="PT05H57M35.055S" calcext:value-type="time">
            <text:p>05:57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20.28" calcext:value-type="float">
            <text:p>720.28</text:p>
          </table:table-cell>
          <table:table-cell office:value-type="float" office:value="866.06" calcext:value-type="float">
            <text:p>866.06</text:p>
          </table:table-cell>
        </table:table-row>
        <table:table-row table:style-name="ro1">
          <table:table-cell office:value-type="float" office:value="21471055" calcext:value-type="float">
            <text:p>21471055</text:p>
          </table:table-cell>
          <table:table-cell table:formula="of:=[.A1344]/1000/(60*60*24)" office:value-type="time" office:time-value="PT05H57M51.055S" calcext:value-type="time">
            <text:p>05:57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720.8" calcext:value-type="float">
            <text:p>720.8</text:p>
          </table:table-cell>
          <table:table-cell office:value-type="float" office:value="866.65" calcext:value-type="float">
            <text:p>866.65</text:p>
          </table:table-cell>
        </table:table-row>
        <table:table-row table:style-name="ro1">
          <table:table-cell office:value-type="float" office:value="21487055" calcext:value-type="float">
            <text:p>21487055</text:p>
          </table:table-cell>
          <table:table-cell table:formula="of:=[.A1345]/1000/(60*60*24)" office:value-type="time" office:time-value="PT05H58M07.055S" calcext:value-type="time">
            <text:p>05:58:07</text:p>
          </table:table-cell>
          <table:table-cell office:value-type="float" office:value="1.15" calcext:value-type="float">
            <text:p>1.15</text:p>
          </table:table-cell>
          <table:table-cell office:value-type="float" office:value="116.2" calcext:value-type="float">
            <text:p>116.2</text:p>
          </table:table-cell>
          <table:table-cell office:value-type="float" office:value="133.82" calcext:value-type="float">
            <text:p>133.82</text:p>
          </table:table-cell>
          <table:table-cell office:value-type="float" office:value="721.31" calcext:value-type="float">
            <text:p>721.31</text:p>
          </table:table-cell>
          <table:table-cell office:value-type="float" office:value="867.25" calcext:value-type="float">
            <text:p>867.25</text:p>
          </table:table-cell>
        </table:table-row>
        <table:table-row table:style-name="ro1">
          <table:table-cell office:value-type="float" office:value="21503055" calcext:value-type="float">
            <text:p>21503055</text:p>
          </table:table-cell>
          <table:table-cell table:formula="of:=[.A1346]/1000/(60*60*24)" office:value-type="time" office:time-value="PT05H58M23.055S" calcext:value-type="time">
            <text:p>05:58:23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721.83" calcext:value-type="float">
            <text:p>721.83</text:p>
          </table:table-cell>
          <table:table-cell office:value-type="float" office:value="867.84" calcext:value-type="float">
            <text:p>867.84</text:p>
          </table:table-cell>
        </table:table-row>
        <table:table-row table:style-name="ro1">
          <table:table-cell office:value-type="float" office:value="21519055" calcext:value-type="float">
            <text:p>21519055</text:p>
          </table:table-cell>
          <table:table-cell table:formula="of:=[.A1347]/1000/(60*60*24)" office:value-type="time" office:time-value="PT05H58M39.055S" calcext:value-type="time">
            <text:p>05:58:39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722.34" calcext:value-type="float">
            <text:p>722.34</text:p>
          </table:table-cell>
          <table:table-cell office:value-type="float" office:value="868.44" calcext:value-type="float">
            <text:p>868.44</text:p>
          </table:table-cell>
        </table:table-row>
        <table:table-row table:style-name="ro1">
          <table:table-cell office:value-type="float" office:value="21535055" calcext:value-type="float">
            <text:p>21535055</text:p>
          </table:table-cell>
          <table:table-cell table:formula="of:=[.A1348]/1000/(60*60*24)" office:value-type="time" office:time-value="PT05H58M55.055S" calcext:value-type="time">
            <text:p>05:58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" calcext:value-type="float">
            <text:p>116</text:p>
          </table:table-cell>
          <table:table-cell office:value-type="float" office:value="134.05" calcext:value-type="float">
            <text:p>134.05</text:p>
          </table:table-cell>
          <table:table-cell office:value-type="float" office:value="722.86" calcext:value-type="float">
            <text:p>722.86</text:p>
          </table:table-cell>
          <table:table-cell office:value-type="float" office:value="869.03" calcext:value-type="float">
            <text:p>869.03</text:p>
          </table:table-cell>
        </table:table-row>
        <table:table-row table:style-name="ro1">
          <table:table-cell office:value-type="float" office:value="21551055" calcext:value-type="float">
            <text:p>21551055</text:p>
          </table:table-cell>
          <table:table-cell table:formula="of:=[.A1349]/1000/(60*60*24)" office:value-type="time" office:time-value="PT05H59M11.055S" calcext:value-type="time">
            <text:p>05:59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723.38" calcext:value-type="float">
            <text:p>723.38</text:p>
          </table:table-cell>
          <table:table-cell office:value-type="float" office:value="869.63" calcext:value-type="float">
            <text:p>869.63</text:p>
          </table:table-cell>
        </table:table-row>
        <table:table-row table:style-name="ro1">
          <table:table-cell office:value-type="float" office:value="21567055" calcext:value-type="float">
            <text:p>21567055</text:p>
          </table:table-cell>
          <table:table-cell table:formula="of:=[.A1350]/1000/(60*60*24)" office:value-type="time" office:time-value="PT05H59M27.055S" calcext:value-type="time">
            <text:p>05:59:27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723.89" calcext:value-type="float">
            <text:p>723.89</text:p>
          </table:table-cell>
          <table:table-cell office:value-type="float" office:value="870.22" calcext:value-type="float">
            <text:p>870.22</text:p>
          </table:table-cell>
        </table:table-row>
        <table:table-row table:style-name="ro1">
          <table:table-cell office:value-type="float" office:value="21583055" calcext:value-type="float">
            <text:p>21583055</text:p>
          </table:table-cell>
          <table:table-cell table:formula="of:=[.A1351]/1000/(60*60*24)" office:value-type="time" office:time-value="PT05H59M43.055S" calcext:value-type="time">
            <text:p>05:59:43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724.41" calcext:value-type="float">
            <text:p>724.41</text:p>
          </table:table-cell>
          <table:table-cell office:value-type="float" office:value="870.82" calcext:value-type="float">
            <text:p>870.82</text:p>
          </table:table-cell>
        </table:table-row>
        <table:table-row table:style-name="ro1">
          <table:table-cell office:value-type="float" office:value="21599055" calcext:value-type="float">
            <text:p>21599055</text:p>
          </table:table-cell>
          <table:table-cell table:formula="of:=[.A1352]/1000/(60*60*24)" office:value-type="time" office:time-value="PT05H59M59.055S" calcext:value-type="time">
            <text:p>05:59:59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724.92" calcext:value-type="float">
            <text:p>724.92</text:p>
          </table:table-cell>
          <table:table-cell office:value-type="float" office:value="871.41" calcext:value-type="float">
            <text:p>871.41</text:p>
          </table:table-cell>
        </table:table-row>
        <table:table-row table:style-name="ro1">
          <table:table-cell office:value-type="float" office:value="21615055" calcext:value-type="float">
            <text:p>21615055</text:p>
          </table:table-cell>
          <table:table-cell table:formula="of:=[.A1353]/1000/(60*60*24)" office:value-type="time" office:time-value="PT06H00M15.055S" calcext:value-type="time">
            <text:p>06:00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" calcext:value-type="float">
            <text:p>116</text:p>
          </table:table-cell>
          <table:table-cell office:value-type="float" office:value="134.05" calcext:value-type="float">
            <text:p>134.05</text:p>
          </table:table-cell>
          <table:table-cell office:value-type="float" office:value="725.44" calcext:value-type="float">
            <text:p>725.44</text:p>
          </table:table-cell>
          <table:table-cell office:value-type="float" office:value="872.01" calcext:value-type="float">
            <text:p>872.01</text:p>
          </table:table-cell>
        </table:table-row>
        <table:table-row table:style-name="ro1">
          <table:table-cell office:value-type="float" office:value="21631055" calcext:value-type="float">
            <text:p>21631055</text:p>
          </table:table-cell>
          <table:table-cell table:formula="of:=[.A1354]/1000/(60*60*24)" office:value-type="time" office:time-value="PT06H00M31.055S" calcext:value-type="time">
            <text:p>06:00:31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725.95" calcext:value-type="float">
            <text:p>725.95</text:p>
          </table:table-cell>
          <table:table-cell office:value-type="float" office:value="872.6" calcext:value-type="float">
            <text:p>872.6</text:p>
          </table:table-cell>
        </table:table-row>
        <table:table-row table:style-name="ro1">
          <table:table-cell office:value-type="float" office:value="21647055" calcext:value-type="float">
            <text:p>21647055</text:p>
          </table:table-cell>
          <table:table-cell table:formula="of:=[.A1355]/1000/(60*60*24)" office:value-type="time" office:time-value="PT06H00M47.055S" calcext:value-type="time">
            <text:p>06:00:47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726.47" calcext:value-type="float">
            <text:p>726.47</text:p>
          </table:table-cell>
          <table:table-cell office:value-type="float" office:value="873.2" calcext:value-type="float">
            <text:p>873.2</text:p>
          </table:table-cell>
        </table:table-row>
        <table:table-row table:style-name="ro1">
          <table:table-cell office:value-type="float" office:value="21663055" calcext:value-type="float">
            <text:p>21663055</text:p>
          </table:table-cell>
          <table:table-cell table:formula="of:=[.A1356]/1000/(60*60*24)" office:value-type="time" office:time-value="PT06H01M03.055S" calcext:value-type="time">
            <text:p>06:01:03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726.98" calcext:value-type="float">
            <text:p>726.98</text:p>
          </table:table-cell>
          <table:table-cell office:value-type="float" office:value="873.79" calcext:value-type="float">
            <text:p>873.79</text:p>
          </table:table-cell>
        </table:table-row>
        <table:table-row table:style-name="ro1">
          <table:table-cell office:value-type="float" office:value="21679055" calcext:value-type="float">
            <text:p>21679055</text:p>
          </table:table-cell>
          <table:table-cell table:formula="of:=[.A1357]/1000/(60*60*24)" office:value-type="time" office:time-value="PT06H01M19.055S" calcext:value-type="time">
            <text:p>06:01:19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727.5" calcext:value-type="float">
            <text:p>727.5</text:p>
          </table:table-cell>
          <table:table-cell office:value-type="float" office:value="874.38" calcext:value-type="float">
            <text:p>874.38</text:p>
          </table:table-cell>
        </table:table-row>
        <table:table-row table:style-name="ro1">
          <table:table-cell office:value-type="float" office:value="21695055" calcext:value-type="float">
            <text:p>21695055</text:p>
          </table:table-cell>
          <table:table-cell table:formula="of:=[.A1358]/1000/(60*60*24)" office:value-type="time" office:time-value="PT06H01M35.055S" calcext:value-type="time">
            <text:p>06:01:35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28.02" calcext:value-type="float">
            <text:p>728.02</text:p>
          </table:table-cell>
          <table:table-cell office:value-type="float" office:value="874.98" calcext:value-type="float">
            <text:p>874.98</text:p>
          </table:table-cell>
        </table:table-row>
        <table:table-row table:style-name="ro1">
          <table:table-cell office:value-type="float" office:value="21711055" calcext:value-type="float">
            <text:p>21711055</text:p>
          </table:table-cell>
          <table:table-cell table:formula="of:=[.A1359]/1000/(60*60*24)" office:value-type="time" office:time-value="PT06H01M51.055S" calcext:value-type="time">
            <text:p>06:01:51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728.53" calcext:value-type="float">
            <text:p>728.53</text:p>
          </table:table-cell>
          <table:table-cell office:value-type="float" office:value="875.57" calcext:value-type="float">
            <text:p>875.57</text:p>
          </table:table-cell>
        </table:table-row>
        <table:table-row table:style-name="ro1">
          <table:table-cell office:value-type="float" office:value="21727055" calcext:value-type="float">
            <text:p>21727055</text:p>
          </table:table-cell>
          <table:table-cell table:formula="of:=[.A1360]/1000/(60*60*24)" office:value-type="time" office:time-value="PT06H02M07.055S" calcext:value-type="time">
            <text:p>06:02:07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29.05" calcext:value-type="float">
            <text:p>729.05</text:p>
          </table:table-cell>
          <table:table-cell office:value-type="float" office:value="876.16" calcext:value-type="float">
            <text:p>876.16</text:p>
          </table:table-cell>
        </table:table-row>
        <table:table-row table:style-name="ro1">
          <table:table-cell office:value-type="float" office:value="21743055" calcext:value-type="float">
            <text:p>21743055</text:p>
          </table:table-cell>
          <table:table-cell table:formula="of:=[.A1361]/1000/(60*60*24)" office:value-type="time" office:time-value="PT06H02M23.055S" calcext:value-type="time">
            <text:p>06:02:23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29.56" calcext:value-type="float">
            <text:p>729.56</text:p>
          </table:table-cell>
          <table:table-cell office:value-type="float" office:value="876.76" calcext:value-type="float">
            <text:p>876.76</text:p>
          </table:table-cell>
        </table:table-row>
        <table:table-row table:style-name="ro1">
          <table:table-cell office:value-type="float" office:value="21759055" calcext:value-type="float">
            <text:p>21759055</text:p>
          </table:table-cell>
          <table:table-cell table:formula="of:=[.A1362]/1000/(60*60*24)" office:value-type="time" office:time-value="PT06H02M39.055S" calcext:value-type="time">
            <text:p>06:02:39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30.08" calcext:value-type="float">
            <text:p>730.08</text:p>
          </table:table-cell>
          <table:table-cell office:value-type="float" office:value="877.35" calcext:value-type="float">
            <text:p>877.35</text:p>
          </table:table-cell>
        </table:table-row>
        <table:table-row table:style-name="ro1">
          <table:table-cell office:value-type="float" office:value="21775055" calcext:value-type="float">
            <text:p>21775055</text:p>
          </table:table-cell>
          <table:table-cell table:formula="of:=[.A1363]/1000/(60*60*24)" office:value-type="time" office:time-value="PT06H02M55.055S" calcext:value-type="time">
            <text:p>06:02:55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8" calcext:value-type="float">
            <text:p>133.58</text:p>
          </table:table-cell>
          <table:table-cell office:value-type="float" office:value="730.59" calcext:value-type="float">
            <text:p>730.59</text:p>
          </table:table-cell>
          <table:table-cell office:value-type="float" office:value="877.94" calcext:value-type="float">
            <text:p>877.94</text:p>
          </table:table-cell>
        </table:table-row>
        <table:table-row table:style-name="ro1">
          <table:table-cell office:value-type="float" office:value="21791055" calcext:value-type="float">
            <text:p>21791055</text:p>
          </table:table-cell>
          <table:table-cell table:formula="of:=[.A1364]/1000/(60*60*24)" office:value-type="time" office:time-value="PT06H03M11.055S" calcext:value-type="time">
            <text:p>06:03:11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31.11" calcext:value-type="float">
            <text:p>731.11</text:p>
          </table:table-cell>
          <table:table-cell office:value-type="float" office:value="878.54" calcext:value-type="float">
            <text:p>878.54</text:p>
          </table:table-cell>
        </table:table-row>
        <table:table-row table:style-name="ro1">
          <table:table-cell office:value-type="float" office:value="21807055" calcext:value-type="float">
            <text:p>21807055</text:p>
          </table:table-cell>
          <table:table-cell table:formula="of:=[.A1365]/1000/(60*60*24)" office:value-type="time" office:time-value="PT06H03M27.055S" calcext:value-type="time">
            <text:p>06:03:27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31.62" calcext:value-type="float">
            <text:p>731.62</text:p>
          </table:table-cell>
          <table:table-cell office:value-type="float" office:value="879.13" calcext:value-type="float">
            <text:p>879.13</text:p>
          </table:table-cell>
        </table:table-row>
        <table:table-row table:style-name="ro1">
          <table:table-cell office:value-type="float" office:value="21823055" calcext:value-type="float">
            <text:p>21823055</text:p>
          </table:table-cell>
          <table:table-cell table:formula="of:=[.A1366]/1000/(60*60*24)" office:value-type="time" office:time-value="PT06H03M43.055S" calcext:value-type="time">
            <text:p>06:03:43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32.13" calcext:value-type="float">
            <text:p>732.13</text:p>
          </table:table-cell>
          <table:table-cell office:value-type="float" office:value="879.72" calcext:value-type="float">
            <text:p>879.72</text:p>
          </table:table-cell>
        </table:table-row>
        <table:table-row table:style-name="ro1">
          <table:table-cell office:value-type="float" office:value="21839055" calcext:value-type="float">
            <text:p>21839055</text:p>
          </table:table-cell>
          <table:table-cell table:formula="of:=[.A1367]/1000/(60*60*24)" office:value-type="time" office:time-value="PT06H03M59.055S" calcext:value-type="time">
            <text:p>06:03:59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32.65" calcext:value-type="float">
            <text:p>732.65</text:p>
          </table:table-cell>
          <table:table-cell office:value-type="float" office:value="880.32" calcext:value-type="float">
            <text:p>880.32</text:p>
          </table:table-cell>
        </table:table-row>
        <table:table-row table:style-name="ro1">
          <table:table-cell office:value-type="float" office:value="21855055" calcext:value-type="float">
            <text:p>21855055</text:p>
          </table:table-cell>
          <table:table-cell table:formula="of:=[.A1368]/1000/(60*60*24)" office:value-type="time" office:time-value="PT06H04M15.055S" calcext:value-type="time">
            <text:p>06:04:15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33.16" calcext:value-type="float">
            <text:p>733.16</text:p>
          </table:table-cell>
          <table:table-cell office:value-type="float" office:value="880.91" calcext:value-type="float">
            <text:p>880.91</text:p>
          </table:table-cell>
        </table:table-row>
        <table:table-row table:style-name="ro1">
          <table:table-cell office:value-type="float" office:value="21871055" calcext:value-type="float">
            <text:p>21871055</text:p>
          </table:table-cell>
          <table:table-cell table:formula="of:=[.A1369]/1000/(60*60*24)" office:value-type="time" office:time-value="PT06H04M31.055S" calcext:value-type="time">
            <text:p>06:04:31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33.68" calcext:value-type="float">
            <text:p>733.68</text:p>
          </table:table-cell>
          <table:table-cell office:value-type="float" office:value="881.5" calcext:value-type="float">
            <text:p>881.5</text:p>
          </table:table-cell>
        </table:table-row>
        <table:table-row table:style-name="ro1">
          <table:table-cell office:value-type="float" office:value="21887055" calcext:value-type="float">
            <text:p>21887055</text:p>
          </table:table-cell>
          <table:table-cell table:formula="of:=[.A1370]/1000/(60*60*24)" office:value-type="time" office:time-value="PT06H04M47.055S" calcext:value-type="time">
            <text:p>06:04:47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34.19" calcext:value-type="float">
            <text:p>734.19</text:p>
          </table:table-cell>
          <table:table-cell office:value-type="float" office:value="882.09" calcext:value-type="float">
            <text:p>882.09</text:p>
          </table:table-cell>
        </table:table-row>
        <table:table-row table:style-name="ro1">
          <table:table-cell office:value-type="float" office:value="21903055" calcext:value-type="float">
            <text:p>21903055</text:p>
          </table:table-cell>
          <table:table-cell table:formula="of:=[.A1371]/1000/(60*60*24)" office:value-type="time" office:time-value="PT06H05M03.055S" calcext:value-type="time">
            <text:p>06:05:03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34.71" calcext:value-type="float">
            <text:p>734.71</text:p>
          </table:table-cell>
          <table:table-cell office:value-type="float" office:value="882.69" calcext:value-type="float">
            <text:p>882.69</text:p>
          </table:table-cell>
        </table:table-row>
        <table:table-row table:style-name="ro1">
          <table:table-cell office:value-type="float" office:value="21919055" calcext:value-type="float">
            <text:p>21919055</text:p>
          </table:table-cell>
          <table:table-cell table:formula="of:=[.A1372]/1000/(60*60*24)" office:value-type="time" office:time-value="PT06H05M19.055S" calcext:value-type="time">
            <text:p>06:05:19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35.22" calcext:value-type="float">
            <text:p>735.22</text:p>
          </table:table-cell>
          <table:table-cell office:value-type="float" office:value="883.28" calcext:value-type="float">
            <text:p>883.28</text:p>
          </table:table-cell>
        </table:table-row>
        <table:table-row table:style-name="ro1">
          <table:table-cell office:value-type="float" office:value="21935055" calcext:value-type="float">
            <text:p>21935055</text:p>
          </table:table-cell>
          <table:table-cell table:formula="of:=[.A1373]/1000/(60*60*24)" office:value-type="time" office:time-value="PT06H05M35.055S" calcext:value-type="time">
            <text:p>06:05:35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2.89" calcext:value-type="float">
            <text:p>132.89</text:p>
          </table:table-cell>
          <table:table-cell office:value-type="float" office:value="735.74" calcext:value-type="float">
            <text:p>735.74</text:p>
          </table:table-cell>
          <table:table-cell office:value-type="float" office:value="883.87" calcext:value-type="float">
            <text:p>883.87</text:p>
          </table:table-cell>
        </table:table-row>
        <table:table-row table:style-name="ro1">
          <table:table-cell office:value-type="float" office:value="21951055" calcext:value-type="float">
            <text:p>21951055</text:p>
          </table:table-cell>
          <table:table-cell table:formula="of:=[.A1374]/1000/(60*60*24)" office:value-type="time" office:time-value="PT06H05M51.055S" calcext:value-type="time">
            <text:p>06:05:51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36.25" calcext:value-type="float">
            <text:p>736.25</text:p>
          </table:table-cell>
          <table:table-cell office:value-type="float" office:value="884.46" calcext:value-type="float">
            <text:p>884.46</text:p>
          </table:table-cell>
        </table:table-row>
        <table:table-row table:style-name="ro1">
          <table:table-cell office:value-type="float" office:value="21967055" calcext:value-type="float">
            <text:p>21967055</text:p>
          </table:table-cell>
          <table:table-cell table:formula="of:=[.A1375]/1000/(60*60*24)" office:value-type="time" office:time-value="PT06H06M07.055S" calcext:value-type="time">
            <text:p>06:06:07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36.77" calcext:value-type="float">
            <text:p>736.77</text:p>
          </table:table-cell>
          <table:table-cell office:value-type="float" office:value="885.05" calcext:value-type="float">
            <text:p>885.05</text:p>
          </table:table-cell>
        </table:table-row>
        <table:table-row table:style-name="ro1">
          <table:table-cell office:value-type="float" office:value="21983055" calcext:value-type="float">
            <text:p>21983055</text:p>
          </table:table-cell>
          <table:table-cell table:formula="of:=[.A1376]/1000/(60*60*24)" office:value-type="time" office:time-value="PT06H06M23.055S" calcext:value-type="time">
            <text:p>06:06:23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3.24" calcext:value-type="float">
            <text:p>133.24</text:p>
          </table:table-cell>
          <table:table-cell office:value-type="float" office:value="737.28" calcext:value-type="float">
            <text:p>737.28</text:p>
          </table:table-cell>
          <table:table-cell office:value-type="float" office:value="885.65" calcext:value-type="float">
            <text:p>885.65</text:p>
          </table:table-cell>
        </table:table-row>
        <table:table-row table:style-name="ro1">
          <table:table-cell office:value-type="float" office:value="21999055" calcext:value-type="float">
            <text:p>21999055</text:p>
          </table:table-cell>
          <table:table-cell table:formula="of:=[.A1377]/1000/(60*60*24)" office:value-type="time" office:time-value="PT06H06M39.055S" calcext:value-type="time">
            <text:p>06:06:39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2.89" calcext:value-type="float">
            <text:p>132.89</text:p>
          </table:table-cell>
          <table:table-cell office:value-type="float" office:value="737.8" calcext:value-type="float">
            <text:p>737.8</text:p>
          </table:table-cell>
          <table:table-cell office:value-type="float" office:value="886.24" calcext:value-type="float">
            <text:p>886.24</text:p>
          </table:table-cell>
        </table:table-row>
        <table:table-row table:style-name="ro1">
          <table:table-cell office:value-type="float" office:value="22015055" calcext:value-type="float">
            <text:p>22015055</text:p>
          </table:table-cell>
          <table:table-cell table:formula="of:=[.A1378]/1000/(60*60*24)" office:value-type="time" office:time-value="PT06H06M55.055S" calcext:value-type="time">
            <text:p>06:06:55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738.31" calcext:value-type="float">
            <text:p>738.31</text:p>
          </table:table-cell>
          <table:table-cell office:value-type="float" office:value="886.83" calcext:value-type="float">
            <text:p>886.83</text:p>
          </table:table-cell>
        </table:table-row>
        <table:table-row table:style-name="ro1">
          <table:table-cell office:value-type="float" office:value="22031055" calcext:value-type="float">
            <text:p>22031055</text:p>
          </table:table-cell>
          <table:table-cell table:formula="of:=[.A1379]/1000/(60*60*24)" office:value-type="time" office:time-value="PT06H07M11.055S" calcext:value-type="time">
            <text:p>06:07:11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738.82" calcext:value-type="float">
            <text:p>738.82</text:p>
          </table:table-cell>
          <table:table-cell office:value-type="float" office:value="887.42" calcext:value-type="float">
            <text:p>887.42</text:p>
          </table:table-cell>
        </table:table-row>
        <table:table-row table:style-name="ro1">
          <table:table-cell office:value-type="float" office:value="22047055" calcext:value-type="float">
            <text:p>22047055</text:p>
          </table:table-cell>
          <table:table-cell table:formula="of:=[.A1380]/1000/(60*60*24)" office:value-type="time" office:time-value="PT06H07M27.055S" calcext:value-type="time">
            <text:p>06:07:27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739.34" calcext:value-type="float">
            <text:p>739.34</text:p>
          </table:table-cell>
          <table:table-cell office:value-type="float" office:value="888.01" calcext:value-type="float">
            <text:p>888.01</text:p>
          </table:table-cell>
        </table:table-row>
        <table:table-row table:style-name="ro1">
          <table:table-cell office:value-type="float" office:value="22063055" calcext:value-type="float">
            <text:p>22063055</text:p>
          </table:table-cell>
          <table:table-cell table:formula="of:=[.A1381]/1000/(60*60*24)" office:value-type="time" office:time-value="PT06H07M43.055S" calcext:value-type="time">
            <text:p>06:07:43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39.85" calcext:value-type="float">
            <text:p>739.85</text:p>
          </table:table-cell>
          <table:table-cell office:value-type="float" office:value="888.6" calcext:value-type="float">
            <text:p>888.6</text:p>
          </table:table-cell>
        </table:table-row>
        <table:table-row table:style-name="ro1">
          <table:table-cell office:value-type="float" office:value="22079054" calcext:value-type="float">
            <text:p>22079054</text:p>
          </table:table-cell>
          <table:table-cell table:formula="of:=[.A1382]/1000/(60*60*24)" office:value-type="time" office:time-value="PT06H07M59.054S" calcext:value-type="time">
            <text:p>06:07:59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740.37" calcext:value-type="float">
            <text:p>740.37</text:p>
          </table:table-cell>
          <table:table-cell office:value-type="float" office:value="889.19" calcext:value-type="float">
            <text:p>889.19</text:p>
          </table:table-cell>
        </table:table-row>
        <table:table-row table:style-name="ro1">
          <table:table-cell office:value-type="float" office:value="22095055" calcext:value-type="float">
            <text:p>22095055</text:p>
          </table:table-cell>
          <table:table-cell table:formula="of:=[.A1383]/1000/(60*60*24)" office:value-type="time" office:time-value="PT06H08M15.055S" calcext:value-type="time">
            <text:p>06:08:15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40.88" calcext:value-type="float">
            <text:p>740.88</text:p>
          </table:table-cell>
          <table:table-cell office:value-type="float" office:value="889.78" calcext:value-type="float">
            <text:p>889.78</text:p>
          </table:table-cell>
        </table:table-row>
        <table:table-row table:style-name="ro1">
          <table:table-cell office:value-type="float" office:value="22111055" calcext:value-type="float">
            <text:p>22111055</text:p>
          </table:table-cell>
          <table:table-cell table:formula="of:=[.A1384]/1000/(60*60*24)" office:value-type="time" office:time-value="PT06H08M31.055S" calcext:value-type="time">
            <text:p>06:08:31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41.4" calcext:value-type="float">
            <text:p>741.4</text:p>
          </table:table-cell>
          <table:table-cell office:value-type="float" office:value="890.37" calcext:value-type="float">
            <text:p>890.37</text:p>
          </table:table-cell>
        </table:table-row>
        <table:table-row table:style-name="ro1">
          <table:table-cell office:value-type="float" office:value="22127055" calcext:value-type="float">
            <text:p>22127055</text:p>
          </table:table-cell>
          <table:table-cell table:formula="of:=[.A1385]/1000/(60*60*24)" office:value-type="time" office:time-value="PT06H08M47.055S" calcext:value-type="time">
            <text:p>06:08:47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41.91" calcext:value-type="float">
            <text:p>741.91</text:p>
          </table:table-cell>
          <table:table-cell office:value-type="float" office:value="890.96" calcext:value-type="float">
            <text:p>890.96</text:p>
          </table:table-cell>
        </table:table-row>
        <table:table-row table:style-name="ro1">
          <table:table-cell office:value-type="float" office:value="22143055" calcext:value-type="float">
            <text:p>22143055</text:p>
          </table:table-cell>
          <table:table-cell table:formula="of:=[.A1386]/1000/(60*60*24)" office:value-type="time" office:time-value="PT06H09M03.055S" calcext:value-type="time">
            <text:p>06:09:03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42.42" calcext:value-type="float">
            <text:p>742.42</text:p>
          </table:table-cell>
          <table:table-cell office:value-type="float" office:value="891.55" calcext:value-type="float">
            <text:p>891.55</text:p>
          </table:table-cell>
        </table:table-row>
        <table:table-row table:style-name="ro1">
          <table:table-cell office:value-type="float" office:value="22159055" calcext:value-type="float">
            <text:p>22159055</text:p>
          </table:table-cell>
          <table:table-cell table:formula="of:=[.A1387]/1000/(60*60*24)" office:value-type="time" office:time-value="PT06H09M19.055S" calcext:value-type="time">
            <text:p>06:09:19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42.94" calcext:value-type="float">
            <text:p>742.94</text:p>
          </table:table-cell>
          <table:table-cell office:value-type="float" office:value="892.14" calcext:value-type="float">
            <text:p>892.14</text:p>
          </table:table-cell>
        </table:table-row>
        <table:table-row table:style-name="ro1">
          <table:table-cell office:value-type="float" office:value="22175055" calcext:value-type="float">
            <text:p>22175055</text:p>
          </table:table-cell>
          <table:table-cell table:formula="of:=[.A1388]/1000/(60*60*24)" office:value-type="time" office:time-value="PT06H09M35.055S" calcext:value-type="time">
            <text:p>06:09:35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43.45" calcext:value-type="float">
            <text:p>743.45</text:p>
          </table:table-cell>
          <table:table-cell office:value-type="float" office:value="892.73" calcext:value-type="float">
            <text:p>892.73</text:p>
          </table:table-cell>
        </table:table-row>
        <table:table-row table:style-name="ro1">
          <table:table-cell office:value-type="float" office:value="22191055" calcext:value-type="float">
            <text:p>22191055</text:p>
          </table:table-cell>
          <table:table-cell table:formula="of:=[.A1389]/1000/(60*60*24)" office:value-type="time" office:time-value="PT06H09M51.055S" calcext:value-type="time">
            <text:p>06:09:51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43.97" calcext:value-type="float">
            <text:p>743.97</text:p>
          </table:table-cell>
          <table:table-cell office:value-type="float" office:value="893.32" calcext:value-type="float">
            <text:p>893.32</text:p>
          </table:table-cell>
        </table:table-row>
        <table:table-row table:style-name="ro1">
          <table:table-cell office:value-type="float" office:value="22207055" calcext:value-type="float">
            <text:p>22207055</text:p>
          </table:table-cell>
          <table:table-cell table:formula="of:=[.A1390]/1000/(60*60*24)" office:value-type="time" office:time-value="PT06H10M07.055S" calcext:value-type="time">
            <text:p>06:10:07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44.48" calcext:value-type="float">
            <text:p>744.48</text:p>
          </table:table-cell>
          <table:table-cell office:value-type="float" office:value="893.91" calcext:value-type="float">
            <text:p>893.91</text:p>
          </table:table-cell>
        </table:table-row>
        <table:table-row table:style-name="ro1">
          <table:table-cell office:value-type="float" office:value="22223055" calcext:value-type="float">
            <text:p>22223055</text:p>
          </table:table-cell>
          <table:table-cell table:formula="of:=[.A1391]/1000/(60*60*24)" office:value-type="time" office:time-value="PT06H10M23.055S" calcext:value-type="time">
            <text:p>06:10:23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44.99" calcext:value-type="float">
            <text:p>744.99</text:p>
          </table:table-cell>
          <table:table-cell office:value-type="float" office:value="894.5" calcext:value-type="float">
            <text:p>894.5</text:p>
          </table:table-cell>
        </table:table-row>
        <table:table-row table:style-name="ro1">
          <table:table-cell office:value-type="float" office:value="22239055" calcext:value-type="float">
            <text:p>22239055</text:p>
          </table:table-cell>
          <table:table-cell table:formula="of:=[.A1392]/1000/(60*60*24)" office:value-type="time" office:time-value="PT06H10M39.055S" calcext:value-type="time">
            <text:p>06:10:39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45.51" calcext:value-type="float">
            <text:p>745.51</text:p>
          </table:table-cell>
          <table:table-cell office:value-type="float" office:value="895.09" calcext:value-type="float">
            <text:p>895.09</text:p>
          </table:table-cell>
        </table:table-row>
        <table:table-row table:style-name="ro1">
          <table:table-cell office:value-type="float" office:value="22255055" calcext:value-type="float">
            <text:p>22255055</text:p>
          </table:table-cell>
          <table:table-cell table:formula="of:=[.A1393]/1000/(60*60*24)" office:value-type="time" office:time-value="PT06H10M55.055S" calcext:value-type="time">
            <text:p>06:10:55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46.02" calcext:value-type="float">
            <text:p>746.02</text:p>
          </table:table-cell>
          <table:table-cell office:value-type="float" office:value="895.68" calcext:value-type="float">
            <text:p>895.68</text:p>
          </table:table-cell>
        </table:table-row>
        <table:table-row table:style-name="ro1">
          <table:table-cell office:value-type="float" office:value="22271055" calcext:value-type="float">
            <text:p>22271055</text:p>
          </table:table-cell>
          <table:table-cell table:formula="of:=[.A1394]/1000/(60*60*24)" office:value-type="time" office:time-value="PT06H11M11.055S" calcext:value-type="time">
            <text:p>06:11:11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46.53" calcext:value-type="float">
            <text:p>746.53</text:p>
          </table:table-cell>
          <table:table-cell office:value-type="float" office:value="896.27" calcext:value-type="float">
            <text:p>896.27</text:p>
          </table:table-cell>
        </table:table-row>
        <table:table-row table:style-name="ro1">
          <table:table-cell office:value-type="float" office:value="22287055" calcext:value-type="float">
            <text:p>22287055</text:p>
          </table:table-cell>
          <table:table-cell table:formula="of:=[.A1395]/1000/(60*60*24)" office:value-type="time" office:time-value="PT06H11M27.055S" calcext:value-type="time">
            <text:p>06:11:27</text:p>
          </table:table-cell>
          <table:table-cell office:value-type="float" office:value="1.14" calcext:value-type="float">
            <text:p>1.14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08" calcext:value-type="float">
            <text:p>132.08</text:p>
          </table:table-cell>
          <table:table-cell office:value-type="float" office:value="747.05" calcext:value-type="float">
            <text:p>747.05</text:p>
          </table:table-cell>
          <table:table-cell office:value-type="float" office:value="896.85" calcext:value-type="float">
            <text:p>896.85</text:p>
          </table:table-cell>
        </table:table-row>
        <table:table-row table:style-name="ro1">
          <table:table-cell office:value-type="float" office:value="22303055" calcext:value-type="float">
            <text:p>22303055</text:p>
          </table:table-cell>
          <table:table-cell table:formula="of:=[.A1396]/1000/(60*60*24)" office:value-type="time" office:time-value="PT06H11M43.055S" calcext:value-type="time">
            <text:p>06:11:43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47.56" calcext:value-type="float">
            <text:p>747.56</text:p>
          </table:table-cell>
          <table:table-cell office:value-type="float" office:value="897.44" calcext:value-type="float">
            <text:p>897.44</text:p>
          </table:table-cell>
        </table:table-row>
        <table:table-row table:style-name="ro1">
          <table:table-cell office:value-type="float" office:value="22319055" calcext:value-type="float">
            <text:p>22319055</text:p>
          </table:table-cell>
          <table:table-cell table:formula="of:=[.A1397]/1000/(60*60*24)" office:value-type="time" office:time-value="PT06H11M59.055S" calcext:value-type="time">
            <text:p>06:11:59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48.07" calcext:value-type="float">
            <text:p>748.07</text:p>
          </table:table-cell>
          <table:table-cell office:value-type="float" office:value="898.03" calcext:value-type="float">
            <text:p>898.03</text:p>
          </table:table-cell>
        </table:table-row>
        <table:table-row table:style-name="ro1">
          <table:table-cell office:value-type="float" office:value="22335055" calcext:value-type="float">
            <text:p>22335055</text:p>
          </table:table-cell>
          <table:table-cell table:formula="of:=[.A1398]/1000/(60*60*24)" office:value-type="time" office:time-value="PT06H12M15.055S" calcext:value-type="time">
            <text:p>06:12:15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48.59" calcext:value-type="float">
            <text:p>748.59</text:p>
          </table:table-cell>
          <table:table-cell office:value-type="float" office:value="898.62" calcext:value-type="float">
            <text:p>898.62</text:p>
          </table:table-cell>
        </table:table-row>
        <table:table-row table:style-name="ro1">
          <table:table-cell office:value-type="float" office:value="22351055" calcext:value-type="float">
            <text:p>22351055</text:p>
          </table:table-cell>
          <table:table-cell table:formula="of:=[.A1399]/1000/(60*60*24)" office:value-type="time" office:time-value="PT06H12M31.055S" calcext:value-type="time">
            <text:p>06:12:31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749.1" calcext:value-type="float">
            <text:p>749.1</text:p>
          </table:table-cell>
          <table:table-cell office:value-type="float" office:value="899.21" calcext:value-type="float">
            <text:p>899.21</text:p>
          </table:table-cell>
        </table:table-row>
        <table:table-row table:style-name="ro1">
          <table:table-cell office:value-type="float" office:value="22367055" calcext:value-type="float">
            <text:p>22367055</text:p>
          </table:table-cell>
          <table:table-cell table:formula="of:=[.A1400]/1000/(60*60*24)" office:value-type="time" office:time-value="PT06H12M47.055S" calcext:value-type="time">
            <text:p>06:12:47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749.61" calcext:value-type="float">
            <text:p>749.61</text:p>
          </table:table-cell>
          <table:table-cell office:value-type="float" office:value="899.8" calcext:value-type="float">
            <text:p>899.8</text:p>
          </table:table-cell>
        </table:table-row>
        <table:table-row table:style-name="ro1">
          <table:table-cell office:value-type="float" office:value="22383055" calcext:value-type="float">
            <text:p>22383055</text:p>
          </table:table-cell>
          <table:table-cell table:formula="of:=[.A1401]/1000/(60*60*24)" office:value-type="time" office:time-value="PT06H13M03.055S" calcext:value-type="time">
            <text:p>06:13:03</text:p>
          </table:table-cell>
          <table:table-cell office:value-type="float" office:value="1.14" calcext:value-type="float">
            <text:p>1.14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08" calcext:value-type="float">
            <text:p>132.08</text:p>
          </table:table-cell>
          <table:table-cell office:value-type="float" office:value="750.13" calcext:value-type="float">
            <text:p>750.13</text:p>
          </table:table-cell>
          <table:table-cell office:value-type="float" office:value="900.39" calcext:value-type="float">
            <text:p>900.39</text:p>
          </table:table-cell>
        </table:table-row>
        <table:table-row table:style-name="ro1">
          <table:table-cell office:value-type="float" office:value="22399055" calcext:value-type="float">
            <text:p>22399055</text:p>
          </table:table-cell>
          <table:table-cell table:formula="of:=[.A1402]/1000/(60*60*24)" office:value-type="time" office:time-value="PT06H13M19.055S" calcext:value-type="time">
            <text:p>06:13:19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2" calcext:value-type="float">
            <text:p>132.42</text:p>
          </table:table-cell>
          <table:table-cell office:value-type="float" office:value="750.64" calcext:value-type="float">
            <text:p>750.64</text:p>
          </table:table-cell>
          <table:table-cell office:value-type="float" office:value="900.97" calcext:value-type="float">
            <text:p>900.97</text:p>
          </table:table-cell>
        </table:table-row>
        <table:table-row table:style-name="ro1">
          <table:table-cell office:value-type="float" office:value="22415055" calcext:value-type="float">
            <text:p>22415055</text:p>
          </table:table-cell>
          <table:table-cell table:formula="of:=[.A1403]/1000/(60*60*24)" office:value-type="time" office:time-value="PT06H13M35.055S" calcext:value-type="time">
            <text:p>06:13:35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751.15" calcext:value-type="float">
            <text:p>751.15</text:p>
          </table:table-cell>
          <table:table-cell office:value-type="float" office:value="901.56" calcext:value-type="float">
            <text:p>901.56</text:p>
          </table:table-cell>
        </table:table-row>
        <table:table-row table:style-name="ro1">
          <table:table-cell office:value-type="float" office:value="22431055" calcext:value-type="float">
            <text:p>22431055</text:p>
          </table:table-cell>
          <table:table-cell table:formula="of:=[.A1404]/1000/(60*60*24)" office:value-type="time" office:time-value="PT06H13M51.055S" calcext:value-type="time">
            <text:p>06:13:51</text:p>
          </table:table-cell>
          <table:table-cell office:value-type="float" office:value="1.14" calcext:value-type="float">
            <text:p>1.14</text:p>
          </table:table-cell>
          <table:table-cell office:value-type="float" office:value="115.4" calcext:value-type="float">
            <text:p>115.4</text:p>
          </table:table-cell>
          <table:table-cell office:value-type="float" office:value="131.96" calcext:value-type="float">
            <text:p>131.96</text:p>
          </table:table-cell>
          <table:table-cell office:value-type="float" office:value="751.66" calcext:value-type="float">
            <text:p>751.66</text:p>
          </table:table-cell>
          <table:table-cell office:value-type="float" office:value="902.15" calcext:value-type="float">
            <text:p>902.15</text:p>
          </table:table-cell>
        </table:table-row>
        <table:table-row table:style-name="ro1">
          <table:table-cell office:value-type="float" office:value="22447055" calcext:value-type="float">
            <text:p>22447055</text:p>
          </table:table-cell>
          <table:table-cell table:formula="of:=[.A1405]/1000/(60*60*24)" office:value-type="time" office:time-value="PT06H14M07.055S" calcext:value-type="time">
            <text:p>06:14:07</text:p>
          </table:table-cell>
          <table:table-cell office:value-type="float" office:value="1.14" calcext:value-type="float">
            <text:p>1.14</text:p>
          </table:table-cell>
          <table:table-cell office:value-type="float" office:value="115.4" calcext:value-type="float">
            <text:p>115.4</text:p>
          </table:table-cell>
          <table:table-cell office:value-type="float" office:value="131.96" calcext:value-type="float">
            <text:p>131.96</text:p>
          </table:table-cell>
          <table:table-cell office:value-type="float" office:value="752.18" calcext:value-type="float">
            <text:p>752.18</text:p>
          </table:table-cell>
          <table:table-cell office:value-type="float" office:value="902.74" calcext:value-type="float">
            <text:p>902.74</text:p>
          </table:table-cell>
        </table:table-row>
        <table:table-row table:style-name="ro1">
          <table:table-cell office:value-type="float" office:value="22463055" calcext:value-type="float">
            <text:p>22463055</text:p>
          </table:table-cell>
          <table:table-cell table:formula="of:=[.A1406]/1000/(60*60*24)" office:value-type="time" office:time-value="PT06H14M23.055S" calcext:value-type="time">
            <text:p>06:14:23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752.69" calcext:value-type="float">
            <text:p>752.69</text:p>
          </table:table-cell>
          <table:table-cell office:value-type="float" office:value="903.32" calcext:value-type="float">
            <text:p>903.32</text:p>
          </table:table-cell>
        </table:table-row>
        <table:table-row table:style-name="ro1">
          <table:table-cell office:value-type="float" office:value="22479055" calcext:value-type="float">
            <text:p>22479055</text:p>
          </table:table-cell>
          <table:table-cell table:formula="of:=[.A1407]/1000/(60*60*24)" office:value-type="time" office:time-value="PT06H14M39.055S" calcext:value-type="time">
            <text:p>06:14:39</text:p>
          </table:table-cell>
          <table:table-cell office:value-type="float" office:value="1.14" calcext:value-type="float">
            <text:p>1.14</text:p>
          </table:table-cell>
          <table:table-cell office:value-type="float" office:value="115.4" calcext:value-type="float">
            <text:p>115.4</text:p>
          </table:table-cell>
          <table:table-cell office:value-type="float" office:value="131.96" calcext:value-type="float">
            <text:p>131.96</text:p>
          </table:table-cell>
          <table:table-cell office:value-type="float" office:value="753.2" calcext:value-type="float">
            <text:p>753.2</text:p>
          </table:table-cell>
          <table:table-cell office:value-type="float" office:value="903.91" calcext:value-type="float">
            <text:p>903.91</text:p>
          </table:table-cell>
        </table:table-row>
        <table:table-row table:style-name="ro1">
          <table:table-cell office:value-type="float" office:value="22495055" calcext:value-type="float">
            <text:p>22495055</text:p>
          </table:table-cell>
          <table:table-cell table:formula="of:=[.A1408]/1000/(60*60*24)" office:value-type="time" office:time-value="PT06H14M55.055S" calcext:value-type="time">
            <text:p>06:14:55</text:p>
          </table:table-cell>
          <table:table-cell office:value-type="float" office:value="1.15" calcext:value-type="float">
            <text:p>1.15</text:p>
          </table:table-cell>
          <table:table-cell office:value-type="float" office:value="115.3" calcext:value-type="float">
            <text:p>115.3</text:p>
          </table:table-cell>
          <table:table-cell office:value-type="float" office:value="132.31" calcext:value-type="float">
            <text:p>132.31</text:p>
          </table:table-cell>
          <table:table-cell office:value-type="float" office:value="753.72" calcext:value-type="float">
            <text:p>753.72</text:p>
          </table:table-cell>
          <table:table-cell office:value-type="float" office:value="904.5" calcext:value-type="float">
            <text:p>904.5</text:p>
          </table:table-cell>
        </table:table-row>
        <table:table-row table:style-name="ro1">
          <table:table-cell office:value-type="float" office:value="22511055" calcext:value-type="float">
            <text:p>22511055</text:p>
          </table:table-cell>
          <table:table-cell table:formula="of:=[.A1409]/1000/(60*60*24)" office:value-type="time" office:time-value="PT06H15M11.055S" calcext:value-type="time">
            <text:p>06:15:11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754.23" calcext:value-type="float">
            <text:p>754.23</text:p>
          </table:table-cell>
          <table:table-cell office:value-type="float" office:value="905.09" calcext:value-type="float">
            <text:p>905.09</text:p>
          </table:table-cell>
        </table:table-row>
        <table:table-row table:style-name="ro1">
          <table:table-cell office:value-type="float" office:value="22527055" calcext:value-type="float">
            <text:p>22527055</text:p>
          </table:table-cell>
          <table:table-cell table:formula="of:=[.A1410]/1000/(60*60*24)" office:value-type="time" office:time-value="PT06H15M27.055S" calcext:value-type="time">
            <text:p>06:15:27</text:p>
          </table:table-cell>
          <table:table-cell office:value-type="float" office:value="1.15" calcext:value-type="float">
            <text:p>1.15</text:p>
          </table:table-cell>
          <table:table-cell office:value-type="float" office:value="115.3" calcext:value-type="float">
            <text:p>115.3</text:p>
          </table:table-cell>
          <table:table-cell office:value-type="float" office:value="132.31" calcext:value-type="float">
            <text:p>132.31</text:p>
          </table:table-cell>
          <table:table-cell office:value-type="float" office:value="754.74" calcext:value-type="float">
            <text:p>754.74</text:p>
          </table:table-cell>
          <table:table-cell office:value-type="float" office:value="905.67" calcext:value-type="float">
            <text:p>905.67</text:p>
          </table:table-cell>
        </table:table-row>
        <table:table-row table:style-name="ro1">
          <table:table-cell office:value-type="float" office:value="22543055" calcext:value-type="float">
            <text:p>22543055</text:p>
          </table:table-cell>
          <table:table-cell table:formula="of:=[.A1411]/1000/(60*60*24)" office:value-type="time" office:time-value="PT06H15M43.055S" calcext:value-type="time">
            <text:p>06:15:43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755.25" calcext:value-type="float">
            <text:p>755.25</text:p>
          </table:table-cell>
          <table:table-cell office:value-type="float" office:value="906.26" calcext:value-type="float">
            <text:p>906.26</text:p>
          </table:table-cell>
        </table:table-row>
        <table:table-row table:style-name="ro1">
          <table:table-cell office:value-type="float" office:value="22559055" calcext:value-type="float">
            <text:p>22559055</text:p>
          </table:table-cell>
          <table:table-cell table:formula="of:=[.A1412]/1000/(60*60*24)" office:value-type="time" office:time-value="PT06H15M59.055S" calcext:value-type="time">
            <text:p>06:15:59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55.76" calcext:value-type="float">
            <text:p>755.76</text:p>
          </table:table-cell>
          <table:table-cell office:value-type="float" office:value="906.84" calcext:value-type="float">
            <text:p>906.84</text:p>
          </table:table-cell>
        </table:table-row>
        <table:table-row table:style-name="ro1">
          <table:table-cell office:value-type="float" office:value="22575055" calcext:value-type="float">
            <text:p>22575055</text:p>
          </table:table-cell>
          <table:table-cell table:formula="of:=[.A1413]/1000/(60*60*24)" office:value-type="time" office:time-value="PT06H16M15.055S" calcext:value-type="time">
            <text:p>06:16:15</text:p>
          </table:table-cell>
          <table:table-cell office:value-type="float" office:value="1.15" calcext:value-type="float">
            <text:p>1.15</text:p>
          </table:table-cell>
          <table:table-cell office:value-type="float" office:value="115.3" calcext:value-type="float">
            <text:p>115.3</text:p>
          </table:table-cell>
          <table:table-cell office:value-type="float" office:value="132.31" calcext:value-type="float">
            <text:p>132.31</text:p>
          </table:table-cell>
          <table:table-cell office:value-type="float" office:value="756.28" calcext:value-type="float">
            <text:p>756.28</text:p>
          </table:table-cell>
          <table:table-cell office:value-type="float" office:value="907.43" calcext:value-type="float">
            <text:p>907.43</text:p>
          </table:table-cell>
        </table:table-row>
        <table:table-row table:style-name="ro1">
          <table:table-cell office:value-type="float" office:value="22591055" calcext:value-type="float">
            <text:p>22591055</text:p>
          </table:table-cell>
          <table:table-cell table:formula="of:=[.A1414]/1000/(60*60*24)" office:value-type="time" office:time-value="PT06H16M31.055S" calcext:value-type="time">
            <text:p>06:16:31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56.79" calcext:value-type="float">
            <text:p>756.79</text:p>
          </table:table-cell>
          <table:table-cell office:value-type="float" office:value="908.02" calcext:value-type="float">
            <text:p>908.02</text:p>
          </table:table-cell>
        </table:table-row>
        <table:table-row table:style-name="ro1">
          <table:table-cell office:value-type="float" office:value="22607055" calcext:value-type="float">
            <text:p>22607055</text:p>
          </table:table-cell>
          <table:table-cell table:formula="of:=[.A1415]/1000/(60*60*24)" office:value-type="time" office:time-value="PT06H16M47.055S" calcext:value-type="time">
            <text:p>06:16:47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57.3" calcext:value-type="float">
            <text:p>757.3</text:p>
          </table:table-cell>
          <table:table-cell office:value-type="float" office:value="908.6" calcext:value-type="float">
            <text:p>908.6</text:p>
          </table:table-cell>
        </table:table-row>
        <table:table-row table:style-name="ro1">
          <table:table-cell office:value-type="float" office:value="22623055" calcext:value-type="float">
            <text:p>22623055</text:p>
          </table:table-cell>
          <table:table-cell table:formula="of:=[.A1416]/1000/(60*60*24)" office:value-type="time" office:time-value="PT06H17M03.055S" calcext:value-type="time">
            <text:p>06:17:03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57.81" calcext:value-type="float">
            <text:p>757.81</text:p>
          </table:table-cell>
          <table:table-cell office:value-type="float" office:value="909.19" calcext:value-type="float">
            <text:p>909.19</text:p>
          </table:table-cell>
        </table:table-row>
        <table:table-row table:style-name="ro1">
          <table:table-cell office:value-type="float" office:value="22639055" calcext:value-type="float">
            <text:p>22639055</text:p>
          </table:table-cell>
          <table:table-cell table:formula="of:=[.A1417]/1000/(60*60*24)" office:value-type="time" office:time-value="PT06H17M19.055S" calcext:value-type="time">
            <text:p>06:17:19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58.33" calcext:value-type="float">
            <text:p>758.33</text:p>
          </table:table-cell>
          <table:table-cell office:value-type="float" office:value="909.77" calcext:value-type="float">
            <text:p>909.77</text:p>
          </table:table-cell>
        </table:table-row>
        <table:table-row table:style-name="ro1">
          <table:table-cell office:value-type="float" office:value="22655055" calcext:value-type="float">
            <text:p>22655055</text:p>
          </table:table-cell>
          <table:table-cell table:formula="of:=[.A1418]/1000/(60*60*24)" office:value-type="time" office:time-value="PT06H17M35.055S" calcext:value-type="time">
            <text:p>06:17:35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58.84" calcext:value-type="float">
            <text:p>758.84</text:p>
          </table:table-cell>
          <table:table-cell office:value-type="float" office:value="910.36" calcext:value-type="float">
            <text:p>910.36</text:p>
          </table:table-cell>
        </table:table-row>
        <table:table-row table:style-name="ro1">
          <table:table-cell office:value-type="float" office:value="22671055" calcext:value-type="float">
            <text:p>22671055</text:p>
          </table:table-cell>
          <table:table-cell table:formula="of:=[.A1419]/1000/(60*60*24)" office:value-type="time" office:time-value="PT06H17M51.055S" calcext:value-type="time">
            <text:p>06:17:51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59.35" calcext:value-type="float">
            <text:p>759.35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2687055" calcext:value-type="float">
            <text:p>22687055</text:p>
          </table:table-cell>
          <table:table-cell table:formula="of:=[.A1420]/1000/(60*60*24)" office:value-type="time" office:time-value="PT06H18M07.055S" calcext:value-type="time">
            <text:p>06:18:07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59.86" calcext:value-type="float">
            <text:p>759.86</text:p>
          </table:table-cell>
          <table:table-cell office:value-type="float" office:value="911.53" calcext:value-type="float">
            <text:p>911.53</text:p>
          </table:table-cell>
        </table:table-row>
        <table:table-row table:style-name="ro1">
          <table:table-cell office:value-type="float" office:value="22703055" calcext:value-type="float">
            <text:p>22703055</text:p>
          </table:table-cell>
          <table:table-cell table:formula="of:=[.A1421]/1000/(60*60*24)" office:value-type="time" office:time-value="PT06H18M23.055S" calcext:value-type="time">
            <text:p>06:18:23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60.37" calcext:value-type="float">
            <text:p>760.37</text:p>
          </table:table-cell>
          <table:table-cell office:value-type="float" office:value="912.12" calcext:value-type="float">
            <text:p>912.12</text:p>
          </table:table-cell>
        </table:table-row>
        <table:table-row table:style-name="ro1">
          <table:table-cell office:value-type="float" office:value="22719055" calcext:value-type="float">
            <text:p>22719055</text:p>
          </table:table-cell>
          <table:table-cell table:formula="of:=[.A1422]/1000/(60*60*24)" office:value-type="time" office:time-value="PT06H18M39.055S" calcext:value-type="time">
            <text:p>06:18:39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60.88" calcext:value-type="float">
            <text:p>760.88</text:p>
          </table:table-cell>
          <table:table-cell office:value-type="float" office:value="912.7" calcext:value-type="float">
            <text:p>912.7</text:p>
          </table:table-cell>
        </table:table-row>
        <table:table-row table:style-name="ro1">
          <table:table-cell office:value-type="float" office:value="22735055" calcext:value-type="float">
            <text:p>22735055</text:p>
          </table:table-cell>
          <table:table-cell table:formula="of:=[.A1423]/1000/(60*60*24)" office:value-type="time" office:time-value="PT06H18M55.055S" calcext:value-type="time">
            <text:p>06:18:55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61.4" calcext:value-type="float">
            <text:p>761.4</text:p>
          </table:table-cell>
          <table:table-cell office:value-type="float" office:value="913.29" calcext:value-type="float">
            <text:p>913.29</text:p>
          </table:table-cell>
        </table:table-row>
        <table:table-row table:style-name="ro1">
          <table:table-cell office:value-type="float" office:value="22751055" calcext:value-type="float">
            <text:p>22751055</text:p>
          </table:table-cell>
          <table:table-cell table:formula="of:=[.A1424]/1000/(60*60*24)" office:value-type="time" office:time-value="PT06H19M11.055S" calcext:value-type="time">
            <text:p>06:19:11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61.91" calcext:value-type="float">
            <text:p>761.91</text:p>
          </table:table-cell>
          <table:table-cell office:value-type="float" office:value="913.87" calcext:value-type="float">
            <text:p>913.87</text:p>
          </table:table-cell>
        </table:table-row>
        <table:table-row table:style-name="ro1">
          <table:table-cell office:value-type="float" office:value="22767055" calcext:value-type="float">
            <text:p>22767055</text:p>
          </table:table-cell>
          <table:table-cell table:formula="of:=[.A1425]/1000/(60*60*24)" office:value-type="time" office:time-value="PT06H19M27.055S" calcext:value-type="time">
            <text:p>06:19:27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62.42" calcext:value-type="float">
            <text:p>762.42</text:p>
          </table:table-cell>
          <table:table-cell office:value-type="float" office:value="914.45" calcext:value-type="float">
            <text:p>914.45</text:p>
          </table:table-cell>
        </table:table-row>
        <table:table-row table:style-name="ro1">
          <table:table-cell office:value-type="float" office:value="22783054" calcext:value-type="float">
            <text:p>22783054</text:p>
          </table:table-cell>
          <table:table-cell table:formula="of:=[.A1426]/1000/(60*60*24)" office:value-type="time" office:time-value="PT06H19M43.054S" calcext:value-type="time">
            <text:p>06:19:43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62.93" calcext:value-type="float">
            <text:p>762.93</text:p>
          </table:table-cell>
          <table:table-cell office:value-type="float" office:value="915.04" calcext:value-type="float">
            <text:p>915.04</text:p>
          </table:table-cell>
        </table:table-row>
        <table:table-row table:style-name="ro1">
          <table:table-cell office:value-type="float" office:value="22799055" calcext:value-type="float">
            <text:p>22799055</text:p>
          </table:table-cell>
          <table:table-cell table:formula="of:=[.A1427]/1000/(60*60*24)" office:value-type="time" office:time-value="PT06H19M59.055S" calcext:value-type="time">
            <text:p>06:19:59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763.44" calcext:value-type="float">
            <text:p>763.44</text:p>
          </table:table-cell>
          <table:table-cell office:value-type="float" office:value="915.62" calcext:value-type="float">
            <text:p>915.62</text:p>
          </table:table-cell>
        </table:table-row>
        <table:table-row table:style-name="ro1">
          <table:table-cell office:value-type="float" office:value="22815055" calcext:value-type="float">
            <text:p>22815055</text:p>
          </table:table-cell>
          <table:table-cell table:formula="of:=[.A1428]/1000/(60*60*24)" office:value-type="time" office:time-value="PT06H20M15.055S" calcext:value-type="time">
            <text:p>06:20:15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763.95" calcext:value-type="float">
            <text:p>763.95</text:p>
          </table:table-cell>
          <table:table-cell office:value-type="float" office:value="916.21" calcext:value-type="float">
            <text:p>916.21</text:p>
          </table:table-cell>
        </table:table-row>
        <table:table-row table:style-name="ro1">
          <table:table-cell office:value-type="float" office:value="22831055" calcext:value-type="float">
            <text:p>22831055</text:p>
          </table:table-cell>
          <table:table-cell table:formula="of:=[.A1429]/1000/(60*60*24)" office:value-type="time" office:time-value="PT06H20M31.055S" calcext:value-type="time">
            <text:p>06:20:31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764.46" calcext:value-type="float">
            <text:p>764.46</text:p>
          </table:table-cell>
          <table:table-cell office:value-type="float" office:value="916.79" calcext:value-type="float">
            <text:p>916.79</text:p>
          </table:table-cell>
        </table:table-row>
        <table:table-row table:style-name="ro1">
          <table:table-cell office:value-type="float" office:value="22847055" calcext:value-type="float">
            <text:p>22847055</text:p>
          </table:table-cell>
          <table:table-cell table:formula="of:=[.A1430]/1000/(60*60*24)" office:value-type="time" office:time-value="PT06H20M47.055S" calcext:value-type="time">
            <text:p>06:20:47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764.97" calcext:value-type="float">
            <text:p>764.97</text:p>
          </table:table-cell>
          <table:table-cell office:value-type="float" office:value="917.38" calcext:value-type="float">
            <text:p>917.38</text:p>
          </table:table-cell>
        </table:table-row>
        <table:table-row table:style-name="ro1">
          <table:table-cell office:value-type="float" office:value="22863055" calcext:value-type="float">
            <text:p>22863055</text:p>
          </table:table-cell>
          <table:table-cell table:formula="of:=[.A1431]/1000/(60*60*24)" office:value-type="time" office:time-value="PT06H21M03.055S" calcext:value-type="time">
            <text:p>06:21:03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765.49" calcext:value-type="float">
            <text:p>765.49</text:p>
          </table:table-cell>
          <table:table-cell office:value-type="float" office:value="917.96" calcext:value-type="float">
            <text:p>917.96</text:p>
          </table:table-cell>
        </table:table-row>
        <table:table-row table:style-name="ro1">
          <table:table-cell office:value-type="float" office:value="22879055" calcext:value-type="float">
            <text:p>22879055</text:p>
          </table:table-cell>
          <table:table-cell table:formula="of:=[.A1432]/1000/(60*60*24)" office:value-type="time" office:time-value="PT06H21M19.055S" calcext:value-type="time">
            <text:p>06:21:19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766" calcext:value-type="float">
            <text:p>766</text:p>
          </table:table-cell>
          <table:table-cell office:value-type="float" office:value="918.54" calcext:value-type="float">
            <text:p>918.54</text:p>
          </table:table-cell>
        </table:table-row>
        <table:table-row table:style-name="ro1">
          <table:table-cell office:value-type="float" office:value="22895055" calcext:value-type="float">
            <text:p>22895055</text:p>
          </table:table-cell>
          <table:table-cell table:formula="of:=[.A1433]/1000/(60*60*24)" office:value-type="time" office:time-value="PT06H21M35.055S" calcext:value-type="time">
            <text:p>06:21:35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766.51" calcext:value-type="float">
            <text:p>766.51</text:p>
          </table:table-cell>
          <table:table-cell office:value-type="float" office:value="919.13" calcext:value-type="float">
            <text:p>919.13</text:p>
          </table:table-cell>
        </table:table-row>
        <table:table-row table:style-name="ro1">
          <table:table-cell office:value-type="float" office:value="22911055" calcext:value-type="float">
            <text:p>22911055</text:p>
          </table:table-cell>
          <table:table-cell table:formula="of:=[.A1434]/1000/(60*60*24)" office:value-type="time" office:time-value="PT06H21M51.055S" calcext:value-type="time">
            <text:p>06:21:51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04" calcext:value-type="float">
            <text:p>131.04</text:p>
          </table:table-cell>
          <table:table-cell office:value-type="float" office:value="767.02" calcext:value-type="float">
            <text:p>767.02</text:p>
          </table:table-cell>
          <table:table-cell office:value-type="float" office:value="919.71" calcext:value-type="float">
            <text:p>919.71</text:p>
          </table:table-cell>
        </table:table-row>
        <table:table-row table:style-name="ro1">
          <table:table-cell office:value-type="float" office:value="22927055" calcext:value-type="float">
            <text:p>22927055</text:p>
          </table:table-cell>
          <table:table-cell table:formula="of:=[.A1435]/1000/(60*60*24)" office:value-type="time" office:time-value="PT06H22M07.055S" calcext:value-type="time">
            <text:p>06:22:07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767.53" calcext:value-type="float">
            <text:p>767.53</text:p>
          </table:table-cell>
          <table:table-cell office:value-type="float" office:value="920.29" calcext:value-type="float">
            <text:p>920.29</text:p>
          </table:table-cell>
        </table:table-row>
        <table:table-row table:style-name="ro1">
          <table:table-cell office:value-type="float" office:value="22943055" calcext:value-type="float">
            <text:p>22943055</text:p>
          </table:table-cell>
          <table:table-cell table:formula="of:=[.A1436]/1000/(60*60*24)" office:value-type="time" office:time-value="PT06H22M23.055S" calcext:value-type="time">
            <text:p>06:22:23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768.04" calcext:value-type="float">
            <text:p>768.04</text:p>
          </table:table-cell>
          <table:table-cell office:value-type="float" office:value="920.88" calcext:value-type="float">
            <text:p>920.88</text:p>
          </table:table-cell>
        </table:table-row>
        <table:table-row table:style-name="ro1">
          <table:table-cell office:value-type="float" office:value="22959055" calcext:value-type="float">
            <text:p>22959055</text:p>
          </table:table-cell>
          <table:table-cell table:formula="of:=[.A1437]/1000/(60*60*24)" office:value-type="time" office:time-value="PT06H22M39.055S" calcext:value-type="time">
            <text:p>06:22:39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768.55" calcext:value-type="float">
            <text:p>768.55</text:p>
          </table:table-cell>
          <table:table-cell office:value-type="float" office:value="921.46" calcext:value-type="float">
            <text:p>921.46</text:p>
          </table:table-cell>
        </table:table-row>
        <table:table-row table:style-name="ro1">
          <table:table-cell office:value-type="float" office:value="22975055" calcext:value-type="float">
            <text:p>22975055</text:p>
          </table:table-cell>
          <table:table-cell table:formula="of:=[.A1438]/1000/(60*60*24)" office:value-type="time" office:time-value="PT06H22M55.055S" calcext:value-type="time">
            <text:p>06:22:55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769.06" calcext:value-type="float">
            <text:p>769.06</text:p>
          </table:table-cell>
          <table:table-cell office:value-type="float" office:value="922.04" calcext:value-type="float">
            <text:p>922.04</text:p>
          </table:table-cell>
        </table:table-row>
        <table:table-row table:style-name="ro1">
          <table:table-cell office:value-type="float" office:value="22991055" calcext:value-type="float">
            <text:p>22991055</text:p>
          </table:table-cell>
          <table:table-cell table:formula="of:=[.A1439]/1000/(60*60*24)" office:value-type="time" office:time-value="PT06H23M11.055S" calcext:value-type="time">
            <text:p>06:23:11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769.57" calcext:value-type="float">
            <text:p>769.57</text:p>
          </table:table-cell>
          <table:table-cell office:value-type="float" office:value="922.63" calcext:value-type="float">
            <text:p>922.63</text:p>
          </table:table-cell>
        </table:table-row>
        <table:table-row table:style-name="ro1">
          <table:table-cell office:value-type="float" office:value="23007055" calcext:value-type="float">
            <text:p>23007055</text:p>
          </table:table-cell>
          <table:table-cell table:formula="of:=[.A1440]/1000/(60*60*24)" office:value-type="time" office:time-value="PT06H23M27.055S" calcext:value-type="time">
            <text:p>06:23:27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770.08" calcext:value-type="float">
            <text:p>770.08</text:p>
          </table:table-cell>
          <table:table-cell office:value-type="float" office:value="923.21" calcext:value-type="float">
            <text:p>923.21</text:p>
          </table:table-cell>
        </table:table-row>
        <table:table-row table:style-name="ro1">
          <table:table-cell office:value-type="float" office:value="23023055" calcext:value-type="float">
            <text:p>23023055</text:p>
          </table:table-cell>
          <table:table-cell table:formula="of:=[.A1441]/1000/(60*60*24)" office:value-type="time" office:time-value="PT06H23M43.055S" calcext:value-type="time">
            <text:p>06:23:43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1.27" calcext:value-type="float">
            <text:p>131.27</text:p>
          </table:table-cell>
          <table:table-cell office:value-type="float" office:value="770.59" calcext:value-type="float">
            <text:p>770.59</text:p>
          </table:table-cell>
          <table:table-cell office:value-type="float" office:value="923.79" calcext:value-type="float">
            <text:p>923.79</text:p>
          </table:table-cell>
        </table:table-row>
        <table:table-row table:style-name="ro1">
          <table:table-cell office:value-type="float" office:value="23039055" calcext:value-type="float">
            <text:p>23039055</text:p>
          </table:table-cell>
          <table:table-cell table:formula="of:=[.A1442]/1000/(60*60*24)" office:value-type="time" office:time-value="PT06H23M59.055S" calcext:value-type="time">
            <text:p>06:23:59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771.1" calcext:value-type="float">
            <text:p>771.1</text:p>
          </table:table-cell>
          <table:table-cell office:value-type="float" office:value="924.37" calcext:value-type="float">
            <text:p>924.37</text:p>
          </table:table-cell>
        </table:table-row>
        <table:table-row table:style-name="ro1">
          <table:table-cell office:value-type="float" office:value="23055055" calcext:value-type="float">
            <text:p>23055055</text:p>
          </table:table-cell>
          <table:table-cell table:formula="of:=[.A1443]/1000/(60*60*24)" office:value-type="time" office:time-value="PT06H24M15.055S" calcext:value-type="time">
            <text:p>06:24:15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771.61" calcext:value-type="float">
            <text:p>771.61</text:p>
          </table:table-cell>
          <table:table-cell office:value-type="float" office:value="924.95" calcext:value-type="float">
            <text:p>924.95</text:p>
          </table:table-cell>
        </table:table-row>
        <table:table-row table:style-name="ro1">
          <table:table-cell office:value-type="float" office:value="23071055" calcext:value-type="float">
            <text:p>23071055</text:p>
          </table:table-cell>
          <table:table-cell table:formula="of:=[.A1444]/1000/(60*60*24)" office:value-type="time" office:time-value="PT06H24M31.055S" calcext:value-type="time">
            <text:p>06:24:31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72.12" calcext:value-type="float">
            <text:p>772.12</text:p>
          </table:table-cell>
          <table:table-cell office:value-type="float" office:value="925.54" calcext:value-type="float">
            <text:p>925.54</text:p>
          </table:table-cell>
        </table:table-row>
        <table:table-row table:style-name="ro1">
          <table:table-cell office:value-type="float" office:value="23087055" calcext:value-type="float">
            <text:p>23087055</text:p>
          </table:table-cell>
          <table:table-cell table:formula="of:=[.A1445]/1000/(60*60*24)" office:value-type="time" office:time-value="PT06H24M47.055S" calcext:value-type="time">
            <text:p>06:24:47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772.63" calcext:value-type="float">
            <text:p>772.63</text:p>
          </table:table-cell>
          <table:table-cell office:value-type="float" office:value="926.12" calcext:value-type="float">
            <text:p>926.12</text:p>
          </table:table-cell>
        </table:table-row>
        <table:table-row table:style-name="ro1">
          <table:table-cell office:value-type="float" office:value="23103055" calcext:value-type="float">
            <text:p>23103055</text:p>
          </table:table-cell>
          <table:table-cell table:formula="of:=[.A1446]/1000/(60*60*24)" office:value-type="time" office:time-value="PT06H25M03.055S" calcext:value-type="time">
            <text:p>06:25:03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773.14" calcext:value-type="float">
            <text:p>773.14</text:p>
          </table:table-cell>
          <table:table-cell office:value-type="float" office:value="926.7" calcext:value-type="float">
            <text:p>926.7</text:p>
          </table:table-cell>
        </table:table-row>
        <table:table-row table:style-name="ro1">
          <table:table-cell office:value-type="float" office:value="23119055" calcext:value-type="float">
            <text:p>23119055</text:p>
          </table:table-cell>
          <table:table-cell table:formula="of:=[.A1447]/1000/(60*60*24)" office:value-type="time" office:time-value="PT06H25M19.055S" calcext:value-type="time">
            <text:p>06:25:19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73.65" calcext:value-type="float">
            <text:p>773.65</text:p>
          </table:table-cell>
          <table:table-cell office:value-type="float" office:value="927.28" calcext:value-type="float">
            <text:p>927.28</text:p>
          </table:table-cell>
        </table:table-row>
        <table:table-row table:style-name="ro1">
          <table:table-cell office:value-type="float" office:value="23135055" calcext:value-type="float">
            <text:p>23135055</text:p>
          </table:table-cell>
          <table:table-cell table:formula="of:=[.A1448]/1000/(60*60*24)" office:value-type="time" office:time-value="PT06H25M35.055S" calcext:value-type="time">
            <text:p>06:25:35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74.16" calcext:value-type="float">
            <text:p>774.16</text:p>
          </table:table-cell>
          <table:table-cell office:value-type="float" office:value="927.86" calcext:value-type="float">
            <text:p>927.86</text:p>
          </table:table-cell>
        </table:table-row>
        <table:table-row table:style-name="ro1">
          <table:table-cell office:value-type="float" office:value="23151055" calcext:value-type="float">
            <text:p>23151055</text:p>
          </table:table-cell>
          <table:table-cell table:formula="of:=[.A1449]/1000/(60*60*24)" office:value-type="time" office:time-value="PT06H25M51.055S" calcext:value-type="time">
            <text:p>06:25:51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74.67" calcext:value-type="float">
            <text:p>774.67</text:p>
          </table:table-cell>
          <table:table-cell office:value-type="float" office:value="928.44" calcext:value-type="float">
            <text:p>928.44</text:p>
          </table:table-cell>
        </table:table-row>
        <table:table-row table:style-name="ro1">
          <table:table-cell office:value-type="float" office:value="23167055" calcext:value-type="float">
            <text:p>23167055</text:p>
          </table:table-cell>
          <table:table-cell table:formula="of:=[.A1450]/1000/(60*60*24)" office:value-type="time" office:time-value="PT06H26M07.055S" calcext:value-type="time">
            <text:p>06:26:07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75.18" calcext:value-type="float">
            <text:p>775.18</text:p>
          </table:table-cell>
          <table:table-cell office:value-type="float" office:value="929.02" calcext:value-type="float">
            <text:p>929.02</text:p>
          </table:table-cell>
        </table:table-row>
        <table:table-row table:style-name="ro1">
          <table:table-cell office:value-type="float" office:value="23183055" calcext:value-type="float">
            <text:p>23183055</text:p>
          </table:table-cell>
          <table:table-cell table:formula="of:=[.A1451]/1000/(60*60*24)" office:value-type="time" office:time-value="PT06H26M23.055S" calcext:value-type="time">
            <text:p>06:26:23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75.69" calcext:value-type="float">
            <text:p>775.69</text:p>
          </table:table-cell>
          <table:table-cell office:value-type="float" office:value="929.6" calcext:value-type="float">
            <text:p>929.6</text:p>
          </table:table-cell>
        </table:table-row>
        <table:table-row table:style-name="ro1">
          <table:table-cell office:value-type="float" office:value="23199055" calcext:value-type="float">
            <text:p>23199055</text:p>
          </table:table-cell>
          <table:table-cell table:formula="of:=[.A1452]/1000/(60*60*24)" office:value-type="time" office:time-value="PT06H26M39.055S" calcext:value-type="time">
            <text:p>06:26:39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776.2" calcext:value-type="float">
            <text:p>776.2</text:p>
          </table:table-cell>
          <table:table-cell office:value-type="float" office:value="930.19" calcext:value-type="float">
            <text:p>930.19</text:p>
          </table:table-cell>
        </table:table-row>
        <table:table-row table:style-name="ro1">
          <table:table-cell office:value-type="float" office:value="23215055" calcext:value-type="float">
            <text:p>23215055</text:p>
          </table:table-cell>
          <table:table-cell table:formula="of:=[.A1453]/1000/(60*60*24)" office:value-type="time" office:time-value="PT06H26M55.055S" calcext:value-type="time">
            <text:p>06:26:55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76.71" calcext:value-type="float">
            <text:p>776.71</text:p>
          </table:table-cell>
          <table:table-cell office:value-type="float" office:value="930.77" calcext:value-type="float">
            <text:p>930.77</text:p>
          </table:table-cell>
        </table:table-row>
        <table:table-row table:style-name="ro1">
          <table:table-cell office:value-type="float" office:value="23231055" calcext:value-type="float">
            <text:p>23231055</text:p>
          </table:table-cell>
          <table:table-cell table:formula="of:=[.A1454]/1000/(60*60*24)" office:value-type="time" office:time-value="PT06H27M11.055S" calcext:value-type="time">
            <text:p>06:27:11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77.22" calcext:value-type="float">
            <text:p>777.22</text:p>
          </table:table-cell>
          <table:table-cell office:value-type="float" office:value="931.35" calcext:value-type="float">
            <text:p>931.35</text:p>
          </table:table-cell>
        </table:table-row>
        <table:table-row table:style-name="ro1">
          <table:table-cell office:value-type="float" office:value="23247055" calcext:value-type="float">
            <text:p>23247055</text:p>
          </table:table-cell>
          <table:table-cell table:formula="of:=[.A1455]/1000/(60*60*24)" office:value-type="time" office:time-value="PT06H27M27.055S" calcext:value-type="time">
            <text:p>06:27:27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777.73" calcext:value-type="float">
            <text:p>777.73</text:p>
          </table:table-cell>
          <table:table-cell office:value-type="float" office:value="931.93" calcext:value-type="float">
            <text:p>931.93</text:p>
          </table:table-cell>
        </table:table-row>
        <table:table-row table:style-name="ro1">
          <table:table-cell office:value-type="float" office:value="23263055" calcext:value-type="float">
            <text:p>23263055</text:p>
          </table:table-cell>
          <table:table-cell table:formula="of:=[.A1456]/1000/(60*60*24)" office:value-type="time" office:time-value="PT06H27M43.055S" calcext:value-type="time">
            <text:p>06:27:43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778.24" calcext:value-type="float">
            <text:p>778.24</text:p>
          </table:table-cell>
          <table:table-cell office:value-type="float" office:value="932.51" calcext:value-type="float">
            <text:p>932.51</text:p>
          </table:table-cell>
        </table:table-row>
        <table:table-row table:style-name="ro1">
          <table:table-cell office:value-type="float" office:value="23279055" calcext:value-type="float">
            <text:p>23279055</text:p>
          </table:table-cell>
          <table:table-cell table:formula="of:=[.A1457]/1000/(60*60*24)" office:value-type="time" office:time-value="PT06H27M59.055S" calcext:value-type="time">
            <text:p>06:27:59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778.75" calcext:value-type="float">
            <text:p>778.75</text:p>
          </table:table-cell>
          <table:table-cell office:value-type="float" office:value="933.09" calcext:value-type="float">
            <text:p>933.09</text:p>
          </table:table-cell>
        </table:table-row>
        <table:table-row table:style-name="ro1">
          <table:table-cell office:value-type="float" office:value="23295055" calcext:value-type="float">
            <text:p>23295055</text:p>
          </table:table-cell>
          <table:table-cell table:formula="of:=[.A1458]/1000/(60*60*24)" office:value-type="time" office:time-value="PT06H28M15.055S" calcext:value-type="time">
            <text:p>06:28:15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779.26" calcext:value-type="float">
            <text:p>779.26</text:p>
          </table:table-cell>
          <table:table-cell office:value-type="float" office:value="933.67" calcext:value-type="float">
            <text:p>933.67</text:p>
          </table:table-cell>
        </table:table-row>
        <table:table-row table:style-name="ro1">
          <table:table-cell office:value-type="float" office:value="23311054" calcext:value-type="float">
            <text:p>23311054</text:p>
          </table:table-cell>
          <table:table-cell table:formula="of:=[.A1459]/1000/(60*60*24)" office:value-type="time" office:time-value="PT06H28M31.054S" calcext:value-type="time">
            <text:p>06:28:31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779.77" calcext:value-type="float">
            <text:p>779.77</text:p>
          </table:table-cell>
          <table:table-cell office:value-type="float" office:value="934.25" calcext:value-type="float">
            <text:p>934.25</text:p>
          </table:table-cell>
        </table:table-row>
        <table:table-row table:style-name="ro1">
          <table:table-cell office:value-type="float" office:value="23327055" calcext:value-type="float">
            <text:p>23327055</text:p>
          </table:table-cell>
          <table:table-cell table:formula="of:=[.A1460]/1000/(60*60*24)" office:value-type="time" office:time-value="PT06H28M47.055S" calcext:value-type="time">
            <text:p>06:28:47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780.28" calcext:value-type="float">
            <text:p>780.28</text:p>
          </table:table-cell>
          <table:table-cell office:value-type="float" office:value="934.83" calcext:value-type="float">
            <text:p>934.83</text:p>
          </table:table-cell>
        </table:table-row>
        <table:table-row table:style-name="ro1">
          <table:table-cell office:value-type="float" office:value="23343055" calcext:value-type="float">
            <text:p>23343055</text:p>
          </table:table-cell>
          <table:table-cell table:formula="of:=[.A1461]/1000/(60*60*24)" office:value-type="time" office:time-value="PT06H29M03.055S" calcext:value-type="time">
            <text:p>06:29:03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780.79" calcext:value-type="float">
            <text:p>780.79</text:p>
          </table:table-cell>
          <table:table-cell office:value-type="float" office:value="935.41" calcext:value-type="float">
            <text:p>935.41</text:p>
          </table:table-cell>
        </table:table-row>
        <table:table-row table:style-name="ro1">
          <table:table-cell office:value-type="float" office:value="23359055" calcext:value-type="float">
            <text:p>23359055</text:p>
          </table:table-cell>
          <table:table-cell table:formula="of:=[.A1462]/1000/(60*60*24)" office:value-type="time" office:time-value="PT06H29M19.055S" calcext:value-type="time">
            <text:p>06:29:19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781.29" calcext:value-type="float">
            <text:p>781.29</text:p>
          </table:table-cell>
          <table:table-cell office:value-type="float" office:value="935.99" calcext:value-type="float">
            <text:p>935.99</text:p>
          </table:table-cell>
        </table:table-row>
        <table:table-row table:style-name="ro1">
          <table:table-cell office:value-type="float" office:value="23375055" calcext:value-type="float">
            <text:p>23375055</text:p>
          </table:table-cell>
          <table:table-cell table:formula="of:=[.A1463]/1000/(60*60*24)" office:value-type="time" office:time-value="PT06H29M35.055S" calcext:value-type="time">
            <text:p>06:29:35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781.8" calcext:value-type="float">
            <text:p>781.8</text:p>
          </table:table-cell>
          <table:table-cell office:value-type="float" office:value="936.57" calcext:value-type="float">
            <text:p>936.57</text:p>
          </table:table-cell>
        </table:table-row>
        <table:table-row table:style-name="ro1">
          <table:table-cell office:value-type="float" office:value="23391055" calcext:value-type="float">
            <text:p>23391055</text:p>
          </table:table-cell>
          <table:table-cell table:formula="of:=[.A1464]/1000/(60*60*24)" office:value-type="time" office:time-value="PT06H29M51.055S" calcext:value-type="time">
            <text:p>06:29:51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782.31" calcext:value-type="float">
            <text:p>782.31</text:p>
          </table:table-cell>
          <table:table-cell office:value-type="float" office:value="937.15" calcext:value-type="float">
            <text:p>937.15</text:p>
          </table:table-cell>
        </table:table-row>
        <table:table-row table:style-name="ro1">
          <table:table-cell office:value-type="float" office:value="23407055" calcext:value-type="float">
            <text:p>23407055</text:p>
          </table:table-cell>
          <table:table-cell table:formula="of:=[.A1465]/1000/(60*60*24)" office:value-type="time" office:time-value="PT06H30M07.055S" calcext:value-type="time">
            <text:p>06:30:07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782.82" calcext:value-type="float">
            <text:p>782.82</text:p>
          </table:table-cell>
          <table:table-cell office:value-type="float" office:value="937.73" calcext:value-type="float">
            <text:p>937.73</text:p>
          </table:table-cell>
        </table:table-row>
        <table:table-row table:style-name="ro1">
          <table:table-cell office:value-type="float" office:value="23423055" calcext:value-type="float">
            <text:p>23423055</text:p>
          </table:table-cell>
          <table:table-cell table:formula="of:=[.A1466]/1000/(60*60*24)" office:value-type="time" office:time-value="PT06H30M23.055S" calcext:value-type="time">
            <text:p>06:30:23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783.33" calcext:value-type="float">
            <text:p>783.33</text:p>
          </table:table-cell>
          <table:table-cell office:value-type="float" office:value="938.31" calcext:value-type="float">
            <text:p>938.31</text:p>
          </table:table-cell>
        </table:table-row>
        <table:table-row table:style-name="ro1">
          <table:table-cell office:value-type="float" office:value="23439055" calcext:value-type="float">
            <text:p>23439055</text:p>
          </table:table-cell>
          <table:table-cell table:formula="of:=[.A1467]/1000/(60*60*24)" office:value-type="time" office:time-value="PT06H30M39.055S" calcext:value-type="time">
            <text:p>06:30:39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9" calcext:value-type="float">
            <text:p>129.9</text:p>
          </table:table-cell>
          <table:table-cell office:value-type="float" office:value="783.84" calcext:value-type="float">
            <text:p>783.84</text:p>
          </table:table-cell>
          <table:table-cell office:value-type="float" office:value="938.88" calcext:value-type="float">
            <text:p>938.88</text:p>
          </table:table-cell>
        </table:table-row>
        <table:table-row table:style-name="ro1">
          <table:table-cell office:value-type="float" office:value="23455055" calcext:value-type="float">
            <text:p>23455055</text:p>
          </table:table-cell>
          <table:table-cell table:formula="of:=[.A1468]/1000/(60*60*24)" office:value-type="time" office:time-value="PT06H30M55.055S" calcext:value-type="time">
            <text:p>06:30:55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784.35" calcext:value-type="float">
            <text:p>784.35</text:p>
          </table:table-cell>
          <table:table-cell office:value-type="float" office:value="939.46" calcext:value-type="float">
            <text:p>939.46</text:p>
          </table:table-cell>
        </table:table-row>
        <table:table-row table:style-name="ro1">
          <table:table-cell office:value-type="float" office:value="23471055" calcext:value-type="float">
            <text:p>23471055</text:p>
          </table:table-cell>
          <table:table-cell table:formula="of:=[.A1469]/1000/(60*60*24)" office:value-type="time" office:time-value="PT06H31M11.055S" calcext:value-type="time">
            <text:p>06:31:11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784.86" calcext:value-type="float">
            <text:p>784.86</text:p>
          </table:table-cell>
          <table:table-cell office:value-type="float" office:value="940.04" calcext:value-type="float">
            <text:p>940.04</text:p>
          </table:table-cell>
        </table:table-row>
        <table:table-row table:style-name="ro1">
          <table:table-cell office:value-type="float" office:value="23487055" calcext:value-type="float">
            <text:p>23487055</text:p>
          </table:table-cell>
          <table:table-cell table:formula="of:=[.A1470]/1000/(60*60*24)" office:value-type="time" office:time-value="PT06H31M27.055S" calcext:value-type="time">
            <text:p>06:31:27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785.37" calcext:value-type="float">
            <text:p>785.37</text:p>
          </table:table-cell>
          <table:table-cell office:value-type="float" office:value="940.62" calcext:value-type="float">
            <text:p>940.62</text:p>
          </table:table-cell>
        </table:table-row>
        <table:table-row table:style-name="ro1">
          <table:table-cell office:value-type="float" office:value="23503055" calcext:value-type="float">
            <text:p>23503055</text:p>
          </table:table-cell>
          <table:table-cell table:formula="of:=[.A1471]/1000/(60*60*24)" office:value-type="time" office:time-value="PT06H31M43.055S" calcext:value-type="time">
            <text:p>06:31:43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785.87" calcext:value-type="float">
            <text:p>785.87</text:p>
          </table:table-cell>
          <table:table-cell office:value-type="float" office:value="941.2" calcext:value-type="float">
            <text:p>941.2</text:p>
          </table:table-cell>
        </table:table-row>
        <table:table-row table:style-name="ro1">
          <table:table-cell office:value-type="float" office:value="23519055" calcext:value-type="float">
            <text:p>23519055</text:p>
          </table:table-cell>
          <table:table-cell table:formula="of:=[.A1472]/1000/(60*60*24)" office:value-type="time" office:time-value="PT06H31M59.055S" calcext:value-type="time">
            <text:p>06:31:59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786.38" calcext:value-type="float">
            <text:p>786.38</text:p>
          </table:table-cell>
          <table:table-cell office:value-type="float" office:value="941.78" calcext:value-type="float">
            <text:p>941.78</text:p>
          </table:table-cell>
        </table:table-row>
        <table:table-row table:style-name="ro1">
          <table:table-cell office:value-type="float" office:value="23535055" calcext:value-type="float">
            <text:p>23535055</text:p>
          </table:table-cell>
          <table:table-cell table:formula="of:=[.A1473]/1000/(60*60*24)" office:value-type="time" office:time-value="PT06H32M15.055S" calcext:value-type="time">
            <text:p>06:32:15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786.89" calcext:value-type="float">
            <text:p>786.89</text:p>
          </table:table-cell>
          <table:table-cell office:value-type="float" office:value="942.35" calcext:value-type="float">
            <text:p>942.35</text:p>
          </table:table-cell>
        </table:table-row>
        <table:table-row table:style-name="ro1">
          <table:table-cell office:value-type="float" office:value="23551055" calcext:value-type="float">
            <text:p>23551055</text:p>
          </table:table-cell>
          <table:table-cell table:formula="of:=[.A1474]/1000/(60*60*24)" office:value-type="time" office:time-value="PT06H32M31.055S" calcext:value-type="time">
            <text:p>06:32:31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787.4" calcext:value-type="float">
            <text:p>787.4</text:p>
          </table:table-cell>
          <table:table-cell office:value-type="float" office:value="942.93" calcext:value-type="float">
            <text:p>942.93</text:p>
          </table:table-cell>
        </table:table-row>
        <table:table-row table:style-name="ro1">
          <table:table-cell office:value-type="float" office:value="23567055" calcext:value-type="float">
            <text:p>23567055</text:p>
          </table:table-cell>
          <table:table-cell table:formula="of:=[.A1475]/1000/(60*60*24)" office:value-type="time" office:time-value="PT06H32M47.055S" calcext:value-type="time">
            <text:p>06:32:47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787.91" calcext:value-type="float">
            <text:p>787.91</text:p>
          </table:table-cell>
          <table:table-cell office:value-type="float" office:value="943.51" calcext:value-type="float">
            <text:p>943.51</text:p>
          </table:table-cell>
        </table:table-row>
        <table:table-row table:style-name="ro1">
          <table:table-cell office:value-type="float" office:value="23583055" calcext:value-type="float">
            <text:p>23583055</text:p>
          </table:table-cell>
          <table:table-cell table:formula="of:=[.A1476]/1000/(60*60*24)" office:value-type="time" office:time-value="PT06H33M03.055S" calcext:value-type="time">
            <text:p>06:33:03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788.42" calcext:value-type="float">
            <text:p>788.42</text:p>
          </table:table-cell>
          <table:table-cell office:value-type="float" office:value="944.08" calcext:value-type="float">
            <text:p>944.08</text:p>
          </table:table-cell>
        </table:table-row>
        <table:table-row table:style-name="ro1">
          <table:table-cell office:value-type="float" office:value="23599055" calcext:value-type="float">
            <text:p>23599055</text:p>
          </table:table-cell>
          <table:table-cell table:formula="of:=[.A1477]/1000/(60*60*24)" office:value-type="time" office:time-value="PT06H33M19.055S" calcext:value-type="time">
            <text:p>06:33:19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788.93" calcext:value-type="float">
            <text:p>788.93</text:p>
          </table:table-cell>
          <table:table-cell office:value-type="float" office:value="944.66" calcext:value-type="float">
            <text:p>944.66</text:p>
          </table:table-cell>
        </table:table-row>
        <table:table-row table:style-name="ro1">
          <table:table-cell office:value-type="float" office:value="23615055" calcext:value-type="float">
            <text:p>23615055</text:p>
          </table:table-cell>
          <table:table-cell table:formula="of:=[.A1478]/1000/(60*60*24)" office:value-type="time" office:time-value="PT06H33M35.055S" calcext:value-type="time">
            <text:p>06:33:35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789.43" calcext:value-type="float">
            <text:p>789.43</text:p>
          </table:table-cell>
          <table:table-cell office:value-type="float" office:value="945.24" calcext:value-type="float">
            <text:p>945.24</text:p>
          </table:table-cell>
        </table:table-row>
        <table:table-row table:style-name="ro1">
          <table:table-cell office:value-type="float" office:value="23631055" calcext:value-type="float">
            <text:p>23631055</text:p>
          </table:table-cell>
          <table:table-cell table:formula="of:=[.A1479]/1000/(60*60*24)" office:value-type="time" office:time-value="PT06H33M51.055S" calcext:value-type="time">
            <text:p>06:33:51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789.94" calcext:value-type="float">
            <text:p>789.94</text:p>
          </table:table-cell>
          <table:table-cell office:value-type="float" office:value="945.82" calcext:value-type="float">
            <text:p>945.82</text:p>
          </table:table-cell>
        </table:table-row>
        <table:table-row table:style-name="ro1">
          <table:table-cell office:value-type="float" office:value="23647055" calcext:value-type="float">
            <text:p>23647055</text:p>
          </table:table-cell>
          <table:table-cell table:formula="of:=[.A1480]/1000/(60*60*24)" office:value-type="time" office:time-value="PT06H34M07.055S" calcext:value-type="time">
            <text:p>06:34:07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790.45" calcext:value-type="float">
            <text:p>790.45</text:p>
          </table:table-cell>
          <table:table-cell office:value-type="float" office:value="946.39" calcext:value-type="float">
            <text:p>946.39</text:p>
          </table:table-cell>
        </table:table-row>
        <table:table-row table:style-name="ro1">
          <table:table-cell office:value-type="float" office:value="23663055" calcext:value-type="float">
            <text:p>23663055</text:p>
          </table:table-cell>
          <table:table-cell table:formula="of:=[.A1481]/1000/(60*60*24)" office:value-type="time" office:time-value="PT06H34M23.055S" calcext:value-type="time">
            <text:p>06:34:23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790.96" calcext:value-type="float">
            <text:p>790.96</text:p>
          </table:table-cell>
          <table:table-cell office:value-type="float" office:value="946.97" calcext:value-type="float">
            <text:p>946.97</text:p>
          </table:table-cell>
        </table:table-row>
        <table:table-row table:style-name="ro1">
          <table:table-cell office:value-type="float" office:value="23679055" calcext:value-type="float">
            <text:p>23679055</text:p>
          </table:table-cell>
          <table:table-cell table:formula="of:=[.A1482]/1000/(60*60*24)" office:value-type="time" office:time-value="PT06H34M39.055S" calcext:value-type="time">
            <text:p>06:34:39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791.46" calcext:value-type="float">
            <text:p>791.46</text:p>
          </table:table-cell>
          <table:table-cell office:value-type="float" office:value="947.55" calcext:value-type="float">
            <text:p>947.55</text:p>
          </table:table-cell>
        </table:table-row>
        <table:table-row table:style-name="ro1">
          <table:table-cell office:value-type="float" office:value="23695055" calcext:value-type="float">
            <text:p>23695055</text:p>
          </table:table-cell>
          <table:table-cell table:formula="of:=[.A1483]/1000/(60*60*24)" office:value-type="time" office:time-value="PT06H34M55.055S" calcext:value-type="time">
            <text:p>06:34:55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791.97" calcext:value-type="float">
            <text:p>791.97</text:p>
          </table:table-cell>
          <table:table-cell office:value-type="float" office:value="948.12" calcext:value-type="float">
            <text:p>948.12</text:p>
          </table:table-cell>
        </table:table-row>
        <table:table-row table:style-name="ro1">
          <table:table-cell office:value-type="float" office:value="23711055" calcext:value-type="float">
            <text:p>23711055</text:p>
          </table:table-cell>
          <table:table-cell table:formula="of:=[.A1484]/1000/(60*60*24)" office:value-type="time" office:time-value="PT06H35M11.055S" calcext:value-type="time">
            <text:p>06:35:11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792.48" calcext:value-type="float">
            <text:p>792.48</text:p>
          </table:table-cell>
          <table:table-cell office:value-type="float" office:value="948.7" calcext:value-type="float">
            <text:p>948.7</text:p>
          </table:table-cell>
        </table:table-row>
        <table:table-row table:style-name="ro1">
          <table:table-cell office:value-type="float" office:value="23727055" calcext:value-type="float">
            <text:p>23727055</text:p>
          </table:table-cell>
          <table:table-cell table:formula="of:=[.A1485]/1000/(60*60*24)" office:value-type="time" office:time-value="PT06H35M27.055S" calcext:value-type="time">
            <text:p>06:35:27</text:p>
          </table:table-cell>
          <table:table-cell office:value-type="float" office:value="1.13" calcext:value-type="float">
            <text:p>1.13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21" calcext:value-type="float">
            <text:p>129.21</text:p>
          </table:table-cell>
          <table:table-cell office:value-type="float" office:value="792.99" calcext:value-type="float">
            <text:p>792.99</text:p>
          </table:table-cell>
          <table:table-cell office:value-type="float" office:value="949.28" calcext:value-type="float">
            <text:p>949.28</text:p>
          </table:table-cell>
        </table:table-row>
        <table:table-row table:style-name="ro1">
          <table:table-cell office:value-type="float" office:value="23743055" calcext:value-type="float">
            <text:p>23743055</text:p>
          </table:table-cell>
          <table:table-cell table:formula="of:=[.A1486]/1000/(60*60*24)" office:value-type="time" office:time-value="PT06H35M43.055S" calcext:value-type="time">
            <text:p>06:35:43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6" calcext:value-type="float">
            <text:p>129.66</text:p>
          </table:table-cell>
          <table:table-cell office:value-type="float" office:value="793.5" calcext:value-type="float">
            <text:p>793.5</text:p>
          </table:table-cell>
          <table:table-cell office:value-type="float" office:value="949.85" calcext:value-type="float">
            <text:p>949.85</text:p>
          </table:table-cell>
        </table:table-row>
        <table:table-row table:style-name="ro1">
          <table:table-cell office:value-type="float" office:value="23759055" calcext:value-type="float">
            <text:p>23759055</text:p>
          </table:table-cell>
          <table:table-cell table:formula="of:=[.A1487]/1000/(60*60*24)" office:value-type="time" office:time-value="PT06H35M59.055S" calcext:value-type="time">
            <text:p>06:35:59</text:p>
          </table:table-cell>
          <table:table-cell office:value-type="float" office:value="1.13" calcext:value-type="float">
            <text:p>1.13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21" calcext:value-type="float">
            <text:p>129.21</text:p>
          </table:table-cell>
          <table:table-cell office:value-type="float" office:value="794" calcext:value-type="float">
            <text:p>794</text:p>
          </table:table-cell>
          <table:table-cell office:value-type="float" office:value="950.43" calcext:value-type="float">
            <text:p>950.43</text:p>
          </table:table-cell>
        </table:table-row>
        <table:table-row table:style-name="ro1">
          <table:table-cell office:value-type="float" office:value="23775055" calcext:value-type="float">
            <text:p>23775055</text:p>
          </table:table-cell>
          <table:table-cell table:formula="of:=[.A1488]/1000/(60*60*24)" office:value-type="time" office:time-value="PT06H36M15.055S" calcext:value-type="time">
            <text:p>06:36:15</text:p>
          </table:table-cell>
          <table:table-cell office:value-type="float" office:value="1.13" calcext:value-type="float">
            <text:p>1.13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21" calcext:value-type="float">
            <text:p>129.21</text:p>
          </table:table-cell>
          <table:table-cell office:value-type="float" office:value="794.51" calcext:value-type="float">
            <text:p>794.51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23791055" calcext:value-type="float">
            <text:p>23791055</text:p>
          </table:table-cell>
          <table:table-cell table:formula="of:=[.A1489]/1000/(60*60*24)" office:value-type="time" office:time-value="PT06H36M31.055S" calcext:value-type="time">
            <text:p>06:36:31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1" calcext:value-type="float">
            <text:p>129.1</text:p>
          </table:table-cell>
          <table:table-cell office:value-type="float" office:value="795.02" calcext:value-type="float">
            <text:p>795.02</text:p>
          </table:table-cell>
          <table:table-cell office:value-type="float" office:value="951.58" calcext:value-type="float">
            <text:p>951.58</text:p>
          </table:table-cell>
        </table:table-row>
        <table:table-row table:style-name="ro1">
          <table:table-cell office:value-type="float" office:value="23807055" calcext:value-type="float">
            <text:p>23807055</text:p>
          </table:table-cell>
          <table:table-cell table:formula="of:=[.A1490]/1000/(60*60*24)" office:value-type="time" office:time-value="PT06H36M47.055S" calcext:value-type="time">
            <text:p>06:36:47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795.53" calcext:value-type="float">
            <text:p>795.53</text:p>
          </table:table-cell>
          <table:table-cell office:value-type="float" office:value="952.15" calcext:value-type="float">
            <text:p>952.15</text:p>
          </table:table-cell>
        </table:table-row>
        <table:table-row table:style-name="ro1">
          <table:table-cell office:value-type="float" office:value="23823055" calcext:value-type="float">
            <text:p>23823055</text:p>
          </table:table-cell>
          <table:table-cell table:formula="of:=[.A1491]/1000/(60*60*24)" office:value-type="time" office:time-value="PT06H37M03.055S" calcext:value-type="time">
            <text:p>06:37:03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796.03" calcext:value-type="float">
            <text:p>796.03</text:p>
          </table:table-cell>
          <table:table-cell office:value-type="float" office:value="952.73" calcext:value-type="float">
            <text:p>952.73</text:p>
          </table:table-cell>
        </table:table-row>
        <table:table-row table:style-name="ro1">
          <table:table-cell office:value-type="float" office:value="23839055" calcext:value-type="float">
            <text:p>23839055</text:p>
          </table:table-cell>
          <table:table-cell table:formula="of:=[.A1492]/1000/(60*60*24)" office:value-type="time" office:time-value="PT06H37M19.055S" calcext:value-type="time">
            <text:p>06:37:19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796.54" calcext:value-type="float">
            <text:p>796.54</text:p>
          </table:table-cell>
          <table:table-cell office:value-type="float" office:value="953.3" calcext:value-type="float">
            <text:p>953.3</text:p>
          </table:table-cell>
        </table:table-row>
        <table:table-row table:style-name="ro1">
          <table:table-cell office:value-type="float" office:value="23855055" calcext:value-type="float">
            <text:p>23855055</text:p>
          </table:table-cell>
          <table:table-cell table:formula="of:=[.A1493]/1000/(60*60*24)" office:value-type="time" office:time-value="PT06H37M35.055S" calcext:value-type="time">
            <text:p>06:37:35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797.05" calcext:value-type="float">
            <text:p>797.05</text:p>
          </table:table-cell>
          <table:table-cell office:value-type="float" office:value="953.88" calcext:value-type="float">
            <text:p>953.88</text:p>
          </table:table-cell>
        </table:table-row>
        <table:table-row table:style-name="ro1">
          <table:table-cell office:value-type="float" office:value="23871055" calcext:value-type="float">
            <text:p>23871055</text:p>
          </table:table-cell>
          <table:table-cell table:formula="of:=[.A1494]/1000/(60*60*24)" office:value-type="time" office:time-value="PT06H37M51.055S" calcext:value-type="time">
            <text:p>06:37:51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797.55" calcext:value-type="float">
            <text:p>797.55</text:p>
          </table:table-cell>
          <table:table-cell office:value-type="float" office:value="954.45" calcext:value-type="float">
            <text:p>954.45</text:p>
          </table:table-cell>
        </table:table-row>
        <table:table-row table:style-name="ro1">
          <table:table-cell office:value-type="float" office:value="23887055" calcext:value-type="float">
            <text:p>23887055</text:p>
          </table:table-cell>
          <table:table-cell table:formula="of:=[.A1495]/1000/(60*60*24)" office:value-type="time" office:time-value="PT06H38M07.055S" calcext:value-type="time">
            <text:p>06:38:07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798.06" calcext:value-type="float">
            <text:p>798.06</text:p>
          </table:table-cell>
          <table:table-cell office:value-type="float" office:value="955.03" calcext:value-type="float">
            <text:p>955.03</text:p>
          </table:table-cell>
        </table:table-row>
        <table:table-row table:style-name="ro1">
          <table:table-cell office:value-type="float" office:value="23903055" calcext:value-type="float">
            <text:p>23903055</text:p>
          </table:table-cell>
          <table:table-cell table:formula="of:=[.A1496]/1000/(60*60*24)" office:value-type="time" office:time-value="PT06H38M23.055S" calcext:value-type="time">
            <text:p>06:38:23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798.57" calcext:value-type="float">
            <text:p>798.57</text:p>
          </table:table-cell>
          <table:table-cell office:value-type="float" office:value="955.6" calcext:value-type="float">
            <text:p>955.6</text:p>
          </table:table-cell>
        </table:table-row>
        <table:table-row table:style-name="ro1">
          <table:table-cell office:value-type="float" office:value="23919055" calcext:value-type="float">
            <text:p>23919055</text:p>
          </table:table-cell>
          <table:table-cell table:formula="of:=[.A1497]/1000/(60*60*24)" office:value-type="time" office:time-value="PT06H38M39.055S" calcext:value-type="time">
            <text:p>06:38:39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799.07" calcext:value-type="float">
            <text:p>799.07</text:p>
          </table:table-cell>
          <table:table-cell office:value-type="float" office:value="956.17" calcext:value-type="float">
            <text:p>956.17</text:p>
          </table:table-cell>
        </table:table-row>
        <table:table-row table:style-name="ro1">
          <table:table-cell office:value-type="float" office:value="23935055" calcext:value-type="float">
            <text:p>23935055</text:p>
          </table:table-cell>
          <table:table-cell table:formula="of:=[.A1498]/1000/(60*60*24)" office:value-type="time" office:time-value="PT06H38M55.055S" calcext:value-type="time">
            <text:p>06:38:55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799.58" calcext:value-type="float">
            <text:p>799.58</text:p>
          </table:table-cell>
          <table:table-cell office:value-type="float" office:value="956.75" calcext:value-type="float">
            <text:p>956.75</text:p>
          </table:table-cell>
        </table:table-row>
        <table:table-row table:style-name="ro1">
          <table:table-cell office:value-type="float" office:value="23951055" calcext:value-type="float">
            <text:p>23951055</text:p>
          </table:table-cell>
          <table:table-cell table:formula="of:=[.A1499]/1000/(60*60*24)" office:value-type="time" office:time-value="PT06H39M11.055S" calcext:value-type="time">
            <text:p>06:39:11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800.09" calcext:value-type="float">
            <text:p>800.09</text:p>
          </table:table-cell>
          <table:table-cell office:value-type="float" office:value="957.32" calcext:value-type="float">
            <text:p>957.32</text:p>
          </table:table-cell>
        </table:table-row>
        <table:table-row table:style-name="ro1">
          <table:table-cell office:value-type="float" office:value="23967055" calcext:value-type="float">
            <text:p>23967055</text:p>
          </table:table-cell>
          <table:table-cell table:formula="of:=[.A1500]/1000/(60*60*24)" office:value-type="time" office:time-value="PT06H39M27.055S" calcext:value-type="time">
            <text:p>06:39:27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800.59" calcext:value-type="float">
            <text:p>800.59</text:p>
          </table:table-cell>
          <table:table-cell office:value-type="float" office:value="957.89" calcext:value-type="float">
            <text:p>957.89</text:p>
          </table:table-cell>
        </table:table-row>
        <table:table-row table:style-name="ro1">
          <table:table-cell office:value-type="float" office:value="23983055" calcext:value-type="float">
            <text:p>23983055</text:p>
          </table:table-cell>
          <table:table-cell table:formula="of:=[.A1501]/1000/(60*60*24)" office:value-type="time" office:time-value="PT06H39M43.055S" calcext:value-type="time">
            <text:p>06:39:43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01.1" calcext:value-type="float">
            <text:p>801.1</text:p>
          </table:table-cell>
          <table:table-cell office:value-type="float" office:value="958.47" calcext:value-type="float">
            <text:p>958.47</text:p>
          </table:table-cell>
        </table:table-row>
        <table:table-row table:style-name="ro1">
          <table:table-cell office:value-type="float" office:value="23999055" calcext:value-type="float">
            <text:p>23999055</text:p>
          </table:table-cell>
          <table:table-cell table:formula="of:=[.A1502]/1000/(60*60*24)" office:value-type="time" office:time-value="PT06H39M59.055S" calcext:value-type="time">
            <text:p>06:39:59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01.61" calcext:value-type="float">
            <text:p>801.61</text:p>
          </table:table-cell>
          <table:table-cell office:value-type="float" office:value="959.04" calcext:value-type="float">
            <text:p>959.04</text:p>
          </table:table-cell>
        </table:table-row>
        <table:table-row table:style-name="ro1">
          <table:table-cell office:value-type="float" office:value="24015055" calcext:value-type="float">
            <text:p>24015055</text:p>
          </table:table-cell>
          <table:table-cell table:formula="of:=[.A1503]/1000/(60*60*24)" office:value-type="time" office:time-value="PT06H40M15.055S" calcext:value-type="time">
            <text:p>06:40:15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02.11" calcext:value-type="float">
            <text:p>802.11</text:p>
          </table:table-cell>
          <table:table-cell office:value-type="float" office:value="959.61" calcext:value-type="float">
            <text:p>959.61</text:p>
          </table:table-cell>
        </table:table-row>
        <table:table-row table:style-name="ro1">
          <table:table-cell office:value-type="float" office:value="24031055" calcext:value-type="float">
            <text:p>24031055</text:p>
          </table:table-cell>
          <table:table-cell table:formula="of:=[.A1504]/1000/(60*60*24)" office:value-type="time" office:time-value="PT06H40M31.055S" calcext:value-type="time">
            <text:p>06:40:31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02.62" calcext:value-type="float">
            <text:p>802.62</text:p>
          </table:table-cell>
          <table:table-cell office:value-type="float" office:value="960.19" calcext:value-type="float">
            <text:p>960.19</text:p>
          </table:table-cell>
        </table:table-row>
        <table:table-row table:style-name="ro1">
          <table:table-cell office:value-type="float" office:value="24047055" calcext:value-type="float">
            <text:p>24047055</text:p>
          </table:table-cell>
          <table:table-cell table:formula="of:=[.A1505]/1000/(60*60*24)" office:value-type="time" office:time-value="PT06H40M47.055S" calcext:value-type="time">
            <text:p>06:40:47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03.12" calcext:value-type="float">
            <text:p>803.12</text:p>
          </table:table-cell>
          <table:table-cell office:value-type="float" office:value="960.76" calcext:value-type="float">
            <text:p>960.76</text:p>
          </table:table-cell>
        </table:table-row>
        <table:table-row table:style-name="ro1">
          <table:table-cell office:value-type="float" office:value="24063055" calcext:value-type="float">
            <text:p>24063055</text:p>
          </table:table-cell>
          <table:table-cell table:formula="of:=[.A1506]/1000/(60*60*24)" office:value-type="time" office:time-value="PT06H41M03.055S" calcext:value-type="time">
            <text:p>06:41:03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03.63" calcext:value-type="float">
            <text:p>803.63</text:p>
          </table:table-cell>
          <table:table-cell office:value-type="float" office:value="961.33" calcext:value-type="float">
            <text:p>961.33</text:p>
          </table:table-cell>
        </table:table-row>
        <table:table-row table:style-name="ro1">
          <table:table-cell office:value-type="float" office:value="24079055" calcext:value-type="float">
            <text:p>24079055</text:p>
          </table:table-cell>
          <table:table-cell table:formula="of:=[.A1507]/1000/(60*60*24)" office:value-type="time" office:time-value="PT06H41M19.055S" calcext:value-type="time">
            <text:p>06:41:19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04.14" calcext:value-type="float">
            <text:p>804.14</text:p>
          </table:table-cell>
          <table:table-cell office:value-type="float" office:value="961.9" calcext:value-type="float">
            <text:p>961.9</text:p>
          </table:table-cell>
        </table:table-row>
        <table:table-row table:style-name="ro1">
          <table:table-cell office:value-type="float" office:value="24095055" calcext:value-type="float">
            <text:p>24095055</text:p>
          </table:table-cell>
          <table:table-cell table:formula="of:=[.A1508]/1000/(60*60*24)" office:value-type="time" office:time-value="PT06H41M35.055S" calcext:value-type="time">
            <text:p>06:41:35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04.64" calcext:value-type="float">
            <text:p>804.64</text:p>
          </table:table-cell>
          <table:table-cell office:value-type="float" office:value="962.48" calcext:value-type="float">
            <text:p>962.48</text:p>
          </table:table-cell>
        </table:table-row>
        <table:table-row table:style-name="ro1">
          <table:table-cell office:value-type="float" office:value="24111055" calcext:value-type="float">
            <text:p>24111055</text:p>
          </table:table-cell>
          <table:table-cell table:formula="of:=[.A1509]/1000/(60*60*24)" office:value-type="time" office:time-value="PT06H41M51.055S" calcext:value-type="time">
            <text:p>06:41:51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805.15" calcext:value-type="float">
            <text:p>805.15</text:p>
          </table:table-cell>
          <table:table-cell office:value-type="float" office:value="963.05" calcext:value-type="float">
            <text:p>963.05</text:p>
          </table:table-cell>
        </table:table-row>
        <table:table-row table:style-name="ro1">
          <table:table-cell office:value-type="float" office:value="24127055" calcext:value-type="float">
            <text:p>24127055</text:p>
          </table:table-cell>
          <table:table-cell table:formula="of:=[.A1510]/1000/(60*60*24)" office:value-type="time" office:time-value="PT06H42M07.055S" calcext:value-type="time">
            <text:p>06:42:07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805.65" calcext:value-type="float">
            <text:p>805.65</text:p>
          </table:table-cell>
          <table:table-cell office:value-type="float" office:value="963.62" calcext:value-type="float">
            <text:p>963.62</text:p>
          </table:table-cell>
        </table:table-row>
        <table:table-row table:style-name="ro1">
          <table:table-cell office:value-type="float" office:value="24143055" calcext:value-type="float">
            <text:p>24143055</text:p>
          </table:table-cell>
          <table:table-cell table:formula="of:=[.A1511]/1000/(60*60*24)" office:value-type="time" office:time-value="PT06H42M23.055S" calcext:value-type="time">
            <text:p>06:42:23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64" calcext:value-type="float">
            <text:p>128.64</text:p>
          </table:table-cell>
          <table:table-cell office:value-type="float" office:value="806.16" calcext:value-type="float">
            <text:p>806.16</text:p>
          </table:table-cell>
          <table:table-cell office:value-type="float" office:value="964.19" calcext:value-type="float">
            <text:p>964.19</text:p>
          </table:table-cell>
        </table:table-row>
        <table:table-row table:style-name="ro1">
          <table:table-cell office:value-type="float" office:value="24159055" calcext:value-type="float">
            <text:p>24159055</text:p>
          </table:table-cell>
          <table:table-cell table:formula="of:=[.A1512]/1000/(60*60*24)" office:value-type="time" office:time-value="PT06H42M39.055S" calcext:value-type="time">
            <text:p>06:42:39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29" calcext:value-type="float">
            <text:p>128.29</text:p>
          </table:table-cell>
          <table:table-cell office:value-type="float" office:value="806.67" calcext:value-type="float">
            <text:p>806.67</text:p>
          </table:table-cell>
          <table:table-cell office:value-type="float" office:value="964.76" calcext:value-type="float">
            <text:p>964.76</text:p>
          </table:table-cell>
        </table:table-row>
        <table:table-row table:style-name="ro1">
          <table:table-cell office:value-type="float" office:value="24175055" calcext:value-type="float">
            <text:p>24175055</text:p>
          </table:table-cell>
          <table:table-cell table:formula="of:=[.A1513]/1000/(60*60*24)" office:value-type="time" office:time-value="PT06H42M55.055S" calcext:value-type="time">
            <text:p>06:42:55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18" calcext:value-type="float">
            <text:p>128.18</text:p>
          </table:table-cell>
          <table:table-cell office:value-type="float" office:value="807.17" calcext:value-type="float">
            <text:p>807.17</text:p>
          </table:table-cell>
          <table:table-cell office:value-type="float" office:value="965.33" calcext:value-type="float">
            <text:p>965.33</text:p>
          </table:table-cell>
        </table:table-row>
        <table:table-row table:style-name="ro1">
          <table:table-cell office:value-type="float" office:value="24191055" calcext:value-type="float">
            <text:p>24191055</text:p>
          </table:table-cell>
          <table:table-cell table:formula="of:=[.A1514]/1000/(60*60*24)" office:value-type="time" office:time-value="PT06H43M11.055S" calcext:value-type="time">
            <text:p>06:43:11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64" calcext:value-type="float">
            <text:p>128.64</text:p>
          </table:table-cell>
          <table:table-cell office:value-type="float" office:value="807.68" calcext:value-type="float">
            <text:p>807.68</text:p>
          </table:table-cell>
          <table:table-cell office:value-type="float" office:value="965.9" calcext:value-type="float">
            <text:p>965.9</text:p>
          </table:table-cell>
        </table:table-row>
        <table:table-row table:style-name="ro1">
          <table:table-cell office:value-type="float" office:value="24207055" calcext:value-type="float">
            <text:p>24207055</text:p>
          </table:table-cell>
          <table:table-cell table:formula="of:=[.A1515]/1000/(60*60*24)" office:value-type="time" office:time-value="PT06H43M27.055S" calcext:value-type="time">
            <text:p>06:43:27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64" calcext:value-type="float">
            <text:p>128.64</text:p>
          </table:table-cell>
          <table:table-cell office:value-type="float" office:value="808.18" calcext:value-type="float">
            <text:p>808.18</text:p>
          </table:table-cell>
          <table:table-cell office:value-type="float" office:value="966.47" calcext:value-type="float">
            <text:p>966.47</text:p>
          </table:table-cell>
        </table:table-row>
        <table:table-row table:style-name="ro1">
          <table:table-cell office:value-type="float" office:value="24223055" calcext:value-type="float">
            <text:p>24223055</text:p>
          </table:table-cell>
          <table:table-cell table:formula="of:=[.A1516]/1000/(60*60*24)" office:value-type="time" office:time-value="PT06H43M43.055S" calcext:value-type="time">
            <text:p>06:43:43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18" calcext:value-type="float">
            <text:p>128.18</text:p>
          </table:table-cell>
          <table:table-cell office:value-type="float" office:value="808.69" calcext:value-type="float">
            <text:p>808.69</text:p>
          </table:table-cell>
          <table:table-cell office:value-type="float" office:value="967.04" calcext:value-type="float">
            <text:p>967.04</text:p>
          </table:table-cell>
        </table:table-row>
        <table:table-row table:style-name="ro1">
          <table:table-cell office:value-type="float" office:value="24239055" calcext:value-type="float">
            <text:p>24239055</text:p>
          </table:table-cell>
          <table:table-cell table:formula="of:=[.A1517]/1000/(60*60*24)" office:value-type="time" office:time-value="PT06H43M59.055S" calcext:value-type="time">
            <text:p>06:43:59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18" calcext:value-type="float">
            <text:p>128.18</text:p>
          </table:table-cell>
          <table:table-cell office:value-type="float" office:value="809.19" calcext:value-type="float">
            <text:p>809.19</text:p>
          </table:table-cell>
          <table:table-cell office:value-type="float" office:value="967.61" calcext:value-type="float">
            <text:p>967.61</text:p>
          </table:table-cell>
        </table:table-row>
        <table:table-row table:style-name="ro1">
          <table:table-cell office:value-type="float" office:value="24255055" calcext:value-type="float">
            <text:p>24255055</text:p>
          </table:table-cell>
          <table:table-cell table:formula="of:=[.A1518]/1000/(60*60*24)" office:value-type="time" office:time-value="PT06H44M15.055S" calcext:value-type="time">
            <text:p>06:44:15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09.7" calcext:value-type="float">
            <text:p>809.7</text:p>
          </table:table-cell>
          <table:table-cell office:value-type="float" office:value="968.18" calcext:value-type="float">
            <text:p>968.18</text:p>
          </table:table-cell>
        </table:table-row>
        <table:table-row table:style-name="ro1">
          <table:table-cell office:value-type="float" office:value="24271055" calcext:value-type="float">
            <text:p>24271055</text:p>
          </table:table-cell>
          <table:table-cell table:formula="of:=[.A1519]/1000/(60*60*24)" office:value-type="time" office:time-value="PT06H44M31.055S" calcext:value-type="time">
            <text:p>06:44:31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18" calcext:value-type="float">
            <text:p>128.18</text:p>
          </table:table-cell>
          <table:table-cell office:value-type="float" office:value="810.2" calcext:value-type="float">
            <text:p>810.2</text:p>
          </table:table-cell>
          <table:table-cell office:value-type="float" office:value="968.75" calcext:value-type="float">
            <text:p>968.75</text:p>
          </table:table-cell>
        </table:table-row>
        <table:table-row table:style-name="ro1">
          <table:table-cell office:value-type="float" office:value="24287055" calcext:value-type="float">
            <text:p>24287055</text:p>
          </table:table-cell>
          <table:table-cell table:formula="of:=[.A1520]/1000/(60*60*24)" office:value-type="time" office:time-value="PT06H44M47.055S" calcext:value-type="time">
            <text:p>06:44:47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52" calcext:value-type="float">
            <text:p>128.52</text:p>
          </table:table-cell>
          <table:table-cell office:value-type="float" office:value="810.71" calcext:value-type="float">
            <text:p>810.71</text:p>
          </table:table-cell>
          <table:table-cell office:value-type="float" office:value="969.32" calcext:value-type="float">
            <text:p>969.32</text:p>
          </table:table-cell>
        </table:table-row>
        <table:table-row table:style-name="ro1">
          <table:table-cell office:value-type="float" office:value="24303055" calcext:value-type="float">
            <text:p>24303055</text:p>
          </table:table-cell>
          <table:table-cell table:formula="of:=[.A1521]/1000/(60*60*24)" office:value-type="time" office:time-value="PT06H45M03.055S" calcext:value-type="time">
            <text:p>06:45:03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11.21" calcext:value-type="float">
            <text:p>811.21</text:p>
          </table:table-cell>
          <table:table-cell office:value-type="float" office:value="969.89" calcext:value-type="float">
            <text:p>969.89</text:p>
          </table:table-cell>
        </table:table-row>
        <table:table-row table:style-name="ro1">
          <table:table-cell office:value-type="float" office:value="24319055" calcext:value-type="float">
            <text:p>24319055</text:p>
          </table:table-cell>
          <table:table-cell table:formula="of:=[.A1522]/1000/(60*60*24)" office:value-type="time" office:time-value="PT06H45M19.055S" calcext:value-type="time">
            <text:p>06:45:19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11.72" calcext:value-type="float">
            <text:p>811.72</text:p>
          </table:table-cell>
          <table:table-cell office:value-type="float" office:value="970.46" calcext:value-type="float">
            <text:p>970.46</text:p>
          </table:table-cell>
        </table:table-row>
        <table:table-row table:style-name="ro1">
          <table:table-cell office:value-type="float" office:value="24335055" calcext:value-type="float">
            <text:p>24335055</text:p>
          </table:table-cell>
          <table:table-cell table:formula="of:=[.A1523]/1000/(60*60*24)" office:value-type="time" office:time-value="PT06H45M35.055S" calcext:value-type="time">
            <text:p>06:45:35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6" calcext:value-type="float">
            <text:p>127.96</text:p>
          </table:table-cell>
          <table:table-cell office:value-type="float" office:value="812.22" calcext:value-type="float">
            <text:p>812.22</text:p>
          </table:table-cell>
          <table:table-cell office:value-type="float" office:value="971.03" calcext:value-type="float">
            <text:p>971.03</text:p>
          </table:table-cell>
        </table:table-row>
        <table:table-row table:style-name="ro1">
          <table:table-cell office:value-type="float" office:value="24351055" calcext:value-type="float">
            <text:p>24351055</text:p>
          </table:table-cell>
          <table:table-cell table:formula="of:=[.A1524]/1000/(60*60*24)" office:value-type="time" office:time-value="PT06H45M51.055S" calcext:value-type="time">
            <text:p>06:45:51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12.73" calcext:value-type="float">
            <text:p>812.73</text:p>
          </table:table-cell>
          <table:table-cell office:value-type="float" office:value="971.6" calcext:value-type="float">
            <text:p>971.6</text:p>
          </table:table-cell>
        </table:table-row>
        <table:table-row table:style-name="ro1">
          <table:table-cell office:value-type="float" office:value="24367055" calcext:value-type="float">
            <text:p>24367055</text:p>
          </table:table-cell>
          <table:table-cell table:formula="of:=[.A1525]/1000/(60*60*24)" office:value-type="time" office:time-value="PT06H46M07.055S" calcext:value-type="time">
            <text:p>06:46:07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13.23" calcext:value-type="float">
            <text:p>813.23</text:p>
          </table:table-cell>
          <table:table-cell office:value-type="float" office:value="972.17" calcext:value-type="float">
            <text:p>972.17</text:p>
          </table:table-cell>
        </table:table-row>
        <table:table-row table:style-name="ro1">
          <table:table-cell office:value-type="float" office:value="24383055" calcext:value-type="float">
            <text:p>24383055</text:p>
          </table:table-cell>
          <table:table-cell table:formula="of:=[.A1526]/1000/(60*60*24)" office:value-type="time" office:time-value="PT06H46M23.055S" calcext:value-type="time">
            <text:p>06:46:23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813.74" calcext:value-type="float">
            <text:p>813.74</text:p>
          </table:table-cell>
          <table:table-cell office:value-type="float" office:value="972.74" calcext:value-type="float">
            <text:p>972.74</text:p>
          </table:table-cell>
        </table:table-row>
        <table:table-row table:style-name="ro1">
          <table:table-cell office:value-type="float" office:value="24399055" calcext:value-type="float">
            <text:p>24399055</text:p>
          </table:table-cell>
          <table:table-cell table:formula="of:=[.A1527]/1000/(60*60*24)" office:value-type="time" office:time-value="PT06H46M39.055S" calcext:value-type="time">
            <text:p>06:46:39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814.24" calcext:value-type="float">
            <text:p>814.24</text:p>
          </table:table-cell>
          <table:table-cell office:value-type="float" office:value="973.31" calcext:value-type="float">
            <text:p>973.31</text:p>
          </table:table-cell>
        </table:table-row>
        <table:table-row table:style-name="ro1">
          <table:table-cell office:value-type="float" office:value="24415055" calcext:value-type="float">
            <text:p>24415055</text:p>
          </table:table-cell>
          <table:table-cell table:formula="of:=[.A1528]/1000/(60*60*24)" office:value-type="time" office:time-value="PT06H46M55.055S" calcext:value-type="time">
            <text:p>06:46:55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814.74" calcext:value-type="float">
            <text:p>814.74</text:p>
          </table:table-cell>
          <table:table-cell office:value-type="float" office:value="973.87" calcext:value-type="float">
            <text:p>973.87</text:p>
          </table:table-cell>
        </table:table-row>
        <table:table-row table:style-name="ro1">
          <table:table-cell office:value-type="float" office:value="24431055" calcext:value-type="float">
            <text:p>24431055</text:p>
          </table:table-cell>
          <table:table-cell table:formula="of:=[.A1529]/1000/(60*60*24)" office:value-type="time" office:time-value="PT06H47M11.055S" calcext:value-type="time">
            <text:p>06:47:11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815.25" calcext:value-type="float">
            <text:p>815.25</text:p>
          </table:table-cell>
          <table:table-cell office:value-type="float" office:value="974.44" calcext:value-type="float">
            <text:p>974.44</text:p>
          </table:table-cell>
        </table:table-row>
        <table:table-row table:style-name="ro1">
          <table:table-cell office:value-type="float" office:value="24447055" calcext:value-type="float">
            <text:p>24447055</text:p>
          </table:table-cell>
          <table:table-cell table:formula="of:=[.A1530]/1000/(60*60*24)" office:value-type="time" office:time-value="PT06H47M27.055S" calcext:value-type="time">
            <text:p>06:47:27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815.75" calcext:value-type="float">
            <text:p>815.75</text:p>
          </table:table-cell>
          <table:table-cell office:value-type="float" office:value="975.01" calcext:value-type="float">
            <text:p>975.01</text:p>
          </table:table-cell>
        </table:table-row>
        <table:table-row table:style-name="ro1">
          <table:table-cell office:value-type="float" office:value="24463055" calcext:value-type="float">
            <text:p>24463055</text:p>
          </table:table-cell>
          <table:table-cell table:formula="of:=[.A1531]/1000/(60*60*24)" office:value-type="time" office:time-value="PT06H47M43.055S" calcext:value-type="time">
            <text:p>06:47:43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816.26" calcext:value-type="float">
            <text:p>816.26</text:p>
          </table:table-cell>
          <table:table-cell office:value-type="float" office:value="975.58" calcext:value-type="float">
            <text:p>975.58</text:p>
          </table:table-cell>
        </table:table-row>
        <table:table-row table:style-name="ro1">
          <table:table-cell office:value-type="float" office:value="24479055" calcext:value-type="float">
            <text:p>24479055</text:p>
          </table:table-cell>
          <table:table-cell table:formula="of:=[.A1532]/1000/(60*60*24)" office:value-type="time" office:time-value="PT06H47M59.055S" calcext:value-type="time">
            <text:p>06:47:59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816.76" calcext:value-type="float">
            <text:p>816.76</text:p>
          </table:table-cell>
          <table:table-cell office:value-type="float" office:value="976.15" calcext:value-type="float">
            <text:p>976.15</text:p>
          </table:table-cell>
        </table:table-row>
        <table:table-row table:style-name="ro1">
          <table:table-cell office:value-type="float" office:value="24495055" calcext:value-type="float">
            <text:p>24495055</text:p>
          </table:table-cell>
          <table:table-cell table:formula="of:=[.A1533]/1000/(60*60*24)" office:value-type="time" office:time-value="PT06H48M15.055S" calcext:value-type="time">
            <text:p>06:48:15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817.27" calcext:value-type="float">
            <text:p>817.27</text:p>
          </table:table-cell>
          <table:table-cell office:value-type="float" office:value="976.72" calcext:value-type="float">
            <text:p>976.72</text:p>
          </table:table-cell>
        </table:table-row>
        <table:table-row table:style-name="ro1">
          <table:table-cell office:value-type="float" office:value="24511055" calcext:value-type="float">
            <text:p>24511055</text:p>
          </table:table-cell>
          <table:table-cell table:formula="of:=[.A1534]/1000/(60*60*24)" office:value-type="time" office:time-value="PT06H48M31.055S" calcext:value-type="time">
            <text:p>06:48:31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817.77" calcext:value-type="float">
            <text:p>817.77</text:p>
          </table:table-cell>
          <table:table-cell office:value-type="float" office:value="977.28" calcext:value-type="float">
            <text:p>977.28</text:p>
          </table:table-cell>
        </table:table-row>
        <table:table-row table:style-name="ro1">
          <table:table-cell office:value-type="float" office:value="24527055" calcext:value-type="float">
            <text:p>24527055</text:p>
          </table:table-cell>
          <table:table-cell table:formula="of:=[.A1535]/1000/(60*60*24)" office:value-type="time" office:time-value="PT06H48M47.055S" calcext:value-type="time">
            <text:p>06:48:47</text:p>
          </table:table-cell>
          <table:table-cell office:value-type="float" office:value="1.13" calcext:value-type="float">
            <text:p>1.13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73" calcext:value-type="float">
            <text:p>127.73</text:p>
          </table:table-cell>
          <table:table-cell office:value-type="float" office:value="818.27" calcext:value-type="float">
            <text:p>818.27</text:p>
          </table:table-cell>
          <table:table-cell office:value-type="float" office:value="977.85" calcext:value-type="float">
            <text:p>977.85</text:p>
          </table:table-cell>
        </table:table-row>
        <table:table-row table:style-name="ro1">
          <table:table-cell office:value-type="float" office:value="24543055" calcext:value-type="float">
            <text:p>24543055</text:p>
          </table:table-cell>
          <table:table-cell table:formula="of:=[.A1536]/1000/(60*60*24)" office:value-type="time" office:time-value="PT06H49M03.055S" calcext:value-type="time">
            <text:p>06:49:03</text:p>
          </table:table-cell>
          <table:table-cell office:value-type="float" office:value="1.13" calcext:value-type="float">
            <text:p>1.13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73" calcext:value-type="float">
            <text:p>127.73</text:p>
          </table:table-cell>
          <table:table-cell office:value-type="float" office:value="818.78" calcext:value-type="float">
            <text:p>818.78</text:p>
          </table:table-cell>
          <table:table-cell office:value-type="float" office:value="978.42" calcext:value-type="float">
            <text:p>978.42</text:p>
          </table:table-cell>
        </table:table-row>
        <table:table-row table:style-name="ro1">
          <table:table-cell office:value-type="float" office:value="24559055" calcext:value-type="float">
            <text:p>24559055</text:p>
          </table:table-cell>
          <table:table-cell table:formula="of:=[.A1537]/1000/(60*60*24)" office:value-type="time" office:time-value="PT06H49M19.055S" calcext:value-type="time">
            <text:p>06:49:19</text:p>
          </table:table-cell>
          <table:table-cell office:value-type="float" office:value="1.13" calcext:value-type="float">
            <text:p>1.13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73" calcext:value-type="float">
            <text:p>127.73</text:p>
          </table:table-cell>
          <table:table-cell office:value-type="float" office:value="819.28" calcext:value-type="float">
            <text:p>819.28</text:p>
          </table:table-cell>
          <table:table-cell office:value-type="float" office:value="978.99" calcext:value-type="float">
            <text:p>978.99</text:p>
          </table:table-cell>
        </table:table-row>
        <table:table-row table:style-name="ro1">
          <table:table-cell office:value-type="float" office:value="24575055" calcext:value-type="float">
            <text:p>24575055</text:p>
          </table:table-cell>
          <table:table-cell table:formula="of:=[.A1538]/1000/(60*60*24)" office:value-type="time" office:time-value="PT06H49M35.055S" calcext:value-type="time">
            <text:p>06:49:35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819.79" calcext:value-type="float">
            <text:p>819.79</text:p>
          </table:table-cell>
          <table:table-cell office:value-type="float" office:value="979.55" calcext:value-type="float">
            <text:p>979.55</text:p>
          </table:table-cell>
        </table:table-row>
        <table:table-row table:style-name="ro1">
          <table:table-cell office:value-type="float" office:value="24591055" calcext:value-type="float">
            <text:p>24591055</text:p>
          </table:table-cell>
          <table:table-cell table:formula="of:=[.A1539]/1000/(60*60*24)" office:value-type="time" office:time-value="PT06H49M51.055S" calcext:value-type="time">
            <text:p>06:49:51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820.29" calcext:value-type="float">
            <text:p>820.29</text:p>
          </table:table-cell>
          <table:table-cell office:value-type="float" office:value="980.12" calcext:value-type="float">
            <text:p>980.12</text:p>
          </table:table-cell>
        </table:table-row>
        <table:table-row table:style-name="ro1">
          <table:table-cell office:value-type="float" office:value="24607055" calcext:value-type="float">
            <text:p>24607055</text:p>
          </table:table-cell>
          <table:table-cell table:formula="of:=[.A1540]/1000/(60*60*24)" office:value-type="time" office:time-value="PT06H50M07.055S" calcext:value-type="time">
            <text:p>06:50:07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820.79" calcext:value-type="float">
            <text:p>820.79</text:p>
          </table:table-cell>
          <table:table-cell office:value-type="float" office:value="980.68" calcext:value-type="float">
            <text:p>980.68</text:p>
          </table:table-cell>
        </table:table-row>
        <table:table-row table:style-name="ro1">
          <table:table-cell office:value-type="float" office:value="24623055" calcext:value-type="float">
            <text:p>24623055</text:p>
          </table:table-cell>
          <table:table-cell table:formula="of:=[.A1541]/1000/(60*60*24)" office:value-type="time" office:time-value="PT06H50M23.055S" calcext:value-type="time">
            <text:p>06:50:23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821.3" calcext:value-type="float">
            <text:p>821.3</text:p>
          </table:table-cell>
          <table:table-cell office:value-type="float" office:value="981.25" calcext:value-type="float">
            <text:p>981.25</text:p>
          </table:table-cell>
        </table:table-row>
        <table:table-row table:style-name="ro1">
          <table:table-cell office:value-type="float" office:value="24639055" calcext:value-type="float">
            <text:p>24639055</text:p>
          </table:table-cell>
          <table:table-cell table:formula="of:=[.A1542]/1000/(60*60*24)" office:value-type="time" office:time-value="PT06H50M39.055S" calcext:value-type="time">
            <text:p>06:50:39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821.8" calcext:value-type="float">
            <text:p>821.8</text:p>
          </table:table-cell>
          <table:table-cell office:value-type="float" office:value="981.82" calcext:value-type="float">
            <text:p>981.82</text:p>
          </table:table-cell>
        </table:table-row>
        <table:table-row table:style-name="ro1">
          <table:table-cell office:value-type="float" office:value="24655055" calcext:value-type="float">
            <text:p>24655055</text:p>
          </table:table-cell>
          <table:table-cell table:formula="of:=[.A1543]/1000/(60*60*24)" office:value-type="time" office:time-value="PT06H50M55.055S" calcext:value-type="time">
            <text:p>06:50:55</text:p>
          </table:table-cell>
          <table:table-cell office:value-type="float" office:value="1.13" calcext:value-type="float">
            <text:p>1.13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61" calcext:value-type="float">
            <text:p>127.61</text:p>
          </table:table-cell>
          <table:table-cell office:value-type="float" office:value="822.3" calcext:value-type="float">
            <text:p>822.3</text:p>
          </table:table-cell>
          <table:table-cell office:value-type="float" office:value="982.38" calcext:value-type="float">
            <text:p>982.38</text:p>
          </table:table-cell>
        </table:table-row>
        <table:table-row table:style-name="ro1">
          <table:table-cell office:value-type="float" office:value="24671055" calcext:value-type="float">
            <text:p>24671055</text:p>
          </table:table-cell>
          <table:table-cell table:formula="of:=[.A1544]/1000/(60*60*24)" office:value-type="time" office:time-value="PT06H51M11.055S" calcext:value-type="time">
            <text:p>06:51:11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822.8" calcext:value-type="float">
            <text:p>822.8</text:p>
          </table:table-cell>
          <table:table-cell office:value-type="float" office:value="982.95" calcext:value-type="float">
            <text:p>982.95</text:p>
          </table:table-cell>
        </table:table-row>
        <table:table-row table:style-name="ro1">
          <table:table-cell office:value-type="float" office:value="24687055" calcext:value-type="float">
            <text:p>24687055</text:p>
          </table:table-cell>
          <table:table-cell table:formula="of:=[.A1545]/1000/(60*60*24)" office:value-type="time" office:time-value="PT06H51M27.055S" calcext:value-type="time">
            <text:p>06:51:27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823.31" calcext:value-type="float">
            <text:p>823.31</text:p>
          </table:table-cell>
          <table:table-cell office:value-type="float" office:value="983.51" calcext:value-type="float">
            <text:p>983.51</text:p>
          </table:table-cell>
        </table:table-row>
        <table:table-row table:style-name="ro1">
          <table:table-cell office:value-type="float" office:value="24703055" calcext:value-type="float">
            <text:p>24703055</text:p>
          </table:table-cell>
          <table:table-cell table:formula="of:=[.A1546]/1000/(60*60*24)" office:value-type="time" office:time-value="PT06H51M43.055S" calcext:value-type="time">
            <text:p>06:51:43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823.81" calcext:value-type="float">
            <text:p>823.81</text:p>
          </table:table-cell>
          <table:table-cell office:value-type="float" office:value="984.08" calcext:value-type="float">
            <text:p>984.08</text:p>
          </table:table-cell>
        </table:table-row>
        <table:table-row table:style-name="ro1">
          <table:table-cell office:value-type="float" office:value="24719055" calcext:value-type="float">
            <text:p>24719055</text:p>
          </table:table-cell>
          <table:table-cell table:formula="of:=[.A1547]/1000/(60*60*24)" office:value-type="time" office:time-value="PT06H51M59.055S" calcext:value-type="time">
            <text:p>06:51:59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824.31" calcext:value-type="float">
            <text:p>824.31</text:p>
          </table:table-cell>
          <table:table-cell office:value-type="float" office:value="984.64" calcext:value-type="float">
            <text:p>984.64</text:p>
          </table:table-cell>
        </table:table-row>
        <table:table-row table:style-name="ro1">
          <table:table-cell office:value-type="float" office:value="24735055" calcext:value-type="float">
            <text:p>24735055</text:p>
          </table:table-cell>
          <table:table-cell table:formula="of:=[.A1548]/1000/(60*60*24)" office:value-type="time" office:time-value="PT06H52M15.055S" calcext:value-type="time">
            <text:p>06:52:15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824.82" calcext:value-type="float">
            <text:p>824.82</text:p>
          </table:table-cell>
          <table:table-cell office:value-type="float" office:value="985.21" calcext:value-type="float">
            <text:p>985.21</text:p>
          </table:table-cell>
        </table:table-row>
        <table:table-row table:style-name="ro1">
          <table:table-cell office:value-type="float" office:value="24751055" calcext:value-type="float">
            <text:p>24751055</text:p>
          </table:table-cell>
          <table:table-cell table:formula="of:=[.A1549]/1000/(60*60*24)" office:value-type="time" office:time-value="PT06H52M31.055S" calcext:value-type="time">
            <text:p>06:52:31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825.32" calcext:value-type="float">
            <text:p>825.32</text:p>
          </table:table-cell>
          <table:table-cell office:value-type="float" office:value="985.77" calcext:value-type="float">
            <text:p>985.77</text:p>
          </table:table-cell>
        </table:table-row>
        <table:table-row table:style-name="ro1">
          <table:table-cell office:value-type="float" office:value="24767055" calcext:value-type="float">
            <text:p>24767055</text:p>
          </table:table-cell>
          <table:table-cell table:formula="of:=[.A1550]/1000/(60*60*24)" office:value-type="time" office:time-value="PT06H52M47.055S" calcext:value-type="time">
            <text:p>06:52:47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825.82" calcext:value-type="float">
            <text:p>825.82</text:p>
          </table:table-cell>
          <table:table-cell office:value-type="float" office:value="986.34" calcext:value-type="float">
            <text:p>986.34</text:p>
          </table:table-cell>
        </table:table-row>
        <table:table-row table:style-name="ro1">
          <table:table-cell office:value-type="float" office:value="24783055" calcext:value-type="float">
            <text:p>24783055</text:p>
          </table:table-cell>
          <table:table-cell table:formula="of:=[.A1551]/1000/(60*60*24)" office:value-type="time" office:time-value="PT06H53M03.055S" calcext:value-type="time">
            <text:p>06:53:03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826.32" calcext:value-type="float">
            <text:p>826.32</text:p>
          </table:table-cell>
          <table:table-cell office:value-type="float" office:value="986.9" calcext:value-type="float">
            <text:p>986.9</text:p>
          </table:table-cell>
        </table:table-row>
        <table:table-row table:style-name="ro1">
          <table:table-cell office:value-type="float" office:value="24799055" calcext:value-type="float">
            <text:p>24799055</text:p>
          </table:table-cell>
          <table:table-cell table:formula="of:=[.A1552]/1000/(60*60*24)" office:value-type="time" office:time-value="PT06H53M19.055S" calcext:value-type="time">
            <text:p>06:53:19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826.83" calcext:value-type="float">
            <text:p>826.83</text:p>
          </table:table-cell>
          <table:table-cell office:value-type="float" office:value="987.46" calcext:value-type="float">
            <text:p>987.46</text:p>
          </table:table-cell>
        </table:table-row>
        <table:table-row table:style-name="ro1">
          <table:table-cell office:value-type="float" office:value="24815055" calcext:value-type="float">
            <text:p>24815055</text:p>
          </table:table-cell>
          <table:table-cell table:formula="of:=[.A1553]/1000/(60*60*24)" office:value-type="time" office:time-value="PT06H53M35.055S" calcext:value-type="time">
            <text:p>06:53:35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827.33" calcext:value-type="float">
            <text:p>827.33</text:p>
          </table:table-cell>
          <table:table-cell office:value-type="float" office:value="988.03" calcext:value-type="float">
            <text:p>988.03</text:p>
          </table:table-cell>
        </table:table-row>
        <table:table-row table:style-name="ro1">
          <table:table-cell office:value-type="float" office:value="24831055" calcext:value-type="float">
            <text:p>24831055</text:p>
          </table:table-cell>
          <table:table-cell table:formula="of:=[.A1554]/1000/(60*60*24)" office:value-type="time" office:time-value="PT06H53M51.055S" calcext:value-type="time">
            <text:p>06:53:51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82" calcext:value-type="float">
            <text:p>126.82</text:p>
          </table:table-cell>
          <table:table-cell office:value-type="float" office:value="827.83" calcext:value-type="float">
            <text:p>827.83</text:p>
          </table:table-cell>
          <table:table-cell office:value-type="float" office:value="988.59" calcext:value-type="float">
            <text:p>988.59</text:p>
          </table:table-cell>
        </table:table-row>
        <table:table-row table:style-name="ro1">
          <table:table-cell office:value-type="float" office:value="24847055" calcext:value-type="float">
            <text:p>24847055</text:p>
          </table:table-cell>
          <table:table-cell table:formula="of:=[.A1555]/1000/(60*60*24)" office:value-type="time" office:time-value="PT06H54M07.055S" calcext:value-type="time">
            <text:p>06:54:07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82" calcext:value-type="float">
            <text:p>126.82</text:p>
          </table:table-cell>
          <table:table-cell office:value-type="float" office:value="828.33" calcext:value-type="float">
            <text:p>828.33</text:p>
          </table:table-cell>
          <table:table-cell office:value-type="float" office:value="989.16" calcext:value-type="float">
            <text:p>989.16</text:p>
          </table:table-cell>
        </table:table-row>
        <table:table-row table:style-name="ro1">
          <table:table-cell office:value-type="float" office:value="24863055" calcext:value-type="float">
            <text:p>24863055</text:p>
          </table:table-cell>
          <table:table-cell table:formula="of:=[.A1556]/1000/(60*60*24)" office:value-type="time" office:time-value="PT06H54M23.055S" calcext:value-type="time">
            <text:p>06:54:23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82" calcext:value-type="float">
            <text:p>126.82</text:p>
          </table:table-cell>
          <table:table-cell office:value-type="float" office:value="828.83" calcext:value-type="float">
            <text:p>828.83</text:p>
          </table:table-cell>
          <table:table-cell office:value-type="float" office:value="989.72" calcext:value-type="float">
            <text:p>989.72</text:p>
          </table:table-cell>
        </table:table-row>
        <table:table-row table:style-name="ro1">
          <table:table-cell office:value-type="float" office:value="24879055" calcext:value-type="float">
            <text:p>24879055</text:p>
          </table:table-cell>
          <table:table-cell table:formula="of:=[.A1557]/1000/(60*60*24)" office:value-type="time" office:time-value="PT06H54M39.055S" calcext:value-type="time">
            <text:p>06:54:39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82" calcext:value-type="float">
            <text:p>126.82</text:p>
          </table:table-cell>
          <table:table-cell office:value-type="float" office:value="829.34" calcext:value-type="float">
            <text:p>829.34</text:p>
          </table:table-cell>
          <table:table-cell office:value-type="float" office:value="990.28" calcext:value-type="float">
            <text:p>990.28</text:p>
          </table:table-cell>
        </table:table-row>
        <table:table-row table:style-name="ro1">
          <table:table-cell office:value-type="float" office:value="24895055" calcext:value-type="float">
            <text:p>24895055</text:p>
          </table:table-cell>
          <table:table-cell table:formula="of:=[.A1558]/1000/(60*60*24)" office:value-type="time" office:time-value="PT06H54M55.055S" calcext:value-type="time">
            <text:p>06:54:55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71" calcext:value-type="float">
            <text:p>126.71</text:p>
          </table:table-cell>
          <table:table-cell office:value-type="float" office:value="829.84" calcext:value-type="float">
            <text:p>829.84</text:p>
          </table:table-cell>
          <table:table-cell office:value-type="float" office:value="990.85" calcext:value-type="float">
            <text:p>990.85</text:p>
          </table:table-cell>
        </table:table-row>
        <table:table-row table:style-name="ro1">
          <table:table-cell office:value-type="float" office:value="24911055" calcext:value-type="float">
            <text:p>24911055</text:p>
          </table:table-cell>
          <table:table-cell table:formula="of:=[.A1559]/1000/(60*60*24)" office:value-type="time" office:time-value="PT06H55M11.055S" calcext:value-type="time">
            <text:p>06:55:11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37" calcext:value-type="float">
            <text:p>126.37</text:p>
          </table:table-cell>
          <table:table-cell office:value-type="float" office:value="830.34" calcext:value-type="float">
            <text:p>830.34</text:p>
          </table:table-cell>
          <table:table-cell office:value-type="float" office:value="991.41" calcext:value-type="float">
            <text:p>991.41</text:p>
          </table:table-cell>
        </table:table-row>
        <table:table-row table:style-name="ro1">
          <table:table-cell office:value-type="float" office:value="24927055" calcext:value-type="float">
            <text:p>24927055</text:p>
          </table:table-cell>
          <table:table-cell table:formula="of:=[.A1560]/1000/(60*60*24)" office:value-type="time" office:time-value="PT06H55M27.055S" calcext:value-type="time">
            <text:p>06:55:27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6" calcext:value-type="float">
            <text:p>126.26</text:p>
          </table:table-cell>
          <table:table-cell office:value-type="float" office:value="830.84" calcext:value-type="float">
            <text:p>830.84</text:p>
          </table:table-cell>
          <table:table-cell office:value-type="float" office:value="991.97" calcext:value-type="float">
            <text:p>991.97</text:p>
          </table:table-cell>
        </table:table-row>
        <table:table-row table:style-name="ro1">
          <table:table-cell office:value-type="float" office:value="24943055" calcext:value-type="float">
            <text:p>24943055</text:p>
          </table:table-cell>
          <table:table-cell table:formula="of:=[.A1561]/1000/(60*60*24)" office:value-type="time" office:time-value="PT06H55M43.055S" calcext:value-type="time">
            <text:p>06:55:43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5" calcext:value-type="float">
            <text:p>126.25</text:p>
          </table:table-cell>
          <table:table-cell office:value-type="float" office:value="831.34" calcext:value-type="float">
            <text:p>831.34</text:p>
          </table:table-cell>
          <table:table-cell office:value-type="float" office:value="992.53" calcext:value-type="float">
            <text:p>992.53</text:p>
          </table:table-cell>
        </table:table-row>
        <table:table-row table:style-name="ro1">
          <table:table-cell office:value-type="float" office:value="24959055" calcext:value-type="float">
            <text:p>24959055</text:p>
          </table:table-cell>
          <table:table-cell table:formula="of:=[.A1562]/1000/(60*60*24)" office:value-type="time" office:time-value="PT06H55M59.055S" calcext:value-type="time">
            <text:p>06:55:59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831.84" calcext:value-type="float">
            <text:p>831.84</text:p>
          </table:table-cell>
          <table:table-cell office:value-type="float" office:value="993.09" calcext:value-type="float">
            <text:p>993.09</text:p>
          </table:table-cell>
        </table:table-row>
        <table:table-row table:style-name="ro1">
          <table:table-cell office:value-type="float" office:value="24975055" calcext:value-type="float">
            <text:p>24975055</text:p>
          </table:table-cell>
          <table:table-cell table:formula="of:=[.A1563]/1000/(60*60*24)" office:value-type="time" office:time-value="PT06H56M15.055S" calcext:value-type="time">
            <text:p>06:56:15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832.34" calcext:value-type="float">
            <text:p>832.34</text:p>
          </table:table-cell>
          <table:table-cell office:value-type="float" office:value="993.65" calcext:value-type="float">
            <text:p>993.65</text:p>
          </table:table-cell>
        </table:table-row>
        <table:table-row table:style-name="ro1">
          <table:table-cell office:value-type="float" office:value="24991055" calcext:value-type="float">
            <text:p>24991055</text:p>
          </table:table-cell>
          <table:table-cell table:formula="of:=[.A1564]/1000/(60*60*24)" office:value-type="time" office:time-value="PT06H56M31.055S" calcext:value-type="time">
            <text:p>06:56:31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832.84" calcext:value-type="float">
            <text:p>832.84</text:p>
          </table:table-cell>
          <table:table-cell office:value-type="float" office:value="994.21" calcext:value-type="float">
            <text:p>994.21</text:p>
          </table:table-cell>
        </table:table-row>
        <table:table-row table:style-name="ro1">
          <table:table-cell office:value-type="float" office:value="25007055" calcext:value-type="float">
            <text:p>25007055</text:p>
          </table:table-cell>
          <table:table-cell table:formula="of:=[.A1565]/1000/(60*60*24)" office:value-type="time" office:time-value="PT06H56M47.055S" calcext:value-type="time">
            <text:p>06:56:47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833.35" calcext:value-type="float">
            <text:p>833.35</text:p>
          </table:table-cell>
          <table:table-cell office:value-type="float" office:value="994.78" calcext:value-type="float">
            <text:p>994.78</text:p>
          </table:table-cell>
        </table:table-row>
        <table:table-row table:style-name="ro1">
          <table:table-cell office:value-type="float" office:value="25023055" calcext:value-type="float">
            <text:p>25023055</text:p>
          </table:table-cell>
          <table:table-cell table:formula="of:=[.A1566]/1000/(60*60*24)" office:value-type="time" office:time-value="PT06H57M03.055S" calcext:value-type="time">
            <text:p>06:57:03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833.85" calcext:value-type="float">
            <text:p>833.85</text:p>
          </table:table-cell>
          <table:table-cell office:value-type="float" office:value="995.34" calcext:value-type="float">
            <text:p>995.34</text:p>
          </table:table-cell>
        </table:table-row>
        <table:table-row table:style-name="ro1">
          <table:table-cell office:value-type="float" office:value="25039055" calcext:value-type="float">
            <text:p>25039055</text:p>
          </table:table-cell>
          <table:table-cell table:formula="of:=[.A1567]/1000/(60*60*24)" office:value-type="time" office:time-value="PT06H57M19.055S" calcext:value-type="time">
            <text:p>06:57:19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834.35" calcext:value-type="float">
            <text:p>834.35</text:p>
          </table:table-cell>
          <table:table-cell office:value-type="float" office:value="995.9" calcext:value-type="float">
            <text:p>995.9</text:p>
          </table:table-cell>
        </table:table-row>
        <table:table-row table:style-name="ro1">
          <table:table-cell office:value-type="float" office:value="25055055" calcext:value-type="float">
            <text:p>25055055</text:p>
          </table:table-cell>
          <table:table-cell table:formula="of:=[.A1568]/1000/(60*60*24)" office:value-type="time" office:time-value="PT06H57M35.055S" calcext:value-type="time">
            <text:p>06:57:35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834.85" calcext:value-type="float">
            <text:p>834.85</text:p>
          </table:table-cell>
          <table:table-cell office:value-type="float" office:value="996.46" calcext:value-type="float">
            <text:p>996.46</text:p>
          </table:table-cell>
        </table:table-row>
        <table:table-row table:style-name="ro1">
          <table:table-cell office:value-type="float" office:value="25071055" calcext:value-type="float">
            <text:p>25071055</text:p>
          </table:table-cell>
          <table:table-cell table:formula="of:=[.A1569]/1000/(60*60*24)" office:value-type="time" office:time-value="PT06H57M51.055S" calcext:value-type="time">
            <text:p>06:57:51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835.35" calcext:value-type="float">
            <text:p>835.35</text:p>
          </table:table-cell>
          <table:table-cell office:value-type="float" office:value="997.02" calcext:value-type="float">
            <text:p>997.02</text:p>
          </table:table-cell>
        </table:table-row>
        <table:table-row table:style-name="ro1">
          <table:table-cell office:value-type="float" office:value="25087055" calcext:value-type="float">
            <text:p>25087055</text:p>
          </table:table-cell>
          <table:table-cell table:formula="of:=[.A1570]/1000/(60*60*24)" office:value-type="time" office:time-value="PT06H58M07.055S" calcext:value-type="time">
            <text:p>06:58:07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835.85" calcext:value-type="float">
            <text:p>835.85</text:p>
          </table:table-cell>
          <table:table-cell office:value-type="float" office:value="997.58" calcext:value-type="float">
            <text:p>997.58</text:p>
          </table:table-cell>
        </table:table-row>
        <table:table-row table:style-name="ro1">
          <table:table-cell office:value-type="float" office:value="25103055" calcext:value-type="float">
            <text:p>25103055</text:p>
          </table:table-cell>
          <table:table-cell table:formula="of:=[.A1571]/1000/(60*60*24)" office:value-type="time" office:time-value="PT06H58M23.055S" calcext:value-type="time">
            <text:p>06:58:23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836.35" calcext:value-type="float">
            <text:p>836.35</text:p>
          </table:table-cell>
          <table:table-cell office:value-type="float" office:value="998.14" calcext:value-type="float">
            <text:p>998.14</text:p>
          </table:table-cell>
        </table:table-row>
        <table:table-row table:style-name="ro1">
          <table:table-cell office:value-type="float" office:value="25119055" calcext:value-type="float">
            <text:p>25119055</text:p>
          </table:table-cell>
          <table:table-cell table:formula="of:=[.A1572]/1000/(60*60*24)" office:value-type="time" office:time-value="PT06H58M39.055S" calcext:value-type="time">
            <text:p>06:58:39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836.85" calcext:value-type="float">
            <text:p>836.85</text:p>
          </table:table-cell>
          <table:table-cell office:value-type="float" office:value="998.7" calcext:value-type="float">
            <text:p>998.7</text:p>
          </table:table-cell>
        </table:table-row>
        <table:table-row table:style-name="ro1">
          <table:table-cell office:value-type="float" office:value="25135055" calcext:value-type="float">
            <text:p>25135055</text:p>
          </table:table-cell>
          <table:table-cell table:formula="of:=[.A1573]/1000/(60*60*24)" office:value-type="time" office:time-value="PT06H58M55.055S" calcext:value-type="time">
            <text:p>06:58:55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47" calcext:value-type="float">
            <text:p>125.47</text:p>
          </table:table-cell>
          <table:table-cell office:value-type="float" office:value="837.35" calcext:value-type="float">
            <text:p>837.35</text:p>
          </table:table-cell>
          <table:table-cell office:value-type="float" office:value="999.26" calcext:value-type="float">
            <text:p>999.26</text:p>
          </table:table-cell>
        </table:table-row>
        <table:table-row table:style-name="ro1">
          <table:table-cell office:value-type="float" office:value="25151055" calcext:value-type="float">
            <text:p>25151055</text:p>
          </table:table-cell>
          <table:table-cell table:formula="of:=[.A1574]/1000/(60*60*24)" office:value-type="time" office:time-value="PT06H59M11.055S" calcext:value-type="time">
            <text:p>06:59:11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92" calcext:value-type="float">
            <text:p>125.92</text:p>
          </table:table-cell>
          <table:table-cell office:value-type="float" office:value="837.85" calcext:value-type="float">
            <text:p>837.85</text:p>
          </table:table-cell>
          <table:table-cell office:value-type="float" office:value="999.82" calcext:value-type="float">
            <text:p>999.82</text:p>
          </table:table-cell>
        </table:table-row>
        <table:table-row table:style-name="ro1">
          <table:table-cell office:value-type="float" office:value="25167055" calcext:value-type="float">
            <text:p>25167055</text:p>
          </table:table-cell>
          <table:table-cell table:formula="of:=[.A1575]/1000/(60*60*24)" office:value-type="time" office:time-value="PT06H59M27.055S" calcext:value-type="time">
            <text:p>06:59:27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47" calcext:value-type="float">
            <text:p>125.47</text:p>
          </table:table-cell>
          <table:table-cell office:value-type="float" office:value="838.35" calcext:value-type="float">
            <text:p>838.35</text:p>
          </table:table-cell>
          <table:table-cell office:value-type="float" office:value="1000.37" calcext:value-type="float">
            <text:p>1000.37</text:p>
          </table:table-cell>
        </table:table-row>
        <table:table-row table:style-name="ro1">
          <table:table-cell office:value-type="float" office:value="25183055" calcext:value-type="float">
            <text:p>25183055</text:p>
          </table:table-cell>
          <table:table-cell table:formula="of:=[.A1576]/1000/(60*60*24)" office:value-type="time" office:time-value="PT06H59M43.055S" calcext:value-type="time">
            <text:p>06:59:43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92" calcext:value-type="float">
            <text:p>125.92</text:p>
          </table:table-cell>
          <table:table-cell office:value-type="float" office:value="838.85" calcext:value-type="float">
            <text:p>838.85</text:p>
          </table:table-cell>
          <table:table-cell office:value-type="float" office:value="1000.93" calcext:value-type="float">
            <text:p>1000.93</text:p>
          </table:table-cell>
        </table:table-row>
        <table:table-row table:style-name="ro1">
          <table:table-cell office:value-type="float" office:value="25199055" calcext:value-type="float">
            <text:p>25199055</text:p>
          </table:table-cell>
          <table:table-cell table:formula="of:=[.A1577]/1000/(60*60*24)" office:value-type="time" office:time-value="PT06H59M59.055S" calcext:value-type="time">
            <text:p>06:59:59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8" calcext:value-type="float">
            <text:p>125.8</text:p>
          </table:table-cell>
          <table:table-cell office:value-type="float" office:value="839.35" calcext:value-type="float">
            <text:p>839.35</text:p>
          </table:table-cell>
          <table:table-cell office:value-type="float" office:value="1001.49" calcext:value-type="float">
            <text:p>1001.49</text:p>
          </table:table-cell>
        </table:table-row>
        <table:table-row table:style-name="ro1">
          <table:table-cell office:value-type="float" office:value="25215055" calcext:value-type="float">
            <text:p>25215055</text:p>
          </table:table-cell>
          <table:table-cell table:formula="of:=[.A1578]/1000/(60*60*24)" office:value-type="time" office:time-value="PT07H00M15.055S" calcext:value-type="time">
            <text:p>07:00:15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839.85" calcext:value-type="float">
            <text:p>839.85</text:p>
          </table:table-cell>
          <table:table-cell office:value-type="float" office:value="1002.05" calcext:value-type="float">
            <text:p>1002.05</text:p>
          </table:table-cell>
        </table:table-row>
        <table:table-row table:style-name="ro1">
          <table:table-cell office:value-type="float" office:value="25231055" calcext:value-type="float">
            <text:p>25231055</text:p>
          </table:table-cell>
          <table:table-cell table:formula="of:=[.A1579]/1000/(60*60*24)" office:value-type="time" office:time-value="PT07H00M31.055S" calcext:value-type="time">
            <text:p>07:00:31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840.35" calcext:value-type="float">
            <text:p>840.35</text:p>
          </table:table-cell>
          <table:table-cell office:value-type="float" office:value="1002.61" calcext:value-type="float">
            <text:p>1002.61</text:p>
          </table:table-cell>
        </table:table-row>
        <table:table-row table:style-name="ro1">
          <table:table-cell office:value-type="float" office:value="25247055" calcext:value-type="float">
            <text:p>25247055</text:p>
          </table:table-cell>
          <table:table-cell table:formula="of:=[.A1580]/1000/(60*60*24)" office:value-type="time" office:time-value="PT07H00M47.055S" calcext:value-type="time">
            <text:p>07:00:47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840.85" calcext:value-type="float">
            <text:p>840.85</text:p>
          </table:table-cell>
          <table:table-cell office:value-type="float" office:value="1003.16" calcext:value-type="float">
            <text:p>1003.16</text:p>
          </table:table-cell>
        </table:table-row>
        <table:table-row table:style-name="ro1">
          <table:table-cell office:value-type="float" office:value="25263055" calcext:value-type="float">
            <text:p>25263055</text:p>
          </table:table-cell>
          <table:table-cell table:formula="of:=[.A1581]/1000/(60*60*24)" office:value-type="time" office:time-value="PT07H01M03.055S" calcext:value-type="time">
            <text:p>07:01:03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841.35" calcext:value-type="float">
            <text:p>841.35</text:p>
          </table:table-cell>
          <table:table-cell office:value-type="float" office:value="1003.72" calcext:value-type="float">
            <text:p>1003.72</text:p>
          </table:table-cell>
        </table:table-row>
        <table:table-row table:style-name="ro1">
          <table:table-cell office:value-type="float" office:value="25279055" calcext:value-type="float">
            <text:p>25279055</text:p>
          </table:table-cell>
          <table:table-cell table:formula="of:=[.A1582]/1000/(60*60*24)" office:value-type="time" office:time-value="PT07H01M19.055S" calcext:value-type="time">
            <text:p>07:01:19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841.85" calcext:value-type="float">
            <text:p>841.85</text:p>
          </table:table-cell>
          <table:table-cell office:value-type="float" office:value="1004.28" calcext:value-type="float">
            <text:p>1004.28</text:p>
          </table:table-cell>
        </table:table-row>
        <table:table-row table:style-name="ro1">
          <table:table-cell office:value-type="float" office:value="25295055" calcext:value-type="float">
            <text:p>25295055</text:p>
          </table:table-cell>
          <table:table-cell table:formula="of:=[.A1583]/1000/(60*60*24)" office:value-type="time" office:time-value="PT07H01M35.055S" calcext:value-type="time">
            <text:p>07:01:35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842.34" calcext:value-type="float">
            <text:p>842.34</text:p>
          </table:table-cell>
          <table:table-cell office:value-type="float" office:value="1004.83" calcext:value-type="float">
            <text:p>1004.83</text:p>
          </table:table-cell>
        </table:table-row>
        <table:table-row table:style-name="ro1">
          <table:table-cell office:value-type="float" office:value="25311055" calcext:value-type="float">
            <text:p>25311055</text:p>
          </table:table-cell>
          <table:table-cell table:formula="of:=[.A1584]/1000/(60*60*24)" office:value-type="time" office:time-value="PT07H01M51.055S" calcext:value-type="time">
            <text:p>07:01:51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842.84" calcext:value-type="float">
            <text:p>842.84</text:p>
          </table:table-cell>
          <table:table-cell office:value-type="float" office:value="1005.39" calcext:value-type="float">
            <text:p>1005.39</text:p>
          </table:table-cell>
        </table:table-row>
        <table:table-row table:style-name="ro1">
          <table:table-cell office:value-type="float" office:value="25327055" calcext:value-type="float">
            <text:p>25327055</text:p>
          </table:table-cell>
          <table:table-cell table:formula="of:=[.A1585]/1000/(60*60*24)" office:value-type="time" office:time-value="PT07H02M07.055S" calcext:value-type="time">
            <text:p>07:02:07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843.34" calcext:value-type="float">
            <text:p>843.34</text:p>
          </table:table-cell>
          <table:table-cell office:value-type="float" office:value="1005.95" calcext:value-type="float">
            <text:p>1005.95</text:p>
          </table:table-cell>
        </table:table-row>
        <table:table-row table:style-name="ro1">
          <table:table-cell office:value-type="float" office:value="25343055" calcext:value-type="float">
            <text:p>25343055</text:p>
          </table:table-cell>
          <table:table-cell table:formula="of:=[.A1586]/1000/(60*60*24)" office:value-type="time" office:time-value="PT07H02M23.055S" calcext:value-type="time">
            <text:p>07:02:23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843.84" calcext:value-type="float">
            <text:p>843.84</text:p>
          </table:table-cell>
          <table:table-cell office:value-type="float" office:value="1006.5" calcext:value-type="float">
            <text:p>1006.5</text:p>
          </table:table-cell>
        </table:table-row>
        <table:table-row table:style-name="ro1">
          <table:table-cell office:value-type="float" office:value="25359055" calcext:value-type="float">
            <text:p>25359055</text:p>
          </table:table-cell>
          <table:table-cell table:formula="of:=[.A1587]/1000/(60*60*24)" office:value-type="time" office:time-value="PT07H02M39.055S" calcext:value-type="time">
            <text:p>07:02:39</text:p>
          </table:table-cell>
          <table:table-cell office:value-type="float" office:value="1.11" calcext:value-type="float">
            <text:p>1.11</text:p>
          </table:table-cell>
          <table:table-cell office:value-type="float" office:value="112.2" calcext:value-type="float">
            <text:p>112.2</text:p>
          </table:table-cell>
          <table:table-cell office:value-type="float" office:value="124.68" calcext:value-type="float">
            <text:p>124.68</text:p>
          </table:table-cell>
          <table:table-cell office:value-type="float" office:value="844.34" calcext:value-type="float">
            <text:p>844.34</text:p>
          </table:table-cell>
          <table:table-cell office:value-type="float" office:value="1007.06" calcext:value-type="float">
            <text:p>1007.06</text:p>
          </table:table-cell>
        </table:table-row>
        <table:table-row table:style-name="ro1">
          <table:table-cell office:value-type="float" office:value="25375055" calcext:value-type="float">
            <text:p>25375055</text:p>
          </table:table-cell>
          <table:table-cell table:formula="of:=[.A1588]/1000/(60*60*24)" office:value-type="time" office:time-value="PT07H02M55.055S" calcext:value-type="time">
            <text:p>07:02:55</text:p>
          </table:table-cell>
          <table:table-cell office:value-type="float" office:value="1.11" calcext:value-type="float">
            <text:p>1.11</text:p>
          </table:table-cell>
          <table:table-cell office:value-type="float" office:value="112.2" calcext:value-type="float">
            <text:p>112.2</text:p>
          </table:table-cell>
          <table:table-cell office:value-type="float" office:value="124.68" calcext:value-type="float">
            <text:p>124.68</text:p>
          </table:table-cell>
          <table:table-cell office:value-type="float" office:value="844.84" calcext:value-type="float">
            <text:p>844.84</text:p>
          </table:table-cell>
          <table:table-cell office:value-type="float" office:value="1007.61" calcext:value-type="float">
            <text:p>1007.61</text:p>
          </table:table-cell>
        </table:table-row>
        <table:table-row table:style-name="ro1">
          <table:table-cell office:value-type="float" office:value="25391055" calcext:value-type="float">
            <text:p>25391055</text:p>
          </table:table-cell>
          <table:table-cell table:formula="of:=[.A1589]/1000/(60*60*24)" office:value-type="time" office:time-value="PT07H03M11.055S" calcext:value-type="time">
            <text:p>07:03:11</text:p>
          </table:table-cell>
          <table:table-cell office:value-type="float" office:value="1.12" calcext:value-type="float">
            <text:p>1.12</text:p>
          </table:table-cell>
          <table:table-cell office:value-type="float" office:value="112.1" calcext:value-type="float">
            <text:p>112.1</text:p>
          </table:table-cell>
          <table:table-cell office:value-type="float" office:value="125.02" calcext:value-type="float">
            <text:p>125.02</text:p>
          </table:table-cell>
          <table:table-cell office:value-type="float" office:value="845.34" calcext:value-type="float">
            <text:p>845.34</text:p>
          </table:table-cell>
          <table:table-cell office:value-type="float" office:value="1008.17" calcext:value-type="float">
            <text:p>1008.17</text:p>
          </table:table-cell>
        </table:table-row>
        <table:table-row table:style-name="ro1">
          <table:table-cell office:value-type="float" office:value="25407055" calcext:value-type="float">
            <text:p>25407055</text:p>
          </table:table-cell>
          <table:table-cell table:formula="of:=[.A1590]/1000/(60*60*24)" office:value-type="time" office:time-value="PT07H03M27.055S" calcext:value-type="time">
            <text:p>07:03:27</text:p>
          </table:table-cell>
          <table:table-cell office:value-type="float" office:value="1.12" calcext:value-type="float">
            <text:p>1.12</text:p>
          </table:table-cell>
          <table:table-cell office:value-type="float" office:value="112.1" calcext:value-type="float">
            <text:p>112.1</text:p>
          </table:table-cell>
          <table:table-cell office:value-type="float" office:value="125.02" calcext:value-type="float">
            <text:p>125.02</text:p>
          </table:table-cell>
          <table:table-cell office:value-type="float" office:value="845.84" calcext:value-type="float">
            <text:p>845.84</text:p>
          </table:table-cell>
          <table:table-cell office:value-type="float" office:value="1008.72" calcext:value-type="float">
            <text:p>1008.72</text:p>
          </table:table-cell>
        </table:table-row>
        <table:table-row table:style-name="ro1">
          <table:table-cell office:value-type="float" office:value="25423055" calcext:value-type="float">
            <text:p>25423055</text:p>
          </table:table-cell>
          <table:table-cell table:formula="of:=[.A1591]/1000/(60*60*24)" office:value-type="time" office:time-value="PT07H03M43.055S" calcext:value-type="time">
            <text:p>07:03:43</text:p>
          </table:table-cell>
          <table:table-cell office:value-type="float" office:value="1.11" calcext:value-type="float">
            <text:p>1.11</text:p>
          </table:table-cell>
          <table:table-cell office:value-type="float" office:value="112.1" calcext:value-type="float">
            <text:p>112.1</text:p>
          </table:table-cell>
          <table:table-cell office:value-type="float" office:value="124.57" calcext:value-type="float">
            <text:p>124.57</text:p>
          </table:table-cell>
          <table:table-cell office:value-type="float" office:value="846.33" calcext:value-type="float">
            <text:p>846.33</text:p>
          </table:table-cell>
          <table:table-cell office:value-type="float" office:value="1009.28" calcext:value-type="float">
            <text:p>1009.28</text:p>
          </table:table-cell>
        </table:table-row>
        <table:table-row table:style-name="ro1">
          <table:table-cell office:value-type="float" office:value="25439055" calcext:value-type="float">
            <text:p>25439055</text:p>
          </table:table-cell>
          <table:table-cell table:formula="of:=[.A1592]/1000/(60*60*24)" office:value-type="time" office:time-value="PT07H03M59.055S" calcext:value-type="time">
            <text:p>07:03:59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6" calcext:value-type="float">
            <text:p>124.46</text:p>
          </table:table-cell>
          <table:table-cell office:value-type="float" office:value="846.83" calcext:value-type="float">
            <text:p>846.83</text:p>
          </table:table-cell>
          <table:table-cell office:value-type="float" office:value="1009.83" calcext:value-type="float">
            <text:p>1009.83</text:p>
          </table:table-cell>
        </table:table-row>
        <table:table-row table:style-name="ro1">
          <table:table-cell office:value-type="float" office:value="25455055" calcext:value-type="float">
            <text:p>25455055</text:p>
          </table:table-cell>
          <table:table-cell table:formula="of:=[.A1593]/1000/(60*60*24)" office:value-type="time" office:time-value="PT07H04M15.055S" calcext:value-type="time">
            <text:p>07:04:15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6" calcext:value-type="float">
            <text:p>124.46</text:p>
          </table:table-cell>
          <table:table-cell office:value-type="float" office:value="847.33" calcext:value-type="float">
            <text:p>847.33</text:p>
          </table:table-cell>
          <table:table-cell office:value-type="float" office:value="1010.38" calcext:value-type="float">
            <text:p>1010.38</text:p>
          </table:table-cell>
        </table:table-row>
        <table:table-row table:style-name="ro1">
          <table:table-cell office:value-type="float" office:value="25471055" calcext:value-type="float">
            <text:p>25471055</text:p>
          </table:table-cell>
          <table:table-cell table:formula="of:=[.A1594]/1000/(60*60*24)" office:value-type="time" office:time-value="PT07H04M31.055S" calcext:value-type="time">
            <text:p>07:04:31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847.83" calcext:value-type="float">
            <text:p>847.83</text:p>
          </table:table-cell>
          <table:table-cell office:value-type="float" office:value="1010.94" calcext:value-type="float">
            <text:p>1010.94</text:p>
          </table:table-cell>
        </table:table-row>
        <table:table-row table:style-name="ro1">
          <table:table-cell office:value-type="float" office:value="25487055" calcext:value-type="float">
            <text:p>25487055</text:p>
          </table:table-cell>
          <table:table-cell table:formula="of:=[.A1595]/1000/(60*60*24)" office:value-type="time" office:time-value="PT07H04M47.055S" calcext:value-type="time">
            <text:p>07:04:47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848.33" calcext:value-type="float">
            <text:p>848.33</text:p>
          </table:table-cell>
          <table:table-cell office:value-type="float" office:value="1011.49" calcext:value-type="float">
            <text:p>1011.49</text:p>
          </table:table-cell>
        </table:table-row>
        <table:table-row table:style-name="ro1">
          <table:table-cell office:value-type="float" office:value="25503055" calcext:value-type="float">
            <text:p>25503055</text:p>
          </table:table-cell>
          <table:table-cell table:formula="of:=[.A1596]/1000/(60*60*24)" office:value-type="time" office:time-value="PT07H05M03.055S" calcext:value-type="time">
            <text:p>07:05:03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848.82" calcext:value-type="float">
            <text:p>848.82</text:p>
          </table:table-cell>
          <table:table-cell office:value-type="float" office:value="1012.04" calcext:value-type="float">
            <text:p>1012.04</text:p>
          </table:table-cell>
        </table:table-row>
        <table:table-row table:style-name="ro1">
          <table:table-cell office:value-type="float" office:value="25519055" calcext:value-type="float">
            <text:p>25519055</text:p>
          </table:table-cell>
          <table:table-cell table:formula="of:=[.A1597]/1000/(60*60*24)" office:value-type="time" office:time-value="PT07H05M19.055S" calcext:value-type="time">
            <text:p>07:05:19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849.32" calcext:value-type="float">
            <text:p>849.32</text:p>
          </table:table-cell>
          <table:table-cell office:value-type="float" office:value="1012.59" calcext:value-type="float">
            <text:p>1012.59</text:p>
          </table:table-cell>
        </table:table-row>
        <table:table-row table:style-name="ro1">
          <table:table-cell office:value-type="float" office:value="25535055" calcext:value-type="float">
            <text:p>25535055</text:p>
          </table:table-cell>
          <table:table-cell table:formula="of:=[.A1598]/1000/(60*60*24)" office:value-type="time" office:time-value="PT07H05M35.055S" calcext:value-type="time">
            <text:p>07:05:35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849.82" calcext:value-type="float">
            <text:p>849.82</text:p>
          </table:table-cell>
          <table:table-cell office:value-type="float" office:value="1013.15" calcext:value-type="float">
            <text:p>1013.15</text:p>
          </table:table-cell>
        </table:table-row>
        <table:table-row table:style-name="ro1">
          <table:table-cell office:value-type="float" office:value="25551055" calcext:value-type="float">
            <text:p>25551055</text:p>
          </table:table-cell>
          <table:table-cell table:formula="of:=[.A1599]/1000/(60*60*24)" office:value-type="time" office:time-value="PT07H05M51.055S" calcext:value-type="time">
            <text:p>07:05:51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4.23" calcext:value-type="float">
            <text:p>124.23</text:p>
          </table:table-cell>
          <table:table-cell office:value-type="float" office:value="850.31" calcext:value-type="float">
            <text:p>850.31</text:p>
          </table:table-cell>
          <table:table-cell office:value-type="float" office:value="1013.7" calcext:value-type="float">
            <text:p>1013.7</text:p>
          </table:table-cell>
        </table:table-row>
        <table:table-row table:style-name="ro1">
          <table:table-cell office:value-type="float" office:value="25567055" calcext:value-type="float">
            <text:p>25567055</text:p>
          </table:table-cell>
          <table:table-cell table:formula="of:=[.A1600]/1000/(60*60*24)" office:value-type="time" office:time-value="PT07H06M07.055S" calcext:value-type="time">
            <text:p>07:06:07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4.23" calcext:value-type="float">
            <text:p>124.23</text:p>
          </table:table-cell>
          <table:table-cell office:value-type="float" office:value="850.81" calcext:value-type="float">
            <text:p>850.81</text:p>
          </table:table-cell>
          <table:table-cell office:value-type="float" office:value="1014.25" calcext:value-type="float">
            <text:p>1014.25</text:p>
          </table:table-cell>
        </table:table-row>
        <table:table-row table:style-name="ro1">
          <table:table-cell office:value-type="float" office:value="25583055" calcext:value-type="float">
            <text:p>25583055</text:p>
          </table:table-cell>
          <table:table-cell table:formula="of:=[.A1601]/1000/(60*60*24)" office:value-type="time" office:time-value="PT07H06M23.055S" calcext:value-type="time">
            <text:p>07:06:23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4.23" calcext:value-type="float">
            <text:p>124.23</text:p>
          </table:table-cell>
          <table:table-cell office:value-type="float" office:value="851.31" calcext:value-type="float">
            <text:p>851.31</text:p>
          </table:table-cell>
          <table:table-cell office:value-type="float" office:value="1014.8" calcext:value-type="float">
            <text:p>1014.8</text:p>
          </table:table-cell>
        </table:table-row>
        <table:table-row table:style-name="ro1">
          <table:table-cell office:value-type="float" office:value="25599055" calcext:value-type="float">
            <text:p>25599055</text:p>
          </table:table-cell>
          <table:table-cell table:formula="of:=[.A1602]/1000/(60*60*24)" office:value-type="time" office:time-value="PT07H06M39.055S" calcext:value-type="time">
            <text:p>07:06:39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4.23" calcext:value-type="float">
            <text:p>124.23</text:p>
          </table:table-cell>
          <table:table-cell office:value-type="float" office:value="851.81" calcext:value-type="float">
            <text:p>851.81</text:p>
          </table:table-cell>
          <table:table-cell office:value-type="float" office:value="1015.35" calcext:value-type="float">
            <text:p>1015.35</text:p>
          </table:table-cell>
        </table:table-row>
        <table:table-row table:style-name="ro1">
          <table:table-cell office:value-type="float" office:value="25615055" calcext:value-type="float">
            <text:p>25615055</text:p>
          </table:table-cell>
          <table:table-cell table:formula="of:=[.A1603]/1000/(60*60*24)" office:value-type="time" office:time-value="PT07H06M55.055S" calcext:value-type="time">
            <text:p>07:06:55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4.12" calcext:value-type="float">
            <text:p>124.12</text:p>
          </table:table-cell>
          <table:table-cell office:value-type="float" office:value="852.3" calcext:value-type="float">
            <text:p>852.3</text:p>
          </table:table-cell>
          <table:table-cell office:value-type="float" office:value="1015.91" calcext:value-type="float">
            <text:p>1015.91</text:p>
          </table:table-cell>
        </table:table-row>
        <table:table-row table:style-name="ro1">
          <table:table-cell office:value-type="float" office:value="25631055" calcext:value-type="float">
            <text:p>25631055</text:p>
          </table:table-cell>
          <table:table-cell table:formula="of:=[.A1604]/1000/(60*60*24)" office:value-type="time" office:time-value="PT07H07M11.055S" calcext:value-type="time">
            <text:p>07:07:11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4.12" calcext:value-type="float">
            <text:p>124.12</text:p>
          </table:table-cell>
          <table:table-cell office:value-type="float" office:value="852.8" calcext:value-type="float">
            <text:p>852.8</text:p>
          </table:table-cell>
          <table:table-cell office:value-type="float" office:value="1016.46" calcext:value-type="float">
            <text:p>1016.46</text:p>
          </table:table-cell>
        </table:table-row>
        <table:table-row table:style-name="ro1">
          <table:table-cell office:value-type="float" office:value="25647055" calcext:value-type="float">
            <text:p>25647055</text:p>
          </table:table-cell>
          <table:table-cell table:formula="of:=[.A1605]/1000/(60*60*24)" office:value-type="time" office:time-value="PT07H07M27.055S" calcext:value-type="time">
            <text:p>07:07:27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4.12" calcext:value-type="float">
            <text:p>124.12</text:p>
          </table:table-cell>
          <table:table-cell office:value-type="float" office:value="853.29" calcext:value-type="float">
            <text:p>853.29</text:p>
          </table:table-cell>
          <table:table-cell office:value-type="float" office:value="1017.01" calcext:value-type="float">
            <text:p>1017.01</text:p>
          </table:table-cell>
        </table:table-row>
        <table:table-row table:style-name="ro1">
          <table:table-cell office:value-type="float" office:value="25663055" calcext:value-type="float">
            <text:p>25663055</text:p>
          </table:table-cell>
          <table:table-cell table:formula="of:=[.A1606]/1000/(60*60*24)" office:value-type="time" office:time-value="PT07H07M43.055S" calcext:value-type="time">
            <text:p>07:07:43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853.79" calcext:value-type="float">
            <text:p>853.79</text:p>
          </table:table-cell>
          <table:table-cell office:value-type="float" office:value="1017.56" calcext:value-type="float">
            <text:p>1017.56</text:p>
          </table:table-cell>
        </table:table-row>
        <table:table-row table:style-name="ro1">
          <table:table-cell office:value-type="float" office:value="25679055" calcext:value-type="float">
            <text:p>25679055</text:p>
          </table:table-cell>
          <table:table-cell table:formula="of:=[.A1607]/1000/(60*60*24)" office:value-type="time" office:time-value="PT07H07M59.055S" calcext:value-type="time">
            <text:p>07:07:59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854.29" calcext:value-type="float">
            <text:p>854.29</text:p>
          </table:table-cell>
          <table:table-cell office:value-type="float" office:value="1018.11" calcext:value-type="float">
            <text:p>1018.11</text:p>
          </table:table-cell>
        </table:table-row>
        <table:table-row table:style-name="ro1">
          <table:table-cell office:value-type="float" office:value="25695055" calcext:value-type="float">
            <text:p>25695055</text:p>
          </table:table-cell>
          <table:table-cell table:formula="of:=[.A1608]/1000/(60*60*24)" office:value-type="time" office:time-value="PT07H08M15.055S" calcext:value-type="time">
            <text:p>07:08:15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4.01" calcext:value-type="float">
            <text:p>124.01</text:p>
          </table:table-cell>
          <table:table-cell office:value-type="float" office:value="854.78" calcext:value-type="float">
            <text:p>854.78</text:p>
          </table:table-cell>
          <table:table-cell office:value-type="float" office:value="1018.65" calcext:value-type="float">
            <text:p>1018.65</text:p>
          </table:table-cell>
        </table:table-row>
        <table:table-row table:style-name="ro1">
          <table:table-cell office:value-type="float" office:value="25711055" calcext:value-type="float">
            <text:p>25711055</text:p>
          </table:table-cell>
          <table:table-cell table:formula="of:=[.A1609]/1000/(60*60*24)" office:value-type="time" office:time-value="PT07H08M31.055S" calcext:value-type="time">
            <text:p>07:08:31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855.28" calcext:value-type="float">
            <text:p>855.28</text:p>
          </table:table-cell>
          <table:table-cell office:value-type="float" office:value="1019.2" calcext:value-type="float">
            <text:p>1019.2</text:p>
          </table:table-cell>
        </table:table-row>
        <table:table-row table:style-name="ro1">
          <table:table-cell office:value-type="float" office:value="25727055" calcext:value-type="float">
            <text:p>25727055</text:p>
          </table:table-cell>
          <table:table-cell table:formula="of:=[.A1610]/1000/(60*60*24)" office:value-type="time" office:time-value="PT07H08M47.055S" calcext:value-type="time">
            <text:p>07:08:47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855.77" calcext:value-type="float">
            <text:p>855.77</text:p>
          </table:table-cell>
          <table:table-cell office:value-type="float" office:value="1019.75" calcext:value-type="float">
            <text:p>1019.75</text:p>
          </table:table-cell>
        </table:table-row>
        <table:table-row table:style-name="ro1">
          <table:table-cell office:value-type="float" office:value="25743055" calcext:value-type="float">
            <text:p>25743055</text:p>
          </table:table-cell>
          <table:table-cell table:formula="of:=[.A1611]/1000/(60*60*24)" office:value-type="time" office:time-value="PT07H09M03.055S" calcext:value-type="time">
            <text:p>07:09:03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856.27" calcext:value-type="float">
            <text:p>856.27</text:p>
          </table:table-cell>
          <table:table-cell office:value-type="float" office:value="1020.3" calcext:value-type="float">
            <text:p>1020.3</text:p>
          </table:table-cell>
        </table:table-row>
        <table:table-row table:style-name="ro1">
          <table:table-cell office:value-type="float" office:value="25759055" calcext:value-type="float">
            <text:p>25759055</text:p>
          </table:table-cell>
          <table:table-cell table:formula="of:=[.A1612]/1000/(60*60*24)" office:value-type="time" office:time-value="PT07H09M19.055S" calcext:value-type="time">
            <text:p>07:09:19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856.76" calcext:value-type="float">
            <text:p>856.76</text:p>
          </table:table-cell>
          <table:table-cell office:value-type="float" office:value="1020.85" calcext:value-type="float">
            <text:p>1020.85</text:p>
          </table:table-cell>
        </table:table-row>
        <table:table-row table:style-name="ro1">
          <table:table-cell office:value-type="float" office:value="25775055" calcext:value-type="float">
            <text:p>25775055</text:p>
          </table:table-cell>
          <table:table-cell table:formula="of:=[.A1613]/1000/(60*60*24)" office:value-type="time" office:time-value="PT07H09M35.055S" calcext:value-type="time">
            <text:p>07:09:35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857.26" calcext:value-type="float">
            <text:p>857.26</text:p>
          </table:table-cell>
          <table:table-cell office:value-type="float" office:value="1021.4" calcext:value-type="float">
            <text:p>1021.4</text:p>
          </table:table-cell>
        </table:table-row>
        <table:table-row table:style-name="ro1">
          <table:table-cell office:value-type="float" office:value="25791055" calcext:value-type="float">
            <text:p>25791055</text:p>
          </table:table-cell>
          <table:table-cell table:formula="of:=[.A1614]/1000/(60*60*24)" office:value-type="time" office:time-value="PT07H09M51.055S" calcext:value-type="time">
            <text:p>07:09:51</text:p>
          </table:table-cell>
          <table:table-cell office:value-type="float" office:value="1.11" calcext:value-type="float">
            <text:p>1.11</text:p>
          </table:table-cell>
          <table:table-cell office:value-type="float" office:value="111.4" calcext:value-type="float">
            <text:p>111.4</text:p>
          </table:table-cell>
          <table:table-cell office:value-type="float" office:value="123.34" calcext:value-type="float">
            <text:p>123.34</text:p>
          </table:table-cell>
          <table:table-cell office:value-type="float" office:value="857.76" calcext:value-type="float">
            <text:p>857.76</text:p>
          </table:table-cell>
          <table:table-cell office:value-type="float" office:value="1021.95" calcext:value-type="float">
            <text:p>1021.95</text:p>
          </table:table-cell>
        </table:table-row>
        <table:table-row table:style-name="ro1">
          <table:table-cell office:value-type="float" office:value="25807055" calcext:value-type="float">
            <text:p>25807055</text:p>
          </table:table-cell>
          <table:table-cell table:formula="of:=[.A1615]/1000/(60*60*24)" office:value-type="time" office:time-value="PT07H10M07.055S" calcext:value-type="time">
            <text:p>07:10:07</text:p>
          </table:table-cell>
          <table:table-cell office:value-type="float" office:value="1.11" calcext:value-type="float">
            <text:p>1.11</text:p>
          </table:table-cell>
          <table:table-cell office:value-type="float" office:value="111.4" calcext:value-type="float">
            <text:p>111.4</text:p>
          </table:table-cell>
          <table:table-cell office:value-type="float" office:value="123.34" calcext:value-type="float">
            <text:p>123.34</text:p>
          </table:table-cell>
          <table:table-cell office:value-type="float" office:value="858.25" calcext:value-type="float">
            <text:p>858.25</text:p>
          </table:table-cell>
          <table:table-cell office:value-type="float" office:value="1022.49" calcext:value-type="float">
            <text:p>1022.49</text:p>
          </table:table-cell>
        </table:table-row>
        <table:table-row table:style-name="ro1">
          <table:table-cell office:value-type="float" office:value="25823055" calcext:value-type="float">
            <text:p>25823055</text:p>
          </table:table-cell>
          <table:table-cell table:formula="of:=[.A1616]/1000/(60*60*24)" office:value-type="time" office:time-value="PT07H10M23.055S" calcext:value-type="time">
            <text:p>07:10:23</text:p>
          </table:table-cell>
          <table:table-cell office:value-type="float" office:value="1.11" calcext:value-type="float">
            <text:p>1.11</text:p>
          </table:table-cell>
          <table:table-cell office:value-type="float" office:value="111.4" calcext:value-type="float">
            <text:p>111.4</text:p>
          </table:table-cell>
          <table:table-cell office:value-type="float" office:value="123.33" calcext:value-type="float">
            <text:p>123.33</text:p>
          </table:table-cell>
          <table:table-cell office:value-type="float" office:value="858.75" calcext:value-type="float">
            <text:p>858.75</text:p>
          </table:table-cell>
          <table:table-cell office:value-type="float" office:value="1023.04" calcext:value-type="float">
            <text:p>1023.04</text:p>
          </table:table-cell>
        </table:table-row>
        <table:table-row table:style-name="ro1">
          <table:table-cell office:value-type="float" office:value="25839055" calcext:value-type="float">
            <text:p>25839055</text:p>
          </table:table-cell>
          <table:table-cell table:formula="of:=[.A1617]/1000/(60*60*24)" office:value-type="time" office:time-value="PT07H10M39.055S" calcext:value-type="time">
            <text:p>07:10:39</text:p>
          </table:table-cell>
          <table:table-cell office:value-type="float" office:value="1.1" calcext:value-type="float">
            <text:p>1.1</text:p>
          </table:table-cell>
          <table:table-cell office:value-type="float" office:value="111.3" calcext:value-type="float">
            <text:p>111.3</text:p>
          </table:table-cell>
          <table:table-cell office:value-type="float" office:value="122.78" calcext:value-type="float">
            <text:p>122.78</text:p>
          </table:table-cell>
          <table:table-cell office:value-type="float" office:value="859.24" calcext:value-type="float">
            <text:p>859.24</text:p>
          </table:table-cell>
          <table:table-cell office:value-type="float" office:value="1023.59" calcext:value-type="float">
            <text:p>1023.59</text:p>
          </table:table-cell>
        </table:table-row>
        <table:table-row table:style-name="ro1">
          <table:table-cell office:value-type="float" office:value="25855055" calcext:value-type="float">
            <text:p>25855055</text:p>
          </table:table-cell>
          <table:table-cell table:formula="of:=[.A1618]/1000/(60*60*24)" office:value-type="time" office:time-value="PT07H10M55.055S" calcext:value-type="time">
            <text:p>07:10:55</text:p>
          </table:table-cell>
          <table:table-cell office:value-type="float" office:value="1.1" calcext:value-type="float">
            <text:p>1.1</text:p>
          </table:table-cell>
          <table:table-cell office:value-type="float" office:value="111.3" calcext:value-type="float">
            <text:p>111.3</text:p>
          </table:table-cell>
          <table:table-cell office:value-type="float" office:value="122.78" calcext:value-type="float">
            <text:p>122.78</text:p>
          </table:table-cell>
          <table:table-cell office:value-type="float" office:value="859.74" calcext:value-type="float">
            <text:p>859.74</text:p>
          </table:table-cell>
          <table:table-cell office:value-type="float" office:value="1024.13" calcext:value-type="float">
            <text:p>1024.13</text:p>
          </table:table-cell>
        </table:table-row>
        <table:table-row table:style-name="ro1">
          <table:table-cell office:value-type="float" office:value="25871055" calcext:value-type="float">
            <text:p>25871055</text:p>
          </table:table-cell>
          <table:table-cell table:formula="of:=[.A1619]/1000/(60*60*24)" office:value-type="time" office:time-value="PT07H11M11.055S" calcext:value-type="time">
            <text:p>07:11:11</text:p>
          </table:table-cell>
          <table:table-cell office:value-type="float" office:value="1.1" calcext:value-type="float">
            <text:p>1.1</text:p>
          </table:table-cell>
          <table:table-cell office:value-type="float" office:value="111.2" calcext:value-type="float">
            <text:p>111.2</text:p>
          </table:table-cell>
          <table:table-cell office:value-type="float" office:value="122.67" calcext:value-type="float">
            <text:p>122.67</text:p>
          </table:table-cell>
          <table:table-cell office:value-type="float" office:value="860.23" calcext:value-type="float">
            <text:p>860.23</text:p>
          </table:table-cell>
          <table:table-cell office:value-type="float" office:value="1024.68" calcext:value-type="float">
            <text:p>1024.68</text:p>
          </table:table-cell>
        </table:table-row>
        <table:table-row table:style-name="ro1">
          <table:table-cell office:value-type="float" office:value="25887055" calcext:value-type="float">
            <text:p>25887055</text:p>
          </table:table-cell>
          <table:table-cell table:formula="of:=[.A1620]/1000/(60*60*24)" office:value-type="time" office:time-value="PT07H11M27.055S" calcext:value-type="time">
            <text:p>07:11:27</text:p>
          </table:table-cell>
          <table:table-cell office:value-type="float" office:value="1.1" calcext:value-type="float">
            <text:p>1.1</text:p>
          </table:table-cell>
          <table:table-cell office:value-type="float" office:value="111.2" calcext:value-type="float">
            <text:p>111.2</text:p>
          </table:table-cell>
          <table:table-cell office:value-type="float" office:value="122.67" calcext:value-type="float">
            <text:p>122.67</text:p>
          </table:table-cell>
          <table:table-cell office:value-type="float" office:value="860.72" calcext:value-type="float">
            <text:p>860.72</text:p>
          </table:table-cell>
          <table:table-cell office:value-type="float" office:value="1025.22" calcext:value-type="float">
            <text:p>1025.22</text:p>
          </table:table-cell>
        </table:table-row>
        <table:table-row table:style-name="ro1">
          <table:table-cell office:value-type="float" office:value="25903055" calcext:value-type="float">
            <text:p>25903055</text:p>
          </table:table-cell>
          <table:table-cell table:formula="of:=[.A1621]/1000/(60*60*24)" office:value-type="time" office:time-value="PT07H11M43.055S" calcext:value-type="time">
            <text:p>07:11:43</text:p>
          </table:table-cell>
          <table:table-cell office:value-type="float" office:value="1.1" calcext:value-type="float">
            <text:p>1.1</text:p>
          </table:table-cell>
          <table:table-cell office:value-type="float" office:value="111.2" calcext:value-type="float">
            <text:p>111.2</text:p>
          </table:table-cell>
          <table:table-cell office:value-type="float" office:value="122.67" calcext:value-type="float">
            <text:p>122.67</text:p>
          </table:table-cell>
          <table:table-cell office:value-type="float" office:value="861.22" calcext:value-type="float">
            <text:p>861.22</text:p>
          </table:table-cell>
          <table:table-cell office:value-type="float" office:value="1025.77" calcext:value-type="float">
            <text:p>1025.77</text:p>
          </table:table-cell>
        </table:table-row>
        <table:table-row table:style-name="ro1">
          <table:table-cell office:value-type="float" office:value="25919055" calcext:value-type="float">
            <text:p>25919055</text:p>
          </table:table-cell>
          <table:table-cell table:formula="of:=[.A1622]/1000/(60*60*24)" office:value-type="time" office:time-value="PT07H11M59.055S" calcext:value-type="time">
            <text:p>07:11:59</text:p>
          </table:table-cell>
          <table:table-cell office:value-type="float" office:value="1.1" calcext:value-type="float">
            <text:p>1.1</text:p>
          </table:table-cell>
          <table:table-cell office:value-type="float" office:value="111.2" calcext:value-type="float">
            <text:p>111.2</text:p>
          </table:table-cell>
          <table:table-cell office:value-type="float" office:value="122.67" calcext:value-type="float">
            <text:p>122.67</text:p>
          </table:table-cell>
          <table:table-cell office:value-type="float" office:value="861.71" calcext:value-type="float">
            <text:p>861.71</text:p>
          </table:table-cell>
          <table:table-cell office:value-type="float" office:value="1026.31" calcext:value-type="float">
            <text:p>1026.31</text:p>
          </table:table-cell>
        </table:table-row>
        <table:table-row table:style-name="ro1">
          <table:table-cell office:value-type="float" office:value="25935055" calcext:value-type="float">
            <text:p>25935055</text:p>
          </table:table-cell>
          <table:table-cell table:formula="of:=[.A1623]/1000/(60*60*24)" office:value-type="time" office:time-value="PT07H12M15.055S" calcext:value-type="time">
            <text:p>07:12:15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6" calcext:value-type="float">
            <text:p>122.56</text:p>
          </table:table-cell>
          <table:table-cell office:value-type="float" office:value="862.21" calcext:value-type="float">
            <text:p>862.21</text:p>
          </table:table-cell>
          <table:table-cell office:value-type="float" office:value="1026.86" calcext:value-type="float">
            <text:p>1026.86</text:p>
          </table:table-cell>
        </table:table-row>
        <table:table-row table:style-name="ro1">
          <table:table-cell office:value-type="float" office:value="25951055" calcext:value-type="float">
            <text:p>25951055</text:p>
          </table:table-cell>
          <table:table-cell table:formula="of:=[.A1624]/1000/(60*60*24)" office:value-type="time" office:time-value="PT07H12M31.055S" calcext:value-type="time">
            <text:p>07:12:31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6" calcext:value-type="float">
            <text:p>122.56</text:p>
          </table:table-cell>
          <table:table-cell office:value-type="float" office:value="862.7" calcext:value-type="float">
            <text:p>862.7</text:p>
          </table:table-cell>
          <table:table-cell office:value-type="float" office:value="1027.4" calcext:value-type="float">
            <text:p>1027.4</text:p>
          </table:table-cell>
        </table:table-row>
        <table:table-row table:style-name="ro1">
          <table:table-cell office:value-type="float" office:value="25967055" calcext:value-type="float">
            <text:p>25967055</text:p>
          </table:table-cell>
          <table:table-cell table:formula="of:=[.A1625]/1000/(60*60*24)" office:value-type="time" office:time-value="PT07H12M47.055S" calcext:value-type="time">
            <text:p>07:12:47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6" calcext:value-type="float">
            <text:p>122.56</text:p>
          </table:table-cell>
          <table:table-cell office:value-type="float" office:value="863.2" calcext:value-type="float">
            <text:p>863.2</text:p>
          </table:table-cell>
          <table:table-cell office:value-type="float" office:value="1027.95" calcext:value-type="float">
            <text:p>1027.95</text:p>
          </table:table-cell>
        </table:table-row>
        <table:table-row table:style-name="ro1">
          <table:table-cell office:value-type="float" office:value="25983055" calcext:value-type="float">
            <text:p>25983055</text:p>
          </table:table-cell>
          <table:table-cell table:formula="of:=[.A1626]/1000/(60*60*24)" office:value-type="time" office:time-value="PT07H13M03.055S" calcext:value-type="time">
            <text:p>07:13:03</text:p>
          </table:table-cell>
          <table:table-cell office:value-type="float" office:value="1.1" calcext:value-type="float">
            <text:p>1.1</text:p>
          </table:table-cell>
          <table:table-cell office:value-type="float" office:value="111" calcext:value-type="float">
            <text:p>111</text:p>
          </table:table-cell>
          <table:table-cell office:value-type="float" office:value="122.45" calcext:value-type="float">
            <text:p>122.45</text:p>
          </table:table-cell>
          <table:table-cell office:value-type="float" office:value="863.69" calcext:value-type="float">
            <text:p>863.69</text:p>
          </table:table-cell>
          <table:table-cell office:value-type="float" office:value="1028.49" calcext:value-type="float">
            <text:p>1028.49</text:p>
          </table:table-cell>
        </table:table-row>
        <table:table-row table:style-name="ro1">
          <table:table-cell office:value-type="float" office:value="25999055" calcext:value-type="float">
            <text:p>25999055</text:p>
          </table:table-cell>
          <table:table-cell table:formula="of:=[.A1627]/1000/(60*60*24)" office:value-type="time" office:time-value="PT07H13M19.055S" calcext:value-type="time">
            <text:p>07:13:19</text:p>
          </table:table-cell>
          <table:table-cell office:value-type="float" office:value="1.1" calcext:value-type="float">
            <text:p>1.1</text:p>
          </table:table-cell>
          <table:table-cell office:value-type="float" office:value="111" calcext:value-type="float">
            <text:p>111</text:p>
          </table:table-cell>
          <table:table-cell office:value-type="float" office:value="122.44" calcext:value-type="float">
            <text:p>122.44</text:p>
          </table:table-cell>
          <table:table-cell office:value-type="float" office:value="864.18" calcext:value-type="float">
            <text:p>864.18</text:p>
          </table:table-cell>
          <table:table-cell office:value-type="float" office:value="1029.04" calcext:value-type="float">
            <text:p>1029.04</text:p>
          </table:table-cell>
        </table:table-row>
        <table:table-row table:style-name="ro1">
          <table:table-cell office:value-type="float" office:value="26015055" calcext:value-type="float">
            <text:p>26015055</text:p>
          </table:table-cell>
          <table:table-cell table:formula="of:=[.A1628]/1000/(60*60*24)" office:value-type="time" office:time-value="PT07H13M35.055S" calcext:value-type="time">
            <text:p>07:13:35</text:p>
          </table:table-cell>
          <table:table-cell office:value-type="float" office:value="1.1" calcext:value-type="float">
            <text:p>1.1</text:p>
          </table:table-cell>
          <table:table-cell office:value-type="float" office:value="111" calcext:value-type="float">
            <text:p>111</text:p>
          </table:table-cell>
          <table:table-cell office:value-type="float" office:value="122.44" calcext:value-type="float">
            <text:p>122.44</text:p>
          </table:table-cell>
          <table:table-cell office:value-type="float" office:value="864.68" calcext:value-type="float">
            <text:p>864.68</text:p>
          </table:table-cell>
          <table:table-cell office:value-type="float" office:value="1029.58" calcext:value-type="float">
            <text:p>1029.58</text:p>
          </table:table-cell>
        </table:table-row>
        <table:table-row table:style-name="ro1">
          <table:table-cell office:value-type="float" office:value="26031055" calcext:value-type="float">
            <text:p>26031055</text:p>
          </table:table-cell>
          <table:table-cell table:formula="of:=[.A1629]/1000/(60*60*24)" office:value-type="time" office:time-value="PT07H13M51.055S" calcext:value-type="time">
            <text:p>07:13:51</text:p>
          </table:table-cell>
          <table:table-cell office:value-type="float" office:value="1.1" calcext:value-type="float">
            <text:p>1.1</text:p>
          </table:table-cell>
          <table:table-cell office:value-type="float" office:value="110.9" calcext:value-type="float">
            <text:p>110.9</text:p>
          </table:table-cell>
          <table:table-cell office:value-type="float" office:value="121.89" calcext:value-type="float">
            <text:p>121.89</text:p>
          </table:table-cell>
          <table:table-cell office:value-type="float" office:value="865.17" calcext:value-type="float">
            <text:p>865.17</text:p>
          </table:table-cell>
          <table:table-cell office:value-type="float" office:value="1030.13" calcext:value-type="float">
            <text:p>1030.13</text:p>
          </table:table-cell>
        </table:table-row>
        <table:table-row table:style-name="ro1">
          <table:table-cell office:value-type="float" office:value="26047055" calcext:value-type="float">
            <text:p>26047055</text:p>
          </table:table-cell>
          <table:table-cell table:formula="of:=[.A1630]/1000/(60*60*24)" office:value-type="time" office:time-value="PT07H14M07.055S" calcext:value-type="time">
            <text:p>07:14:07</text:p>
          </table:table-cell>
          <table:table-cell office:value-type="float" office:value="1.1" calcext:value-type="float">
            <text:p>1.1</text:p>
          </table:table-cell>
          <table:table-cell office:value-type="float" office:value="110.9" calcext:value-type="float">
            <text:p>110.9</text:p>
          </table:table-cell>
          <table:table-cell office:value-type="float" office:value="122.33" calcext:value-type="float">
            <text:p>122.33</text:p>
          </table:table-cell>
          <table:table-cell office:value-type="float" office:value="865.66" calcext:value-type="float">
            <text:p>865.66</text:p>
          </table:table-cell>
          <table:table-cell office:value-type="float" office:value="1030.67" calcext:value-type="float">
            <text:p>1030.67</text:p>
          </table:table-cell>
        </table:table-row>
        <table:table-row table:style-name="ro1">
          <table:table-cell office:value-type="float" office:value="26063055" calcext:value-type="float">
            <text:p>26063055</text:p>
          </table:table-cell>
          <table:table-cell table:formula="of:=[.A1631]/1000/(60*60*24)" office:value-type="time" office:time-value="PT07H14M23.055S" calcext:value-type="time">
            <text:p>07:14:23</text:p>
          </table:table-cell>
          <table:table-cell office:value-type="float" office:value="1.1" calcext:value-type="float">
            <text:p>1.1</text:p>
          </table:table-cell>
          <table:table-cell office:value-type="float" office:value="110.8" calcext:value-type="float">
            <text:p>110.8</text:p>
          </table:table-cell>
          <table:table-cell office:value-type="float" office:value="122.22" calcext:value-type="float">
            <text:p>122.22</text:p>
          </table:table-cell>
          <table:table-cell office:value-type="float" office:value="866.15" calcext:value-type="float">
            <text:p>866.15</text:p>
          </table:table-cell>
          <table:table-cell office:value-type="float" office:value="1031.21" calcext:value-type="float">
            <text:p>1031.21</text:p>
          </table:table-cell>
        </table:table-row>
        <table:table-row table:style-name="ro1">
          <table:table-cell office:value-type="float" office:value="26079055" calcext:value-type="float">
            <text:p>26079055</text:p>
          </table:table-cell>
          <table:table-cell table:formula="of:=[.A1632]/1000/(60*60*24)" office:value-type="time" office:time-value="PT07H14M39.055S" calcext:value-type="time">
            <text:p>07:14:39</text:p>
          </table:table-cell>
          <table:table-cell office:value-type="float" office:value="1.1" calcext:value-type="float">
            <text:p>1.1</text:p>
          </table:table-cell>
          <table:table-cell office:value-type="float" office:value="110.8" calcext:value-type="float">
            <text:p>110.8</text:p>
          </table:table-cell>
          <table:table-cell office:value-type="float" office:value="122.22" calcext:value-type="float">
            <text:p>122.22</text:p>
          </table:table-cell>
          <table:table-cell office:value-type="float" office:value="866.65" calcext:value-type="float">
            <text:p>866.65</text:p>
          </table:table-cell>
          <table:table-cell office:value-type="float" office:value="1031.75" calcext:value-type="float">
            <text:p>1031.75</text:p>
          </table:table-cell>
        </table:table-row>
        <table:table-row table:style-name="ro1">
          <table:table-cell office:value-type="float" office:value="26095055" calcext:value-type="float">
            <text:p>26095055</text:p>
          </table:table-cell>
          <table:table-cell table:formula="of:=[.A1633]/1000/(60*60*24)" office:value-type="time" office:time-value="PT07H14M55.055S" calcext:value-type="time">
            <text:p>07:14:55</text:p>
          </table:table-cell>
          <table:table-cell office:value-type="float" office:value="1.1" calcext:value-type="float">
            <text:p>1.1</text:p>
          </table:table-cell>
          <table:table-cell office:value-type="float" office:value="110.8" calcext:value-type="float">
            <text:p>110.8</text:p>
          </table:table-cell>
          <table:table-cell office:value-type="float" office:value="121.78" calcext:value-type="float">
            <text:p>121.78</text:p>
          </table:table-cell>
          <table:table-cell office:value-type="float" office:value="867.14" calcext:value-type="float">
            <text:p>867.14</text:p>
          </table:table-cell>
          <table:table-cell office:value-type="float" office:value="1032.29" calcext:value-type="float">
            <text:p>1032.29</text:p>
          </table:table-cell>
        </table:table-row>
        <table:table-row table:style-name="ro1">
          <table:table-cell office:value-type="float" office:value="26111055" calcext:value-type="float">
            <text:p>26111055</text:p>
          </table:table-cell>
          <table:table-cell table:formula="of:=[.A1634]/1000/(60*60*24)" office:value-type="time" office:time-value="PT07H15M11.055S" calcext:value-type="time">
            <text:p>07:15:11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867.63" calcext:value-type="float">
            <text:p>867.63</text:p>
          </table:table-cell>
          <table:table-cell office:value-type="float" office:value="1032.84" calcext:value-type="float">
            <text:p>1032.84</text:p>
          </table:table-cell>
        </table:table-row>
        <table:table-row table:style-name="ro1">
          <table:table-cell office:value-type="float" office:value="26127055" calcext:value-type="float">
            <text:p>26127055</text:p>
          </table:table-cell>
          <table:table-cell table:formula="of:=[.A1635]/1000/(60*60*24)" office:value-type="time" office:time-value="PT07H15M27.055S" calcext:value-type="time">
            <text:p>07:15:27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868.12" calcext:value-type="float">
            <text:p>868.12</text:p>
          </table:table-cell>
          <table:table-cell office:value-type="float" office:value="1033.38" calcext:value-type="float">
            <text:p>1033.38</text:p>
          </table:table-cell>
        </table:table-row>
        <table:table-row table:style-name="ro1">
          <table:table-cell office:value-type="float" office:value="26143055" calcext:value-type="float">
            <text:p>26143055</text:p>
          </table:table-cell>
          <table:table-cell table:formula="of:=[.A1636]/1000/(60*60*24)" office:value-type="time" office:time-value="PT07H15M43.055S" calcext:value-type="time">
            <text:p>07:15:43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2.11" calcext:value-type="float">
            <text:p>122.11</text:p>
          </table:table-cell>
          <table:table-cell office:value-type="float" office:value="868.62" calcext:value-type="float">
            <text:p>868.62</text:p>
          </table:table-cell>
          <table:table-cell office:value-type="float" office:value="1033.92" calcext:value-type="float">
            <text:p>1033.92</text:p>
          </table:table-cell>
        </table:table-row>
        <table:table-row table:style-name="ro1">
          <table:table-cell office:value-type="float" office:value="26159055" calcext:value-type="float">
            <text:p>26159055</text:p>
          </table:table-cell>
          <table:table-cell table:formula="of:=[.A1637]/1000/(60*60*24)" office:value-type="time" office:time-value="PT07H15M59.055S" calcext:value-type="time">
            <text:p>07:15:59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869.11" calcext:value-type="float">
            <text:p>869.11</text:p>
          </table:table-cell>
          <table:table-cell office:value-type="float" office:value="1034.46" calcext:value-type="float">
            <text:p>1034.46</text:p>
          </table:table-cell>
        </table:table-row>
        <table:table-row table:style-name="ro1">
          <table:table-cell office:value-type="float" office:value="26175055" calcext:value-type="float">
            <text:p>26175055</text:p>
          </table:table-cell>
          <table:table-cell table:formula="of:=[.A1638]/1000/(60*60*24)" office:value-type="time" office:time-value="PT07H16M15.055S" calcext:value-type="time">
            <text:p>07:16:15</text:p>
          </table:table-cell>
          <table:table-cell office:value-type="float" office:value="1.1" calcext:value-type="float">
            <text:p>1.1</text:p>
          </table:table-cell>
          <table:table-cell office:value-type="float" office:value="110.6" calcext:value-type="float">
            <text:p>110.6</text:p>
          </table:table-cell>
          <table:table-cell office:value-type="float" office:value="121.56" calcext:value-type="float">
            <text:p>121.56</text:p>
          </table:table-cell>
          <table:table-cell office:value-type="float" office:value="869.6" calcext:value-type="float">
            <text:p>869.6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26191055" calcext:value-type="float">
            <text:p>26191055</text:p>
          </table:table-cell>
          <table:table-cell table:formula="of:=[.A1639]/1000/(60*60*24)" office:value-type="time" office:time-value="PT07H16M31.055S" calcext:value-type="time">
            <text:p>07:16:31</text:p>
          </table:table-cell>
          <table:table-cell office:value-type="float" office:value="1.1" calcext:value-type="float">
            <text:p>1.1</text:p>
          </table:table-cell>
          <table:table-cell office:value-type="float" office:value="110.6" calcext:value-type="float">
            <text:p>110.6</text:p>
          </table:table-cell>
          <table:table-cell office:value-type="float" office:value="121.55" calcext:value-type="float">
            <text:p>121.55</text:p>
          </table:table-cell>
          <table:table-cell office:value-type="float" office:value="870.09" calcext:value-type="float">
            <text:p>870.09</text:p>
          </table:table-cell>
          <table:table-cell office:value-type="float" office:value="1035.54" calcext:value-type="float">
            <text:p>1035.54</text:p>
          </table:table-cell>
        </table:table-row>
        <table:table-row table:style-name="ro1">
          <table:table-cell office:value-type="float" office:value="26207055" calcext:value-type="float">
            <text:p>26207055</text:p>
          </table:table-cell>
          <table:table-cell table:formula="of:=[.A1640]/1000/(60*60*24)" office:value-type="time" office:time-value="PT07H16M47.055S" calcext:value-type="time">
            <text:p>07:16:47</text:p>
          </table:table-cell>
          <table:table-cell office:value-type="float" office:value="1.1" calcext:value-type="float">
            <text:p>1.1</text:p>
          </table:table-cell>
          <table:table-cell office:value-type="float" office:value="110.5" calcext:value-type="float">
            <text:p>110.5</text:p>
          </table:table-cell>
          <table:table-cell office:value-type="float" office:value="121.45" calcext:value-type="float">
            <text:p>121.45</text:p>
          </table:table-cell>
          <table:table-cell office:value-type="float" office:value="870.58" calcext:value-type="float">
            <text:p>870.58</text:p>
          </table:table-cell>
          <table:table-cell office:value-type="float" office:value="1036.08" calcext:value-type="float">
            <text:p>1036.08</text:p>
          </table:table-cell>
        </table:table-row>
        <table:table-row table:style-name="ro1">
          <table:table-cell office:value-type="float" office:value="26223055" calcext:value-type="float">
            <text:p>26223055</text:p>
          </table:table-cell>
          <table:table-cell table:formula="of:=[.A1641]/1000/(60*60*24)" office:value-type="time" office:time-value="PT07H17M03.055S" calcext:value-type="time">
            <text:p>07:17:03</text:p>
          </table:table-cell>
          <table:table-cell office:value-type="float" office:value="1.1" calcext:value-type="float">
            <text:p>1.1</text:p>
          </table:table-cell>
          <table:table-cell office:value-type="float" office:value="110.5" calcext:value-type="float">
            <text:p>110.5</text:p>
          </table:table-cell>
          <table:table-cell office:value-type="float" office:value="121" calcext:value-type="float">
            <text:p>121</text:p>
          </table:table-cell>
          <table:table-cell office:value-type="float" office:value="871.07" calcext:value-type="float">
            <text:p>871.07</text:p>
          </table:table-cell>
          <table:table-cell office:value-type="float" office:value="1036.62" calcext:value-type="float">
            <text:p>1036.62</text:p>
          </table:table-cell>
        </table:table-row>
        <table:table-row table:style-name="ro1">
          <table:table-cell office:value-type="float" office:value="26239055" calcext:value-type="float">
            <text:p>26239055</text:p>
          </table:table-cell>
          <table:table-cell table:formula="of:=[.A1642]/1000/(60*60*24)" office:value-type="time" office:time-value="PT07H17M19.055S" calcext:value-type="time">
            <text:p>07:17:19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1.34" calcext:value-type="float">
            <text:p>121.34</text:p>
          </table:table-cell>
          <table:table-cell office:value-type="float" office:value="871.56" calcext:value-type="float">
            <text:p>871.56</text:p>
          </table:table-cell>
          <table:table-cell office:value-type="float" office:value="1037.16" calcext:value-type="float">
            <text:p>1037.16</text:p>
          </table:table-cell>
        </table:table-row>
        <table:table-row table:style-name="ro1">
          <table:table-cell office:value-type="float" office:value="26255055" calcext:value-type="float">
            <text:p>26255055</text:p>
          </table:table-cell>
          <table:table-cell table:formula="of:=[.A1643]/1000/(60*60*24)" office:value-type="time" office:time-value="PT07H17M35.055S" calcext:value-type="time">
            <text:p>07:17:35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872.06" calcext:value-type="float">
            <text:p>872.06</text:p>
          </table:table-cell>
          <table:table-cell office:value-type="float" office:value="1037.7" calcext:value-type="float">
            <text:p>1037.7</text:p>
          </table:table-cell>
        </table:table-row>
        <table:table-row table:style-name="ro1">
          <table:table-cell office:value-type="float" office:value="26271055" calcext:value-type="float">
            <text:p>26271055</text:p>
          </table:table-cell>
          <table:table-cell table:formula="of:=[.A1644]/1000/(60*60*24)" office:value-type="time" office:time-value="PT07H17M51.055S" calcext:value-type="time">
            <text:p>07:17:51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872.55" calcext:value-type="float">
            <text:p>872.55</text:p>
          </table:table-cell>
          <table:table-cell office:value-type="float" office:value="1038.23" calcext:value-type="float">
            <text:p>1038.23</text:p>
          </table:table-cell>
        </table:table-row>
        <table:table-row table:style-name="ro1">
          <table:table-cell office:value-type="float" office:value="26287055" calcext:value-type="float">
            <text:p>26287055</text:p>
          </table:table-cell>
          <table:table-cell table:formula="of:=[.A1645]/1000/(60*60*24)" office:value-type="time" office:time-value="PT07H18M07.055S" calcext:value-type="time">
            <text:p>07:18:07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873.04" calcext:value-type="float">
            <text:p>873.04</text:p>
          </table:table-cell>
          <table:table-cell office:value-type="float" office:value="1038.77" calcext:value-type="float">
            <text:p>1038.77</text:p>
          </table:table-cell>
        </table:table-row>
        <table:table-row table:style-name="ro1">
          <table:table-cell office:value-type="float" office:value="26303055" calcext:value-type="float">
            <text:p>26303055</text:p>
          </table:table-cell>
          <table:table-cell table:formula="of:=[.A1646]/1000/(60*60*24)" office:value-type="time" office:time-value="PT07H18M23.055S" calcext:value-type="time">
            <text:p>07:18:23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873.53" calcext:value-type="float">
            <text:p>873.53</text:p>
          </table:table-cell>
          <table:table-cell office:value-type="float" office:value="1039.31" calcext:value-type="float">
            <text:p>1039.31</text:p>
          </table:table-cell>
        </table:table-row>
        <table:table-row table:style-name="ro1">
          <table:table-cell office:value-type="float" office:value="26319055" calcext:value-type="float">
            <text:p>26319055</text:p>
          </table:table-cell>
          <table:table-cell table:formula="of:=[.A1647]/1000/(60*60*24)" office:value-type="time" office:time-value="PT07H18M39.055S" calcext:value-type="time">
            <text:p>07:18:39</text:p>
          </table:table-cell>
          <table:table-cell office:value-type="float" office:value="1.1" calcext:value-type="float">
            <text:p>1.1</text:p>
          </table:table-cell>
          <table:table-cell office:value-type="float" office:value="110.3" calcext:value-type="float">
            <text:p>110.3</text:p>
          </table:table-cell>
          <table:table-cell office:value-type="float" office:value="120.78" calcext:value-type="float">
            <text:p>120.78</text:p>
          </table:table-cell>
          <table:table-cell office:value-type="float" office:value="874.02" calcext:value-type="float">
            <text:p>874.02</text:p>
          </table:table-cell>
          <table:table-cell office:value-type="float" office:value="1039.84" calcext:value-type="float">
            <text:p>1039.84</text:p>
          </table:table-cell>
        </table:table-row>
        <table:table-row table:style-name="ro1">
          <table:table-cell office:value-type="float" office:value="26335055" calcext:value-type="float">
            <text:p>26335055</text:p>
          </table:table-cell>
          <table:table-cell table:formula="of:=[.A1648]/1000/(60*60*24)" office:value-type="time" office:time-value="PT07H18M55.055S" calcext:value-type="time">
            <text:p>07:18:55</text:p>
          </table:table-cell>
          <table:table-cell office:value-type="float" office:value="1.09" calcext:value-type="float">
            <text:p>1.09</text:p>
          </table:table-cell>
          <table:table-cell office:value-type="float" office:value="110.2" calcext:value-type="float">
            <text:p>110.2</text:p>
          </table:table-cell>
          <table:table-cell office:value-type="float" office:value="120.23" calcext:value-type="float">
            <text:p>120.23</text:p>
          </table:table-cell>
          <table:table-cell office:value-type="float" office:value="874.51" calcext:value-type="float">
            <text:p>874.51</text:p>
          </table:table-cell>
          <table:table-cell office:value-type="float" office:value="1040.38" calcext:value-type="float">
            <text:p>1040.38</text:p>
          </table:table-cell>
        </table:table-row>
        <table:table-row table:style-name="ro1">
          <table:table-cell office:value-type="float" office:value="26351055" calcext:value-type="float">
            <text:p>26351055</text:p>
          </table:table-cell>
          <table:table-cell table:formula="of:=[.A1649]/1000/(60*60*24)" office:value-type="time" office:time-value="PT07H19M11.055S" calcext:value-type="time">
            <text:p>07:19:11</text:p>
          </table:table-cell>
          <table:table-cell office:value-type="float" office:value="1.1" calcext:value-type="float">
            <text:p>1.1</text:p>
          </table:table-cell>
          <table:table-cell office:value-type="float" office:value="110.2" calcext:value-type="float">
            <text:p>110.2</text:p>
          </table:table-cell>
          <table:table-cell office:value-type="float" office:value="120.67" calcext:value-type="float">
            <text:p>120.67</text:p>
          </table:table-cell>
          <table:table-cell office:value-type="float" office:value="875" calcext:value-type="float">
            <text:p>875</text:p>
          </table:table-cell>
          <table:table-cell office:value-type="float" office:value="1040.92" calcext:value-type="float">
            <text:p>1040.92</text:p>
          </table:table-cell>
        </table:table-row>
        <table:table-row table:style-name="ro1">
          <table:table-cell office:value-type="float" office:value="26367055" calcext:value-type="float">
            <text:p>26367055</text:p>
          </table:table-cell>
          <table:table-cell table:formula="of:=[.A1650]/1000/(60*60*24)" office:value-type="time" office:time-value="PT07H19M27.055S" calcext:value-type="time">
            <text:p>07:19:27</text:p>
          </table:table-cell>
          <table:table-cell office:value-type="float" office:value="1.1" calcext:value-type="float">
            <text:p>1.1</text:p>
          </table:table-cell>
          <table:table-cell office:value-type="float" office:value="110.2" calcext:value-type="float">
            <text:p>110.2</text:p>
          </table:table-cell>
          <table:table-cell office:value-type="float" office:value="120.67" calcext:value-type="float">
            <text:p>120.67</text:p>
          </table:table-cell>
          <table:table-cell office:value-type="float" office:value="875.49" calcext:value-type="float">
            <text:p>875.49</text:p>
          </table:table-cell>
          <table:table-cell office:value-type="float" office:value="1041.45" calcext:value-type="float">
            <text:p>1041.45</text:p>
          </table:table-cell>
        </table:table-row>
        <table:table-row table:style-name="ro1">
          <table:table-cell office:value-type="float" office:value="26383055" calcext:value-type="float">
            <text:p>26383055</text:p>
          </table:table-cell>
          <table:table-cell table:formula="of:=[.A1651]/1000/(60*60*24)" office:value-type="time" office:time-value="PT07H19M43.055S" calcext:value-type="time">
            <text:p>07:19:43</text:p>
          </table:table-cell>
          <table:table-cell office:value-type="float" office:value="1.1" calcext:value-type="float">
            <text:p>1.1</text:p>
          </table:table-cell>
          <table:table-cell office:value-type="float" office:value="110.1" calcext:value-type="float">
            <text:p>110.1</text:p>
          </table:table-cell>
          <table:table-cell office:value-type="float" office:value="120.56" calcext:value-type="float">
            <text:p>120.56</text:p>
          </table:table-cell>
          <table:table-cell office:value-type="float" office:value="875.98" calcext:value-type="float">
            <text:p>875.98</text:p>
          </table:table-cell>
          <table:table-cell office:value-type="float" office:value="1041.99" calcext:value-type="float">
            <text:p>1041.99</text:p>
          </table:table-cell>
        </table:table-row>
        <table:table-row table:style-name="ro1">
          <table:table-cell office:value-type="float" office:value="26399055" calcext:value-type="float">
            <text:p>26399055</text:p>
          </table:table-cell>
          <table:table-cell table:formula="of:=[.A1652]/1000/(60*60*24)" office:value-type="time" office:time-value="PT07H19M59.055S" calcext:value-type="time">
            <text:p>07:19:59</text:p>
          </table:table-cell>
          <table:table-cell office:value-type="float" office:value="1.09" calcext:value-type="float">
            <text:p>1.09</text:p>
          </table:table-cell>
          <table:table-cell office:value-type="float" office:value="110.1" calcext:value-type="float">
            <text:p>110.1</text:p>
          </table:table-cell>
          <table:table-cell office:value-type="float" office:value="120.12" calcext:value-type="float">
            <text:p>120.12</text:p>
          </table:table-cell>
          <table:table-cell office:value-type="float" office:value="876.47" calcext:value-type="float">
            <text:p>876.47</text:p>
          </table:table-cell>
          <table:table-cell office:value-type="float" office:value="1042.53" calcext:value-type="float">
            <text:p>1042.53</text:p>
          </table:table-cell>
        </table:table-row>
        <table:table-row table:style-name="ro1">
          <table:table-cell office:value-type="float" office:value="26415055" calcext:value-type="float">
            <text:p>26415055</text:p>
          </table:table-cell>
          <table:table-cell table:formula="of:=[.A1653]/1000/(60*60*24)" office:value-type="time" office:time-value="PT07H20M15.055S" calcext:value-type="time">
            <text:p>07:20:15</text:p>
          </table:table-cell>
          <table:table-cell office:value-type="float" office:value="1.09" calcext:value-type="float">
            <text:p>1.09</text:p>
          </table:table-cell>
          <table:table-cell office:value-type="float" office:value="110.1" calcext:value-type="float">
            <text:p>110.1</text:p>
          </table:table-cell>
          <table:table-cell office:value-type="float" office:value="120.12" calcext:value-type="float">
            <text:p>120.12</text:p>
          </table:table-cell>
          <table:table-cell office:value-type="float" office:value="876.96" calcext:value-type="float">
            <text:p>876.96</text:p>
          </table:table-cell>
          <table:table-cell office:value-type="float" office:value="1043.06" calcext:value-type="float">
            <text:p>1043.06</text:p>
          </table:table-cell>
        </table:table-row>
        <table:table-row table:style-name="ro1">
          <table:table-cell office:value-type="float" office:value="26431055" calcext:value-type="float">
            <text:p>26431055</text:p>
          </table:table-cell>
          <table:table-cell table:formula="of:=[.A1654]/1000/(60*60*24)" office:value-type="time" office:time-value="PT07H20M31.055S" calcext:value-type="time">
            <text:p>07:20:31</text:p>
          </table:table-cell>
          <table:table-cell office:value-type="float" office:value="1.09" calcext:value-type="float">
            <text:p>1.09</text:p>
          </table:table-cell>
          <table:table-cell office:value-type="float" office:value="110" calcext:value-type="float">
            <text:p>110</text:p>
          </table:table-cell>
          <table:table-cell office:value-type="float" office:value="120.01" calcext:value-type="float">
            <text:p>120.01</text:p>
          </table:table-cell>
          <table:table-cell office:value-type="float" office:value="877.44" calcext:value-type="float">
            <text:p>877.44</text:p>
          </table:table-cell>
          <table:table-cell office:value-type="float" office:value="1043.59" calcext:value-type="float">
            <text:p>1043.59</text:p>
          </table:table-cell>
        </table:table-row>
        <table:table-row table:style-name="ro1">
          <table:table-cell office:value-type="float" office:value="26447055" calcext:value-type="float">
            <text:p>26447055</text:p>
          </table:table-cell>
          <table:table-cell table:formula="of:=[.A1655]/1000/(60*60*24)" office:value-type="time" office:time-value="PT07H20M47.055S" calcext:value-type="time">
            <text:p>07:20:47</text:p>
          </table:table-cell>
          <table:table-cell office:value-type="float" office:value="1.09" calcext:value-type="float">
            <text:p>1.09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  <table:table-cell office:value-type="float" office:value="877.93" calcext:value-type="float">
            <text:p>877.93</text:p>
          </table:table-cell>
          <table:table-cell office:value-type="float" office:value="1044.13" calcext:value-type="float">
            <text:p>1044.13</text:p>
          </table:table-cell>
        </table:table-row>
        <table:table-row table:style-name="ro1">
          <table:table-cell office:value-type="float" office:value="26463055" calcext:value-type="float">
            <text:p>26463055</text:p>
          </table:table-cell>
          <table:table-cell table:formula="of:=[.A1656]/1000/(60*60*24)" office:value-type="time" office:time-value="PT07H21M03.055S" calcext:value-type="time">
            <text:p>07:21:03</text:p>
          </table:table-cell>
          <table:table-cell office:value-type="float" office:value="1.09" calcext:value-type="float">
            <text:p>1.09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  <table:table-cell office:value-type="float" office:value="878.42" calcext:value-type="float">
            <text:p>878.42</text:p>
          </table:table-cell>
          <table:table-cell office:value-type="float" office:value="1044.66" calcext:value-type="float">
            <text:p>1044.66</text:p>
          </table:table-cell>
        </table:table-row>
        <table:table-row table:style-name="ro1">
          <table:table-cell office:value-type="float" office:value="26479055" calcext:value-type="float">
            <text:p>26479055</text:p>
          </table:table-cell>
          <table:table-cell table:formula="of:=[.A1657]/1000/(60*60*24)" office:value-type="time" office:time-value="PT07H21M19.055S" calcext:value-type="time">
            <text:p>07:21:19</text:p>
          </table:table-cell>
          <table:table-cell office:value-type="float" office:value="1.09" calcext:value-type="float">
            <text:p>1.09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  <table:table-cell office:value-type="float" office:value="878.91" calcext:value-type="float">
            <text:p>878.91</text:p>
          </table:table-cell>
          <table:table-cell office:value-type="float" office:value="1045.19" calcext:value-type="float">
            <text:p>1045.19</text:p>
          </table:table-cell>
        </table:table-row>
        <table:table-row table:style-name="ro1">
          <table:table-cell office:value-type="float" office:value="26495055" calcext:value-type="float">
            <text:p>26495055</text:p>
          </table:table-cell>
          <table:table-cell table:formula="of:=[.A1658]/1000/(60*60*24)" office:value-type="time" office:time-value="PT07H21M35.055S" calcext:value-type="time">
            <text:p>07:21:35</text:p>
          </table:table-cell>
          <table:table-cell office:value-type="float" office:value="1.09" calcext:value-type="float">
            <text:p>1.09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  <table:table-cell office:value-type="float" office:value="879.4" calcext:value-type="float">
            <text:p>879.4</text:p>
          </table:table-cell>
          <table:table-cell office:value-type="float" office:value="1045.73" calcext:value-type="float">
            <text:p>1045.73</text:p>
          </table:table-cell>
        </table:table-row>
        <table:table-row table:style-name="ro1">
          <table:table-cell office:value-type="float" office:value="26511055" calcext:value-type="float">
            <text:p>26511055</text:p>
          </table:table-cell>
          <table:table-cell table:formula="of:=[.A1659]/1000/(60*60*24)" office:value-type="time" office:time-value="PT07H21M51.055S" calcext:value-type="time">
            <text:p>07:21:51</text:p>
          </table:table-cell>
          <table:table-cell office:value-type="float" office:value="1.09" calcext:value-type="float">
            <text:p>1.09</text:p>
          </table:table-cell>
          <table:table-cell office:value-type="float" office:value="109.8" calcext:value-type="float">
            <text:p>109.8</text:p>
          </table:table-cell>
          <table:table-cell office:value-type="float" office:value="119.79" calcext:value-type="float">
            <text:p>119.79</text:p>
          </table:table-cell>
          <table:table-cell office:value-type="float" office:value="879.89" calcext:value-type="float">
            <text:p>879.89</text:p>
          </table:table-cell>
          <table:table-cell office:value-type="float" office:value="1046.26" calcext:value-type="float">
            <text:p>1046.26</text:p>
          </table:table-cell>
        </table:table-row>
        <table:table-row table:style-name="ro1">
          <table:table-cell office:value-type="float" office:value="26527055" calcext:value-type="float">
            <text:p>26527055</text:p>
          </table:table-cell>
          <table:table-cell table:formula="of:=[.A1660]/1000/(60*60*24)" office:value-type="time" office:time-value="PT07H22M07.055S" calcext:value-type="time">
            <text:p>07:22:07</text:p>
          </table:table-cell>
          <table:table-cell office:value-type="float" office:value="1.09" calcext:value-type="float">
            <text:p>1.09</text:p>
          </table:table-cell>
          <table:table-cell office:value-type="float" office:value="109.8" calcext:value-type="float">
            <text:p>109.8</text:p>
          </table:table-cell>
          <table:table-cell office:value-type="float" office:value="119.79" calcext:value-type="float">
            <text:p>119.79</text:p>
          </table:table-cell>
          <table:table-cell office:value-type="float" office:value="880.38" calcext:value-type="float">
            <text:p>880.38</text:p>
          </table:table-cell>
          <table:table-cell office:value-type="float" office:value="1046.79" calcext:value-type="float">
            <text:p>1046.79</text:p>
          </table:table-cell>
        </table:table-row>
        <table:table-row table:style-name="ro1">
          <table:table-cell office:value-type="float" office:value="26543055" calcext:value-type="float">
            <text:p>26543055</text:p>
          </table:table-cell>
          <table:table-cell table:formula="of:=[.A1661]/1000/(60*60*24)" office:value-type="time" office:time-value="PT07H22M23.055S" calcext:value-type="time">
            <text:p>07:22:23</text:p>
          </table:table-cell>
          <table:table-cell office:value-type="float" office:value="1.09" calcext:value-type="float">
            <text:p>1.09</text:p>
          </table:table-cell>
          <table:table-cell office:value-type="float" office:value="109.8" calcext:value-type="float">
            <text:p>109.8</text:p>
          </table:table-cell>
          <table:table-cell office:value-type="float" office:value="119.35" calcext:value-type="float">
            <text:p>119.35</text:p>
          </table:table-cell>
          <table:table-cell office:value-type="float" office:value="880.86" calcext:value-type="float">
            <text:p>880.86</text:p>
          </table:table-cell>
          <table:table-cell office:value-type="float" office:value="1047.32" calcext:value-type="float">
            <text:p>1047.32</text:p>
          </table:table-cell>
        </table:table-row>
        <table:table-row table:style-name="ro1">
          <table:table-cell office:value-type="float" office:value="26559055" calcext:value-type="float">
            <text:p>26559055</text:p>
          </table:table-cell>
          <table:table-cell table:formula="of:=[.A1662]/1000/(60*60*24)" office:value-type="time" office:time-value="PT07H22M39.055S" calcext:value-type="time">
            <text:p>07:22:39</text:p>
          </table:table-cell>
          <table:table-cell office:value-type="float" office:value="1.09" calcext:value-type="float">
            <text:p>1.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9.24" calcext:value-type="float">
            <text:p>119.24</text:p>
          </table:table-cell>
          <table:table-cell office:value-type="float" office:value="881.35" calcext:value-type="float">
            <text:p>881.35</text:p>
          </table:table-cell>
          <table:table-cell office:value-type="float" office:value="1047.85" calcext:value-type="float">
            <text:p>1047.85</text:p>
          </table:table-cell>
        </table:table-row>
        <table:table-row table:style-name="ro1">
          <table:table-cell office:value-type="float" office:value="26575055" calcext:value-type="float">
            <text:p>26575055</text:p>
          </table:table-cell>
          <table:table-cell table:formula="of:=[.A1663]/1000/(60*60*24)" office:value-type="time" office:time-value="PT07H22M55.055S" calcext:value-type="time">
            <text:p>07:22:55</text:p>
          </table:table-cell>
          <table:table-cell office:value-type="float" office:value="1.09" calcext:value-type="float">
            <text:p>1.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9.68" calcext:value-type="float">
            <text:p>119.68</text:p>
          </table:table-cell>
          <table:table-cell office:value-type="float" office:value="881.84" calcext:value-type="float">
            <text:p>881.84</text:p>
          </table:table-cell>
          <table:table-cell office:value-type="float" office:value="1048.38" calcext:value-type="float">
            <text:p>1048.38</text:p>
          </table:table-cell>
        </table:table-row>
        <table:table-row table:style-name="ro1">
          <table:table-cell office:value-type="float" office:value="26591055" calcext:value-type="float">
            <text:p>26591055</text:p>
          </table:table-cell>
          <table:table-cell table:formula="of:=[.A1664]/1000/(60*60*24)" office:value-type="time" office:time-value="PT07H23M11.055S" calcext:value-type="time">
            <text:p>07:23:11</text:p>
          </table:table-cell>
          <table:table-cell office:value-type="float" office:value="1.09" calcext:value-type="float">
            <text:p>1.09</text:p>
          </table:table-cell>
          <table:table-cell office:value-type="float" office:value="109.6" calcext:value-type="float">
            <text:p>109.6</text:p>
          </table:table-cell>
          <table:table-cell office:value-type="float" office:value="119.13" calcext:value-type="float">
            <text:p>119.13</text:p>
          </table:table-cell>
          <table:table-cell office:value-type="float" office:value="882.33" calcext:value-type="float">
            <text:p>882.33</text:p>
          </table:table-cell>
          <table:table-cell office:value-type="float" office:value="1048.91" calcext:value-type="float">
            <text:p>1048.91</text:p>
          </table:table-cell>
        </table:table-row>
        <table:table-row table:style-name="ro1">
          <table:table-cell office:value-type="float" office:value="26607055" calcext:value-type="float">
            <text:p>26607055</text:p>
          </table:table-cell>
          <table:table-cell table:formula="of:=[.A1665]/1000/(60*60*24)" office:value-type="time" office:time-value="PT07H23M27.055S" calcext:value-type="time">
            <text:p>07:23:27</text:p>
          </table:table-cell>
          <table:table-cell office:value-type="float" office:value="1.09" calcext:value-type="float">
            <text:p>1.09</text:p>
          </table:table-cell>
          <table:table-cell office:value-type="float" office:value="109.5" calcext:value-type="float">
            <text:p>109.5</text:p>
          </table:table-cell>
          <table:table-cell office:value-type="float" office:value="119.02" calcext:value-type="float">
            <text:p>119.02</text:p>
          </table:table-cell>
          <table:table-cell office:value-type="float" office:value="882.81" calcext:value-type="float">
            <text:p>882.81</text:p>
          </table:table-cell>
          <table:table-cell office:value-type="float" office:value="1049.44" calcext:value-type="float">
            <text:p>1049.44</text:p>
          </table:table-cell>
        </table:table-row>
        <table:table-row table:style-name="ro1">
          <table:table-cell office:value-type="float" office:value="26623055" calcext:value-type="float">
            <text:p>26623055</text:p>
          </table:table-cell>
          <table:table-cell table:formula="of:=[.A1666]/1000/(60*60*24)" office:value-type="time" office:time-value="PT07H23M43.055S" calcext:value-type="time">
            <text:p>07:23:43</text:p>
          </table:table-cell>
          <table:table-cell office:value-type="float" office:value="1.09" calcext:value-type="float">
            <text:p>1.09</text:p>
          </table:table-cell>
          <table:table-cell office:value-type="float" office:value="109.5" calcext:value-type="float">
            <text:p>109.5</text:p>
          </table:table-cell>
          <table:table-cell office:value-type="float" office:value="119.02" calcext:value-type="float">
            <text:p>119.02</text:p>
          </table:table-cell>
          <table:table-cell office:value-type="float" office:value="883.3" calcext:value-type="float">
            <text:p>883.3</text:p>
          </table:table-cell>
          <table:table-cell office:value-type="float" office:value="1049.97" calcext:value-type="float">
            <text:p>1049.97</text:p>
          </table:table-cell>
        </table:table-row>
        <table:table-row table:style-name="ro1">
          <table:table-cell office:value-type="float" office:value="26639055" calcext:value-type="float">
            <text:p>26639055</text:p>
          </table:table-cell>
          <table:table-cell table:formula="of:=[.A1667]/1000/(60*60*24)" office:value-type="time" office:time-value="PT07H23M59.055S" calcext:value-type="time">
            <text:p>07:23:59</text:p>
          </table:table-cell>
          <table:table-cell office:value-type="float" office:value="1.09" calcext:value-type="float">
            <text:p>1.09</text:p>
          </table:table-cell>
          <table:table-cell office:value-type="float" office:value="109.5" calcext:value-type="float">
            <text:p>109.5</text:p>
          </table:table-cell>
          <table:table-cell office:value-type="float" office:value="119.02" calcext:value-type="float">
            <text:p>119.02</text:p>
          </table:table-cell>
          <table:table-cell office:value-type="float" office:value="883.79" calcext:value-type="float">
            <text:p>883.79</text:p>
          </table:table-cell>
          <table:table-cell office:value-type="float" office:value="1050.5" calcext:value-type="float">
            <text:p>1050.5</text:p>
          </table:table-cell>
        </table:table-row>
        <table:table-row table:style-name="ro1">
          <table:table-cell office:value-type="float" office:value="26655055" calcext:value-type="float">
            <text:p>26655055</text:p>
          </table:table-cell>
          <table:table-cell table:formula="of:=[.A1668]/1000/(60*60*24)" office:value-type="time" office:time-value="PT07H24M15.055S" calcext:value-type="time">
            <text:p>07:24:15</text:p>
          </table:table-cell>
          <table:table-cell office:value-type="float" office:value="1.08" calcext:value-type="float">
            <text:p>1.08</text:p>
          </table:table-cell>
          <table:table-cell office:value-type="float" office:value="109.5" calcext:value-type="float">
            <text:p>109.5</text:p>
          </table:table-cell>
          <table:table-cell office:value-type="float" office:value="118.58" calcext:value-type="float">
            <text:p>118.58</text:p>
          </table:table-cell>
          <table:table-cell office:value-type="float" office:value="884.27" calcext:value-type="float">
            <text:p>884.27</text:p>
          </table:table-cell>
          <table:table-cell office:value-type="float" office:value="1051.03" calcext:value-type="float">
            <text:p>1051.03</text:p>
          </table:table-cell>
        </table:table-row>
        <table:table-row table:style-name="ro1">
          <table:table-cell office:value-type="float" office:value="26671055" calcext:value-type="float">
            <text:p>26671055</text:p>
          </table:table-cell>
          <table:table-cell table:formula="of:=[.A1669]/1000/(60*60*24)" office:value-type="time" office:time-value="PT07H24M31.055S" calcext:value-type="time">
            <text:p>07:24:31</text:p>
          </table:table-cell>
          <table:table-cell office:value-type="float" office:value="1.08" calcext:value-type="float">
            <text:p>1.08</text:p>
          </table:table-cell>
          <table:table-cell office:value-type="float" office:value="109.4" calcext:value-type="float">
            <text:p>109.4</text:p>
          </table:table-cell>
          <table:table-cell office:value-type="float" office:value="118.47" calcext:value-type="float">
            <text:p>118.47</text:p>
          </table:table-cell>
          <table:table-cell office:value-type="float" office:value="884.76" calcext:value-type="float">
            <text:p>884.76</text:p>
          </table:table-cell>
          <table:table-cell office:value-type="float" office:value="1051.56" calcext:value-type="float">
            <text:p>1051.56</text:p>
          </table:table-cell>
        </table:table-row>
        <table:table-row table:style-name="ro1">
          <table:table-cell office:value-type="float" office:value="26687055" calcext:value-type="float">
            <text:p>26687055</text:p>
          </table:table-cell>
          <table:table-cell table:formula="of:=[.A1670]/1000/(60*60*24)" office:value-type="time" office:time-value="PT07H24M47.055S" calcext:value-type="time">
            <text:p>07:24:47</text:p>
          </table:table-cell>
          <table:table-cell office:value-type="float" office:value="1.09" calcext:value-type="float">
            <text:p>1.09</text:p>
          </table:table-cell>
          <table:table-cell office:value-type="float" office:value="109.3" calcext:value-type="float">
            <text:p>109.3</text:p>
          </table:table-cell>
          <table:table-cell office:value-type="float" office:value="118.8" calcext:value-type="float">
            <text:p>118.8</text:p>
          </table:table-cell>
          <table:table-cell office:value-type="float" office:value="885.24" calcext:value-type="float">
            <text:p>885.24</text:p>
          </table:table-cell>
          <table:table-cell office:value-type="float" office:value="1052.09" calcext:value-type="float">
            <text:p>1052.09</text:p>
          </table:table-cell>
        </table:table-row>
        <table:table-row table:style-name="ro1">
          <table:table-cell office:value-type="float" office:value="26703055" calcext:value-type="float">
            <text:p>26703055</text:p>
          </table:table-cell>
          <table:table-cell table:formula="of:=[.A1671]/1000/(60*60*24)" office:value-type="time" office:time-value="PT07H25M03.055S" calcext:value-type="time">
            <text:p>07:25:03</text:p>
          </table:table-cell>
          <table:table-cell office:value-type="float" office:value="1.09" calcext:value-type="float">
            <text:p>1.09</text:p>
          </table:table-cell>
          <table:table-cell office:value-type="float" office:value="109.3" calcext:value-type="float">
            <text:p>109.3</text:p>
          </table:table-cell>
          <table:table-cell office:value-type="float" office:value="118.8" calcext:value-type="float">
            <text:p>118.8</text:p>
          </table:table-cell>
          <table:table-cell office:value-type="float" office:value="885.73" calcext:value-type="float">
            <text:p>885.73</text:p>
          </table:table-cell>
          <table:table-cell office:value-type="float" office:value="1052.61" calcext:value-type="float">
            <text:p>1052.61</text:p>
          </table:table-cell>
        </table:table-row>
        <table:table-row table:style-name="ro1">
          <table:table-cell office:value-type="float" office:value="26719055" calcext:value-type="float">
            <text:p>26719055</text:p>
          </table:table-cell>
          <table:table-cell table:formula="of:=[.A1672]/1000/(60*60*24)" office:value-type="time" office:time-value="PT07H25M19.055S" calcext:value-type="time">
            <text:p>07:25:19</text:p>
          </table:table-cell>
          <table:table-cell office:value-type="float" office:value="1.08" calcext:value-type="float">
            <text:p>1.08</text:p>
          </table:table-cell>
          <table:table-cell office:value-type="float" office:value="109.2" calcext:value-type="float">
            <text:p>109.2</text:p>
          </table:table-cell>
          <table:table-cell office:value-type="float" office:value="118.26" calcext:value-type="float">
            <text:p>118.26</text:p>
          </table:table-cell>
          <table:table-cell office:value-type="float" office:value="886.22" calcext:value-type="float">
            <text:p>886.22</text:p>
          </table:table-cell>
          <table:table-cell office:value-type="float" office:value="1053.14" calcext:value-type="float">
            <text:p>1053.14</text:p>
          </table:table-cell>
        </table:table-row>
        <table:table-row table:style-name="ro1">
          <table:table-cell office:value-type="float" office:value="26735055" calcext:value-type="float">
            <text:p>26735055</text:p>
          </table:table-cell>
          <table:table-cell table:formula="of:=[.A1673]/1000/(60*60*24)" office:value-type="time" office:time-value="PT07H25M35.055S" calcext:value-type="time">
            <text:p>07:25:35</text:p>
          </table:table-cell>
          <table:table-cell office:value-type="float" office:value="1.08" calcext:value-type="float">
            <text:p>1.08</text:p>
          </table:table-cell>
          <table:table-cell office:value-type="float" office:value="109.2" calcext:value-type="float">
            <text:p>109.2</text:p>
          </table:table-cell>
          <table:table-cell office:value-type="float" office:value="118.25" calcext:value-type="float">
            <text:p>118.25</text:p>
          </table:table-cell>
          <table:table-cell office:value-type="float" office:value="886.7" calcext:value-type="float">
            <text:p>886.7</text:p>
          </table:table-cell>
          <table:table-cell office:value-type="float" office:value="1053.67" calcext:value-type="float">
            <text:p>1053.67</text:p>
          </table:table-cell>
        </table:table-row>
        <table:table-row table:style-name="ro1">
          <table:table-cell office:value-type="float" office:value="26751055" calcext:value-type="float">
            <text:p>26751055</text:p>
          </table:table-cell>
          <table:table-cell table:formula="of:=[.A1674]/1000/(60*60*24)" office:value-type="time" office:time-value="PT07H25M51.055S" calcext:value-type="time">
            <text:p>07:25:51</text:p>
          </table:table-cell>
          <table:table-cell office:value-type="float" office:value="1.08" calcext:value-type="float">
            <text:p>1.08</text:p>
          </table:table-cell>
          <table:table-cell office:value-type="float" office:value="109.1" calcext:value-type="float">
            <text:p>109.1</text:p>
          </table:table-cell>
          <table:table-cell office:value-type="float" office:value="118.15" calcext:value-type="float">
            <text:p>118.15</text:p>
          </table:table-cell>
          <table:table-cell office:value-type="float" office:value="887.19" calcext:value-type="float">
            <text:p>887.19</text:p>
          </table:table-cell>
          <table:table-cell office:value-type="float" office:value="1054.19" calcext:value-type="float">
            <text:p>1054.19</text:p>
          </table:table-cell>
        </table:table-row>
        <table:table-row table:style-name="ro1">
          <table:table-cell office:value-type="float" office:value="26767055" calcext:value-type="float">
            <text:p>26767055</text:p>
          </table:table-cell>
          <table:table-cell table:formula="of:=[.A1675]/1000/(60*60*24)" office:value-type="time" office:time-value="PT07H26M07.055S" calcext:value-type="time">
            <text:p>07:26:07</text:p>
          </table:table-cell>
          <table:table-cell office:value-type="float" office:value="1.08" calcext:value-type="float">
            <text:p>1.08</text:p>
          </table:table-cell>
          <table:table-cell office:value-type="float" office:value="109.1" calcext:value-type="float">
            <text:p>109.1</text:p>
          </table:table-cell>
          <table:table-cell office:value-type="float" office:value="118.15" calcext:value-type="float">
            <text:p>118.15</text:p>
          </table:table-cell>
          <table:table-cell office:value-type="float" office:value="887.67" calcext:value-type="float">
            <text:p>887.67</text:p>
          </table:table-cell>
          <table:table-cell office:value-type="float" office:value="1054.72" calcext:value-type="float">
            <text:p>1054.72</text:p>
          </table:table-cell>
        </table:table-row>
        <table:table-row table:style-name="ro1">
          <table:table-cell office:value-type="float" office:value="26783055" calcext:value-type="float">
            <text:p>26783055</text:p>
          </table:table-cell>
          <table:table-cell table:formula="of:=[.A1676]/1000/(60*60*24)" office:value-type="time" office:time-value="PT07H26M23.055S" calcext:value-type="time">
            <text:p>07:26:23</text:p>
          </table:table-cell>
          <table:table-cell office:value-type="float" office:value="1.08" calcext:value-type="float">
            <text:p>1.08</text:p>
          </table:table-cell>
          <table:table-cell office:value-type="float" office:value="109" calcext:value-type="float">
            <text:p>109</text:p>
          </table:table-cell>
          <table:table-cell office:value-type="float" office:value="118.04" calcext:value-type="float">
            <text:p>118.04</text:p>
          </table:table-cell>
          <table:table-cell office:value-type="float" office:value="888.16" calcext:value-type="float">
            <text:p>888.16</text:p>
          </table:table-cell>
          <table:table-cell office:value-type="float" office:value="1055.24" calcext:value-type="float">
            <text:p>1055.24</text:p>
          </table:table-cell>
        </table:table-row>
        <table:table-row table:style-name="ro1">
          <table:table-cell office:value-type="float" office:value="26799055" calcext:value-type="float">
            <text:p>26799055</text:p>
          </table:table-cell>
          <table:table-cell table:formula="of:=[.A1677]/1000/(60*60*24)" office:value-type="time" office:time-value="PT07H26M39.055S" calcext:value-type="time">
            <text:p>07:26:39</text:p>
          </table:table-cell>
          <table:table-cell office:value-type="float" office:value="1.08" calcext:value-type="float">
            <text:p>1.08</text:p>
          </table:table-cell>
          <table:table-cell office:value-type="float" office:value="109" calcext:value-type="float">
            <text:p>109</text:p>
          </table:table-cell>
          <table:table-cell office:value-type="float" office:value="118.04" calcext:value-type="float">
            <text:p>118.04</text:p>
          </table:table-cell>
          <table:table-cell office:value-type="float" office:value="888.64" calcext:value-type="float">
            <text:p>888.64</text:p>
          </table:table-cell>
          <table:table-cell office:value-type="float" office:value="1055.77" calcext:value-type="float">
            <text:p>1055.77</text:p>
          </table:table-cell>
        </table:table-row>
        <table:table-row table:style-name="ro1">
          <table:table-cell office:value-type="float" office:value="26815055" calcext:value-type="float">
            <text:p>26815055</text:p>
          </table:table-cell>
          <table:table-cell table:formula="of:=[.A1678]/1000/(60*60*24)" office:value-type="time" office:time-value="PT07H26M55.055S" calcext:value-type="time">
            <text:p>07:26:55</text:p>
          </table:table-cell>
          <table:table-cell office:value-type="float" office:value="1.08" calcext:value-type="float">
            <text:p>1.08</text:p>
          </table:table-cell>
          <table:table-cell office:value-type="float" office:value="109" calcext:value-type="float">
            <text:p>109</text:p>
          </table:table-cell>
          <table:table-cell office:value-type="float" office:value="117.6" calcext:value-type="float">
            <text:p>117.6</text:p>
          </table:table-cell>
          <table:table-cell office:value-type="float" office:value="889.13" calcext:value-type="float">
            <text:p>889.13</text:p>
          </table:table-cell>
          <table:table-cell office:value-type="float" office:value="1056.29" calcext:value-type="float">
            <text:p>1056.29</text:p>
          </table:table-cell>
        </table:table-row>
        <table:table-row table:style-name="ro1">
          <table:table-cell office:value-type="float" office:value="26831055" calcext:value-type="float">
            <text:p>26831055</text:p>
          </table:table-cell>
          <table:table-cell table:formula="of:=[.A1679]/1000/(60*60*24)" office:value-type="time" office:time-value="PT07H27M11.055S" calcext:value-type="time">
            <text:p>07:27:11</text:p>
          </table:table-cell>
          <table:table-cell office:value-type="float" office:value="1.08" calcext:value-type="float">
            <text:p>1.08</text:p>
          </table:table-cell>
          <table:table-cell office:value-type="float" office:value="108.9" calcext:value-type="float">
            <text:p>108.9</text:p>
          </table:table-cell>
          <table:table-cell office:value-type="float" office:value="117.49" calcext:value-type="float">
            <text:p>117.49</text:p>
          </table:table-cell>
          <table:table-cell office:value-type="float" office:value="889.61" calcext:value-type="float">
            <text:p>889.61</text:p>
          </table:table-cell>
          <table:table-cell office:value-type="float" office:value="1056.81" calcext:value-type="float">
            <text:p>1056.81</text:p>
          </table:table-cell>
        </table:table-row>
        <table:table-row table:style-name="ro1">
          <table:table-cell office:value-type="float" office:value="26847055" calcext:value-type="float">
            <text:p>26847055</text:p>
          </table:table-cell>
          <table:table-cell table:formula="of:=[.A1680]/1000/(60*60*24)" office:value-type="time" office:time-value="PT07H27M27.055S" calcext:value-type="time">
            <text:p>07:27:27</text:p>
          </table:table-cell>
          <table:table-cell office:value-type="float" office:value="1.08" calcext:value-type="float">
            <text:p>1.08</text:p>
          </table:table-cell>
          <table:table-cell office:value-type="float" office:value="108.9" calcext:value-type="float">
            <text:p>108.9</text:p>
          </table:table-cell>
          <table:table-cell office:value-type="float" office:value="117.49" calcext:value-type="float">
            <text:p>117.49</text:p>
          </table:table-cell>
          <table:table-cell office:value-type="float" office:value="890.09" calcext:value-type="float">
            <text:p>890.09</text:p>
          </table:table-cell>
          <table:table-cell office:value-type="float" office:value="1057.34" calcext:value-type="float">
            <text:p>1057.34</text:p>
          </table:table-cell>
        </table:table-row>
        <table:table-row table:style-name="ro1">
          <table:table-cell office:value-type="float" office:value="26863055" calcext:value-type="float">
            <text:p>26863055</text:p>
          </table:table-cell>
          <table:table-cell table:formula="of:=[.A1681]/1000/(60*60*24)" office:value-type="time" office:time-value="PT07H27M43.055S" calcext:value-type="time">
            <text:p>07:27:43</text:p>
          </table:table-cell>
          <table:table-cell office:value-type="float" office:value="1.08" calcext:value-type="float">
            <text:p>1.08</text:p>
          </table:table-cell>
          <table:table-cell office:value-type="float" office:value="108.8" calcext:value-type="float">
            <text:p>108.8</text:p>
          </table:table-cell>
          <table:table-cell office:value-type="float" office:value="117.38" calcext:value-type="float">
            <text:p>117.38</text:p>
          </table:table-cell>
          <table:table-cell office:value-type="float" office:value="890.58" calcext:value-type="float">
            <text:p>890.58</text:p>
          </table:table-cell>
          <table:table-cell office:value-type="float" office:value="1057.86" calcext:value-type="float">
            <text:p>1057.86</text:p>
          </table:table-cell>
        </table:table-row>
        <table:table-row table:style-name="ro1">
          <table:table-cell office:value-type="float" office:value="26879055" calcext:value-type="float">
            <text:p>26879055</text:p>
          </table:table-cell>
          <table:table-cell table:formula="of:=[.A1682]/1000/(60*60*24)" office:value-type="time" office:time-value="PT07H27M59.055S" calcext:value-type="time">
            <text:p>07:27:59</text:p>
          </table:table-cell>
          <table:table-cell office:value-type="float" office:value="1.08" calcext:value-type="float">
            <text:p>1.08</text:p>
          </table:table-cell>
          <table:table-cell office:value-type="float" office:value="108.8" calcext:value-type="float">
            <text:p>108.8</text:p>
          </table:table-cell>
          <table:table-cell office:value-type="float" office:value="117.38" calcext:value-type="float">
            <text:p>117.38</text:p>
          </table:table-cell>
          <table:table-cell office:value-type="float" office:value="891.06" calcext:value-type="float">
            <text:p>891.06</text:p>
          </table:table-cell>
          <table:table-cell office:value-type="float" office:value="1058.38" calcext:value-type="float">
            <text:p>1058.38</text:p>
          </table:table-cell>
        </table:table-row>
        <table:table-row table:style-name="ro1">
          <table:table-cell office:value-type="float" office:value="26895055" calcext:value-type="float">
            <text:p>26895055</text:p>
          </table:table-cell>
          <table:table-cell table:formula="of:=[.A1683]/1000/(60*60*24)" office:value-type="time" office:time-value="PT07H28M15.055S" calcext:value-type="time">
            <text:p>07:28:15</text:p>
          </table:table-cell>
          <table:table-cell office:value-type="float" office:value="1.08" calcext:value-type="float">
            <text:p>1.08</text:p>
          </table:table-cell>
          <table:table-cell office:value-type="float" office:value="108.7" calcext:value-type="float">
            <text:p>108.7</text:p>
          </table:table-cell>
          <table:table-cell office:value-type="float" office:value="117.27" calcext:value-type="float">
            <text:p>117.27</text:p>
          </table:table-cell>
          <table:table-cell office:value-type="float" office:value="891.54" calcext:value-type="float">
            <text:p>891.54</text:p>
          </table:table-cell>
          <table:table-cell office:value-type="float" office:value="1058.9" calcext:value-type="float">
            <text:p>1058.9</text:p>
          </table:table-cell>
        </table:table-row>
        <table:table-row table:style-name="ro1">
          <table:table-cell office:value-type="float" office:value="26911055" calcext:value-type="float">
            <text:p>26911055</text:p>
          </table:table-cell>
          <table:table-cell table:formula="of:=[.A1684]/1000/(60*60*24)" office:value-type="time" office:time-value="PT07H28M31.055S" calcext:value-type="time">
            <text:p>07:28:31</text:p>
          </table:table-cell>
          <table:table-cell office:value-type="float" office:value="1.08" calcext:value-type="float">
            <text:p>1.08</text:p>
          </table:table-cell>
          <table:table-cell office:value-type="float" office:value="108.7" calcext:value-type="float">
            <text:p>108.7</text:p>
          </table:table-cell>
          <table:table-cell office:value-type="float" office:value="117.27" calcext:value-type="float">
            <text:p>117.27</text:p>
          </table:table-cell>
          <table:table-cell office:value-type="float" office:value="892.03" calcext:value-type="float">
            <text:p>892.03</text:p>
          </table:table-cell>
          <table:table-cell office:value-type="float" office:value="1059.42" calcext:value-type="float">
            <text:p>1059.42</text:p>
          </table:table-cell>
        </table:table-row>
        <table:table-row table:style-name="ro1">
          <table:table-cell office:value-type="float" office:value="26927055" calcext:value-type="float">
            <text:p>26927055</text:p>
          </table:table-cell>
          <table:table-cell table:formula="of:=[.A1685]/1000/(60*60*24)" office:value-type="time" office:time-value="PT07H28M47.055S" calcext:value-type="time">
            <text:p>07:28:47</text:p>
          </table:table-cell>
          <table:table-cell office:value-type="float" office:value="1.08" calcext:value-type="float">
            <text:p>1.08</text:p>
          </table:table-cell>
          <table:table-cell office:value-type="float" office:value="108.6" calcext:value-type="float">
            <text:p>108.6</text:p>
          </table:table-cell>
          <table:table-cell office:value-type="float" office:value="117.16" calcext:value-type="float">
            <text:p>117.16</text:p>
          </table:table-cell>
          <table:table-cell office:value-type="float" office:value="892.51" calcext:value-type="float">
            <text:p>892.51</text:p>
          </table:table-cell>
          <table:table-cell office:value-type="float" office:value="1059.94" calcext:value-type="float">
            <text:p>1059.94</text:p>
          </table:table-cell>
        </table:table-row>
        <table:table-row table:style-name="ro1">
          <table:table-cell office:value-type="float" office:value="26943055" calcext:value-type="float">
            <text:p>26943055</text:p>
          </table:table-cell>
          <table:table-cell table:formula="of:=[.A1686]/1000/(60*60*24)" office:value-type="time" office:time-value="PT07H29M03.055S" calcext:value-type="time">
            <text:p>07:29:03</text:p>
          </table:table-cell>
          <table:table-cell office:value-type="float" office:value="1.08" calcext:value-type="float">
            <text:p>1.08</text:p>
          </table:table-cell>
          <table:table-cell office:value-type="float" office:value="108.6" calcext:value-type="float">
            <text:p>108.6</text:p>
          </table:table-cell>
          <table:table-cell office:value-type="float" office:value="117.16" calcext:value-type="float">
            <text:p>117.16</text:p>
          </table:table-cell>
          <table:table-cell office:value-type="float" office:value="892.99" calcext:value-type="float">
            <text:p>892.99</text:p>
          </table:table-cell>
          <table:table-cell office:value-type="float" office:value="1060.46" calcext:value-type="float">
            <text:p>1060.46</text:p>
          </table:table-cell>
        </table:table-row>
        <table:table-row table:style-name="ro1">
          <table:table-cell office:value-type="float" office:value="26959055" calcext:value-type="float">
            <text:p>26959055</text:p>
          </table:table-cell>
          <table:table-cell table:formula="of:=[.A1687]/1000/(60*60*24)" office:value-type="time" office:time-value="PT07H29M19.055S" calcext:value-type="time">
            <text:p>07:29:19</text:p>
          </table:table-cell>
          <table:table-cell office:value-type="float" office:value="1.07" calcext:value-type="float">
            <text:p>1.07</text:p>
          </table:table-cell>
          <table:table-cell office:value-type="float" office:value="108.5" calcext:value-type="float">
            <text:p>108.5</text:p>
          </table:table-cell>
          <table:table-cell office:value-type="float" office:value="116.62" calcext:value-type="float">
            <text:p>116.62</text:p>
          </table:table-cell>
          <table:table-cell office:value-type="float" office:value="893.48" calcext:value-type="float">
            <text:p>893.48</text:p>
          </table:table-cell>
          <table:table-cell office:value-type="float" office:value="1060.98" calcext:value-type="float">
            <text:p>1060.98</text:p>
          </table:table-cell>
        </table:table-row>
        <table:table-row table:style-name="ro1">
          <table:table-cell office:value-type="float" office:value="26975055" calcext:value-type="float">
            <text:p>26975055</text:p>
          </table:table-cell>
          <table:table-cell table:formula="of:=[.A1688]/1000/(60*60*24)" office:value-type="time" office:time-value="PT07H29M35.055S" calcext:value-type="time">
            <text:p>07:29:35</text:p>
          </table:table-cell>
          <table:table-cell office:value-type="float" office:value="1.07" calcext:value-type="float">
            <text:p>1.07</text:p>
          </table:table-cell>
          <table:table-cell office:value-type="float" office:value="108.5" calcext:value-type="float">
            <text:p>108.5</text:p>
          </table:table-cell>
          <table:table-cell office:value-type="float" office:value="116.62" calcext:value-type="float">
            <text:p>116.62</text:p>
          </table:table-cell>
          <table:table-cell office:value-type="float" office:value="893.96" calcext:value-type="float">
            <text:p>893.96</text:p>
          </table:table-cell>
          <table:table-cell office:value-type="float" office:value="1061.5" calcext:value-type="float">
            <text:p>1061.5</text:p>
          </table:table-cell>
        </table:table-row>
        <table:table-row table:style-name="ro1">
          <table:table-cell office:value-type="float" office:value="26991055" calcext:value-type="float">
            <text:p>26991055</text:p>
          </table:table-cell>
          <table:table-cell table:formula="of:=[.A1689]/1000/(60*60*24)" office:value-type="time" office:time-value="PT07H29M51.055S" calcext:value-type="time">
            <text:p>07:29:51</text:p>
          </table:table-cell>
          <table:table-cell office:value-type="float" office:value="1.07" calcext:value-type="float">
            <text:p>1.07</text:p>
          </table:table-cell>
          <table:table-cell office:value-type="float" office:value="108.4" calcext:value-type="float">
            <text:p>108.4</text:p>
          </table:table-cell>
          <table:table-cell office:value-type="float" office:value="116.51" calcext:value-type="float">
            <text:p>116.51</text:p>
          </table:table-cell>
          <table:table-cell office:value-type="float" office:value="894.44" calcext:value-type="float">
            <text:p>894.44</text:p>
          </table:table-cell>
          <table:table-cell office:value-type="float" office:value="1062.02" calcext:value-type="float">
            <text:p>1062.02</text:p>
          </table:table-cell>
        </table:table-row>
        <table:table-row table:style-name="ro1">
          <table:table-cell office:value-type="float" office:value="27007055" calcext:value-type="float">
            <text:p>27007055</text:p>
          </table:table-cell>
          <table:table-cell table:formula="of:=[.A1690]/1000/(60*60*24)" office:value-type="time" office:time-value="PT07H30M07.055S" calcext:value-type="time">
            <text:p>07:30:07</text:p>
          </table:table-cell>
          <table:table-cell office:value-type="float" office:value="1.07" calcext:value-type="float">
            <text:p>1.07</text:p>
          </table:table-cell>
          <table:table-cell office:value-type="float" office:value="108.3" calcext:value-type="float">
            <text:p>108.3</text:p>
          </table:table-cell>
          <table:table-cell office:value-type="float" office:value="116.41" calcext:value-type="float">
            <text:p>116.41</text:p>
          </table:table-cell>
          <table:table-cell office:value-type="float" office:value="894.92" calcext:value-type="float">
            <text:p>894.92</text:p>
          </table:table-cell>
          <table:table-cell office:value-type="float" office:value="1062.54" calcext:value-type="float">
            <text:p>1062.54</text:p>
          </table:table-cell>
        </table:table-row>
        <table:table-row table:style-name="ro1">
          <table:table-cell office:value-type="float" office:value="27023055" calcext:value-type="float">
            <text:p>27023055</text:p>
          </table:table-cell>
          <table:table-cell table:formula="of:=[.A1691]/1000/(60*60*24)" office:value-type="time" office:time-value="PT07H30M23.055S" calcext:value-type="time">
            <text:p>07:30:23</text:p>
          </table:table-cell>
          <table:table-cell office:value-type="float" office:value="1.07" calcext:value-type="float">
            <text:p>1.07</text:p>
          </table:table-cell>
          <table:table-cell office:value-type="float" office:value="108.3" calcext:value-type="float">
            <text:p>108.3</text:p>
          </table:table-cell>
          <table:table-cell office:value-type="float" office:value="116.4" calcext:value-type="float">
            <text:p>116.4</text:p>
          </table:table-cell>
          <table:table-cell office:value-type="float" office:value="895.4" calcext:value-type="float">
            <text:p>895.4</text:p>
          </table:table-cell>
          <table:table-cell office:value-type="float" office:value="1063.05" calcext:value-type="float">
            <text:p>1063.05</text:p>
          </table:table-cell>
        </table:table-row>
        <table:table-row table:style-name="ro1">
          <table:table-cell office:value-type="float" office:value="27039055" calcext:value-type="float">
            <text:p>27039055</text:p>
          </table:table-cell>
          <table:table-cell table:formula="of:=[.A1692]/1000/(60*60*24)" office:value-type="time" office:time-value="PT07H30M39.055S" calcext:value-type="time">
            <text:p>07:30:39</text:p>
          </table:table-cell>
          <table:table-cell office:value-type="float" office:value="1.07" calcext:value-type="float">
            <text:p>1.07</text:p>
          </table:table-cell>
          <table:table-cell office:value-type="float" office:value="108.2" calcext:value-type="float">
            <text:p>108.2</text:p>
          </table:table-cell>
          <table:table-cell office:value-type="float" office:value="116.3" calcext:value-type="float">
            <text:p>116.3</text:p>
          </table:table-cell>
          <table:table-cell office:value-type="float" office:value="895.88" calcext:value-type="float">
            <text:p>895.88</text:p>
          </table:table-cell>
          <table:table-cell office:value-type="float" office:value="1063.57" calcext:value-type="float">
            <text:p>1063.57</text:p>
          </table:table-cell>
        </table:table-row>
        <table:table-row table:style-name="ro1">
          <table:table-cell office:value-type="float" office:value="27055055" calcext:value-type="float">
            <text:p>27055055</text:p>
          </table:table-cell>
          <table:table-cell table:formula="of:=[.A1693]/1000/(60*60*24)" office:value-type="time" office:time-value="PT07H30M55.055S" calcext:value-type="time">
            <text:p>07:30:55</text:p>
          </table:table-cell>
          <table:table-cell office:value-type="float" office:value="1.07" calcext:value-type="float">
            <text:p>1.07</text:p>
          </table:table-cell>
          <table:table-cell office:value-type="float" office:value="108.2" calcext:value-type="float">
            <text:p>108.2</text:p>
          </table:table-cell>
          <table:table-cell office:value-type="float" office:value="116.3" calcext:value-type="float">
            <text:p>116.3</text:p>
          </table:table-cell>
          <table:table-cell office:value-type="float" office:value="896.36" calcext:value-type="float">
            <text:p>896.36</text:p>
          </table:table-cell>
          <table:table-cell office:value-type="float" office:value="1064.09" calcext:value-type="float">
            <text:p>1064.09</text:p>
          </table:table-cell>
        </table:table-row>
        <table:table-row table:style-name="ro1">
          <table:table-cell office:value-type="float" office:value="27071055" calcext:value-type="float">
            <text:p>27071055</text:p>
          </table:table-cell>
          <table:table-cell table:formula="of:=[.A1694]/1000/(60*60*24)" office:value-type="time" office:time-value="PT07H31M11.055S" calcext:value-type="time">
            <text:p>07:31:11</text:p>
          </table:table-cell>
          <table:table-cell office:value-type="float" office:value="1.07" calcext:value-type="float">
            <text:p>1.07</text:p>
          </table:table-cell>
          <table:table-cell office:value-type="float" office:value="108.1" calcext:value-type="float">
            <text:p>108.1</text:p>
          </table:table-cell>
          <table:table-cell office:value-type="float" office:value="115.75" calcext:value-type="float">
            <text:p>115.75</text:p>
          </table:table-cell>
          <table:table-cell office:value-type="float" office:value="896.84" calcext:value-type="float">
            <text:p>896.84</text:p>
          </table:table-cell>
          <table:table-cell office:value-type="float" office:value="1064.6" calcext:value-type="float">
            <text:p>1064.6</text:p>
          </table:table-cell>
        </table:table-row>
        <table:table-row table:style-name="ro1">
          <table:table-cell office:value-type="float" office:value="27087055" calcext:value-type="float">
            <text:p>27087055</text:p>
          </table:table-cell>
          <table:table-cell table:formula="of:=[.A1695]/1000/(60*60*24)" office:value-type="time" office:time-value="PT07H31M27.055S" calcext:value-type="time">
            <text:p>07:31:27</text:p>
          </table:table-cell>
          <table:table-cell office:value-type="float" office:value="1.07" calcext:value-type="float">
            <text:p>1.07</text:p>
          </table:table-cell>
          <table:table-cell office:value-type="float" office:value="108.1" calcext:value-type="float">
            <text:p>108.1</text:p>
          </table:table-cell>
          <table:table-cell office:value-type="float" office:value="115.75" calcext:value-type="float">
            <text:p>115.75</text:p>
          </table:table-cell>
          <table:table-cell office:value-type="float" office:value="897.33" calcext:value-type="float">
            <text:p>897.33</text:p>
          </table:table-cell>
          <table:table-cell office:value-type="float" office:value="1065.12" calcext:value-type="float">
            <text:p>1065.12</text:p>
          </table:table-cell>
        </table:table-row>
        <table:table-row table:style-name="ro1">
          <table:table-cell office:value-type="float" office:value="27103055" calcext:value-type="float">
            <text:p>27103055</text:p>
          </table:table-cell>
          <table:table-cell table:formula="of:=[.A1696]/1000/(60*60*24)" office:value-type="time" office:time-value="PT07H31M43.055S" calcext:value-type="time">
            <text:p>07:31:43</text:p>
          </table:table-cell>
          <table:table-cell office:value-type="float" office:value="1.07" calcext:value-type="float">
            <text:p>1.07</text:p>
          </table:table-cell>
          <table:table-cell office:value-type="float" office:value="108" calcext:value-type="float">
            <text:p>108</text:p>
          </table:table-cell>
          <table:table-cell office:value-type="float" office:value="115.65" calcext:value-type="float">
            <text:p>115.65</text:p>
          </table:table-cell>
          <table:table-cell office:value-type="float" office:value="897.81" calcext:value-type="float">
            <text:p>897.81</text:p>
          </table:table-cell>
          <table:table-cell office:value-type="float" office:value="1065.63" calcext:value-type="float">
            <text:p>1065.63</text:p>
          </table:table-cell>
        </table:table-row>
        <table:table-row table:style-name="ro1">
          <table:table-cell office:value-type="float" office:value="27119055" calcext:value-type="float">
            <text:p>27119055</text:p>
          </table:table-cell>
          <table:table-cell table:formula="of:=[.A1697]/1000/(60*60*24)" office:value-type="time" office:time-value="PT07H31M59.055S" calcext:value-type="time">
            <text:p>07:31:59</text:p>
          </table:table-cell>
          <table:table-cell office:value-type="float" office:value="1.07" calcext:value-type="float">
            <text:p>1.07</text:p>
          </table:table-cell>
          <table:table-cell office:value-type="float" office:value="107.9" calcext:value-type="float">
            <text:p>107.9</text:p>
          </table:table-cell>
          <table:table-cell office:value-type="float" office:value="115.54" calcext:value-type="float">
            <text:p>115.54</text:p>
          </table:table-cell>
          <table:table-cell office:value-type="float" office:value="898.29" calcext:value-type="float">
            <text:p>898.29</text:p>
          </table:table-cell>
          <table:table-cell office:value-type="float" office:value="1066.15" calcext:value-type="float">
            <text:p>1066.15</text:p>
          </table:table-cell>
        </table:table-row>
        <table:table-row table:style-name="ro1">
          <table:table-cell office:value-type="float" office:value="27135055" calcext:value-type="float">
            <text:p>27135055</text:p>
          </table:table-cell>
          <table:table-cell table:formula="of:=[.A1698]/1000/(60*60*24)" office:value-type="time" office:time-value="PT07H32M15.055S" calcext:value-type="time">
            <text:p>07:32:15</text:p>
          </table:table-cell>
          <table:table-cell office:value-type="float" office:value="1.07" calcext:value-type="float">
            <text:p>1.07</text:p>
          </table:table-cell>
          <table:table-cell office:value-type="float" office:value="107.9" calcext:value-type="float">
            <text:p>107.9</text:p>
          </table:table-cell>
          <table:table-cell office:value-type="float" office:value="115.54" calcext:value-type="float">
            <text:p>115.54</text:p>
          </table:table-cell>
          <table:table-cell office:value-type="float" office:value="898.77" calcext:value-type="float">
            <text:p>898.77</text:p>
          </table:table-cell>
          <table:table-cell office:value-type="float" office:value="1066.66" calcext:value-type="float">
            <text:p>1066.66</text:p>
          </table:table-cell>
        </table:table-row>
        <table:table-row table:style-name="ro1">
          <table:table-cell office:value-type="float" office:value="27151055" calcext:value-type="float">
            <text:p>27151055</text:p>
          </table:table-cell>
          <table:table-cell table:formula="of:=[.A1699]/1000/(60*60*24)" office:value-type="time" office:time-value="PT07H32M31.055S" calcext:value-type="time">
            <text:p>07:32:31</text:p>
          </table:table-cell>
          <table:table-cell office:value-type="float" office:value="1.07" calcext:value-type="float">
            <text:p>1.07</text:p>
          </table:table-cell>
          <table:table-cell office:value-type="float" office:value="107.9" calcext:value-type="float">
            <text:p>107.9</text:p>
          </table:table-cell>
          <table:table-cell office:value-type="float" office:value="115.54" calcext:value-type="float">
            <text:p>115.54</text:p>
          </table:table-cell>
          <table:table-cell office:value-type="float" office:value="899.25" calcext:value-type="float">
            <text:p>899.25</text:p>
          </table:table-cell>
          <table:table-cell office:value-type="float" office:value="1067.17" calcext:value-type="float">
            <text:p>1067.17</text:p>
          </table:table-cell>
        </table:table-row>
        <table:table-row table:style-name="ro1">
          <table:table-cell office:value-type="float" office:value="27167055" calcext:value-type="float">
            <text:p>27167055</text:p>
          </table:table-cell>
          <table:table-cell table:formula="of:=[.A1700]/1000/(60*60*24)" office:value-type="time" office:time-value="PT07H32M47.055S" calcext:value-type="time">
            <text:p>07:32:47</text:p>
          </table:table-cell>
          <table:table-cell office:value-type="float" office:value="1.07" calcext:value-type="float">
            <text:p>1.07</text:p>
          </table:table-cell>
          <table:table-cell office:value-type="float" office:value="107.8" calcext:value-type="float">
            <text:p>107.8</text:p>
          </table:table-cell>
          <table:table-cell office:value-type="float" office:value="115.43" calcext:value-type="float">
            <text:p>115.43</text:p>
          </table:table-cell>
          <table:table-cell office:value-type="float" office:value="899.72" calcext:value-type="float">
            <text:p>899.72</text:p>
          </table:table-cell>
          <table:table-cell office:value-type="float" office:value="1067.69" calcext:value-type="float">
            <text:p>1067.69</text:p>
          </table:table-cell>
        </table:table-row>
        <table:table-row table:style-name="ro1">
          <table:table-cell office:value-type="float" office:value="27183055" calcext:value-type="float">
            <text:p>27183055</text:p>
          </table:table-cell>
          <table:table-cell table:formula="of:=[.A1701]/1000/(60*60*24)" office:value-type="time" office:time-value="PT07H33M03.055S" calcext:value-type="time">
            <text:p>07:33:03</text:p>
          </table:table-cell>
          <table:table-cell office:value-type="float" office:value="1.07" calcext:value-type="float">
            <text:p>1.07</text:p>
          </table:table-cell>
          <table:table-cell office:value-type="float" office:value="107.8" calcext:value-type="float">
            <text:p>107.8</text:p>
          </table:table-cell>
          <table:table-cell office:value-type="float" office:value="115" calcext:value-type="float">
            <text:p>115</text:p>
          </table:table-cell>
          <table:table-cell office:value-type="float" office:value="900.2" calcext:value-type="float">
            <text:p>900.2</text:p>
          </table:table-cell>
          <table:table-cell office:value-type="float" office:value="1068.2" calcext:value-type="float">
            <text:p>1068.2</text:p>
          </table:table-cell>
        </table:table-row>
        <table:table-row table:style-name="ro1">
          <table:table-cell office:value-type="float" office:value="27199055" calcext:value-type="float">
            <text:p>27199055</text:p>
          </table:table-cell>
          <table:table-cell table:formula="of:=[.A1702]/1000/(60*60*24)" office:value-type="time" office:time-value="PT07H33M19.055S" calcext:value-type="time">
            <text:p>07:33:19</text:p>
          </table:table-cell>
          <table:table-cell office:value-type="float" office:value="1.07" calcext:value-type="float">
            <text:p>1.07</text:p>
          </table:table-cell>
          <table:table-cell office:value-type="float" office:value="107.6" calcext:value-type="float">
            <text:p>107.6</text:p>
          </table:table-cell>
          <table:table-cell office:value-type="float" office:value="114.78" calcext:value-type="float">
            <text:p>114.78</text:p>
          </table:table-cell>
          <table:table-cell office:value-type="float" office:value="900.68" calcext:value-type="float">
            <text:p>900.68</text:p>
          </table:table-cell>
          <table:table-cell office:value-type="float" office:value="1068.71" calcext:value-type="float">
            <text:p>1068.71</text:p>
          </table:table-cell>
        </table:table-row>
        <table:table-row table:style-name="ro1">
          <table:table-cell office:value-type="float" office:value="27215054" calcext:value-type="float">
            <text:p>27215054</text:p>
          </table:table-cell>
          <table:table-cell table:formula="of:=[.A1703]/1000/(60*60*24)" office:value-type="time" office:time-value="PT07H33M35.054S" calcext:value-type="time">
            <text:p>07:33:35</text:p>
          </table:table-cell>
          <table:table-cell office:value-type="float" office:value="1.07" calcext:value-type="float">
            <text:p>1.07</text:p>
          </table:table-cell>
          <table:table-cell office:value-type="float" office:value="107.6" calcext:value-type="float">
            <text:p>107.6</text:p>
          </table:table-cell>
          <table:table-cell office:value-type="float" office:value="114.78" calcext:value-type="float">
            <text:p>114.78</text:p>
          </table:table-cell>
          <table:table-cell office:value-type="float" office:value="901.16" calcext:value-type="float">
            <text:p>901.16</text:p>
          </table:table-cell>
          <table:table-cell office:value-type="float" office:value="1069.22" calcext:value-type="float">
            <text:p>1069.22</text:p>
          </table:table-cell>
        </table:table-row>
        <table:table-row table:style-name="ro1">
          <table:table-cell office:value-type="float" office:value="27231055" calcext:value-type="float">
            <text:p>27231055</text:p>
          </table:table-cell>
          <table:table-cell table:formula="of:=[.A1704]/1000/(60*60*24)" office:value-type="time" office:time-value="PT07H33M51.055S" calcext:value-type="time">
            <text:p>07:33:51</text:p>
          </table:table-cell>
          <table:table-cell office:value-type="float" office:value="1.07" calcext:value-type="float">
            <text:p>1.07</text:p>
          </table:table-cell>
          <table:table-cell office:value-type="float" office:value="107.6" calcext:value-type="float">
            <text:p>107.6</text:p>
          </table:table-cell>
          <table:table-cell office:value-type="float" office:value="114.78" calcext:value-type="float">
            <text:p>114.78</text:p>
          </table:table-cell>
          <table:table-cell office:value-type="float" office:value="901.64" calcext:value-type="float">
            <text:p>901.64</text:p>
          </table:table-cell>
          <table:table-cell office:value-type="float" office:value="1069.73" calcext:value-type="float">
            <text:p>1069.73</text:p>
          </table:table-cell>
        </table:table-row>
        <table:table-row table:style-name="ro1">
          <table:table-cell office:value-type="float" office:value="27247055" calcext:value-type="float">
            <text:p>27247055</text:p>
          </table:table-cell>
          <table:table-cell table:formula="of:=[.A1705]/1000/(60*60*24)" office:value-type="time" office:time-value="PT07H34M07.055S" calcext:value-type="time">
            <text:p>07:34:07</text:p>
          </table:table-cell>
          <table:table-cell office:value-type="float" office:value="1.07" calcext:value-type="float">
            <text:p>1.07</text:p>
          </table:table-cell>
          <table:table-cell office:value-type="float" office:value="107.5" calcext:value-type="float">
            <text:p>107.5</text:p>
          </table:table-cell>
          <table:table-cell office:value-type="float" office:value="114.68" calcext:value-type="float">
            <text:p>114.68</text:p>
          </table:table-cell>
          <table:table-cell office:value-type="float" office:value="902.12" calcext:value-type="float">
            <text:p>902.12</text:p>
          </table:table-cell>
          <table:table-cell office:value-type="float" office:value="1070.24" calcext:value-type="float">
            <text:p>1070.24</text:p>
          </table:table-cell>
        </table:table-row>
        <table:table-row table:style-name="ro1">
          <table:table-cell office:value-type="float" office:value="27263055" calcext:value-type="float">
            <text:p>27263055</text:p>
          </table:table-cell>
          <table:table-cell table:formula="of:=[.A1706]/1000/(60*60*24)" office:value-type="time" office:time-value="PT07H34M23.055S" calcext:value-type="time">
            <text:p>07:34:23</text:p>
          </table:table-cell>
          <table:table-cell office:value-type="float" office:value="1.07" calcext:value-type="float">
            <text:p>1.07</text:p>
          </table:table-cell>
          <table:table-cell office:value-type="float" office:value="107.5" calcext:value-type="float">
            <text:p>107.5</text:p>
          </table:table-cell>
          <table:table-cell office:value-type="float" office:value="114.67" calcext:value-type="float">
            <text:p>114.67</text:p>
          </table:table-cell>
          <table:table-cell office:value-type="float" office:value="902.6" calcext:value-type="float">
            <text:p>902.6</text:p>
          </table:table-cell>
          <table:table-cell office:value-type="float" office:value="1070.75" calcext:value-type="float">
            <text:p>1070.75</text:p>
          </table:table-cell>
        </table:table-row>
        <table:table-row table:style-name="ro1">
          <table:table-cell office:value-type="float" office:value="27279055" calcext:value-type="float">
            <text:p>27279055</text:p>
          </table:table-cell>
          <table:table-cell table:formula="of:=[.A1707]/1000/(60*60*24)" office:value-type="time" office:time-value="PT07H34M39.055S" calcext:value-type="time">
            <text:p>07:34:39</text:p>
          </table:table-cell>
          <table:table-cell office:value-type="float" office:value="1.06" calcext:value-type="float">
            <text:p>1.06</text:p>
          </table:table-cell>
          <table:table-cell office:value-type="float" office:value="107.4" calcext:value-type="float">
            <text:p>107.4</text:p>
          </table:table-cell>
          <table:table-cell office:value-type="float" office:value="114.14" calcext:value-type="float">
            <text:p>114.14</text:p>
          </table:table-cell>
          <table:table-cell office:value-type="float" office:value="903.07" calcext:value-type="float">
            <text:p>903.07</text:p>
          </table:table-cell>
          <table:table-cell office:value-type="float" office:value="1071.26" calcext:value-type="float">
            <text:p>1071.26</text:p>
          </table:table-cell>
        </table:table-row>
        <table:table-row table:style-name="ro1">
          <table:table-cell office:value-type="float" office:value="27295055" calcext:value-type="float">
            <text:p>27295055</text:p>
          </table:table-cell>
          <table:table-cell table:formula="of:=[.A1708]/1000/(60*60*24)" office:value-type="time" office:time-value="PT07H34M55.055S" calcext:value-type="time">
            <text:p>07:34:55</text:p>
          </table:table-cell>
          <table:table-cell office:value-type="float" office:value="1.06" calcext:value-type="float">
            <text:p>1.06</text:p>
          </table:table-cell>
          <table:table-cell office:value-type="float" office:value="107.3" calcext:value-type="float">
            <text:p>107.3</text:p>
          </table:table-cell>
          <table:table-cell office:value-type="float" office:value="114.03" calcext:value-type="float">
            <text:p>114.03</text:p>
          </table:table-cell>
          <table:table-cell office:value-type="float" office:value="903.55" calcext:value-type="float">
            <text:p>903.55</text:p>
          </table:table-cell>
          <table:table-cell office:value-type="float" office:value="1071.77" calcext:value-type="float">
            <text:p>1071.77</text:p>
          </table:table-cell>
        </table:table-row>
        <table:table-row table:style-name="ro1">
          <table:table-cell office:value-type="float" office:value="27311055" calcext:value-type="float">
            <text:p>27311055</text:p>
          </table:table-cell>
          <table:table-cell table:formula="of:=[.A1709]/1000/(60*60*24)" office:value-type="time" office:time-value="PT07H35M11.055S" calcext:value-type="time">
            <text:p>07:35:11</text:p>
          </table:table-cell>
          <table:table-cell office:value-type="float" office:value="1.06" calcext:value-type="float">
            <text:p>1.06</text:p>
          </table:table-cell>
          <table:table-cell office:value-type="float" office:value="107.3" calcext:value-type="float">
            <text:p>107.3</text:p>
          </table:table-cell>
          <table:table-cell office:value-type="float" office:value="114.03" calcext:value-type="float">
            <text:p>114.03</text:p>
          </table:table-cell>
          <table:table-cell office:value-type="float" office:value="904.03" calcext:value-type="float">
            <text:p>904.03</text:p>
          </table:table-cell>
          <table:table-cell office:value-type="float" office:value="1072.27" calcext:value-type="float">
            <text:p>1072.27</text:p>
          </table:table-cell>
        </table:table-row>
        <table:table-row table:style-name="ro1">
          <table:table-cell office:value-type="float" office:value="27327055" calcext:value-type="float">
            <text:p>27327055</text:p>
          </table:table-cell>
          <table:table-cell table:formula="of:=[.A1710]/1000/(60*60*24)" office:value-type="time" office:time-value="PT07H35M27.055S" calcext:value-type="time">
            <text:p>07:35:27</text:p>
          </table:table-cell>
          <table:table-cell office:value-type="float" office:value="1.06" calcext:value-type="float">
            <text:p>1.06</text:p>
          </table:table-cell>
          <table:table-cell office:value-type="float" office:value="107.2" calcext:value-type="float">
            <text:p>107.2</text:p>
          </table:table-cell>
          <table:table-cell office:value-type="float" office:value="113.92" calcext:value-type="float">
            <text:p>113.92</text:p>
          </table:table-cell>
          <table:table-cell office:value-type="float" office:value="904.5" calcext:value-type="float">
            <text:p>904.5</text:p>
          </table:table-cell>
          <table:table-cell office:value-type="float" office:value="1072.78" calcext:value-type="float">
            <text:p>1072.78</text:p>
          </table:table-cell>
        </table:table-row>
        <table:table-row table:style-name="ro1">
          <table:table-cell office:value-type="float" office:value="27343055" calcext:value-type="float">
            <text:p>27343055</text:p>
          </table:table-cell>
          <table:table-cell table:formula="of:=[.A1711]/1000/(60*60*24)" office:value-type="time" office:time-value="PT07H35M43.055S" calcext:value-type="time">
            <text:p>07:35:43</text:p>
          </table:table-cell>
          <table:table-cell office:value-type="float" office:value="1.06" calcext:value-type="float">
            <text:p>1.06</text:p>
          </table:table-cell>
          <table:table-cell office:value-type="float" office:value="107.1" calcext:value-type="float">
            <text:p>107.1</text:p>
          </table:table-cell>
          <table:table-cell office:value-type="float" office:value="113.82" calcext:value-type="float">
            <text:p>113.82</text:p>
          </table:table-cell>
          <table:table-cell office:value-type="float" office:value="904.98" calcext:value-type="float">
            <text:p>904.98</text:p>
          </table:table-cell>
          <table:table-cell office:value-type="float" office:value="1073.28" calcext:value-type="float">
            <text:p>1073.28</text:p>
          </table:table-cell>
        </table:table-row>
        <table:table-row table:style-name="ro1">
          <table:table-cell office:value-type="float" office:value="27359055" calcext:value-type="float">
            <text:p>27359055</text:p>
          </table:table-cell>
          <table:table-cell table:formula="of:=[.A1712]/1000/(60*60*24)" office:value-type="time" office:time-value="PT07H35M59.055S" calcext:value-type="time">
            <text:p>07:35:59</text:p>
          </table:table-cell>
          <table:table-cell office:value-type="float" office:value="1.06" calcext:value-type="float">
            <text:p>1.06</text:p>
          </table:table-cell>
          <table:table-cell office:value-type="float" office:value="107" calcext:value-type="float">
            <text:p>107</text:p>
          </table:table-cell>
          <table:table-cell office:value-type="float" office:value="113.71" calcext:value-type="float">
            <text:p>113.71</text:p>
          </table:table-cell>
          <table:table-cell office:value-type="float" office:value="905.45" calcext:value-type="float">
            <text:p>905.45</text:p>
          </table:table-cell>
          <table:table-cell office:value-type="float" office:value="1073.79" calcext:value-type="float">
            <text:p>1073.79</text:p>
          </table:table-cell>
        </table:table-row>
        <table:table-row table:style-name="ro1">
          <table:table-cell office:value-type="float" office:value="27375055" calcext:value-type="float">
            <text:p>27375055</text:p>
          </table:table-cell>
          <table:table-cell table:formula="of:=[.A1713]/1000/(60*60*24)" office:value-type="time" office:time-value="PT07H36M15.055S" calcext:value-type="time">
            <text:p>07:36:15</text:p>
          </table:table-cell>
          <table:table-cell office:value-type="float" office:value="1.06" calcext:value-type="float">
            <text:p>1.06</text:p>
          </table:table-cell>
          <table:table-cell office:value-type="float" office:value="106.9" calcext:value-type="float">
            <text:p>106.9</text:p>
          </table:table-cell>
          <table:table-cell office:value-type="float" office:value="113.6" calcext:value-type="float">
            <text:p>113.6</text:p>
          </table:table-cell>
          <table:table-cell office:value-type="float" office:value="905.93" calcext:value-type="float">
            <text:p>905.93</text:p>
          </table:table-cell>
          <table:table-cell office:value-type="float" office:value="1074.3" calcext:value-type="float">
            <text:p>1074.3</text:p>
          </table:table-cell>
        </table:table-row>
        <table:table-row table:style-name="ro1">
          <table:table-cell office:value-type="float" office:value="27391055" calcext:value-type="float">
            <text:p>27391055</text:p>
          </table:table-cell>
          <table:table-cell table:formula="of:=[.A1714]/1000/(60*60*24)" office:value-type="time" office:time-value="PT07H36M31.055S" calcext:value-type="time">
            <text:p>07:36:31</text:p>
          </table:table-cell>
          <table:table-cell office:value-type="float" office:value="1.06" calcext:value-type="float">
            <text:p>1.06</text:p>
          </table:table-cell>
          <table:table-cell office:value-type="float" office:value="106.9" calcext:value-type="float">
            <text:p>106.9</text:p>
          </table:table-cell>
          <table:table-cell office:value-type="float" office:value="113.6" calcext:value-type="float">
            <text:p>113.6</text:p>
          </table:table-cell>
          <table:table-cell office:value-type="float" office:value="906.41" calcext:value-type="float">
            <text:p>906.41</text:p>
          </table:table-cell>
          <table:table-cell office:value-type="float" office:value="1074.8" calcext:value-type="float">
            <text:p>1074.8</text:p>
          </table:table-cell>
        </table:table-row>
        <table:table-row table:style-name="ro1">
          <table:table-cell office:value-type="float" office:value="27407055" calcext:value-type="float">
            <text:p>27407055</text:p>
          </table:table-cell>
          <table:table-cell table:formula="of:=[.A1715]/1000/(60*60*24)" office:value-type="time" office:time-value="PT07H36M47.055S" calcext:value-type="time">
            <text:p>07:36:47</text:p>
          </table:table-cell>
          <table:table-cell office:value-type="float" office:value="1.06" calcext:value-type="float">
            <text:p>1.06</text:p>
          </table:table-cell>
          <table:table-cell office:value-type="float" office:value="106.8" calcext:value-type="float">
            <text:p>106.8</text:p>
          </table:table-cell>
          <table:table-cell office:value-type="float" office:value="113.07" calcext:value-type="float">
            <text:p>113.07</text:p>
          </table:table-cell>
          <table:table-cell office:value-type="float" office:value="906.88" calcext:value-type="float">
            <text:p>906.88</text:p>
          </table:table-cell>
          <table:table-cell office:value-type="float" office:value="1075.31" calcext:value-type="float">
            <text:p>1075.31</text:p>
          </table:table-cell>
        </table:table-row>
        <table:table-row table:style-name="ro1">
          <table:table-cell office:value-type="float" office:value="27423055" calcext:value-type="float">
            <text:p>27423055</text:p>
          </table:table-cell>
          <table:table-cell table:formula="of:=[.A1716]/1000/(60*60*24)" office:value-type="time" office:time-value="PT07H37M03.055S" calcext:value-type="time">
            <text:p>07:37:03</text:p>
          </table:table-cell>
          <table:table-cell office:value-type="float" office:value="1.06" calcext:value-type="float">
            <text:p>1.06</text:p>
          </table:table-cell>
          <table:table-cell office:value-type="float" office:value="106.7" calcext:value-type="float">
            <text:p>106.7</text:p>
          </table:table-cell>
          <table:table-cell office:value-type="float" office:value="113.39" calcext:value-type="float">
            <text:p>113.39</text:p>
          </table:table-cell>
          <table:table-cell office:value-type="float" office:value="907.36" calcext:value-type="float">
            <text:p>907.36</text:p>
          </table:table-cell>
          <table:table-cell office:value-type="float" office:value="1075.81" calcext:value-type="float">
            <text:p>1075.81</text:p>
          </table:table-cell>
        </table:table-row>
        <table:table-row table:style-name="ro1">
          <table:table-cell office:value-type="float" office:value="27439055" calcext:value-type="float">
            <text:p>27439055</text:p>
          </table:table-cell>
          <table:table-cell table:formula="of:=[.A1717]/1000/(60*60*24)" office:value-type="time" office:time-value="PT07H37M19.055S" calcext:value-type="time">
            <text:p>07:37:19</text:p>
          </table:table-cell>
          <table:table-cell office:value-type="float" office:value="1.06" calcext:value-type="float">
            <text:p>1.06</text:p>
          </table:table-cell>
          <table:table-cell office:value-type="float" office:value="106.7" calcext:value-type="float">
            <text:p>106.7</text:p>
          </table:table-cell>
          <table:table-cell office:value-type="float" office:value="112.96" calcext:value-type="float">
            <text:p>112.96</text:p>
          </table:table-cell>
          <table:table-cell office:value-type="float" office:value="907.83" calcext:value-type="float">
            <text:p>907.83</text:p>
          </table:table-cell>
          <table:table-cell office:value-type="float" office:value="1076.31" calcext:value-type="float">
            <text:p>1076.31</text:p>
          </table:table-cell>
        </table:table-row>
        <table:table-row table:style-name="ro1">
          <table:table-cell office:value-type="float" office:value="27455055" calcext:value-type="float">
            <text:p>27455055</text:p>
          </table:table-cell>
          <table:table-cell table:formula="of:=[.A1718]/1000/(60*60*24)" office:value-type="time" office:time-value="PT07H37M35.055S" calcext:value-type="time">
            <text:p>07:37:35</text:p>
          </table:table-cell>
          <table:table-cell office:value-type="float" office:value="1.06" calcext:value-type="float">
            <text:p>1.06</text:p>
          </table:table-cell>
          <table:table-cell office:value-type="float" office:value="106.6" calcext:value-type="float">
            <text:p>106.6</text:p>
          </table:table-cell>
          <table:table-cell office:value-type="float" office:value="112.85" calcext:value-type="float">
            <text:p>112.85</text:p>
          </table:table-cell>
          <table:table-cell office:value-type="float" office:value="908.3" calcext:value-type="float">
            <text:p>908.3</text:p>
          </table:table-cell>
          <table:table-cell office:value-type="float" office:value="1076.81" calcext:value-type="float">
            <text:p>1076.81</text:p>
          </table:table-cell>
        </table:table-row>
        <table:table-row table:style-name="ro1">
          <table:table-cell office:value-type="float" office:value="27471055" calcext:value-type="float">
            <text:p>27471055</text:p>
          </table:table-cell>
          <table:table-cell table:formula="of:=[.A1719]/1000/(60*60*24)" office:value-type="time" office:time-value="PT07H37M51.055S" calcext:value-type="time">
            <text:p>07:37:51</text:p>
          </table:table-cell>
          <table:table-cell office:value-type="float" office:value="1.06" calcext:value-type="float">
            <text:p>1.06</text:p>
          </table:table-cell>
          <table:table-cell office:value-type="float" office:value="106.6" calcext:value-type="float">
            <text:p>106.6</text:p>
          </table:table-cell>
          <table:table-cell office:value-type="float" office:value="112.85" calcext:value-type="float">
            <text:p>112.85</text:p>
          </table:table-cell>
          <table:table-cell office:value-type="float" office:value="908.78" calcext:value-type="float">
            <text:p>908.78</text:p>
          </table:table-cell>
          <table:table-cell office:value-type="float" office:value="1077.31" calcext:value-type="float">
            <text:p>1077.31</text:p>
          </table:table-cell>
        </table:table-row>
        <table:table-row table:style-name="ro1">
          <table:table-cell office:value-type="float" office:value="27487055" calcext:value-type="float">
            <text:p>27487055</text:p>
          </table:table-cell>
          <table:table-cell table:formula="of:=[.A1720]/1000/(60*60*24)" office:value-type="time" office:time-value="PT07H38M07.055S" calcext:value-type="time">
            <text:p>07:38:07</text:p>
          </table:table-cell>
          <table:table-cell office:value-type="float" office:value="1.06" calcext:value-type="float">
            <text:p>1.06</text:p>
          </table:table-cell>
          <table:table-cell office:value-type="float" office:value="106.5" calcext:value-type="float">
            <text:p>106.5</text:p>
          </table:table-cell>
          <table:table-cell office:value-type="float" office:value="112.75" calcext:value-type="float">
            <text:p>112.75</text:p>
          </table:table-cell>
          <table:table-cell office:value-type="float" office:value="909.25" calcext:value-type="float">
            <text:p>909.25</text:p>
          </table:table-cell>
          <table:table-cell office:value-type="float" office:value="1077.81" calcext:value-type="float">
            <text:p>1077.81</text:p>
          </table:table-cell>
        </table:table-row>
        <table:table-row table:style-name="ro1">
          <table:table-cell office:value-type="float" office:value="27503055" calcext:value-type="float">
            <text:p>27503055</text:p>
          </table:table-cell>
          <table:table-cell table:formula="of:=[.A1721]/1000/(60*60*24)" office:value-type="time" office:time-value="PT07H38M23.055S" calcext:value-type="time">
            <text:p>07:38:23</text:p>
          </table:table-cell>
          <table:table-cell office:value-type="float" office:value="1.05" calcext:value-type="float">
            <text:p>1.05</text:p>
          </table:table-cell>
          <table:table-cell office:value-type="float" office:value="106.5" calcext:value-type="float">
            <text:p>106.5</text:p>
          </table:table-cell>
          <table:table-cell office:value-type="float" office:value="112.32" calcext:value-type="float">
            <text:p>112.32</text:p>
          </table:table-cell>
          <table:table-cell office:value-type="float" office:value="909.73" calcext:value-type="float">
            <text:p>909.73</text:p>
          </table:table-cell>
          <table:table-cell office:value-type="float" office:value="1078.31" calcext:value-type="float">
            <text:p>1078.31</text:p>
          </table:table-cell>
        </table:table-row>
        <table:table-row table:style-name="ro1">
          <table:table-cell office:value-type="float" office:value="27519055" calcext:value-type="float">
            <text:p>27519055</text:p>
          </table:table-cell>
          <table:table-cell table:formula="of:=[.A1722]/1000/(60*60*24)" office:value-type="time" office:time-value="PT07H38M39.055S" calcext:value-type="time">
            <text:p>07:38:39</text:p>
          </table:table-cell>
          <table:table-cell office:value-type="float" office:value="1.05" calcext:value-type="float">
            <text:p>1.05</text:p>
          </table:table-cell>
          <table:table-cell office:value-type="float" office:value="106.4" calcext:value-type="float">
            <text:p>106.4</text:p>
          </table:table-cell>
          <table:table-cell office:value-type="float" office:value="112.21" calcext:value-type="float">
            <text:p>112.21</text:p>
          </table:table-cell>
          <table:table-cell office:value-type="float" office:value="910.2" calcext:value-type="float">
            <text:p>910.2</text:p>
          </table:table-cell>
          <table:table-cell office:value-type="float" office:value="1078.81" calcext:value-type="float">
            <text:p>1078.81</text:p>
          </table:table-cell>
        </table:table-row>
        <table:table-row table:style-name="ro1">
          <table:table-cell office:value-type="float" office:value="27535055" calcext:value-type="float">
            <text:p>27535055</text:p>
          </table:table-cell>
          <table:table-cell table:formula="of:=[.A1723]/1000/(60*60*24)" office:value-type="time" office:time-value="PT07H38M55.055S" calcext:value-type="time">
            <text:p>07:38:55</text:p>
          </table:table-cell>
          <table:table-cell office:value-type="float" office:value="1.05" calcext:value-type="float">
            <text:p>1.05</text:p>
          </table:table-cell>
          <table:table-cell office:value-type="float" office:value="106.3" calcext:value-type="float">
            <text:p>106.3</text:p>
          </table:table-cell>
          <table:table-cell office:value-type="float" office:value="112.11" calcext:value-type="float">
            <text:p>112.11</text:p>
          </table:table-cell>
          <table:table-cell office:value-type="float" office:value="910.67" calcext:value-type="float">
            <text:p>910.67</text:p>
          </table:table-cell>
          <table:table-cell office:value-type="float" office:value="1079.31" calcext:value-type="float">
            <text:p>1079.31</text:p>
          </table:table-cell>
        </table:table-row>
        <table:table-row table:style-name="ro1">
          <table:table-cell office:value-type="float" office:value="27551055" calcext:value-type="float">
            <text:p>27551055</text:p>
          </table:table-cell>
          <table:table-cell table:formula="of:=[.A1724]/1000/(60*60*24)" office:value-type="time" office:time-value="PT07H39M11.055S" calcext:value-type="time">
            <text:p>07:39:11</text:p>
          </table:table-cell>
          <table:table-cell office:value-type="float" office:value="1.05" calcext:value-type="float">
            <text:p>1.05</text:p>
          </table:table-cell>
          <table:table-cell office:value-type="float" office:value="106.2" calcext:value-type="float">
            <text:p>106.2</text:p>
          </table:table-cell>
          <table:table-cell office:value-type="float" office:value="111.58" calcext:value-type="float">
            <text:p>111.58</text:p>
          </table:table-cell>
          <table:table-cell office:value-type="float" office:value="911.14" calcext:value-type="float">
            <text:p>911.14</text:p>
          </table:table-cell>
          <table:table-cell office:value-type="float" office:value="1079.81" calcext:value-type="float">
            <text:p>1079.81</text:p>
          </table:table-cell>
        </table:table-row>
        <table:table-row table:style-name="ro1">
          <table:table-cell office:value-type="float" office:value="27567055" calcext:value-type="float">
            <text:p>27567055</text:p>
          </table:table-cell>
          <table:table-cell table:formula="of:=[.A1725]/1000/(60*60*24)" office:value-type="time" office:time-value="PT07H39M27.055S" calcext:value-type="time">
            <text:p>07:39:27</text:p>
          </table:table-cell>
          <table:table-cell office:value-type="float" office:value="1.05" calcext:value-type="float">
            <text:p>1.05</text:p>
          </table:table-cell>
          <table:table-cell office:value-type="float" office:value="106.1" calcext:value-type="float">
            <text:p>106.1</text:p>
          </table:table-cell>
          <table:table-cell office:value-type="float" office:value="111.89" calcext:value-type="float">
            <text:p>111.89</text:p>
          </table:table-cell>
          <table:table-cell office:value-type="float" office:value="911.61" calcext:value-type="float">
            <text:p>911.61</text:p>
          </table:table-cell>
          <table:table-cell office:value-type="float" office:value="1080.31" calcext:value-type="float">
            <text:p>1080.31</text:p>
          </table:table-cell>
        </table:table-row>
        <table:table-row table:style-name="ro1">
          <table:table-cell office:value-type="float" office:value="27583055" calcext:value-type="float">
            <text:p>27583055</text:p>
          </table:table-cell>
          <table:table-cell table:formula="of:=[.A1726]/1000/(60*60*24)" office:value-type="time" office:time-value="PT07H39M43.055S" calcext:value-type="time">
            <text:p>07:39:43</text:p>
          </table:table-cell>
          <table:table-cell office:value-type="float" office:value="1.05" calcext:value-type="float">
            <text:p>1.05</text:p>
          </table:table-cell>
          <table:table-cell office:value-type="float" office:value="106" calcext:value-type="float">
            <text:p>106</text:p>
          </table:table-cell>
          <table:table-cell office:value-type="float" office:value="111.79" calcext:value-type="float">
            <text:p>111.79</text:p>
          </table:table-cell>
          <table:table-cell office:value-type="float" office:value="912.09" calcext:value-type="float">
            <text:p>912.09</text:p>
          </table:table-cell>
          <table:table-cell office:value-type="float" office:value="1080.8" calcext:value-type="float">
            <text:p>1080.8</text:p>
          </table:table-cell>
        </table:table-row>
        <table:table-row table:style-name="ro1">
          <table:table-cell office:value-type="float" office:value="27599055" calcext:value-type="float">
            <text:p>27599055</text:p>
          </table:table-cell>
          <table:table-cell table:formula="of:=[.A1727]/1000/(60*60*24)" office:value-type="time" office:time-value="PT07H39M59.055S" calcext:value-type="time">
            <text:p>07:39:59</text:p>
          </table:table-cell>
          <table:table-cell office:value-type="float" office:value="1.05" calcext:value-type="float">
            <text:p>1.05</text:p>
          </table:table-cell>
          <table:table-cell office:value-type="float" office:value="106" calcext:value-type="float">
            <text:p>106</text:p>
          </table:table-cell>
          <table:table-cell office:value-type="float" office:value="111.36" calcext:value-type="float">
            <text:p>111.36</text:p>
          </table:table-cell>
          <table:table-cell office:value-type="float" office:value="912.56" calcext:value-type="float">
            <text:p>912.56</text:p>
          </table:table-cell>
          <table:table-cell office:value-type="float" office:value="1081.3" calcext:value-type="float">
            <text:p>1081.3</text:p>
          </table:table-cell>
        </table:table-row>
        <table:table-row table:style-name="ro1">
          <table:table-cell office:value-type="float" office:value="27615055" calcext:value-type="float">
            <text:p>27615055</text:p>
          </table:table-cell>
          <table:table-cell table:formula="of:=[.A1728]/1000/(60*60*24)" office:value-type="time" office:time-value="PT07H40M15.055S" calcext:value-type="time">
            <text:p>07:40:15</text:p>
          </table:table-cell>
          <table:table-cell office:value-type="float" office:value="1.05" calcext:value-type="float">
            <text:p>1.05</text:p>
          </table:table-cell>
          <table:table-cell office:value-type="float" office:value="105.9" calcext:value-type="float">
            <text:p>105.9</text:p>
          </table:table-cell>
          <table:table-cell office:value-type="float" office:value="110.83" calcext:value-type="float">
            <text:p>110.83</text:p>
          </table:table-cell>
          <table:table-cell office:value-type="float" office:value="913.03" calcext:value-type="float">
            <text:p>913.03</text:p>
          </table:table-cell>
          <table:table-cell office:value-type="float" office:value="1081.79" calcext:value-type="float">
            <text:p>1081.79</text:p>
          </table:table-cell>
        </table:table-row>
        <table:table-row table:style-name="ro1">
          <table:table-cell office:value-type="float" office:value="27631055" calcext:value-type="float">
            <text:p>27631055</text:p>
          </table:table-cell>
          <table:table-cell table:formula="of:=[.A1729]/1000/(60*60*24)" office:value-type="time" office:time-value="PT07H40M31.055S" calcext:value-type="time">
            <text:p>07:40:31</text:p>
          </table:table-cell>
          <table:table-cell office:value-type="float" office:value="1.05" calcext:value-type="float">
            <text:p>1.05</text:p>
          </table:table-cell>
          <table:table-cell office:value-type="float" office:value="105.8" calcext:value-type="float">
            <text:p>105.8</text:p>
          </table:table-cell>
          <table:table-cell office:value-type="float" office:value="111.15" calcext:value-type="float">
            <text:p>111.15</text:p>
          </table:table-cell>
          <table:table-cell office:value-type="float" office:value="913.5" calcext:value-type="float">
            <text:p>913.5</text:p>
          </table:table-cell>
          <table:table-cell office:value-type="float" office:value="1082.29" calcext:value-type="float">
            <text:p>1082.29</text:p>
          </table:table-cell>
        </table:table-row>
        <table:table-row table:style-name="ro1">
          <table:table-cell office:value-type="float" office:value="27647055" calcext:value-type="float">
            <text:p>27647055</text:p>
          </table:table-cell>
          <table:table-cell table:formula="of:=[.A1730]/1000/(60*60*24)" office:value-type="time" office:time-value="PT07H40M47.055S" calcext:value-type="time">
            <text:p>07:40:47</text:p>
          </table:table-cell>
          <table:table-cell office:value-type="float" office:value="1.05" calcext:value-type="float">
            <text:p>1.05</text:p>
          </table:table-cell>
          <table:table-cell office:value-type="float" office:value="105.7" calcext:value-type="float">
            <text:p>105.7</text:p>
          </table:table-cell>
          <table:table-cell office:value-type="float" office:value="110.62" calcext:value-type="float">
            <text:p>110.62</text:p>
          </table:table-cell>
          <table:table-cell office:value-type="float" office:value="913.97" calcext:value-type="float">
            <text:p>913.97</text:p>
          </table:table-cell>
          <table:table-cell office:value-type="float" office:value="1082.78" calcext:value-type="float">
            <text:p>1082.78</text:p>
          </table:table-cell>
        </table:table-row>
        <table:table-row table:style-name="ro1">
          <table:table-cell office:value-type="float" office:value="27663055" calcext:value-type="float">
            <text:p>27663055</text:p>
          </table:table-cell>
          <table:table-cell table:formula="of:=[.A1731]/1000/(60*60*24)" office:value-type="time" office:time-value="PT07H41M03.055S" calcext:value-type="time">
            <text:p>07:41:03</text:p>
          </table:table-cell>
          <table:table-cell office:value-type="float" office:value="1.05" calcext:value-type="float">
            <text:p>1.05</text:p>
          </table:table-cell>
          <table:table-cell office:value-type="float" office:value="105.7" calcext:value-type="float">
            <text:p>105.7</text:p>
          </table:table-cell>
          <table:table-cell office:value-type="float" office:value="110.62" calcext:value-type="float">
            <text:p>110.62</text:p>
          </table:table-cell>
          <table:table-cell office:value-type="float" office:value="914.44" calcext:value-type="float">
            <text:p>914.44</text:p>
          </table:table-cell>
          <table:table-cell office:value-type="float" office:value="1083.27" calcext:value-type="float">
            <text:p>1083.27</text:p>
          </table:table-cell>
        </table:table-row>
        <table:table-row table:style-name="ro1">
          <table:table-cell office:value-type="float" office:value="27679055" calcext:value-type="float">
            <text:p>27679055</text:p>
          </table:table-cell>
          <table:table-cell table:formula="of:=[.A1732]/1000/(60*60*24)" office:value-type="time" office:time-value="PT07H41M19.055S" calcext:value-type="time">
            <text:p>07:41:19</text:p>
          </table:table-cell>
          <table:table-cell office:value-type="float" office:value="1.05" calcext:value-type="float">
            <text:p>1.05</text:p>
          </table:table-cell>
          <table:table-cell office:value-type="float" office:value="105.6" calcext:value-type="float">
            <text:p>105.6</text:p>
          </table:table-cell>
          <table:table-cell office:value-type="float" office:value="110.52" calcext:value-type="float">
            <text:p>110.52</text:p>
          </table:table-cell>
          <table:table-cell office:value-type="float" office:value="914.91" calcext:value-type="float">
            <text:p>914.91</text:p>
          </table:table-cell>
          <table:table-cell office:value-type="float" office:value="1083.76" calcext:value-type="float">
            <text:p>1083.76</text:p>
          </table:table-cell>
        </table:table-row>
        <table:table-row table:style-name="ro1">
          <table:table-cell office:value-type="float" office:value="27695055" calcext:value-type="float">
            <text:p>27695055</text:p>
          </table:table-cell>
          <table:table-cell table:formula="of:=[.A1733]/1000/(60*60*24)" office:value-type="time" office:time-value="PT07H41M35.055S" calcext:value-type="time">
            <text:p>07:41:35</text:p>
          </table:table-cell>
          <table:table-cell office:value-type="float" office:value="1.05" calcext:value-type="float">
            <text:p>1.05</text:p>
          </table:table-cell>
          <table:table-cell office:value-type="float" office:value="105.5" calcext:value-type="float">
            <text:p>105.5</text:p>
          </table:table-cell>
          <table:table-cell office:value-type="float" office:value="110.41" calcext:value-type="float">
            <text:p>110.41</text:p>
          </table:table-cell>
          <table:table-cell office:value-type="float" office:value="915.38" calcext:value-type="float">
            <text:p>915.38</text:p>
          </table:table-cell>
          <table:table-cell office:value-type="float" office:value="1084.25" calcext:value-type="float">
            <text:p>1084.25</text:p>
          </table:table-cell>
        </table:table-row>
        <table:table-row table:style-name="ro1">
          <table:table-cell office:value-type="float" office:value="27711055" calcext:value-type="float">
            <text:p>27711055</text:p>
          </table:table-cell>
          <table:table-cell table:formula="of:=[.A1734]/1000/(60*60*24)" office:value-type="time" office:time-value="PT07H41M51.055S" calcext:value-type="time">
            <text:p>07:41:51</text:p>
          </table:table-cell>
          <table:table-cell office:value-type="float" office:value="1.05" calcext:value-type="float">
            <text:p>1.05</text:p>
          </table:table-cell>
          <table:table-cell office:value-type="float" office:value="105.4" calcext:value-type="float">
            <text:p>105.4</text:p>
          </table:table-cell>
          <table:table-cell office:value-type="float" office:value="110.31" calcext:value-type="float">
            <text:p>110.31</text:p>
          </table:table-cell>
          <table:table-cell office:value-type="float" office:value="915.85" calcext:value-type="float">
            <text:p>915.85</text:p>
          </table:table-cell>
          <table:table-cell office:value-type="float" office:value="1084.74" calcext:value-type="float">
            <text:p>1084.74</text:p>
          </table:table-cell>
        </table:table-row>
        <table:table-row table:style-name="ro1">
          <table:table-cell office:value-type="float" office:value="27727055" calcext:value-type="float">
            <text:p>27727055</text:p>
          </table:table-cell>
          <table:table-cell table:formula="of:=[.A1735]/1000/(60*60*24)" office:value-type="time" office:time-value="PT07H42M07.055S" calcext:value-type="time">
            <text:p>07:42:07</text:p>
          </table:table-cell>
          <table:table-cell office:value-type="float" office:value="1.05" calcext:value-type="float">
            <text:p>1.05</text:p>
          </table:table-cell>
          <table:table-cell office:value-type="float" office:value="105.3" calcext:value-type="float">
            <text:p>105.3</text:p>
          </table:table-cell>
          <table:table-cell office:value-type="float" office:value="110.2" calcext:value-type="float">
            <text:p>110.2</text:p>
          </table:table-cell>
          <table:table-cell office:value-type="float" office:value="916.31" calcext:value-type="float">
            <text:p>916.31</text:p>
          </table:table-cell>
          <table:table-cell office:value-type="float" office:value="1085.23" calcext:value-type="float">
            <text:p>1085.23</text:p>
          </table:table-cell>
        </table:table-row>
        <table:table-row table:style-name="ro1">
          <table:table-cell office:value-type="float" office:value="27743055" calcext:value-type="float">
            <text:p>27743055</text:p>
          </table:table-cell>
          <table:table-cell table:formula="of:=[.A1736]/1000/(60*60*24)" office:value-type="time" office:time-value="PT07H42M23.055S" calcext:value-type="time">
            <text:p>07:42:23</text:p>
          </table:table-cell>
          <table:table-cell office:value-type="float" office:value="1.04" calcext:value-type="float">
            <text:p>1.04</text:p>
          </table:table-cell>
          <table:table-cell office:value-type="float" office:value="105.2" calcext:value-type="float">
            <text:p>105.2</text:p>
          </table:table-cell>
          <table:table-cell office:value-type="float" office:value="109.67" calcext:value-type="float">
            <text:p>109.67</text:p>
          </table:table-cell>
          <table:table-cell office:value-type="float" office:value="916.78" calcext:value-type="float">
            <text:p>916.78</text:p>
          </table:table-cell>
          <table:table-cell office:value-type="float" office:value="1085.72" calcext:value-type="float">
            <text:p>1085.72</text:p>
          </table:table-cell>
        </table:table-row>
        <table:table-row table:style-name="ro1">
          <table:table-cell office:value-type="float" office:value="27759055" calcext:value-type="float">
            <text:p>27759055</text:p>
          </table:table-cell>
          <table:table-cell table:formula="of:=[.A1737]/1000/(60*60*24)" office:value-type="time" office:time-value="PT07H42M39.055S" calcext:value-type="time">
            <text:p>07:42:39</text:p>
          </table:table-cell>
          <table:table-cell office:value-type="float" office:value="1.04" calcext:value-type="float">
            <text:p>1.04</text:p>
          </table:table-cell>
          <table:table-cell office:value-type="float" office:value="105.1" calcext:value-type="float">
            <text:p>105.1</text:p>
          </table:table-cell>
          <table:table-cell office:value-type="float" office:value="109.57" calcext:value-type="float">
            <text:p>109.57</text:p>
          </table:table-cell>
          <table:table-cell office:value-type="float" office:value="917.25" calcext:value-type="float">
            <text:p>917.25</text:p>
          </table:table-cell>
          <table:table-cell office:value-type="float" office:value="1086.21" calcext:value-type="float">
            <text:p>1086.21</text:p>
          </table:table-cell>
        </table:table-row>
        <table:table-row table:style-name="ro1">
          <table:table-cell office:value-type="float" office:value="27775055" calcext:value-type="float">
            <text:p>27775055</text:p>
          </table:table-cell>
          <table:table-cell table:formula="of:=[.A1738]/1000/(60*60*24)" office:value-type="time" office:time-value="PT07H42M55.055S" calcext:value-type="time">
            <text:p>07:42:55</text:p>
          </table:table-cell>
          <table:table-cell office:value-type="float" office:value="1.04" calcext:value-type="float">
            <text:p>1.04</text:p>
          </table:table-cell>
          <table:table-cell office:value-type="float" office:value="105" calcext:value-type="float">
            <text:p>105</text:p>
          </table:table-cell>
          <table:table-cell office:value-type="float" office:value="109.46" calcext:value-type="float">
            <text:p>109.46</text:p>
          </table:table-cell>
          <table:table-cell office:value-type="float" office:value="917.72" calcext:value-type="float">
            <text:p>917.72</text:p>
          </table:table-cell>
          <table:table-cell office:value-type="float" office:value="1086.7" calcext:value-type="float">
            <text:p>1086.7</text:p>
          </table:table-cell>
        </table:table-row>
        <table:table-row table:style-name="ro1">
          <table:table-cell office:value-type="float" office:value="27791055" calcext:value-type="float">
            <text:p>27791055</text:p>
          </table:table-cell>
          <table:table-cell table:formula="of:=[.A1739]/1000/(60*60*24)" office:value-type="time" office:time-value="PT07H43M11.055S" calcext:value-type="time">
            <text:p>07:43:11</text:p>
          </table:table-cell>
          <table:table-cell office:value-type="float" office:value="1.04" calcext:value-type="float">
            <text:p>1.04</text:p>
          </table:table-cell>
          <table:table-cell office:value-type="float" office:value="104.9" calcext:value-type="float">
            <text:p>104.9</text:p>
          </table:table-cell>
          <table:table-cell office:value-type="float" office:value="109.36" calcext:value-type="float">
            <text:p>109.36</text:p>
          </table:table-cell>
          <table:table-cell office:value-type="float" office:value="918.18" calcext:value-type="float">
            <text:p>918.18</text:p>
          </table:table-cell>
          <table:table-cell office:value-type="float" office:value="1087.18" calcext:value-type="float">
            <text:p>1087.18</text:p>
          </table:table-cell>
        </table:table-row>
        <table:table-row table:style-name="ro1">
          <table:table-cell office:value-type="float" office:value="27807055" calcext:value-type="float">
            <text:p>27807055</text:p>
          </table:table-cell>
          <table:table-cell table:formula="of:=[.A1740]/1000/(60*60*24)" office:value-type="time" office:time-value="PT07H43M27.055S" calcext:value-type="time">
            <text:p>07:43:27</text:p>
          </table:table-cell>
          <table:table-cell office:value-type="float" office:value="1.04" calcext:value-type="float">
            <text:p>1.04</text:p>
          </table:table-cell>
          <table:table-cell office:value-type="float" office:value="104.9" calcext:value-type="float">
            <text:p>104.9</text:p>
          </table:table-cell>
          <table:table-cell office:value-type="float" office:value="108.94" calcext:value-type="float">
            <text:p>108.94</text:p>
          </table:table-cell>
          <table:table-cell office:value-type="float" office:value="918.65" calcext:value-type="float">
            <text:p>918.65</text:p>
          </table:table-cell>
          <table:table-cell office:value-type="float" office:value="1087.67" calcext:value-type="float">
            <text:p>1087.67</text:p>
          </table:table-cell>
        </table:table-row>
        <table:table-row table:style-name="ro1">
          <table:table-cell office:value-type="float" office:value="27823055" calcext:value-type="float">
            <text:p>27823055</text:p>
          </table:table-cell>
          <table:table-cell table:formula="of:=[.A1741]/1000/(60*60*24)" office:value-type="time" office:time-value="PT07H43M43.055S" calcext:value-type="time">
            <text:p>07:43:43</text:p>
          </table:table-cell>
          <table:table-cell office:value-type="float" office:value="1.04" calcext:value-type="float">
            <text:p>1.04</text:p>
          </table:table-cell>
          <table:table-cell office:value-type="float" office:value="104.8" calcext:value-type="float">
            <text:p>104.8</text:p>
          </table:table-cell>
          <table:table-cell office:value-type="float" office:value="108.83" calcext:value-type="float">
            <text:p>108.83</text:p>
          </table:table-cell>
          <table:table-cell office:value-type="float" office:value="919.11" calcext:value-type="float">
            <text:p>919.11</text:p>
          </table:table-cell>
          <table:table-cell office:value-type="float" office:value="1088.15" calcext:value-type="float">
            <text:p>1088.15</text:p>
          </table:table-cell>
        </table:table-row>
        <table:table-row table:style-name="ro1">
          <table:table-cell office:value-type="float" office:value="27839055" calcext:value-type="float">
            <text:p>27839055</text:p>
          </table:table-cell>
          <table:table-cell table:formula="of:=[.A1742]/1000/(60*60*24)" office:value-type="time" office:time-value="PT07H43M59.055S" calcext:value-type="time">
            <text:p>07:43:59</text:p>
          </table:table-cell>
          <table:table-cell office:value-type="float" office:value="1.04" calcext:value-type="float">
            <text:p>1.04</text:p>
          </table:table-cell>
          <table:table-cell office:value-type="float" office:value="104.7" calcext:value-type="float">
            <text:p>104.7</text:p>
          </table:table-cell>
          <table:table-cell office:value-type="float" office:value="108.73" calcext:value-type="float">
            <text:p>108.73</text:p>
          </table:table-cell>
          <table:table-cell office:value-type="float" office:value="919.58" calcext:value-type="float">
            <text:p>919.58</text:p>
          </table:table-cell>
          <table:table-cell office:value-type="float" office:value="1088.63" calcext:value-type="float">
            <text:p>1088.63</text:p>
          </table:table-cell>
        </table:table-row>
        <table:table-row table:style-name="ro1">
          <table:table-cell office:value-type="float" office:value="27855055" calcext:value-type="float">
            <text:p>27855055</text:p>
          </table:table-cell>
          <table:table-cell table:formula="of:=[.A1743]/1000/(60*60*24)" office:value-type="time" office:time-value="PT07H44M15.055S" calcext:value-type="time">
            <text:p>07:44:15</text:p>
          </table:table-cell>
          <table:table-cell office:value-type="float" office:value="1.04" calcext:value-type="float">
            <text:p>1.04</text:p>
          </table:table-cell>
          <table:table-cell office:value-type="float" office:value="104.6" calcext:value-type="float">
            <text:p>104.6</text:p>
          </table:table-cell>
          <table:table-cell office:value-type="float" office:value="108.62" calcext:value-type="float">
            <text:p>108.62</text:p>
          </table:table-cell>
          <table:table-cell office:value-type="float" office:value="920.05" calcext:value-type="float">
            <text:p>920.05</text:p>
          </table:table-cell>
          <table:table-cell office:value-type="float" office:value="1089.12" calcext:value-type="float">
            <text:p>1089.12</text:p>
          </table:table-cell>
        </table:table-row>
        <table:table-row table:style-name="ro1">
          <table:table-cell office:value-type="float" office:value="27871055" calcext:value-type="float">
            <text:p>27871055</text:p>
          </table:table-cell>
          <table:table-cell table:formula="of:=[.A1744]/1000/(60*60*24)" office:value-type="time" office:time-value="PT07H44M31.055S" calcext:value-type="time">
            <text:p>07:44:31</text:p>
          </table:table-cell>
          <table:table-cell office:value-type="float" office:value="1.04" calcext:value-type="float">
            <text:p>1.04</text:p>
          </table:table-cell>
          <table:table-cell office:value-type="float" office:value="104.5" calcext:value-type="float">
            <text:p>104.5</text:p>
          </table:table-cell>
          <table:table-cell office:value-type="float" office:value="108.52" calcext:value-type="float">
            <text:p>108.52</text:p>
          </table:table-cell>
          <table:table-cell office:value-type="float" office:value="920.51" calcext:value-type="float">
            <text:p>920.51</text:p>
          </table:table-cell>
          <table:table-cell office:value-type="float" office:value="1089.6" calcext:value-type="float">
            <text:p>1089.6</text:p>
          </table:table-cell>
        </table:table-row>
        <table:table-row table:style-name="ro1">
          <table:table-cell office:value-type="float" office:value="27887055" calcext:value-type="float">
            <text:p>27887055</text:p>
          </table:table-cell>
          <table:table-cell table:formula="of:=[.A1745]/1000/(60*60*24)" office:value-type="time" office:time-value="PT07H44M47.055S" calcext:value-type="time">
            <text:p>07:44:47</text:p>
          </table:table-cell>
          <table:table-cell office:value-type="float" office:value="1.03" calcext:value-type="float">
            <text:p>1.03</text:p>
          </table:table-cell>
          <table:table-cell office:value-type="float" office:value="104.4" calcext:value-type="float">
            <text:p>104.4</text:p>
          </table:table-cell>
          <table:table-cell office:value-type="float" office:value="108" calcext:value-type="float">
            <text:p>108</text:p>
          </table:table-cell>
          <table:table-cell office:value-type="float" office:value="920.97" calcext:value-type="float">
            <text:p>920.97</text:p>
          </table:table-cell>
          <table:table-cell office:value-type="float" office:value="1090.08" calcext:value-type="float">
            <text:p>1090.08</text:p>
          </table:table-cell>
        </table:table-row>
        <table:table-row table:style-name="ro1">
          <table:table-cell office:value-type="float" office:value="27903055" calcext:value-type="float">
            <text:p>27903055</text:p>
          </table:table-cell>
          <table:table-cell table:formula="of:=[.A1746]/1000/(60*60*24)" office:value-type="time" office:time-value="PT07H45M03.055S" calcext:value-type="time">
            <text:p>07:45:03</text:p>
          </table:table-cell>
          <table:table-cell office:value-type="float" office:value="1.03" calcext:value-type="float">
            <text:p>1.03</text:p>
          </table:table-cell>
          <table:table-cell office:value-type="float" office:value="104.2" calcext:value-type="float">
            <text:p>104.2</text:p>
          </table:table-cell>
          <table:table-cell office:value-type="float" office:value="107.79" calcext:value-type="float">
            <text:p>107.79</text:p>
          </table:table-cell>
          <table:table-cell office:value-type="float" office:value="921.44" calcext:value-type="float">
            <text:p>921.44</text:p>
          </table:table-cell>
          <table:table-cell office:value-type="float" office:value="1090.56" calcext:value-type="float">
            <text:p>1090.56</text:p>
          </table:table-cell>
        </table:table-row>
        <table:table-row table:style-name="ro1">
          <table:table-cell office:value-type="float" office:value="27919055" calcext:value-type="float">
            <text:p>27919055</text:p>
          </table:table-cell>
          <table:table-cell table:formula="of:=[.A1747]/1000/(60*60*24)" office:value-type="time" office:time-value="PT07H45M19.055S" calcext:value-type="time">
            <text:p>07:45:19</text:p>
          </table:table-cell>
          <table:table-cell office:value-type="float" office:value="1.03" calcext:value-type="float">
            <text:p>1.03</text:p>
          </table:table-cell>
          <table:table-cell office:value-type="float" office:value="104.2" calcext:value-type="float">
            <text:p>104.2</text:p>
          </table:table-cell>
          <table:table-cell office:value-type="float" office:value="107.79" calcext:value-type="float">
            <text:p>107.79</text:p>
          </table:table-cell>
          <table:table-cell office:value-type="float" office:value="921.9" calcext:value-type="float">
            <text:p>921.9</text:p>
          </table:table-cell>
          <table:table-cell office:value-type="float" office:value="1091.04" calcext:value-type="float">
            <text:p>1091.04</text:p>
          </table:table-cell>
        </table:table-row>
        <table:table-row table:style-name="ro1">
          <table:table-cell office:value-type="float" office:value="27935055" calcext:value-type="float">
            <text:p>27935055</text:p>
          </table:table-cell>
          <table:table-cell table:formula="of:=[.A1748]/1000/(60*60*24)" office:value-type="time" office:time-value="PT07H45M35.055S" calcext:value-type="time">
            <text:p>07:45:35</text:p>
          </table:table-cell>
          <table:table-cell office:value-type="float" office:value="1.03" calcext:value-type="float">
            <text:p>1.03</text:p>
          </table:table-cell>
          <table:table-cell office:value-type="float" office:value="104.1" calcext:value-type="float">
            <text:p>104.1</text:p>
          </table:table-cell>
          <table:table-cell office:value-type="float" office:value="107.26" calcext:value-type="float">
            <text:p>107.26</text:p>
          </table:table-cell>
          <table:table-cell office:value-type="float" office:value="922.36" calcext:value-type="float">
            <text:p>922.36</text:p>
          </table:table-cell>
          <table:table-cell office:value-type="float" office:value="1091.52" calcext:value-type="float">
            <text:p>1091.52</text:p>
          </table:table-cell>
        </table:table-row>
        <table:table-row table:style-name="ro1">
          <table:table-cell office:value-type="float" office:value="27951055" calcext:value-type="float">
            <text:p>27951055</text:p>
          </table:table-cell>
          <table:table-cell table:formula="of:=[.A1749]/1000/(60*60*24)" office:value-type="time" office:time-value="PT07H45M51.055S" calcext:value-type="time">
            <text:p>07:45:51</text:p>
          </table:table-cell>
          <table:table-cell office:value-type="float" office:value="1.03" calcext:value-type="float">
            <text:p>1.03</text:p>
          </table:table-cell>
          <table:table-cell office:value-type="float" office:value="104" calcext:value-type="float">
            <text:p>104</text:p>
          </table:table-cell>
          <table:table-cell office:value-type="float" office:value="107.16" calcext:value-type="float">
            <text:p>107.16</text:p>
          </table:table-cell>
          <table:table-cell office:value-type="float" office:value="922.83" calcext:value-type="float">
            <text:p>922.83</text:p>
          </table:table-cell>
          <table:table-cell office:value-type="float" office:value="1091.99" calcext:value-type="float">
            <text:p>1091.99</text:p>
          </table:table-cell>
        </table:table-row>
        <table:table-row table:style-name="ro1">
          <table:table-cell office:value-type="float" office:value="27967055" calcext:value-type="float">
            <text:p>27967055</text:p>
          </table:table-cell>
          <table:table-cell table:formula="of:=[.A1750]/1000/(60*60*24)" office:value-type="time" office:time-value="PT07H46M07.055S" calcext:value-type="time">
            <text:p>07:46:07</text:p>
          </table:table-cell>
          <table:table-cell office:value-type="float" office:value="1.03" calcext:value-type="float">
            <text:p>1.03</text:p>
          </table:table-cell>
          <table:table-cell office:value-type="float" office:value="103.8" calcext:value-type="float">
            <text:p>103.8</text:p>
          </table:table-cell>
          <table:table-cell office:value-type="float" office:value="106.95" calcext:value-type="float">
            <text:p>106.95</text:p>
          </table:table-cell>
          <table:table-cell office:value-type="float" office:value="923.29" calcext:value-type="float">
            <text:p>923.29</text:p>
          </table:table-cell>
          <table:table-cell office:value-type="float" office:value="1092.47" calcext:value-type="float">
            <text:p>1092.47</text:p>
          </table:table-cell>
        </table:table-row>
        <table:table-row table:style-name="ro1">
          <table:table-cell office:value-type="float" office:value="27983055" calcext:value-type="float">
            <text:p>27983055</text:p>
          </table:table-cell>
          <table:table-cell table:formula="of:=[.A1751]/1000/(60*60*24)" office:value-type="time" office:time-value="PT07H46M23.055S" calcext:value-type="time">
            <text:p>07:46:23</text:p>
          </table:table-cell>
          <table:table-cell office:value-type="float" office:value="1.03" calcext:value-type="float">
            <text:p>1.03</text:p>
          </table:table-cell>
          <table:table-cell office:value-type="float" office:value="103.8" calcext:value-type="float">
            <text:p>103.8</text:p>
          </table:table-cell>
          <table:table-cell office:value-type="float" office:value="106.95" calcext:value-type="float">
            <text:p>106.95</text:p>
          </table:table-cell>
          <table:table-cell office:value-type="float" office:value="923.75" calcext:value-type="float">
            <text:p>923.75</text:p>
          </table:table-cell>
          <table:table-cell office:value-type="float" office:value="1092.94" calcext:value-type="float">
            <text:p>1092.94</text:p>
          </table:table-cell>
        </table:table-row>
        <table:table-row table:style-name="ro1">
          <table:table-cell office:value-type="float" office:value="27999055" calcext:value-type="float">
            <text:p>27999055</text:p>
          </table:table-cell>
          <table:table-cell table:formula="of:=[.A1752]/1000/(60*60*24)" office:value-type="time" office:time-value="PT07H46M39.055S" calcext:value-type="time">
            <text:p>07:46:39</text:p>
          </table:table-cell>
          <table:table-cell office:value-type="float" office:value="1.03" calcext:value-type="float">
            <text:p>1.03</text:p>
          </table:table-cell>
          <table:table-cell office:value-type="float" office:value="103.7" calcext:value-type="float">
            <text:p>103.7</text:p>
          </table:table-cell>
          <table:table-cell office:value-type="float" office:value="106.43" calcext:value-type="float">
            <text:p>106.43</text:p>
          </table:table-cell>
          <table:table-cell office:value-type="float" office:value="924.21" calcext:value-type="float">
            <text:p>924.21</text:p>
          </table:table-cell>
          <table:table-cell office:value-type="float" office:value="1093.42" calcext:value-type="float">
            <text:p>1093.42</text:p>
          </table:table-cell>
        </table:table-row>
        <table:table-row table:style-name="ro1">
          <table:table-cell office:value-type="float" office:value="28015055" calcext:value-type="float">
            <text:p>28015055</text:p>
          </table:table-cell>
          <table:table-cell table:formula="of:=[.A1753]/1000/(60*60*24)" office:value-type="time" office:time-value="PT07H46M55.055S" calcext:value-type="time">
            <text:p>07:46:55</text:p>
          </table:table-cell>
          <table:table-cell office:value-type="float" office:value="1.03" calcext:value-type="float">
            <text:p>1.03</text:p>
          </table:table-cell>
          <table:table-cell office:value-type="float" office:value="103.6" calcext:value-type="float">
            <text:p>103.6</text:p>
          </table:table-cell>
          <table:table-cell office:value-type="float" office:value="106.33" calcext:value-type="float">
            <text:p>106.33</text:p>
          </table:table-cell>
          <table:table-cell office:value-type="float" office:value="924.67" calcext:value-type="float">
            <text:p>924.67</text:p>
          </table:table-cell>
          <table:table-cell office:value-type="float" office:value="1093.89" calcext:value-type="float">
            <text:p>1093.89</text:p>
          </table:table-cell>
        </table:table-row>
        <table:table-row table:style-name="ro1">
          <table:table-cell office:value-type="float" office:value="28031055" calcext:value-type="float">
            <text:p>28031055</text:p>
          </table:table-cell>
          <table:table-cell table:formula="of:=[.A1754]/1000/(60*60*24)" office:value-type="time" office:time-value="PT07H47M11.055S" calcext:value-type="time">
            <text:p>07:47:11</text:p>
          </table:table-cell>
          <table:table-cell office:value-type="float" office:value="1.02" calcext:value-type="float">
            <text:p>1.02</text:p>
          </table:table-cell>
          <table:table-cell office:value-type="float" office:value="103.4" calcext:value-type="float">
            <text:p>103.4</text:p>
          </table:table-cell>
          <table:table-cell office:value-type="float" office:value="105.71" calcext:value-type="float">
            <text:p>105.71</text:p>
          </table:table-cell>
          <table:table-cell office:value-type="float" office:value="925.13" calcext:value-type="float">
            <text:p>925.13</text:p>
          </table:table-cell>
          <table:table-cell office:value-type="float" office:value="1094.36" calcext:value-type="float">
            <text:p>1094.36</text:p>
          </table:table-cell>
        </table:table-row>
        <table:table-row table:style-name="ro1">
          <table:table-cell office:value-type="float" office:value="28047055" calcext:value-type="float">
            <text:p>28047055</text:p>
          </table:table-cell>
          <table:table-cell table:formula="of:=[.A1755]/1000/(60*60*24)" office:value-type="time" office:time-value="PT07H47M27.055S" calcext:value-type="time">
            <text:p>07:47:27</text:p>
          </table:table-cell>
          <table:table-cell office:value-type="float" office:value="1.02" calcext:value-type="float">
            <text:p>1.02</text:p>
          </table:table-cell>
          <table:table-cell office:value-type="float" office:value="103.3" calcext:value-type="float">
            <text:p>103.3</text:p>
          </table:table-cell>
          <table:table-cell office:value-type="float" office:value="105.61" calcext:value-type="float">
            <text:p>105.61</text:p>
          </table:table-cell>
          <table:table-cell office:value-type="float" office:value="925.59" calcext:value-type="float">
            <text:p>925.59</text:p>
          </table:table-cell>
          <table:table-cell office:value-type="float" office:value="1094.83" calcext:value-type="float">
            <text:p>1094.83</text:p>
          </table:table-cell>
        </table:table-row>
        <table:table-row table:style-name="ro1">
          <table:table-cell office:value-type="float" office:value="28063055" calcext:value-type="float">
            <text:p>28063055</text:p>
          </table:table-cell>
          <table:table-cell table:formula="of:=[.A1756]/1000/(60*60*24)" office:value-type="time" office:time-value="PT07H47M43.055S" calcext:value-type="time">
            <text:p>07:47:43</text:p>
          </table:table-cell>
          <table:table-cell office:value-type="float" office:value="1.02" calcext:value-type="float">
            <text:p>1.02</text:p>
          </table:table-cell>
          <table:table-cell office:value-type="float" office:value="103.3" calcext:value-type="float">
            <text:p>103.3</text:p>
          </table:table-cell>
          <table:table-cell office:value-type="float" office:value="105.61" calcext:value-type="float">
            <text:p>105.61</text:p>
          </table:table-cell>
          <table:table-cell office:value-type="float" office:value="926.05" calcext:value-type="float">
            <text:p>926.05</text:p>
          </table:table-cell>
          <table:table-cell office:value-type="float" office:value="1095.3" calcext:value-type="float">
            <text:p>1095.3</text:p>
          </table:table-cell>
        </table:table-row>
        <table:table-row table:style-name="ro1">
          <table:table-cell office:value-type="float" office:value="28079055" calcext:value-type="float">
            <text:p>28079055</text:p>
          </table:table-cell>
          <table:table-cell table:formula="of:=[.A1757]/1000/(60*60*24)" office:value-type="time" office:time-value="PT07H47M59.055S" calcext:value-type="time">
            <text:p>07:47:59</text:p>
          </table:table-cell>
          <table:table-cell office:value-type="float" office:value="1.02" calcext:value-type="float">
            <text:p>1.02</text:p>
          </table:table-cell>
          <table:table-cell office:value-type="float" office:value="103.1" calcext:value-type="float">
            <text:p>103.1</text:p>
          </table:table-cell>
          <table:table-cell office:value-type="float" office:value="105.4" calcext:value-type="float">
            <text:p>105.4</text:p>
          </table:table-cell>
          <table:table-cell office:value-type="float" office:value="926.51" calcext:value-type="float">
            <text:p>926.51</text:p>
          </table:table-cell>
          <table:table-cell office:value-type="float" office:value="1095.77" calcext:value-type="float">
            <text:p>1095.77</text:p>
          </table:table-cell>
        </table:table-row>
        <table:table-row table:style-name="ro1">
          <table:table-cell office:value-type="float" office:value="28095055" calcext:value-type="float">
            <text:p>28095055</text:p>
          </table:table-cell>
          <table:table-cell table:formula="of:=[.A1758]/1000/(60*60*24)" office:value-type="time" office:time-value="PT07H48M15.055S" calcext:value-type="time">
            <text:p>07:48:15</text:p>
          </table:table-cell>
          <table:table-cell office:value-type="float" office:value="1.02" calcext:value-type="float">
            <text:p>1.02</text:p>
          </table:table-cell>
          <table:table-cell office:value-type="float" office:value="103" calcext:value-type="float">
            <text:p>103</text:p>
          </table:table-cell>
          <table:table-cell office:value-type="float" office:value="104.88" calcext:value-type="float">
            <text:p>104.88</text:p>
          </table:table-cell>
          <table:table-cell office:value-type="float" office:value="926.97" calcext:value-type="float">
            <text:p>926.97</text:p>
          </table:table-cell>
          <table:table-cell office:value-type="float" office:value="1096.24" calcext:value-type="float">
            <text:p>1096.24</text:p>
          </table:table-cell>
        </table:table-row>
        <table:table-row table:style-name="ro1">
          <table:table-cell office:value-type="float" office:value="28111055" calcext:value-type="float">
            <text:p>28111055</text:p>
          </table:table-cell>
          <table:table-cell table:formula="of:=[.A1759]/1000/(60*60*24)" office:value-type="time" office:time-value="PT07H48M31.055S" calcext:value-type="time">
            <text:p>07:48:31</text:p>
          </table:table-cell>
          <table:table-cell office:value-type="float" office:value="1.02" calcext:value-type="float">
            <text:p>1.02</text:p>
          </table:table-cell>
          <table:table-cell office:value-type="float" office:value="102.9" calcext:value-type="float">
            <text:p>102.9</text:p>
          </table:table-cell>
          <table:table-cell office:value-type="float" office:value="104.78" calcext:value-type="float">
            <text:p>104.78</text:p>
          </table:table-cell>
          <table:table-cell office:value-type="float" office:value="927.42" calcext:value-type="float">
            <text:p>927.42</text:p>
          </table:table-cell>
          <table:table-cell office:value-type="float" office:value="1096.7" calcext:value-type="float">
            <text:p>1096.7</text:p>
          </table:table-cell>
        </table:table-row>
        <table:table-row table:style-name="ro1">
          <table:table-cell office:value-type="float" office:value="28127055" calcext:value-type="float">
            <text:p>28127055</text:p>
          </table:table-cell>
          <table:table-cell table:formula="of:=[.A1760]/1000/(60*60*24)" office:value-type="time" office:time-value="PT07H48M47.055S" calcext:value-type="time">
            <text:p>07:48:47</text:p>
          </table:table-cell>
          <table:table-cell office:value-type="float" office:value="1.02" calcext:value-type="float">
            <text:p>1.02</text:p>
          </table:table-cell>
          <table:table-cell office:value-type="float" office:value="102.7" calcext:value-type="float">
            <text:p>102.7</text:p>
          </table:table-cell>
          <table:table-cell office:value-type="float" office:value="104.58" calcext:value-type="float">
            <text:p>104.58</text:p>
          </table:table-cell>
          <table:table-cell office:value-type="float" office:value="927.88" calcext:value-type="float">
            <text:p>927.88</text:p>
          </table:table-cell>
          <table:table-cell office:value-type="float" office:value="1097.17" calcext:value-type="float">
            <text:p>1097.17</text:p>
          </table:table-cell>
        </table:table-row>
        <table:table-row table:style-name="ro1">
          <table:table-cell office:value-type="float" office:value="28143055" calcext:value-type="float">
            <text:p>28143055</text:p>
          </table:table-cell>
          <table:table-cell table:formula="of:=[.A1761]/1000/(60*60*24)" office:value-type="time" office:time-value="PT07H49M03.055S" calcext:value-type="time">
            <text:p>07:49:03</text:p>
          </table:table-cell>
          <table:table-cell office:value-type="float" office:value="1.01" calcext:value-type="float">
            <text:p>1.01</text:p>
          </table:table-cell>
          <table:table-cell office:value-type="float" office:value="102.6" calcext:value-type="float">
            <text:p>102.6</text:p>
          </table:table-cell>
          <table:table-cell office:value-type="float" office:value="104.06" calcext:value-type="float">
            <text:p>104.06</text:p>
          </table:table-cell>
          <table:table-cell office:value-type="float" office:value="928.34" calcext:value-type="float">
            <text:p>928.34</text:p>
          </table:table-cell>
          <table:table-cell office:value-type="float" office:value="1097.63" calcext:value-type="float">
            <text:p>1097.63</text:p>
          </table:table-cell>
        </table:table-row>
        <table:table-row table:style-name="ro1">
          <table:table-cell office:value-type="float" office:value="28159055" calcext:value-type="float">
            <text:p>28159055</text:p>
          </table:table-cell>
          <table:table-cell table:formula="of:=[.A1762]/1000/(60*60*24)" office:value-type="time" office:time-value="PT07H49M19.055S" calcext:value-type="time">
            <text:p>07:49:19</text:p>
          </table:table-cell>
          <table:table-cell office:value-type="float" office:value="1.01" calcext:value-type="float">
            <text:p>1.01</text:p>
          </table:table-cell>
          <table:table-cell office:value-type="float" office:value="102.5" calcext:value-type="float">
            <text:p>102.5</text:p>
          </table:table-cell>
          <table:table-cell office:value-type="float" office:value="103.96" calcext:value-type="float">
            <text:p>103.96</text:p>
          </table:table-cell>
          <table:table-cell office:value-type="float" office:value="928.79" calcext:value-type="float">
            <text:p>928.79</text:p>
          </table:table-cell>
          <table:table-cell office:value-type="float" office:value="1098.09" calcext:value-type="float">
            <text:p>1098.09</text:p>
          </table:table-cell>
        </table:table-row>
        <table:table-row table:style-name="ro1">
          <table:table-cell office:value-type="float" office:value="28175055" calcext:value-type="float">
            <text:p>28175055</text:p>
          </table:table-cell>
          <table:table-cell table:formula="of:=[.A1763]/1000/(60*60*24)" office:value-type="time" office:time-value="PT07H49M35.055S" calcext:value-type="time">
            <text:p>07:49:35</text:p>
          </table:table-cell>
          <table:table-cell office:value-type="float" office:value="1.01" calcext:value-type="float">
            <text:p>1.01</text:p>
          </table:table-cell>
          <table:table-cell office:value-type="float" office:value="102.3" calcext:value-type="float">
            <text:p>102.3</text:p>
          </table:table-cell>
          <table:table-cell office:value-type="float" office:value="103.76" calcext:value-type="float">
            <text:p>103.76</text:p>
          </table:table-cell>
          <table:table-cell office:value-type="float" office:value="929.25" calcext:value-type="float">
            <text:p>929.25</text:p>
          </table:table-cell>
          <table:table-cell office:value-type="float" office:value="1098.56" calcext:value-type="float">
            <text:p>1098.56</text:p>
          </table:table-cell>
        </table:table-row>
        <table:table-row table:style-name="ro1">
          <table:table-cell office:value-type="float" office:value="28191055" calcext:value-type="float">
            <text:p>28191055</text:p>
          </table:table-cell>
          <table:table-cell table:formula="of:=[.A1764]/1000/(60*60*24)" office:value-type="time" office:time-value="PT07H49M51.055S" calcext:value-type="time">
            <text:p>07:49:51</text:p>
          </table:table-cell>
          <table:table-cell office:value-type="float" office:value="1.01" calcext:value-type="float">
            <text:p>1.01</text:p>
          </table:table-cell>
          <table:table-cell office:value-type="float" office:value="102.2" calcext:value-type="float">
            <text:p>102.2</text:p>
          </table:table-cell>
          <table:table-cell office:value-type="float" office:value="103.65" calcext:value-type="float">
            <text:p>103.65</text:p>
          </table:table-cell>
          <table:table-cell office:value-type="float" office:value="929.7" calcext:value-type="float">
            <text:p>929.7</text:p>
          </table:table-cell>
          <table:table-cell office:value-type="float" office:value="1099.02" calcext:value-type="float">
            <text:p>1099.02</text:p>
          </table:table-cell>
        </table:table-row>
        <table:table-row table:style-name="ro1">
          <table:table-cell office:value-type="float" office:value="28207055" calcext:value-type="float">
            <text:p>28207055</text:p>
          </table:table-cell>
          <table:table-cell table:formula="of:=[.A1765]/1000/(60*60*24)" office:value-type="time" office:time-value="PT07H50M07.055S" calcext:value-type="time">
            <text:p>07:50:07</text:p>
          </table:table-cell>
          <table:table-cell office:value-type="float" office:value="1.01" calcext:value-type="float">
            <text:p>1.01</text:p>
          </table:table-cell>
          <table:table-cell office:value-type="float" office:value="102" calcext:value-type="float">
            <text:p>102</text:p>
          </table:table-cell>
          <table:table-cell office:value-type="float" office:value="103.04" calcext:value-type="float">
            <text:p>103.04</text:p>
          </table:table-cell>
          <table:table-cell office:value-type="float" office:value="930.16" calcext:value-type="float">
            <text:p>930.16</text:p>
          </table:table-cell>
          <table:table-cell office:value-type="float" office:value="1099.47" calcext:value-type="float">
            <text:p>1099.47</text:p>
          </table:table-cell>
        </table:table-row>
        <table:table-row table:style-name="ro1">
          <table:table-cell office:value-type="float" office:value="28223055" calcext:value-type="float">
            <text:p>28223055</text:p>
          </table:table-cell>
          <table:table-cell table:formula="of:=[.A1766]/1000/(60*60*24)" office:value-type="time" office:time-value="PT07H50M23.055S" calcext:value-type="time">
            <text:p>07:50:23</text:p>
          </table:table-cell>
          <table:table-cell office:value-type="float" office:value="1.01" calcext:value-type="float">
            <text:p>1.01</text:p>
          </table:table-cell>
          <table:table-cell office:value-type="float" office:value="101.9" calcext:value-type="float">
            <text:p>101.9</text:p>
          </table:table-cell>
          <table:table-cell office:value-type="float" office:value="102.94" calcext:value-type="float">
            <text:p>102.94</text:p>
          </table:table-cell>
          <table:table-cell office:value-type="float" office:value="930.61" calcext:value-type="float">
            <text:p>930.61</text:p>
          </table:table-cell>
          <table:table-cell office:value-type="float" office:value="1099.93" calcext:value-type="float">
            <text:p>1099.93</text:p>
          </table:table-cell>
        </table:table-row>
        <table:table-row table:style-name="ro1">
          <table:table-cell office:value-type="float" office:value="28239055" calcext:value-type="float">
            <text:p>28239055</text:p>
          </table:table-cell>
          <table:table-cell table:formula="of:=[.A1767]/1000/(60*60*24)" office:value-type="time" office:time-value="PT07H50M39.055S" calcext:value-type="time">
            <text:p>07:50:39</text:p>
          </table:table-cell>
          <table:table-cell office:value-type="float" office:value="1.01" calcext:value-type="float">
            <text:p>1.01</text:p>
          </table:table-cell>
          <table:table-cell office:value-type="float" office:value="101.7" calcext:value-type="float">
            <text:p>101.7</text:p>
          </table:table-cell>
          <table:table-cell office:value-type="float" office:value="102.33" calcext:value-type="float">
            <text:p>102.33</text:p>
          </table:table-cell>
          <table:table-cell office:value-type="float" office:value="931.06" calcext:value-type="float">
            <text:p>931.06</text:p>
          </table:table-cell>
          <table:table-cell office:value-type="float" office:value="1100.39" calcext:value-type="float">
            <text:p>1100.39</text:p>
          </table:table-cell>
        </table:table-row>
        <table:table-row table:style-name="ro1">
          <table:table-cell office:value-type="float" office:value="28255055" calcext:value-type="float">
            <text:p>28255055</text:p>
          </table:table-cell>
          <table:table-cell table:formula="of:=[.A1768]/1000/(60*60*24)" office:value-type="time" office:time-value="PT07H50M55.055S" calcext:value-type="time">
            <text:p>07:50:55</text:p>
          </table:table-cell>
          <table:table-cell office:value-type="float" office:value="1.01" calcext:value-type="float">
            <text:p>1.01</text:p>
          </table:table-cell>
          <table:table-cell office:value-type="float" office:value="101.6" calcext:value-type="float">
            <text:p>101.6</text:p>
          </table:table-cell>
          <table:table-cell office:value-type="float" office:value="102.23" calcext:value-type="float">
            <text:p>102.23</text:p>
          </table:table-cell>
          <table:table-cell office:value-type="float" office:value="931.51" calcext:value-type="float">
            <text:p>931.51</text:p>
          </table:table-cell>
          <table:table-cell office:value-type="float" office:value="1100.84" calcext:value-type="float">
            <text:p>1100.84</text:p>
          </table:table-cell>
        </table:table-row>
        <table:table-row table:style-name="ro1">
          <table:table-cell office:value-type="float" office:value="28271055" calcext:value-type="float">
            <text:p>28271055</text:p>
          </table:table-cell>
          <table:table-cell table:formula="of:=[.A1769]/1000/(60*60*24)" office:value-type="time" office:time-value="PT07H51M11.055S" calcext:value-type="time">
            <text:p>07:51:11</text:p>
          </table:table-cell>
          <table:table-cell office:value-type="float" office:value="1.01" calcext:value-type="float">
            <text:p>1.01</text:p>
          </table:table-cell>
          <table:table-cell office:value-type="float" office:value="101.5" calcext:value-type="float">
            <text:p>101.5</text:p>
          </table:table-cell>
          <table:table-cell office:value-type="float" office:value="102.12" calcext:value-type="float">
            <text:p>102.12</text:p>
          </table:table-cell>
          <table:table-cell office:value-type="float" office:value="931.96" calcext:value-type="float">
            <text:p>931.96</text:p>
          </table:table-cell>
          <table:table-cell office:value-type="float" office:value="1101.3" calcext:value-type="float">
            <text:p>1101.3</text:p>
          </table:table-cell>
        </table:table-row>
        <table:table-row table:style-name="ro1">
          <table:table-cell office:value-type="float" office:value="28287055" calcext:value-type="float">
            <text:p>28287055</text:p>
          </table:table-cell>
          <table:table-cell table:formula="of:=[.A1770]/1000/(60*60*24)" office:value-type="time" office:time-value="PT07H51M27.055S" calcext:value-type="time">
            <text:p>07:51:27</text:p>
          </table:table-cell>
          <table:table-cell office:value-type="float" office:value="1" calcext:value-type="float">
            <text:p>1</text:p>
          </table:table-cell>
          <table:table-cell office:value-type="float" office:value="101.3" calcext:value-type="float">
            <text:p>101.3</text:p>
          </table:table-cell>
          <table:table-cell office:value-type="float" office:value="101.51" calcext:value-type="float">
            <text:p>101.51</text:p>
          </table:table-cell>
          <table:table-cell office:value-type="float" office:value="932.41" calcext:value-type="float">
            <text:p>932.41</text:p>
          </table:table-cell>
          <table:table-cell office:value-type="float" office:value="1101.75" calcext:value-type="float">
            <text:p>1101.75</text:p>
          </table:table-cell>
        </table:table-row>
        <table:table-row table:style-name="ro1">
          <table:table-cell office:value-type="float" office:value="28303055" calcext:value-type="float">
            <text:p>28303055</text:p>
          </table:table-cell>
          <table:table-cell table:formula="of:=[.A1771]/1000/(60*60*24)" office:value-type="time" office:time-value="PT07H51M43.055S" calcext:value-type="time">
            <text:p>07:51:43</text:p>
          </table:table-cell>
          <table:table-cell office:value-type="float" office:value="1" calcext:value-type="float">
            <text:p>1</text:p>
          </table:table-cell>
          <table:table-cell office:value-type="float" office:value="101.1" calcext:value-type="float">
            <text:p>101.1</text:p>
          </table:table-cell>
          <table:table-cell office:value-type="float" office:value="101.31" calcext:value-type="float">
            <text:p>101.31</text:p>
          </table:table-cell>
          <table:table-cell office:value-type="float" office:value="932.86" calcext:value-type="float">
            <text:p>932.86</text:p>
          </table:table-cell>
          <table:table-cell office:value-type="float" office:value="1102.2" calcext:value-type="float">
            <text:p>1102.2</text:p>
          </table:table-cell>
        </table:table-row>
        <table:table-row table:style-name="ro1">
          <table:table-cell office:value-type="float" office:value="28308056" calcext:value-type="float">
            <text:p>28308056</text:p>
          </table:table-cell>
          <table:table-cell table:formula="of:=[.A1772]/1000/(60*60*24)" office:value-type="time" office:time-value="PT07H51M48.056S" calcext:value-type="time">
            <text:p>07:51:48</text:p>
          </table:table-cell>
          <table:table-cell office:value-type="float" office:value="1" calcext:value-type="float">
            <text:p>1</text:p>
          </table:table-cell>
          <table:table-cell office:value-type="float" office:value="101.1" calcext:value-type="float">
            <text:p>101.1</text:p>
          </table:table-cell>
          <table:table-cell office:value-type="float" office:value="100.91" calcext:value-type="float">
            <text:p>100.91</text:p>
          </table:table-cell>
          <table:table-cell office:value-type="float" office:value="933" calcext:value-type="float">
            <text:p>933</text:p>
          </table:table-cell>
          <table:table-cell office:value-type="float" office:value="1102.34" calcext:value-type="float">
            <text:p>1102.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4T23:17:17.671000000</dc:date>
    <meta:editing-duration>PT8M</meta:editing-duration>
    <meta:editing-cycles>1</meta:editing-cycles>
    <meta:document-statistic meta:table-count="1" meta:cell-count="12404" meta:object-count="1"/>
    <meta:generator>LibreOffice/6.4.2.2$Windows_X86_64 LibreOffice_project/4e471d8c02c9c90f512f7f9ead8875b57fcb1ec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41cm" svg:height="15.21cm" xlink:href=".." xlink:type="simple" chart:class="chart:line" chart:style-name="ch1">
        <chart:title svg:x="9.653cm" svg:y="0.44cm" chart:style-name="ch2">
          <text:p>Conrad Endurance AAA @ 10 Ohm #3</text:p>
        </chart:title>
        <chart:legend chart:legend-position="end" svg:x="24.586cm" svg:y="7.306cm" style:legend-expansion="high" chart:style-name="ch3"/>
        <chart:plot-area chart:style-name="ch4" table:cell-range-address="LOGGER02.B1:LOGGER02.C1772" chart:data-source-has-labels="both" svg:x="0.54cm" svg:y="1.523cm" svg:width="23.506cm" svg:height="13.383cm">
          <chartooo:coordinate-region svg:x="1.452cm" svg:y="1.523cm" svg:width="22.594cm" svg:height="12.055cm"/>
          <chart:axis chart:dimension="x" chart:name="primary-x" chart:style-name="ch5" chartooo:axis-type="auto">
            <chartooo:date-scale/>
            <chart:categories table:cell-range-address="LOGGER02.B2:LOGGER02.B177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2.C2:LOGGER02.C1772" chart:label-cell-address="LOGGER02.C1:LOGGER02.C1" chart:class="chart:line">
            <chart:data-point chart:repeated="177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2.C1:LOGGER02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2.B2:LOGGER02.B1772</svg:desc>
                </draw:g>
              </table:table-cell>
              <table:table-cell office:value-type="float" office:value="1.33">
                <text:p>1.33</text:p>
                <draw:g>
                  <svg:desc>LOGGER02.C2:LOGGER02.C1772</svg:desc>
                </draw:g>
              </table:table-cell>
            </table:table-row>
            <table:table-row>
              <table:table-cell office:value-type="float" office:value="0.000174247685185185">
                <text:p>0.00017424768518518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035943287037037">
                <text:p>0.0003594328703703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0544606481481482">
                <text:p>0.00054460648148148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0729803240740741">
                <text:p>0.00072980324074074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0914988425925926">
                <text:p>0.00091498842592592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110017361111111">
                <text:p>0.0011001736111111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12853587962963">
                <text:p>0.00128535879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147054398148148">
                <text:p>0.0014705439814814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165572916666667">
                <text:p>0.0016557291666666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184091435185185">
                <text:p>0.0018409143518518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02609953703704">
                <text:p>0.0020260995370370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21128472222222">
                <text:p>0.0022112847222222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239646990740741">
                <text:p>0.0023964699074074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258165509259259">
                <text:p>0.0025816550925925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276684027777778">
                <text:p>0.0027668402777777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295202546296296">
                <text:p>0.0029520254629629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313721064814815">
                <text:p>0.003137210648148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332239583333333">
                <text:p>0.0033223958333333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350758101851852">
                <text:p>0.0035075810185185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36927662037037">
                <text:p>0.0036927662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387795138888889">
                <text:p>0.0038779513888888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406313657407407">
                <text:p>0.0040631365740740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424832175925926">
                <text:p>0.0042483217592592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443350694444445">
                <text:p>0.0044335069444444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461869212962963">
                <text:p>0.00461869212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480387731481481">
                <text:p>0.0048038773148148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49890625">
                <text:p>0.004989062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517424768518519">
                <text:p>0.0051742476851851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535943287037037">
                <text:p>0.00535943287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554461805555556">
                <text:p>0.00554461805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572980324074074">
                <text:p>0.00572980324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591498842592593">
                <text:p>0.005914988425925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610017361111111">
                <text:p>0.0061001736111111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62853587962963">
                <text:p>0.0062853587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647053240740741">
                <text:p>0.00647053240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665572916666667">
                <text:p>0.00665572916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684091435185185">
                <text:p>0.00684091435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702609953703704">
                <text:p>0.007026099537037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721128472222222">
                <text:p>0.007211284722222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739646990740741">
                <text:p>0.00739646990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758165509259259">
                <text:p>0.0075816550925925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776684027777778">
                <text:p>0.00776684027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795202546296296">
                <text:p>0.0079520254629629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813721064814815">
                <text:p>0.00813721064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832239583333333">
                <text:p>0.008322395833333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850758101851852">
                <text:p>0.00850758101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86927662037037">
                <text:p>0.0086927662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887795138888889">
                <text:p>0.00887795138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06313657407407">
                <text:p>0.00906313657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24832175925926">
                <text:p>0.00924832175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43350694444444">
                <text:p>0.00943350694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61869212962963">
                <text:p>0.0096186921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80387731481481">
                <text:p>0.00980387731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99890625">
                <text:p>0.009989062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01742476851852">
                <text:p>0.0101742476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03594328703704">
                <text:p>0.0103594328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05446180555556">
                <text:p>0.0105446180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07298032407407">
                <text:p>0.0107298032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09149884259259">
                <text:p>0.0109149884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11001736111111">
                <text:p>0.0111001736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12853587962963">
                <text:p>0.011285358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14705439814815">
                <text:p>0.0114705439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16557291666667">
                <text:p>0.0116557291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18409143518519">
                <text:p>0.0118409143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2026099537037">
                <text:p>0.0120260995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22112847222222">
                <text:p>0.0122112847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23964699074074">
                <text:p>0.0123964699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25816550925926">
                <text:p>0.0125816550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27668402777778">
                <text:p>0.0127668402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2952025462963">
                <text:p>0.0129520254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31372106481482">
                <text:p>0.013137210648148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33223958333333">
                <text:p>0.0133223958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35075810185185">
                <text:p>0.0135075810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36927662037037">
                <text:p>0.013692766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38779513888889">
                <text:p>0.0138779513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0631365740741">
                <text:p>0.0140631365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2483217592593">
                <text:p>0.0142483217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4335069444444">
                <text:p>0.0144335069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6186921296296">
                <text:p>0.0146186921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8038773148148">
                <text:p>0.0148038773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9890625">
                <text:p>0.01498906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51742476851852">
                <text:p>0.015174247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53594328703704">
                <text:p>0.015359432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55446180555556">
                <text:p>0.015544618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57298032407407">
                <text:p>0.015729803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59149884259259">
                <text:p>0.015914988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61001736111111">
                <text:p>0.016100173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62853587962963">
                <text:p>0.016285358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64705439814815">
                <text:p>0.016470543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66557291666667">
                <text:p>0.016655729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68409143518519">
                <text:p>0.016840914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026099537037">
                <text:p>0.017026099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2112731481482">
                <text:p>0.017211273148148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3964699074074">
                <text:p>0.017396469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5816550925926">
                <text:p>0.017581655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7668402777778">
                <text:p>0.017766840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7952025462963">
                <text:p>0.017952025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81372106481482">
                <text:p>0.018137210648148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83223958333333">
                <text:p>0.018322395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85075810185185">
                <text:p>0.018507581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86927662037037">
                <text:p>0.018692766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88779513888889">
                <text:p>0.018877951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0631365740741">
                <text:p>0.019063136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2483217592593">
                <text:p>0.01924832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194335069444444">
                <text:p>0.019433506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196186921296296">
                <text:p>0.01961869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198038773148148">
                <text:p>0.019803877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199890625">
                <text:p>0.01998906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01742476851852">
                <text:p>0.02017424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03594328703704">
                <text:p>0.02035943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05446180555556">
                <text:p>0.020544618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07298032407407">
                <text:p>0.020729803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09149884259259">
                <text:p>0.02091498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11001736111111">
                <text:p>0.021100173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12853587962963">
                <text:p>0.02128535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14705439814815">
                <text:p>0.021470543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16557291666667">
                <text:p>0.021655729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18409143518519">
                <text:p>0.0218409143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026099537037">
                <text:p>0.022026099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2112847222222">
                <text:p>0.022211284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3964699074074">
                <text:p>0.022396469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5816550925926">
                <text:p>0.022581655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7668402777778">
                <text:p>0.022766840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952025462963">
                <text:p>0.022952025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1372106481481">
                <text:p>0.023137210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3223958333333">
                <text:p>0.023322395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5075810185185">
                <text:p>0.023507581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6927662037037">
                <text:p>0.02369276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8779513888889">
                <text:p>0.023877951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0631365740741">
                <text:p>0.024063136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2483217592593">
                <text:p>0.024248321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4335069444444">
                <text:p>0.024433506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6186921296296">
                <text:p>0.024618692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8038773148148">
                <text:p>0.024803877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9890625">
                <text:p>0.02498906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1742476851852">
                <text:p>0.025174247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3594328703704">
                <text:p>0.025359432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5446180555556">
                <text:p>0.025544618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7298032407407">
                <text:p>0.025729803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9149884259259">
                <text:p>0.025914988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1001736111111">
                <text:p>0.026100173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2853587962963">
                <text:p>0.02628535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4705439814815">
                <text:p>0.026470543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66557291666667">
                <text:p>0.026655729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68409143518518">
                <text:p>0.0268409143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7026099537037">
                <text:p>0.02702609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72112847222222">
                <text:p>0.027211284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73964699074074">
                <text:p>0.027396469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75816550925926">
                <text:p>0.027581655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77668402777778">
                <text:p>0.027766840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7952025462963">
                <text:p>0.02795202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81372106481481">
                <text:p>0.028137210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83223958333333">
                <text:p>0.028322395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85075810185185">
                <text:p>0.028507581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86927662037037">
                <text:p>0.02869276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88779513888889">
                <text:p>0.028877951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90631365740741">
                <text:p>0.029063136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92483217592593">
                <text:p>0.029248321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94335069444444">
                <text:p>0.029433506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96186921296296">
                <text:p>0.029618692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98038773148148">
                <text:p>0.029803877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299890625">
                <text:p>0.02998906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01742476851852">
                <text:p>0.030174247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03594328703704">
                <text:p>0.03035943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05446180555555">
                <text:p>0.030544618055555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07298032407407">
                <text:p>0.030729803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09149884259259">
                <text:p>0.03091498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11001736111111">
                <text:p>0.031100173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12853587962963">
                <text:p>0.03128535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14705439814815">
                <text:p>0.031470543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16557291666667">
                <text:p>0.031655729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18409143518519">
                <text:p>0.0318409143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2026099537037">
                <text:p>0.03202609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22112847222222">
                <text:p>0.032211284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23964699074074">
                <text:p>0.03239646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25816550925926">
                <text:p>0.03258165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27668402777778">
                <text:p>0.032766840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2952025462963">
                <text:p>0.03295202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31372106481481">
                <text:p>0.03313721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33223958333333">
                <text:p>0.03332239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35075810185185">
                <text:p>0.033507581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36927662037037">
                <text:p>0.03369276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38779513888889">
                <text:p>0.03387795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40631365740741">
                <text:p>0.03406313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42483217592593">
                <text:p>0.03424832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44335069444444">
                <text:p>0.03443350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46186921296296">
                <text:p>0.03461869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48038773148148">
                <text:p>0.03480387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49890625">
                <text:p>0.03498906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51742476851852">
                <text:p>0.03517424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53594328703704">
                <text:p>0.03535943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55446180555556">
                <text:p>0.03554461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57298032407407">
                <text:p>0.03572980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59149884259259">
                <text:p>0.03591498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61001736111111">
                <text:p>0.03610017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62853587962963">
                <text:p>0.03628535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64705439814815">
                <text:p>0.03647054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66557291666667">
                <text:p>0.03665572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68409143518518">
                <text:p>0.0368409143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7026099537037">
                <text:p>0.03702609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72112847222222">
                <text:p>0.03721128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73964699074074">
                <text:p>0.03739646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75816550925926">
                <text:p>0.03758165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77668402777778">
                <text:p>0.03776684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7952025462963">
                <text:p>0.03795202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81372106481481">
                <text:p>0.03813721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83223958333333">
                <text:p>0.03832239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85075810185185">
                <text:p>0.03850758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86927662037037">
                <text:p>0.03869276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88779513888889">
                <text:p>0.03887795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90631365740741">
                <text:p>0.03906313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92483217592593">
                <text:p>0.03924832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94335069444444">
                <text:p>0.03943350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96186921296296">
                <text:p>0.03961869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98038773148148">
                <text:p>0.03980387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99890625">
                <text:p>0.03998906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01742476851852">
                <text:p>0.04017424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03594328703704">
                <text:p>0.04035943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05446180555555">
                <text:p>0.040544618055555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07298032407407">
                <text:p>0.04072980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09149884259259">
                <text:p>0.04091498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11001736111111">
                <text:p>0.04110017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12853587962963">
                <text:p>0.04128535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14705439814815">
                <text:p>0.04147054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16557291666667">
                <text:p>0.04165572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18409143518519">
                <text:p>0.04184091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026099537037">
                <text:p>0.04202609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2112847222222">
                <text:p>0.04221128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3964699074074">
                <text:p>0.04239646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5816550925926">
                <text:p>0.04258165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7668402777778">
                <text:p>0.04276684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952025462963">
                <text:p>0.04295202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1372106481482">
                <text:p>0.0431372106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3223958333333">
                <text:p>0.04332239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5075810185185">
                <text:p>0.04350758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6927662037037">
                <text:p>0.04369276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8779513888889">
                <text:p>0.04387795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0631365740741">
                <text:p>0.04406313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2483217592593">
                <text:p>0.04424832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4335069444444">
                <text:p>0.04443350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6186921296296">
                <text:p>0.04461869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8038773148148">
                <text:p>0.04480387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9890625">
                <text:p>0.04498906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1742476851852">
                <text:p>0.04517424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3594328703704">
                <text:p>0.04535943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5446064814815">
                <text:p>0.0455446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7298032407407">
                <text:p>0.04572980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9149768518519">
                <text:p>0.04591497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1001736111111">
                <text:p>0.04610017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2853587962963">
                <text:p>0.04628535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4705439814815">
                <text:p>0.04647054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66557291666667">
                <text:p>0.04665572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8409143518519">
                <text:p>0.04684091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026099537037">
                <text:p>0.04702609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2112847222222">
                <text:p>0.04721128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3964699074074">
                <text:p>0.04739646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5816550925926">
                <text:p>0.04758165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7668402777778">
                <text:p>0.04776684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952025462963">
                <text:p>0.04795202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81372106481482">
                <text:p>0.0481372106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3223958333333">
                <text:p>0.04832239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85075810185185">
                <text:p>0.04850758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86927662037037">
                <text:p>0.04869276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88779513888889">
                <text:p>0.04887795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90631365740741">
                <text:p>0.04906313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92483217592593">
                <text:p>0.04924832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4335069444445">
                <text:p>0.049433506944444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96186921296296">
                <text:p>0.04961869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8038773148148">
                <text:p>0.04980387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99890625">
                <text:p>0.04998906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01742476851852">
                <text:p>0.05017424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03594328703704">
                <text:p>0.05035943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05446180555556">
                <text:p>0.05054461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07298032407407">
                <text:p>0.05072980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09149884259259">
                <text:p>0.05091498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11001736111111">
                <text:p>0.05110017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12853587962963">
                <text:p>0.05128535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14705439814815">
                <text:p>0.05147054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6557291666667">
                <text:p>0.05165572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8409143518519">
                <text:p>0.05184091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2026099537037">
                <text:p>0.05202609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22112847222222">
                <text:p>0.05221128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23964699074074">
                <text:p>0.05239646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25816550925926">
                <text:p>0.05258165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27668402777778">
                <text:p>0.05276684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2952025462963">
                <text:p>0.05295202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31372106481482">
                <text:p>0.0531372106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33223958333333">
                <text:p>0.05332239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35075810185185">
                <text:p>0.05350758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36927662037037">
                <text:p>0.05369276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38779513888889">
                <text:p>0.05387795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40631365740741">
                <text:p>0.05406313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42483217592593">
                <text:p>0.05424832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44335069444445">
                <text:p>0.054433506944444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46186921296296">
                <text:p>0.05461869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48038773148148">
                <text:p>0.05480387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49890625">
                <text:p>0.05498906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51742476851852">
                <text:p>0.05517424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53594328703704">
                <text:p>0.05535943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55446180555556">
                <text:p>0.05554461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57298032407407">
                <text:p>0.05572980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59149768518519">
                <text:p>0.05591497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61001736111111">
                <text:p>0.05610017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62853587962963">
                <text:p>0.05628535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64705439814815">
                <text:p>0.05647054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66557291666667">
                <text:p>0.05665572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68409143518519">
                <text:p>0.05684091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7026099537037">
                <text:p>0.05702609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72112847222222">
                <text:p>0.05721128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73964699074074">
                <text:p>0.05739646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75816550925926">
                <text:p>0.05758165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77668287037037">
                <text:p>0.0577668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7952025462963">
                <text:p>0.05795202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81372106481482">
                <text:p>0.0581372106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83223958333333">
                <text:p>0.05832239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85075810185185">
                <text:p>0.05850758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86927662037037">
                <text:p>0.05869276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88779513888889">
                <text:p>0.05887795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90631365740741">
                <text:p>0.05906313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92483217592593">
                <text:p>0.05924832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94335069444445">
                <text:p>0.059433506944444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96186921296296">
                <text:p>0.05961869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98038773148148">
                <text:p>0.05980387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99890625">
                <text:p>0.05998906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01742476851852">
                <text:p>0.06017424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03594328703704">
                <text:p>0.06035943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05446180555556">
                <text:p>0.06054461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07298032407407">
                <text:p>0.06072980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09149884259259">
                <text:p>0.06091498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11001736111111">
                <text:p>0.06110017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12853587962963">
                <text:p>0.06128535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14705439814815">
                <text:p>0.06147054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16557291666667">
                <text:p>0.06165572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18409143518519">
                <text:p>0.06184091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2026099537037">
                <text:p>0.06202609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22112847222222">
                <text:p>0.06221128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23964699074074">
                <text:p>0.06239646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25816550925926">
                <text:p>0.06258165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27668402777778">
                <text:p>0.06276684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2952025462963">
                <text:p>0.06295202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31372106481481">
                <text:p>0.06313721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33223958333333">
                <text:p>0.06332239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35075810185185">
                <text:p>0.06350758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36927662037037">
                <text:p>0.06369276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38779513888889">
                <text:p>0.06387795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40631365740741">
                <text:p>0.06406313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42483217592593">
                <text:p>0.06424832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44335069444445">
                <text:p>0.064433506944444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46186921296296">
                <text:p>0.06461869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48038773148148">
                <text:p>0.06480387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49890625">
                <text:p>0.06498906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51742476851852">
                <text:p>0.06517424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53594328703704">
                <text:p>0.06535943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55446180555556">
                <text:p>0.06554461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57298032407407">
                <text:p>0.06572980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59149884259259">
                <text:p>0.06591498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1001736111111">
                <text:p>0.06610017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2853587962963">
                <text:p>0.06628535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4705439814815">
                <text:p>0.06647054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6557291666667">
                <text:p>0.06665572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8409143518519">
                <text:p>0.06684091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026099537037">
                <text:p>0.06702609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2112847222222">
                <text:p>0.06721128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3964699074074">
                <text:p>0.06739646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5816435185185">
                <text:p>0.06758164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7668402777778">
                <text:p>0.06776684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952025462963">
                <text:p>0.06795202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81372106481482">
                <text:p>0.0681372106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83223958333333">
                <text:p>0.06832239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85075810185185">
                <text:p>0.06850758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86927662037037">
                <text:p>0.06869276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88779513888889">
                <text:p>0.06887795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0631365740741">
                <text:p>0.06906313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2483217592593">
                <text:p>0.06924832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4334953703704">
                <text:p>0.06943349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6186921296296">
                <text:p>0.06961869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8038773148148">
                <text:p>0.06980387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9890625">
                <text:p>0.06998906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1742476851852">
                <text:p>0.07017424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3594328703704">
                <text:p>0.07035943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5446180555556">
                <text:p>0.07054461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7298032407407">
                <text:p>0.07072980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09149884259259">
                <text:p>0.07091498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11001736111111">
                <text:p>0.07110017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2853587962963">
                <text:p>0.07128535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4705439814815">
                <text:p>0.07147054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6557291666667">
                <text:p>0.07165572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8409143518519">
                <text:p>0.07184091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026099537037">
                <text:p>0.07202609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2112847222222">
                <text:p>0.07221128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3964699074074">
                <text:p>0.07239646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5816550925926">
                <text:p>0.07258165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7668402777778">
                <text:p>0.07276684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952025462963">
                <text:p>0.07295202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31372106481482">
                <text:p>0.0731372106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3223958333333">
                <text:p>0.07332239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5075810185185">
                <text:p>0.07350758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6927662037037">
                <text:p>0.07369276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8779513888889">
                <text:p>0.07387795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0631365740741">
                <text:p>0.07406313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2483217592593">
                <text:p>0.07424832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4335069444445">
                <text:p>0.074433506944444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6186921296296">
                <text:p>0.07461869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8038773148148">
                <text:p>0.07480387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9890625">
                <text:p>0.0749890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51742476851852">
                <text:p>0.07517424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53594328703704">
                <text:p>0.07535943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55446180555556">
                <text:p>0.07554461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57298032407407">
                <text:p>0.07572980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59149884259259">
                <text:p>0.07591498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1001736111111">
                <text:p>0.07610017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62853587962963">
                <text:p>0.07628535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64705439814815">
                <text:p>0.07647054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66557291666667">
                <text:p>0.07665572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8409143518519">
                <text:p>0.07684091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026099537037">
                <text:p>0.07702609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2112847222222">
                <text:p>0.07721128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3964699074074">
                <text:p>0.07739646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5816550925926">
                <text:p>0.07758165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7668402777778">
                <text:p>0.07776684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952025462963">
                <text:p>0.07795202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81372106481481">
                <text:p>0.07813721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3223958333333">
                <text:p>0.07832239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85075810185185">
                <text:p>0.07850758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86927662037037">
                <text:p>0.07869276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88779513888889">
                <text:p>0.07887795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0631365740741">
                <text:p>0.07906313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2483217592593">
                <text:p>0.07924832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4335069444445">
                <text:p>0.079433506944444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6186921296296">
                <text:p>0.07961869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8038773148148">
                <text:p>0.07980387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9890625">
                <text:p>0.0799890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01742476851852">
                <text:p>0.08017424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03594328703704">
                <text:p>0.08035943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05446180555556">
                <text:p>0.08054461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07298032407408">
                <text:p>0.080729803240740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09149884259259">
                <text:p>0.08091498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11001736111111">
                <text:p>0.08110017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2853587962963">
                <text:p>0.08128535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14705439814815">
                <text:p>0.08147054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16557291666667">
                <text:p>0.08165572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18409143518518">
                <text:p>0.0818409143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0260995370371">
                <text:p>0.082026099537037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2112847222222">
                <text:p>0.08221128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3964699074074">
                <text:p>0.08239646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5816550925926">
                <text:p>0.08258165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7668402777778">
                <text:p>0.08276684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952025462963">
                <text:p>0.08295202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1372106481481">
                <text:p>0.08313721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3223958333333">
                <text:p>0.08332239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5075810185185">
                <text:p>0.08350758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6927662037037">
                <text:p>0.08369276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8779513888889">
                <text:p>0.08387795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0631365740741">
                <text:p>0.08406313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2483217592593">
                <text:p>0.08424832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4335069444444">
                <text:p>0.08443350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6186921296296">
                <text:p>0.08461869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8038773148148">
                <text:p>0.08480387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9890625">
                <text:p>0.0849890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1742476851852">
                <text:p>0.08517424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3594328703704">
                <text:p>0.08535943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5446180555556">
                <text:p>0.08554461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7298032407407">
                <text:p>0.08572980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9149884259259">
                <text:p>0.08591498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1001736111111">
                <text:p>0.08610017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2853587962963">
                <text:p>0.08628535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4705439814815">
                <text:p>0.08647054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6557291666667">
                <text:p>0.08665572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8409143518519">
                <text:p>0.08684091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026099537037">
                <text:p>0.08702609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2112847222222">
                <text:p>0.08721128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3964699074074">
                <text:p>0.08739646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5816435185185">
                <text:p>0.0875816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7668402777778">
                <text:p>0.08776684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952025462963">
                <text:p>0.08795202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1372106481482">
                <text:p>0.0881372106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3223958333333">
                <text:p>0.08832239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5075810185185">
                <text:p>0.08850758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6927546296296">
                <text:p>0.0886927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8779513888889">
                <text:p>0.08887795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0631365740741">
                <text:p>0.08906313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2483217592593">
                <text:p>0.08924832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4335069444444">
                <text:p>0.08943350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6186921296296">
                <text:p>0.08961869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8038773148148">
                <text:p>0.08980387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9890625">
                <text:p>0.0899890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1742476851852">
                <text:p>0.09017424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3594328703704">
                <text:p>0.09035943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5446180555555">
                <text:p>0.090544618055555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7298032407407">
                <text:p>0.09072980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9149884259259">
                <text:p>0.09091498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1001736111111">
                <text:p>0.09110017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2853587962963">
                <text:p>0.09128535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4705439814815">
                <text:p>0.09147054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6557291666667">
                <text:p>0.09165572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8409143518518">
                <text:p>0.0918409143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026099537037">
                <text:p>0.09202609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2112847222222">
                <text:p>0.09221128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3964699074074">
                <text:p>0.09239646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5816550925926">
                <text:p>0.09258165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7668402777778">
                <text:p>0.09276684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952025462963">
                <text:p>0.09295202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1372106481482">
                <text:p>0.0931372106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3223958333333">
                <text:p>0.09332239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5075810185185">
                <text:p>0.09350758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6927662037037">
                <text:p>0.09369276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8779513888889">
                <text:p>0.09387795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0631365740741">
                <text:p>0.09406313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2483217592593">
                <text:p>0.09424832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4335069444445">
                <text:p>0.094433506944444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6186921296296">
                <text:p>0.09461869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8038773148148">
                <text:p>0.09480387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9890625">
                <text:p>0.0949890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1742476851852">
                <text:p>0.09517424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3594328703704">
                <text:p>0.09535943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5446180555556">
                <text:p>0.09554461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7298032407408">
                <text:p>0.095729803240740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9149884259259">
                <text:p>0.09591498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1001736111111">
                <text:p>0.09610017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2853587962963">
                <text:p>0.09628535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4705439814815">
                <text:p>0.09647054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6557291666667">
                <text:p>0.09665572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8409143518518">
                <text:p>0.0968409143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026099537037">
                <text:p>0.09702609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2112847222222">
                <text:p>0.09721128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3964699074074">
                <text:p>0.09739646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5816550925926">
                <text:p>0.09758165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7668402777778">
                <text:p>0.09776684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952025462963">
                <text:p>0.09795202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1372106481481">
                <text:p>0.09813721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3223958333333">
                <text:p>0.09832239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5075810185185">
                <text:p>0.09850758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6927662037037">
                <text:p>0.09869276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8779513888889">
                <text:p>0.09887795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0631365740741">
                <text:p>0.09906313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2483217592593">
                <text:p>0.09924832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4335069444444">
                <text:p>0.09943350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6186921296296">
                <text:p>0.09961869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8038773148148">
                <text:p>0.09980387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9890625">
                <text:p>0.0999890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174247685185">
                <text:p>0.10017424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35943287037">
                <text:p>0.10035943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544618055556">
                <text:p>0.10054461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729803240741">
                <text:p>0.10072980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914988425926">
                <text:p>0.10091498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100173611111">
                <text:p>0.10110017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285358796296">
                <text:p>0.10128535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470543981481">
                <text:p>0.10147054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655729166667">
                <text:p>0.10165572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840914351852">
                <text:p>0.10184091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026099537037">
                <text:p>0.10202609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211284722222">
                <text:p>0.10221128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396469907407">
                <text:p>0.10239646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581655092593">
                <text:p>0.10258165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766840277778">
                <text:p>0.10276684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952025462963">
                <text:p>0.10295202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137210648148">
                <text:p>0.10313721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322395833333">
                <text:p>0.10332239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507581018519">
                <text:p>0.10350758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692766203704">
                <text:p>0.10369276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877951388889">
                <text:p>0.10387795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063136574074">
                <text:p>0.10406313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248321759259">
                <text:p>0.10424832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433506944444">
                <text:p>0.10443350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61869212963">
                <text:p>0.10461869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803877314815">
                <text:p>0.10480387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9890625">
                <text:p>0.1049890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174247685185">
                <text:p>0.10517424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35943287037">
                <text:p>0.10535943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544618055556">
                <text:p>0.10554461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729803240741">
                <text:p>0.10572980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914988425926">
                <text:p>0.10591498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100173611111">
                <text:p>0.10610017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285358796296">
                <text:p>0.10628535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470543981481">
                <text:p>0.10647054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655729166667">
                <text:p>0.10665572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840914351852">
                <text:p>0.10684091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026099537037">
                <text:p>0.10702609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211284722222">
                <text:p>0.10721128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396469907407">
                <text:p>0.10739646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581655092593">
                <text:p>0.10758165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766840277778">
                <text:p>0.10776684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952025462963">
                <text:p>0.10795202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137210648148">
                <text:p>0.10813721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322395833333">
                <text:p>0.10832239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507581018519">
                <text:p>0.10850758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692766203704">
                <text:p>0.10869276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877951388889">
                <text:p>0.10887795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063136574074">
                <text:p>0.10906313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248321759259">
                <text:p>0.10924832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43349537037">
                <text:p>0.10943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61869212963">
                <text:p>0.10961869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803877314815">
                <text:p>0.10980387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99890625">
                <text:p>0.1099890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174247685185">
                <text:p>0.11017424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35943287037">
                <text:p>0.11035943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544618055556">
                <text:p>0.11054461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729803240741">
                <text:p>0.11072980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914988425926">
                <text:p>0.11091498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100173611111">
                <text:p>0.11110017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285358796296">
                <text:p>0.11128535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470543981481">
                <text:p>0.11147054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655729166667">
                <text:p>0.11165572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840914351852">
                <text:p>0.11184091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026099537037">
                <text:p>0.11202609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211284722222">
                <text:p>0.11221128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396469907407">
                <text:p>0.11239646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581655092593">
                <text:p>0.11258165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766840277778">
                <text:p>0.11276684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952025462963">
                <text:p>0.11295202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137210648148">
                <text:p>0.11313721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322395833333">
                <text:p>0.11332239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507581018519">
                <text:p>0.11350758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692766203704">
                <text:p>0.11369276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877939814815">
                <text:p>0.11387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063136574074">
                <text:p>0.11406313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248321759259">
                <text:p>0.11424832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433506944444">
                <text:p>0.11443350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61869212963">
                <text:p>0.11461869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803877314815">
                <text:p>0.11480387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9890625">
                <text:p>0.1149890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174247685185">
                <text:p>0.11517424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35943287037">
                <text:p>0.11535943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544618055556">
                <text:p>0.11554461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729803240741">
                <text:p>0.11572980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914988425926">
                <text:p>0.11591498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100173611111">
                <text:p>0.11610017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285358796296">
                <text:p>0.11628535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470543981481">
                <text:p>0.11647054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655729166667">
                <text:p>0.11665572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840914351852">
                <text:p>0.11684091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026099537037">
                <text:p>0.11702609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211284722222">
                <text:p>0.11721128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396469907407">
                <text:p>0.11739646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581655092593">
                <text:p>0.11758165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766840277778">
                <text:p>0.11776684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952025462963">
                <text:p>0.11795202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137210648148">
                <text:p>0.11813721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322395833333">
                <text:p>0.11832239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507581018519">
                <text:p>0.11850758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692766203704">
                <text:p>0.11869276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877951388889">
                <text:p>0.11887795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063136574074">
                <text:p>0.11906313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248321759259">
                <text:p>0.11924832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433506944444">
                <text:p>0.11943350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61869212963">
                <text:p>0.11961869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803877314815">
                <text:p>0.11980387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9890625">
                <text:p>0.1199890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174247685185">
                <text:p>0.12017424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35943287037">
                <text:p>0.12035943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544618055556">
                <text:p>0.12054461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729803240741">
                <text:p>0.12072980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914988425926">
                <text:p>0.12091498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100173611111">
                <text:p>0.12110017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285358796296">
                <text:p>0.12128535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470543981481">
                <text:p>0.12147054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655729166667">
                <text:p>0.12165572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840914351852">
                <text:p>0.12184091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026099537037">
                <text:p>0.12202609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211284722222">
                <text:p>0.12221128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396469907407">
                <text:p>0.12239646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581655092593">
                <text:p>0.12258165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766840277778">
                <text:p>0.12276684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952025462963">
                <text:p>0.12295202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137210648148">
                <text:p>0.12313721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322395833333">
                <text:p>0.12332239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507581018519">
                <text:p>0.12350758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692766203704">
                <text:p>0.12369276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877951388889">
                <text:p>0.12387795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063136574074">
                <text:p>0.12406313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248321759259">
                <text:p>0.12424832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433506944444">
                <text:p>0.12443350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61869212963">
                <text:p>0.12461869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803877314815">
                <text:p>0.12480387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9890625">
                <text:p>0.1249890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174247685185">
                <text:p>0.12517424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35943287037">
                <text:p>0.12535943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544618055556">
                <text:p>0.12554461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729803240741">
                <text:p>0.12572980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914988425926">
                <text:p>0.12591498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100173611111">
                <text:p>0.12610017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285358796296">
                <text:p>0.12628535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470543981482">
                <text:p>0.1264705439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655729166667">
                <text:p>0.12665572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840914351852">
                <text:p>0.12684091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026099537037">
                <text:p>0.12702609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211284722222">
                <text:p>0.12721128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396469907407">
                <text:p>0.12739646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581655092593">
                <text:p>0.12758165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766840277778">
                <text:p>0.12776684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952025462963">
                <text:p>0.12795202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137210648148">
                <text:p>0.12813721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322384259259">
                <text:p>0.12832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507581018519">
                <text:p>0.12850758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692766203704">
                <text:p>0.12869276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877951388889">
                <text:p>0.12887795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063136574074">
                <text:p>0.12906313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248321759259">
                <text:p>0.12924832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433506944444">
                <text:p>0.12943350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61869212963">
                <text:p>0.12961869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803877314815">
                <text:p>0.12980387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9890625">
                <text:p>0.1299890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174247685185">
                <text:p>0.13017424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35943287037">
                <text:p>0.13035943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544618055556">
                <text:p>0.13054461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729803240741">
                <text:p>0.13072980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914988425926">
                <text:p>0.13091498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100173611111">
                <text:p>0.13110017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285358796296">
                <text:p>0.13128535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470543981481">
                <text:p>0.13147054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655729166667">
                <text:p>0.13165572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840914351852">
                <text:p>0.13184091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026099537037">
                <text:p>0.13202609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211273148148">
                <text:p>0.13221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396469907407">
                <text:p>0.13239646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581655092593">
                <text:p>0.13258165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766840277778">
                <text:p>0.13276684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952025462963">
                <text:p>0.13295202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137210648148">
                <text:p>0.13313721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322395833333">
                <text:p>0.13332239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507581018519">
                <text:p>0.13350758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692766203704">
                <text:p>0.13369276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877951388889">
                <text:p>0.13387795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063136574074">
                <text:p>0.13406313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248321759259">
                <text:p>0.13424832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433506944444">
                <text:p>0.13443350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61869212963">
                <text:p>0.13461869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803877314815">
                <text:p>0.13480387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9890625">
                <text:p>0.1349890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174247685185">
                <text:p>0.13517424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35943287037">
                <text:p>0.13535943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544618055556">
                <text:p>0.13554461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729803240741">
                <text:p>0.13572980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914988425926">
                <text:p>0.13591498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100173611111">
                <text:p>0.13610017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285358796296">
                <text:p>0.13628535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470543981481">
                <text:p>0.13647054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655729166667">
                <text:p>0.13665572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840914351852">
                <text:p>0.13684091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026099537037">
                <text:p>0.13702609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211284722222">
                <text:p>0.13721128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396469907407">
                <text:p>0.13739646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581655092593">
                <text:p>0.13758165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766840277778">
                <text:p>0.13776684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952025462963">
                <text:p>0.13795202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137210648148">
                <text:p>0.13813721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322395833333">
                <text:p>0.13832239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507581018519">
                <text:p>0.13850758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692766203704">
                <text:p>0.13869276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877951388889">
                <text:p>0.13887795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063136574074">
                <text:p>0.13906313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248321759259">
                <text:p>0.13924832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433506944444">
                <text:p>0.13943350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61869212963">
                <text:p>0.13961869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803877314815">
                <text:p>0.13980387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9890625">
                <text:p>0.1399890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174247685185">
                <text:p>0.14017424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35943287037">
                <text:p>0.14035943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544618055556">
                <text:p>0.14054461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729803240741">
                <text:p>0.14072980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914988425926">
                <text:p>0.14091498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100173611111">
                <text:p>0.14110017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285358796296">
                <text:p>0.14128535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470543981481">
                <text:p>0.14147054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655729166667">
                <text:p>0.14165572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840914351852">
                <text:p>0.14184091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026099537037">
                <text:p>0.14202609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211284722222">
                <text:p>0.14221128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396469907407">
                <text:p>0.14239646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581655092593">
                <text:p>0.14258165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766840277778">
                <text:p>0.14276684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952025462963">
                <text:p>0.14295202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137210648148">
                <text:p>0.14313721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322395833333">
                <text:p>0.14332239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507581018519">
                <text:p>0.14350758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692766203704">
                <text:p>0.14369276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877951388889">
                <text:p>0.14387795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063136574074">
                <text:p>0.14406313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248321759259">
                <text:p>0.14424832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433506944444">
                <text:p>0.14443350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61869212963">
                <text:p>0.14461869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803877314815">
                <text:p>0.14480387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9890625">
                <text:p>0.1449890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174247685185">
                <text:p>0.14517424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35943287037">
                <text:p>0.14535943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544618055556">
                <text:p>0.14554461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729803240741">
                <text:p>0.14572980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914988425926">
                <text:p>0.14591498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100173611111">
                <text:p>0.14610017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285358796296">
                <text:p>0.14628535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470543981481">
                <text:p>0.14647054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655729166667">
                <text:p>0.14665572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840914351852">
                <text:p>0.14684091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026099537037">
                <text:p>0.14702609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211284722222">
                <text:p>0.14721128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396469907407">
                <text:p>0.14739646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581655092593">
                <text:p>0.14758165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766840277778">
                <text:p>0.14776684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952025462963">
                <text:p>0.14795202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137210648148">
                <text:p>0.14813721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322395833333">
                <text:p>0.14832239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507581018519">
                <text:p>0.14850758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692766203704">
                <text:p>0.14869276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877951388889">
                <text:p>0.14887795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063136574074">
                <text:p>0.14906313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248321759259">
                <text:p>0.14924832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433506944444">
                <text:p>0.14943350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61869212963">
                <text:p>0.14961869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803877314815">
                <text:p>0.14980387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9890625">
                <text:p>0.1499890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174247685185">
                <text:p>0.15017424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35943287037">
                <text:p>0.15035943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544618055556">
                <text:p>0.150544618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729803240741">
                <text:p>0.15072980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0914988425926">
                <text:p>0.15091498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100173611111">
                <text:p>0.15110017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285358796296">
                <text:p>0.151285358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470543981481">
                <text:p>0.151470543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655729166667">
                <text:p>0.151655729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840914351852">
                <text:p>0.151840914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026099537037">
                <text:p>0.15202609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211284722222">
                <text:p>0.15221128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396469907407">
                <text:p>0.152396469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581655092593">
                <text:p>0.15258165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766840277778">
                <text:p>0.15276684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952025462963">
                <text:p>0.15295202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137210648148">
                <text:p>0.15313721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322395833333">
                <text:p>0.153322395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507581018519">
                <text:p>0.15350758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3692766203704">
                <text:p>0.15369276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877951388889">
                <text:p>0.153877951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063136574074">
                <text:p>0.154063136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248321759259">
                <text:p>0.15424832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433506944444">
                <text:p>0.15443350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61869212963">
                <text:p>0.154618692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803877314815">
                <text:p>0.154803877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9890625">
                <text:p>0.15498906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5174247685185">
                <text:p>0.15517424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35943287037">
                <text:p>0.155359432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544618055556">
                <text:p>0.15554461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5729803240741">
                <text:p>0.15572980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5914988425926">
                <text:p>0.155914988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100173611111">
                <text:p>0.156100173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285358796296">
                <text:p>0.15628535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6470543981481">
                <text:p>0.15647054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6655729166667">
                <text:p>0.15665572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6840914351852">
                <text:p>0.15684091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026099537037">
                <text:p>0.15702609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211284722222">
                <text:p>0.15721128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396469907407">
                <text:p>0.15739646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581655092593">
                <text:p>0.157581655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766840277778">
                <text:p>0.15776684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7952025462963">
                <text:p>0.15795202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8137210648148">
                <text:p>0.158137210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322395833333">
                <text:p>0.15832239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8507581018519">
                <text:p>0.15850758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8692766203704">
                <text:p>0.15869276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8877951388889">
                <text:p>0.15887795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063136574074">
                <text:p>0.15906313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248321759259">
                <text:p>0.15924832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433506944444">
                <text:p>0.159433506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61869212963">
                <text:p>0.15961869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803877314815">
                <text:p>0.15980387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599890625">
                <text:p>0.15998906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0174247685185">
                <text:p>0.16017424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035943287037">
                <text:p>0.16035943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0544618055556">
                <text:p>0.16054461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0729803240741">
                <text:p>0.16072980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0914988425926">
                <text:p>0.16091498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100173611111">
                <text:p>0.16110017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285358796296">
                <text:p>0.16128535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470543981481">
                <text:p>0.16147054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655729166667">
                <text:p>0.16165572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1840914351852">
                <text:p>0.16184091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026099537037">
                <text:p>0.16202609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211284722222">
                <text:p>0.16221128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396469907407">
                <text:p>0.16239646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581655092593">
                <text:p>0.16258165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2766840277778">
                <text:p>0.16276684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952025462963">
                <text:p>0.16295202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3137210648148">
                <text:p>0.16313721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3322395833333">
                <text:p>0.16332239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3507581018519">
                <text:p>0.16350758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3692766203704">
                <text:p>0.163692766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877951388889">
                <text:p>0.16387795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063136574074">
                <text:p>0.16406313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248321759259">
                <text:p>0.16424832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433506944444">
                <text:p>0.16443350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61869212963">
                <text:p>0.16461869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803877314815">
                <text:p>0.16480387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49890625">
                <text:p>0.16498906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174247685185">
                <text:p>0.16517424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35943287037">
                <text:p>0.16535943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544618055556">
                <text:p>0.16554461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729803240741">
                <text:p>0.16572980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5914988425926">
                <text:p>0.16591498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100173611111">
                <text:p>0.16610017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285358796296">
                <text:p>0.16628535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470543981481">
                <text:p>0.16647054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655729166667">
                <text:p>0.16665572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6840914351852">
                <text:p>0.16684091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026099537037">
                <text:p>0.16702609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211284722222">
                <text:p>0.16721128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396469907407">
                <text:p>0.16739646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581655092593">
                <text:p>0.16758165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766840277778">
                <text:p>0.16776684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7952025462963">
                <text:p>0.16795202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137210648148">
                <text:p>0.16813721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322395833333">
                <text:p>0.16832239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507581018519">
                <text:p>0.16850758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692766203704">
                <text:p>0.16869276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8877951388889">
                <text:p>0.16887795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063136574074">
                <text:p>0.16906313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248321759259">
                <text:p>0.16924832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433506944444">
                <text:p>0.16943350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61869212963">
                <text:p>0.16961869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803877314815">
                <text:p>0.16980387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699890625">
                <text:p>0.16998906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174247685185">
                <text:p>0.17017424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35943287037">
                <text:p>0.17035943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544618055556">
                <text:p>0.17054461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729803240741">
                <text:p>0.17072980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0914988425926">
                <text:p>0.17091498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100173611111">
                <text:p>0.17110017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285358796296">
                <text:p>0.17128535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470543981481">
                <text:p>0.17147054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655729166667">
                <text:p>0.17165572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1840914351852">
                <text:p>0.17184091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026099537037">
                <text:p>0.17202609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211284722222">
                <text:p>0.17221128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396469907407">
                <text:p>0.17239646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581655092593">
                <text:p>0.17258165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766840277778">
                <text:p>0.17276684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952025462963">
                <text:p>0.17295202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137210648148">
                <text:p>0.17313721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322395833333">
                <text:p>0.17332239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507581018519">
                <text:p>0.17350758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692766203704">
                <text:p>0.17369276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877951388889">
                <text:p>0.17387795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063136574074">
                <text:p>0.17406313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248321759259">
                <text:p>0.17424832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433506944444">
                <text:p>0.17443350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61869212963">
                <text:p>0.17461869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803877314815">
                <text:p>0.17480387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9890625">
                <text:p>0.17498906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5174247685185">
                <text:p>0.175174247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535943287037">
                <text:p>0.17535943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5544618055556">
                <text:p>0.17554461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5729803240741">
                <text:p>0.17572980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5914988425926">
                <text:p>0.17591498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6100173611111">
                <text:p>0.17610017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6285358796296">
                <text:p>0.17628535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6470543981481">
                <text:p>0.17647054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6655729166667">
                <text:p>0.17665572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6840914351852">
                <text:p>0.17684091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026099537037">
                <text:p>0.17702609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211284722222">
                <text:p>0.177211284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396469907407">
                <text:p>0.177396469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581655092593">
                <text:p>0.17758165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766840277778">
                <text:p>0.17776684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952025462963">
                <text:p>0.17795202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8137210648148">
                <text:p>0.17813721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8322395833333">
                <text:p>0.17832239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8507581018519">
                <text:p>0.17850758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8692766203704">
                <text:p>0.17869276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8877951388889">
                <text:p>0.178877951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063136574074">
                <text:p>0.179063136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248321759259">
                <text:p>0.17924832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433506944444">
                <text:p>0.17943350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61869212963">
                <text:p>0.17961869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803877314815">
                <text:p>0.17980387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9890625">
                <text:p>0.17998906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174247685185">
                <text:p>0.18017424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035943287037">
                <text:p>0.18035943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544618055556">
                <text:p>0.18054461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729803240741">
                <text:p>0.180729803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914988425926">
                <text:p>0.180914988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100173611111">
                <text:p>0.18110017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285358796296">
                <text:p>0.181285358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470543981481">
                <text:p>0.181470543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655729166667">
                <text:p>0.18165572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840914351852">
                <text:p>0.18184091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026099537037">
                <text:p>0.18202609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2211284722222">
                <text:p>0.18221128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2396469907407">
                <text:p>0.18239646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2581655092593">
                <text:p>0.18258165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766840277778">
                <text:p>0.182766840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952025462963">
                <text:p>0.18295202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137210648148">
                <text:p>0.183137210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322395833333">
                <text:p>0.183322395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507581018519">
                <text:p>0.183507581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692766203704">
                <text:p>0.183692766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877951388889">
                <text:p>0.18387795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4063136574074">
                <text:p>0.18406313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4248321759259">
                <text:p>0.184248321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433506944444">
                <text:p>0.18443350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461869212963">
                <text:p>0.184618692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803877314815">
                <text:p>0.184803877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9890625">
                <text:p>0.18498906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174247685185">
                <text:p>0.18517424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535943287037">
                <text:p>0.185359432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544618055556">
                <text:p>0.185544618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729803240741">
                <text:p>0.18572980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5914988425926">
                <text:p>0.18591498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6100173611111">
                <text:p>0.18610017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6285358796296">
                <text:p>0.18628535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6470543981481">
                <text:p>0.18647054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6655729166667">
                <text:p>0.18665572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6840914351852">
                <text:p>0.18684091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7026099537037">
                <text:p>0.18702609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7211284722222">
                <text:p>0.18721128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7396469907407">
                <text:p>0.18739646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7581655092593">
                <text:p>0.18758165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7766840277778">
                <text:p>0.18776684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7952025462963">
                <text:p>0.18795202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8137210648148">
                <text:p>0.18813721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8322395833333">
                <text:p>0.18832239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8507569444444">
                <text:p>0.18850756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8692766203704">
                <text:p>0.18869276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8877951388889">
                <text:p>0.18887795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9063136574074">
                <text:p>0.18906313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9248321759259">
                <text:p>0.18924832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9433506944444">
                <text:p>0.18943350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961869212963">
                <text:p>0.18961869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9803877314815">
                <text:p>0.18980387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899890625">
                <text:p>0.18998906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0174247685185">
                <text:p>0.19017424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035943287037">
                <text:p>0.19035943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0544618055556">
                <text:p>0.19054461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0729803240741">
                <text:p>0.19072980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0914988425926">
                <text:p>0.19091498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1100173611111">
                <text:p>0.19110017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1285358796296">
                <text:p>0.19128535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1470543981481">
                <text:p>0.19147054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1655729166667">
                <text:p>0.19165572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1840914351852">
                <text:p>0.19184091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2026099537037">
                <text:p>0.19202609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2211284722222">
                <text:p>0.19221128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2396469907407">
                <text:p>0.19239646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2581655092593">
                <text:p>0.19258165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2766840277778">
                <text:p>0.19276684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2952025462963">
                <text:p>0.19295202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137210648148">
                <text:p>0.19313721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322395833333">
                <text:p>0.19332239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507581018519">
                <text:p>0.193507581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692766203704">
                <text:p>0.19369276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877951388889">
                <text:p>0.19387795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063136574074">
                <text:p>0.19406313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248321759259">
                <text:p>0.19424832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433506944444">
                <text:p>0.19443350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61869212963">
                <text:p>0.19461869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803877314815">
                <text:p>0.19480387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9890625">
                <text:p>0.19498906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5174247685185">
                <text:p>0.19517424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535943287037">
                <text:p>0.19535943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5544618055556">
                <text:p>0.19554461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5729803240741">
                <text:p>0.19572980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5914988425926">
                <text:p>0.19591498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100173611111">
                <text:p>0.19610017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285358796296">
                <text:p>0.19628535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470543981481">
                <text:p>0.19647054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655729166667">
                <text:p>0.19665572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840914351852">
                <text:p>0.19684091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026099537037">
                <text:p>0.19702609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211284722222">
                <text:p>0.19721128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396469907407">
                <text:p>0.19739646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581655092593">
                <text:p>0.19758165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766840277778">
                <text:p>0.19776684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952025462963">
                <text:p>0.19795202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8137210648148">
                <text:p>0.19813721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8322395833333">
                <text:p>0.19832239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8507581018519">
                <text:p>0.198507581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8692766203704">
                <text:p>0.19869276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8877951388889">
                <text:p>0.19887795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063136574074">
                <text:p>0.19906313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248321759259">
                <text:p>0.19924832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433506944444">
                <text:p>0.19943350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61869212963">
                <text:p>0.19961869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803877314815">
                <text:p>0.19980387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9890625">
                <text:p>0.19998906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174247685185">
                <text:p>0.20017424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35943287037">
                <text:p>0.20035943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544618055556">
                <text:p>0.20054461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729803240741">
                <text:p>0.20072980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914988425926">
                <text:p>0.20091498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100173611111">
                <text:p>0.20110017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285358796296">
                <text:p>0.20128535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470543981481">
                <text:p>0.20147054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655729166667">
                <text:p>0.20165572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840914351852">
                <text:p>0.20184091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026099537037">
                <text:p>0.20202609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211284722222">
                <text:p>0.20221128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396469907407">
                <text:p>0.20239646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581643518518">
                <text:p>0.20258164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766840277778">
                <text:p>0.20276684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952025462963">
                <text:p>0.20295202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137210648148">
                <text:p>0.20313721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322395833333">
                <text:p>0.20332239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507581018519">
                <text:p>0.203507581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692766203704">
                <text:p>0.20369276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877951388889">
                <text:p>0.20387795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063136574074">
                <text:p>0.20406313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248321759259">
                <text:p>0.20424832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433506944444">
                <text:p>0.20443350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61869212963">
                <text:p>0.20461869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803877314815">
                <text:p>0.20480387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9890625">
                <text:p>0.20498906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174247685185">
                <text:p>0.20517424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35943287037">
                <text:p>0.20535943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544618055556">
                <text:p>0.20554461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729803240741">
                <text:p>0.20572980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914988425926">
                <text:p>0.20591498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100173611111">
                <text:p>0.20610017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285358796296">
                <text:p>0.20628535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470543981481">
                <text:p>0.20647054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655729166667">
                <text:p>0.20665572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840914351852">
                <text:p>0.20684091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026099537037">
                <text:p>0.20702609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211284722222">
                <text:p>0.20721128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396469907407">
                <text:p>0.20739646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581655092593">
                <text:p>0.20758165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766840277778">
                <text:p>0.20776684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952025462963">
                <text:p>0.20795202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137210648148">
                <text:p>0.20813721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322395833333">
                <text:p>0.20832239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507581018518">
                <text:p>0.208507581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692766203704">
                <text:p>0.20869276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877951388889">
                <text:p>0.20887795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063136574074">
                <text:p>0.20906313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248321759259">
                <text:p>0.209248321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433506944444">
                <text:p>0.209433506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61869212963">
                <text:p>0.20961869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803877314815">
                <text:p>0.20980387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9890625">
                <text:p>0.20998906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174247685185">
                <text:p>0.21017424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35943287037">
                <text:p>0.210359432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544618055556">
                <text:p>0.210544618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729803240741">
                <text:p>0.21072980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914988425926">
                <text:p>0.210914988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100173611111">
                <text:p>0.21110017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285358796296">
                <text:p>0.21128535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470543981481">
                <text:p>0.21147054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655717592593">
                <text:p>0.211655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840914351852">
                <text:p>0.211840914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026099537037">
                <text:p>0.21202609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211284722222">
                <text:p>0.212211284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396469907407">
                <text:p>0.212396469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581655092593">
                <text:p>0.21258165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766840277778">
                <text:p>0.212766840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952025462963">
                <text:p>0.21295202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137210648148">
                <text:p>0.213137210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322395833333">
                <text:p>0.213322395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507581018519">
                <text:p>0.213507581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692766203704">
                <text:p>0.213692766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877951388889">
                <text:p>0.213877951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063136574074">
                <text:p>0.214063136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248321759259">
                <text:p>0.214248321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4433506944444">
                <text:p>0.214433506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461869212963">
                <text:p>0.214618692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803877314815">
                <text:p>0.214803877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9890625">
                <text:p>0.21498906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174247685185">
                <text:p>0.215174247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35943287037">
                <text:p>0.215359432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5544618055556">
                <text:p>0.215544618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5729803240741">
                <text:p>0.215729803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914988425926">
                <text:p>0.215914988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6100173611111">
                <text:p>0.216100173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285358796296">
                <text:p>0.216285358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6470543981481">
                <text:p>0.216470543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655729166667">
                <text:p>0.216655729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6840914351852">
                <text:p>0.216840914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7026099537037">
                <text:p>0.21702609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211284722222">
                <text:p>0.217211284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7396469907407">
                <text:p>0.217396469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7581655092593">
                <text:p>0.217581655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7766840277778">
                <text:p>0.217766840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7952025462963">
                <text:p>0.21795202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8137210648148">
                <text:p>0.218137210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8322395833333">
                <text:p>0.218322395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8507581018518">
                <text:p>0.2185075810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8692766203704">
                <text:p>0.218692766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8877951388889">
                <text:p>0.218877951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9063136574074">
                <text:p>0.219063136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9248321759259">
                <text:p>0.219248321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9433506944444">
                <text:p>0.219433506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961869212963">
                <text:p>0.219618692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9803877314815">
                <text:p>0.219803877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99890625">
                <text:p>0.21998906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0174247685185">
                <text:p>0.220174247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035943287037">
                <text:p>0.220359432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0544618055556">
                <text:p>0.220544618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0729803240741">
                <text:p>0.220729803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0914988425926">
                <text:p>0.220914988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1100173611111">
                <text:p>0.221100173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1285358796296">
                <text:p>0.221285358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1470543981481">
                <text:p>0.221470543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1655729166667">
                <text:p>0.221655729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1840914351852">
                <text:p>0.221840914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2026099537037">
                <text:p>0.22202609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2211284722222">
                <text:p>0.222211284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2396469907407">
                <text:p>0.222396469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2581655092593">
                <text:p>0.222581655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2766840277778">
                <text:p>0.222766840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2952025462963">
                <text:p>0.22295202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3137210648148">
                <text:p>0.223137210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3322395833333">
                <text:p>0.223322395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3507581018519">
                <text:p>0.223507581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3692766203704">
                <text:p>0.223692766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3877951388889">
                <text:p>0.223877951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4063136574074">
                <text:p>0.224063136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4248321759259">
                <text:p>0.224248321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4433506944444">
                <text:p>0.224433506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461869212963">
                <text:p>0.224618692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4803877314815">
                <text:p>0.224803877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49890625">
                <text:p>0.22498906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5174247685185">
                <text:p>0.225174247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535943287037">
                <text:p>0.225359432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5544618055556">
                <text:p>0.225544618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5729803240741">
                <text:p>0.225729803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5914988425926">
                <text:p>0.225914988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6100173611111">
                <text:p>0.226100173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6285358796296">
                <text:p>0.226285358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6470543981481">
                <text:p>0.226470543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6655729166667">
                <text:p>0.226655729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6840902777778">
                <text:p>0.226840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7026099537037">
                <text:p>0.22702609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7211284722222">
                <text:p>0.227211284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7396469907407">
                <text:p>0.227396469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7581655092593">
                <text:p>0.227581655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7766840277778">
                <text:p>0.227766840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952025462963">
                <text:p>0.22795202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8137210648148">
                <text:p>0.228137210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8322395833333">
                <text:p>0.228322395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8507581018519">
                <text:p>0.228507581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8692766203704">
                <text:p>0.22869276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8877951388889">
                <text:p>0.22887795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063136574074">
                <text:p>0.229063136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9248321759259">
                <text:p>0.229248321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943349537037">
                <text:p>0.229433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61869212963">
                <text:p>0.22961869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803877314815">
                <text:p>0.22980387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9890625">
                <text:p>0.22998906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0174247685185">
                <text:p>0.230174247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035943287037">
                <text:p>0.230359432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0544618055556">
                <text:p>0.23054461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0729803240741">
                <text:p>0.23072980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0914988425926">
                <text:p>0.230914988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1100173611111">
                <text:p>0.23110017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1285358796296">
                <text:p>0.23128535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1470543981481">
                <text:p>0.23147054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1655729166667">
                <text:p>0.23165572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1840914351852">
                <text:p>0.23184091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2026099537037">
                <text:p>0.23202609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2211284722222">
                <text:p>0.23221128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2396469907407">
                <text:p>0.23239646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2581655092593">
                <text:p>0.23258165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2766840277778">
                <text:p>0.232766840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2952025462963">
                <text:p>0.23295202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3137210648148">
                <text:p>0.23313721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3322395833333">
                <text:p>0.23332239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3507581018518">
                <text:p>0.2335075810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3692766203704">
                <text:p>0.23369276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3877951388889">
                <text:p>0.23387795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4063136574074">
                <text:p>0.23406313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4248321759259">
                <text:p>0.23424832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4433506944444">
                <text:p>0.23443350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461869212963">
                <text:p>0.23461869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4803877314815">
                <text:p>0.23480387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49890625">
                <text:p>0.23498906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5174247685185">
                <text:p>0.23517424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535943287037">
                <text:p>0.23535943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5544618055556">
                <text:p>0.23554461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5729803240741">
                <text:p>0.23572980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5914976851852">
                <text:p>0.235914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6100173611111">
                <text:p>0.23610017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6285358796296">
                <text:p>0.23628535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6470543981481">
                <text:p>0.23647054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6655729166667">
                <text:p>0.23665572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6840902777778">
                <text:p>0.236840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7026099537037">
                <text:p>0.23702609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7211284722222">
                <text:p>0.23721128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7396469907407">
                <text:p>0.23739646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7581655092593">
                <text:p>0.23758165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7766840277778">
                <text:p>0.237766840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7952025462963">
                <text:p>0.23795202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8137210648148">
                <text:p>0.23813721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8322395833333">
                <text:p>0.23832239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8507581018519">
                <text:p>0.238507581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8692766203704">
                <text:p>0.23869276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8877951388889">
                <text:p>0.23887795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9063136574074">
                <text:p>0.23906313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9248321759259">
                <text:p>0.23924832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9433506944444">
                <text:p>0.23943350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961869212963">
                <text:p>0.23961869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9803877314815">
                <text:p>0.23980387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99890625">
                <text:p>0.23998906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0174236111111">
                <text:p>0.240174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035943287037">
                <text:p>0.24035943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0544618055556">
                <text:p>0.24054461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0729803240741">
                <text:p>0.24072980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0914988425926">
                <text:p>0.24091498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1100173611111">
                <text:p>0.24110017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1285358796296">
                <text:p>0.24128535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1470543981481">
                <text:p>0.24147054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1655729166667">
                <text:p>0.24165572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1840914351852">
                <text:p>0.24184091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2026099537037">
                <text:p>0.24202609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2211284722222">
                <text:p>0.24221128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2396469907407">
                <text:p>0.24239646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2581655092593">
                <text:p>0.24258165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2766840277778">
                <text:p>0.242766840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2952025462963">
                <text:p>0.24295202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3137210648148">
                <text:p>0.24313721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3322395833333">
                <text:p>0.24332239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3507581018518">
                <text:p>0.2435075810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3692766203704">
                <text:p>0.243692766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3877951388889">
                <text:p>0.243877951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063136574074">
                <text:p>0.244063136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248321759259">
                <text:p>0.24424832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433506944444">
                <text:p>0.24443350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61869212963">
                <text:p>0.244618692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803877314815">
                <text:p>0.244803877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9890625">
                <text:p>0.24498906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5174247685185">
                <text:p>0.24517424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535943287037">
                <text:p>0.245359432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5544618055556">
                <text:p>0.245544618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5729803240741">
                <text:p>0.245729803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5914988425926">
                <text:p>0.245914988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100173611111">
                <text:p>0.246100173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285358796296">
                <text:p>0.246285358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470543981481">
                <text:p>0.246470543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655729166667">
                <text:p>0.246655729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840914351852">
                <text:p>0.246840914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026099537037">
                <text:p>0.24702609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211284722222">
                <text:p>0.24721128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396469907407">
                <text:p>0.247396469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581655092593">
                <text:p>0.247581655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766840277778">
                <text:p>0.247766840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952025462963">
                <text:p>0.24795202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137210648148">
                <text:p>0.248137210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322395833333">
                <text:p>0.248322395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507581018519">
                <text:p>0.248507581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692766203704">
                <text:p>0.24869276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8877951388889">
                <text:p>0.24887795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9063136574074">
                <text:p>0.24906313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9248321759259">
                <text:p>0.249248321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433506944444">
                <text:p>0.249433506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61869212963">
                <text:p>0.249618692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9803877314815">
                <text:p>0.249803877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499890625">
                <text:p>0.24998906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0174247685185">
                <text:p>0.25017424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35943287037">
                <text:p>0.25035943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0544618055556">
                <text:p>0.25054461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0729803240741">
                <text:p>0.25072980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0914988425926">
                <text:p>0.250914988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1100173611111">
                <text:p>0.25110017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1285358796296">
                <text:p>0.25128535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1470543981481">
                <text:p>0.251470543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1655729166667">
                <text:p>0.251655729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1840914351852">
                <text:p>0.251840914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2026099537037">
                <text:p>0.25202609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2211284722222">
                <text:p>0.252211284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2396469907407">
                <text:p>0.252396469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2581655092593">
                <text:p>0.252581655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2766840277778">
                <text:p>0.252766840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2952025462963">
                <text:p>0.25295202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3137210648148">
                <text:p>0.25313721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3322395833333">
                <text:p>0.25332239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3507581018518">
                <text:p>0.2535075810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3692766203704">
                <text:p>0.25369276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3877951388889">
                <text:p>0.25387795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4063136574074">
                <text:p>0.25406313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4248321759259">
                <text:p>0.254248321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4433506944444">
                <text:p>0.25443350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461869212963">
                <text:p>0.254618692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4803877314815">
                <text:p>0.254803877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49890625">
                <text:p>0.25498906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5174247685185">
                <text:p>0.25517424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535943287037">
                <text:p>0.25535943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5544606481481">
                <text:p>0.25554460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5729803240741">
                <text:p>0.25572980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5914988425926">
                <text:p>0.255914988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6100173611111">
                <text:p>0.25610017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6285358796296">
                <text:p>0.25628535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6470543981481">
                <text:p>0.256470543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6655729166667">
                <text:p>0.256655729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6840914351852">
                <text:p>0.256840914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7026099537037">
                <text:p>0.25702609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7211284722222">
                <text:p>0.257211284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7396469907407">
                <text:p>0.257396469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7581655092593">
                <text:p>0.257581655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7766840277778">
                <text:p>0.257766840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7952025462963">
                <text:p>0.25795202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8137210648148">
                <text:p>0.25813721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8322395833333">
                <text:p>0.25832239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8507581018518">
                <text:p>0.2585075810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8692766203704">
                <text:p>0.25869276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8877951388889">
                <text:p>0.25887795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063136574074">
                <text:p>0.259063136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9248321759259">
                <text:p>0.259248321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433506944444">
                <text:p>0.259433506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61869212963">
                <text:p>0.259618692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9803877314815">
                <text:p>0.259803877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599890625">
                <text:p>0.25998906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174247685185">
                <text:p>0.260174247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035943287037">
                <text:p>0.26035943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544618055556">
                <text:p>0.260544618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0729803240741">
                <text:p>0.260729803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914988425926">
                <text:p>0.260914988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1100173611111">
                <text:p>0.261100173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1285358796296">
                <text:p>0.261285358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470543981481">
                <text:p>0.261470543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1655729166667">
                <text:p>0.261655729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1840914351852">
                <text:p>0.261840914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2026099537037">
                <text:p>0.26202609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2211284722222">
                <text:p>0.262211284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2396469907407">
                <text:p>0.262396469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2581655092593">
                <text:p>0.262581655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2766840277778">
                <text:p>0.262766840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2952025462963">
                <text:p>0.26295202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3137210648148">
                <text:p>0.263137210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3322395833333">
                <text:p>0.263322395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3507581018518">
                <text:p>0.2635075810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369275462963">
                <text:p>0.2636927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3877951388889">
                <text:p>0.263877951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4063136574074">
                <text:p>0.264063136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4248321759259">
                <text:p>0.264248321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4433506944444">
                <text:p>0.264433506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461869212963">
                <text:p>0.264618692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4803877314815">
                <text:p>0.264803877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49890625">
                <text:p>0.26498906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5174247685185">
                <text:p>0.265174247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535943287037">
                <text:p>0.265359432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5544618055556">
                <text:p>0.265544618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5729803240741">
                <text:p>0.265729803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5914988425926">
                <text:p>0.265914988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6100173611111">
                <text:p>0.266100173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6285358796296">
                <text:p>0.266285358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6470543981481">
                <text:p>0.266470543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6655729166667">
                <text:p>0.266655729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6840914351852">
                <text:p>0.266840914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026099537037">
                <text:p>0.26702609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211284722222">
                <text:p>0.267211284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396469907407">
                <text:p>0.267396469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581655092593">
                <text:p>0.267581655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766840277778">
                <text:p>0.267766840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952025462963">
                <text:p>0.26795202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137210648148">
                <text:p>0.268137210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322395833333">
                <text:p>0.268322395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507581018518">
                <text:p>0.2685075810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692766203704">
                <text:p>0.268692766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877951388889">
                <text:p>0.268877951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063136574074">
                <text:p>0.269063136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248321759259">
                <text:p>0.269248321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433506944444">
                <text:p>0.269433506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61869212963">
                <text:p>0.269618692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803865740741">
                <text:p>0.269803865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9890625">
                <text:p>0.26998906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174247685185">
                <text:p>0.270174247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35943287037">
                <text:p>0.270359432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544618055556">
                <text:p>0.270544618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729803240741">
                <text:p>0.270729803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914988425926">
                <text:p>0.270914988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100173611111">
                <text:p>0.271100173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285358796296">
                <text:p>0.271285358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470543981481">
                <text:p>0.271470543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655729166667">
                <text:p>0.271655729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840914351852">
                <text:p>0.271840914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026099537037">
                <text:p>0.27202609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211284722222">
                <text:p>0.272211284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396469907407">
                <text:p>0.272396469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581655092593">
                <text:p>0.272581655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766840277778">
                <text:p>0.272766840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952025462963">
                <text:p>0.27295202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3137210648148">
                <text:p>0.273137210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3322395833333">
                <text:p>0.273322395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3507581018518">
                <text:p>0.2735075810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3692766203704">
                <text:p>0.273692766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3877951388889">
                <text:p>0.273877951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4063136574074">
                <text:p>0.274063136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4248321759259">
                <text:p>0.274248321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4433506944444">
                <text:p>0.274433506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461869212963">
                <text:p>0.274618692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4803877314815">
                <text:p>0.274803877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49890625">
                <text:p>0.27498906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5174247685185">
                <text:p>0.275174247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535943287037">
                <text:p>0.275359432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5544618055556">
                <text:p>0.275544618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5729803240741">
                <text:p>0.275729803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5914988425926">
                <text:p>0.275914988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6100173611111">
                <text:p>0.276100173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6285358796296">
                <text:p>0.276285358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6470543981481">
                <text:p>0.276470543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6655729166667">
                <text:p>0.276655729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6840914351852">
                <text:p>0.276840914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026099537037">
                <text:p>0.27702609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211284722222">
                <text:p>0.277211284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396469907407">
                <text:p>0.277396469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581655092593">
                <text:p>0.277581655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766840277778">
                <text:p>0.277766840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952025462963">
                <text:p>0.27795202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8137210648148">
                <text:p>0.278137210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8322395833333">
                <text:p>0.278322395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8507581018519">
                <text:p>0.2785075810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8692766203704">
                <text:p>0.278692766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8877951388889">
                <text:p>0.278877951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9063136574074">
                <text:p>0.279063136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9248321759259">
                <text:p>0.279248321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9433506944444">
                <text:p>0.279433506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961869212963">
                <text:p>0.279618692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9803877314815">
                <text:p>0.279803877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99890625">
                <text:p>0.27998906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0174247685185">
                <text:p>0.280174247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035943287037">
                <text:p>0.280359432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0544618055556">
                <text:p>0.280544618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0729803240741">
                <text:p>0.280729803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0914988425926">
                <text:p>0.280914988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1100173611111">
                <text:p>0.281100173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1285358796296">
                <text:p>0.281285358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1470543981481">
                <text:p>0.281470543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1655729166667">
                <text:p>0.281655729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1840914351852">
                <text:p>0.281840914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2026099537037">
                <text:p>0.28202609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2211284722222">
                <text:p>0.282211284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2396469907407">
                <text:p>0.282396469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2581655092593">
                <text:p>0.282581655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2766840277778">
                <text:p>0.282766840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2952025462963">
                <text:p>0.28295202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3137210648148">
                <text:p>0.283137210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3322395833333">
                <text:p>0.283322395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3507581018518">
                <text:p>0.2835075810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3692766203704">
                <text:p>0.283692766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3877951388889">
                <text:p>0.283877951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4063136574074">
                <text:p>0.284063136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4248321759259">
                <text:p>0.284248321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4433506944444">
                <text:p>0.284433506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61869212963">
                <text:p>0.2846186921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803877314815">
                <text:p>0.2848038773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9890625">
                <text:p>0.28498906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5174247685185">
                <text:p>0.2851742476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535943287037">
                <text:p>0.285359432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5544618055556">
                <text:p>0.285544618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5729803240741">
                <text:p>0.2857298032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5914988425926">
                <text:p>0.2859149884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6100173611111">
                <text:p>0.2861001736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6285358796296">
                <text:p>0.2862853587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6470543981481">
                <text:p>0.2864705439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6655729166667">
                <text:p>0.2866557291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6840914351852">
                <text:p>0.2868409143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026099537037">
                <text:p>0.287026099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211284722222">
                <text:p>0.2872112847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396469907407">
                <text:p>0.2873964699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581655092593">
                <text:p>0.2875816550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766840277778">
                <text:p>0.2877668402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952025462963">
                <text:p>0.287952025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8137210648148">
                <text:p>0.2881372106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8322395833333">
                <text:p>0.2883223958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8507581018519">
                <text:p>0.2885075810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8692766203704">
                <text:p>0.288692766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8877951388889">
                <text:p>0.288877951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9063136574074">
                <text:p>0.2890631365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9248321759259">
                <text:p>0.2892483217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9433506944444">
                <text:p>0.289433506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961869212963">
                <text:p>0.2896186921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9803877314815">
                <text:p>0.2898038773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99890625">
                <text:p>0.28998906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0174247685185">
                <text:p>0.2901742476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035943287037">
                <text:p>0.2903594328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0544618055556">
                <text:p>0.290544618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0729803240741">
                <text:p>0.2907298032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0914988425926">
                <text:p>0.2909149884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1100173611111">
                <text:p>0.2911001736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1285358796296">
                <text:p>0.2912853587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1470543981481">
                <text:p>0.2914705439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1655729166667">
                <text:p>0.2916557291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1840914351852">
                <text:p>0.2918409143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2026099537037">
                <text:p>0.292026099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2211284722222">
                <text:p>0.2922112847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2396469907407">
                <text:p>0.2923964699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2581655092593">
                <text:p>0.2925816550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2766840277778">
                <text:p>0.2927668402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2952025462963">
                <text:p>0.292952025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3137210648148">
                <text:p>0.2931372106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3322395833333">
                <text:p>0.2933223958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3507581018518">
                <text:p>0.2935075810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3692766203704">
                <text:p>0.2936927662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3877951388889">
                <text:p>0.293877951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4063136574074">
                <text:p>0.2940631365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4248321759259">
                <text:p>0.2942483217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4433506944444">
                <text:p>0.2944335069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461869212963">
                <text:p>0.2946186921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4803877314815">
                <text:p>0.2948038773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49890625">
                <text:p>0.29498906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5174247685185">
                <text:p>0.2951742476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535943287037">
                <text:p>0.2953594328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5544618055556">
                <text:p>0.2955446180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5729803240741">
                <text:p>0.2957298032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5914988425926">
                <text:p>0.2959149884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6100173611111">
                <text:p>0.2961001736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6285358796296">
                <text:p>0.2962853587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6470543981481">
                <text:p>0.2964705439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6655729166667">
                <text:p>0.2966557291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6840914351852">
                <text:p>0.2968409143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7026099537037">
                <text:p>0.297026099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7211284722222">
                <text:p>0.2972112847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7396469907407">
                <text:p>0.297396469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7581655092593">
                <text:p>0.2975816550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7766840277778">
                <text:p>0.2977668402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7952025462963">
                <text:p>0.297952025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8137210648148">
                <text:p>0.2981372106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8322395833333">
                <text:p>0.2983223958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8507581018519">
                <text:p>0.29850758101851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8692766203704">
                <text:p>0.2986927662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8877951388889">
                <text:p>0.2988779513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9063136574074">
                <text:p>0.2990631365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9248321759259">
                <text:p>0.2992483217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9433506944444">
                <text:p>0.2994335069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961869212963">
                <text:p>0.2996186921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9803877314815">
                <text:p>0.2998038773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99890625">
                <text:p>0.29998906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0174247685185">
                <text:p>0.3001742476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035943287037">
                <text:p>0.3003594328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0544618055556">
                <text:p>0.3005446180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0729803240741">
                <text:p>0.3007298032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0914988425926">
                <text:p>0.3009149884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1100173611111">
                <text:p>0.3011001736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1285358796296">
                <text:p>0.3012853587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1470543981481">
                <text:p>0.3014705439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1655729166667">
                <text:p>0.3016557291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1840914351852">
                <text:p>0.3018409143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2026099537037">
                <text:p>0.3020260995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2211284722222">
                <text:p>0.3022112847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2396469907407">
                <text:p>0.3023964699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2581655092593">
                <text:p>0.3025816550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2766840277778">
                <text:p>0.3027668402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2952025462963">
                <text:p>0.3029520254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3137210648148">
                <text:p>0.3031372106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3322395833333">
                <text:p>0.3033223958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3507581018519">
                <text:p>0.30350758101851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3692766203704">
                <text:p>0.3036927662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3877951388889">
                <text:p>0.3038779513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4063136574074">
                <text:p>0.3040631365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4248321759259">
                <text:p>0.3042483217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4433506944444">
                <text:p>0.3044335069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461869212963">
                <text:p>0.3046186921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4803877314815">
                <text:p>0.3048038773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49890625">
                <text:p>0.30498906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5174247685185">
                <text:p>0.3051742476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535943287037">
                <text:p>0.3053594328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5544618055556">
                <text:p>0.3055446180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5729803240741">
                <text:p>0.3057298032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5914988425926">
                <text:p>0.3059149884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6100173611111">
                <text:p>0.3061001736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6285358796296">
                <text:p>0.3062853587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6470543981481">
                <text:p>0.3064705439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6655729166667">
                <text:p>0.3066557291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6840914351852">
                <text:p>0.3068409143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7026099537037">
                <text:p>0.3070260995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7211284722222">
                <text:p>0.3072112847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7396469907407">
                <text:p>0.3073964699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7581655092593">
                <text:p>0.3075816550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7766840277778">
                <text:p>0.3077668402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7952025462963">
                <text:p>0.3079520254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8137210648148">
                <text:p>0.3081372106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8322395833333">
                <text:p>0.3083223958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8507581018518">
                <text:p>0.30850758101851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8692766203704">
                <text:p>0.3086927662037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8877951388889">
                <text:p>0.3088779513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9063136574074">
                <text:p>0.3090631365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9248321759259">
                <text:p>0.3092483217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9433506944444">
                <text:p>0.3094335069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961869212963">
                <text:p>0.3096186921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9803877314815">
                <text:p>0.30980387731481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99890625">
                <text:p>0.309989062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0174247685185">
                <text:p>0.3101742476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035943287037">
                <text:p>0.3103594328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0544618055556">
                <text:p>0.31054461805555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0729803240741">
                <text:p>0.3107298032407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0914988425926">
                <text:p>0.31091498842592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1100173611111">
                <text:p>0.31110017361111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1285358796296">
                <text:p>0.31128535879629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1470543981481">
                <text:p>0.31147054398148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1655729166667">
                <text:p>0.31165572916666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1840914351852">
                <text:p>0.31184091435185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12026099537037">
                <text:p>0.3120260995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2211284722222">
                <text:p>0.3122112847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2396469907407">
                <text:p>0.3123964699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2581655092593">
                <text:p>0.3125816550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2766840277778">
                <text:p>0.3127668402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2952025462963">
                <text:p>0.3129520254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3137210648148">
                <text:p>0.3131372106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3322395833333">
                <text:p>0.3133223958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3507581018518">
                <text:p>0.31350758101851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3692766203704">
                <text:p>0.3136927662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3877951388889">
                <text:p>0.3138779513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4063136574074">
                <text:p>0.3140631365740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4248321759259">
                <text:p>0.31424832175925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4433506944444">
                <text:p>0.3144335069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461869212963">
                <text:p>0.3146186921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4803877314815">
                <text:p>0.31480387731481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4989050925926">
                <text:p>0.31498905092592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5174247685185">
                <text:p>0.3151742476851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535943287037">
                <text:p>0.3153594328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5544618055556">
                <text:p>0.31554461805555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5729803240741">
                <text:p>0.31572980324074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5914988425926">
                <text:p>0.31591498842592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6100173611111">
                <text:p>0.31610017361111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6285358796296">
                <text:p>0.31628535879629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6470543981481">
                <text:p>0.31647054398148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6655729166667">
                <text:p>0.31665572916666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6840914351852">
                <text:p>0.31684091435185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7026099537037">
                <text:p>0.31702609953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7211284722222">
                <text:p>0.31721128472222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7396469907407">
                <text:p>0.31739646990740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7581655092593">
                <text:p>0.31758165509259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7766840277778">
                <text:p>0.31776684027777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7952025462963">
                <text:p>0.31795202546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8137210648148">
                <text:p>0.31813721064814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8322395833333">
                <text:p>0.31832239583333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8507581018518">
                <text:p>0.31850758101851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8692766203704">
                <text:p>0.31869276620370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8877951388889">
                <text:p>0.31887795138888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9063136574074">
                <text:p>0.31906313657407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9248321759259">
                <text:p>0.31924832175925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9433506944444">
                <text:p>0.31943350694444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961869212963">
                <text:p>0.3196186921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9803877314815">
                <text:p>0.31980387731481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99890625">
                <text:p>0.319989062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20174247685185">
                <text:p>0.32017424768518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2035943287037">
                <text:p>0.3203594328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20544618055556">
                <text:p>0.32054461805555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20729803240741">
                <text:p>0.32072980324074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20914988425926">
                <text:p>0.32091498842592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21100173611111">
                <text:p>0.32110017361111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21285358796296">
                <text:p>0.32128535879629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21470543981481">
                <text:p>0.32147054398148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21655729166667">
                <text:p>0.32165572916666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21840914351852">
                <text:p>0.32184091435185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22026099537037">
                <text:p>0.32202609953703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22211284722222">
                <text:p>0.32221128472222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22396469907407">
                <text:p>0.32239646990740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22581655092593">
                <text:p>0.32258165509259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22766840277778">
                <text:p>0.32276684027777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2952025462963">
                <text:p>0.3229520254629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3137210648148">
                <text:p>0.32313721064814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3322395833333">
                <text:p>0.32332239583333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3507581018518">
                <text:p>0.32350758101851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3692766203704">
                <text:p>0.32369276620370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3877951388889">
                <text:p>0.32387795138888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4063136574074">
                <text:p>0.32406313657407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4248321759259">
                <text:p>0.32424832175925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4433506944444">
                <text:p>0.32443350694444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2461869212963">
                <text:p>0.3246186921296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24803877314815">
                <text:p>0.32480387731481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249890625">
                <text:p>0.324989062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25174247685185">
                <text:p>0.32517424768518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2535943287037">
                <text:p>0.3253594328703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25544618055556">
                <text:p>0.32554461805555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25729803240741">
                <text:p>0.32572980324074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5914988425926">
                <text:p>0.32591498842592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6100173611111">
                <text:p>0.32610017361111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6285358796296">
                <text:p>0.32628535879629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6470543981481">
                <text:p>0.32647054398148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6655729166667">
                <text:p>0.32665572916666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6840914351852">
                <text:p>0.32684091435185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7026099537037">
                <text:p>0.32702609953703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7211284722222">
                <text:p>0.32721128472222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7396469907407">
                <text:p>0.327396469907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27581655092593">
                <text:p>0.327581655092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27639537037037">
                <text:p>0.32763953703703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